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5.04pt"/>
    </style:style>
    <style:style style:name="co2" style:family="table-column">
      <style:table-column-properties fo:break-before="auto" style:column-width="126.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61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Main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st.pbe-vdw.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97192" calcext:value-type="float">
            <text:p>2.97192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1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1]))" office:value-type="string" office:string-value="pbe-vdw" calcext:value-type="string">
            <text:p>pbe-vdw</text:p>
          </table:table-cell>
          <table:table-cell table:formula="of:=(TRIM([.M1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dist.pbe-vdw.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85573" calcext:value-type="float">
            <text:p>2.85573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2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2]))" office:value-type="string" office:string-value="pbe-vdw" calcext:value-type="string">
            <text:p>pbe-vdw</text:p>
          </table:table-cell>
          <table:table-cell table:formula="of:=(TRIM([.M2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dist.pbe-vdw.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85573" calcext:value-type="float">
            <text:p>2.8557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3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3]))" office:value-type="string" office:string-value="pbe-vdw" calcext:value-type="string">
            <text:p>pbe-vdw</text:p>
          </table:table-cell>
          <table:table-cell table:formula="of:=(TRIM([.M3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dist.pbe-vdw.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85573" calcext:value-type="float">
            <text:p>2.85573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4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4]))" office:value-type="string" office:string-value="pbe-vdw" calcext:value-type="string">
            <text:p>pbe-vdw</text:p>
          </table:table-cell>
          <table:table-cell table:formula="of:=(TRIM([.M4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dist.pbe-vdw.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85573" calcext:value-type="float">
            <text:p>2.8557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5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5]))" office:value-type="string" office:string-value="pbe-vdw" calcext:value-type="string">
            <text:p>pbe-vdw</text:p>
          </table:table-cell>
          <table:table-cell table:formula="of:=(TRIM([.M5]))" office:value-type="string" office:string-value="pbe-vdw" calcext:value-type="string">
            <text:p>pbe-vdw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st.pbe-vdw.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97192" calcext:value-type="float">
            <text:p>2.97192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6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6]))" office:value-type="string" office:string-value="pbe-vdw" calcext:value-type="string">
            <text:p>pbe-vdw</text:p>
          </table:table-cell>
          <table:table-cell table:formula="of:=(TRIM([.M6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string" calcext:value-type="string">
            <text:p>dist.pbe-vdw.5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88711" calcext:value-type="float">
            <text:p>2.8871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7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7]))" office:value-type="string" office:string-value="pbe-vdw" calcext:value-type="string">
            <text:p>pbe-vdw</text:p>
          </table:table-cell>
          <table:table-cell table:formula="of:=(TRIM([.M7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string" calcext:value-type="string">
            <text:p>dist.pbe-vdw.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77954" calcext:value-type="float">
            <text:p>2.77954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8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8]))" office:value-type="string" office:string-value="pbe-vdw" calcext:value-type="string">
            <text:p>pbe-vdw</text:p>
          </table:table-cell>
          <table:table-cell table:formula="of:=(TRIM([.M8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string" calcext:value-type="string">
            <text:p>dist.pbe-vdw.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77954" calcext:value-type="float">
            <text:p>2.7795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9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9]))" office:value-type="string" office:string-value="pbe-vdw" calcext:value-type="string">
            <text:p>pbe-vdw</text:p>
          </table:table-cell>
          <table:table-cell table:formula="of:=(TRIM([.M9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string" calcext:value-type="string">
            <text:p>dist.pbe-vdw.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77954" calcext:value-type="float">
            <text:p>2.77954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10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10]))" office:value-type="string" office:string-value="pbe-vdw" calcext:value-type="string">
            <text:p>pbe-vdw</text:p>
          </table:table-cell>
          <table:table-cell table:formula="of:=(TRIM([.M10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string" calcext:value-type="string">
            <text:p>dist.pbe-vdw.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77954" calcext:value-type="float">
            <text:p>2.7795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11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11]))" office:value-type="string" office:string-value="pbe-vdw" calcext:value-type="string">
            <text:p>pbe-vdw</text:p>
          </table:table-cell>
          <table:table-cell table:formula="of:=(TRIM([.M11]))" office:value-type="string" office:string-value="pbe-vdw" calcext:value-type="string">
            <text:p>pbe-vdw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ist.pbe-vdw.5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88711" calcext:value-type="float">
            <text:p>2.8871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12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12]))" office:value-type="string" office:string-value="pbe-vdw" calcext:value-type="string">
            <text:p>pbe-vdw</text:p>
          </table:table-cell>
          <table:table-cell table:formula="of:=(TRIM([.M12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string" calcext:value-type="string">
            <text:p>dist.pbe-vdw.1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95193" calcext:value-type="float">
            <text:p>2.95193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13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13]))" office:value-type="string" office:string-value="pbe-vdw" calcext:value-type="string">
            <text:p>pbe-vdw</text:p>
          </table:table-cell>
          <table:table-cell table:formula="of:=(TRIM([.M13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string" calcext:value-type="string">
            <text:p>dist.pbe-vdw.1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95193" calcext:value-type="float">
            <text:p>2.9519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14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14]))" office:value-type="string" office:string-value="pbe-vdw" calcext:value-type="string">
            <text:p>pbe-vdw</text:p>
          </table:table-cell>
          <table:table-cell table:formula="of:=(TRIM([.M14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string" calcext:value-type="string">
            <text:p>dist.pbe-vdw.10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82649" calcext:value-type="float">
            <text:p>2.82649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15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15]))" office:value-type="string" office:string-value="pbe-vdw" calcext:value-type="string">
            <text:p>pbe-vdw</text:p>
          </table:table-cell>
          <table:table-cell table:formula="of:=(TRIM([.M15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string" calcext:value-type="string">
            <text:p>dist.pbe-vdw.1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72541" calcext:value-type="float">
            <text:p>2.7254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16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16]))" office:value-type="string" office:string-value="pbe-vdw" calcext:value-type="string">
            <text:p>pbe-vdw</text:p>
          </table:table-cell>
          <table:table-cell table:formula="of:=(TRIM([.M16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string" calcext:value-type="string">
            <text:p>dist.pbe-vdw.1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72541" calcext:value-type="float">
            <text:p>2.7254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17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17]))" office:value-type="string" office:string-value="pbe-vdw" calcext:value-type="string">
            <text:p>pbe-vdw</text:p>
          </table:table-cell>
          <table:table-cell table:formula="of:=(TRIM([.M17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string" calcext:value-type="string">
            <text:p>dist.pbe-vdw.10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95193" calcext:value-type="float">
            <text:p>2.9519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18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18]))" office:value-type="string" office:string-value="pbe-vdw" calcext:value-type="string">
            <text:p>pbe-vdw</text:p>
          </table:table-cell>
          <table:table-cell table:formula="of:=(TRIM([.M18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string" calcext:value-type="string">
            <text:p>dist.pbe-vdw.1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72541" calcext:value-type="float">
            <text:p>2.7254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19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19]))" office:value-type="string" office:string-value="pbe-vdw" calcext:value-type="string">
            <text:p>pbe-vdw</text:p>
          </table:table-cell>
          <table:table-cell table:formula="of:=(TRIM([.M19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string" calcext:value-type="string">
            <text:p>dist.pbe-vdw.1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72541" calcext:value-type="float">
            <text:p>2.7254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20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20]))" office:value-type="string" office:string-value="pbe-vdw" calcext:value-type="string">
            <text:p>pbe-vdw</text:p>
          </table:table-cell>
          <table:table-cell table:formula="of:=(TRIM([.M20]))" office:value-type="string" office:string-value="pbe-vdw" calcext:value-type="string">
            <text:p>pbe-vdw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ist.pbe-vdw.10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82649" calcext:value-type="float">
            <text:p>2.82649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21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21]))" office:value-type="string" office:string-value="pbe-vdw" calcext:value-type="string">
            <text:p>pbe-vdw</text:p>
          </table:table-cell>
          <table:table-cell table:formula="of:=(TRIM([.M21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dist.pbe-vdw.1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88776" calcext:value-type="float">
            <text:p>2.88776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22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22]))" office:value-type="string" office:string-value="pbe-vdw" calcext:value-type="string">
            <text:p>pbe-vdw</text:p>
          </table:table-cell>
          <table:table-cell table:formula="of:=(TRIM([.M22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dist.pbe-vdw.1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88776" calcext:value-type="float">
            <text:p>2.8877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23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23]))" office:value-type="string" office:string-value="pbe-vdw" calcext:value-type="string">
            <text:p>pbe-vdw</text:p>
          </table:table-cell>
          <table:table-cell table:formula="of:=(TRIM([.M23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dist.pbe-vdw.15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77928" calcext:value-type="float">
            <text:p>2.77928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24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24]))" office:value-type="string" office:string-value="pbe-vdw" calcext:value-type="string">
            <text:p>pbe-vdw</text:p>
          </table:table-cell>
          <table:table-cell table:formula="of:=(TRIM([.M24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dist.pbe-vdw.1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68205" calcext:value-type="float">
            <text:p>2.68205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25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25]))" office:value-type="string" office:string-value="pbe-vdw" calcext:value-type="string">
            <text:p>pbe-vdw</text:p>
          </table:table-cell>
          <table:table-cell table:formula="of:=(TRIM([.M25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dist.pbe-vdw.1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68205" calcext:value-type="float">
            <text:p>2.6820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26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26]))" office:value-type="string" office:string-value="pbe-vdw" calcext:value-type="string">
            <text:p>pbe-vdw</text:p>
          </table:table-cell>
          <table:table-cell table:formula="of:=(TRIM([.M26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dist.pbe-vdw.15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88776" calcext:value-type="float">
            <text:p>2.8877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27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27]))" office:value-type="string" office:string-value="pbe-vdw" calcext:value-type="string">
            <text:p>pbe-vdw</text:p>
          </table:table-cell>
          <table:table-cell table:formula="of:=(TRIM([.M27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dist.pbe-vdw.1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68205" calcext:value-type="float">
            <text:p>2.68205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28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28]))" office:value-type="string" office:string-value="pbe-vdw" calcext:value-type="string">
            <text:p>pbe-vdw</text:p>
          </table:table-cell>
          <table:table-cell table:formula="of:=(TRIM([.M28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dist.pbe-vdw.1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68205" calcext:value-type="float">
            <text:p>2.6820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29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29]))" office:value-type="string" office:string-value="pbe-vdw" calcext:value-type="string">
            <text:p>pbe-vdw</text:p>
          </table:table-cell>
          <table:table-cell table:formula="of:=(TRIM([.M29]))" office:value-type="string" office:string-value="pbe-vdw" calcext:value-type="string">
            <text:p>pbe-vdw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ist.pbe-vdw.15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77928" calcext:value-type="float">
            <text:p>2.77928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30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30]))" office:value-type="string" office:string-value="pbe-vdw" calcext:value-type="string">
            <text:p>pbe-vdw</text:p>
          </table:table-cell>
          <table:table-cell table:formula="of:=(TRIM([.M30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string" calcext:value-type="string">
            <text:p>dist.pbe-vdw.2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83575" calcext:value-type="float">
            <text:p>2.83575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31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31]))" office:value-type="string" office:string-value="pbe-vdw" calcext:value-type="string">
            <text:p>pbe-vdw</text:p>
          </table:table-cell>
          <table:table-cell table:formula="of:=(TRIM([.M31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string" calcext:value-type="string">
            <text:p>dist.pbe-vdw.2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83575" calcext:value-type="float">
            <text:p>2.8357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32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32]))" office:value-type="string" office:string-value="pbe-vdw" calcext:value-type="string">
            <text:p>pbe-vdw</text:p>
          </table:table-cell>
          <table:table-cell table:formula="of:=(TRIM([.M32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string" calcext:value-type="string">
            <text:p>dist.pbe-vdw.20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73992" calcext:value-type="float">
            <text:p>2.73992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33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33]))" office:value-type="string" office:string-value="pbe-vdw" calcext:value-type="string">
            <text:p>pbe-vdw</text:p>
          </table:table-cell>
          <table:table-cell table:formula="of:=(TRIM([.M33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string" calcext:value-type="string">
            <text:p>dist.pbe-vdw.2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64596" calcext:value-type="float">
            <text:p>2.64596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34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34]))" office:value-type="string" office:string-value="pbe-vdw" calcext:value-type="string">
            <text:p>pbe-vdw</text:p>
          </table:table-cell>
          <table:table-cell table:formula="of:=(TRIM([.M34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string" calcext:value-type="string">
            <text:p>dist.pbe-vdw.2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64596" calcext:value-type="float">
            <text:p>2.6459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35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35]))" office:value-type="string" office:string-value="pbe-vdw" calcext:value-type="string">
            <text:p>pbe-vdw</text:p>
          </table:table-cell>
          <table:table-cell table:formula="of:=(TRIM([.M35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string" calcext:value-type="string">
            <text:p>dist.pbe-vdw.20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83575" calcext:value-type="float">
            <text:p>2.8357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36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36]))" office:value-type="string" office:string-value="pbe-vdw" calcext:value-type="string">
            <text:p>pbe-vdw</text:p>
          </table:table-cell>
          <table:table-cell table:formula="of:=(TRIM([.M36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string" calcext:value-type="string">
            <text:p>dist.pbe-vdw.2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64596" calcext:value-type="float">
            <text:p>2.64596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37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37]))" office:value-type="string" office:string-value="pbe-vdw" calcext:value-type="string">
            <text:p>pbe-vdw</text:p>
          </table:table-cell>
          <table:table-cell table:formula="of:=(TRIM([.M37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string" calcext:value-type="string">
            <text:p>dist.pbe-vdw.2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64596" calcext:value-type="float">
            <text:p>2.6459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38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38]))" office:value-type="string" office:string-value="pbe-vdw" calcext:value-type="string">
            <text:p>pbe-vdw</text:p>
          </table:table-cell>
          <table:table-cell table:formula="of:=(TRIM([.M38]))" office:value-type="string" office:string-value="pbe-vdw" calcext:value-type="string">
            <text:p>pbe-vdw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dist.pbe-vdw.20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73992" calcext:value-type="float">
            <text:p>2.73992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39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39]))" office:value-type="string" office:string-value="pbe-vdw" calcext:value-type="string">
            <text:p>pbe-vdw</text:p>
          </table:table-cell>
          <table:table-cell table:formula="of:=(TRIM([.M39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string" calcext:value-type="string">
            <text:p>dist.pbe-vdw.20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98586" calcext:value-type="float">
            <text:p>2.98586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40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40]))" office:value-type="string" office:string-value="pbe-vdw" calcext:value-type="string">
            <text:p>pbe-vdw</text:p>
          </table:table-cell>
          <table:table-cell table:formula="of:=(TRIM([.M40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string" calcext:value-type="string">
            <text:p>dist.pbe-vdw.20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98586" calcext:value-type="float">
            <text:p>2.9858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41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41]))" office:value-type="string" office:string-value="pbe-vdw" calcext:value-type="string">
            <text:p>pbe-vdw</text:p>
          </table:table-cell>
          <table:table-cell table:formula="of:=(TRIM([.M41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office:value-type="string" calcext:value-type="string">
            <text:p>dist.pbe-vdw.2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7919" calcext:value-type="float">
            <text:p>2.7919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42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42]))" office:value-type="string" office:string-value="pbe-vdw" calcext:value-type="string">
            <text:p>pbe-vdw</text:p>
          </table:table-cell>
          <table:table-cell table:formula="of:=(TRIM([.M42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office:value-type="string" calcext:value-type="string">
            <text:p>dist.pbe-vdw.2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7919" calcext:value-type="float">
            <text:p>2.79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43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43]))" office:value-type="string" office:string-value="pbe-vdw" calcext:value-type="string">
            <text:p>pbe-vdw</text:p>
          </table:table-cell>
          <table:table-cell table:formula="of:=(TRIM([.M43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office:value-type="string" calcext:value-type="string">
            <text:p>dist.pbe-vdw.25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70623" calcext:value-type="float">
            <text:p>2.70623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44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44]))" office:value-type="string" office:string-value="pbe-vdw" calcext:value-type="string">
            <text:p>pbe-vdw</text:p>
          </table:table-cell>
          <table:table-cell table:formula="of:=(TRIM([.M44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office:value-type="string" calcext:value-type="string">
            <text:p>dist.pbe-vdw.2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615" calcext:value-type="float">
            <text:p>2.615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45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45]))" office:value-type="string" office:string-value="pbe-vdw" calcext:value-type="string">
            <text:p>pbe-vdw</text:p>
          </table:table-cell>
          <table:table-cell table:formula="of:=(TRIM([.M45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office:value-type="string" calcext:value-type="string">
            <text:p>dist.pbe-vdw.2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615" calcext:value-type="float">
            <text:p>2.6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46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46]))" office:value-type="string" office:string-value="pbe-vdw" calcext:value-type="string">
            <text:p>pbe-vdw</text:p>
          </table:table-cell>
          <table:table-cell table:formula="of:=(TRIM([.M46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office:value-type="string" calcext:value-type="string">
            <text:p>dist.pbe-vdw.25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7919" calcext:value-type="float">
            <text:p>2.79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47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47]))" office:value-type="string" office:string-value="pbe-vdw" calcext:value-type="string">
            <text:p>pbe-vdw</text:p>
          </table:table-cell>
          <table:table-cell table:formula="of:=(TRIM([.M47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office:value-type="string" calcext:value-type="string">
            <text:p>dist.pbe-vdw.2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615" calcext:value-type="float">
            <text:p>2.615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48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48]))" office:value-type="string" office:string-value="pbe-vdw" calcext:value-type="string">
            <text:p>pbe-vdw</text:p>
          </table:table-cell>
          <table:table-cell table:formula="of:=(TRIM([.M48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office:value-type="string" calcext:value-type="string">
            <text:p>dist.pbe-vdw.2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615" calcext:value-type="float">
            <text:p>2.6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49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49]))" office:value-type="string" office:string-value="pbe-vdw" calcext:value-type="string">
            <text:p>pbe-vdw</text:p>
          </table:table-cell>
          <table:table-cell table:formula="of:=(TRIM([.M49]))" office:value-type="string" office:string-value="pbe-vdw" calcext:value-type="string">
            <text:p>pbe-vdw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dist.pbe-vdw.25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70623" calcext:value-type="float">
            <text:p>2.70623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50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50]))" office:value-type="string" office:string-value="pbe-vdw" calcext:value-type="string">
            <text:p>pbe-vdw</text:p>
          </table:table-cell>
          <table:table-cell table:formula="of:=(TRIM([.M50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office:value-type="string" calcext:value-type="string">
            <text:p>dist.pbe-vdw.25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9401" calcext:value-type="float">
            <text:p>2.940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51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51]))" office:value-type="string" office:string-value="pbe-vdw" calcext:value-type="string">
            <text:p>pbe-vdw</text:p>
          </table:table-cell>
          <table:table-cell table:formula="of:=(TRIM([.M51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office:value-type="string" calcext:value-type="string">
            <text:p>dist.pbe-vdw.25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9401" calcext:value-type="float">
            <text:p>2.94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52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52]))" office:value-type="string" office:string-value="pbe-vdw" calcext:value-type="string">
            <text:p>pbe-vdw</text:p>
          </table:table-cell>
          <table:table-cell table:formula="of:=(TRIM([.M52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string" calcext:value-type="string">
            <text:p>dist.pbe-vdw.3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75397" calcext:value-type="float">
            <text:p>2.75397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53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53]))" office:value-type="string" office:string-value="pbe-vdw" calcext:value-type="string">
            <text:p>pbe-vdw</text:p>
          </table:table-cell>
          <table:table-cell table:formula="of:=(TRIM([.M53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string" calcext:value-type="string">
            <text:p>dist.pbe-vdw.3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75397" calcext:value-type="float">
            <text:p>2.7539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54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54]))" office:value-type="string" office:string-value="pbe-vdw" calcext:value-type="string">
            <text:p>pbe-vdw</text:p>
          </table:table-cell>
          <table:table-cell table:formula="of:=(TRIM([.M54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string" calcext:value-type="string">
            <text:p>dist.pbe-vdw.30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67671" calcext:value-type="float">
            <text:p>2.6767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55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55]))" office:value-type="string" office:string-value="pbe-vdw" calcext:value-type="string">
            <text:p>pbe-vdw</text:p>
          </table:table-cell>
          <table:table-cell table:formula="of:=(TRIM([.M55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string" calcext:value-type="string">
            <text:p>dist.pbe-vdw.3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58784" calcext:value-type="float">
            <text:p>2.58784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56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56]))" office:value-type="string" office:string-value="pbe-vdw" calcext:value-type="string">
            <text:p>pbe-vdw</text:p>
          </table:table-cell>
          <table:table-cell table:formula="of:=(TRIM([.M56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string" calcext:value-type="string">
            <text:p>dist.pbe-vdw.3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58784" calcext:value-type="float">
            <text:p>2.5878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57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57]))" office:value-type="string" office:string-value="pbe-vdw" calcext:value-type="string">
            <text:p>pbe-vdw</text:p>
          </table:table-cell>
          <table:table-cell table:formula="of:=(TRIM([.M57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string" calcext:value-type="string">
            <text:p>dist.pbe-vdw.30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75397" calcext:value-type="float">
            <text:p>2.7539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58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58]))" office:value-type="string" office:string-value="pbe-vdw" calcext:value-type="string">
            <text:p>pbe-vdw</text:p>
          </table:table-cell>
          <table:table-cell table:formula="of:=(TRIM([.M58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string" calcext:value-type="string">
            <text:p>dist.pbe-vdw.3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58784" calcext:value-type="float">
            <text:p>2.58784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59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59]))" office:value-type="string" office:string-value="pbe-vdw" calcext:value-type="string">
            <text:p>pbe-vdw</text:p>
          </table:table-cell>
          <table:table-cell table:formula="of:=(TRIM([.M59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string" calcext:value-type="string">
            <text:p>dist.pbe-vdw.3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58784" calcext:value-type="float">
            <text:p>2.5878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60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60]))" office:value-type="string" office:string-value="pbe-vdw" calcext:value-type="string">
            <text:p>pbe-vdw</text:p>
          </table:table-cell>
          <table:table-cell table:formula="of:=(TRIM([.M60]))" office:value-type="string" office:string-value="pbe-vdw" calcext:value-type="string">
            <text:p>pbe-vdw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dist.pbe-vdw.30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67671" calcext:value-type="float">
            <text:p>2.6767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61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61]))" office:value-type="string" office:string-value="pbe-vdw" calcext:value-type="string">
            <text:p>pbe-vdw</text:p>
          </table:table-cell>
          <table:table-cell table:formula="of:=(TRIM([.M61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string" calcext:value-type="string">
            <text:p>dist.pbe-vdw.30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90034" calcext:value-type="float">
            <text:p>2.90034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62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62]))" office:value-type="string" office:string-value="pbe-vdw" calcext:value-type="string">
            <text:p>pbe-vdw</text:p>
          </table:table-cell>
          <table:table-cell table:formula="of:=(TRIM([.M62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string" calcext:value-type="string">
            <text:p>dist.pbe-vdw.30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90034" calcext:value-type="float">
            <text:p>2.9003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63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63]))" office:value-type="string" office:string-value="pbe-vdw" calcext:value-type="string">
            <text:p>pbe-vdw</text:p>
          </table:table-cell>
          <table:table-cell table:formula="of:=(TRIM([.M63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350" calcext:value-type="float">
            <text:p>350</text:p>
          </table:table-cell>
          <table:table-cell office:value-type="string" calcext:value-type="string">
            <text:p>dist.pbe-vdw.3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72053" calcext:value-type="float">
            <text:p>2.72053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64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64]))" office:value-type="string" office:string-value="pbe-vdw" calcext:value-type="string">
            <text:p>pbe-vdw</text:p>
          </table:table-cell>
          <table:table-cell table:formula="of:=(TRIM([.M64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350" calcext:value-type="float">
            <text:p>350</text:p>
          </table:table-cell>
          <table:table-cell office:value-type="string" calcext:value-type="string">
            <text:p>dist.pbe-vdw.3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72053" calcext:value-type="float">
            <text:p>2.7205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65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65]))" office:value-type="string" office:string-value="pbe-vdw" calcext:value-type="string">
            <text:p>pbe-vdw</text:p>
          </table:table-cell>
          <table:table-cell table:formula="of:=(TRIM([.M65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350" calcext:value-type="float">
            <text:p>350</text:p>
          </table:table-cell>
          <table:table-cell office:value-type="string" calcext:value-type="string">
            <text:p>dist.pbe-vdw.35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65037" calcext:value-type="float">
            <text:p>2.65037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66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66]))" office:value-type="string" office:string-value="pbe-vdw" calcext:value-type="string">
            <text:p>pbe-vdw</text:p>
          </table:table-cell>
          <table:table-cell table:formula="of:=(TRIM([.M66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350" calcext:value-type="float">
            <text:p>350</text:p>
          </table:table-cell>
          <table:table-cell office:value-type="string" calcext:value-type="string">
            <text:p>dist.pbe-vdw.3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56363" calcext:value-type="float">
            <text:p>2.56363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67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67]))" office:value-type="string" office:string-value="pbe-vdw" calcext:value-type="string">
            <text:p>pbe-vdw</text:p>
          </table:table-cell>
          <table:table-cell table:formula="of:=(TRIM([.M67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350" calcext:value-type="float">
            <text:p>350</text:p>
          </table:table-cell>
          <table:table-cell office:value-type="string" calcext:value-type="string">
            <text:p>dist.pbe-vdw.3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56363" calcext:value-type="float">
            <text:p>2.563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68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68]))" office:value-type="string" office:string-value="pbe-vdw" calcext:value-type="string">
            <text:p>pbe-vdw</text:p>
          </table:table-cell>
          <table:table-cell table:formula="of:=(TRIM([.M68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350" calcext:value-type="float">
            <text:p>350</text:p>
          </table:table-cell>
          <table:table-cell office:value-type="string" calcext:value-type="string">
            <text:p>dist.pbe-vdw.35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72053" calcext:value-type="float">
            <text:p>2.7205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69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69]))" office:value-type="string" office:string-value="pbe-vdw" calcext:value-type="string">
            <text:p>pbe-vdw</text:p>
          </table:table-cell>
          <table:table-cell table:formula="of:=(TRIM([.M69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350" calcext:value-type="float">
            <text:p>350</text:p>
          </table:table-cell>
          <table:table-cell office:value-type="string" calcext:value-type="string">
            <text:p>dist.pbe-vdw.3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56363" calcext:value-type="float">
            <text:p>2.56363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70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70]))" office:value-type="string" office:string-value="pbe-vdw" calcext:value-type="string">
            <text:p>pbe-vdw</text:p>
          </table:table-cell>
          <table:table-cell table:formula="of:=(TRIM([.M70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350" calcext:value-type="float">
            <text:p>350</text:p>
          </table:table-cell>
          <table:table-cell office:value-type="string" calcext:value-type="string">
            <text:p>dist.pbe-vdw.3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56363" calcext:value-type="float">
            <text:p>2.563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71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71]))" office:value-type="string" office:string-value="pbe-vdw" calcext:value-type="string">
            <text:p>pbe-vdw</text:p>
          </table:table-cell>
          <table:table-cell table:formula="of:=(TRIM([.M71]))" office:value-type="string" office:string-value="pbe-vdw" calcext:value-type="string">
            <text:p>pbe-vdw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dist.pbe-vdw.35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65037" calcext:value-type="float">
            <text:p>2.65037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72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72]))" office:value-type="string" office:string-value="pbe-vdw" calcext:value-type="string">
            <text:p>pbe-vdw</text:p>
          </table:table-cell>
          <table:table-cell table:formula="of:=(TRIM([.M72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350" calcext:value-type="float">
            <text:p>350</text:p>
          </table:table-cell>
          <table:table-cell office:value-type="string" calcext:value-type="string">
            <text:p>dist.pbe-vdw.35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86509" calcext:value-type="float">
            <text:p>2.86509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73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73]))" office:value-type="string" office:string-value="pbe-vdw" calcext:value-type="string">
            <text:p>pbe-vdw</text:p>
          </table:table-cell>
          <table:table-cell table:formula="of:=(TRIM([.M73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350" calcext:value-type="float">
            <text:p>350</text:p>
          </table:table-cell>
          <table:table-cell office:value-type="string" calcext:value-type="string">
            <text:p>dist.pbe-vdw.35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86509" calcext:value-type="float">
            <text:p>2.8650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74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74]))" office:value-type="string" office:string-value="pbe-vdw" calcext:value-type="string">
            <text:p>pbe-vdw</text:p>
          </table:table-cell>
          <table:table-cell table:formula="of:=(TRIM([.M74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400" calcext:value-type="float">
            <text:p>400</text:p>
          </table:table-cell>
          <table:table-cell office:value-type="string" calcext:value-type="string">
            <text:p>dist.pbe-vdw.4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69061" calcext:value-type="float">
            <text:p>2.6906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75]))">
            <text:p/>
          </table:table-cell>
          <table:table-cell/>
          <table:table-cell office:value-type="string" calcext:value-type="string">
            <text:p><text:s/>pbe-vdw</text:p>
          </table:table-cell>
          <table:table-cell table:formula="of:=(TRIM([.L75]))" office:value-type="string" office:string-value="pbe-vdw" calcext:value-type="string">
            <text:p>pbe-vdw</text:p>
          </table:table-cell>
          <table:table-cell table:formula="of:=(TRIM([.M75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400" calcext:value-type="float">
            <text:p>400</text:p>
          </table:table-cell>
          <table:table-cell office:value-type="string" calcext:value-type="string">
            <text:p>dist.pbe-vdw.4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69061" calcext:value-type="float">
            <text:p>2.690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76]))">
            <text:p/>
          </table:table-cell>
          <table:table-cell/>
          <table:table-cell office:value-type="string" calcext:value-type="string">
            <text:p><text:s/>pbe-vdw</text:p>
          </table:table-cell>
          <table:table-cell table:formula="of:=(TRIM([.L76]))" office:value-type="string" office:string-value="pbe-vdw" calcext:value-type="string">
            <text:p>pbe-vdw</text:p>
          </table:table-cell>
          <table:table-cell table:formula="of:=(TRIM([.M76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400" calcext:value-type="float">
            <text:p>400</text:p>
          </table:table-cell>
          <table:table-cell office:value-type="string" calcext:value-type="string">
            <text:p>dist.pbe-vdw.40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6266" calcext:value-type="float">
            <text:p>2.6266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77]))">
            <text:p/>
          </table:table-cell>
          <table:table-cell/>
          <table:table-cell office:value-type="string" calcext:value-type="string">
            <text:p><text:s/>pbe-vdw</text:p>
          </table:table-cell>
          <table:table-cell table:formula="of:=(TRIM([.L77]))" office:value-type="string" office:string-value="pbe-vdw" calcext:value-type="string">
            <text:p>pbe-vdw</text:p>
          </table:table-cell>
          <table:table-cell table:formula="of:=(TRIM([.M77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400" calcext:value-type="float">
            <text:p>400</text:p>
          </table:table-cell>
          <table:table-cell office:value-type="string" calcext:value-type="string">
            <text:p>dist.pbe-vdw.4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54177" calcext:value-type="float">
            <text:p>2.54177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78]))">
            <text:p/>
          </table:table-cell>
          <table:table-cell/>
          <table:table-cell office:value-type="string" calcext:value-type="string">
            <text:p><text:s/>pbe-vdw</text:p>
          </table:table-cell>
          <table:table-cell table:formula="of:=(TRIM([.L78]))" office:value-type="string" office:string-value="pbe-vdw" calcext:value-type="string">
            <text:p>pbe-vdw</text:p>
          </table:table-cell>
          <table:table-cell table:formula="of:=(TRIM([.M78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400" calcext:value-type="float">
            <text:p>400</text:p>
          </table:table-cell>
          <table:table-cell office:value-type="string" calcext:value-type="string">
            <text:p>dist.pbe-vdw.4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54177" calcext:value-type="float">
            <text:p>2.5417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79]))">
            <text:p/>
          </table:table-cell>
          <table:table-cell/>
          <table:table-cell office:value-type="string" calcext:value-type="string">
            <text:p><text:s/>pbe-vdw</text:p>
          </table:table-cell>
          <table:table-cell table:formula="of:=(TRIM([.L79]))" office:value-type="string" office:string-value="pbe-vdw" calcext:value-type="string">
            <text:p>pbe-vdw</text:p>
          </table:table-cell>
          <table:table-cell table:formula="of:=(TRIM([.M79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400" calcext:value-type="float">
            <text:p>400</text:p>
          </table:table-cell>
          <table:table-cell office:value-type="string" calcext:value-type="string">
            <text:p>dist.pbe-vdw.40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69061" calcext:value-type="float">
            <text:p>2.690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80]))">
            <text:p/>
          </table:table-cell>
          <table:table-cell/>
          <table:table-cell office:value-type="string" calcext:value-type="string">
            <text:p><text:s/>pbe-vdw</text:p>
          </table:table-cell>
          <table:table-cell table:formula="of:=(TRIM([.L80]))" office:value-type="string" office:string-value="pbe-vdw" calcext:value-type="string">
            <text:p>pbe-vdw</text:p>
          </table:table-cell>
          <table:table-cell table:formula="of:=(TRIM([.M80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400" calcext:value-type="float">
            <text:p>400</text:p>
          </table:table-cell>
          <table:table-cell office:value-type="string" calcext:value-type="string">
            <text:p>dist.pbe-vdw.4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54177" calcext:value-type="float">
            <text:p>2.54177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81]))">
            <text:p/>
          </table:table-cell>
          <table:table-cell/>
          <table:table-cell office:value-type="string" calcext:value-type="string">
            <text:p><text:s/>pbe-vdw</text:p>
          </table:table-cell>
          <table:table-cell table:formula="of:=(TRIM([.L81]))" office:value-type="string" office:string-value="pbe-vdw" calcext:value-type="string">
            <text:p>pbe-vdw</text:p>
          </table:table-cell>
          <table:table-cell table:formula="of:=(TRIM([.M81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400" calcext:value-type="float">
            <text:p>400</text:p>
          </table:table-cell>
          <table:table-cell office:value-type="string" calcext:value-type="string">
            <text:p>dist.pbe-vdw.4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54177" calcext:value-type="float">
            <text:p>2.5417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82]))">
            <text:p/>
          </table:table-cell>
          <table:table-cell/>
          <table:table-cell office:value-type="string" calcext:value-type="string">
            <text:p><text:s/>pbe-vdw</text:p>
          </table:table-cell>
          <table:table-cell table:formula="of:=(TRIM([.L82]))" office:value-type="string" office:string-value="pbe-vdw" calcext:value-type="string">
            <text:p>pbe-vdw</text:p>
          </table:table-cell>
          <table:table-cell table:formula="of:=(TRIM([.M82]))" office:value-type="string" office:string-value="pbe-vdw" calcext:value-type="string">
            <text:p>pbe-vdw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dist.pbe-vdw.40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6266" calcext:value-type="float">
            <text:p>2.6266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83]))">
            <text:p/>
          </table:table-cell>
          <table:table-cell/>
          <table:table-cell office:value-type="string" calcext:value-type="string">
            <text:p><text:s/>pbe-vdw</text:p>
          </table:table-cell>
          <table:table-cell table:formula="of:=(TRIM([.L83]))" office:value-type="string" office:string-value="pbe-vdw" calcext:value-type="string">
            <text:p>pbe-vdw</text:p>
          </table:table-cell>
          <table:table-cell table:formula="of:=(TRIM([.M83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400" calcext:value-type="float">
            <text:p>400</text:p>
          </table:table-cell>
          <table:table-cell office:value-type="string" calcext:value-type="string">
            <text:p>dist.pbe-vdw.40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83342" calcext:value-type="float">
            <text:p>2.83342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84]))">
            <text:p/>
          </table:table-cell>
          <table:table-cell/>
          <table:table-cell office:value-type="string" calcext:value-type="string">
            <text:p><text:s/>pbe-vdw</text:p>
          </table:table-cell>
          <table:table-cell table:formula="of:=(TRIM([.L84]))" office:value-type="string" office:string-value="pbe-vdw" calcext:value-type="string">
            <text:p>pbe-vdw</text:p>
          </table:table-cell>
          <table:table-cell table:formula="of:=(TRIM([.M84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400" calcext:value-type="float">
            <text:p>400</text:p>
          </table:table-cell>
          <table:table-cell office:value-type="string" calcext:value-type="string">
            <text:p>dist.pbe-vdw.40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83342" calcext:value-type="float">
            <text:p>2.8334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85]))">
            <text:p/>
          </table:table-cell>
          <table:table-cell/>
          <table:table-cell office:value-type="string" calcext:value-type="string">
            <text:p><text:s/>pbe-vdw</text:p>
          </table:table-cell>
          <table:table-cell table:formula="of:=(TRIM([.L85]))" office:value-type="string" office:string-value="pbe-vdw" calcext:value-type="string">
            <text:p>pbe-vdw</text:p>
          </table:table-cell>
          <table:table-cell table:formula="of:=(TRIM([.M85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450" calcext:value-type="float">
            <text:p>450</text:p>
          </table:table-cell>
          <table:table-cell office:value-type="string" calcext:value-type="string">
            <text:p>dist.pbe-vdw.4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66356" calcext:value-type="float">
            <text:p>2.66356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86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86]))" office:value-type="string" office:string-value="pbe-vdw" calcext:value-type="string">
            <text:p>pbe-vdw</text:p>
          </table:table-cell>
          <table:table-cell table:formula="of:=(TRIM([.M86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450" calcext:value-type="float">
            <text:p>450</text:p>
          </table:table-cell>
          <table:table-cell office:value-type="string" calcext:value-type="string">
            <text:p>dist.pbe-vdw.4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66356" calcext:value-type="float">
            <text:p>2.663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87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87]))" office:value-type="string" office:string-value="pbe-vdw" calcext:value-type="string">
            <text:p>pbe-vdw</text:p>
          </table:table-cell>
          <table:table-cell table:formula="of:=(TRIM([.M87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450" calcext:value-type="float">
            <text:p>450</text:p>
          </table:table-cell>
          <table:table-cell office:value-type="string" calcext:value-type="string">
            <text:p>dist.pbe-vdw.45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60494" calcext:value-type="float">
            <text:p>2.60494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88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88]))" office:value-type="string" office:string-value="pbe-vdw" calcext:value-type="string">
            <text:p>pbe-vdw</text:p>
          </table:table-cell>
          <table:table-cell table:formula="of:=(TRIM([.M88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450" calcext:value-type="float">
            <text:p>450</text:p>
          </table:table-cell>
          <table:table-cell office:value-type="string" calcext:value-type="string">
            <text:p>dist.pbe-vdw.4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52183" calcext:value-type="float">
            <text:p>2.52183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89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89]))" office:value-type="string" office:string-value="pbe-vdw" calcext:value-type="string">
            <text:p>pbe-vdw</text:p>
          </table:table-cell>
          <table:table-cell table:formula="of:=(TRIM([.M89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450" calcext:value-type="float">
            <text:p>450</text:p>
          </table:table-cell>
          <table:table-cell office:value-type="string" calcext:value-type="string">
            <text:p>dist.pbe-vdw.4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52183" calcext:value-type="float">
            <text:p>2.5218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90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90]))" office:value-type="string" office:string-value="pbe-vdw" calcext:value-type="string">
            <text:p>pbe-vdw</text:p>
          </table:table-cell>
          <table:table-cell table:formula="of:=(TRIM([.M90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450" calcext:value-type="float">
            <text:p>450</text:p>
          </table:table-cell>
          <table:table-cell office:value-type="string" calcext:value-type="string">
            <text:p>dist.pbe-vdw.45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66356" calcext:value-type="float">
            <text:p>2.663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91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91]))" office:value-type="string" office:string-value="pbe-vdw" calcext:value-type="string">
            <text:p>pbe-vdw</text:p>
          </table:table-cell>
          <table:table-cell table:formula="of:=(TRIM([.M91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450" calcext:value-type="float">
            <text:p>450</text:p>
          </table:table-cell>
          <table:table-cell office:value-type="string" calcext:value-type="string">
            <text:p>dist.pbe-vdw.4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52183" calcext:value-type="float">
            <text:p>2.52183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92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92]))" office:value-type="string" office:string-value="pbe-vdw" calcext:value-type="string">
            <text:p>pbe-vdw</text:p>
          </table:table-cell>
          <table:table-cell table:formula="of:=(TRIM([.M92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450" calcext:value-type="float">
            <text:p>450</text:p>
          </table:table-cell>
          <table:table-cell office:value-type="string" calcext:value-type="string">
            <text:p>dist.pbe-vdw.4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52183" calcext:value-type="float">
            <text:p>2.5218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93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93]))" office:value-type="string" office:string-value="pbe-vdw" calcext:value-type="string">
            <text:p>pbe-vdw</text:p>
          </table:table-cell>
          <table:table-cell table:formula="of:=(TRIM([.M93]))" office:value-type="string" office:string-value="pbe-vdw" calcext:value-type="string">
            <text:p>pbe-vdw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dist.pbe-vdw.45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60494" calcext:value-type="float">
            <text:p>2.60494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94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94]))" office:value-type="string" office:string-value="pbe-vdw" calcext:value-type="string">
            <text:p>pbe-vdw</text:p>
          </table:table-cell>
          <table:table-cell table:formula="of:=(TRIM([.M94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450" calcext:value-type="float">
            <text:p>450</text:p>
          </table:table-cell>
          <table:table-cell office:value-type="string" calcext:value-type="string">
            <text:p>dist.pbe-vdw.45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80471" calcext:value-type="float">
            <text:p>2.8047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95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95]))" office:value-type="string" office:string-value="pbe-vdw" calcext:value-type="string">
            <text:p>pbe-vdw</text:p>
          </table:table-cell>
          <table:table-cell table:formula="of:=(TRIM([.M95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450" calcext:value-type="float">
            <text:p>450</text:p>
          </table:table-cell>
          <table:table-cell office:value-type="string" calcext:value-type="string">
            <text:p>dist.pbe-vdw.45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80471" calcext:value-type="float">
            <text:p>2.8047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96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96]))" office:value-type="string" office:string-value="pbe-vdw" calcext:value-type="string">
            <text:p>pbe-vdw</text:p>
          </table:table-cell>
          <table:table-cell table:formula="of:=(TRIM([.M96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500" calcext:value-type="float">
            <text:p>500</text:p>
          </table:table-cell>
          <table:table-cell office:value-type="string" calcext:value-type="string">
            <text:p>dist.pbe-vdw.5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63887" calcext:value-type="float">
            <text:p>2.63887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97]))">
            <text:p/>
          </table:table-cell>
          <table:table-cell/>
          <table:table-cell office:value-type="string" calcext:value-type="string">
            <text:p><text:s/>pbe-vdw</text:p>
          </table:table-cell>
          <table:table-cell table:formula="of:=(TRIM([.L97]))" office:value-type="string" office:string-value="pbe-vdw" calcext:value-type="string">
            <text:p>pbe-vdw</text:p>
          </table:table-cell>
          <table:table-cell table:formula="of:=(TRIM([.M97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500" calcext:value-type="float">
            <text:p>500</text:p>
          </table:table-cell>
          <table:table-cell office:value-type="string" calcext:value-type="string">
            <text:p>dist.pbe-vdw.5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63887" calcext:value-type="float">
            <text:p>2.6388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98]))">
            <text:p/>
          </table:table-cell>
          <table:table-cell/>
          <table:table-cell office:value-type="string" calcext:value-type="string">
            <text:p><text:s/>pbe-vdw</text:p>
          </table:table-cell>
          <table:table-cell table:formula="of:=(TRIM([.L98]))" office:value-type="string" office:string-value="pbe-vdw" calcext:value-type="string">
            <text:p>pbe-vdw</text:p>
          </table:table-cell>
          <table:table-cell table:formula="of:=(TRIM([.M98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500" calcext:value-type="float">
            <text:p>500</text:p>
          </table:table-cell>
          <table:table-cell office:value-type="string" calcext:value-type="string">
            <text:p>dist.pbe-vdw.50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58503" calcext:value-type="float">
            <text:p>2.58503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99]))">
            <text:p/>
          </table:table-cell>
          <table:table-cell/>
          <table:table-cell office:value-type="string" calcext:value-type="string">
            <text:p><text:s/>pbe-vdw</text:p>
          </table:table-cell>
          <table:table-cell table:formula="of:=(TRIM([.L99]))" office:value-type="string" office:string-value="pbe-vdw" calcext:value-type="string">
            <text:p>pbe-vdw</text:p>
          </table:table-cell>
          <table:table-cell table:formula="of:=(TRIM([.M99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500" calcext:value-type="float">
            <text:p>500</text:p>
          </table:table-cell>
          <table:table-cell office:value-type="string" calcext:value-type="string">
            <text:p>dist.pbe-vdw.5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50348" calcext:value-type="float">
            <text:p>2.50348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100]))">
            <text:p/>
          </table:table-cell>
          <table:table-cell/>
          <table:table-cell office:value-type="string" calcext:value-type="string">
            <text:p><text:s/>pbe-vdw</text:p>
          </table:table-cell>
          <table:table-cell table:formula="of:=(TRIM([.L100]))" office:value-type="string" office:string-value="pbe-vdw" calcext:value-type="string">
            <text:p>pbe-vdw</text:p>
          </table:table-cell>
          <table:table-cell table:formula="of:=(TRIM([.M100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500" calcext:value-type="float">
            <text:p>500</text:p>
          </table:table-cell>
          <table:table-cell office:value-type="string" calcext:value-type="string">
            <text:p>dist.pbe-vdw.5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50348" calcext:value-type="float">
            <text:p>2.5034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101]))">
            <text:p/>
          </table:table-cell>
          <table:table-cell/>
          <table:table-cell office:value-type="string" calcext:value-type="string">
            <text:p><text:s/>pbe-vdw</text:p>
          </table:table-cell>
          <table:table-cell table:formula="of:=(TRIM([.L101]))" office:value-type="string" office:string-value="pbe-vdw" calcext:value-type="string">
            <text:p>pbe-vdw</text:p>
          </table:table-cell>
          <table:table-cell table:formula="of:=(TRIM([.M101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500" calcext:value-type="float">
            <text:p>500</text:p>
          </table:table-cell>
          <table:table-cell office:value-type="string" calcext:value-type="string">
            <text:p>dist.pbe-vdw.50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63887" calcext:value-type="float">
            <text:p>2.6388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102]))">
            <text:p/>
          </table:table-cell>
          <table:table-cell/>
          <table:table-cell office:value-type="string" calcext:value-type="string">
            <text:p><text:s/>pbe-vdw</text:p>
          </table:table-cell>
          <table:table-cell table:formula="of:=(TRIM([.L102]))" office:value-type="string" office:string-value="pbe-vdw" calcext:value-type="string">
            <text:p>pbe-vdw</text:p>
          </table:table-cell>
          <table:table-cell table:formula="of:=(TRIM([.M102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500" calcext:value-type="float">
            <text:p>500</text:p>
          </table:table-cell>
          <table:table-cell office:value-type="string" calcext:value-type="string">
            <text:p>dist.pbe-vdw.5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50348" calcext:value-type="float">
            <text:p>2.50348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103]))">
            <text:p/>
          </table:table-cell>
          <table:table-cell/>
          <table:table-cell office:value-type="string" calcext:value-type="string">
            <text:p><text:s/>pbe-vdw</text:p>
          </table:table-cell>
          <table:table-cell table:formula="of:=(TRIM([.L103]))" office:value-type="string" office:string-value="pbe-vdw" calcext:value-type="string">
            <text:p>pbe-vdw</text:p>
          </table:table-cell>
          <table:table-cell table:formula="of:=(TRIM([.M103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500" calcext:value-type="float">
            <text:p>500</text:p>
          </table:table-cell>
          <table:table-cell office:value-type="string" calcext:value-type="string">
            <text:p>dist.pbe-vdw.5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50348" calcext:value-type="float">
            <text:p>2.5034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104]))">
            <text:p/>
          </table:table-cell>
          <table:table-cell/>
          <table:table-cell office:value-type="string" calcext:value-type="string">
            <text:p><text:s/>pbe-vdw</text:p>
          </table:table-cell>
          <table:table-cell table:formula="of:=(TRIM([.L104]))" office:value-type="string" office:string-value="pbe-vdw" calcext:value-type="string">
            <text:p>pbe-vdw</text:p>
          </table:table-cell>
          <table:table-cell table:formula="of:=(TRIM([.M104]))" office:value-type="string" office:string-value="pbe-vdw" calcext:value-type="string">
            <text:p>pbe-vdw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dist.pbe-vdw.50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58503" calcext:value-type="float">
            <text:p>2.58503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105]))">
            <text:p/>
          </table:table-cell>
          <table:table-cell/>
          <table:table-cell office:value-type="string" calcext:value-type="string">
            <text:p><text:s/>pbe-vdw</text:p>
          </table:table-cell>
          <table:table-cell table:formula="of:=(TRIM([.L105]))" office:value-type="string" office:string-value="pbe-vdw" calcext:value-type="string">
            <text:p>pbe-vdw</text:p>
          </table:table-cell>
          <table:table-cell table:formula="of:=(TRIM([.M105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500" calcext:value-type="float">
            <text:p>500</text:p>
          </table:table-cell>
          <table:table-cell office:value-type="string" calcext:value-type="string">
            <text:p>dist.pbe-vdw.50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77843" calcext:value-type="float">
            <text:p>2.77843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106]))">
            <text:p/>
          </table:table-cell>
          <table:table-cell/>
          <table:table-cell office:value-type="string" calcext:value-type="string">
            <text:p><text:s/>pbe-vdw</text:p>
          </table:table-cell>
          <table:table-cell table:formula="of:=(TRIM([.L106]))" office:value-type="string" office:string-value="pbe-vdw" calcext:value-type="string">
            <text:p>pbe-vdw</text:p>
          </table:table-cell>
          <table:table-cell table:formula="of:=(TRIM([.M106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500" calcext:value-type="float">
            <text:p>500</text:p>
          </table:table-cell>
          <table:table-cell office:value-type="string" calcext:value-type="string">
            <text:p>dist.pbe-vdw.50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77843" calcext:value-type="float">
            <text:p>2.778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107]))">
            <text:p/>
          </table:table-cell>
          <table:table-cell/>
          <table:table-cell office:value-type="string" calcext:value-type="string">
            <text:p><text:s/>pbe-vdw</text:p>
          </table:table-cell>
          <table:table-cell table:formula="of:=(TRIM([.L107]))" office:value-type="string" office:string-value="pbe-vdw" calcext:value-type="string">
            <text:p>pbe-vdw</text:p>
          </table:table-cell>
          <table:table-cell table:formula="of:=(TRIM([.M107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550" calcext:value-type="float">
            <text:p>550</text:p>
          </table:table-cell>
          <table:table-cell office:value-type="string" calcext:value-type="string">
            <text:p>dist.pbe-vdw.5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61619" calcext:value-type="float">
            <text:p>2.61619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108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108]))" office:value-type="string" office:string-value="pbe-vdw" calcext:value-type="string">
            <text:p>pbe-vdw</text:p>
          </table:table-cell>
          <table:table-cell table:formula="of:=(TRIM([.M108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550" calcext:value-type="float">
            <text:p>550</text:p>
          </table:table-cell>
          <table:table-cell office:value-type="string" calcext:value-type="string">
            <text:p>dist.pbe-vdw.5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61619" calcext:value-type="float">
            <text:p>2.616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109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109]))" office:value-type="string" office:string-value="pbe-vdw" calcext:value-type="string">
            <text:p>pbe-vdw</text:p>
          </table:table-cell>
          <table:table-cell table:formula="of:=(TRIM([.M109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550" calcext:value-type="float">
            <text:p>550</text:p>
          </table:table-cell>
          <table:table-cell office:value-type="string" calcext:value-type="string">
            <text:p>dist.pbe-vdw.55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56661" calcext:value-type="float">
            <text:p>2.5666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110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110]))" office:value-type="string" office:string-value="pbe-vdw" calcext:value-type="string">
            <text:p>pbe-vdw</text:p>
          </table:table-cell>
          <table:table-cell table:formula="of:=(TRIM([.M110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550" calcext:value-type="float">
            <text:p>550</text:p>
          </table:table-cell>
          <table:table-cell office:value-type="string" calcext:value-type="string">
            <text:p>dist.pbe-vdw.5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8648" calcext:value-type="float">
            <text:p>2.48648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111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111]))" office:value-type="string" office:string-value="pbe-vdw" calcext:value-type="string">
            <text:p>pbe-vdw</text:p>
          </table:table-cell>
          <table:table-cell table:formula="of:=(TRIM([.M111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550" calcext:value-type="float">
            <text:p>550</text:p>
          </table:table-cell>
          <table:table-cell office:value-type="string" calcext:value-type="string">
            <text:p>dist.pbe-vdw.5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8648" calcext:value-type="float">
            <text:p>2.4864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112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112]))" office:value-type="string" office:string-value="pbe-vdw" calcext:value-type="string">
            <text:p>pbe-vdw</text:p>
          </table:table-cell>
          <table:table-cell table:formula="of:=(TRIM([.M112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550" calcext:value-type="float">
            <text:p>550</text:p>
          </table:table-cell>
          <table:table-cell office:value-type="string" calcext:value-type="string">
            <text:p>dist.pbe-vdw.55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61619" calcext:value-type="float">
            <text:p>2.616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113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113]))" office:value-type="string" office:string-value="pbe-vdw" calcext:value-type="string">
            <text:p>pbe-vdw</text:p>
          </table:table-cell>
          <table:table-cell table:formula="of:=(TRIM([.M113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550" calcext:value-type="float">
            <text:p>550</text:p>
          </table:table-cell>
          <table:table-cell office:value-type="string" calcext:value-type="string">
            <text:p>dist.pbe-vdw.5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8648" calcext:value-type="float">
            <text:p>2.48648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114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114]))" office:value-type="string" office:string-value="pbe-vdw" calcext:value-type="string">
            <text:p>pbe-vdw</text:p>
          </table:table-cell>
          <table:table-cell table:formula="of:=(TRIM([.M114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550" calcext:value-type="float">
            <text:p>550</text:p>
          </table:table-cell>
          <table:table-cell office:value-type="string" calcext:value-type="string">
            <text:p>dist.pbe-vdw.5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8648" calcext:value-type="float">
            <text:p>2.4864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115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115]))" office:value-type="string" office:string-value="pbe-vdw" calcext:value-type="string">
            <text:p>pbe-vdw</text:p>
          </table:table-cell>
          <table:table-cell table:formula="of:=(TRIM([.M115]))" office:value-type="string" office:string-value="pbe-vdw" calcext:value-type="string">
            <text:p>pbe-vdw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dist.pbe-vdw.55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56661" calcext:value-type="float">
            <text:p>2.5666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116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116]))" office:value-type="string" office:string-value="pbe-vdw" calcext:value-type="string">
            <text:p>pbe-vdw</text:p>
          </table:table-cell>
          <table:table-cell table:formula="of:=(TRIM([.M116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550" calcext:value-type="float">
            <text:p>550</text:p>
          </table:table-cell>
          <table:table-cell office:value-type="string" calcext:value-type="string">
            <text:p>dist.pbe-vdw.55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75423" calcext:value-type="float">
            <text:p>2.75423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117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117]))" office:value-type="string" office:string-value="pbe-vdw" calcext:value-type="string">
            <text:p>pbe-vdw</text:p>
          </table:table-cell>
          <table:table-cell table:formula="of:=(TRIM([.M117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550" calcext:value-type="float">
            <text:p>550</text:p>
          </table:table-cell>
          <table:table-cell office:value-type="string" calcext:value-type="string">
            <text:p>dist.pbe-vdw.55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75423" calcext:value-type="float">
            <text:p>2.7542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118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118]))" office:value-type="string" office:string-value="pbe-vdw" calcext:value-type="string">
            <text:p>pbe-vdw</text:p>
          </table:table-cell>
          <table:table-cell table:formula="of:=(TRIM([.M118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600" calcext:value-type="float">
            <text:p>600</text:p>
          </table:table-cell>
          <table:table-cell office:value-type="string" calcext:value-type="string">
            <text:p>dist.pbe-vdw.6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59522" calcext:value-type="float">
            <text:p>2.59522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119]))">
            <text:p/>
          </table:table-cell>
          <table:table-cell/>
          <table:table-cell office:value-type="string" calcext:value-type="string">
            <text:p><text:s/>pbe-vdw</text:p>
          </table:table-cell>
          <table:table-cell table:formula="of:=(TRIM([.L119]))" office:value-type="string" office:string-value="pbe-vdw" calcext:value-type="string">
            <text:p>pbe-vdw</text:p>
          </table:table-cell>
          <table:table-cell table:formula="of:=(TRIM([.M119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600" calcext:value-type="float">
            <text:p>600</text:p>
          </table:table-cell>
          <table:table-cell office:value-type="string" calcext:value-type="string">
            <text:p>dist.pbe-vdw.6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59522" calcext:value-type="float">
            <text:p>2.5952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120]))">
            <text:p/>
          </table:table-cell>
          <table:table-cell/>
          <table:table-cell office:value-type="string" calcext:value-type="string">
            <text:p><text:s/>pbe-vdw</text:p>
          </table:table-cell>
          <table:table-cell table:formula="of:=(TRIM([.L120]))" office:value-type="string" office:string-value="pbe-vdw" calcext:value-type="string">
            <text:p>pbe-vdw</text:p>
          </table:table-cell>
          <table:table-cell table:formula="of:=(TRIM([.M120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600" calcext:value-type="float">
            <text:p>600</text:p>
          </table:table-cell>
          <table:table-cell office:value-type="string" calcext:value-type="string">
            <text:p>dist.pbe-vdw.60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54947" calcext:value-type="float">
            <text:p>2.54947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121]))">
            <text:p/>
          </table:table-cell>
          <table:table-cell/>
          <table:table-cell office:value-type="string" calcext:value-type="string">
            <text:p><text:s/>pbe-vdw</text:p>
          </table:table-cell>
          <table:table-cell table:formula="of:=(TRIM([.L121]))" office:value-type="string" office:string-value="pbe-vdw" calcext:value-type="string">
            <text:p>pbe-vdw</text:p>
          </table:table-cell>
          <table:table-cell table:formula="of:=(TRIM([.M121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600" calcext:value-type="float">
            <text:p>600</text:p>
          </table:table-cell>
          <table:table-cell office:value-type="string" calcext:value-type="string">
            <text:p>dist.pbe-vdw.6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7063" calcext:value-type="float">
            <text:p>2.47063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122]))">
            <text:p/>
          </table:table-cell>
          <table:table-cell/>
          <table:table-cell office:value-type="string" calcext:value-type="string">
            <text:p><text:s/>pbe-vdw</text:p>
          </table:table-cell>
          <table:table-cell table:formula="of:=(TRIM([.L122]))" office:value-type="string" office:string-value="pbe-vdw" calcext:value-type="string">
            <text:p>pbe-vdw</text:p>
          </table:table-cell>
          <table:table-cell table:formula="of:=(TRIM([.M122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600" calcext:value-type="float">
            <text:p>600</text:p>
          </table:table-cell>
          <table:table-cell office:value-type="string" calcext:value-type="string">
            <text:p>dist.pbe-vdw.6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7063" calcext:value-type="float">
            <text:p>2.470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123]))">
            <text:p/>
          </table:table-cell>
          <table:table-cell/>
          <table:table-cell office:value-type="string" calcext:value-type="string">
            <text:p><text:s/>pbe-vdw</text:p>
          </table:table-cell>
          <table:table-cell table:formula="of:=(TRIM([.L123]))" office:value-type="string" office:string-value="pbe-vdw" calcext:value-type="string">
            <text:p>pbe-vdw</text:p>
          </table:table-cell>
          <table:table-cell table:formula="of:=(TRIM([.M123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600" calcext:value-type="float">
            <text:p>600</text:p>
          </table:table-cell>
          <table:table-cell office:value-type="string" calcext:value-type="string">
            <text:p>dist.pbe-vdw.60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59522" calcext:value-type="float">
            <text:p>2.5952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124]))">
            <text:p/>
          </table:table-cell>
          <table:table-cell/>
          <table:table-cell office:value-type="string" calcext:value-type="string">
            <text:p><text:s/>pbe-vdw</text:p>
          </table:table-cell>
          <table:table-cell table:formula="of:=(TRIM([.L124]))" office:value-type="string" office:string-value="pbe-vdw" calcext:value-type="string">
            <text:p>pbe-vdw</text:p>
          </table:table-cell>
          <table:table-cell table:formula="of:=(TRIM([.M124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600" calcext:value-type="float">
            <text:p>600</text:p>
          </table:table-cell>
          <table:table-cell office:value-type="string" calcext:value-type="string">
            <text:p>dist.pbe-vdw.6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7063" calcext:value-type="float">
            <text:p>2.47063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125]))">
            <text:p/>
          </table:table-cell>
          <table:table-cell/>
          <table:table-cell office:value-type="string" calcext:value-type="string">
            <text:p><text:s/>pbe-vdw</text:p>
          </table:table-cell>
          <table:table-cell table:formula="of:=(TRIM([.L125]))" office:value-type="string" office:string-value="pbe-vdw" calcext:value-type="string">
            <text:p>pbe-vdw</text:p>
          </table:table-cell>
          <table:table-cell table:formula="of:=(TRIM([.M125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600" calcext:value-type="float">
            <text:p>600</text:p>
          </table:table-cell>
          <table:table-cell office:value-type="string" calcext:value-type="string">
            <text:p>dist.pbe-vdw.6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7063" calcext:value-type="float">
            <text:p>2.470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126]))">
            <text:p/>
          </table:table-cell>
          <table:table-cell/>
          <table:table-cell office:value-type="string" calcext:value-type="string">
            <text:p><text:s/>pbe-vdw</text:p>
          </table:table-cell>
          <table:table-cell table:formula="of:=(TRIM([.L126]))" office:value-type="string" office:string-value="pbe-vdw" calcext:value-type="string">
            <text:p>pbe-vdw</text:p>
          </table:table-cell>
          <table:table-cell table:formula="of:=(TRIM([.M126]))" office:value-type="string" office:string-value="pbe-vdw" calcext:value-type="string">
            <text:p>pbe-vdw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dist.pbe-vdw.60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54947" calcext:value-type="float">
            <text:p>2.54947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127]))">
            <text:p/>
          </table:table-cell>
          <table:table-cell/>
          <table:table-cell office:value-type="string" calcext:value-type="string">
            <text:p><text:s/>pbe-vdw</text:p>
          </table:table-cell>
          <table:table-cell table:formula="of:=(TRIM([.L127]))" office:value-type="string" office:string-value="pbe-vdw" calcext:value-type="string">
            <text:p>pbe-vdw</text:p>
          </table:table-cell>
          <table:table-cell table:formula="of:=(TRIM([.M127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600" calcext:value-type="float">
            <text:p>600</text:p>
          </table:table-cell>
          <table:table-cell office:value-type="string" calcext:value-type="string">
            <text:p>dist.pbe-vdw.60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7318" calcext:value-type="float">
            <text:p>2.7318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128]))">
            <text:p/>
          </table:table-cell>
          <table:table-cell/>
          <table:table-cell office:value-type="string" calcext:value-type="string">
            <text:p><text:s/>pbe-vdw</text:p>
          </table:table-cell>
          <table:table-cell table:formula="of:=(TRIM([.L128]))" office:value-type="string" office:string-value="pbe-vdw" calcext:value-type="string">
            <text:p>pbe-vdw</text:p>
          </table:table-cell>
          <table:table-cell table:formula="of:=(TRIM([.M128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600" calcext:value-type="float">
            <text:p>600</text:p>
          </table:table-cell>
          <table:table-cell office:value-type="string" calcext:value-type="string">
            <text:p>dist.pbe-vdw.60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7318" calcext:value-type="float">
            <text:p>2.731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129]))">
            <text:p/>
          </table:table-cell>
          <table:table-cell/>
          <table:table-cell office:value-type="string" calcext:value-type="string">
            <text:p><text:s/>pbe-vdw</text:p>
          </table:table-cell>
          <table:table-cell table:formula="of:=(TRIM([.L129]))" office:value-type="string" office:string-value="pbe-vdw" calcext:value-type="string">
            <text:p>pbe-vdw</text:p>
          </table:table-cell>
          <table:table-cell table:formula="of:=(TRIM([.M129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650" calcext:value-type="float">
            <text:p>650</text:p>
          </table:table-cell>
          <table:table-cell office:value-type="string" calcext:value-type="string">
            <text:p>dist.pbe-vdw.6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57574" calcext:value-type="float">
            <text:p>2.57574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130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130]))" office:value-type="string" office:string-value="pbe-vdw" calcext:value-type="string">
            <text:p>pbe-vdw</text:p>
          </table:table-cell>
          <table:table-cell table:formula="of:=(TRIM([.M130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650" calcext:value-type="float">
            <text:p>650</text:p>
          </table:table-cell>
          <table:table-cell office:value-type="string" calcext:value-type="string">
            <text:p>dist.pbe-vdw.6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57574" calcext:value-type="float">
            <text:p>2.5757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131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131]))" office:value-type="string" office:string-value="pbe-vdw" calcext:value-type="string">
            <text:p>pbe-vdw</text:p>
          </table:table-cell>
          <table:table-cell table:formula="of:=(TRIM([.M131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650" calcext:value-type="float">
            <text:p>650</text:p>
          </table:table-cell>
          <table:table-cell office:value-type="string" calcext:value-type="string">
            <text:p>dist.pbe-vdw.65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53343" calcext:value-type="float">
            <text:p>2.53343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132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132]))" office:value-type="string" office:string-value="pbe-vdw" calcext:value-type="string">
            <text:p>pbe-vdw</text:p>
          </table:table-cell>
          <table:table-cell table:formula="of:=(TRIM([.M132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650" calcext:value-type="float">
            <text:p>650</text:p>
          </table:table-cell>
          <table:table-cell office:value-type="string" calcext:value-type="string">
            <text:p>dist.pbe-vdw.6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5577" calcext:value-type="float">
            <text:p>2.45577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133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133]))" office:value-type="string" office:string-value="pbe-vdw" calcext:value-type="string">
            <text:p>pbe-vdw</text:p>
          </table:table-cell>
          <table:table-cell table:formula="of:=(TRIM([.M133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650" calcext:value-type="float">
            <text:p>650</text:p>
          </table:table-cell>
          <table:table-cell office:value-type="string" calcext:value-type="string">
            <text:p>dist.pbe-vdw.6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5577" calcext:value-type="float">
            <text:p>2.4557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134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134]))" office:value-type="string" office:string-value="pbe-vdw" calcext:value-type="string">
            <text:p>pbe-vdw</text:p>
          </table:table-cell>
          <table:table-cell table:formula="of:=(TRIM([.M134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650" calcext:value-type="float">
            <text:p>650</text:p>
          </table:table-cell>
          <table:table-cell office:value-type="string" calcext:value-type="string">
            <text:p>dist.pbe-vdw.65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57574" calcext:value-type="float">
            <text:p>2.5757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135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135]))" office:value-type="string" office:string-value="pbe-vdw" calcext:value-type="string">
            <text:p>pbe-vdw</text:p>
          </table:table-cell>
          <table:table-cell table:formula="of:=(TRIM([.M135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650" calcext:value-type="float">
            <text:p>650</text:p>
          </table:table-cell>
          <table:table-cell office:value-type="string" calcext:value-type="string">
            <text:p>dist.pbe-vdw.6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5577" calcext:value-type="float">
            <text:p>2.45577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136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136]))" office:value-type="string" office:string-value="pbe-vdw" calcext:value-type="string">
            <text:p>pbe-vdw</text:p>
          </table:table-cell>
          <table:table-cell table:formula="of:=(TRIM([.M136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650" calcext:value-type="float">
            <text:p>650</text:p>
          </table:table-cell>
          <table:table-cell office:value-type="string" calcext:value-type="string">
            <text:p>dist.pbe-vdw.6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5577" calcext:value-type="float">
            <text:p>2.4557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137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137]))" office:value-type="string" office:string-value="pbe-vdw" calcext:value-type="string">
            <text:p>pbe-vdw</text:p>
          </table:table-cell>
          <table:table-cell table:formula="of:=(TRIM([.M137]))" office:value-type="string" office:string-value="pbe-vdw" calcext:value-type="string">
            <text:p>pbe-vdw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dist.pbe-vdw.65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53343" calcext:value-type="float">
            <text:p>2.53343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138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138]))" office:value-type="string" office:string-value="pbe-vdw" calcext:value-type="string">
            <text:p>pbe-vdw</text:p>
          </table:table-cell>
          <table:table-cell table:formula="of:=(TRIM([.M138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650" calcext:value-type="float">
            <text:p>650</text:p>
          </table:table-cell>
          <table:table-cell office:value-type="string" calcext:value-type="string">
            <text:p>dist.pbe-vdw.65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7109" calcext:value-type="float">
            <text:p>2.7109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139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139]))" office:value-type="string" office:string-value="pbe-vdw" calcext:value-type="string">
            <text:p>pbe-vdw</text:p>
          </table:table-cell>
          <table:table-cell table:formula="of:=(TRIM([.M139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650" calcext:value-type="float">
            <text:p>650</text:p>
          </table:table-cell>
          <table:table-cell office:value-type="string" calcext:value-type="string">
            <text:p>dist.pbe-vdw.65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7109" calcext:value-type="float">
            <text:p>2.710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140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140]))" office:value-type="string" office:string-value="pbe-vdw" calcext:value-type="string">
            <text:p>pbe-vdw</text:p>
          </table:table-cell>
          <table:table-cell table:formula="of:=(TRIM([.M140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700" calcext:value-type="float">
            <text:p>700</text:p>
          </table:table-cell>
          <table:table-cell office:value-type="string" calcext:value-type="string">
            <text:p>dist.pbe-vdw.7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55757" calcext:value-type="float">
            <text:p>2.55757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141]))">
            <text:p/>
          </table:table-cell>
          <table:table-cell/>
          <table:table-cell office:value-type="string" calcext:value-type="string">
            <text:p><text:s/>pbe-vdw</text:p>
          </table:table-cell>
          <table:table-cell table:formula="of:=(TRIM([.L141]))" office:value-type="string" office:string-value="pbe-vdw" calcext:value-type="string">
            <text:p>pbe-vdw</text:p>
          </table:table-cell>
          <table:table-cell table:formula="of:=(TRIM([.M141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700" calcext:value-type="float">
            <text:p>700</text:p>
          </table:table-cell>
          <table:table-cell office:value-type="string" calcext:value-type="string">
            <text:p>dist.pbe-vdw.7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55757" calcext:value-type="float">
            <text:p>2.557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142]))">
            <text:p/>
          </table:table-cell>
          <table:table-cell/>
          <table:table-cell office:value-type="string" calcext:value-type="string">
            <text:p><text:s/>pbe-vdw</text:p>
          </table:table-cell>
          <table:table-cell table:formula="of:=(TRIM([.L142]))" office:value-type="string" office:string-value="pbe-vdw" calcext:value-type="string">
            <text:p>pbe-vdw</text:p>
          </table:table-cell>
          <table:table-cell table:formula="of:=(TRIM([.M142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700" calcext:value-type="float">
            <text:p>700</text:p>
          </table:table-cell>
          <table:table-cell office:value-type="string" calcext:value-type="string">
            <text:p>dist.pbe-vdw.70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51838" calcext:value-type="float">
            <text:p>2.51838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143]))">
            <text:p/>
          </table:table-cell>
          <table:table-cell/>
          <table:table-cell office:value-type="string" calcext:value-type="string">
            <text:p><text:s/>pbe-vdw</text:p>
          </table:table-cell>
          <table:table-cell table:formula="of:=(TRIM([.L143]))" office:value-type="string" office:string-value="pbe-vdw" calcext:value-type="string">
            <text:p>pbe-vdw</text:p>
          </table:table-cell>
          <table:table-cell table:formula="of:=(TRIM([.M143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700" calcext:value-type="float">
            <text:p>700</text:p>
          </table:table-cell>
          <table:table-cell office:value-type="string" calcext:value-type="string">
            <text:p>dist.pbe-vdw.7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4177" calcext:value-type="float">
            <text:p>2.44177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144]))">
            <text:p/>
          </table:table-cell>
          <table:table-cell/>
          <table:table-cell office:value-type="string" calcext:value-type="string">
            <text:p><text:s/>pbe-vdw</text:p>
          </table:table-cell>
          <table:table-cell table:formula="of:=(TRIM([.L144]))" office:value-type="string" office:string-value="pbe-vdw" calcext:value-type="string">
            <text:p>pbe-vdw</text:p>
          </table:table-cell>
          <table:table-cell table:formula="of:=(TRIM([.M144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700" calcext:value-type="float">
            <text:p>700</text:p>
          </table:table-cell>
          <table:table-cell office:value-type="string" calcext:value-type="string">
            <text:p>dist.pbe-vdw.7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4177" calcext:value-type="float">
            <text:p>2.4417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145]))">
            <text:p/>
          </table:table-cell>
          <table:table-cell/>
          <table:table-cell office:value-type="string" calcext:value-type="string">
            <text:p><text:s/>pbe-vdw</text:p>
          </table:table-cell>
          <table:table-cell table:formula="of:=(TRIM([.L145]))" office:value-type="string" office:string-value="pbe-vdw" calcext:value-type="string">
            <text:p>pbe-vdw</text:p>
          </table:table-cell>
          <table:table-cell table:formula="of:=(TRIM([.M145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700" calcext:value-type="float">
            <text:p>700</text:p>
          </table:table-cell>
          <table:table-cell office:value-type="string" calcext:value-type="string">
            <text:p>dist.pbe-vdw.70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55757" calcext:value-type="float">
            <text:p>2.557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146]))">
            <text:p/>
          </table:table-cell>
          <table:table-cell/>
          <table:table-cell office:value-type="string" calcext:value-type="string">
            <text:p><text:s/>pbe-vdw</text:p>
          </table:table-cell>
          <table:table-cell table:formula="of:=(TRIM([.L146]))" office:value-type="string" office:string-value="pbe-vdw" calcext:value-type="string">
            <text:p>pbe-vdw</text:p>
          </table:table-cell>
          <table:table-cell table:formula="of:=(TRIM([.M146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700" calcext:value-type="float">
            <text:p>700</text:p>
          </table:table-cell>
          <table:table-cell office:value-type="string" calcext:value-type="string">
            <text:p>dist.pbe-vdw.7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4177" calcext:value-type="float">
            <text:p>2.44177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147]))">
            <text:p/>
          </table:table-cell>
          <table:table-cell/>
          <table:table-cell office:value-type="string" calcext:value-type="string">
            <text:p><text:s/>pbe-vdw</text:p>
          </table:table-cell>
          <table:table-cell table:formula="of:=(TRIM([.L147]))" office:value-type="string" office:string-value="pbe-vdw" calcext:value-type="string">
            <text:p>pbe-vdw</text:p>
          </table:table-cell>
          <table:table-cell table:formula="of:=(TRIM([.M147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700" calcext:value-type="float">
            <text:p>700</text:p>
          </table:table-cell>
          <table:table-cell office:value-type="string" calcext:value-type="string">
            <text:p>dist.pbe-vdw.7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4177" calcext:value-type="float">
            <text:p>2.4417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148]))">
            <text:p/>
          </table:table-cell>
          <table:table-cell/>
          <table:table-cell office:value-type="string" calcext:value-type="string">
            <text:p><text:s/>pbe-vdw</text:p>
          </table:table-cell>
          <table:table-cell table:formula="of:=(TRIM([.L148]))" office:value-type="string" office:string-value="pbe-vdw" calcext:value-type="string">
            <text:p>pbe-vdw</text:p>
          </table:table-cell>
          <table:table-cell table:formula="of:=(TRIM([.M148]))" office:value-type="string" office:string-value="pbe-vdw" calcext:value-type="string">
            <text:p>pbe-vdw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dist.pbe-vdw.70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51838" calcext:value-type="float">
            <text:p>2.51838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149]))">
            <text:p/>
          </table:table-cell>
          <table:table-cell/>
          <table:table-cell office:value-type="string" calcext:value-type="string">
            <text:p><text:s/>pbe-vdw</text:p>
          </table:table-cell>
          <table:table-cell table:formula="of:=(TRIM([.L149]))" office:value-type="string" office:string-value="pbe-vdw" calcext:value-type="string">
            <text:p>pbe-vdw</text:p>
          </table:table-cell>
          <table:table-cell table:formula="of:=(TRIM([.M149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700" calcext:value-type="float">
            <text:p>700</text:p>
          </table:table-cell>
          <table:table-cell office:value-type="string" calcext:value-type="string">
            <text:p>dist.pbe-vdw.70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69135" calcext:value-type="float">
            <text:p>2.69135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150]))">
            <text:p/>
          </table:table-cell>
          <table:table-cell/>
          <table:table-cell office:value-type="string" calcext:value-type="string">
            <text:p><text:s/>pbe-vdw</text:p>
          </table:table-cell>
          <table:table-cell table:formula="of:=(TRIM([.L150]))" office:value-type="string" office:string-value="pbe-vdw" calcext:value-type="string">
            <text:p>pbe-vdw</text:p>
          </table:table-cell>
          <table:table-cell table:formula="of:=(TRIM([.M150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700" calcext:value-type="float">
            <text:p>700</text:p>
          </table:table-cell>
          <table:table-cell office:value-type="string" calcext:value-type="string">
            <text:p>dist.pbe-vdw.70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69135" calcext:value-type="float">
            <text:p>2.6913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151]))">
            <text:p/>
          </table:table-cell>
          <table:table-cell/>
          <table:table-cell office:value-type="string" calcext:value-type="string">
            <text:p><text:s/>pbe-vdw</text:p>
          </table:table-cell>
          <table:table-cell table:formula="of:=(TRIM([.L151]))" office:value-type="string" office:string-value="pbe-vdw" calcext:value-type="string">
            <text:p>pbe-vdw</text:p>
          </table:table-cell>
          <table:table-cell table:formula="of:=(TRIM([.M151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750" calcext:value-type="float">
            <text:p>750</text:p>
          </table:table-cell>
          <table:table-cell office:value-type="string" calcext:value-type="string">
            <text:p>dist.pbe-vdw.7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54056" calcext:value-type="float">
            <text:p>2.54056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152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152]))" office:value-type="string" office:string-value="pbe-vdw" calcext:value-type="string">
            <text:p>pbe-vdw</text:p>
          </table:table-cell>
          <table:table-cell table:formula="of:=(TRIM([.M152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750" calcext:value-type="float">
            <text:p>750</text:p>
          </table:table-cell>
          <table:table-cell office:value-type="string" calcext:value-type="string">
            <text:p>dist.pbe-vdw.7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54056" calcext:value-type="float">
            <text:p>2.540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153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153]))" office:value-type="string" office:string-value="pbe-vdw" calcext:value-type="string">
            <text:p>pbe-vdw</text:p>
          </table:table-cell>
          <table:table-cell table:formula="of:=(TRIM([.M153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750" calcext:value-type="float">
            <text:p>750</text:p>
          </table:table-cell>
          <table:table-cell office:value-type="string" calcext:value-type="string">
            <text:p>dist.pbe-vdw.75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50422" calcext:value-type="float">
            <text:p>2.50422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154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154]))" office:value-type="string" office:string-value="pbe-vdw" calcext:value-type="string">
            <text:p>pbe-vdw</text:p>
          </table:table-cell>
          <table:table-cell table:formula="of:=(TRIM([.M154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750" calcext:value-type="float">
            <text:p>750</text:p>
          </table:table-cell>
          <table:table-cell office:value-type="string" calcext:value-type="string">
            <text:p>dist.pbe-vdw.7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2855" calcext:value-type="float">
            <text:p>2.42855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155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155]))" office:value-type="string" office:string-value="pbe-vdw" calcext:value-type="string">
            <text:p>pbe-vdw</text:p>
          </table:table-cell>
          <table:table-cell table:formula="of:=(TRIM([.M155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750" calcext:value-type="float">
            <text:p>750</text:p>
          </table:table-cell>
          <table:table-cell office:value-type="string" calcext:value-type="string">
            <text:p>dist.pbe-vdw.7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2855" calcext:value-type="float">
            <text:p>2.428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156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156]))" office:value-type="string" office:string-value="pbe-vdw" calcext:value-type="string">
            <text:p>pbe-vdw</text:p>
          </table:table-cell>
          <table:table-cell table:formula="of:=(TRIM([.M156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750" calcext:value-type="float">
            <text:p>750</text:p>
          </table:table-cell>
          <table:table-cell office:value-type="string" calcext:value-type="string">
            <text:p>dist.pbe-vdw.75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54056" calcext:value-type="float">
            <text:p>2.540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157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157]))" office:value-type="string" office:string-value="pbe-vdw" calcext:value-type="string">
            <text:p>pbe-vdw</text:p>
          </table:table-cell>
          <table:table-cell table:formula="of:=(TRIM([.M157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750" calcext:value-type="float">
            <text:p>750</text:p>
          </table:table-cell>
          <table:table-cell office:value-type="string" calcext:value-type="string">
            <text:p>dist.pbe-vdw.7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2855" calcext:value-type="float">
            <text:p>2.42855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158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158]))" office:value-type="string" office:string-value="pbe-vdw" calcext:value-type="string">
            <text:p>pbe-vdw</text:p>
          </table:table-cell>
          <table:table-cell table:formula="of:=(TRIM([.M158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750" calcext:value-type="float">
            <text:p>750</text:p>
          </table:table-cell>
          <table:table-cell office:value-type="string" calcext:value-type="string">
            <text:p>dist.pbe-vdw.7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2855" calcext:value-type="float">
            <text:p>2.428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159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159]))" office:value-type="string" office:string-value="pbe-vdw" calcext:value-type="string">
            <text:p>pbe-vdw</text:p>
          </table:table-cell>
          <table:table-cell table:formula="of:=(TRIM([.M159]))" office:value-type="string" office:string-value="pbe-vdw" calcext:value-type="string">
            <text:p>pbe-vdw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dist.pbe-vdw.75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50422" calcext:value-type="float">
            <text:p>2.50422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160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160]))" office:value-type="string" office:string-value="pbe-vdw" calcext:value-type="string">
            <text:p>pbe-vdw</text:p>
          </table:table-cell>
          <table:table-cell table:formula="of:=(TRIM([.M160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750" calcext:value-type="float">
            <text:p>750</text:p>
          </table:table-cell>
          <table:table-cell office:value-type="string" calcext:value-type="string">
            <text:p>dist.pbe-vdw.75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67293" calcext:value-type="float">
            <text:p>2.67293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161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161]))" office:value-type="string" office:string-value="pbe-vdw" calcext:value-type="string">
            <text:p>pbe-vdw</text:p>
          </table:table-cell>
          <table:table-cell table:formula="of:=(TRIM([.M161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750" calcext:value-type="float">
            <text:p>750</text:p>
          </table:table-cell>
          <table:table-cell office:value-type="string" calcext:value-type="string">
            <text:p>dist.pbe-vdw.75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67293" calcext:value-type="float">
            <text:p>2.6729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162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162]))" office:value-type="string" office:string-value="pbe-vdw" calcext:value-type="string">
            <text:p>pbe-vdw</text:p>
          </table:table-cell>
          <table:table-cell table:formula="of:=(TRIM([.M162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800" calcext:value-type="float">
            <text:p>800</text:p>
          </table:table-cell>
          <table:table-cell office:value-type="string" calcext:value-type="string">
            <text:p>dist.pbe-vdw.8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52451" calcext:value-type="float">
            <text:p>2.5245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163]))">
            <text:p/>
          </table:table-cell>
          <table:table-cell/>
          <table:table-cell office:value-type="string" calcext:value-type="string">
            <text:p><text:s/>pbe-vdw</text:p>
          </table:table-cell>
          <table:table-cell table:formula="of:=(TRIM([.L163]))" office:value-type="string" office:string-value="pbe-vdw" calcext:value-type="string">
            <text:p>pbe-vdw</text:p>
          </table:table-cell>
          <table:table-cell table:formula="of:=(TRIM([.M163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800" calcext:value-type="float">
            <text:p>800</text:p>
          </table:table-cell>
          <table:table-cell office:value-type="string" calcext:value-type="string">
            <text:p>dist.pbe-vdw.8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52451" calcext:value-type="float">
            <text:p>2.5245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164]))">
            <text:p/>
          </table:table-cell>
          <table:table-cell/>
          <table:table-cell office:value-type="string" calcext:value-type="string">
            <text:p><text:s/>pbe-vdw</text:p>
          </table:table-cell>
          <table:table-cell table:formula="of:=(TRIM([.L164]))" office:value-type="string" office:string-value="pbe-vdw" calcext:value-type="string">
            <text:p>pbe-vdw</text:p>
          </table:table-cell>
          <table:table-cell table:formula="of:=(TRIM([.M164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800" calcext:value-type="float">
            <text:p>800</text:p>
          </table:table-cell>
          <table:table-cell office:value-type="string" calcext:value-type="string">
            <text:p>dist.pbe-vdw.80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9088" calcext:value-type="float">
            <text:p>2.49088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165]))">
            <text:p/>
          </table:table-cell>
          <table:table-cell/>
          <table:table-cell office:value-type="string" calcext:value-type="string">
            <text:p><text:s/>pbe-vdw</text:p>
          </table:table-cell>
          <table:table-cell table:formula="of:=(TRIM([.L165]))" office:value-type="string" office:string-value="pbe-vdw" calcext:value-type="string">
            <text:p>pbe-vdw</text:p>
          </table:table-cell>
          <table:table-cell table:formula="of:=(TRIM([.M165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800" calcext:value-type="float">
            <text:p>800</text:p>
          </table:table-cell>
          <table:table-cell office:value-type="string" calcext:value-type="string">
            <text:p>dist.pbe-vdw.8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1601" calcext:value-type="float">
            <text:p>2.4160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166]))">
            <text:p/>
          </table:table-cell>
          <table:table-cell/>
          <table:table-cell office:value-type="string" calcext:value-type="string">
            <text:p><text:s/>pbe-vdw</text:p>
          </table:table-cell>
          <table:table-cell table:formula="of:=(TRIM([.L166]))" office:value-type="string" office:string-value="pbe-vdw" calcext:value-type="string">
            <text:p>pbe-vdw</text:p>
          </table:table-cell>
          <table:table-cell table:formula="of:=(TRIM([.M166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800" calcext:value-type="float">
            <text:p>800</text:p>
          </table:table-cell>
          <table:table-cell office:value-type="string" calcext:value-type="string">
            <text:p>dist.pbe-vdw.8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1601" calcext:value-type="float">
            <text:p>2.416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167]))">
            <text:p/>
          </table:table-cell>
          <table:table-cell/>
          <table:table-cell office:value-type="string" calcext:value-type="string">
            <text:p><text:s/>pbe-vdw</text:p>
          </table:table-cell>
          <table:table-cell table:formula="of:=(TRIM([.L167]))" office:value-type="string" office:string-value="pbe-vdw" calcext:value-type="string">
            <text:p>pbe-vdw</text:p>
          </table:table-cell>
          <table:table-cell table:formula="of:=(TRIM([.M167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800" calcext:value-type="float">
            <text:p>800</text:p>
          </table:table-cell>
          <table:table-cell office:value-type="string" calcext:value-type="string">
            <text:p>dist.pbe-vdw.80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52451" calcext:value-type="float">
            <text:p>2.5245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168]))">
            <text:p/>
          </table:table-cell>
          <table:table-cell/>
          <table:table-cell office:value-type="string" calcext:value-type="string">
            <text:p><text:s/>pbe-vdw</text:p>
          </table:table-cell>
          <table:table-cell table:formula="of:=(TRIM([.L168]))" office:value-type="string" office:string-value="pbe-vdw" calcext:value-type="string">
            <text:p>pbe-vdw</text:p>
          </table:table-cell>
          <table:table-cell table:formula="of:=(TRIM([.M168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800" calcext:value-type="float">
            <text:p>800</text:p>
          </table:table-cell>
          <table:table-cell office:value-type="string" calcext:value-type="string">
            <text:p>dist.pbe-vdw.8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1601" calcext:value-type="float">
            <text:p>2.4160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169]))">
            <text:p/>
          </table:table-cell>
          <table:table-cell/>
          <table:table-cell office:value-type="string" calcext:value-type="string">
            <text:p><text:s/>pbe-vdw</text:p>
          </table:table-cell>
          <table:table-cell table:formula="of:=(TRIM([.L169]))" office:value-type="string" office:string-value="pbe-vdw" calcext:value-type="string">
            <text:p>pbe-vdw</text:p>
          </table:table-cell>
          <table:table-cell table:formula="of:=(TRIM([.M169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800" calcext:value-type="float">
            <text:p>800</text:p>
          </table:table-cell>
          <table:table-cell office:value-type="string" calcext:value-type="string">
            <text:p>dist.pbe-vdw.8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1601" calcext:value-type="float">
            <text:p>2.416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170]))">
            <text:p/>
          </table:table-cell>
          <table:table-cell/>
          <table:table-cell office:value-type="string" calcext:value-type="string">
            <text:p><text:s/>pbe-vdw</text:p>
          </table:table-cell>
          <table:table-cell table:formula="of:=(TRIM([.L170]))" office:value-type="string" office:string-value="pbe-vdw" calcext:value-type="string">
            <text:p>pbe-vdw</text:p>
          </table:table-cell>
          <table:table-cell table:formula="of:=(TRIM([.M170]))" office:value-type="string" office:string-value="pbe-vdw" calcext:value-type="string">
            <text:p>pbe-vdw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dist.pbe-vdw.80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9088" calcext:value-type="float">
            <text:p>2.49088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171]))">
            <text:p/>
          </table:table-cell>
          <table:table-cell/>
          <table:table-cell office:value-type="string" calcext:value-type="string">
            <text:p><text:s/>pbe-vdw</text:p>
          </table:table-cell>
          <table:table-cell table:formula="of:=(TRIM([.L171]))" office:value-type="string" office:string-value="pbe-vdw" calcext:value-type="string">
            <text:p>pbe-vdw</text:p>
          </table:table-cell>
          <table:table-cell table:formula="of:=(TRIM([.M171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800" calcext:value-type="float">
            <text:p>800</text:p>
          </table:table-cell>
          <table:table-cell office:value-type="string" calcext:value-type="string">
            <text:p>dist.pbe-vdw.80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65533" calcext:value-type="float">
            <text:p>2.65533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172]))">
            <text:p/>
          </table:table-cell>
          <table:table-cell/>
          <table:table-cell office:value-type="string" calcext:value-type="string">
            <text:p><text:s/>pbe-vdw</text:p>
          </table:table-cell>
          <table:table-cell table:formula="of:=(TRIM([.L172]))" office:value-type="string" office:string-value="pbe-vdw" calcext:value-type="string">
            <text:p>pbe-vdw</text:p>
          </table:table-cell>
          <table:table-cell table:formula="of:=(TRIM([.M172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800" calcext:value-type="float">
            <text:p>800</text:p>
          </table:table-cell>
          <table:table-cell office:value-type="string" calcext:value-type="string">
            <text:p>dist.pbe-vdw.80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65533" calcext:value-type="float">
            <text:p>2.6553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173]))">
            <text:p/>
          </table:table-cell>
          <table:table-cell/>
          <table:table-cell office:value-type="string" calcext:value-type="string">
            <text:p><text:s/>pbe-vdw</text:p>
          </table:table-cell>
          <table:table-cell table:formula="of:=(TRIM([.L173]))" office:value-type="string" office:string-value="pbe-vdw" calcext:value-type="string">
            <text:p>pbe-vdw</text:p>
          </table:table-cell>
          <table:table-cell table:formula="of:=(TRIM([.M173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850" calcext:value-type="float">
            <text:p>850</text:p>
          </table:table-cell>
          <table:table-cell office:value-type="string" calcext:value-type="string">
            <text:p>dist.pbe-vdw.8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50928" calcext:value-type="float">
            <text:p>2.50928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174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174]))" office:value-type="string" office:string-value="pbe-vdw" calcext:value-type="string">
            <text:p>pbe-vdw</text:p>
          </table:table-cell>
          <table:table-cell table:formula="of:=(TRIM([.M174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850" calcext:value-type="float">
            <text:p>850</text:p>
          </table:table-cell>
          <table:table-cell office:value-type="string" calcext:value-type="string">
            <text:p>dist.pbe-vdw.8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50928" calcext:value-type="float">
            <text:p>2.5092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175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175]))" office:value-type="string" office:string-value="pbe-vdw" calcext:value-type="string">
            <text:p>pbe-vdw</text:p>
          </table:table-cell>
          <table:table-cell table:formula="of:=(TRIM([.M175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850" calcext:value-type="float">
            <text:p>850</text:p>
          </table:table-cell>
          <table:table-cell office:value-type="string" calcext:value-type="string">
            <text:p>dist.pbe-vdw.85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7836" calcext:value-type="float">
            <text:p>2.47836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176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176]))" office:value-type="string" office:string-value="pbe-vdw" calcext:value-type="string">
            <text:p>pbe-vdw</text:p>
          </table:table-cell>
          <table:table-cell table:formula="of:=(TRIM([.M176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850" calcext:value-type="float">
            <text:p>850</text:p>
          </table:table-cell>
          <table:table-cell office:value-type="string" calcext:value-type="string">
            <text:p>dist.pbe-vdw.8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0413" calcext:value-type="float">
            <text:p>2.40413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177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177]))" office:value-type="string" office:string-value="pbe-vdw" calcext:value-type="string">
            <text:p>pbe-vdw</text:p>
          </table:table-cell>
          <table:table-cell table:formula="of:=(TRIM([.M177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850" calcext:value-type="float">
            <text:p>850</text:p>
          </table:table-cell>
          <table:table-cell office:value-type="string" calcext:value-type="string">
            <text:p>dist.pbe-vdw.8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0413" calcext:value-type="float">
            <text:p>2.404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178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178]))" office:value-type="string" office:string-value="pbe-vdw" calcext:value-type="string">
            <text:p>pbe-vdw</text:p>
          </table:table-cell>
          <table:table-cell table:formula="of:=(TRIM([.M178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850" calcext:value-type="float">
            <text:p>850</text:p>
          </table:table-cell>
          <table:table-cell office:value-type="string" calcext:value-type="string">
            <text:p>dist.pbe-vdw.85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50928" calcext:value-type="float">
            <text:p>2.5092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179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179]))" office:value-type="string" office:string-value="pbe-vdw" calcext:value-type="string">
            <text:p>pbe-vdw</text:p>
          </table:table-cell>
          <table:table-cell table:formula="of:=(TRIM([.M179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850" calcext:value-type="float">
            <text:p>850</text:p>
          </table:table-cell>
          <table:table-cell office:value-type="string" calcext:value-type="string">
            <text:p>dist.pbe-vdw.8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0413" calcext:value-type="float">
            <text:p>2.40413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180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180]))" office:value-type="string" office:string-value="pbe-vdw" calcext:value-type="string">
            <text:p>pbe-vdw</text:p>
          </table:table-cell>
          <table:table-cell table:formula="of:=(TRIM([.M180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850" calcext:value-type="float">
            <text:p>850</text:p>
          </table:table-cell>
          <table:table-cell office:value-type="string" calcext:value-type="string">
            <text:p>dist.pbe-vdw.8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0413" calcext:value-type="float">
            <text:p>2.404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181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181]))" office:value-type="string" office:string-value="pbe-vdw" calcext:value-type="string">
            <text:p>pbe-vdw</text:p>
          </table:table-cell>
          <table:table-cell table:formula="of:=(TRIM([.M181]))" office:value-type="string" office:string-value="pbe-vdw" calcext:value-type="string">
            <text:p>pbe-vdw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dist.pbe-vdw.85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7836" calcext:value-type="float">
            <text:p>2.47836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182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182]))" office:value-type="string" office:string-value="pbe-vdw" calcext:value-type="string">
            <text:p>pbe-vdw</text:p>
          </table:table-cell>
          <table:table-cell table:formula="of:=(TRIM([.M182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850" calcext:value-type="float">
            <text:p>850</text:p>
          </table:table-cell>
          <table:table-cell office:value-type="string" calcext:value-type="string">
            <text:p>dist.pbe-vdw.85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63827" calcext:value-type="float">
            <text:p>2.63827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183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183]))" office:value-type="string" office:string-value="pbe-vdw" calcext:value-type="string">
            <text:p>pbe-vdw</text:p>
          </table:table-cell>
          <table:table-cell table:formula="of:=(TRIM([.M183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850" calcext:value-type="float">
            <text:p>850</text:p>
          </table:table-cell>
          <table:table-cell office:value-type="string" calcext:value-type="string">
            <text:p>dist.pbe-vdw.85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63827" calcext:value-type="float">
            <text:p>2.6382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184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184]))" office:value-type="string" office:string-value="pbe-vdw" calcext:value-type="string">
            <text:p>pbe-vdw</text:p>
          </table:table-cell>
          <table:table-cell table:formula="of:=(TRIM([.M184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900" calcext:value-type="float">
            <text:p>900</text:p>
          </table:table-cell>
          <table:table-cell office:value-type="string" calcext:value-type="string">
            <text:p>dist.pbe-vdw.9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49473" calcext:value-type="float">
            <text:p>2.49473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185]))">
            <text:p/>
          </table:table-cell>
          <table:table-cell/>
          <table:table-cell office:value-type="string" calcext:value-type="string">
            <text:p><text:s/>pbe-vdw</text:p>
          </table:table-cell>
          <table:table-cell table:formula="of:=(TRIM([.L185]))" office:value-type="string" office:string-value="pbe-vdw" calcext:value-type="string">
            <text:p>pbe-vdw</text:p>
          </table:table-cell>
          <table:table-cell table:formula="of:=(TRIM([.M185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900" calcext:value-type="float">
            <text:p>900</text:p>
          </table:table-cell>
          <table:table-cell office:value-type="string" calcext:value-type="string">
            <text:p>dist.pbe-vdw.9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49473" calcext:value-type="float">
            <text:p>2.4947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186]))">
            <text:p/>
          </table:table-cell>
          <table:table-cell/>
          <table:table-cell office:value-type="string" calcext:value-type="string">
            <text:p><text:s/>pbe-vdw</text:p>
          </table:table-cell>
          <table:table-cell table:formula="of:=(TRIM([.L186]))" office:value-type="string" office:string-value="pbe-vdw" calcext:value-type="string">
            <text:p>pbe-vdw</text:p>
          </table:table-cell>
          <table:table-cell table:formula="of:=(TRIM([.M186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900" calcext:value-type="float">
            <text:p>900</text:p>
          </table:table-cell>
          <table:table-cell office:value-type="string" calcext:value-type="string">
            <text:p>dist.pbe-vdw.90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6656" calcext:value-type="float">
            <text:p>2.46656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187]))">
            <text:p/>
          </table:table-cell>
          <table:table-cell/>
          <table:table-cell office:value-type="string" calcext:value-type="string">
            <text:p><text:s/>pbe-vdw</text:p>
          </table:table-cell>
          <table:table-cell table:formula="of:=(TRIM([.L187]))" office:value-type="string" office:string-value="pbe-vdw" calcext:value-type="string">
            <text:p>pbe-vdw</text:p>
          </table:table-cell>
          <table:table-cell table:formula="of:=(TRIM([.M187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900" calcext:value-type="float">
            <text:p>900</text:p>
          </table:table-cell>
          <table:table-cell office:value-type="string" calcext:value-type="string">
            <text:p>dist.pbe-vdw.9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39286" calcext:value-type="float">
            <text:p>2.39286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188]))">
            <text:p/>
          </table:table-cell>
          <table:table-cell/>
          <table:table-cell office:value-type="string" calcext:value-type="string">
            <text:p><text:s/>pbe-vdw</text:p>
          </table:table-cell>
          <table:table-cell table:formula="of:=(TRIM([.L188]))" office:value-type="string" office:string-value="pbe-vdw" calcext:value-type="string">
            <text:p>pbe-vdw</text:p>
          </table:table-cell>
          <table:table-cell table:formula="of:=(TRIM([.M188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900" calcext:value-type="float">
            <text:p>900</text:p>
          </table:table-cell>
          <table:table-cell office:value-type="string" calcext:value-type="string">
            <text:p>dist.pbe-vdw.9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39286" calcext:value-type="float">
            <text:p>2.3928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189]))">
            <text:p/>
          </table:table-cell>
          <table:table-cell/>
          <table:table-cell office:value-type="string" calcext:value-type="string">
            <text:p><text:s/>pbe-vdw</text:p>
          </table:table-cell>
          <table:table-cell table:formula="of:=(TRIM([.L189]))" office:value-type="string" office:string-value="pbe-vdw" calcext:value-type="string">
            <text:p>pbe-vdw</text:p>
          </table:table-cell>
          <table:table-cell table:formula="of:=(TRIM([.M189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900" calcext:value-type="float">
            <text:p>900</text:p>
          </table:table-cell>
          <table:table-cell office:value-type="string" calcext:value-type="string">
            <text:p>dist.pbe-vdw.90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49473" calcext:value-type="float">
            <text:p>2.4947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190]))">
            <text:p/>
          </table:table-cell>
          <table:table-cell/>
          <table:table-cell office:value-type="string" calcext:value-type="string">
            <text:p><text:s/>pbe-vdw</text:p>
          </table:table-cell>
          <table:table-cell table:formula="of:=(TRIM([.L190]))" office:value-type="string" office:string-value="pbe-vdw" calcext:value-type="string">
            <text:p>pbe-vdw</text:p>
          </table:table-cell>
          <table:table-cell table:formula="of:=(TRIM([.M190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900" calcext:value-type="float">
            <text:p>900</text:p>
          </table:table-cell>
          <table:table-cell office:value-type="string" calcext:value-type="string">
            <text:p>dist.pbe-vdw.9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39286" calcext:value-type="float">
            <text:p>2.39286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191]))">
            <text:p/>
          </table:table-cell>
          <table:table-cell/>
          <table:table-cell office:value-type="string" calcext:value-type="string">
            <text:p><text:s/>pbe-vdw</text:p>
          </table:table-cell>
          <table:table-cell table:formula="of:=(TRIM([.L191]))" office:value-type="string" office:string-value="pbe-vdw" calcext:value-type="string">
            <text:p>pbe-vdw</text:p>
          </table:table-cell>
          <table:table-cell table:formula="of:=(TRIM([.M191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900" calcext:value-type="float">
            <text:p>900</text:p>
          </table:table-cell>
          <table:table-cell office:value-type="string" calcext:value-type="string">
            <text:p>dist.pbe-vdw.9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39286" calcext:value-type="float">
            <text:p>2.3928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192]))">
            <text:p/>
          </table:table-cell>
          <table:table-cell/>
          <table:table-cell office:value-type="string" calcext:value-type="string">
            <text:p><text:s/>pbe-vdw</text:p>
          </table:table-cell>
          <table:table-cell table:formula="of:=(TRIM([.L192]))" office:value-type="string" office:string-value="pbe-vdw" calcext:value-type="string">
            <text:p>pbe-vdw</text:p>
          </table:table-cell>
          <table:table-cell table:formula="of:=(TRIM([.M192]))" office:value-type="string" office:string-value="pbe-vdw" calcext:value-type="string">
            <text:p>pbe-vdw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dist.pbe-vdw.90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6656" calcext:value-type="float">
            <text:p>2.46656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193]))">
            <text:p/>
          </table:table-cell>
          <table:table-cell/>
          <table:table-cell office:value-type="string" calcext:value-type="string">
            <text:p><text:s/>pbe-vdw</text:p>
          </table:table-cell>
          <table:table-cell table:formula="of:=(TRIM([.L193]))" office:value-type="string" office:string-value="pbe-vdw" calcext:value-type="string">
            <text:p>pbe-vdw</text:p>
          </table:table-cell>
          <table:table-cell table:formula="of:=(TRIM([.M193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900" calcext:value-type="float">
            <text:p>900</text:p>
          </table:table-cell>
          <table:table-cell office:value-type="string" calcext:value-type="string">
            <text:p>dist.pbe-vdw.90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6216" calcext:value-type="float">
            <text:p>2.6216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194]))">
            <text:p/>
          </table:table-cell>
          <table:table-cell/>
          <table:table-cell office:value-type="string" calcext:value-type="string">
            <text:p><text:s/>pbe-vdw</text:p>
          </table:table-cell>
          <table:table-cell table:formula="of:=(TRIM([.L194]))" office:value-type="string" office:string-value="pbe-vdw" calcext:value-type="string">
            <text:p>pbe-vdw</text:p>
          </table:table-cell>
          <table:table-cell table:formula="of:=(TRIM([.M194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900" calcext:value-type="float">
            <text:p>900</text:p>
          </table:table-cell>
          <table:table-cell office:value-type="string" calcext:value-type="string">
            <text:p>dist.pbe-vdw.90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6216" calcext:value-type="float">
            <text:p>2.62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195]))">
            <text:p/>
          </table:table-cell>
          <table:table-cell/>
          <table:table-cell office:value-type="string" calcext:value-type="string">
            <text:p><text:s/>pbe-vdw</text:p>
          </table:table-cell>
          <table:table-cell table:formula="of:=(TRIM([.L195]))" office:value-type="string" office:string-value="pbe-vdw" calcext:value-type="string">
            <text:p>pbe-vdw</text:p>
          </table:table-cell>
          <table:table-cell table:formula="of:=(TRIM([.M195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950" calcext:value-type="float">
            <text:p>950</text:p>
          </table:table-cell>
          <table:table-cell office:value-type="string" calcext:value-type="string">
            <text:p>dist.pbe-vdw.9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48084" calcext:value-type="float">
            <text:p>2.48084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196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196]))" office:value-type="string" office:string-value="pbe-vdw" calcext:value-type="string">
            <text:p>pbe-vdw</text:p>
          </table:table-cell>
          <table:table-cell table:formula="of:=(TRIM([.M196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950" calcext:value-type="float">
            <text:p>950</text:p>
          </table:table-cell>
          <table:table-cell office:value-type="string" calcext:value-type="string">
            <text:p>dist.pbe-vdw.9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48084" calcext:value-type="float">
            <text:p>2.4808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197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197]))" office:value-type="string" office:string-value="pbe-vdw" calcext:value-type="string">
            <text:p>pbe-vdw</text:p>
          </table:table-cell>
          <table:table-cell table:formula="of:=(TRIM([.M197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950" calcext:value-type="float">
            <text:p>950</text:p>
          </table:table-cell>
          <table:table-cell office:value-type="string" calcext:value-type="string">
            <text:p>dist.pbe-vdw.95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554" calcext:value-type="float">
            <text:p>2.4554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198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198]))" office:value-type="string" office:string-value="pbe-vdw" calcext:value-type="string">
            <text:p>pbe-vdw</text:p>
          </table:table-cell>
          <table:table-cell table:formula="of:=(TRIM([.M198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950" calcext:value-type="float">
            <text:p>950</text:p>
          </table:table-cell>
          <table:table-cell office:value-type="string" calcext:value-type="string">
            <text:p>dist.pbe-vdw.9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38214" calcext:value-type="float">
            <text:p>2.38214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199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199]))" office:value-type="string" office:string-value="pbe-vdw" calcext:value-type="string">
            <text:p>pbe-vdw</text:p>
          </table:table-cell>
          <table:table-cell table:formula="of:=(TRIM([.M199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950" calcext:value-type="float">
            <text:p>950</text:p>
          </table:table-cell>
          <table:table-cell office:value-type="string" calcext:value-type="string">
            <text:p>dist.pbe-vdw.9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38214" calcext:value-type="float">
            <text:p>2.3821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200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200]))" office:value-type="string" office:string-value="pbe-vdw" calcext:value-type="string">
            <text:p>pbe-vdw</text:p>
          </table:table-cell>
          <table:table-cell table:formula="of:=(TRIM([.M200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950" calcext:value-type="float">
            <text:p>950</text:p>
          </table:table-cell>
          <table:table-cell office:value-type="string" calcext:value-type="string">
            <text:p>dist.pbe-vdw.95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48084" calcext:value-type="float">
            <text:p>2.4808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201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201]))" office:value-type="string" office:string-value="pbe-vdw" calcext:value-type="string">
            <text:p>pbe-vdw</text:p>
          </table:table-cell>
          <table:table-cell table:formula="of:=(TRIM([.M201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950" calcext:value-type="float">
            <text:p>950</text:p>
          </table:table-cell>
          <table:table-cell office:value-type="string" calcext:value-type="string">
            <text:p>dist.pbe-vdw.9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38214" calcext:value-type="float">
            <text:p>2.38214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202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202]))" office:value-type="string" office:string-value="pbe-vdw" calcext:value-type="string">
            <text:p>pbe-vdw</text:p>
          </table:table-cell>
          <table:table-cell table:formula="of:=(TRIM([.M202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950" calcext:value-type="float">
            <text:p>950</text:p>
          </table:table-cell>
          <table:table-cell office:value-type="string" calcext:value-type="string">
            <text:p>dist.pbe-vdw.9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38214" calcext:value-type="float">
            <text:p>2.3821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203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203]))" office:value-type="string" office:string-value="pbe-vdw" calcext:value-type="string">
            <text:p>pbe-vdw</text:p>
          </table:table-cell>
          <table:table-cell table:formula="of:=(TRIM([.M203]))" office:value-type="string" office:string-value="pbe-vdw" calcext:value-type="string">
            <text:p>pbe-vdw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dist.pbe-vdw.95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554" calcext:value-type="float">
            <text:p>2.4554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204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204]))" office:value-type="string" office:string-value="pbe-vdw" calcext:value-type="string">
            <text:p>pbe-vdw</text:p>
          </table:table-cell>
          <table:table-cell table:formula="of:=(TRIM([.M204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950" calcext:value-type="float">
            <text:p>950</text:p>
          </table:table-cell>
          <table:table-cell office:value-type="string" calcext:value-type="string">
            <text:p>dist.pbe-vdw.95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60549" calcext:value-type="float">
            <text:p>2.60549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205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205]))" office:value-type="string" office:string-value="pbe-vdw" calcext:value-type="string">
            <text:p>pbe-vdw</text:p>
          </table:table-cell>
          <table:table-cell table:formula="of:=(TRIM([.M205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950" calcext:value-type="float">
            <text:p>950</text:p>
          </table:table-cell>
          <table:table-cell office:value-type="string" calcext:value-type="string">
            <text:p>dist.pbe-vdw.95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60549" calcext:value-type="float">
            <text:p>2.6054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206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206]))" office:value-type="string" office:string-value="pbe-vdw" calcext:value-type="string">
            <text:p>pbe-vdw</text:p>
          </table:table-cell>
          <table:table-cell table:formula="of:=(TRIM([.M206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1000" calcext:value-type="float">
            <text:p>1000</text:p>
          </table:table-cell>
          <table:table-cell office:value-type="string" calcext:value-type="string">
            <text:p>dist.pbe-vdw.10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46752" calcext:value-type="float">
            <text:p>2.46752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207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207]))" office:value-type="string" office:string-value="pbe-vdw" calcext:value-type="string">
            <text:p>pbe-vdw</text:p>
          </table:table-cell>
          <table:table-cell table:formula="of:=(TRIM([.M207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1000" calcext:value-type="float">
            <text:p>1000</text:p>
          </table:table-cell>
          <table:table-cell office:value-type="string" calcext:value-type="string">
            <text:p>dist.pbe-vdw.10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46752" calcext:value-type="float">
            <text:p>2.4675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208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208]))" office:value-type="string" office:string-value="pbe-vdw" calcext:value-type="string">
            <text:p>pbe-vdw</text:p>
          </table:table-cell>
          <table:table-cell table:formula="of:=(TRIM([.M208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1000" calcext:value-type="float">
            <text:p>1000</text:p>
          </table:table-cell>
          <table:table-cell office:value-type="string" calcext:value-type="string">
            <text:p>dist.pbe-vdw.100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4481" calcext:value-type="float">
            <text:p>2.4448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209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209]))" office:value-type="string" office:string-value="pbe-vdw" calcext:value-type="string">
            <text:p>pbe-vdw</text:p>
          </table:table-cell>
          <table:table-cell table:formula="of:=(TRIM([.M209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1000" calcext:value-type="float">
            <text:p>1000</text:p>
          </table:table-cell>
          <table:table-cell office:value-type="string" calcext:value-type="string">
            <text:p>dist.pbe-vdw.10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37193" calcext:value-type="float">
            <text:p>2.37193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210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210]))" office:value-type="string" office:string-value="pbe-vdw" calcext:value-type="string">
            <text:p>pbe-vdw</text:p>
          </table:table-cell>
          <table:table-cell table:formula="of:=(TRIM([.M210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1000" calcext:value-type="float">
            <text:p>1000</text:p>
          </table:table-cell>
          <table:table-cell office:value-type="string" calcext:value-type="string">
            <text:p>dist.pbe-vdw.10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37193" calcext:value-type="float">
            <text:p>2.3719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211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211]))" office:value-type="string" office:string-value="pbe-vdw" calcext:value-type="string">
            <text:p>pbe-vdw</text:p>
          </table:table-cell>
          <table:table-cell table:formula="of:=(TRIM([.M211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1000" calcext:value-type="float">
            <text:p>1000</text:p>
          </table:table-cell>
          <table:table-cell office:value-type="string" calcext:value-type="string">
            <text:p>dist.pbe-vdw.100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46752" calcext:value-type="float">
            <text:p>2.4675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212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212]))" office:value-type="string" office:string-value="pbe-vdw" calcext:value-type="string">
            <text:p>pbe-vdw</text:p>
          </table:table-cell>
          <table:table-cell table:formula="of:=(TRIM([.M212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1000" calcext:value-type="float">
            <text:p>1000</text:p>
          </table:table-cell>
          <table:table-cell office:value-type="string" calcext:value-type="string">
            <text:p>dist.pbe-vdw.10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37193" calcext:value-type="float">
            <text:p>2.37193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213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213]))" office:value-type="string" office:string-value="pbe-vdw" calcext:value-type="string">
            <text:p>pbe-vdw</text:p>
          </table:table-cell>
          <table:table-cell table:formula="of:=(TRIM([.M213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1000" calcext:value-type="float">
            <text:p>1000</text:p>
          </table:table-cell>
          <table:table-cell office:value-type="string" calcext:value-type="string">
            <text:p>dist.pbe-vdw.10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37193" calcext:value-type="float">
            <text:p>2.3719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214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214]))" office:value-type="string" office:string-value="pbe-vdw" calcext:value-type="string">
            <text:p>pbe-vdw</text:p>
          </table:table-cell>
          <table:table-cell table:formula="of:=(TRIM([.M214]))" office:value-type="string" office:string-value="pbe-vdw" calcext:value-type="string">
            <text:p>pbe-vdw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dist.pbe-vdw.100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4481" calcext:value-type="float">
            <text:p>2.4448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215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215]))" office:value-type="string" office:string-value="pbe-vdw" calcext:value-type="string">
            <text:p>pbe-vdw</text:p>
          </table:table-cell>
          <table:table-cell table:formula="of:=(TRIM([.M215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1000" calcext:value-type="float">
            <text:p>1000</text:p>
          </table:table-cell>
          <table:table-cell office:value-type="string" calcext:value-type="string">
            <text:p>dist.pbe-vdw.100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58983" calcext:value-type="float">
            <text:p>2.58983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216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216]))" office:value-type="string" office:string-value="pbe-vdw" calcext:value-type="string">
            <text:p>pbe-vdw</text:p>
          </table:table-cell>
          <table:table-cell table:formula="of:=(TRIM([.M216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1000" calcext:value-type="float">
            <text:p>1000</text:p>
          </table:table-cell>
          <table:table-cell office:value-type="string" calcext:value-type="string">
            <text:p>dist.pbe-vdw.100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58983" calcext:value-type="float">
            <text:p>2.5898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217]))">
            <text:p/>
          </table:table-cell>
          <table:table-cell/>
          <table:table-cell office:value-type="string" calcext:value-type="string">
            <text:p><text:s/>pbe-vdw <text:s text:c="3"/></text:p>
          </table:table-cell>
          <table:table-cell table:formula="of:=(TRIM([.L217]))" office:value-type="string" office:string-value="pbe-vdw" calcext:value-type="string">
            <text:p>pbe-vdw</text:p>
          </table:table-cell>
          <table:table-cell table:formula="of:=(TRIM([.M217]))" office:value-type="string" office:string-value="pbe-vdw" calcext:value-type="string">
            <text:p>pbe-vdw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dist.pbe.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95305" calcext:value-type="float">
            <text:p>2.95305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218]))">
            <text:p/>
          </table:table-cell>
          <table:table-cell/>
          <table:table-cell office:value-type="string" calcext:value-type="string">
            <text:p><text:s/>pbe</text:p>
          </table:table-cell>
          <table:table-cell table:formula="of:=(TRIM([.L218]))" office:value-type="string" office:string-value="pbe" calcext:value-type="string">
            <text:p>pbe</text:p>
          </table:table-cell>
          <table:table-cell table:formula="of:=(TRIM([.M218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dist.pbe.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84493" calcext:value-type="float">
            <text:p>2.84493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219]))">
            <text:p/>
          </table:table-cell>
          <table:table-cell/>
          <table:table-cell office:value-type="string" calcext:value-type="string">
            <text:p><text:s/>pbe</text:p>
          </table:table-cell>
          <table:table-cell table:formula="of:=(TRIM([.L219]))" office:value-type="string" office:string-value="pbe" calcext:value-type="string">
            <text:p>pbe</text:p>
          </table:table-cell>
          <table:table-cell table:formula="of:=(TRIM([.M219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dist.pbe.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84493" calcext:value-type="float">
            <text:p>2.8449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220]))">
            <text:p/>
          </table:table-cell>
          <table:table-cell/>
          <table:table-cell office:value-type="string" calcext:value-type="string">
            <text:p><text:s/>pbe</text:p>
          </table:table-cell>
          <table:table-cell table:formula="of:=(TRIM([.L220]))" office:value-type="string" office:string-value="pbe" calcext:value-type="string">
            <text:p>pbe</text:p>
          </table:table-cell>
          <table:table-cell table:formula="of:=(TRIM([.M220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dist.pbe.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84493" calcext:value-type="float">
            <text:p>2.84493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221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221]))" office:value-type="string" office:string-value="pbe" calcext:value-type="string">
            <text:p>pbe</text:p>
          </table:table-cell>
          <table:table-cell table:formula="of:=(TRIM([.M221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dist.pbe.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84493" calcext:value-type="float">
            <text:p>2.8449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222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222]))" office:value-type="string" office:string-value="pbe" calcext:value-type="string">
            <text:p>pbe</text:p>
          </table:table-cell>
          <table:table-cell table:formula="of:=(TRIM([.M222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dist.pbe.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95305" calcext:value-type="float">
            <text:p>2.95305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223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223]))" office:value-type="string" office:string-value="pbe" calcext:value-type="string">
            <text:p>pbe</text:p>
          </table:table-cell>
          <table:table-cell table:formula="of:=(TRIM([.M223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string" calcext:value-type="string">
            <text:p>dist.pbe.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99843" calcext:value-type="float">
            <text:p>2.99843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224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224]))" office:value-type="string" office:string-value="pbe" calcext:value-type="string">
            <text:p>pbe</text:p>
          </table:table-cell>
          <table:table-cell table:formula="of:=(TRIM([.M224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string" calcext:value-type="string">
            <text:p>dist.pbe.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99843" calcext:value-type="float">
            <text:p>2.998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225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225]))" office:value-type="string" office:string-value="pbe" calcext:value-type="string">
            <text:p>pbe</text:p>
          </table:table-cell>
          <table:table-cell table:formula="of:=(TRIM([.M225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string" calcext:value-type="string">
            <text:p>dist.pbe.5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87334" calcext:value-type="float">
            <text:p>2.87334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226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226]))" office:value-type="string" office:string-value="pbe" calcext:value-type="string">
            <text:p>pbe</text:p>
          </table:table-cell>
          <table:table-cell table:formula="of:=(TRIM([.M226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string" calcext:value-type="string">
            <text:p>dist.pbe.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77321" calcext:value-type="float">
            <text:p>2.7732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227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227]))" office:value-type="string" office:string-value="pbe" calcext:value-type="string">
            <text:p>pbe</text:p>
          </table:table-cell>
          <table:table-cell table:formula="of:=(TRIM([.M227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string" calcext:value-type="string">
            <text:p>dist.pbe.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77321" calcext:value-type="float">
            <text:p>2.773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228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228]))" office:value-type="string" office:string-value="pbe" calcext:value-type="string">
            <text:p>pbe</text:p>
          </table:table-cell>
          <table:table-cell table:formula="of:=(TRIM([.M228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string" calcext:value-type="string">
            <text:p>dist.pbe.5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99843" calcext:value-type="float">
            <text:p>2.998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229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229]))" office:value-type="string" office:string-value="pbe" calcext:value-type="string">
            <text:p>pbe</text:p>
          </table:table-cell>
          <table:table-cell table:formula="of:=(TRIM([.M229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string" calcext:value-type="string">
            <text:p>dist.pbe.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77321" calcext:value-type="float">
            <text:p>2.7732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230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230]))" office:value-type="string" office:string-value="pbe" calcext:value-type="string">
            <text:p>pbe</text:p>
          </table:table-cell>
          <table:table-cell table:formula="of:=(TRIM([.M230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string" calcext:value-type="string">
            <text:p>dist.pbe.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77321" calcext:value-type="float">
            <text:p>2.773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231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231]))" office:value-type="string" office:string-value="pbe" calcext:value-type="string">
            <text:p>pbe</text:p>
          </table:table-cell>
          <table:table-cell table:formula="of:=(TRIM([.M231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string" calcext:value-type="string">
            <text:p>dist.pbe.5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87334" calcext:value-type="float">
            <text:p>2.87334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232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232]))" office:value-type="string" office:string-value="pbe" calcext:value-type="string">
            <text:p>pbe</text:p>
          </table:table-cell>
          <table:table-cell table:formula="of:=(TRIM([.M232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string" calcext:value-type="string">
            <text:p>dist.pbe.1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91806" calcext:value-type="float">
            <text:p>2.91806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233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233]))" office:value-type="string" office:string-value="pbe" calcext:value-type="string">
            <text:p>pbe</text:p>
          </table:table-cell>
          <table:table-cell table:formula="of:=(TRIM([.M233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string" calcext:value-type="string">
            <text:p>dist.pbe.1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91806" calcext:value-type="float">
            <text:p>2.9180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234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234]))" office:value-type="string" office:string-value="pbe" calcext:value-type="string">
            <text:p>pbe</text:p>
          </table:table-cell>
          <table:table-cell table:formula="of:=(TRIM([.M234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string" calcext:value-type="string">
            <text:p>dist.pbe.10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81564" calcext:value-type="float">
            <text:p>2.81564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235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235]))" office:value-type="string" office:string-value="pbe" calcext:value-type="string">
            <text:p>pbe</text:p>
          </table:table-cell>
          <table:table-cell table:formula="of:=(TRIM([.M235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string" calcext:value-type="string">
            <text:p>dist.pbe.1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72029" calcext:value-type="float">
            <text:p>2.72029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236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236]))" office:value-type="string" office:string-value="pbe" calcext:value-type="string">
            <text:p>pbe</text:p>
          </table:table-cell>
          <table:table-cell table:formula="of:=(TRIM([.M236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string" calcext:value-type="string">
            <text:p>dist.pbe.1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72029" calcext:value-type="float">
            <text:p>2.7202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237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237]))" office:value-type="string" office:string-value="pbe" calcext:value-type="string">
            <text:p>pbe</text:p>
          </table:table-cell>
          <table:table-cell table:formula="of:=(TRIM([.M237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string" calcext:value-type="string">
            <text:p>dist.pbe.10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91806" calcext:value-type="float">
            <text:p>2.9180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238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238]))" office:value-type="string" office:string-value="pbe" calcext:value-type="string">
            <text:p>pbe</text:p>
          </table:table-cell>
          <table:table-cell table:formula="of:=(TRIM([.M238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string" calcext:value-type="string">
            <text:p>dist.pbe.1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72029" calcext:value-type="float">
            <text:p>2.72029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239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239]))" office:value-type="string" office:string-value="pbe" calcext:value-type="string">
            <text:p>pbe</text:p>
          </table:table-cell>
          <table:table-cell table:formula="of:=(TRIM([.M239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string" calcext:value-type="string">
            <text:p>dist.pbe.1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72029" calcext:value-type="float">
            <text:p>2.7202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240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240]))" office:value-type="string" office:string-value="pbe" calcext:value-type="string">
            <text:p>pbe</text:p>
          </table:table-cell>
          <table:table-cell table:formula="of:=(TRIM([.M240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string" calcext:value-type="string">
            <text:p>dist.pbe.10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81564" calcext:value-type="float">
            <text:p>2.81564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241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241]))" office:value-type="string" office:string-value="pbe" calcext:value-type="string">
            <text:p>pbe</text:p>
          </table:table-cell>
          <table:table-cell table:formula="of:=(TRIM([.M241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dist.pbe.1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8563" calcext:value-type="float">
            <text:p>2.8563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242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242]))" office:value-type="string" office:string-value="pbe" calcext:value-type="string">
            <text:p>pbe</text:p>
          </table:table-cell>
          <table:table-cell table:formula="of:=(TRIM([.M242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dist.pbe.1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8563" calcext:value-type="float">
            <text:p>2.85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243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243]))" office:value-type="string" office:string-value="pbe" calcext:value-type="string">
            <text:p>pbe</text:p>
          </table:table-cell>
          <table:table-cell table:formula="of:=(TRIM([.M243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dist.pbe.15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76952" calcext:value-type="float">
            <text:p>2.76952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244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244]))" office:value-type="string" office:string-value="pbe" calcext:value-type="string">
            <text:p>pbe</text:p>
          </table:table-cell>
          <table:table-cell table:formula="of:=(TRIM([.M244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dist.pbe.1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67793" calcext:value-type="float">
            <text:p>2.67793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245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245]))" office:value-type="string" office:string-value="pbe" calcext:value-type="string">
            <text:p>pbe</text:p>
          </table:table-cell>
          <table:table-cell table:formula="of:=(TRIM([.M245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dist.pbe.1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67793" calcext:value-type="float">
            <text:p>2.6779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246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246]))" office:value-type="string" office:string-value="pbe" calcext:value-type="string">
            <text:p>pbe</text:p>
          </table:table-cell>
          <table:table-cell table:formula="of:=(TRIM([.M246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dist.pbe.15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8563" calcext:value-type="float">
            <text:p>2.85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247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247]))" office:value-type="string" office:string-value="pbe" calcext:value-type="string">
            <text:p>pbe</text:p>
          </table:table-cell>
          <table:table-cell table:formula="of:=(TRIM([.M247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dist.pbe.1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67793" calcext:value-type="float">
            <text:p>2.67793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248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248]))" office:value-type="string" office:string-value="pbe" calcext:value-type="string">
            <text:p>pbe</text:p>
          </table:table-cell>
          <table:table-cell table:formula="of:=(TRIM([.M248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dist.pbe.1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67793" calcext:value-type="float">
            <text:p>2.6779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249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249]))" office:value-type="string" office:string-value="pbe" calcext:value-type="string">
            <text:p>pbe</text:p>
          </table:table-cell>
          <table:table-cell table:formula="of:=(TRIM([.M249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dist.pbe.15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76952" calcext:value-type="float">
            <text:p>2.76952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250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250]))" office:value-type="string" office:string-value="pbe" calcext:value-type="string">
            <text:p>pbe</text:p>
          </table:table-cell>
          <table:table-cell table:formula="of:=(TRIM([.M250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string" calcext:value-type="string">
            <text:p>dist.pbe.2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80607" calcext:value-type="float">
            <text:p>2.80607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251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251]))" office:value-type="string" office:string-value="pbe" calcext:value-type="string">
            <text:p>pbe</text:p>
          </table:table-cell>
          <table:table-cell table:formula="of:=(TRIM([.M251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string" calcext:value-type="string">
            <text:p>dist.pbe.2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80607" calcext:value-type="float">
            <text:p>2.8060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252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252]))" office:value-type="string" office:string-value="pbe" calcext:value-type="string">
            <text:p>pbe</text:p>
          </table:table-cell>
          <table:table-cell table:formula="of:=(TRIM([.M252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string" calcext:value-type="string">
            <text:p>dist.pbe.20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73098" calcext:value-type="float">
            <text:p>2.73098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253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253]))" office:value-type="string" office:string-value="pbe" calcext:value-type="string">
            <text:p>pbe</text:p>
          </table:table-cell>
          <table:table-cell table:formula="of:=(TRIM([.M253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string" calcext:value-type="string">
            <text:p>dist.pbe.2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64247" calcext:value-type="float">
            <text:p>2.64247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254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254]))" office:value-type="string" office:string-value="pbe" calcext:value-type="string">
            <text:p>pbe</text:p>
          </table:table-cell>
          <table:table-cell table:formula="of:=(TRIM([.M254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string" calcext:value-type="string">
            <text:p>dist.pbe.2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64247" calcext:value-type="float">
            <text:p>2.6424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255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255]))" office:value-type="string" office:string-value="pbe" calcext:value-type="string">
            <text:p>pbe</text:p>
          </table:table-cell>
          <table:table-cell table:formula="of:=(TRIM([.M255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string" calcext:value-type="string">
            <text:p>dist.pbe.20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80607" calcext:value-type="float">
            <text:p>2.8060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256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256]))" office:value-type="string" office:string-value="pbe" calcext:value-type="string">
            <text:p>pbe</text:p>
          </table:table-cell>
          <table:table-cell table:formula="of:=(TRIM([.M256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string" calcext:value-type="string">
            <text:p>dist.pbe.2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64247" calcext:value-type="float">
            <text:p>2.64247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257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257]))" office:value-type="string" office:string-value="pbe" calcext:value-type="string">
            <text:p>pbe</text:p>
          </table:table-cell>
          <table:table-cell table:formula="of:=(TRIM([.M257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string" calcext:value-type="string">
            <text:p>dist.pbe.2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64247" calcext:value-type="float">
            <text:p>2.6424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258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258]))" office:value-type="string" office:string-value="pbe" calcext:value-type="string">
            <text:p>pbe</text:p>
          </table:table-cell>
          <table:table-cell table:formula="of:=(TRIM([.M258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string" calcext:value-type="string">
            <text:p>dist.pbe.20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73098" calcext:value-type="float">
            <text:p>2.73098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259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259]))" office:value-type="string" office:string-value="pbe" calcext:value-type="string">
            <text:p>pbe</text:p>
          </table:table-cell>
          <table:table-cell table:formula="of:=(TRIM([.M259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string" calcext:value-type="string">
            <text:p>dist.pbe.20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96405" calcext:value-type="float">
            <text:p>2.96405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260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260]))" office:value-type="string" office:string-value="pbe" calcext:value-type="string">
            <text:p>pbe</text:p>
          </table:table-cell>
          <table:table-cell table:formula="of:=(TRIM([.M260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string" calcext:value-type="string">
            <text:p>dist.pbe.20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96405" calcext:value-type="float">
            <text:p>2.9640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261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261]))" office:value-type="string" office:string-value="pbe" calcext:value-type="string">
            <text:p>pbe</text:p>
          </table:table-cell>
          <table:table-cell table:formula="of:=(TRIM([.M261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office:value-type="string" calcext:value-type="string">
            <text:p>dist.pbe.2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76366" calcext:value-type="float">
            <text:p>2.76366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262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262]))" office:value-type="string" office:string-value="pbe" calcext:value-type="string">
            <text:p>pbe</text:p>
          </table:table-cell>
          <table:table-cell table:formula="of:=(TRIM([.M262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office:value-type="string" calcext:value-type="string">
            <text:p>dist.pbe.2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76366" calcext:value-type="float">
            <text:p>2.763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263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263]))" office:value-type="string" office:string-value="pbe" calcext:value-type="string">
            <text:p>pbe</text:p>
          </table:table-cell>
          <table:table-cell table:formula="of:=(TRIM([.M263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office:value-type="string" calcext:value-type="string">
            <text:p>dist.pbe.25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69788" calcext:value-type="float">
            <text:p>2.69788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264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264]))" office:value-type="string" office:string-value="pbe" calcext:value-type="string">
            <text:p>pbe</text:p>
          </table:table-cell>
          <table:table-cell table:formula="of:=(TRIM([.M264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office:value-type="string" calcext:value-type="string">
            <text:p>dist.pbe.2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61191" calcext:value-type="float">
            <text:p>2.6119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265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265]))" office:value-type="string" office:string-value="pbe" calcext:value-type="string">
            <text:p>pbe</text:p>
          </table:table-cell>
          <table:table-cell table:formula="of:=(TRIM([.M265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office:value-type="string" calcext:value-type="string">
            <text:p>dist.pbe.2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61191" calcext:value-type="float">
            <text:p>2.6119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266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266]))" office:value-type="string" office:string-value="pbe" calcext:value-type="string">
            <text:p>pbe</text:p>
          </table:table-cell>
          <table:table-cell table:formula="of:=(TRIM([.M266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office:value-type="string" calcext:value-type="string">
            <text:p>dist.pbe.25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76366" calcext:value-type="float">
            <text:p>2.763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267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267]))" office:value-type="string" office:string-value="pbe" calcext:value-type="string">
            <text:p>pbe</text:p>
          </table:table-cell>
          <table:table-cell table:formula="of:=(TRIM([.M267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office:value-type="string" calcext:value-type="string">
            <text:p>dist.pbe.2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61191" calcext:value-type="float">
            <text:p>2.6119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268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268]))" office:value-type="string" office:string-value="pbe" calcext:value-type="string">
            <text:p>pbe</text:p>
          </table:table-cell>
          <table:table-cell table:formula="of:=(TRIM([.M268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office:value-type="string" calcext:value-type="string">
            <text:p>dist.pbe.2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61191" calcext:value-type="float">
            <text:p>2.6119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269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269]))" office:value-type="string" office:string-value="pbe" calcext:value-type="string">
            <text:p>pbe</text:p>
          </table:table-cell>
          <table:table-cell table:formula="of:=(TRIM([.M269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office:value-type="string" calcext:value-type="string">
            <text:p>dist.pbe.25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69788" calcext:value-type="float">
            <text:p>2.69788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270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270]))" office:value-type="string" office:string-value="pbe" calcext:value-type="string">
            <text:p>pbe</text:p>
          </table:table-cell>
          <table:table-cell table:formula="of:=(TRIM([.M270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office:value-type="string" calcext:value-type="string">
            <text:p>dist.pbe.25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91936" calcext:value-type="float">
            <text:p>2.91936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271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271]))" office:value-type="string" office:string-value="pbe" calcext:value-type="string">
            <text:p>pbe</text:p>
          </table:table-cell>
          <table:table-cell table:formula="of:=(TRIM([.M271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office:value-type="string" calcext:value-type="string">
            <text:p>dist.pbe.25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91936" calcext:value-type="float">
            <text:p>2.9193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272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272]))" office:value-type="string" office:string-value="pbe" calcext:value-type="string">
            <text:p>pbe</text:p>
          </table:table-cell>
          <table:table-cell table:formula="of:=(TRIM([.M272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string" calcext:value-type="string">
            <text:p>dist.pbe.3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727" calcext:value-type="float">
            <text:p>2.727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273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273]))" office:value-type="string" office:string-value="pbe" calcext:value-type="string">
            <text:p>pbe</text:p>
          </table:table-cell>
          <table:table-cell table:formula="of:=(TRIM([.M273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string" calcext:value-type="string">
            <text:p>dist.pbe.3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727" calcext:value-type="float">
            <text:p>2.72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274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274]))" office:value-type="string" office:string-value="pbe" calcext:value-type="string">
            <text:p>pbe</text:p>
          </table:table-cell>
          <table:table-cell table:formula="of:=(TRIM([.M274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string" calcext:value-type="string">
            <text:p>dist.pbe.30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66882" calcext:value-type="float">
            <text:p>2.66882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275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275]))" office:value-type="string" office:string-value="pbe" calcext:value-type="string">
            <text:p>pbe</text:p>
          </table:table-cell>
          <table:table-cell table:formula="of:=(TRIM([.M275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string" calcext:value-type="string">
            <text:p>dist.pbe.3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58499" calcext:value-type="float">
            <text:p>2.58499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276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276]))" office:value-type="string" office:string-value="pbe" calcext:value-type="string">
            <text:p>pbe</text:p>
          </table:table-cell>
          <table:table-cell table:formula="of:=(TRIM([.M276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string" calcext:value-type="string">
            <text:p>dist.pbe.3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58499" calcext:value-type="float">
            <text:p>2.584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277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277]))" office:value-type="string" office:string-value="pbe" calcext:value-type="string">
            <text:p>pbe</text:p>
          </table:table-cell>
          <table:table-cell table:formula="of:=(TRIM([.M277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string" calcext:value-type="string">
            <text:p>dist.pbe.30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727" calcext:value-type="float">
            <text:p>2.72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278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278]))" office:value-type="string" office:string-value="pbe" calcext:value-type="string">
            <text:p>pbe</text:p>
          </table:table-cell>
          <table:table-cell table:formula="of:=(TRIM([.M278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string" calcext:value-type="string">
            <text:p>dist.pbe.3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58499" calcext:value-type="float">
            <text:p>2.58499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279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279]))" office:value-type="string" office:string-value="pbe" calcext:value-type="string">
            <text:p>pbe</text:p>
          </table:table-cell>
          <table:table-cell table:formula="of:=(TRIM([.M279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string" calcext:value-type="string">
            <text:p>dist.pbe.3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58499" calcext:value-type="float">
            <text:p>2.584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280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280]))" office:value-type="string" office:string-value="pbe" calcext:value-type="string">
            <text:p>pbe</text:p>
          </table:table-cell>
          <table:table-cell table:formula="of:=(TRIM([.M280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string" calcext:value-type="string">
            <text:p>dist.pbe.30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66882" calcext:value-type="float">
            <text:p>2.66882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281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281]))" office:value-type="string" office:string-value="pbe" calcext:value-type="string">
            <text:p>pbe</text:p>
          </table:table-cell>
          <table:table-cell table:formula="of:=(TRIM([.M281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string" calcext:value-type="string">
            <text:p>dist.pbe.30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88031" calcext:value-type="float">
            <text:p>2.8803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282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282]))" office:value-type="string" office:string-value="pbe" calcext:value-type="string">
            <text:p>pbe</text:p>
          </table:table-cell>
          <table:table-cell table:formula="of:=(TRIM([.M282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string" calcext:value-type="string">
            <text:p>dist.pbe.30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88031" calcext:value-type="float">
            <text:p>2.880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283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283]))" office:value-type="string" office:string-value="pbe" calcext:value-type="string">
            <text:p>pbe</text:p>
          </table:table-cell>
          <table:table-cell table:formula="of:=(TRIM([.M283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350" calcext:value-type="float">
            <text:p>350</text:p>
          </table:table-cell>
          <table:table-cell office:value-type="string" calcext:value-type="string">
            <text:p>dist.pbe.3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6947" calcext:value-type="float">
            <text:p>2.6947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284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284]))" office:value-type="string" office:string-value="pbe" calcext:value-type="string">
            <text:p>pbe</text:p>
          </table:table-cell>
          <table:table-cell table:formula="of:=(TRIM([.M284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350" calcext:value-type="float">
            <text:p>350</text:p>
          </table:table-cell>
          <table:table-cell office:value-type="string" calcext:value-type="string">
            <text:p>dist.pbe.3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6947" calcext:value-type="float">
            <text:p>2.694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285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285]))" office:value-type="string" office:string-value="pbe" calcext:value-type="string">
            <text:p>pbe</text:p>
          </table:table-cell>
          <table:table-cell table:formula="of:=(TRIM([.M285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350" calcext:value-type="float">
            <text:p>350</text:p>
          </table:table-cell>
          <table:table-cell office:value-type="string" calcext:value-type="string">
            <text:p>dist.pbe.35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64297" calcext:value-type="float">
            <text:p>2.64297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286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286]))" office:value-type="string" office:string-value="pbe" calcext:value-type="string">
            <text:p>pbe</text:p>
          </table:table-cell>
          <table:table-cell table:formula="of:=(TRIM([.M286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350" calcext:value-type="float">
            <text:p>350</text:p>
          </table:table-cell>
          <table:table-cell office:value-type="string" calcext:value-type="string">
            <text:p>dist.pbe.3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5609" calcext:value-type="float">
            <text:p>2.5609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287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287]))" office:value-type="string" office:string-value="pbe" calcext:value-type="string">
            <text:p>pbe</text:p>
          </table:table-cell>
          <table:table-cell table:formula="of:=(TRIM([.M287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350" calcext:value-type="float">
            <text:p>350</text:p>
          </table:table-cell>
          <table:table-cell office:value-type="string" calcext:value-type="string">
            <text:p>dist.pbe.3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5609" calcext:value-type="float">
            <text:p>2.560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288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288]))" office:value-type="string" office:string-value="pbe" calcext:value-type="string">
            <text:p>pbe</text:p>
          </table:table-cell>
          <table:table-cell table:formula="of:=(TRIM([.M288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350" calcext:value-type="float">
            <text:p>350</text:p>
          </table:table-cell>
          <table:table-cell office:value-type="string" calcext:value-type="string">
            <text:p>dist.pbe.35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6947" calcext:value-type="float">
            <text:p>2.694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289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289]))" office:value-type="string" office:string-value="pbe" calcext:value-type="string">
            <text:p>pbe</text:p>
          </table:table-cell>
          <table:table-cell table:formula="of:=(TRIM([.M289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350" calcext:value-type="float">
            <text:p>350</text:p>
          </table:table-cell>
          <table:table-cell office:value-type="string" calcext:value-type="string">
            <text:p>dist.pbe.3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5609" calcext:value-type="float">
            <text:p>2.5609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290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290]))" office:value-type="string" office:string-value="pbe" calcext:value-type="string">
            <text:p>pbe</text:p>
          </table:table-cell>
          <table:table-cell table:formula="of:=(TRIM([.M290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350" calcext:value-type="float">
            <text:p>350</text:p>
          </table:table-cell>
          <table:table-cell office:value-type="string" calcext:value-type="string">
            <text:p>dist.pbe.3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5609" calcext:value-type="float">
            <text:p>2.560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291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291]))" office:value-type="string" office:string-value="pbe" calcext:value-type="string">
            <text:p>pbe</text:p>
          </table:table-cell>
          <table:table-cell table:formula="of:=(TRIM([.M291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350" calcext:value-type="float">
            <text:p>350</text:p>
          </table:table-cell>
          <table:table-cell office:value-type="string" calcext:value-type="string">
            <text:p>dist.pbe.35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64297" calcext:value-type="float">
            <text:p>2.64297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292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292]))" office:value-type="string" office:string-value="pbe" calcext:value-type="string">
            <text:p>pbe</text:p>
          </table:table-cell>
          <table:table-cell table:formula="of:=(TRIM([.M292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350" calcext:value-type="float">
            <text:p>350</text:p>
          </table:table-cell>
          <table:table-cell office:value-type="string" calcext:value-type="string">
            <text:p>dist.pbe.35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8455" calcext:value-type="float">
            <text:p>2.8455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293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293]))" office:value-type="string" office:string-value="pbe" calcext:value-type="string">
            <text:p>pbe</text:p>
          </table:table-cell>
          <table:table-cell table:formula="of:=(TRIM([.M293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350" calcext:value-type="float">
            <text:p>350</text:p>
          </table:table-cell>
          <table:table-cell office:value-type="string" calcext:value-type="string">
            <text:p>dist.pbe.35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8455" calcext:value-type="float">
            <text:p>2.84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294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294]))" office:value-type="string" office:string-value="pbe" calcext:value-type="string">
            <text:p>pbe</text:p>
          </table:table-cell>
          <table:table-cell table:formula="of:=(TRIM([.M294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400" calcext:value-type="float">
            <text:p>400</text:p>
          </table:table-cell>
          <table:table-cell office:value-type="string" calcext:value-type="string">
            <text:p>dist.pbe.4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66582" calcext:value-type="float">
            <text:p>2.66582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295]))">
            <text:p/>
          </table:table-cell>
          <table:table-cell/>
          <table:table-cell office:value-type="string" calcext:value-type="string">
            <text:p><text:s/>pbe</text:p>
          </table:table-cell>
          <table:table-cell table:formula="of:=(TRIM([.L295]))" office:value-type="string" office:string-value="pbe" calcext:value-type="string">
            <text:p>pbe</text:p>
          </table:table-cell>
          <table:table-cell table:formula="of:=(TRIM([.M295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400" calcext:value-type="float">
            <text:p>400</text:p>
          </table:table-cell>
          <table:table-cell office:value-type="string" calcext:value-type="string">
            <text:p>dist.pbe.4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66582" calcext:value-type="float">
            <text:p>2.6658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296]))">
            <text:p/>
          </table:table-cell>
          <table:table-cell/>
          <table:table-cell office:value-type="string" calcext:value-type="string">
            <text:p><text:s/>pbe</text:p>
          </table:table-cell>
          <table:table-cell table:formula="of:=(TRIM([.L296]))" office:value-type="string" office:string-value="pbe" calcext:value-type="string">
            <text:p>pbe</text:p>
          </table:table-cell>
          <table:table-cell table:formula="of:=(TRIM([.M296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400" calcext:value-type="float">
            <text:p>400</text:p>
          </table:table-cell>
          <table:table-cell office:value-type="string" calcext:value-type="string">
            <text:p>dist.pbe.40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61971" calcext:value-type="float">
            <text:p>2.6197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297]))">
            <text:p/>
          </table:table-cell>
          <table:table-cell/>
          <table:table-cell office:value-type="string" calcext:value-type="string">
            <text:p><text:s/>pbe</text:p>
          </table:table-cell>
          <table:table-cell table:formula="of:=(TRIM([.L297]))" office:value-type="string" office:string-value="pbe" calcext:value-type="string">
            <text:p>pbe</text:p>
          </table:table-cell>
          <table:table-cell table:formula="of:=(TRIM([.M297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400" calcext:value-type="float">
            <text:p>400</text:p>
          </table:table-cell>
          <table:table-cell office:value-type="string" calcext:value-type="string">
            <text:p>dist.pbe.4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53908" calcext:value-type="float">
            <text:p>2.53908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298]))">
            <text:p/>
          </table:table-cell>
          <table:table-cell/>
          <table:table-cell office:value-type="string" calcext:value-type="string">
            <text:p><text:s/>pbe</text:p>
          </table:table-cell>
          <table:table-cell table:formula="of:=(TRIM([.L298]))" office:value-type="string" office:string-value="pbe" calcext:value-type="string">
            <text:p>pbe</text:p>
          </table:table-cell>
          <table:table-cell table:formula="of:=(TRIM([.M298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400" calcext:value-type="float">
            <text:p>400</text:p>
          </table:table-cell>
          <table:table-cell office:value-type="string" calcext:value-type="string">
            <text:p>dist.pbe.4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53908" calcext:value-type="float">
            <text:p>2.5390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299]))">
            <text:p/>
          </table:table-cell>
          <table:table-cell/>
          <table:table-cell office:value-type="string" calcext:value-type="string">
            <text:p><text:s/>pbe</text:p>
          </table:table-cell>
          <table:table-cell table:formula="of:=(TRIM([.L299]))" office:value-type="string" office:string-value="pbe" calcext:value-type="string">
            <text:p>pbe</text:p>
          </table:table-cell>
          <table:table-cell table:formula="of:=(TRIM([.M299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400" calcext:value-type="float">
            <text:p>400</text:p>
          </table:table-cell>
          <table:table-cell office:value-type="string" calcext:value-type="string">
            <text:p>dist.pbe.40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66582" calcext:value-type="float">
            <text:p>2.6658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300]))">
            <text:p/>
          </table:table-cell>
          <table:table-cell/>
          <table:table-cell office:value-type="string" calcext:value-type="string">
            <text:p><text:s/>pbe</text:p>
          </table:table-cell>
          <table:table-cell table:formula="of:=(TRIM([.L300]))" office:value-type="string" office:string-value="pbe" calcext:value-type="string">
            <text:p>pbe</text:p>
          </table:table-cell>
          <table:table-cell table:formula="of:=(TRIM([.M300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400" calcext:value-type="float">
            <text:p>400</text:p>
          </table:table-cell>
          <table:table-cell office:value-type="string" calcext:value-type="string">
            <text:p>dist.pbe.4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53908" calcext:value-type="float">
            <text:p>2.53908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301]))">
            <text:p/>
          </table:table-cell>
          <table:table-cell/>
          <table:table-cell office:value-type="string" calcext:value-type="string">
            <text:p><text:s/>pbe</text:p>
          </table:table-cell>
          <table:table-cell table:formula="of:=(TRIM([.L301]))" office:value-type="string" office:string-value="pbe" calcext:value-type="string">
            <text:p>pbe</text:p>
          </table:table-cell>
          <table:table-cell table:formula="of:=(TRIM([.M301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400" calcext:value-type="float">
            <text:p>400</text:p>
          </table:table-cell>
          <table:table-cell office:value-type="string" calcext:value-type="string">
            <text:p>dist.pbe.4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53908" calcext:value-type="float">
            <text:p>2.5390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302]))">
            <text:p/>
          </table:table-cell>
          <table:table-cell/>
          <table:table-cell office:value-type="string" calcext:value-type="string">
            <text:p><text:s/>pbe</text:p>
          </table:table-cell>
          <table:table-cell table:formula="of:=(TRIM([.L302]))" office:value-type="string" office:string-value="pbe" calcext:value-type="string">
            <text:p>pbe</text:p>
          </table:table-cell>
          <table:table-cell table:formula="of:=(TRIM([.M302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400" calcext:value-type="float">
            <text:p>400</text:p>
          </table:table-cell>
          <table:table-cell office:value-type="string" calcext:value-type="string">
            <text:p>dist.pbe.40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61971" calcext:value-type="float">
            <text:p>2.6197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303]))">
            <text:p/>
          </table:table-cell>
          <table:table-cell/>
          <table:table-cell office:value-type="string" calcext:value-type="string">
            <text:p><text:s/>pbe</text:p>
          </table:table-cell>
          <table:table-cell table:formula="of:=(TRIM([.L303]))" office:value-type="string" office:string-value="pbe" calcext:value-type="string">
            <text:p>pbe</text:p>
          </table:table-cell>
          <table:table-cell table:formula="of:=(TRIM([.M303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400" calcext:value-type="float">
            <text:p>400</text:p>
          </table:table-cell>
          <table:table-cell office:value-type="string" calcext:value-type="string">
            <text:p>dist.pbe.40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81392" calcext:value-type="float">
            <text:p>2.81392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304]))">
            <text:p/>
          </table:table-cell>
          <table:table-cell/>
          <table:table-cell office:value-type="string" calcext:value-type="string">
            <text:p><text:s/>pbe</text:p>
          </table:table-cell>
          <table:table-cell table:formula="of:=(TRIM([.L304]))" office:value-type="string" office:string-value="pbe" calcext:value-type="string">
            <text:p>pbe</text:p>
          </table:table-cell>
          <table:table-cell table:formula="of:=(TRIM([.M304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400" calcext:value-type="float">
            <text:p>400</text:p>
          </table:table-cell>
          <table:table-cell office:value-type="string" calcext:value-type="string">
            <text:p>dist.pbe.40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81392" calcext:value-type="float">
            <text:p>2.8139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305]))">
            <text:p/>
          </table:table-cell>
          <table:table-cell/>
          <table:table-cell office:value-type="string" calcext:value-type="string">
            <text:p><text:s/>pbe</text:p>
          </table:table-cell>
          <table:table-cell table:formula="of:=(TRIM([.L305]))" office:value-type="string" office:string-value="pbe" calcext:value-type="string">
            <text:p>pbe</text:p>
          </table:table-cell>
          <table:table-cell table:formula="of:=(TRIM([.M305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450" calcext:value-type="float">
            <text:p>450</text:p>
          </table:table-cell>
          <table:table-cell office:value-type="string" calcext:value-type="string">
            <text:p>dist.pbe.4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63963" calcext:value-type="float">
            <text:p>2.63963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306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306]))" office:value-type="string" office:string-value="pbe" calcext:value-type="string">
            <text:p>pbe</text:p>
          </table:table-cell>
          <table:table-cell table:formula="of:=(TRIM([.M306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450" calcext:value-type="float">
            <text:p>450</text:p>
          </table:table-cell>
          <table:table-cell office:value-type="string" calcext:value-type="string">
            <text:p>dist.pbe.4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63963" calcext:value-type="float">
            <text:p>2.639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307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307]))" office:value-type="string" office:string-value="pbe" calcext:value-type="string">
            <text:p>pbe</text:p>
          </table:table-cell>
          <table:table-cell table:formula="of:=(TRIM([.M307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450" calcext:value-type="float">
            <text:p>450</text:p>
          </table:table-cell>
          <table:table-cell office:value-type="string" calcext:value-type="string">
            <text:p>dist.pbe.45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59864" calcext:value-type="float">
            <text:p>2.59864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308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308]))" office:value-type="string" office:string-value="pbe" calcext:value-type="string">
            <text:p>pbe</text:p>
          </table:table-cell>
          <table:table-cell table:formula="of:=(TRIM([.M308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450" calcext:value-type="float">
            <text:p>450</text:p>
          </table:table-cell>
          <table:table-cell office:value-type="string" calcext:value-type="string">
            <text:p>dist.pbe.4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51918" calcext:value-type="float">
            <text:p>2.51918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309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309]))" office:value-type="string" office:string-value="pbe" calcext:value-type="string">
            <text:p>pbe</text:p>
          </table:table-cell>
          <table:table-cell table:formula="of:=(TRIM([.M309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450" calcext:value-type="float">
            <text:p>450</text:p>
          </table:table-cell>
          <table:table-cell office:value-type="string" calcext:value-type="string">
            <text:p>dist.pbe.4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51918" calcext:value-type="float">
            <text:p>2.5191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310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310]))" office:value-type="string" office:string-value="pbe" calcext:value-type="string">
            <text:p>pbe</text:p>
          </table:table-cell>
          <table:table-cell table:formula="of:=(TRIM([.M310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450" calcext:value-type="float">
            <text:p>450</text:p>
          </table:table-cell>
          <table:table-cell office:value-type="string" calcext:value-type="string">
            <text:p>dist.pbe.45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63963" calcext:value-type="float">
            <text:p>2.639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311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311]))" office:value-type="string" office:string-value="pbe" calcext:value-type="string">
            <text:p>pbe</text:p>
          </table:table-cell>
          <table:table-cell table:formula="of:=(TRIM([.M311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450" calcext:value-type="float">
            <text:p>450</text:p>
          </table:table-cell>
          <table:table-cell office:value-type="string" calcext:value-type="string">
            <text:p>dist.pbe.4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51918" calcext:value-type="float">
            <text:p>2.51918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312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312]))" office:value-type="string" office:string-value="pbe" calcext:value-type="string">
            <text:p>pbe</text:p>
          </table:table-cell>
          <table:table-cell table:formula="of:=(TRIM([.M312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450" calcext:value-type="float">
            <text:p>450</text:p>
          </table:table-cell>
          <table:table-cell office:value-type="string" calcext:value-type="string">
            <text:p>dist.pbe.4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51918" calcext:value-type="float">
            <text:p>2.5191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313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313]))" office:value-type="string" office:string-value="pbe" calcext:value-type="string">
            <text:p>pbe</text:p>
          </table:table-cell>
          <table:table-cell table:formula="of:=(TRIM([.M313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450" calcext:value-type="float">
            <text:p>450</text:p>
          </table:table-cell>
          <table:table-cell office:value-type="string" calcext:value-type="string">
            <text:p>dist.pbe.45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59864" calcext:value-type="float">
            <text:p>2.59864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314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314]))" office:value-type="string" office:string-value="pbe" calcext:value-type="string">
            <text:p>pbe</text:p>
          </table:table-cell>
          <table:table-cell table:formula="of:=(TRIM([.M314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450" calcext:value-type="float">
            <text:p>450</text:p>
          </table:table-cell>
          <table:table-cell office:value-type="string" calcext:value-type="string">
            <text:p>dist.pbe.45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78472" calcext:value-type="float">
            <text:p>2.78472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315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315]))" office:value-type="string" office:string-value="pbe" calcext:value-type="string">
            <text:p>pbe</text:p>
          </table:table-cell>
          <table:table-cell table:formula="of:=(TRIM([.M315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450" calcext:value-type="float">
            <text:p>450</text:p>
          </table:table-cell>
          <table:table-cell office:value-type="string" calcext:value-type="string">
            <text:p>dist.pbe.45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78472" calcext:value-type="float">
            <text:p>2.7847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316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316]))" office:value-type="string" office:string-value="pbe" calcext:value-type="string">
            <text:p>pbe</text:p>
          </table:table-cell>
          <table:table-cell table:formula="of:=(TRIM([.M316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500" calcext:value-type="float">
            <text:p>500</text:p>
          </table:table-cell>
          <table:table-cell office:value-type="string" calcext:value-type="string">
            <text:p>dist.pbe.5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61562" calcext:value-type="float">
            <text:p>2.61562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317]))">
            <text:p/>
          </table:table-cell>
          <table:table-cell/>
          <table:table-cell office:value-type="string" calcext:value-type="string">
            <text:p><text:s/>pbe</text:p>
          </table:table-cell>
          <table:table-cell table:formula="of:=(TRIM([.L317]))" office:value-type="string" office:string-value="pbe" calcext:value-type="string">
            <text:p>pbe</text:p>
          </table:table-cell>
          <table:table-cell table:formula="of:=(TRIM([.M317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500" calcext:value-type="float">
            <text:p>500</text:p>
          </table:table-cell>
          <table:table-cell office:value-type="string" calcext:value-type="string">
            <text:p>dist.pbe.5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61562" calcext:value-type="float">
            <text:p>2.615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318]))">
            <text:p/>
          </table:table-cell>
          <table:table-cell/>
          <table:table-cell office:value-type="string" calcext:value-type="string">
            <text:p><text:s/>pbe</text:p>
          </table:table-cell>
          <table:table-cell table:formula="of:=(TRIM([.L318]))" office:value-type="string" office:string-value="pbe" calcext:value-type="string">
            <text:p>pbe</text:p>
          </table:table-cell>
          <table:table-cell table:formula="of:=(TRIM([.M318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500" calcext:value-type="float">
            <text:p>500</text:p>
          </table:table-cell>
          <table:table-cell office:value-type="string" calcext:value-type="string">
            <text:p>dist.pbe.50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5794" calcext:value-type="float">
            <text:p>2.5794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319]))">
            <text:p/>
          </table:table-cell>
          <table:table-cell/>
          <table:table-cell office:value-type="string" calcext:value-type="string">
            <text:p><text:s/>pbe</text:p>
          </table:table-cell>
          <table:table-cell table:formula="of:=(TRIM([.L319]))" office:value-type="string" office:string-value="pbe" calcext:value-type="string">
            <text:p>pbe</text:p>
          </table:table-cell>
          <table:table-cell table:formula="of:=(TRIM([.M319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500" calcext:value-type="float">
            <text:p>500</text:p>
          </table:table-cell>
          <table:table-cell office:value-type="string" calcext:value-type="string">
            <text:p>dist.pbe.5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50089" calcext:value-type="float">
            <text:p>2.50089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320]))">
            <text:p/>
          </table:table-cell>
          <table:table-cell/>
          <table:table-cell office:value-type="string" calcext:value-type="string">
            <text:p><text:s/>pbe</text:p>
          </table:table-cell>
          <table:table-cell table:formula="of:=(TRIM([.L320]))" office:value-type="string" office:string-value="pbe" calcext:value-type="string">
            <text:p>pbe</text:p>
          </table:table-cell>
          <table:table-cell table:formula="of:=(TRIM([.M320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500" calcext:value-type="float">
            <text:p>500</text:p>
          </table:table-cell>
          <table:table-cell office:value-type="string" calcext:value-type="string">
            <text:p>dist.pbe.5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50089" calcext:value-type="float">
            <text:p>2.5008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321]))">
            <text:p/>
          </table:table-cell>
          <table:table-cell/>
          <table:table-cell office:value-type="string" calcext:value-type="string">
            <text:p><text:s/>pbe</text:p>
          </table:table-cell>
          <table:table-cell table:formula="of:=(TRIM([.L321]))" office:value-type="string" office:string-value="pbe" calcext:value-type="string">
            <text:p>pbe</text:p>
          </table:table-cell>
          <table:table-cell table:formula="of:=(TRIM([.M321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500" calcext:value-type="float">
            <text:p>500</text:p>
          </table:table-cell>
          <table:table-cell office:value-type="string" calcext:value-type="string">
            <text:p>dist.pbe.50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61562" calcext:value-type="float">
            <text:p>2.615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322]))">
            <text:p/>
          </table:table-cell>
          <table:table-cell/>
          <table:table-cell office:value-type="string" calcext:value-type="string">
            <text:p><text:s/>pbe</text:p>
          </table:table-cell>
          <table:table-cell table:formula="of:=(TRIM([.L322]))" office:value-type="string" office:string-value="pbe" calcext:value-type="string">
            <text:p>pbe</text:p>
          </table:table-cell>
          <table:table-cell table:formula="of:=(TRIM([.M322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500" calcext:value-type="float">
            <text:p>500</text:p>
          </table:table-cell>
          <table:table-cell office:value-type="string" calcext:value-type="string">
            <text:p>dist.pbe.5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50089" calcext:value-type="float">
            <text:p>2.50089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323]))">
            <text:p/>
          </table:table-cell>
          <table:table-cell/>
          <table:table-cell office:value-type="string" calcext:value-type="string">
            <text:p><text:s/>pbe</text:p>
          </table:table-cell>
          <table:table-cell table:formula="of:=(TRIM([.L323]))" office:value-type="string" office:string-value="pbe" calcext:value-type="string">
            <text:p>pbe</text:p>
          </table:table-cell>
          <table:table-cell table:formula="of:=(TRIM([.M323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500" calcext:value-type="float">
            <text:p>500</text:p>
          </table:table-cell>
          <table:table-cell office:value-type="string" calcext:value-type="string">
            <text:p>dist.pbe.5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50089" calcext:value-type="float">
            <text:p>2.5008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324]))">
            <text:p/>
          </table:table-cell>
          <table:table-cell/>
          <table:table-cell office:value-type="string" calcext:value-type="string">
            <text:p><text:s/>pbe</text:p>
          </table:table-cell>
          <table:table-cell table:formula="of:=(TRIM([.L324]))" office:value-type="string" office:string-value="pbe" calcext:value-type="string">
            <text:p>pbe</text:p>
          </table:table-cell>
          <table:table-cell table:formula="of:=(TRIM([.M324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500" calcext:value-type="float">
            <text:p>500</text:p>
          </table:table-cell>
          <table:table-cell office:value-type="string" calcext:value-type="string">
            <text:p>dist.pbe.50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5794" calcext:value-type="float">
            <text:p>2.5794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325]))">
            <text:p/>
          </table:table-cell>
          <table:table-cell/>
          <table:table-cell office:value-type="string" calcext:value-type="string">
            <text:p><text:s/>pbe</text:p>
          </table:table-cell>
          <table:table-cell table:formula="of:=(TRIM([.L325]))" office:value-type="string" office:string-value="pbe" calcext:value-type="string">
            <text:p>pbe</text:p>
          </table:table-cell>
          <table:table-cell table:formula="of:=(TRIM([.M325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500" calcext:value-type="float">
            <text:p>500</text:p>
          </table:table-cell>
          <table:table-cell office:value-type="string" calcext:value-type="string">
            <text:p>dist.pbe.50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75755" calcext:value-type="float">
            <text:p>2.75755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326]))">
            <text:p/>
          </table:table-cell>
          <table:table-cell/>
          <table:table-cell office:value-type="string" calcext:value-type="string">
            <text:p><text:s/>pbe</text:p>
          </table:table-cell>
          <table:table-cell table:formula="of:=(TRIM([.L326]))" office:value-type="string" office:string-value="pbe" calcext:value-type="string">
            <text:p>pbe</text:p>
          </table:table-cell>
          <table:table-cell table:formula="of:=(TRIM([.M326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500" calcext:value-type="float">
            <text:p>500</text:p>
          </table:table-cell>
          <table:table-cell office:value-type="string" calcext:value-type="string">
            <text:p>dist.pbe.50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75755" calcext:value-type="float">
            <text:p>2.757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327]))">
            <text:p/>
          </table:table-cell>
          <table:table-cell/>
          <table:table-cell office:value-type="string" calcext:value-type="string">
            <text:p><text:s/>pbe</text:p>
          </table:table-cell>
          <table:table-cell table:formula="of:=(TRIM([.L327]))" office:value-type="string" office:string-value="pbe" calcext:value-type="string">
            <text:p>pbe</text:p>
          </table:table-cell>
          <table:table-cell table:formula="of:=(TRIM([.M327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550" calcext:value-type="float">
            <text:p>550</text:p>
          </table:table-cell>
          <table:table-cell office:value-type="string" calcext:value-type="string">
            <text:p>dist.pbe.5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59343" calcext:value-type="float">
            <text:p>2.59343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328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328]))" office:value-type="string" office:string-value="pbe" calcext:value-type="string">
            <text:p>pbe</text:p>
          </table:table-cell>
          <table:table-cell table:formula="of:=(TRIM([.M328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550" calcext:value-type="float">
            <text:p>550</text:p>
          </table:table-cell>
          <table:table-cell office:value-type="string" calcext:value-type="string">
            <text:p>dist.pbe.5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59343" calcext:value-type="float">
            <text:p>2.593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329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329]))" office:value-type="string" office:string-value="pbe" calcext:value-type="string">
            <text:p>pbe</text:p>
          </table:table-cell>
          <table:table-cell table:formula="of:=(TRIM([.M329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550" calcext:value-type="float">
            <text:p>550</text:p>
          </table:table-cell>
          <table:table-cell office:value-type="string" calcext:value-type="string">
            <text:p>dist.pbe.55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56168" calcext:value-type="float">
            <text:p>2.56168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330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330]))" office:value-type="string" office:string-value="pbe" calcext:value-type="string">
            <text:p>pbe</text:p>
          </table:table-cell>
          <table:table-cell table:formula="of:=(TRIM([.M330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550" calcext:value-type="float">
            <text:p>550</text:p>
          </table:table-cell>
          <table:table-cell office:value-type="string" calcext:value-type="string">
            <text:p>dist.pbe.5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84" calcext:value-type="float">
            <text:p>2.484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331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331]))" office:value-type="string" office:string-value="pbe" calcext:value-type="string">
            <text:p>pbe</text:p>
          </table:table-cell>
          <table:table-cell table:formula="of:=(TRIM([.M331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550" calcext:value-type="float">
            <text:p>550</text:p>
          </table:table-cell>
          <table:table-cell office:value-type="string" calcext:value-type="string">
            <text:p>dist.pbe.5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84" calcext:value-type="float">
            <text:p>2.48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332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332]))" office:value-type="string" office:string-value="pbe" calcext:value-type="string">
            <text:p>pbe</text:p>
          </table:table-cell>
          <table:table-cell table:formula="of:=(TRIM([.M332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550" calcext:value-type="float">
            <text:p>550</text:p>
          </table:table-cell>
          <table:table-cell office:value-type="string" calcext:value-type="string">
            <text:p>dist.pbe.55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59343" calcext:value-type="float">
            <text:p>2.593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333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333]))" office:value-type="string" office:string-value="pbe" calcext:value-type="string">
            <text:p>pbe</text:p>
          </table:table-cell>
          <table:table-cell table:formula="of:=(TRIM([.M333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550" calcext:value-type="float">
            <text:p>550</text:p>
          </table:table-cell>
          <table:table-cell office:value-type="string" calcext:value-type="string">
            <text:p>dist.pbe.5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84" calcext:value-type="float">
            <text:p>2.484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334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334]))" office:value-type="string" office:string-value="pbe" calcext:value-type="string">
            <text:p>pbe</text:p>
          </table:table-cell>
          <table:table-cell table:formula="of:=(TRIM([.M334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550" calcext:value-type="float">
            <text:p>550</text:p>
          </table:table-cell>
          <table:table-cell office:value-type="string" calcext:value-type="string">
            <text:p>dist.pbe.5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84" calcext:value-type="float">
            <text:p>2.48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335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335]))" office:value-type="string" office:string-value="pbe" calcext:value-type="string">
            <text:p>pbe</text:p>
          </table:table-cell>
          <table:table-cell table:formula="of:=(TRIM([.M335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550" calcext:value-type="float">
            <text:p>550</text:p>
          </table:table-cell>
          <table:table-cell office:value-type="string" calcext:value-type="string">
            <text:p>dist.pbe.55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56168" calcext:value-type="float">
            <text:p>2.56168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336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336]))" office:value-type="string" office:string-value="pbe" calcext:value-type="string">
            <text:p>pbe</text:p>
          </table:table-cell>
          <table:table-cell table:formula="of:=(TRIM([.M336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550" calcext:value-type="float">
            <text:p>550</text:p>
          </table:table-cell>
          <table:table-cell office:value-type="string" calcext:value-type="string">
            <text:p>dist.pbe.55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73205" calcext:value-type="float">
            <text:p>2.73205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337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337]))" office:value-type="string" office:string-value="pbe" calcext:value-type="string">
            <text:p>pbe</text:p>
          </table:table-cell>
          <table:table-cell table:formula="of:=(TRIM([.M337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550" calcext:value-type="float">
            <text:p>550</text:p>
          </table:table-cell>
          <table:table-cell office:value-type="string" calcext:value-type="string">
            <text:p>dist.pbe.55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73205" calcext:value-type="float">
            <text:p>2.7320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338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338]))" office:value-type="string" office:string-value="pbe" calcext:value-type="string">
            <text:p>pbe</text:p>
          </table:table-cell>
          <table:table-cell table:formula="of:=(TRIM([.M338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600" calcext:value-type="float">
            <text:p>600</text:p>
          </table:table-cell>
          <table:table-cell office:value-type="string" calcext:value-type="string">
            <text:p>dist.pbe.6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57282" calcext:value-type="float">
            <text:p>2.57282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339]))">
            <text:p/>
          </table:table-cell>
          <table:table-cell/>
          <table:table-cell office:value-type="string" calcext:value-type="string">
            <text:p><text:s/>pbe</text:p>
          </table:table-cell>
          <table:table-cell table:formula="of:=(TRIM([.L339]))" office:value-type="string" office:string-value="pbe" calcext:value-type="string">
            <text:p>pbe</text:p>
          </table:table-cell>
          <table:table-cell table:formula="of:=(TRIM([.M339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600" calcext:value-type="float">
            <text:p>600</text:p>
          </table:table-cell>
          <table:table-cell office:value-type="string" calcext:value-type="string">
            <text:p>dist.pbe.6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57282" calcext:value-type="float">
            <text:p>2.5728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340]))">
            <text:p/>
          </table:table-cell>
          <table:table-cell/>
          <table:table-cell office:value-type="string" calcext:value-type="string">
            <text:p><text:s/>pbe</text:p>
          </table:table-cell>
          <table:table-cell table:formula="of:=(TRIM([.L340]))" office:value-type="string" office:string-value="pbe" calcext:value-type="string">
            <text:p>pbe</text:p>
          </table:table-cell>
          <table:table-cell table:formula="of:=(TRIM([.M340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600" calcext:value-type="float">
            <text:p>600</text:p>
          </table:table-cell>
          <table:table-cell office:value-type="string" calcext:value-type="string">
            <text:p>dist.pbe.60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54526" calcext:value-type="float">
            <text:p>2.54526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341]))">
            <text:p/>
          </table:table-cell>
          <table:table-cell/>
          <table:table-cell office:value-type="string" calcext:value-type="string">
            <text:p><text:s/>pbe</text:p>
          </table:table-cell>
          <table:table-cell table:formula="of:=(TRIM([.L341]))" office:value-type="string" office:string-value="pbe" calcext:value-type="string">
            <text:p>pbe</text:p>
          </table:table-cell>
          <table:table-cell table:formula="of:=(TRIM([.M341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600" calcext:value-type="float">
            <text:p>600</text:p>
          </table:table-cell>
          <table:table-cell office:value-type="string" calcext:value-type="string">
            <text:p>dist.pbe.6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6829" calcext:value-type="float">
            <text:p>2.46829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342]))">
            <text:p/>
          </table:table-cell>
          <table:table-cell/>
          <table:table-cell office:value-type="string" calcext:value-type="string">
            <text:p><text:s/>pbe</text:p>
          </table:table-cell>
          <table:table-cell table:formula="of:=(TRIM([.L342]))" office:value-type="string" office:string-value="pbe" calcext:value-type="string">
            <text:p>pbe</text:p>
          </table:table-cell>
          <table:table-cell table:formula="of:=(TRIM([.M342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600" calcext:value-type="float">
            <text:p>600</text:p>
          </table:table-cell>
          <table:table-cell office:value-type="string" calcext:value-type="string">
            <text:p>dist.pbe.6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6829" calcext:value-type="float">
            <text:p>2.4682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343]))">
            <text:p/>
          </table:table-cell>
          <table:table-cell/>
          <table:table-cell office:value-type="string" calcext:value-type="string">
            <text:p><text:s/>pbe</text:p>
          </table:table-cell>
          <table:table-cell table:formula="of:=(TRIM([.L343]))" office:value-type="string" office:string-value="pbe" calcext:value-type="string">
            <text:p>pbe</text:p>
          </table:table-cell>
          <table:table-cell table:formula="of:=(TRIM([.M343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600" calcext:value-type="float">
            <text:p>600</text:p>
          </table:table-cell>
          <table:table-cell office:value-type="string" calcext:value-type="string">
            <text:p>dist.pbe.60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57282" calcext:value-type="float">
            <text:p>2.5728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344]))">
            <text:p/>
          </table:table-cell>
          <table:table-cell/>
          <table:table-cell office:value-type="string" calcext:value-type="string">
            <text:p><text:s/>pbe</text:p>
          </table:table-cell>
          <table:table-cell table:formula="of:=(TRIM([.L344]))" office:value-type="string" office:string-value="pbe" calcext:value-type="string">
            <text:p>pbe</text:p>
          </table:table-cell>
          <table:table-cell table:formula="of:=(TRIM([.M344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600" calcext:value-type="float">
            <text:p>600</text:p>
          </table:table-cell>
          <table:table-cell office:value-type="string" calcext:value-type="string">
            <text:p>dist.pbe.6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6829" calcext:value-type="float">
            <text:p>2.46829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345]))">
            <text:p/>
          </table:table-cell>
          <table:table-cell/>
          <table:table-cell office:value-type="string" calcext:value-type="string">
            <text:p><text:s/>pbe</text:p>
          </table:table-cell>
          <table:table-cell table:formula="of:=(TRIM([.L345]))" office:value-type="string" office:string-value="pbe" calcext:value-type="string">
            <text:p>pbe</text:p>
          </table:table-cell>
          <table:table-cell table:formula="of:=(TRIM([.M345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600" calcext:value-type="float">
            <text:p>600</text:p>
          </table:table-cell>
          <table:table-cell office:value-type="string" calcext:value-type="string">
            <text:p>dist.pbe.6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6829" calcext:value-type="float">
            <text:p>2.4682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346]))">
            <text:p/>
          </table:table-cell>
          <table:table-cell/>
          <table:table-cell office:value-type="string" calcext:value-type="string">
            <text:p><text:s/>pbe</text:p>
          </table:table-cell>
          <table:table-cell table:formula="of:=(TRIM([.L346]))" office:value-type="string" office:string-value="pbe" calcext:value-type="string">
            <text:p>pbe</text:p>
          </table:table-cell>
          <table:table-cell table:formula="of:=(TRIM([.M346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600" calcext:value-type="float">
            <text:p>600</text:p>
          </table:table-cell>
          <table:table-cell office:value-type="string" calcext:value-type="string">
            <text:p>dist.pbe.60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54526" calcext:value-type="float">
            <text:p>2.54526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347]))">
            <text:p/>
          </table:table-cell>
          <table:table-cell/>
          <table:table-cell office:value-type="string" calcext:value-type="string">
            <text:p><text:s/>pbe</text:p>
          </table:table-cell>
          <table:table-cell table:formula="of:=(TRIM([.L347]))" office:value-type="string" office:string-value="pbe" calcext:value-type="string">
            <text:p>pbe</text:p>
          </table:table-cell>
          <table:table-cell table:formula="of:=(TRIM([.M347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600" calcext:value-type="float">
            <text:p>600</text:p>
          </table:table-cell>
          <table:table-cell office:value-type="string" calcext:value-type="string">
            <text:p>dist.pbe.60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70814" calcext:value-type="float">
            <text:p>2.70814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348]))">
            <text:p/>
          </table:table-cell>
          <table:table-cell/>
          <table:table-cell office:value-type="string" calcext:value-type="string">
            <text:p><text:s/>pbe</text:p>
          </table:table-cell>
          <table:table-cell table:formula="of:=(TRIM([.L348]))" office:value-type="string" office:string-value="pbe" calcext:value-type="string">
            <text:p>pbe</text:p>
          </table:table-cell>
          <table:table-cell table:formula="of:=(TRIM([.M348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600" calcext:value-type="float">
            <text:p>600</text:p>
          </table:table-cell>
          <table:table-cell office:value-type="string" calcext:value-type="string">
            <text:p>dist.pbe.60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70814" calcext:value-type="float">
            <text:p>2.7081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349]))">
            <text:p/>
          </table:table-cell>
          <table:table-cell/>
          <table:table-cell office:value-type="string" calcext:value-type="string">
            <text:p><text:s/>pbe</text:p>
          </table:table-cell>
          <table:table-cell table:formula="of:=(TRIM([.L349]))" office:value-type="string" office:string-value="pbe" calcext:value-type="string">
            <text:p>pbe</text:p>
          </table:table-cell>
          <table:table-cell table:formula="of:=(TRIM([.M349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650" calcext:value-type="float">
            <text:p>650</text:p>
          </table:table-cell>
          <table:table-cell office:value-type="string" calcext:value-type="string">
            <text:p>dist.pbe.6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5536" calcext:value-type="float">
            <text:p>2.5536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350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350]))" office:value-type="string" office:string-value="pbe" calcext:value-type="string">
            <text:p>pbe</text:p>
          </table:table-cell>
          <table:table-cell table:formula="of:=(TRIM([.M350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650" calcext:value-type="float">
            <text:p>650</text:p>
          </table:table-cell>
          <table:table-cell office:value-type="string" calcext:value-type="string">
            <text:p>dist.pbe.6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5536" calcext:value-type="float">
            <text:p>2.553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351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351]))" office:value-type="string" office:string-value="pbe" calcext:value-type="string">
            <text:p>pbe</text:p>
          </table:table-cell>
          <table:table-cell table:formula="of:=(TRIM([.M351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650" calcext:value-type="float">
            <text:p>650</text:p>
          </table:table-cell>
          <table:table-cell office:value-type="string" calcext:value-type="string">
            <text:p>dist.pbe.65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52998" calcext:value-type="float">
            <text:p>2.52998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352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352]))" office:value-type="string" office:string-value="pbe" calcext:value-type="string">
            <text:p>pbe</text:p>
          </table:table-cell>
          <table:table-cell table:formula="of:=(TRIM([.M352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650" calcext:value-type="float">
            <text:p>650</text:p>
          </table:table-cell>
          <table:table-cell office:value-type="string" calcext:value-type="string">
            <text:p>dist.pbe.6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5361" calcext:value-type="float">
            <text:p>2.4536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353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353]))" office:value-type="string" office:string-value="pbe" calcext:value-type="string">
            <text:p>pbe</text:p>
          </table:table-cell>
          <table:table-cell table:formula="of:=(TRIM([.M353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650" calcext:value-type="float">
            <text:p>650</text:p>
          </table:table-cell>
          <table:table-cell office:value-type="string" calcext:value-type="string">
            <text:p>dist.pbe.6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5361" calcext:value-type="float">
            <text:p>2.453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354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354]))" office:value-type="string" office:string-value="pbe" calcext:value-type="string">
            <text:p>pbe</text:p>
          </table:table-cell>
          <table:table-cell table:formula="of:=(TRIM([.M354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650" calcext:value-type="float">
            <text:p>650</text:p>
          </table:table-cell>
          <table:table-cell office:value-type="string" calcext:value-type="string">
            <text:p>dist.pbe.65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5536" calcext:value-type="float">
            <text:p>2.553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355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355]))" office:value-type="string" office:string-value="pbe" calcext:value-type="string">
            <text:p>pbe</text:p>
          </table:table-cell>
          <table:table-cell table:formula="of:=(TRIM([.M355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650" calcext:value-type="float">
            <text:p>650</text:p>
          </table:table-cell>
          <table:table-cell office:value-type="string" calcext:value-type="string">
            <text:p>dist.pbe.6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5361" calcext:value-type="float">
            <text:p>2.4536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356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356]))" office:value-type="string" office:string-value="pbe" calcext:value-type="string">
            <text:p>pbe</text:p>
          </table:table-cell>
          <table:table-cell table:formula="of:=(TRIM([.M356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650" calcext:value-type="float">
            <text:p>650</text:p>
          </table:table-cell>
          <table:table-cell office:value-type="string" calcext:value-type="string">
            <text:p>dist.pbe.6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5361" calcext:value-type="float">
            <text:p>2.453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357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357]))" office:value-type="string" office:string-value="pbe" calcext:value-type="string">
            <text:p>pbe</text:p>
          </table:table-cell>
          <table:table-cell table:formula="of:=(TRIM([.M357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650" calcext:value-type="float">
            <text:p>650</text:p>
          </table:table-cell>
          <table:table-cell office:value-type="string" calcext:value-type="string">
            <text:p>dist.pbe.65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52998" calcext:value-type="float">
            <text:p>2.52998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358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358]))" office:value-type="string" office:string-value="pbe" calcext:value-type="string">
            <text:p>pbe</text:p>
          </table:table-cell>
          <table:table-cell table:formula="of:=(TRIM([.M358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650" calcext:value-type="float">
            <text:p>650</text:p>
          </table:table-cell>
          <table:table-cell office:value-type="string" calcext:value-type="string">
            <text:p>dist.pbe.65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68568" calcext:value-type="float">
            <text:p>2.68568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359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359]))" office:value-type="string" office:string-value="pbe" calcext:value-type="string">
            <text:p>pbe</text:p>
          </table:table-cell>
          <table:table-cell table:formula="of:=(TRIM([.M359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650" calcext:value-type="float">
            <text:p>650</text:p>
          </table:table-cell>
          <table:table-cell office:value-type="string" calcext:value-type="string">
            <text:p>dist.pbe.65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68568" calcext:value-type="float">
            <text:p>2.685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360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360]))" office:value-type="string" office:string-value="pbe" calcext:value-type="string">
            <text:p>pbe</text:p>
          </table:table-cell>
          <table:table-cell table:formula="of:=(TRIM([.M360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700" calcext:value-type="float">
            <text:p>700</text:p>
          </table:table-cell>
          <table:table-cell office:value-type="string" calcext:value-type="string">
            <text:p>dist.pbe.7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5356" calcext:value-type="float">
            <text:p>2.5356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361]))">
            <text:p/>
          </table:table-cell>
          <table:table-cell/>
          <table:table-cell office:value-type="string" calcext:value-type="string">
            <text:p><text:s/>pbe</text:p>
          </table:table-cell>
          <table:table-cell table:formula="of:=(TRIM([.L361]))" office:value-type="string" office:string-value="pbe" calcext:value-type="string">
            <text:p>pbe</text:p>
          </table:table-cell>
          <table:table-cell table:formula="of:=(TRIM([.M361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700" calcext:value-type="float">
            <text:p>700</text:p>
          </table:table-cell>
          <table:table-cell office:value-type="string" calcext:value-type="string">
            <text:p>dist.pbe.7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5356" calcext:value-type="float">
            <text:p>2.53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362]))">
            <text:p/>
          </table:table-cell>
          <table:table-cell/>
          <table:table-cell office:value-type="string" calcext:value-type="string">
            <text:p><text:s/>pbe</text:p>
          </table:table-cell>
          <table:table-cell table:formula="of:=(TRIM([.L362]))" office:value-type="string" office:string-value="pbe" calcext:value-type="string">
            <text:p>pbe</text:p>
          </table:table-cell>
          <table:table-cell table:formula="of:=(TRIM([.M362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700" calcext:value-type="float">
            <text:p>700</text:p>
          </table:table-cell>
          <table:table-cell office:value-type="string" calcext:value-type="string">
            <text:p>dist.pbe.70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51564" calcext:value-type="float">
            <text:p>2.51564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363]))">
            <text:p/>
          </table:table-cell>
          <table:table-cell/>
          <table:table-cell office:value-type="string" calcext:value-type="string">
            <text:p><text:s/>pbe</text:p>
          </table:table-cell>
          <table:table-cell table:formula="of:=(TRIM([.L363]))" office:value-type="string" office:string-value="pbe" calcext:value-type="string">
            <text:p>pbe</text:p>
          </table:table-cell>
          <table:table-cell table:formula="of:=(TRIM([.M363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700" calcext:value-type="float">
            <text:p>700</text:p>
          </table:table-cell>
          <table:table-cell office:value-type="string" calcext:value-type="string">
            <text:p>dist.pbe.7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3982" calcext:value-type="float">
            <text:p>2.43982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364]))">
            <text:p/>
          </table:table-cell>
          <table:table-cell/>
          <table:table-cell office:value-type="string" calcext:value-type="string">
            <text:p><text:s/>pbe</text:p>
          </table:table-cell>
          <table:table-cell table:formula="of:=(TRIM([.L364]))" office:value-type="string" office:string-value="pbe" calcext:value-type="string">
            <text:p>pbe</text:p>
          </table:table-cell>
          <table:table-cell table:formula="of:=(TRIM([.M364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700" calcext:value-type="float">
            <text:p>700</text:p>
          </table:table-cell>
          <table:table-cell office:value-type="string" calcext:value-type="string">
            <text:p>dist.pbe.7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3982" calcext:value-type="float">
            <text:p>2.4398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365]))">
            <text:p/>
          </table:table-cell>
          <table:table-cell/>
          <table:table-cell office:value-type="string" calcext:value-type="string">
            <text:p><text:s/>pbe</text:p>
          </table:table-cell>
          <table:table-cell table:formula="of:=(TRIM([.L365]))" office:value-type="string" office:string-value="pbe" calcext:value-type="string">
            <text:p>pbe</text:p>
          </table:table-cell>
          <table:table-cell table:formula="of:=(TRIM([.M365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700" calcext:value-type="float">
            <text:p>700</text:p>
          </table:table-cell>
          <table:table-cell office:value-type="string" calcext:value-type="string">
            <text:p>dist.pbe.70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5356" calcext:value-type="float">
            <text:p>2.53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366]))">
            <text:p/>
          </table:table-cell>
          <table:table-cell/>
          <table:table-cell office:value-type="string" calcext:value-type="string">
            <text:p><text:s/>pbe</text:p>
          </table:table-cell>
          <table:table-cell table:formula="of:=(TRIM([.L366]))" office:value-type="string" office:string-value="pbe" calcext:value-type="string">
            <text:p>pbe</text:p>
          </table:table-cell>
          <table:table-cell table:formula="of:=(TRIM([.M366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700" calcext:value-type="float">
            <text:p>700</text:p>
          </table:table-cell>
          <table:table-cell office:value-type="string" calcext:value-type="string">
            <text:p>dist.pbe.7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3982" calcext:value-type="float">
            <text:p>2.43982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367]))">
            <text:p/>
          </table:table-cell>
          <table:table-cell/>
          <table:table-cell office:value-type="string" calcext:value-type="string">
            <text:p><text:s/>pbe</text:p>
          </table:table-cell>
          <table:table-cell table:formula="of:=(TRIM([.L367]))" office:value-type="string" office:string-value="pbe" calcext:value-type="string">
            <text:p>pbe</text:p>
          </table:table-cell>
          <table:table-cell table:formula="of:=(TRIM([.M367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700" calcext:value-type="float">
            <text:p>700</text:p>
          </table:table-cell>
          <table:table-cell office:value-type="string" calcext:value-type="string">
            <text:p>dist.pbe.7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3982" calcext:value-type="float">
            <text:p>2.4398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368]))">
            <text:p/>
          </table:table-cell>
          <table:table-cell/>
          <table:table-cell office:value-type="string" calcext:value-type="string">
            <text:p><text:s/>pbe</text:p>
          </table:table-cell>
          <table:table-cell table:formula="of:=(TRIM([.L368]))" office:value-type="string" office:string-value="pbe" calcext:value-type="string">
            <text:p>pbe</text:p>
          </table:table-cell>
          <table:table-cell table:formula="of:=(TRIM([.M368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700" calcext:value-type="float">
            <text:p>700</text:p>
          </table:table-cell>
          <table:table-cell office:value-type="string" calcext:value-type="string">
            <text:p>dist.pbe.70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51564" calcext:value-type="float">
            <text:p>2.51564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369]))">
            <text:p/>
          </table:table-cell>
          <table:table-cell/>
          <table:table-cell office:value-type="string" calcext:value-type="string">
            <text:p><text:s/>pbe</text:p>
          </table:table-cell>
          <table:table-cell table:formula="of:=(TRIM([.L369]))" office:value-type="string" office:string-value="pbe" calcext:value-type="string">
            <text:p>pbe</text:p>
          </table:table-cell>
          <table:table-cell table:formula="of:=(TRIM([.M369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700" calcext:value-type="float">
            <text:p>700</text:p>
          </table:table-cell>
          <table:table-cell office:value-type="string" calcext:value-type="string">
            <text:p>dist.pbe.70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66457" calcext:value-type="float">
            <text:p>2.66457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370]))">
            <text:p/>
          </table:table-cell>
          <table:table-cell/>
          <table:table-cell office:value-type="string" calcext:value-type="string">
            <text:p><text:s/>pbe</text:p>
          </table:table-cell>
          <table:table-cell table:formula="of:=(TRIM([.L370]))" office:value-type="string" office:string-value="pbe" calcext:value-type="string">
            <text:p>pbe</text:p>
          </table:table-cell>
          <table:table-cell table:formula="of:=(TRIM([.M370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700" calcext:value-type="float">
            <text:p>700</text:p>
          </table:table-cell>
          <table:table-cell office:value-type="string" calcext:value-type="string">
            <text:p>dist.pbe.70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66457" calcext:value-type="float">
            <text:p>2.664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371]))">
            <text:p/>
          </table:table-cell>
          <table:table-cell/>
          <table:table-cell office:value-type="string" calcext:value-type="string">
            <text:p><text:s/>pbe</text:p>
          </table:table-cell>
          <table:table-cell table:formula="of:=(TRIM([.L371]))" office:value-type="string" office:string-value="pbe" calcext:value-type="string">
            <text:p>pbe</text:p>
          </table:table-cell>
          <table:table-cell table:formula="of:=(TRIM([.M371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750" calcext:value-type="float">
            <text:p>750</text:p>
          </table:table-cell>
          <table:table-cell office:value-type="string" calcext:value-type="string">
            <text:p>dist.pbe.7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51869" calcext:value-type="float">
            <text:p>2.51869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372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372]))" office:value-type="string" office:string-value="pbe" calcext:value-type="string">
            <text:p>pbe</text:p>
          </table:table-cell>
          <table:table-cell table:formula="of:=(TRIM([.M372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750" calcext:value-type="float">
            <text:p>750</text:p>
          </table:table-cell>
          <table:table-cell office:value-type="string" calcext:value-type="string">
            <text:p>dist.pbe.7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51869" calcext:value-type="float">
            <text:p>2.518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373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373]))" office:value-type="string" office:string-value="pbe" calcext:value-type="string">
            <text:p>pbe</text:p>
          </table:table-cell>
          <table:table-cell table:formula="of:=(TRIM([.M373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750" calcext:value-type="float">
            <text:p>750</text:p>
          </table:table-cell>
          <table:table-cell office:value-type="string" calcext:value-type="string">
            <text:p>dist.pbe.75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50214" calcext:value-type="float">
            <text:p>2.50214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374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374]))" office:value-type="string" office:string-value="pbe" calcext:value-type="string">
            <text:p>pbe</text:p>
          </table:table-cell>
          <table:table-cell table:formula="of:=(TRIM([.M374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750" calcext:value-type="float">
            <text:p>750</text:p>
          </table:table-cell>
          <table:table-cell office:value-type="string" calcext:value-type="string">
            <text:p>dist.pbe.7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268" calcext:value-type="float">
            <text:p>2.4268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375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375]))" office:value-type="string" office:string-value="pbe" calcext:value-type="string">
            <text:p>pbe</text:p>
          </table:table-cell>
          <table:table-cell table:formula="of:=(TRIM([.M375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750" calcext:value-type="float">
            <text:p>750</text:p>
          </table:table-cell>
          <table:table-cell office:value-type="string" calcext:value-type="string">
            <text:p>dist.pbe.7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268" calcext:value-type="float">
            <text:p>2.42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376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376]))" office:value-type="string" office:string-value="pbe" calcext:value-type="string">
            <text:p>pbe</text:p>
          </table:table-cell>
          <table:table-cell table:formula="of:=(TRIM([.M376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750" calcext:value-type="float">
            <text:p>750</text:p>
          </table:table-cell>
          <table:table-cell office:value-type="string" calcext:value-type="string">
            <text:p>dist.pbe.75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51869" calcext:value-type="float">
            <text:p>2.518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377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377]))" office:value-type="string" office:string-value="pbe" calcext:value-type="string">
            <text:p>pbe</text:p>
          </table:table-cell>
          <table:table-cell table:formula="of:=(TRIM([.M377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750" calcext:value-type="float">
            <text:p>750</text:p>
          </table:table-cell>
          <table:table-cell office:value-type="string" calcext:value-type="string">
            <text:p>dist.pbe.7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268" calcext:value-type="float">
            <text:p>2.4268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378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378]))" office:value-type="string" office:string-value="pbe" calcext:value-type="string">
            <text:p>pbe</text:p>
          </table:table-cell>
          <table:table-cell table:formula="of:=(TRIM([.M378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750" calcext:value-type="float">
            <text:p>750</text:p>
          </table:table-cell>
          <table:table-cell office:value-type="string" calcext:value-type="string">
            <text:p>dist.pbe.7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268" calcext:value-type="float">
            <text:p>2.42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379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379]))" office:value-type="string" office:string-value="pbe" calcext:value-type="string">
            <text:p>pbe</text:p>
          </table:table-cell>
          <table:table-cell table:formula="of:=(TRIM([.M379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750" calcext:value-type="float">
            <text:p>750</text:p>
          </table:table-cell>
          <table:table-cell office:value-type="string" calcext:value-type="string">
            <text:p>dist.pbe.75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50214" calcext:value-type="float">
            <text:p>2.50214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380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380]))" office:value-type="string" office:string-value="pbe" calcext:value-type="string">
            <text:p>pbe</text:p>
          </table:table-cell>
          <table:table-cell table:formula="of:=(TRIM([.M380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750" calcext:value-type="float">
            <text:p>750</text:p>
          </table:table-cell>
          <table:table-cell office:value-type="string" calcext:value-type="string">
            <text:p>dist.pbe.75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64466" calcext:value-type="float">
            <text:p>2.64466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381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381]))" office:value-type="string" office:string-value="pbe" calcext:value-type="string">
            <text:p>pbe</text:p>
          </table:table-cell>
          <table:table-cell table:formula="of:=(TRIM([.M381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750" calcext:value-type="float">
            <text:p>750</text:p>
          </table:table-cell>
          <table:table-cell office:value-type="string" calcext:value-type="string">
            <text:p>dist.pbe.75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64466" calcext:value-type="float">
            <text:p>2.644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382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382]))" office:value-type="string" office:string-value="pbe" calcext:value-type="string">
            <text:p>pbe</text:p>
          </table:table-cell>
          <table:table-cell table:formula="of:=(TRIM([.M382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800" calcext:value-type="float">
            <text:p>800</text:p>
          </table:table-cell>
          <table:table-cell office:value-type="string" calcext:value-type="string">
            <text:p>dist.pbe.8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50276" calcext:value-type="float">
            <text:p>2.50276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383]))">
            <text:p/>
          </table:table-cell>
          <table:table-cell/>
          <table:table-cell office:value-type="string" calcext:value-type="string">
            <text:p><text:s/>pbe</text:p>
          </table:table-cell>
          <table:table-cell table:formula="of:=(TRIM([.L383]))" office:value-type="string" office:string-value="pbe" calcext:value-type="string">
            <text:p>pbe</text:p>
          </table:table-cell>
          <table:table-cell table:formula="of:=(TRIM([.M383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800" calcext:value-type="float">
            <text:p>800</text:p>
          </table:table-cell>
          <table:table-cell office:value-type="string" calcext:value-type="string">
            <text:p>dist.pbe.8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50276" calcext:value-type="float">
            <text:p>2.5027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384]))">
            <text:p/>
          </table:table-cell>
          <table:table-cell/>
          <table:table-cell office:value-type="string" calcext:value-type="string">
            <text:p><text:s/>pbe</text:p>
          </table:table-cell>
          <table:table-cell table:formula="of:=(TRIM([.L384]))" office:value-type="string" office:string-value="pbe" calcext:value-type="string">
            <text:p>pbe</text:p>
          </table:table-cell>
          <table:table-cell table:formula="of:=(TRIM([.M384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800" calcext:value-type="float">
            <text:p>800</text:p>
          </table:table-cell>
          <table:table-cell office:value-type="string" calcext:value-type="string">
            <text:p>dist.pbe.80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8939" calcext:value-type="float">
            <text:p>2.48939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385]))">
            <text:p/>
          </table:table-cell>
          <table:table-cell/>
          <table:table-cell office:value-type="string" calcext:value-type="string">
            <text:p><text:s/>pbe</text:p>
          </table:table-cell>
          <table:table-cell table:formula="of:=(TRIM([.L385]))" office:value-type="string" office:string-value="pbe" calcext:value-type="string">
            <text:p>pbe</text:p>
          </table:table-cell>
          <table:table-cell table:formula="of:=(TRIM([.M385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800" calcext:value-type="float">
            <text:p>800</text:p>
          </table:table-cell>
          <table:table-cell office:value-type="string" calcext:value-type="string">
            <text:p>dist.pbe.8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1448" calcext:value-type="float">
            <text:p>2.41448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386]))">
            <text:p/>
          </table:table-cell>
          <table:table-cell/>
          <table:table-cell office:value-type="string" calcext:value-type="string">
            <text:p><text:s/>pbe</text:p>
          </table:table-cell>
          <table:table-cell table:formula="of:=(TRIM([.L386]))" office:value-type="string" office:string-value="pbe" calcext:value-type="string">
            <text:p>pbe</text:p>
          </table:table-cell>
          <table:table-cell table:formula="of:=(TRIM([.M386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800" calcext:value-type="float">
            <text:p>800</text:p>
          </table:table-cell>
          <table:table-cell office:value-type="string" calcext:value-type="string">
            <text:p>dist.pbe.8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1448" calcext:value-type="float">
            <text:p>2.4144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387]))">
            <text:p/>
          </table:table-cell>
          <table:table-cell/>
          <table:table-cell office:value-type="string" calcext:value-type="string">
            <text:p><text:s/>pbe</text:p>
          </table:table-cell>
          <table:table-cell table:formula="of:=(TRIM([.L387]))" office:value-type="string" office:string-value="pbe" calcext:value-type="string">
            <text:p>pbe</text:p>
          </table:table-cell>
          <table:table-cell table:formula="of:=(TRIM([.M387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800" calcext:value-type="float">
            <text:p>800</text:p>
          </table:table-cell>
          <table:table-cell office:value-type="string" calcext:value-type="string">
            <text:p>dist.pbe.80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50276" calcext:value-type="float">
            <text:p>2.5027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388]))">
            <text:p/>
          </table:table-cell>
          <table:table-cell/>
          <table:table-cell office:value-type="string" calcext:value-type="string">
            <text:p><text:s/>pbe</text:p>
          </table:table-cell>
          <table:table-cell table:formula="of:=(TRIM([.L388]))" office:value-type="string" office:string-value="pbe" calcext:value-type="string">
            <text:p>pbe</text:p>
          </table:table-cell>
          <table:table-cell table:formula="of:=(TRIM([.M388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800" calcext:value-type="float">
            <text:p>800</text:p>
          </table:table-cell>
          <table:table-cell office:value-type="string" calcext:value-type="string">
            <text:p>dist.pbe.8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1448" calcext:value-type="float">
            <text:p>2.41448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389]))">
            <text:p/>
          </table:table-cell>
          <table:table-cell/>
          <table:table-cell office:value-type="string" calcext:value-type="string">
            <text:p><text:s/>pbe</text:p>
          </table:table-cell>
          <table:table-cell table:formula="of:=(TRIM([.L389]))" office:value-type="string" office:string-value="pbe" calcext:value-type="string">
            <text:p>pbe</text:p>
          </table:table-cell>
          <table:table-cell table:formula="of:=(TRIM([.M389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800" calcext:value-type="float">
            <text:p>800</text:p>
          </table:table-cell>
          <table:table-cell office:value-type="string" calcext:value-type="string">
            <text:p>dist.pbe.8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1448" calcext:value-type="float">
            <text:p>2.4144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390]))">
            <text:p/>
          </table:table-cell>
          <table:table-cell/>
          <table:table-cell office:value-type="string" calcext:value-type="string">
            <text:p><text:s/>pbe</text:p>
          </table:table-cell>
          <table:table-cell table:formula="of:=(TRIM([.L390]))" office:value-type="string" office:string-value="pbe" calcext:value-type="string">
            <text:p>pbe</text:p>
          </table:table-cell>
          <table:table-cell table:formula="of:=(TRIM([.M390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800" calcext:value-type="float">
            <text:p>800</text:p>
          </table:table-cell>
          <table:table-cell office:value-type="string" calcext:value-type="string">
            <text:p>dist.pbe.80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8939" calcext:value-type="float">
            <text:p>2.48939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391]))">
            <text:p/>
          </table:table-cell>
          <table:table-cell/>
          <table:table-cell office:value-type="string" calcext:value-type="string">
            <text:p><text:s/>pbe</text:p>
          </table:table-cell>
          <table:table-cell table:formula="of:=(TRIM([.L391]))" office:value-type="string" office:string-value="pbe" calcext:value-type="string">
            <text:p>pbe</text:p>
          </table:table-cell>
          <table:table-cell table:formula="of:=(TRIM([.M391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800" calcext:value-type="float">
            <text:p>800</text:p>
          </table:table-cell>
          <table:table-cell office:value-type="string" calcext:value-type="string">
            <text:p>dist.pbe.80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62592" calcext:value-type="float">
            <text:p>2.62592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392]))">
            <text:p/>
          </table:table-cell>
          <table:table-cell/>
          <table:table-cell office:value-type="string" calcext:value-type="string">
            <text:p><text:s/>pbe</text:p>
          </table:table-cell>
          <table:table-cell table:formula="of:=(TRIM([.L392]))" office:value-type="string" office:string-value="pbe" calcext:value-type="string">
            <text:p>pbe</text:p>
          </table:table-cell>
          <table:table-cell table:formula="of:=(TRIM([.M392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800" calcext:value-type="float">
            <text:p>800</text:p>
          </table:table-cell>
          <table:table-cell office:value-type="string" calcext:value-type="string">
            <text:p>dist.pbe.80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62592" calcext:value-type="float">
            <text:p>2.6259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393]))">
            <text:p/>
          </table:table-cell>
          <table:table-cell/>
          <table:table-cell office:value-type="string" calcext:value-type="string">
            <text:p><text:s/>pbe</text:p>
          </table:table-cell>
          <table:table-cell table:formula="of:=(TRIM([.L393]))" office:value-type="string" office:string-value="pbe" calcext:value-type="string">
            <text:p>pbe</text:p>
          </table:table-cell>
          <table:table-cell table:formula="of:=(TRIM([.M393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850" calcext:value-type="float">
            <text:p>850</text:p>
          </table:table-cell>
          <table:table-cell office:value-type="string" calcext:value-type="string">
            <text:p>dist.pbe.8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48772" calcext:value-type="float">
            <text:p>2.48772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394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394]))" office:value-type="string" office:string-value="pbe" calcext:value-type="string">
            <text:p>pbe</text:p>
          </table:table-cell>
          <table:table-cell table:formula="of:=(TRIM([.M394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850" calcext:value-type="float">
            <text:p>850</text:p>
          </table:table-cell>
          <table:table-cell office:value-type="string" calcext:value-type="string">
            <text:p>dist.pbe.8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48772" calcext:value-type="float">
            <text:p>2.4877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395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395]))" office:value-type="string" office:string-value="pbe" calcext:value-type="string">
            <text:p>pbe</text:p>
          </table:table-cell>
          <table:table-cell table:formula="of:=(TRIM([.M395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850" calcext:value-type="float">
            <text:p>850</text:p>
          </table:table-cell>
          <table:table-cell office:value-type="string" calcext:value-type="string">
            <text:p>dist.pbe.85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7731" calcext:value-type="float">
            <text:p>2.4773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396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396]))" office:value-type="string" office:string-value="pbe" calcext:value-type="string">
            <text:p>pbe</text:p>
          </table:table-cell>
          <table:table-cell table:formula="of:=(TRIM([.M396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850" calcext:value-type="float">
            <text:p>850</text:p>
          </table:table-cell>
          <table:table-cell office:value-type="string" calcext:value-type="string">
            <text:p>dist.pbe.8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0278" calcext:value-type="float">
            <text:p>2.40278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397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397]))" office:value-type="string" office:string-value="pbe" calcext:value-type="string">
            <text:p>pbe</text:p>
          </table:table-cell>
          <table:table-cell table:formula="of:=(TRIM([.M397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850" calcext:value-type="float">
            <text:p>850</text:p>
          </table:table-cell>
          <table:table-cell office:value-type="string" calcext:value-type="string">
            <text:p>dist.pbe.8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0278" calcext:value-type="float">
            <text:p>2.4027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398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398]))" office:value-type="string" office:string-value="pbe" calcext:value-type="string">
            <text:p>pbe</text:p>
          </table:table-cell>
          <table:table-cell table:formula="of:=(TRIM([.M398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850" calcext:value-type="float">
            <text:p>850</text:p>
          </table:table-cell>
          <table:table-cell office:value-type="string" calcext:value-type="string">
            <text:p>dist.pbe.85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48772" calcext:value-type="float">
            <text:p>2.4877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399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399]))" office:value-type="string" office:string-value="pbe" calcext:value-type="string">
            <text:p>pbe</text:p>
          </table:table-cell>
          <table:table-cell table:formula="of:=(TRIM([.M399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850" calcext:value-type="float">
            <text:p>850</text:p>
          </table:table-cell>
          <table:table-cell office:value-type="string" calcext:value-type="string">
            <text:p>dist.pbe.8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0278" calcext:value-type="float">
            <text:p>2.40278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400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400]))" office:value-type="string" office:string-value="pbe" calcext:value-type="string">
            <text:p>pbe</text:p>
          </table:table-cell>
          <table:table-cell table:formula="of:=(TRIM([.M400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850" calcext:value-type="float">
            <text:p>850</text:p>
          </table:table-cell>
          <table:table-cell office:value-type="string" calcext:value-type="string">
            <text:p>dist.pbe.8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0278" calcext:value-type="float">
            <text:p>2.4027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401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401]))" office:value-type="string" office:string-value="pbe" calcext:value-type="string">
            <text:p>pbe</text:p>
          </table:table-cell>
          <table:table-cell table:formula="of:=(TRIM([.M401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850" calcext:value-type="float">
            <text:p>850</text:p>
          </table:table-cell>
          <table:table-cell office:value-type="string" calcext:value-type="string">
            <text:p>dist.pbe.85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7731" calcext:value-type="float">
            <text:p>2.4773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402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402]))" office:value-type="string" office:string-value="pbe" calcext:value-type="string">
            <text:p>pbe</text:p>
          </table:table-cell>
          <table:table-cell table:formula="of:=(TRIM([.M402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850" calcext:value-type="float">
            <text:p>850</text:p>
          </table:table-cell>
          <table:table-cell office:value-type="string" calcext:value-type="string">
            <text:p>dist.pbe.85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60821" calcext:value-type="float">
            <text:p>2.6082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403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403]))" office:value-type="string" office:string-value="pbe" calcext:value-type="string">
            <text:p>pbe</text:p>
          </table:table-cell>
          <table:table-cell table:formula="of:=(TRIM([.M403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850" calcext:value-type="float">
            <text:p>850</text:p>
          </table:table-cell>
          <table:table-cell office:value-type="string" calcext:value-type="string">
            <text:p>dist.pbe.85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60821" calcext:value-type="float">
            <text:p>2.608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404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404]))" office:value-type="string" office:string-value="pbe" calcext:value-type="string">
            <text:p>pbe</text:p>
          </table:table-cell>
          <table:table-cell table:formula="of:=(TRIM([.M404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900" calcext:value-type="float">
            <text:p>900</text:p>
          </table:table-cell>
          <table:table-cell office:value-type="string" calcext:value-type="string">
            <text:p>dist.pbe.9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47344" calcext:value-type="float">
            <text:p>2.47344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405]))">
            <text:p/>
          </table:table-cell>
          <table:table-cell/>
          <table:table-cell office:value-type="string" calcext:value-type="string">
            <text:p><text:s/>pbe</text:p>
          </table:table-cell>
          <table:table-cell table:formula="of:=(TRIM([.L405]))" office:value-type="string" office:string-value="pbe" calcext:value-type="string">
            <text:p>pbe</text:p>
          </table:table-cell>
          <table:table-cell table:formula="of:=(TRIM([.M405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900" calcext:value-type="float">
            <text:p>900</text:p>
          </table:table-cell>
          <table:table-cell office:value-type="string" calcext:value-type="string">
            <text:p>dist.pbe.9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47344" calcext:value-type="float">
            <text:p>2.4734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406]))">
            <text:p/>
          </table:table-cell>
          <table:table-cell/>
          <table:table-cell office:value-type="string" calcext:value-type="string">
            <text:p><text:s/>pbe</text:p>
          </table:table-cell>
          <table:table-cell table:formula="of:=(TRIM([.L406]))" office:value-type="string" office:string-value="pbe" calcext:value-type="string">
            <text:p>pbe</text:p>
          </table:table-cell>
          <table:table-cell table:formula="of:=(TRIM([.M406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900" calcext:value-type="float">
            <text:p>900</text:p>
          </table:table-cell>
          <table:table-cell office:value-type="string" calcext:value-type="string">
            <text:p>dist.pbe.90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6583" calcext:value-type="float">
            <text:p>2.46583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407]))">
            <text:p/>
          </table:table-cell>
          <table:table-cell/>
          <table:table-cell office:value-type="string" calcext:value-type="string">
            <text:p><text:s/>pbe</text:p>
          </table:table-cell>
          <table:table-cell table:formula="of:=(TRIM([.L407]))" office:value-type="string" office:string-value="pbe" calcext:value-type="string">
            <text:p>pbe</text:p>
          </table:table-cell>
          <table:table-cell table:formula="of:=(TRIM([.M407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900" calcext:value-type="float">
            <text:p>900</text:p>
          </table:table-cell>
          <table:table-cell office:value-type="string" calcext:value-type="string">
            <text:p>dist.pbe.9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39164" calcext:value-type="float">
            <text:p>2.39164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408]))">
            <text:p/>
          </table:table-cell>
          <table:table-cell/>
          <table:table-cell office:value-type="string" calcext:value-type="string">
            <text:p><text:s/>pbe</text:p>
          </table:table-cell>
          <table:table-cell table:formula="of:=(TRIM([.L408]))" office:value-type="string" office:string-value="pbe" calcext:value-type="string">
            <text:p>pbe</text:p>
          </table:table-cell>
          <table:table-cell table:formula="of:=(TRIM([.M408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900" calcext:value-type="float">
            <text:p>900</text:p>
          </table:table-cell>
          <table:table-cell office:value-type="string" calcext:value-type="string">
            <text:p>dist.pbe.9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39164" calcext:value-type="float">
            <text:p>2.391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409]))">
            <text:p/>
          </table:table-cell>
          <table:table-cell/>
          <table:table-cell office:value-type="string" calcext:value-type="string">
            <text:p><text:s/>pbe</text:p>
          </table:table-cell>
          <table:table-cell table:formula="of:=(TRIM([.L409]))" office:value-type="string" office:string-value="pbe" calcext:value-type="string">
            <text:p>pbe</text:p>
          </table:table-cell>
          <table:table-cell table:formula="of:=(TRIM([.M409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900" calcext:value-type="float">
            <text:p>900</text:p>
          </table:table-cell>
          <table:table-cell office:value-type="string" calcext:value-type="string">
            <text:p>dist.pbe.90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47344" calcext:value-type="float">
            <text:p>2.4734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410]))">
            <text:p/>
          </table:table-cell>
          <table:table-cell/>
          <table:table-cell office:value-type="string" calcext:value-type="string">
            <text:p><text:s/>pbe</text:p>
          </table:table-cell>
          <table:table-cell table:formula="of:=(TRIM([.L410]))" office:value-type="string" office:string-value="pbe" calcext:value-type="string">
            <text:p>pbe</text:p>
          </table:table-cell>
          <table:table-cell table:formula="of:=(TRIM([.M410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900" calcext:value-type="float">
            <text:p>900</text:p>
          </table:table-cell>
          <table:table-cell office:value-type="string" calcext:value-type="string">
            <text:p>dist.pbe.9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39164" calcext:value-type="float">
            <text:p>2.39164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411]))">
            <text:p/>
          </table:table-cell>
          <table:table-cell/>
          <table:table-cell office:value-type="string" calcext:value-type="string">
            <text:p><text:s/>pbe</text:p>
          </table:table-cell>
          <table:table-cell table:formula="of:=(TRIM([.L411]))" office:value-type="string" office:string-value="pbe" calcext:value-type="string">
            <text:p>pbe</text:p>
          </table:table-cell>
          <table:table-cell table:formula="of:=(TRIM([.M411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900" calcext:value-type="float">
            <text:p>900</text:p>
          </table:table-cell>
          <table:table-cell office:value-type="string" calcext:value-type="string">
            <text:p>dist.pbe.9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39164" calcext:value-type="float">
            <text:p>2.391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412]))">
            <text:p/>
          </table:table-cell>
          <table:table-cell/>
          <table:table-cell office:value-type="string" calcext:value-type="string">
            <text:p><text:s/>pbe</text:p>
          </table:table-cell>
          <table:table-cell table:formula="of:=(TRIM([.L412]))" office:value-type="string" office:string-value="pbe" calcext:value-type="string">
            <text:p>pbe</text:p>
          </table:table-cell>
          <table:table-cell table:formula="of:=(TRIM([.M412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900" calcext:value-type="float">
            <text:p>900</text:p>
          </table:table-cell>
          <table:table-cell office:value-type="string" calcext:value-type="string">
            <text:p>dist.pbe.90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6583" calcext:value-type="float">
            <text:p>2.46583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413]))">
            <text:p/>
          </table:table-cell>
          <table:table-cell/>
          <table:table-cell office:value-type="string" calcext:value-type="string">
            <text:p><text:s/>pbe</text:p>
          </table:table-cell>
          <table:table-cell table:formula="of:=(TRIM([.L413]))" office:value-type="string" office:string-value="pbe" calcext:value-type="string">
            <text:p>pbe</text:p>
          </table:table-cell>
          <table:table-cell table:formula="of:=(TRIM([.M413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900" calcext:value-type="float">
            <text:p>900</text:p>
          </table:table-cell>
          <table:table-cell office:value-type="string" calcext:value-type="string">
            <text:p>dist.pbe.90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59134" calcext:value-type="float">
            <text:p>2.59134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414]))">
            <text:p/>
          </table:table-cell>
          <table:table-cell/>
          <table:table-cell office:value-type="string" calcext:value-type="string">
            <text:p><text:s/>pbe</text:p>
          </table:table-cell>
          <table:table-cell table:formula="of:=(TRIM([.L414]))" office:value-type="string" office:string-value="pbe" calcext:value-type="string">
            <text:p>pbe</text:p>
          </table:table-cell>
          <table:table-cell table:formula="of:=(TRIM([.M414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900" calcext:value-type="float">
            <text:p>900</text:p>
          </table:table-cell>
          <table:table-cell office:value-type="string" calcext:value-type="string">
            <text:p>dist.pbe.90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59134" calcext:value-type="float">
            <text:p>2.5913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415]))">
            <text:p/>
          </table:table-cell>
          <table:table-cell/>
          <table:table-cell office:value-type="string" calcext:value-type="string">
            <text:p><text:s/>pbe</text:p>
          </table:table-cell>
          <table:table-cell table:formula="of:=(TRIM([.L415]))" office:value-type="string" office:string-value="pbe" calcext:value-type="string">
            <text:p>pbe</text:p>
          </table:table-cell>
          <table:table-cell table:formula="of:=(TRIM([.M415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950" calcext:value-type="float">
            <text:p>950</text:p>
          </table:table-cell>
          <table:table-cell office:value-type="string" calcext:value-type="string">
            <text:p>dist.pbe.9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45985" calcext:value-type="float">
            <text:p>2.45985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416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416]))" office:value-type="string" office:string-value="pbe" calcext:value-type="string">
            <text:p>pbe</text:p>
          </table:table-cell>
          <table:table-cell table:formula="of:=(TRIM([.M416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950" calcext:value-type="float">
            <text:p>950</text:p>
          </table:table-cell>
          <table:table-cell office:value-type="string" calcext:value-type="string">
            <text:p>dist.pbe.9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45985" calcext:value-type="float">
            <text:p>2.4598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417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417]))" office:value-type="string" office:string-value="pbe" calcext:value-type="string">
            <text:p>pbe</text:p>
          </table:table-cell>
          <table:table-cell table:formula="of:=(TRIM([.M417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950" calcext:value-type="float">
            <text:p>950</text:p>
          </table:table-cell>
          <table:table-cell office:value-type="string" calcext:value-type="string">
            <text:p>dist.pbe.95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5492" calcext:value-type="float">
            <text:p>2.45492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418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418]))" office:value-type="string" office:string-value="pbe" calcext:value-type="string">
            <text:p>pbe</text:p>
          </table:table-cell>
          <table:table-cell table:formula="of:=(TRIM([.M418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950" calcext:value-type="float">
            <text:p>950</text:p>
          </table:table-cell>
          <table:table-cell office:value-type="string" calcext:value-type="string">
            <text:p>dist.pbe.9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38102" calcext:value-type="float">
            <text:p>2.38102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419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419]))" office:value-type="string" office:string-value="pbe" calcext:value-type="string">
            <text:p>pbe</text:p>
          </table:table-cell>
          <table:table-cell table:formula="of:=(TRIM([.M419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950" calcext:value-type="float">
            <text:p>950</text:p>
          </table:table-cell>
          <table:table-cell office:value-type="string" calcext:value-type="string">
            <text:p>dist.pbe.9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38102" calcext:value-type="float">
            <text:p>2.3810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420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420]))" office:value-type="string" office:string-value="pbe" calcext:value-type="string">
            <text:p>pbe</text:p>
          </table:table-cell>
          <table:table-cell table:formula="of:=(TRIM([.M420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950" calcext:value-type="float">
            <text:p>950</text:p>
          </table:table-cell>
          <table:table-cell office:value-type="string" calcext:value-type="string">
            <text:p>dist.pbe.95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45985" calcext:value-type="float">
            <text:p>2.4598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421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421]))" office:value-type="string" office:string-value="pbe" calcext:value-type="string">
            <text:p>pbe</text:p>
          </table:table-cell>
          <table:table-cell table:formula="of:=(TRIM([.M421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950" calcext:value-type="float">
            <text:p>950</text:p>
          </table:table-cell>
          <table:table-cell office:value-type="string" calcext:value-type="string">
            <text:p>dist.pbe.9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38102" calcext:value-type="float">
            <text:p>2.38102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422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422]))" office:value-type="string" office:string-value="pbe" calcext:value-type="string">
            <text:p>pbe</text:p>
          </table:table-cell>
          <table:table-cell table:formula="of:=(TRIM([.M422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950" calcext:value-type="float">
            <text:p>950</text:p>
          </table:table-cell>
          <table:table-cell office:value-type="string" calcext:value-type="string">
            <text:p>dist.pbe.9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38102" calcext:value-type="float">
            <text:p>2.3810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423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423]))" office:value-type="string" office:string-value="pbe" calcext:value-type="string">
            <text:p>pbe</text:p>
          </table:table-cell>
          <table:table-cell table:formula="of:=(TRIM([.M423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950" calcext:value-type="float">
            <text:p>950</text:p>
          </table:table-cell>
          <table:table-cell office:value-type="string" calcext:value-type="string">
            <text:p>dist.pbe.95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5492" calcext:value-type="float">
            <text:p>2.45492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424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424]))" office:value-type="string" office:string-value="pbe" calcext:value-type="string">
            <text:p>pbe</text:p>
          </table:table-cell>
          <table:table-cell table:formula="of:=(TRIM([.M424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950" calcext:value-type="float">
            <text:p>950</text:p>
          </table:table-cell>
          <table:table-cell office:value-type="string" calcext:value-type="string">
            <text:p>dist.pbe.95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5752" calcext:value-type="float">
            <text:p>2.5752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425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425]))" office:value-type="string" office:string-value="pbe" calcext:value-type="string">
            <text:p>pbe</text:p>
          </table:table-cell>
          <table:table-cell table:formula="of:=(TRIM([.M425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950" calcext:value-type="float">
            <text:p>950</text:p>
          </table:table-cell>
          <table:table-cell office:value-type="string" calcext:value-type="string">
            <text:p>dist.pbe.95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5752" calcext:value-type="float">
            <text:p>2.575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426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426]))" office:value-type="string" office:string-value="pbe" calcext:value-type="string">
            <text:p>pbe</text:p>
          </table:table-cell>
          <table:table-cell table:formula="of:=(TRIM([.M426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1000" calcext:value-type="float">
            <text:p>1000</text:p>
          </table:table-cell>
          <table:table-cell office:value-type="string" calcext:value-type="string">
            <text:p>dist.pbe.10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44686" calcext:value-type="float">
            <text:p>2.44686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427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427]))" office:value-type="string" office:string-value="pbe" calcext:value-type="string">
            <text:p>pbe</text:p>
          </table:table-cell>
          <table:table-cell table:formula="of:=(TRIM([.M427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1000" calcext:value-type="float">
            <text:p>1000</text:p>
          </table:table-cell>
          <table:table-cell office:value-type="string" calcext:value-type="string">
            <text:p>dist.pbe.10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44686" calcext:value-type="float">
            <text:p>2.4468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428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428]))" office:value-type="string" office:string-value="pbe" calcext:value-type="string">
            <text:p>pbe</text:p>
          </table:table-cell>
          <table:table-cell table:formula="of:=(TRIM([.M428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1000" calcext:value-type="float">
            <text:p>1000</text:p>
          </table:table-cell>
          <table:table-cell office:value-type="string" calcext:value-type="string">
            <text:p>dist.pbe.100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4455" calcext:value-type="float">
            <text:p>2.44455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429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429]))" office:value-type="string" office:string-value="pbe" calcext:value-type="string">
            <text:p>pbe</text:p>
          </table:table-cell>
          <table:table-cell table:formula="of:=(TRIM([.M429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1000" calcext:value-type="float">
            <text:p>1000</text:p>
          </table:table-cell>
          <table:table-cell office:value-type="string" calcext:value-type="string">
            <text:p>dist.pbe.10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37087" calcext:value-type="float">
            <text:p>2.37087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430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430]))" office:value-type="string" office:string-value="pbe" calcext:value-type="string">
            <text:p>pbe</text:p>
          </table:table-cell>
          <table:table-cell table:formula="of:=(TRIM([.M430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1000" calcext:value-type="float">
            <text:p>1000</text:p>
          </table:table-cell>
          <table:table-cell office:value-type="string" calcext:value-type="string">
            <text:p>dist.pbe.10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37087" calcext:value-type="float">
            <text:p>2.3708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431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431]))" office:value-type="string" office:string-value="pbe" calcext:value-type="string">
            <text:p>pbe</text:p>
          </table:table-cell>
          <table:table-cell table:formula="of:=(TRIM([.M431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1000" calcext:value-type="float">
            <text:p>1000</text:p>
          </table:table-cell>
          <table:table-cell office:value-type="string" calcext:value-type="string">
            <text:p>dist.pbe.100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44686" calcext:value-type="float">
            <text:p>2.4468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432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432]))" office:value-type="string" office:string-value="pbe" calcext:value-type="string">
            <text:p>pbe</text:p>
          </table:table-cell>
          <table:table-cell table:formula="of:=(TRIM([.M432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1000" calcext:value-type="float">
            <text:p>1000</text:p>
          </table:table-cell>
          <table:table-cell office:value-type="string" calcext:value-type="string">
            <text:p>dist.pbe.10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37087" calcext:value-type="float">
            <text:p>2.37087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433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433]))" office:value-type="string" office:string-value="pbe" calcext:value-type="string">
            <text:p>pbe</text:p>
          </table:table-cell>
          <table:table-cell table:formula="of:=(TRIM([.M433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1000" calcext:value-type="float">
            <text:p>1000</text:p>
          </table:table-cell>
          <table:table-cell office:value-type="string" calcext:value-type="string">
            <text:p>dist.pbe.10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37087" calcext:value-type="float">
            <text:p>2.3708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434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434]))" office:value-type="string" office:string-value="pbe" calcext:value-type="string">
            <text:p>pbe</text:p>
          </table:table-cell>
          <table:table-cell table:formula="of:=(TRIM([.M434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1000" calcext:value-type="float">
            <text:p>1000</text:p>
          </table:table-cell>
          <table:table-cell office:value-type="string" calcext:value-type="string">
            <text:p>dist.pbe.100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4455" calcext:value-type="float">
            <text:p>2.44455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435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435]))" office:value-type="string" office:string-value="pbe" calcext:value-type="string">
            <text:p>pbe</text:p>
          </table:table-cell>
          <table:table-cell table:formula="of:=(TRIM([.M435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1000" calcext:value-type="float">
            <text:p>1000</text:p>
          </table:table-cell>
          <table:table-cell office:value-type="string" calcext:value-type="string">
            <text:p>dist.pbe.100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55966" calcext:value-type="float">
            <text:p>2.55966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436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436]))" office:value-type="string" office:string-value="pbe" calcext:value-type="string">
            <text:p>pbe</text:p>
          </table:table-cell>
          <table:table-cell table:formula="of:=(TRIM([.M436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1000" calcext:value-type="float">
            <text:p>1000</text:p>
          </table:table-cell>
          <table:table-cell office:value-type="string" calcext:value-type="string">
            <text:p>dist.pbe.100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55966" calcext:value-type="float">
            <text:p>2.559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437]))">
            <text:p/>
          </table:table-cell>
          <table:table-cell/>
          <table:table-cell office:value-type="string" calcext:value-type="string">
            <text:p>pbe</text:p>
          </table:table-cell>
          <table:table-cell table:formula="of:=(TRIM([.L437]))" office:value-type="string" office:string-value="pbe" calcext:value-type="string">
            <text:p>pbe</text:p>
          </table:table-cell>
          <table:table-cell table:formula="of:=(TRIM([.M437]))" office:value-type="string" office:string-value="pbe" calcext:value-type="string">
            <text:p>pbe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dist.pz-vdw.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87622" calcext:value-type="float">
            <text:p>2.87622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438]))">
            <text:p/>
          </table:table-cell>
          <table:table-cell/>
          <table:table-cell office:value-type="string" calcext:value-type="string">
            <text:p><text:s/>pz-vdw <text:s/></text:p>
          </table:table-cell>
          <table:table-cell table:formula="of:=(TRIM([.L438]))" office:value-type="string" office:string-value="pz-vdw" calcext:value-type="string">
            <text:p>pz-vdw</text:p>
          </table:table-cell>
          <table:table-cell table:formula="of:=(TRIM([.M438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dist.pz-vdw.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76538" calcext:value-type="float">
            <text:p>2.76538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439]))">
            <text:p/>
          </table:table-cell>
          <table:table-cell/>
          <table:table-cell office:value-type="string" calcext:value-type="string">
            <text:p><text:s/>pz-vdw <text:s/></text:p>
          </table:table-cell>
          <table:table-cell table:formula="of:=(TRIM([.L439]))" office:value-type="string" office:string-value="pz-vdw" calcext:value-type="string">
            <text:p>pz-vdw</text:p>
          </table:table-cell>
          <table:table-cell table:formula="of:=(TRIM([.M439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dist.pz-vdw.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76538" calcext:value-type="float">
            <text:p>2.7653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440]))">
            <text:p/>
          </table:table-cell>
          <table:table-cell/>
          <table:table-cell office:value-type="string" calcext:value-type="string">
            <text:p><text:s/>pz-vdw <text:s/></text:p>
          </table:table-cell>
          <table:table-cell table:formula="of:=(TRIM([.L440]))" office:value-type="string" office:string-value="pz-vdw" calcext:value-type="string">
            <text:p>pz-vdw</text:p>
          </table:table-cell>
          <table:table-cell table:formula="of:=(TRIM([.M440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dist.pz-vdw.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76538" calcext:value-type="float">
            <text:p>2.76538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441]))">
            <text:p/>
          </table:table-cell>
          <table:table-cell/>
          <table:table-cell office:value-type="string" calcext:value-type="string">
            <text:p><text:s/>pz-vdw <text:s/></text:p>
          </table:table-cell>
          <table:table-cell table:formula="of:=(TRIM([.L441]))" office:value-type="string" office:string-value="pz-vdw" calcext:value-type="string">
            <text:p>pz-vdw</text:p>
          </table:table-cell>
          <table:table-cell table:formula="of:=(TRIM([.M441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dist.pz-vdw.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76538" calcext:value-type="float">
            <text:p>2.7653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442]))">
            <text:p/>
          </table:table-cell>
          <table:table-cell/>
          <table:table-cell office:value-type="string" calcext:value-type="string">
            <text:p><text:s/>pz-vdw <text:s/></text:p>
          </table:table-cell>
          <table:table-cell table:formula="of:=(TRIM([.L442]))" office:value-type="string" office:string-value="pz-vdw" calcext:value-type="string">
            <text:p>pz-vdw</text:p>
          </table:table-cell>
          <table:table-cell table:formula="of:=(TRIM([.M442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dist.pz-vdw.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87622" calcext:value-type="float">
            <text:p>2.87622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443]))">
            <text:p/>
          </table:table-cell>
          <table:table-cell/>
          <table:table-cell office:value-type="string" calcext:value-type="string">
            <text:p><text:s/>pz-vdw <text:s/></text:p>
          </table:table-cell>
          <table:table-cell table:formula="of:=(TRIM([.L443]))" office:value-type="string" office:string-value="pz-vdw" calcext:value-type="string">
            <text:p>pz-vdw</text:p>
          </table:table-cell>
          <table:table-cell table:formula="of:=(TRIM([.M443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string" calcext:value-type="string">
            <text:p>dist.pz-vdw.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97275" calcext:value-type="float">
            <text:p>2.97275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444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444]))" office:value-type="string" office:string-value="pz-vdw" calcext:value-type="string">
            <text:p>pz-vdw</text:p>
          </table:table-cell>
          <table:table-cell table:formula="of:=(TRIM([.M444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string" calcext:value-type="string">
            <text:p>dist.pz-vdw.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97275" calcext:value-type="float">
            <text:p>2.9727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445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445]))" office:value-type="string" office:string-value="pz-vdw" calcext:value-type="string">
            <text:p>pz-vdw</text:p>
          </table:table-cell>
          <table:table-cell table:formula="of:=(TRIM([.M445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string" calcext:value-type="string">
            <text:p>dist.pz-vdw.5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79949" calcext:value-type="float">
            <text:p>2.79949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446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446]))" office:value-type="string" office:string-value="pz-vdw" calcext:value-type="string">
            <text:p>pz-vdw</text:p>
          </table:table-cell>
          <table:table-cell table:formula="of:=(TRIM([.M446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string" calcext:value-type="string">
            <text:p>dist.pz-vdw.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69833" calcext:value-type="float">
            <text:p>2.69833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447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447]))" office:value-type="string" office:string-value="pz-vdw" calcext:value-type="string">
            <text:p>pz-vdw</text:p>
          </table:table-cell>
          <table:table-cell table:formula="of:=(TRIM([.M447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string" calcext:value-type="string">
            <text:p>dist.pz-vdw.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69833" calcext:value-type="float">
            <text:p>2.6983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448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448]))" office:value-type="string" office:string-value="pz-vdw" calcext:value-type="string">
            <text:p>pz-vdw</text:p>
          </table:table-cell>
          <table:table-cell table:formula="of:=(TRIM([.M448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string" calcext:value-type="string">
            <text:p>dist.pz-vdw.5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97275" calcext:value-type="float">
            <text:p>2.9727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449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449]))" office:value-type="string" office:string-value="pz-vdw" calcext:value-type="string">
            <text:p>pz-vdw</text:p>
          </table:table-cell>
          <table:table-cell table:formula="of:=(TRIM([.M449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string" calcext:value-type="string">
            <text:p>dist.pz-vdw.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69833" calcext:value-type="float">
            <text:p>2.69833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450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450]))" office:value-type="string" office:string-value="pz-vdw" calcext:value-type="string">
            <text:p>pz-vdw</text:p>
          </table:table-cell>
          <table:table-cell table:formula="of:=(TRIM([.M450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string" calcext:value-type="string">
            <text:p>dist.pz-vdw.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69833" calcext:value-type="float">
            <text:p>2.6983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451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451]))" office:value-type="string" office:string-value="pz-vdw" calcext:value-type="string">
            <text:p>pz-vdw</text:p>
          </table:table-cell>
          <table:table-cell table:formula="of:=(TRIM([.M451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string" calcext:value-type="string">
            <text:p>dist.pz-vdw.5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79949" calcext:value-type="float">
            <text:p>2.79949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452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452]))" office:value-type="string" office:string-value="pz-vdw" calcext:value-type="string">
            <text:p>pz-vdw</text:p>
          </table:table-cell>
          <table:table-cell table:formula="of:=(TRIM([.M452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string" calcext:value-type="string">
            <text:p>dist.pz-vdw.1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89551" calcext:value-type="float">
            <text:p>2.8955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453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453]))" office:value-type="string" office:string-value="pz-vdw" calcext:value-type="string">
            <text:p>pz-vdw</text:p>
          </table:table-cell>
          <table:table-cell table:formula="of:=(TRIM([.M453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string" calcext:value-type="string">
            <text:p>dist.pz-vdw.1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89551" calcext:value-type="float">
            <text:p>2.8955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454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454]))" office:value-type="string" office:string-value="pz-vdw" calcext:value-type="string">
            <text:p>pz-vdw</text:p>
          </table:table-cell>
          <table:table-cell table:formula="of:=(TRIM([.M454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string" calcext:value-type="string">
            <text:p>dist.pz-vdw.10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74426" calcext:value-type="float">
            <text:p>2.74426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455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455]))" office:value-type="string" office:string-value="pz-vdw" calcext:value-type="string">
            <text:p>pz-vdw</text:p>
          </table:table-cell>
          <table:table-cell table:formula="of:=(TRIM([.M455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string" calcext:value-type="string">
            <text:p>dist.pz-vdw.1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64888" calcext:value-type="float">
            <text:p>2.64888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456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456]))" office:value-type="string" office:string-value="pz-vdw" calcext:value-type="string">
            <text:p>pz-vdw</text:p>
          </table:table-cell>
          <table:table-cell table:formula="of:=(TRIM([.M456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string" calcext:value-type="string">
            <text:p>dist.pz-vdw.1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64888" calcext:value-type="float">
            <text:p>2.6488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457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457]))" office:value-type="string" office:string-value="pz-vdw" calcext:value-type="string">
            <text:p>pz-vdw</text:p>
          </table:table-cell>
          <table:table-cell table:formula="of:=(TRIM([.M457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string" calcext:value-type="string">
            <text:p>dist.pz-vdw.10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89551" calcext:value-type="float">
            <text:p>2.8955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458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458]))" office:value-type="string" office:string-value="pz-vdw" calcext:value-type="string">
            <text:p>pz-vdw</text:p>
          </table:table-cell>
          <table:table-cell table:formula="of:=(TRIM([.M458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string" calcext:value-type="string">
            <text:p>dist.pz-vdw.1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64888" calcext:value-type="float">
            <text:p>2.64888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459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459]))" office:value-type="string" office:string-value="pz-vdw" calcext:value-type="string">
            <text:p>pz-vdw</text:p>
          </table:table-cell>
          <table:table-cell table:formula="of:=(TRIM([.M459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string" calcext:value-type="string">
            <text:p>dist.pz-vdw.1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64888" calcext:value-type="float">
            <text:p>2.6488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460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460]))" office:value-type="string" office:string-value="pz-vdw" calcext:value-type="string">
            <text:p>pz-vdw</text:p>
          </table:table-cell>
          <table:table-cell table:formula="of:=(TRIM([.M460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string" calcext:value-type="string">
            <text:p>dist.pz-vdw.10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74426" calcext:value-type="float">
            <text:p>2.74426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461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461]))" office:value-type="string" office:string-value="pz-vdw" calcext:value-type="string">
            <text:p>pz-vdw</text:p>
          </table:table-cell>
          <table:table-cell table:formula="of:=(TRIM([.M461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dist.pz-vdw.1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83549" calcext:value-type="float">
            <text:p>2.83549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462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462]))" office:value-type="string" office:string-value="pz-vdw" calcext:value-type="string">
            <text:p>pz-vdw</text:p>
          </table:table-cell>
          <table:table-cell table:formula="of:=(TRIM([.M462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dist.pz-vdw.1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83549" calcext:value-type="float">
            <text:p>2.8354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463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463]))" office:value-type="string" office:string-value="pz-vdw" calcext:value-type="string">
            <text:p>pz-vdw</text:p>
          </table:table-cell>
          <table:table-cell table:formula="of:=(TRIM([.M463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dist.pz-vdw.15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70058" calcext:value-type="float">
            <text:p>2.70058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464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464]))" office:value-type="string" office:string-value="pz-vdw" calcext:value-type="string">
            <text:p>pz-vdw</text:p>
          </table:table-cell>
          <table:table-cell table:formula="of:=(TRIM([.M464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dist.pz-vdw.1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60905" calcext:value-type="float">
            <text:p>2.60905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465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465]))" office:value-type="string" office:string-value="pz-vdw" calcext:value-type="string">
            <text:p>pz-vdw</text:p>
          </table:table-cell>
          <table:table-cell table:formula="of:=(TRIM([.M465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dist.pz-vdw.1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60905" calcext:value-type="float">
            <text:p>2.6090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466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466]))" office:value-type="string" office:string-value="pz-vdw" calcext:value-type="string">
            <text:p>pz-vdw</text:p>
          </table:table-cell>
          <table:table-cell table:formula="of:=(TRIM([.M466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dist.pz-vdw.15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83549" calcext:value-type="float">
            <text:p>2.8354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467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467]))" office:value-type="string" office:string-value="pz-vdw" calcext:value-type="string">
            <text:p>pz-vdw</text:p>
          </table:table-cell>
          <table:table-cell table:formula="of:=(TRIM([.M467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dist.pz-vdw.1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60905" calcext:value-type="float">
            <text:p>2.60905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468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468]))" office:value-type="string" office:string-value="pz-vdw" calcext:value-type="string">
            <text:p>pz-vdw</text:p>
          </table:table-cell>
          <table:table-cell table:formula="of:=(TRIM([.M468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dist.pz-vdw.1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60905" calcext:value-type="float">
            <text:p>2.6090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469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469]))" office:value-type="string" office:string-value="pz-vdw" calcext:value-type="string">
            <text:p>pz-vdw</text:p>
          </table:table-cell>
          <table:table-cell table:formula="of:=(TRIM([.M469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dist.pz-vdw.15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70058" calcext:value-type="float">
            <text:p>2.70058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470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470]))" office:value-type="string" office:string-value="pz-vdw" calcext:value-type="string">
            <text:p>pz-vdw</text:p>
          </table:table-cell>
          <table:table-cell table:formula="of:=(TRIM([.M470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dist.pz-vdw.15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97092" calcext:value-type="float">
            <text:p>2.97092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471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471]))" office:value-type="string" office:string-value="pz-vdw" calcext:value-type="string">
            <text:p>pz-vdw</text:p>
          </table:table-cell>
          <table:table-cell table:formula="of:=(TRIM([.M471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dist.pz-vdw.15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97092" calcext:value-type="float">
            <text:p>2.9709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472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472]))" office:value-type="string" office:string-value="pz-vdw" calcext:value-type="string">
            <text:p>pz-vdw</text:p>
          </table:table-cell>
          <table:table-cell table:formula="of:=(TRIM([.M472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string" calcext:value-type="string">
            <text:p>dist.pz-vdw.2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78638" calcext:value-type="float">
            <text:p>2.78638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473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473]))" office:value-type="string" office:string-value="pz-vdw" calcext:value-type="string">
            <text:p>pz-vdw</text:p>
          </table:table-cell>
          <table:table-cell table:formula="of:=(TRIM([.M473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string" calcext:value-type="string">
            <text:p>dist.pz-vdw.2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78638" calcext:value-type="float">
            <text:p>2.7863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474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474]))" office:value-type="string" office:string-value="pz-vdw" calcext:value-type="string">
            <text:p>pz-vdw</text:p>
          </table:table-cell>
          <table:table-cell table:formula="of:=(TRIM([.M474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string" calcext:value-type="string">
            <text:p>dist.pz-vdw.20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66411" calcext:value-type="float">
            <text:p>2.6641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475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475]))" office:value-type="string" office:string-value="pz-vdw" calcext:value-type="string">
            <text:p>pz-vdw</text:p>
          </table:table-cell>
          <table:table-cell table:formula="of:=(TRIM([.M475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string" calcext:value-type="string">
            <text:p>dist.pz-vdw.2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57566" calcext:value-type="float">
            <text:p>2.57566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476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476]))" office:value-type="string" office:string-value="pz-vdw" calcext:value-type="string">
            <text:p>pz-vdw</text:p>
          </table:table-cell>
          <table:table-cell table:formula="of:=(TRIM([.M476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string" calcext:value-type="string">
            <text:p>dist.pz-vdw.2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57566" calcext:value-type="float">
            <text:p>2.575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477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477]))" office:value-type="string" office:string-value="pz-vdw" calcext:value-type="string">
            <text:p>pz-vdw</text:p>
          </table:table-cell>
          <table:table-cell table:formula="of:=(TRIM([.M477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string" calcext:value-type="string">
            <text:p>dist.pz-vdw.20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78638" calcext:value-type="float">
            <text:p>2.7863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478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478]))" office:value-type="string" office:string-value="pz-vdw" calcext:value-type="string">
            <text:p>pz-vdw</text:p>
          </table:table-cell>
          <table:table-cell table:formula="of:=(TRIM([.M478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string" calcext:value-type="string">
            <text:p>dist.pz-vdw.2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57566" calcext:value-type="float">
            <text:p>2.57566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479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479]))" office:value-type="string" office:string-value="pz-vdw" calcext:value-type="string">
            <text:p>pz-vdw</text:p>
          </table:table-cell>
          <table:table-cell table:formula="of:=(TRIM([.M479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string" calcext:value-type="string">
            <text:p>dist.pz-vdw.2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57566" calcext:value-type="float">
            <text:p>2.575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480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480]))" office:value-type="string" office:string-value="pz-vdw" calcext:value-type="string">
            <text:p>pz-vdw</text:p>
          </table:table-cell>
          <table:table-cell table:formula="of:=(TRIM([.M480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string" calcext:value-type="string">
            <text:p>dist.pz-vdw.20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66411" calcext:value-type="float">
            <text:p>2.6641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481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481]))" office:value-type="string" office:string-value="pz-vdw" calcext:value-type="string">
            <text:p>pz-vdw</text:p>
          </table:table-cell>
          <table:table-cell table:formula="of:=(TRIM([.M481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string" calcext:value-type="string">
            <text:p>dist.pz-vdw.20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91954" calcext:value-type="float">
            <text:p>2.91954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482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482]))" office:value-type="string" office:string-value="pz-vdw" calcext:value-type="string">
            <text:p>pz-vdw</text:p>
          </table:table-cell>
          <table:table-cell table:formula="of:=(TRIM([.M482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string" calcext:value-type="string">
            <text:p>dist.pz-vdw.20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91954" calcext:value-type="float">
            <text:p>2.9195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483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483]))" office:value-type="string" office:string-value="pz-vdw" calcext:value-type="string">
            <text:p>pz-vdw</text:p>
          </table:table-cell>
          <table:table-cell table:formula="of:=(TRIM([.M483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office:value-type="string" calcext:value-type="string">
            <text:p>dist.pz-vdw.2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74475" calcext:value-type="float">
            <text:p>2.74475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484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484]))" office:value-type="string" office:string-value="pz-vdw" calcext:value-type="string">
            <text:p>pz-vdw</text:p>
          </table:table-cell>
          <table:table-cell table:formula="of:=(TRIM([.M484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office:value-type="string" calcext:value-type="string">
            <text:p>dist.pz-vdw.2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74475" calcext:value-type="float">
            <text:p>2.7447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485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485]))" office:value-type="string" office:string-value="pz-vdw" calcext:value-type="string">
            <text:p>pz-vdw</text:p>
          </table:table-cell>
          <table:table-cell table:formula="of:=(TRIM([.M485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office:value-type="string" calcext:value-type="string">
            <text:p>dist.pz-vdw.25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63268" calcext:value-type="float">
            <text:p>2.63268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486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486]))" office:value-type="string" office:string-value="pz-vdw" calcext:value-type="string">
            <text:p>pz-vdw</text:p>
          </table:table-cell>
          <table:table-cell table:formula="of:=(TRIM([.M486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office:value-type="string" calcext:value-type="string">
            <text:p>dist.pz-vdw.2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54685" calcext:value-type="float">
            <text:p>2.54685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487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487]))" office:value-type="string" office:string-value="pz-vdw" calcext:value-type="string">
            <text:p>pz-vdw</text:p>
          </table:table-cell>
          <table:table-cell table:formula="of:=(TRIM([.M487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office:value-type="string" calcext:value-type="string">
            <text:p>dist.pz-vdw.2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54685" calcext:value-type="float">
            <text:p>2.5468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488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488]))" office:value-type="string" office:string-value="pz-vdw" calcext:value-type="string">
            <text:p>pz-vdw</text:p>
          </table:table-cell>
          <table:table-cell table:formula="of:=(TRIM([.M488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office:value-type="string" calcext:value-type="string">
            <text:p>dist.pz-vdw.25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74475" calcext:value-type="float">
            <text:p>2.7447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489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489]))" office:value-type="string" office:string-value="pz-vdw" calcext:value-type="string">
            <text:p>pz-vdw</text:p>
          </table:table-cell>
          <table:table-cell table:formula="of:=(TRIM([.M489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office:value-type="string" calcext:value-type="string">
            <text:p>dist.pz-vdw.2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54685" calcext:value-type="float">
            <text:p>2.54685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490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490]))" office:value-type="string" office:string-value="pz-vdw" calcext:value-type="string">
            <text:p>pz-vdw</text:p>
          </table:table-cell>
          <table:table-cell table:formula="of:=(TRIM([.M490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office:value-type="string" calcext:value-type="string">
            <text:p>dist.pz-vdw.2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54685" calcext:value-type="float">
            <text:p>2.5468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491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491]))" office:value-type="string" office:string-value="pz-vdw" calcext:value-type="string">
            <text:p>pz-vdw</text:p>
          </table:table-cell>
          <table:table-cell table:formula="of:=(TRIM([.M491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office:value-type="string" calcext:value-type="string">
            <text:p>dist.pz-vdw.25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63268" calcext:value-type="float">
            <text:p>2.63268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492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492]))" office:value-type="string" office:string-value="pz-vdw" calcext:value-type="string">
            <text:p>pz-vdw</text:p>
          </table:table-cell>
          <table:table-cell table:formula="of:=(TRIM([.M492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office:value-type="string" calcext:value-type="string">
            <text:p>dist.pz-vdw.25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87585" calcext:value-type="float">
            <text:p>2.87585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493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493]))" office:value-type="string" office:string-value="pz-vdw" calcext:value-type="string">
            <text:p>pz-vdw</text:p>
          </table:table-cell>
          <table:table-cell table:formula="of:=(TRIM([.M493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office:value-type="string" calcext:value-type="string">
            <text:p>dist.pz-vdw.25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87585" calcext:value-type="float">
            <text:p>2.8758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494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494]))" office:value-type="string" office:string-value="pz-vdw" calcext:value-type="string">
            <text:p>pz-vdw</text:p>
          </table:table-cell>
          <table:table-cell table:formula="of:=(TRIM([.M494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string" calcext:value-type="string">
            <text:p>dist.pz-vdw.3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70857" calcext:value-type="float">
            <text:p>2.70857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495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495]))" office:value-type="string" office:string-value="pz-vdw" calcext:value-type="string">
            <text:p>pz-vdw</text:p>
          </table:table-cell>
          <table:table-cell table:formula="of:=(TRIM([.M495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string" calcext:value-type="string">
            <text:p>dist.pz-vdw.3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70857" calcext:value-type="float">
            <text:p>2.708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496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496]))" office:value-type="string" office:string-value="pz-vdw" calcext:value-type="string">
            <text:p>pz-vdw</text:p>
          </table:table-cell>
          <table:table-cell table:formula="of:=(TRIM([.M496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string" calcext:value-type="string">
            <text:p>dist.pz-vdw.30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60503" calcext:value-type="float">
            <text:p>2.60503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497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497]))" office:value-type="string" office:string-value="pz-vdw" calcext:value-type="string">
            <text:p>pz-vdw</text:p>
          </table:table-cell>
          <table:table-cell table:formula="of:=(TRIM([.M497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string" calcext:value-type="string">
            <text:p>dist.pz-vdw.3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52148" calcext:value-type="float">
            <text:p>2.52148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498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498]))" office:value-type="string" office:string-value="pz-vdw" calcext:value-type="string">
            <text:p>pz-vdw</text:p>
          </table:table-cell>
          <table:table-cell table:formula="of:=(TRIM([.M498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string" calcext:value-type="string">
            <text:p>dist.pz-vdw.3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52148" calcext:value-type="float">
            <text:p>2.5214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499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499]))" office:value-type="string" office:string-value="pz-vdw" calcext:value-type="string">
            <text:p>pz-vdw</text:p>
          </table:table-cell>
          <table:table-cell table:formula="of:=(TRIM([.M499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string" calcext:value-type="string">
            <text:p>dist.pz-vdw.30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70857" calcext:value-type="float">
            <text:p>2.708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500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500]))" office:value-type="string" office:string-value="pz-vdw" calcext:value-type="string">
            <text:p>pz-vdw</text:p>
          </table:table-cell>
          <table:table-cell table:formula="of:=(TRIM([.M500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string" calcext:value-type="string">
            <text:p>dist.pz-vdw.3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52148" calcext:value-type="float">
            <text:p>2.52148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501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501]))" office:value-type="string" office:string-value="pz-vdw" calcext:value-type="string">
            <text:p>pz-vdw</text:p>
          </table:table-cell>
          <table:table-cell table:formula="of:=(TRIM([.M501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string" calcext:value-type="string">
            <text:p>dist.pz-vdw.3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52148" calcext:value-type="float">
            <text:p>2.5214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502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502]))" office:value-type="string" office:string-value="pz-vdw" calcext:value-type="string">
            <text:p>pz-vdw</text:p>
          </table:table-cell>
          <table:table-cell table:formula="of:=(TRIM([.M502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string" calcext:value-type="string">
            <text:p>dist.pz-vdw.30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60503" calcext:value-type="float">
            <text:p>2.60503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503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503]))" office:value-type="string" office:string-value="pz-vdw" calcext:value-type="string">
            <text:p>pz-vdw</text:p>
          </table:table-cell>
          <table:table-cell table:formula="of:=(TRIM([.M503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string" calcext:value-type="string">
            <text:p>dist.pz-vdw.30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83774" calcext:value-type="float">
            <text:p>2.83774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504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504]))" office:value-type="string" office:string-value="pz-vdw" calcext:value-type="string">
            <text:p>pz-vdw</text:p>
          </table:table-cell>
          <table:table-cell table:formula="of:=(TRIM([.M504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string" calcext:value-type="string">
            <text:p>dist.pz-vdw.30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83774" calcext:value-type="float">
            <text:p>2.8377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505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505]))" office:value-type="string" office:string-value="pz-vdw" calcext:value-type="string">
            <text:p>pz-vdw</text:p>
          </table:table-cell>
          <table:table-cell table:formula="of:=(TRIM([.M505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350" calcext:value-type="float">
            <text:p>350</text:p>
          </table:table-cell>
          <table:table-cell office:value-type="string" calcext:value-type="string">
            <text:p>dist.pz-vdw.3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67656" calcext:value-type="float">
            <text:p>2.67656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506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506]))" office:value-type="string" office:string-value="pz-vdw" calcext:value-type="string">
            <text:p>pz-vdw</text:p>
          </table:table-cell>
          <table:table-cell table:formula="of:=(TRIM([.M506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350" calcext:value-type="float">
            <text:p>350</text:p>
          </table:table-cell>
          <table:table-cell office:value-type="string" calcext:value-type="string">
            <text:p>dist.pz-vdw.3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67656" calcext:value-type="float">
            <text:p>2.676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507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507]))" office:value-type="string" office:string-value="pz-vdw" calcext:value-type="string">
            <text:p>pz-vdw</text:p>
          </table:table-cell>
          <table:table-cell table:formula="of:=(TRIM([.M507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350" calcext:value-type="float">
            <text:p>350</text:p>
          </table:table-cell>
          <table:table-cell office:value-type="string" calcext:value-type="string">
            <text:p>dist.pz-vdw.35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58033" calcext:value-type="float">
            <text:p>2.58033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508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508]))" office:value-type="string" office:string-value="pz-vdw" calcext:value-type="string">
            <text:p>pz-vdw</text:p>
          </table:table-cell>
          <table:table-cell table:formula="of:=(TRIM([.M508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350" calcext:value-type="float">
            <text:p>350</text:p>
          </table:table-cell>
          <table:table-cell office:value-type="string" calcext:value-type="string">
            <text:p>dist.pz-vdw.3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9879" calcext:value-type="float">
            <text:p>2.49879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509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509]))" office:value-type="string" office:string-value="pz-vdw" calcext:value-type="string">
            <text:p>pz-vdw</text:p>
          </table:table-cell>
          <table:table-cell table:formula="of:=(TRIM([.M509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350" calcext:value-type="float">
            <text:p>350</text:p>
          </table:table-cell>
          <table:table-cell office:value-type="string" calcext:value-type="string">
            <text:p>dist.pz-vdw.3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9879" calcext:value-type="float">
            <text:p>2.4987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510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510]))" office:value-type="string" office:string-value="pz-vdw" calcext:value-type="string">
            <text:p>pz-vdw</text:p>
          </table:table-cell>
          <table:table-cell table:formula="of:=(TRIM([.M510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350" calcext:value-type="float">
            <text:p>350</text:p>
          </table:table-cell>
          <table:table-cell office:value-type="string" calcext:value-type="string">
            <text:p>dist.pz-vdw.35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67656" calcext:value-type="float">
            <text:p>2.676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511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511]))" office:value-type="string" office:string-value="pz-vdw" calcext:value-type="string">
            <text:p>pz-vdw</text:p>
          </table:table-cell>
          <table:table-cell table:formula="of:=(TRIM([.M511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350" calcext:value-type="float">
            <text:p>350</text:p>
          </table:table-cell>
          <table:table-cell office:value-type="string" calcext:value-type="string">
            <text:p>dist.pz-vdw.3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9879" calcext:value-type="float">
            <text:p>2.49879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512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512]))" office:value-type="string" office:string-value="pz-vdw" calcext:value-type="string">
            <text:p>pz-vdw</text:p>
          </table:table-cell>
          <table:table-cell table:formula="of:=(TRIM([.M512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350" calcext:value-type="float">
            <text:p>350</text:p>
          </table:table-cell>
          <table:table-cell office:value-type="string" calcext:value-type="string">
            <text:p>dist.pz-vdw.3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9879" calcext:value-type="float">
            <text:p>2.4987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513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513]))" office:value-type="string" office:string-value="pz-vdw" calcext:value-type="string">
            <text:p>pz-vdw</text:p>
          </table:table-cell>
          <table:table-cell table:formula="of:=(TRIM([.M513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350" calcext:value-type="float">
            <text:p>350</text:p>
          </table:table-cell>
          <table:table-cell office:value-type="string" calcext:value-type="string">
            <text:p>dist.pz-vdw.35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58033" calcext:value-type="float">
            <text:p>2.58033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514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514]))" office:value-type="string" office:string-value="pz-vdw" calcext:value-type="string">
            <text:p>pz-vdw</text:p>
          </table:table-cell>
          <table:table-cell table:formula="of:=(TRIM([.M514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350" calcext:value-type="float">
            <text:p>350</text:p>
          </table:table-cell>
          <table:table-cell office:value-type="string" calcext:value-type="string">
            <text:p>dist.pz-vdw.35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80391" calcext:value-type="float">
            <text:p>2.8039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515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515]))" office:value-type="string" office:string-value="pz-vdw" calcext:value-type="string">
            <text:p>pz-vdw</text:p>
          </table:table-cell>
          <table:table-cell table:formula="of:=(TRIM([.M515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350" calcext:value-type="float">
            <text:p>350</text:p>
          </table:table-cell>
          <table:table-cell office:value-type="string" calcext:value-type="string">
            <text:p>dist.pz-vdw.35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80391" calcext:value-type="float">
            <text:p>2.8039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516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516]))" office:value-type="string" office:string-value="pz-vdw" calcext:value-type="string">
            <text:p>pz-vdw</text:p>
          </table:table-cell>
          <table:table-cell table:formula="of:=(TRIM([.M516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400" calcext:value-type="float">
            <text:p>400</text:p>
          </table:table-cell>
          <table:table-cell office:value-type="string" calcext:value-type="string">
            <text:p>dist.pz-vdw.4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64785" calcext:value-type="float">
            <text:p>2.64785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517]))">
            <text:p/>
          </table:table-cell>
          <table:table-cell/>
          <table:table-cell office:value-type="string" calcext:value-type="string">
            <text:p><text:s/>pz-vdw</text:p>
          </table:table-cell>
          <table:table-cell table:formula="of:=(TRIM([.L517]))" office:value-type="string" office:string-value="pz-vdw" calcext:value-type="string">
            <text:p>pz-vdw</text:p>
          </table:table-cell>
          <table:table-cell table:formula="of:=(TRIM([.M517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400" calcext:value-type="float">
            <text:p>400</text:p>
          </table:table-cell>
          <table:table-cell office:value-type="string" calcext:value-type="string">
            <text:p>dist.pz-vdw.4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64785" calcext:value-type="float">
            <text:p>2.6478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518]))">
            <text:p/>
          </table:table-cell>
          <table:table-cell/>
          <table:table-cell office:value-type="string" calcext:value-type="string">
            <text:p><text:s/>pz-vdw</text:p>
          </table:table-cell>
          <table:table-cell table:formula="of:=(TRIM([.L518]))" office:value-type="string" office:string-value="pz-vdw" calcext:value-type="string">
            <text:p>pz-vdw</text:p>
          </table:table-cell>
          <table:table-cell table:formula="of:=(TRIM([.M518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400" calcext:value-type="float">
            <text:p>400</text:p>
          </table:table-cell>
          <table:table-cell office:value-type="string" calcext:value-type="string">
            <text:p>dist.pz-vdw.40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55799" calcext:value-type="float">
            <text:p>2.55799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519]))">
            <text:p/>
          </table:table-cell>
          <table:table-cell/>
          <table:table-cell office:value-type="string" calcext:value-type="string">
            <text:p><text:s/>pz-vdw</text:p>
          </table:table-cell>
          <table:table-cell table:formula="of:=(TRIM([.L519]))" office:value-type="string" office:string-value="pz-vdw" calcext:value-type="string">
            <text:p>pz-vdw</text:p>
          </table:table-cell>
          <table:table-cell table:formula="of:=(TRIM([.M519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400" calcext:value-type="float">
            <text:p>400</text:p>
          </table:table-cell>
          <table:table-cell office:value-type="string" calcext:value-type="string">
            <text:p>dist.pz-vdw.4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7825" calcext:value-type="float">
            <text:p>2.47825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520]))">
            <text:p/>
          </table:table-cell>
          <table:table-cell/>
          <table:table-cell office:value-type="string" calcext:value-type="string">
            <text:p><text:s/>pz-vdw</text:p>
          </table:table-cell>
          <table:table-cell table:formula="of:=(TRIM([.L520]))" office:value-type="string" office:string-value="pz-vdw" calcext:value-type="string">
            <text:p>pz-vdw</text:p>
          </table:table-cell>
          <table:table-cell table:formula="of:=(TRIM([.M520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400" calcext:value-type="float">
            <text:p>400</text:p>
          </table:table-cell>
          <table:table-cell office:value-type="string" calcext:value-type="string">
            <text:p>dist.pz-vdw.4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7825" calcext:value-type="float">
            <text:p>2.478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521]))">
            <text:p/>
          </table:table-cell>
          <table:table-cell/>
          <table:table-cell office:value-type="string" calcext:value-type="string">
            <text:p><text:s/>pz-vdw</text:p>
          </table:table-cell>
          <table:table-cell table:formula="of:=(TRIM([.L521]))" office:value-type="string" office:string-value="pz-vdw" calcext:value-type="string">
            <text:p>pz-vdw</text:p>
          </table:table-cell>
          <table:table-cell table:formula="of:=(TRIM([.M521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400" calcext:value-type="float">
            <text:p>400</text:p>
          </table:table-cell>
          <table:table-cell office:value-type="string" calcext:value-type="string">
            <text:p>dist.pz-vdw.40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64785" calcext:value-type="float">
            <text:p>2.6478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522]))">
            <text:p/>
          </table:table-cell>
          <table:table-cell/>
          <table:table-cell office:value-type="string" calcext:value-type="string">
            <text:p><text:s/>pz-vdw</text:p>
          </table:table-cell>
          <table:table-cell table:formula="of:=(TRIM([.L522]))" office:value-type="string" office:string-value="pz-vdw" calcext:value-type="string">
            <text:p>pz-vdw</text:p>
          </table:table-cell>
          <table:table-cell table:formula="of:=(TRIM([.M522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400" calcext:value-type="float">
            <text:p>400</text:p>
          </table:table-cell>
          <table:table-cell office:value-type="string" calcext:value-type="string">
            <text:p>dist.pz-vdw.4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7825" calcext:value-type="float">
            <text:p>2.47825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523]))">
            <text:p/>
          </table:table-cell>
          <table:table-cell/>
          <table:table-cell office:value-type="string" calcext:value-type="string">
            <text:p><text:s/>pz-vdw</text:p>
          </table:table-cell>
          <table:table-cell table:formula="of:=(TRIM([.L523]))" office:value-type="string" office:string-value="pz-vdw" calcext:value-type="string">
            <text:p>pz-vdw</text:p>
          </table:table-cell>
          <table:table-cell table:formula="of:=(TRIM([.M523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400" calcext:value-type="float">
            <text:p>400</text:p>
          </table:table-cell>
          <table:table-cell office:value-type="string" calcext:value-type="string">
            <text:p>dist.pz-vdw.4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7825" calcext:value-type="float">
            <text:p>2.478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524]))">
            <text:p/>
          </table:table-cell>
          <table:table-cell/>
          <table:table-cell office:value-type="string" calcext:value-type="string">
            <text:p><text:s/>pz-vdw</text:p>
          </table:table-cell>
          <table:table-cell table:formula="of:=(TRIM([.L524]))" office:value-type="string" office:string-value="pz-vdw" calcext:value-type="string">
            <text:p>pz-vdw</text:p>
          </table:table-cell>
          <table:table-cell table:formula="of:=(TRIM([.M524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400" calcext:value-type="float">
            <text:p>400</text:p>
          </table:table-cell>
          <table:table-cell office:value-type="string" calcext:value-type="string">
            <text:p>dist.pz-vdw.40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55799" calcext:value-type="float">
            <text:p>2.55799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525]))">
            <text:p/>
          </table:table-cell>
          <table:table-cell/>
          <table:table-cell office:value-type="string" calcext:value-type="string">
            <text:p><text:s/>pz-vdw</text:p>
          </table:table-cell>
          <table:table-cell table:formula="of:=(TRIM([.L525]))" office:value-type="string" office:string-value="pz-vdw" calcext:value-type="string">
            <text:p>pz-vdw</text:p>
          </table:table-cell>
          <table:table-cell table:formula="of:=(TRIM([.M525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400" calcext:value-type="float">
            <text:p>400</text:p>
          </table:table-cell>
          <table:table-cell office:value-type="string" calcext:value-type="string">
            <text:p>dist.pz-vdw.40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77348" calcext:value-type="float">
            <text:p>2.77348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526]))">
            <text:p/>
          </table:table-cell>
          <table:table-cell/>
          <table:table-cell office:value-type="string" calcext:value-type="string">
            <text:p><text:s/>pz-vdw</text:p>
          </table:table-cell>
          <table:table-cell table:formula="of:=(TRIM([.L526]))" office:value-type="string" office:string-value="pz-vdw" calcext:value-type="string">
            <text:p>pz-vdw</text:p>
          </table:table-cell>
          <table:table-cell table:formula="of:=(TRIM([.M526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400" calcext:value-type="float">
            <text:p>400</text:p>
          </table:table-cell>
          <table:table-cell office:value-type="string" calcext:value-type="string">
            <text:p>dist.pz-vdw.40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77348" calcext:value-type="float">
            <text:p>2.7734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527]))">
            <text:p/>
          </table:table-cell>
          <table:table-cell/>
          <table:table-cell office:value-type="string" calcext:value-type="string">
            <text:p><text:s/>pz-vdw</text:p>
          </table:table-cell>
          <table:table-cell table:formula="of:=(TRIM([.L527]))" office:value-type="string" office:string-value="pz-vdw" calcext:value-type="string">
            <text:p>pz-vdw</text:p>
          </table:table-cell>
          <table:table-cell table:formula="of:=(TRIM([.M527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450" calcext:value-type="float">
            <text:p>450</text:p>
          </table:table-cell>
          <table:table-cell office:value-type="string" calcext:value-type="string">
            <text:p>dist.pz-vdw.4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62181" calcext:value-type="float">
            <text:p>2.6218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528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528]))" office:value-type="string" office:string-value="pz-vdw" calcext:value-type="string">
            <text:p>pz-vdw</text:p>
          </table:table-cell>
          <table:table-cell table:formula="of:=(TRIM([.M528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450" calcext:value-type="float">
            <text:p>450</text:p>
          </table:table-cell>
          <table:table-cell office:value-type="string" calcext:value-type="string">
            <text:p>dist.pz-vdw.4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62181" calcext:value-type="float">
            <text:p>2.6218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529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529]))" office:value-type="string" office:string-value="pz-vdw" calcext:value-type="string">
            <text:p>pz-vdw</text:p>
          </table:table-cell>
          <table:table-cell table:formula="of:=(TRIM([.M529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450" calcext:value-type="float">
            <text:p>450</text:p>
          </table:table-cell>
          <table:table-cell office:value-type="string" calcext:value-type="string">
            <text:p>dist.pz-vdw.45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53757" calcext:value-type="float">
            <text:p>2.53757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530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530]))" office:value-type="string" office:string-value="pz-vdw" calcext:value-type="string">
            <text:p>pz-vdw</text:p>
          </table:table-cell>
          <table:table-cell table:formula="of:=(TRIM([.M530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450" calcext:value-type="float">
            <text:p>450</text:p>
          </table:table-cell>
          <table:table-cell office:value-type="string" calcext:value-type="string">
            <text:p>dist.pz-vdw.4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5948" calcext:value-type="float">
            <text:p>2.45948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531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531]))" office:value-type="string" office:string-value="pz-vdw" calcext:value-type="string">
            <text:p>pz-vdw</text:p>
          </table:table-cell>
          <table:table-cell table:formula="of:=(TRIM([.M531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450" calcext:value-type="float">
            <text:p>450</text:p>
          </table:table-cell>
          <table:table-cell office:value-type="string" calcext:value-type="string">
            <text:p>dist.pz-vdw.4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5948" calcext:value-type="float">
            <text:p>2.4594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532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532]))" office:value-type="string" office:string-value="pz-vdw" calcext:value-type="string">
            <text:p>pz-vdw</text:p>
          </table:table-cell>
          <table:table-cell table:formula="of:=(TRIM([.M532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450" calcext:value-type="float">
            <text:p>450</text:p>
          </table:table-cell>
          <table:table-cell office:value-type="string" calcext:value-type="string">
            <text:p>dist.pz-vdw.45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62181" calcext:value-type="float">
            <text:p>2.6218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533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533]))" office:value-type="string" office:string-value="pz-vdw" calcext:value-type="string">
            <text:p>pz-vdw</text:p>
          </table:table-cell>
          <table:table-cell table:formula="of:=(TRIM([.M533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450" calcext:value-type="float">
            <text:p>450</text:p>
          </table:table-cell>
          <table:table-cell office:value-type="string" calcext:value-type="string">
            <text:p>dist.pz-vdw.4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5948" calcext:value-type="float">
            <text:p>2.45948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534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534]))" office:value-type="string" office:string-value="pz-vdw" calcext:value-type="string">
            <text:p>pz-vdw</text:p>
          </table:table-cell>
          <table:table-cell table:formula="of:=(TRIM([.M534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450" calcext:value-type="float">
            <text:p>450</text:p>
          </table:table-cell>
          <table:table-cell office:value-type="string" calcext:value-type="string">
            <text:p>dist.pz-vdw.4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5948" calcext:value-type="float">
            <text:p>2.4594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535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535]))" office:value-type="string" office:string-value="pz-vdw" calcext:value-type="string">
            <text:p>pz-vdw</text:p>
          </table:table-cell>
          <table:table-cell table:formula="of:=(TRIM([.M535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450" calcext:value-type="float">
            <text:p>450</text:p>
          </table:table-cell>
          <table:table-cell office:value-type="string" calcext:value-type="string">
            <text:p>dist.pz-vdw.45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53757" calcext:value-type="float">
            <text:p>2.53757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536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536]))" office:value-type="string" office:string-value="pz-vdw" calcext:value-type="string">
            <text:p>pz-vdw</text:p>
          </table:table-cell>
          <table:table-cell table:formula="of:=(TRIM([.M536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450" calcext:value-type="float">
            <text:p>450</text:p>
          </table:table-cell>
          <table:table-cell office:value-type="string" calcext:value-type="string">
            <text:p>dist.pz-vdw.45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7458" calcext:value-type="float">
            <text:p>2.7458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537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537]))" office:value-type="string" office:string-value="pz-vdw" calcext:value-type="string">
            <text:p>pz-vdw</text:p>
          </table:table-cell>
          <table:table-cell table:formula="of:=(TRIM([.M537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450" calcext:value-type="float">
            <text:p>450</text:p>
          </table:table-cell>
          <table:table-cell office:value-type="string" calcext:value-type="string">
            <text:p>dist.pz-vdw.45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7458" calcext:value-type="float">
            <text:p>2.745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538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538]))" office:value-type="string" office:string-value="pz-vdw" calcext:value-type="string">
            <text:p>pz-vdw</text:p>
          </table:table-cell>
          <table:table-cell table:formula="of:=(TRIM([.M538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500" calcext:value-type="float">
            <text:p>500</text:p>
          </table:table-cell>
          <table:table-cell office:value-type="string" calcext:value-type="string">
            <text:p>dist.pz-vdw.5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598" calcext:value-type="float">
            <text:p>2.598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539]))">
            <text:p/>
          </table:table-cell>
          <table:table-cell/>
          <table:table-cell office:value-type="string" calcext:value-type="string">
            <text:p><text:s/>pz-vdw</text:p>
          </table:table-cell>
          <table:table-cell table:formula="of:=(TRIM([.L539]))" office:value-type="string" office:string-value="pz-vdw" calcext:value-type="string">
            <text:p>pz-vdw</text:p>
          </table:table-cell>
          <table:table-cell table:formula="of:=(TRIM([.M539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500" calcext:value-type="float">
            <text:p>500</text:p>
          </table:table-cell>
          <table:table-cell office:value-type="string" calcext:value-type="string">
            <text:p>dist.pz-vdw.5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598" calcext:value-type="float">
            <text:p>2.59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540]))">
            <text:p/>
          </table:table-cell>
          <table:table-cell/>
          <table:table-cell office:value-type="string" calcext:value-type="string">
            <text:p><text:s/>pz-vdw</text:p>
          </table:table-cell>
          <table:table-cell table:formula="of:=(TRIM([.L540]))" office:value-type="string" office:string-value="pz-vdw" calcext:value-type="string">
            <text:p>pz-vdw</text:p>
          </table:table-cell>
          <table:table-cell table:formula="of:=(TRIM([.M540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500" calcext:value-type="float">
            <text:p>500</text:p>
          </table:table-cell>
          <table:table-cell office:value-type="string" calcext:value-type="string">
            <text:p>dist.pz-vdw.50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51879" calcext:value-type="float">
            <text:p>2.51879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541]))">
            <text:p/>
          </table:table-cell>
          <table:table-cell/>
          <table:table-cell office:value-type="string" calcext:value-type="string">
            <text:p><text:s/>pz-vdw</text:p>
          </table:table-cell>
          <table:table-cell table:formula="of:=(TRIM([.L541]))" office:value-type="string" office:string-value="pz-vdw" calcext:value-type="string">
            <text:p>pz-vdw</text:p>
          </table:table-cell>
          <table:table-cell table:formula="of:=(TRIM([.M541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500" calcext:value-type="float">
            <text:p>500</text:p>
          </table:table-cell>
          <table:table-cell office:value-type="string" calcext:value-type="string">
            <text:p>dist.pz-vdw.5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4219" calcext:value-type="float">
            <text:p>2.44219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542]))">
            <text:p/>
          </table:table-cell>
          <table:table-cell/>
          <table:table-cell office:value-type="string" calcext:value-type="string">
            <text:p><text:s/>pz-vdw</text:p>
          </table:table-cell>
          <table:table-cell table:formula="of:=(TRIM([.L542]))" office:value-type="string" office:string-value="pz-vdw" calcext:value-type="string">
            <text:p>pz-vdw</text:p>
          </table:table-cell>
          <table:table-cell table:formula="of:=(TRIM([.M542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500" calcext:value-type="float">
            <text:p>500</text:p>
          </table:table-cell>
          <table:table-cell office:value-type="string" calcext:value-type="string">
            <text:p>dist.pz-vdw.5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4219" calcext:value-type="float">
            <text:p>2.442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543]))">
            <text:p/>
          </table:table-cell>
          <table:table-cell/>
          <table:table-cell office:value-type="string" calcext:value-type="string">
            <text:p><text:s/>pz-vdw</text:p>
          </table:table-cell>
          <table:table-cell table:formula="of:=(TRIM([.L543]))" office:value-type="string" office:string-value="pz-vdw" calcext:value-type="string">
            <text:p>pz-vdw</text:p>
          </table:table-cell>
          <table:table-cell table:formula="of:=(TRIM([.M543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500" calcext:value-type="float">
            <text:p>500</text:p>
          </table:table-cell>
          <table:table-cell office:value-type="string" calcext:value-type="string">
            <text:p>dist.pz-vdw.50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598" calcext:value-type="float">
            <text:p>2.59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544]))">
            <text:p/>
          </table:table-cell>
          <table:table-cell/>
          <table:table-cell office:value-type="string" calcext:value-type="string">
            <text:p><text:s/>pz-vdw</text:p>
          </table:table-cell>
          <table:table-cell table:formula="of:=(TRIM([.L544]))" office:value-type="string" office:string-value="pz-vdw" calcext:value-type="string">
            <text:p>pz-vdw</text:p>
          </table:table-cell>
          <table:table-cell table:formula="of:=(TRIM([.M544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500" calcext:value-type="float">
            <text:p>500</text:p>
          </table:table-cell>
          <table:table-cell office:value-type="string" calcext:value-type="string">
            <text:p>dist.pz-vdw.5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4219" calcext:value-type="float">
            <text:p>2.44219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545]))">
            <text:p/>
          </table:table-cell>
          <table:table-cell/>
          <table:table-cell office:value-type="string" calcext:value-type="string">
            <text:p><text:s/>pz-vdw</text:p>
          </table:table-cell>
          <table:table-cell table:formula="of:=(TRIM([.L545]))" office:value-type="string" office:string-value="pz-vdw" calcext:value-type="string">
            <text:p>pz-vdw</text:p>
          </table:table-cell>
          <table:table-cell table:formula="of:=(TRIM([.M545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500" calcext:value-type="float">
            <text:p>500</text:p>
          </table:table-cell>
          <table:table-cell office:value-type="string" calcext:value-type="string">
            <text:p>dist.pz-vdw.5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4219" calcext:value-type="float">
            <text:p>2.442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546]))">
            <text:p/>
          </table:table-cell>
          <table:table-cell/>
          <table:table-cell office:value-type="string" calcext:value-type="string">
            <text:p><text:s/>pz-vdw</text:p>
          </table:table-cell>
          <table:table-cell table:formula="of:=(TRIM([.L546]))" office:value-type="string" office:string-value="pz-vdw" calcext:value-type="string">
            <text:p>pz-vdw</text:p>
          </table:table-cell>
          <table:table-cell table:formula="of:=(TRIM([.M546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500" calcext:value-type="float">
            <text:p>500</text:p>
          </table:table-cell>
          <table:table-cell office:value-type="string" calcext:value-type="string">
            <text:p>dist.pz-vdw.50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51879" calcext:value-type="float">
            <text:p>2.51879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547]))">
            <text:p/>
          </table:table-cell>
          <table:table-cell/>
          <table:table-cell office:value-type="string" calcext:value-type="string">
            <text:p><text:s/>pz-vdw</text:p>
          </table:table-cell>
          <table:table-cell table:formula="of:=(TRIM([.L547]))" office:value-type="string" office:string-value="pz-vdw" calcext:value-type="string">
            <text:p>pz-vdw</text:p>
          </table:table-cell>
          <table:table-cell table:formula="of:=(TRIM([.M547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500" calcext:value-type="float">
            <text:p>500</text:p>
          </table:table-cell>
          <table:table-cell office:value-type="string" calcext:value-type="string">
            <text:p>dist.pz-vdw.50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72048" calcext:value-type="float">
            <text:p>2.72048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548]))">
            <text:p/>
          </table:table-cell>
          <table:table-cell/>
          <table:table-cell office:value-type="string" calcext:value-type="string">
            <text:p><text:s/>pz-vdw</text:p>
          </table:table-cell>
          <table:table-cell table:formula="of:=(TRIM([.L548]))" office:value-type="string" office:string-value="pz-vdw" calcext:value-type="string">
            <text:p>pz-vdw</text:p>
          </table:table-cell>
          <table:table-cell table:formula="of:=(TRIM([.M548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500" calcext:value-type="float">
            <text:p>500</text:p>
          </table:table-cell>
          <table:table-cell office:value-type="string" calcext:value-type="string">
            <text:p>dist.pz-vdw.50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72048" calcext:value-type="float">
            <text:p>2.7204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549]))">
            <text:p/>
          </table:table-cell>
          <table:table-cell/>
          <table:table-cell office:value-type="string" calcext:value-type="string">
            <text:p><text:s/>pz-vdw</text:p>
          </table:table-cell>
          <table:table-cell table:formula="of:=(TRIM([.L549]))" office:value-type="string" office:string-value="pz-vdw" calcext:value-type="string">
            <text:p>pz-vdw</text:p>
          </table:table-cell>
          <table:table-cell table:formula="of:=(TRIM([.M549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550" calcext:value-type="float">
            <text:p>550</text:p>
          </table:table-cell>
          <table:table-cell office:value-type="string" calcext:value-type="string">
            <text:p>dist.pz-vdw.5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57607" calcext:value-type="float">
            <text:p>2.57607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550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550]))" office:value-type="string" office:string-value="pz-vdw" calcext:value-type="string">
            <text:p>pz-vdw</text:p>
          </table:table-cell>
          <table:table-cell table:formula="of:=(TRIM([.M550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550" calcext:value-type="float">
            <text:p>550</text:p>
          </table:table-cell>
          <table:table-cell office:value-type="string" calcext:value-type="string">
            <text:p>dist.pz-vdw.5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57607" calcext:value-type="float">
            <text:p>2.5760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551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551]))" office:value-type="string" office:string-value="pz-vdw" calcext:value-type="string">
            <text:p>pz-vdw</text:p>
          </table:table-cell>
          <table:table-cell table:formula="of:=(TRIM([.M551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550" calcext:value-type="float">
            <text:p>550</text:p>
          </table:table-cell>
          <table:table-cell office:value-type="string" calcext:value-type="string">
            <text:p>dist.pz-vdw.55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50138" calcext:value-type="float">
            <text:p>2.50138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552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552]))" office:value-type="string" office:string-value="pz-vdw" calcext:value-type="string">
            <text:p>pz-vdw</text:p>
          </table:table-cell>
          <table:table-cell table:formula="of:=(TRIM([.M552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550" calcext:value-type="float">
            <text:p>550</text:p>
          </table:table-cell>
          <table:table-cell office:value-type="string" calcext:value-type="string">
            <text:p>dist.pz-vdw.5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2615" calcext:value-type="float">
            <text:p>2.42615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553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553]))" office:value-type="string" office:string-value="pz-vdw" calcext:value-type="string">
            <text:p>pz-vdw</text:p>
          </table:table-cell>
          <table:table-cell table:formula="of:=(TRIM([.M553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550" calcext:value-type="float">
            <text:p>550</text:p>
          </table:table-cell>
          <table:table-cell office:value-type="string" calcext:value-type="string">
            <text:p>dist.pz-vdw.5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2615" calcext:value-type="float">
            <text:p>2.426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554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554]))" office:value-type="string" office:string-value="pz-vdw" calcext:value-type="string">
            <text:p>pz-vdw</text:p>
          </table:table-cell>
          <table:table-cell table:formula="of:=(TRIM([.M554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550" calcext:value-type="float">
            <text:p>550</text:p>
          </table:table-cell>
          <table:table-cell office:value-type="string" calcext:value-type="string">
            <text:p>dist.pz-vdw.55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57607" calcext:value-type="float">
            <text:p>2.5760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555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555]))" office:value-type="string" office:string-value="pz-vdw" calcext:value-type="string">
            <text:p>pz-vdw</text:p>
          </table:table-cell>
          <table:table-cell table:formula="of:=(TRIM([.M555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550" calcext:value-type="float">
            <text:p>550</text:p>
          </table:table-cell>
          <table:table-cell office:value-type="string" calcext:value-type="string">
            <text:p>dist.pz-vdw.5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2615" calcext:value-type="float">
            <text:p>2.42615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556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556]))" office:value-type="string" office:string-value="pz-vdw" calcext:value-type="string">
            <text:p>pz-vdw</text:p>
          </table:table-cell>
          <table:table-cell table:formula="of:=(TRIM([.M556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550" calcext:value-type="float">
            <text:p>550</text:p>
          </table:table-cell>
          <table:table-cell office:value-type="string" calcext:value-type="string">
            <text:p>dist.pz-vdw.5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2615" calcext:value-type="float">
            <text:p>2.426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557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557]))" office:value-type="string" office:string-value="pz-vdw" calcext:value-type="string">
            <text:p>pz-vdw</text:p>
          </table:table-cell>
          <table:table-cell table:formula="of:=(TRIM([.M557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550" calcext:value-type="float">
            <text:p>550</text:p>
          </table:table-cell>
          <table:table-cell office:value-type="string" calcext:value-type="string">
            <text:p>dist.pz-vdw.55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50138" calcext:value-type="float">
            <text:p>2.50138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558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558]))" office:value-type="string" office:string-value="pz-vdw" calcext:value-type="string">
            <text:p>pz-vdw</text:p>
          </table:table-cell>
          <table:table-cell table:formula="of:=(TRIM([.M558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550" calcext:value-type="float">
            <text:p>550</text:p>
          </table:table-cell>
          <table:table-cell office:value-type="string" calcext:value-type="string">
            <text:p>dist.pz-vdw.55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69712" calcext:value-type="float">
            <text:p>2.69712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559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559]))" office:value-type="string" office:string-value="pz-vdw" calcext:value-type="string">
            <text:p>pz-vdw</text:p>
          </table:table-cell>
          <table:table-cell table:formula="of:=(TRIM([.M559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550" calcext:value-type="float">
            <text:p>550</text:p>
          </table:table-cell>
          <table:table-cell office:value-type="string" calcext:value-type="string">
            <text:p>dist.pz-vdw.55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69712" calcext:value-type="float">
            <text:p>2.697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560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560]))" office:value-type="string" office:string-value="pz-vdw" calcext:value-type="string">
            <text:p>pz-vdw</text:p>
          </table:table-cell>
          <table:table-cell table:formula="of:=(TRIM([.M560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600" calcext:value-type="float">
            <text:p>600</text:p>
          </table:table-cell>
          <table:table-cell office:value-type="string" calcext:value-type="string">
            <text:p>dist.pz-vdw.6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55575" calcext:value-type="float">
            <text:p>2.55575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561]))">
            <text:p/>
          </table:table-cell>
          <table:table-cell/>
          <table:table-cell office:value-type="string" calcext:value-type="string">
            <text:p><text:s/>pz-vdw</text:p>
          </table:table-cell>
          <table:table-cell table:formula="of:=(TRIM([.L561]))" office:value-type="string" office:string-value="pz-vdw" calcext:value-type="string">
            <text:p>pz-vdw</text:p>
          </table:table-cell>
          <table:table-cell table:formula="of:=(TRIM([.M561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600" calcext:value-type="float">
            <text:p>600</text:p>
          </table:table-cell>
          <table:table-cell office:value-type="string" calcext:value-type="string">
            <text:p>dist.pz-vdw.6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55575" calcext:value-type="float">
            <text:p>2.5557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562]))">
            <text:p/>
          </table:table-cell>
          <table:table-cell/>
          <table:table-cell office:value-type="string" calcext:value-type="string">
            <text:p><text:s/>pz-vdw</text:p>
          </table:table-cell>
          <table:table-cell table:formula="of:=(TRIM([.L562]))" office:value-type="string" office:string-value="pz-vdw" calcext:value-type="string">
            <text:p>pz-vdw</text:p>
          </table:table-cell>
          <table:table-cell table:formula="of:=(TRIM([.M562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600" calcext:value-type="float">
            <text:p>600</text:p>
          </table:table-cell>
          <table:table-cell office:value-type="string" calcext:value-type="string">
            <text:p>dist.pz-vdw.60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8515" calcext:value-type="float">
            <text:p>2.48515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563]))">
            <text:p/>
          </table:table-cell>
          <table:table-cell/>
          <table:table-cell office:value-type="string" calcext:value-type="string">
            <text:p><text:s/>pz-vdw</text:p>
          </table:table-cell>
          <table:table-cell table:formula="of:=(TRIM([.L563]))" office:value-type="string" office:string-value="pz-vdw" calcext:value-type="string">
            <text:p>pz-vdw</text:p>
          </table:table-cell>
          <table:table-cell table:formula="of:=(TRIM([.M563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600" calcext:value-type="float">
            <text:p>600</text:p>
          </table:table-cell>
          <table:table-cell office:value-type="string" calcext:value-type="string">
            <text:p>dist.pz-vdw.6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1119" calcext:value-type="float">
            <text:p>2.41119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564]))">
            <text:p/>
          </table:table-cell>
          <table:table-cell/>
          <table:table-cell office:value-type="string" calcext:value-type="string">
            <text:p><text:s/>pz-vdw</text:p>
          </table:table-cell>
          <table:table-cell table:formula="of:=(TRIM([.L564]))" office:value-type="string" office:string-value="pz-vdw" calcext:value-type="string">
            <text:p>pz-vdw</text:p>
          </table:table-cell>
          <table:table-cell table:formula="of:=(TRIM([.M564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600" calcext:value-type="float">
            <text:p>600</text:p>
          </table:table-cell>
          <table:table-cell office:value-type="string" calcext:value-type="string">
            <text:p>dist.pz-vdw.6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1119" calcext:value-type="float">
            <text:p>2.411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565]))">
            <text:p/>
          </table:table-cell>
          <table:table-cell/>
          <table:table-cell office:value-type="string" calcext:value-type="string">
            <text:p><text:s/>pz-vdw</text:p>
          </table:table-cell>
          <table:table-cell table:formula="of:=(TRIM([.L565]))" office:value-type="string" office:string-value="pz-vdw" calcext:value-type="string">
            <text:p>pz-vdw</text:p>
          </table:table-cell>
          <table:table-cell table:formula="of:=(TRIM([.M565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600" calcext:value-type="float">
            <text:p>600</text:p>
          </table:table-cell>
          <table:table-cell office:value-type="string" calcext:value-type="string">
            <text:p>dist.pz-vdw.60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55575" calcext:value-type="float">
            <text:p>2.5557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566]))">
            <text:p/>
          </table:table-cell>
          <table:table-cell/>
          <table:table-cell office:value-type="string" calcext:value-type="string">
            <text:p><text:s/>pz-vdw</text:p>
          </table:table-cell>
          <table:table-cell table:formula="of:=(TRIM([.L566]))" office:value-type="string" office:string-value="pz-vdw" calcext:value-type="string">
            <text:p>pz-vdw</text:p>
          </table:table-cell>
          <table:table-cell table:formula="of:=(TRIM([.M566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600" calcext:value-type="float">
            <text:p>600</text:p>
          </table:table-cell>
          <table:table-cell office:value-type="string" calcext:value-type="string">
            <text:p>dist.pz-vdw.6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1119" calcext:value-type="float">
            <text:p>2.41119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567]))">
            <text:p/>
          </table:table-cell>
          <table:table-cell/>
          <table:table-cell office:value-type="string" calcext:value-type="string">
            <text:p><text:s/>pz-vdw</text:p>
          </table:table-cell>
          <table:table-cell table:formula="of:=(TRIM([.L567]))" office:value-type="string" office:string-value="pz-vdw" calcext:value-type="string">
            <text:p>pz-vdw</text:p>
          </table:table-cell>
          <table:table-cell table:formula="of:=(TRIM([.M567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600" calcext:value-type="float">
            <text:p>600</text:p>
          </table:table-cell>
          <table:table-cell office:value-type="string" calcext:value-type="string">
            <text:p>dist.pz-vdw.6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1119" calcext:value-type="float">
            <text:p>2.411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568]))">
            <text:p/>
          </table:table-cell>
          <table:table-cell/>
          <table:table-cell office:value-type="string" calcext:value-type="string">
            <text:p><text:s/>pz-vdw</text:p>
          </table:table-cell>
          <table:table-cell table:formula="of:=(TRIM([.L568]))" office:value-type="string" office:string-value="pz-vdw" calcext:value-type="string">
            <text:p>pz-vdw</text:p>
          </table:table-cell>
          <table:table-cell table:formula="of:=(TRIM([.M568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600" calcext:value-type="float">
            <text:p>600</text:p>
          </table:table-cell>
          <table:table-cell office:value-type="string" calcext:value-type="string">
            <text:p>dist.pz-vdw.60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8515" calcext:value-type="float">
            <text:p>2.48515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569]))">
            <text:p/>
          </table:table-cell>
          <table:table-cell/>
          <table:table-cell office:value-type="string" calcext:value-type="string">
            <text:p><text:s/>pz-vdw</text:p>
          </table:table-cell>
          <table:table-cell table:formula="of:=(TRIM([.L569]))" office:value-type="string" office:string-value="pz-vdw" calcext:value-type="string">
            <text:p>pz-vdw</text:p>
          </table:table-cell>
          <table:table-cell table:formula="of:=(TRIM([.M569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600" calcext:value-type="float">
            <text:p>600</text:p>
          </table:table-cell>
          <table:table-cell office:value-type="string" calcext:value-type="string">
            <text:p>dist.pz-vdw.60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67544" calcext:value-type="float">
            <text:p>2.67544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570]))">
            <text:p/>
          </table:table-cell>
          <table:table-cell/>
          <table:table-cell office:value-type="string" calcext:value-type="string">
            <text:p><text:s/>pz-vdw</text:p>
          </table:table-cell>
          <table:table-cell table:formula="of:=(TRIM([.L570]))" office:value-type="string" office:string-value="pz-vdw" calcext:value-type="string">
            <text:p>pz-vdw</text:p>
          </table:table-cell>
          <table:table-cell table:formula="of:=(TRIM([.M570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600" calcext:value-type="float">
            <text:p>600</text:p>
          </table:table-cell>
          <table:table-cell office:value-type="string" calcext:value-type="string">
            <text:p>dist.pz-vdw.60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67544" calcext:value-type="float">
            <text:p>2.6754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571]))">
            <text:p/>
          </table:table-cell>
          <table:table-cell/>
          <table:table-cell office:value-type="string" calcext:value-type="string">
            <text:p><text:s/>pz-vdw</text:p>
          </table:table-cell>
          <table:table-cell table:formula="of:=(TRIM([.L571]))" office:value-type="string" office:string-value="pz-vdw" calcext:value-type="string">
            <text:p>pz-vdw</text:p>
          </table:table-cell>
          <table:table-cell table:formula="of:=(TRIM([.M571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650" calcext:value-type="float">
            <text:p>650</text:p>
          </table:table-cell>
          <table:table-cell office:value-type="string" calcext:value-type="string">
            <text:p>dist.pz-vdw.6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53684" calcext:value-type="float">
            <text:p>2.53684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572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572]))" office:value-type="string" office:string-value="pz-vdw" calcext:value-type="string">
            <text:p>pz-vdw</text:p>
          </table:table-cell>
          <table:table-cell table:formula="of:=(TRIM([.M572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650" calcext:value-type="float">
            <text:p>650</text:p>
          </table:table-cell>
          <table:table-cell office:value-type="string" calcext:value-type="string">
            <text:p>dist.pz-vdw.6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53684" calcext:value-type="float">
            <text:p>2.5368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573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573]))" office:value-type="string" office:string-value="pz-vdw" calcext:value-type="string">
            <text:p>pz-vdw</text:p>
          </table:table-cell>
          <table:table-cell table:formula="of:=(TRIM([.M573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650" calcext:value-type="float">
            <text:p>650</text:p>
          </table:table-cell>
          <table:table-cell office:value-type="string" calcext:value-type="string">
            <text:p>dist.pz-vdw.65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6996" calcext:value-type="float">
            <text:p>2.46996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574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574]))" office:value-type="string" office:string-value="pz-vdw" calcext:value-type="string">
            <text:p>pz-vdw</text:p>
          </table:table-cell>
          <table:table-cell table:formula="of:=(TRIM([.M574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650" calcext:value-type="float">
            <text:p>650</text:p>
          </table:table-cell>
          <table:table-cell office:value-type="string" calcext:value-type="string">
            <text:p>dist.pz-vdw.6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39716" calcext:value-type="float">
            <text:p>2.39716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575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575]))" office:value-type="string" office:string-value="pz-vdw" calcext:value-type="string">
            <text:p>pz-vdw</text:p>
          </table:table-cell>
          <table:table-cell table:formula="of:=(TRIM([.M575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650" calcext:value-type="float">
            <text:p>650</text:p>
          </table:table-cell>
          <table:table-cell office:value-type="string" calcext:value-type="string">
            <text:p>dist.pz-vdw.6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39716" calcext:value-type="float">
            <text:p>2.397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576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576]))" office:value-type="string" office:string-value="pz-vdw" calcext:value-type="string">
            <text:p>pz-vdw</text:p>
          </table:table-cell>
          <table:table-cell table:formula="of:=(TRIM([.M576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650" calcext:value-type="float">
            <text:p>650</text:p>
          </table:table-cell>
          <table:table-cell office:value-type="string" calcext:value-type="string">
            <text:p>dist.pz-vdw.65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53684" calcext:value-type="float">
            <text:p>2.5368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577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577]))" office:value-type="string" office:string-value="pz-vdw" calcext:value-type="string">
            <text:p>pz-vdw</text:p>
          </table:table-cell>
          <table:table-cell table:formula="of:=(TRIM([.M577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650" calcext:value-type="float">
            <text:p>650</text:p>
          </table:table-cell>
          <table:table-cell office:value-type="string" calcext:value-type="string">
            <text:p>dist.pz-vdw.6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39716" calcext:value-type="float">
            <text:p>2.39716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578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578]))" office:value-type="string" office:string-value="pz-vdw" calcext:value-type="string">
            <text:p>pz-vdw</text:p>
          </table:table-cell>
          <table:table-cell table:formula="of:=(TRIM([.M578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650" calcext:value-type="float">
            <text:p>650</text:p>
          </table:table-cell>
          <table:table-cell office:value-type="string" calcext:value-type="string">
            <text:p>dist.pz-vdw.6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39716" calcext:value-type="float">
            <text:p>2.397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579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579]))" office:value-type="string" office:string-value="pz-vdw" calcext:value-type="string">
            <text:p>pz-vdw</text:p>
          </table:table-cell>
          <table:table-cell table:formula="of:=(TRIM([.M579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650" calcext:value-type="float">
            <text:p>650</text:p>
          </table:table-cell>
          <table:table-cell office:value-type="string" calcext:value-type="string">
            <text:p>dist.pz-vdw.65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6996" calcext:value-type="float">
            <text:p>2.46996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580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580]))" office:value-type="string" office:string-value="pz-vdw" calcext:value-type="string">
            <text:p>pz-vdw</text:p>
          </table:table-cell>
          <table:table-cell table:formula="of:=(TRIM([.M580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650" calcext:value-type="float">
            <text:p>650</text:p>
          </table:table-cell>
          <table:table-cell office:value-type="string" calcext:value-type="string">
            <text:p>dist.pz-vdw.65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65523" calcext:value-type="float">
            <text:p>2.65523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581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581]))" office:value-type="string" office:string-value="pz-vdw" calcext:value-type="string">
            <text:p>pz-vdw</text:p>
          </table:table-cell>
          <table:table-cell table:formula="of:=(TRIM([.M581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650" calcext:value-type="float">
            <text:p>650</text:p>
          </table:table-cell>
          <table:table-cell office:value-type="string" calcext:value-type="string">
            <text:p>dist.pz-vdw.65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65523" calcext:value-type="float">
            <text:p>2.6552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582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582]))" office:value-type="string" office:string-value="pz-vdw" calcext:value-type="string">
            <text:p>pz-vdw</text:p>
          </table:table-cell>
          <table:table-cell table:formula="of:=(TRIM([.M582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700" calcext:value-type="float">
            <text:p>700</text:p>
          </table:table-cell>
          <table:table-cell office:value-type="string" calcext:value-type="string">
            <text:p>dist.pz-vdw.7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51916" calcext:value-type="float">
            <text:p>2.51916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583]))">
            <text:p/>
          </table:table-cell>
          <table:table-cell/>
          <table:table-cell office:value-type="string" calcext:value-type="string">
            <text:p><text:s/>pz-vdw</text:p>
          </table:table-cell>
          <table:table-cell table:formula="of:=(TRIM([.L583]))" office:value-type="string" office:string-value="pz-vdw" calcext:value-type="string">
            <text:p>pz-vdw</text:p>
          </table:table-cell>
          <table:table-cell table:formula="of:=(TRIM([.M583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700" calcext:value-type="float">
            <text:p>700</text:p>
          </table:table-cell>
          <table:table-cell office:value-type="string" calcext:value-type="string">
            <text:p>dist.pz-vdw.7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51916" calcext:value-type="float">
            <text:p>2.519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584]))">
            <text:p/>
          </table:table-cell>
          <table:table-cell/>
          <table:table-cell office:value-type="string" calcext:value-type="string">
            <text:p><text:s/>pz-vdw</text:p>
          </table:table-cell>
          <table:table-cell table:formula="of:=(TRIM([.L584]))" office:value-type="string" office:string-value="pz-vdw" calcext:value-type="string">
            <text:p>pz-vdw</text:p>
          </table:table-cell>
          <table:table-cell table:formula="of:=(TRIM([.M584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700" calcext:value-type="float">
            <text:p>700</text:p>
          </table:table-cell>
          <table:table-cell office:value-type="string" calcext:value-type="string">
            <text:p>dist.pz-vdw.70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5567" calcext:value-type="float">
            <text:p>2.45567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585]))">
            <text:p/>
          </table:table-cell>
          <table:table-cell/>
          <table:table-cell office:value-type="string" calcext:value-type="string">
            <text:p><text:s/>pz-vdw</text:p>
          </table:table-cell>
          <table:table-cell table:formula="of:=(TRIM([.L585]))" office:value-type="string" office:string-value="pz-vdw" calcext:value-type="string">
            <text:p>pz-vdw</text:p>
          </table:table-cell>
          <table:table-cell table:formula="of:=(TRIM([.M585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700" calcext:value-type="float">
            <text:p>700</text:p>
          </table:table-cell>
          <table:table-cell office:value-type="string" calcext:value-type="string">
            <text:p>dist.pz-vdw.7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38396" calcext:value-type="float">
            <text:p>2.38396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586]))">
            <text:p/>
          </table:table-cell>
          <table:table-cell/>
          <table:table-cell office:value-type="string" calcext:value-type="string">
            <text:p><text:s/>pz-vdw</text:p>
          </table:table-cell>
          <table:table-cell table:formula="of:=(TRIM([.L586]))" office:value-type="string" office:string-value="pz-vdw" calcext:value-type="string">
            <text:p>pz-vdw</text:p>
          </table:table-cell>
          <table:table-cell table:formula="of:=(TRIM([.M586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700" calcext:value-type="float">
            <text:p>700</text:p>
          </table:table-cell>
          <table:table-cell office:value-type="string" calcext:value-type="string">
            <text:p>dist.pz-vdw.7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38396" calcext:value-type="float">
            <text:p>2.3839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587]))">
            <text:p/>
          </table:table-cell>
          <table:table-cell/>
          <table:table-cell office:value-type="string" calcext:value-type="string">
            <text:p><text:s/>pz-vdw</text:p>
          </table:table-cell>
          <table:table-cell table:formula="of:=(TRIM([.L587]))" office:value-type="string" office:string-value="pz-vdw" calcext:value-type="string">
            <text:p>pz-vdw</text:p>
          </table:table-cell>
          <table:table-cell table:formula="of:=(TRIM([.M587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700" calcext:value-type="float">
            <text:p>700</text:p>
          </table:table-cell>
          <table:table-cell office:value-type="string" calcext:value-type="string">
            <text:p>dist.pz-vdw.70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51916" calcext:value-type="float">
            <text:p>2.519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588]))">
            <text:p/>
          </table:table-cell>
          <table:table-cell/>
          <table:table-cell office:value-type="string" calcext:value-type="string">
            <text:p><text:s/>pz-vdw</text:p>
          </table:table-cell>
          <table:table-cell table:formula="of:=(TRIM([.L588]))" office:value-type="string" office:string-value="pz-vdw" calcext:value-type="string">
            <text:p>pz-vdw</text:p>
          </table:table-cell>
          <table:table-cell table:formula="of:=(TRIM([.M588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700" calcext:value-type="float">
            <text:p>700</text:p>
          </table:table-cell>
          <table:table-cell office:value-type="string" calcext:value-type="string">
            <text:p>dist.pz-vdw.7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38396" calcext:value-type="float">
            <text:p>2.38396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589]))">
            <text:p/>
          </table:table-cell>
          <table:table-cell/>
          <table:table-cell office:value-type="string" calcext:value-type="string">
            <text:p><text:s/>pz-vdw</text:p>
          </table:table-cell>
          <table:table-cell table:formula="of:=(TRIM([.L589]))" office:value-type="string" office:string-value="pz-vdw" calcext:value-type="string">
            <text:p>pz-vdw</text:p>
          </table:table-cell>
          <table:table-cell table:formula="of:=(TRIM([.M589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700" calcext:value-type="float">
            <text:p>700</text:p>
          </table:table-cell>
          <table:table-cell office:value-type="string" calcext:value-type="string">
            <text:p>dist.pz-vdw.7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38396" calcext:value-type="float">
            <text:p>2.3839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590]))">
            <text:p/>
          </table:table-cell>
          <table:table-cell/>
          <table:table-cell office:value-type="string" calcext:value-type="string">
            <text:p><text:s/>pz-vdw</text:p>
          </table:table-cell>
          <table:table-cell table:formula="of:=(TRIM([.L590]))" office:value-type="string" office:string-value="pz-vdw" calcext:value-type="string">
            <text:p>pz-vdw</text:p>
          </table:table-cell>
          <table:table-cell table:formula="of:=(TRIM([.M590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700" calcext:value-type="float">
            <text:p>700</text:p>
          </table:table-cell>
          <table:table-cell office:value-type="string" calcext:value-type="string">
            <text:p>dist.pz-vdw.70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5567" calcext:value-type="float">
            <text:p>2.45567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591]))">
            <text:p/>
          </table:table-cell>
          <table:table-cell/>
          <table:table-cell office:value-type="string" calcext:value-type="string">
            <text:p><text:s/>pz-vdw</text:p>
          </table:table-cell>
          <table:table-cell table:formula="of:=(TRIM([.L591]))" office:value-type="string" office:string-value="pz-vdw" calcext:value-type="string">
            <text:p>pz-vdw</text:p>
          </table:table-cell>
          <table:table-cell table:formula="of:=(TRIM([.M591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700" calcext:value-type="float">
            <text:p>700</text:p>
          </table:table-cell>
          <table:table-cell office:value-type="string" calcext:value-type="string">
            <text:p>dist.pz-vdw.70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63629" calcext:value-type="float">
            <text:p>2.63629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592]))">
            <text:p/>
          </table:table-cell>
          <table:table-cell/>
          <table:table-cell office:value-type="string" calcext:value-type="string">
            <text:p><text:s/>pz-vdw</text:p>
          </table:table-cell>
          <table:table-cell table:formula="of:=(TRIM([.L592]))" office:value-type="string" office:string-value="pz-vdw" calcext:value-type="string">
            <text:p>pz-vdw</text:p>
          </table:table-cell>
          <table:table-cell table:formula="of:=(TRIM([.M592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700" calcext:value-type="float">
            <text:p>700</text:p>
          </table:table-cell>
          <table:table-cell office:value-type="string" calcext:value-type="string">
            <text:p>dist.pz-vdw.70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63629" calcext:value-type="float">
            <text:p>2.6362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593]))">
            <text:p/>
          </table:table-cell>
          <table:table-cell/>
          <table:table-cell office:value-type="string" calcext:value-type="string">
            <text:p><text:s/>pz-vdw</text:p>
          </table:table-cell>
          <table:table-cell table:formula="of:=(TRIM([.L593]))" office:value-type="string" office:string-value="pz-vdw" calcext:value-type="string">
            <text:p>pz-vdw</text:p>
          </table:table-cell>
          <table:table-cell table:formula="of:=(TRIM([.M593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750" calcext:value-type="float">
            <text:p>750</text:p>
          </table:table-cell>
          <table:table-cell office:value-type="string" calcext:value-type="string">
            <text:p>dist.pz-vdw.7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50256" calcext:value-type="float">
            <text:p>2.50256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594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594]))" office:value-type="string" office:string-value="pz-vdw" calcext:value-type="string">
            <text:p>pz-vdw</text:p>
          </table:table-cell>
          <table:table-cell table:formula="of:=(TRIM([.M594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750" calcext:value-type="float">
            <text:p>750</text:p>
          </table:table-cell>
          <table:table-cell office:value-type="string" calcext:value-type="string">
            <text:p>dist.pz-vdw.7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50256" calcext:value-type="float">
            <text:p>2.502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595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595]))" office:value-type="string" office:string-value="pz-vdw" calcext:value-type="string">
            <text:p>pz-vdw</text:p>
          </table:table-cell>
          <table:table-cell table:formula="of:=(TRIM([.M595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750" calcext:value-type="float">
            <text:p>750</text:p>
          </table:table-cell>
          <table:table-cell office:value-type="string" calcext:value-type="string">
            <text:p>dist.pz-vdw.75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422" calcext:value-type="float">
            <text:p>2.4422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596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596]))" office:value-type="string" office:string-value="pz-vdw" calcext:value-type="string">
            <text:p>pz-vdw</text:p>
          </table:table-cell>
          <table:table-cell table:formula="of:=(TRIM([.M596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750" calcext:value-type="float">
            <text:p>750</text:p>
          </table:table-cell>
          <table:table-cell office:value-type="string" calcext:value-type="string">
            <text:p>dist.pz-vdw.7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37147" calcext:value-type="float">
            <text:p>2.37147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597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597]))" office:value-type="string" office:string-value="pz-vdw" calcext:value-type="string">
            <text:p>pz-vdw</text:p>
          </table:table-cell>
          <table:table-cell table:formula="of:=(TRIM([.M597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750" calcext:value-type="float">
            <text:p>750</text:p>
          </table:table-cell>
          <table:table-cell office:value-type="string" calcext:value-type="string">
            <text:p>dist.pz-vdw.7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37147" calcext:value-type="float">
            <text:p>2.3714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598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598]))" office:value-type="string" office:string-value="pz-vdw" calcext:value-type="string">
            <text:p>pz-vdw</text:p>
          </table:table-cell>
          <table:table-cell table:formula="of:=(TRIM([.M598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750" calcext:value-type="float">
            <text:p>750</text:p>
          </table:table-cell>
          <table:table-cell office:value-type="string" calcext:value-type="string">
            <text:p>dist.pz-vdw.75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50256" calcext:value-type="float">
            <text:p>2.502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599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599]))" office:value-type="string" office:string-value="pz-vdw" calcext:value-type="string">
            <text:p>pz-vdw</text:p>
          </table:table-cell>
          <table:table-cell table:formula="of:=(TRIM([.M599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750" calcext:value-type="float">
            <text:p>750</text:p>
          </table:table-cell>
          <table:table-cell office:value-type="string" calcext:value-type="string">
            <text:p>dist.pz-vdw.7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37147" calcext:value-type="float">
            <text:p>2.37147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600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600]))" office:value-type="string" office:string-value="pz-vdw" calcext:value-type="string">
            <text:p>pz-vdw</text:p>
          </table:table-cell>
          <table:table-cell table:formula="of:=(TRIM([.M600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750" calcext:value-type="float">
            <text:p>750</text:p>
          </table:table-cell>
          <table:table-cell office:value-type="string" calcext:value-type="string">
            <text:p>dist.pz-vdw.7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37147" calcext:value-type="float">
            <text:p>2.3714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601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601]))" office:value-type="string" office:string-value="pz-vdw" calcext:value-type="string">
            <text:p>pz-vdw</text:p>
          </table:table-cell>
          <table:table-cell table:formula="of:=(TRIM([.M601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750" calcext:value-type="float">
            <text:p>750</text:p>
          </table:table-cell>
          <table:table-cell office:value-type="string" calcext:value-type="string">
            <text:p>dist.pz-vdw.75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422" calcext:value-type="float">
            <text:p>2.4422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602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602]))" office:value-type="string" office:string-value="pz-vdw" calcext:value-type="string">
            <text:p>pz-vdw</text:p>
          </table:table-cell>
          <table:table-cell table:formula="of:=(TRIM([.M602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750" calcext:value-type="float">
            <text:p>750</text:p>
          </table:table-cell>
          <table:table-cell office:value-type="string" calcext:value-type="string">
            <text:p>dist.pz-vdw.75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61847" calcext:value-type="float">
            <text:p>2.61847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603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603]))" office:value-type="string" office:string-value="pz-vdw" calcext:value-type="string">
            <text:p>pz-vdw</text:p>
          </table:table-cell>
          <table:table-cell table:formula="of:=(TRIM([.M603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750" calcext:value-type="float">
            <text:p>750</text:p>
          </table:table-cell>
          <table:table-cell office:value-type="string" calcext:value-type="string">
            <text:p>dist.pz-vdw.75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61847" calcext:value-type="float">
            <text:p>2.6184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604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604]))" office:value-type="string" office:string-value="pz-vdw" calcext:value-type="string">
            <text:p>pz-vdw</text:p>
          </table:table-cell>
          <table:table-cell table:formula="of:=(TRIM([.M604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800" calcext:value-type="float">
            <text:p>800</text:p>
          </table:table-cell>
          <table:table-cell office:value-type="string" calcext:value-type="string">
            <text:p>dist.pz-vdw.8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48693" calcext:value-type="float">
            <text:p>2.4869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605]))">
            <text:p/>
          </table:table-cell>
          <table:table-cell/>
          <table:table-cell office:value-type="string" calcext:value-type="string">
            <text:p><text:s/>pz-vdw</text:p>
          </table:table-cell>
          <table:table-cell table:formula="of:=(TRIM([.L605]))" office:value-type="string" office:string-value="pz-vdw" calcext:value-type="string">
            <text:p>pz-vdw</text:p>
          </table:table-cell>
          <table:table-cell table:formula="of:=(TRIM([.M605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800" calcext:value-type="float">
            <text:p>800</text:p>
          </table:table-cell>
          <table:table-cell office:value-type="string" calcext:value-type="string">
            <text:p>dist.pz-vdw.8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48694" calcext:value-type="float">
            <text:p>2.48694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606]))">
            <text:p/>
          </table:table-cell>
          <table:table-cell/>
          <table:table-cell office:value-type="string" calcext:value-type="string">
            <text:p><text:s/>pz-vdw</text:p>
          </table:table-cell>
          <table:table-cell table:formula="of:=(TRIM([.L606]))" office:value-type="string" office:string-value="pz-vdw" calcext:value-type="string">
            <text:p>pz-vdw</text:p>
          </table:table-cell>
          <table:table-cell table:formula="of:=(TRIM([.M606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800" calcext:value-type="float">
            <text:p>800</text:p>
          </table:table-cell>
          <table:table-cell office:value-type="string" calcext:value-type="string">
            <text:p>dist.pz-vdw.8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48694" calcext:value-type="float">
            <text:p>2.4869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607]))">
            <text:p/>
          </table:table-cell>
          <table:table-cell/>
          <table:table-cell office:value-type="string" calcext:value-type="string">
            <text:p><text:s/>pz-vdw</text:p>
          </table:table-cell>
          <table:table-cell table:formula="of:=(TRIM([.L607]))" office:value-type="string" office:string-value="pz-vdw" calcext:value-type="string">
            <text:p>pz-vdw</text:p>
          </table:table-cell>
          <table:table-cell table:formula="of:=(TRIM([.M607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800" calcext:value-type="float">
            <text:p>800</text:p>
          </table:table-cell>
          <table:table-cell office:value-type="string" calcext:value-type="string">
            <text:p>dist.pz-vdw.80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2946" calcext:value-type="float">
            <text:p>2.42946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608]))">
            <text:p/>
          </table:table-cell>
          <table:table-cell/>
          <table:table-cell office:value-type="string" calcext:value-type="string">
            <text:p><text:s/>pz-vdw</text:p>
          </table:table-cell>
          <table:table-cell table:formula="of:=(TRIM([.L608]))" office:value-type="string" office:string-value="pz-vdw" calcext:value-type="string">
            <text:p>pz-vdw</text:p>
          </table:table-cell>
          <table:table-cell table:formula="of:=(TRIM([.M608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800" calcext:value-type="float">
            <text:p>800</text:p>
          </table:table-cell>
          <table:table-cell office:value-type="string" calcext:value-type="string">
            <text:p>dist.pz-vdw.8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35963" calcext:value-type="float">
            <text:p>2.35963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609]))">
            <text:p/>
          </table:table-cell>
          <table:table-cell/>
          <table:table-cell office:value-type="string" calcext:value-type="string">
            <text:p><text:s/>pz-vdw</text:p>
          </table:table-cell>
          <table:table-cell table:formula="of:=(TRIM([.L609]))" office:value-type="string" office:string-value="pz-vdw" calcext:value-type="string">
            <text:p>pz-vdw</text:p>
          </table:table-cell>
          <table:table-cell table:formula="of:=(TRIM([.M609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800" calcext:value-type="float">
            <text:p>800</text:p>
          </table:table-cell>
          <table:table-cell office:value-type="string" calcext:value-type="string">
            <text:p>dist.pz-vdw.8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35963" calcext:value-type="float">
            <text:p>2.359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610]))">
            <text:p/>
          </table:table-cell>
          <table:table-cell/>
          <table:table-cell office:value-type="string" calcext:value-type="string">
            <text:p><text:s/>pz-vdw</text:p>
          </table:table-cell>
          <table:table-cell table:formula="of:=(TRIM([.L610]))" office:value-type="string" office:string-value="pz-vdw" calcext:value-type="string">
            <text:p>pz-vdw</text:p>
          </table:table-cell>
          <table:table-cell table:formula="of:=(TRIM([.M610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800" calcext:value-type="float">
            <text:p>800</text:p>
          </table:table-cell>
          <table:table-cell office:value-type="string" calcext:value-type="string">
            <text:p>dist.pz-vdw.80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48693" calcext:value-type="float">
            <text:p>2.4869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611]))">
            <text:p/>
          </table:table-cell>
          <table:table-cell/>
          <table:table-cell office:value-type="string" calcext:value-type="string">
            <text:p><text:s/>pz-vdw</text:p>
          </table:table-cell>
          <table:table-cell table:formula="of:=(TRIM([.L611]))" office:value-type="string" office:string-value="pz-vdw" calcext:value-type="string">
            <text:p>pz-vdw</text:p>
          </table:table-cell>
          <table:table-cell table:formula="of:=(TRIM([.M611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800" calcext:value-type="float">
            <text:p>800</text:p>
          </table:table-cell>
          <table:table-cell office:value-type="string" calcext:value-type="string">
            <text:p>dist.pz-vdw.80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48694" calcext:value-type="float">
            <text:p>2.4869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612]))">
            <text:p/>
          </table:table-cell>
          <table:table-cell/>
          <table:table-cell office:value-type="string" calcext:value-type="string">
            <text:p><text:s/>pz-vdw</text:p>
          </table:table-cell>
          <table:table-cell table:formula="of:=(TRIM([.L612]))" office:value-type="string" office:string-value="pz-vdw" calcext:value-type="string">
            <text:p>pz-vdw</text:p>
          </table:table-cell>
          <table:table-cell table:formula="of:=(TRIM([.M612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800" calcext:value-type="float">
            <text:p>800</text:p>
          </table:table-cell>
          <table:table-cell office:value-type="string" calcext:value-type="string">
            <text:p>dist.pz-vdw.8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35963" calcext:value-type="float">
            <text:p>2.35963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613]))">
            <text:p/>
          </table:table-cell>
          <table:table-cell/>
          <table:table-cell office:value-type="string" calcext:value-type="string">
            <text:p><text:s/>pz-vdw</text:p>
          </table:table-cell>
          <table:table-cell table:formula="of:=(TRIM([.L613]))" office:value-type="string" office:string-value="pz-vdw" calcext:value-type="string">
            <text:p>pz-vdw</text:p>
          </table:table-cell>
          <table:table-cell table:formula="of:=(TRIM([.M613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800" calcext:value-type="float">
            <text:p>800</text:p>
          </table:table-cell>
          <table:table-cell office:value-type="string" calcext:value-type="string">
            <text:p>dist.pz-vdw.8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35963" calcext:value-type="float">
            <text:p>2.359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614]))">
            <text:p/>
          </table:table-cell>
          <table:table-cell/>
          <table:table-cell office:value-type="string" calcext:value-type="string">
            <text:p><text:s/>pz-vdw</text:p>
          </table:table-cell>
          <table:table-cell table:formula="of:=(TRIM([.L614]))" office:value-type="string" office:string-value="pz-vdw" calcext:value-type="string">
            <text:p>pz-vdw</text:p>
          </table:table-cell>
          <table:table-cell table:formula="of:=(TRIM([.M614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800" calcext:value-type="float">
            <text:p>800</text:p>
          </table:table-cell>
          <table:table-cell office:value-type="string" calcext:value-type="string">
            <text:p>dist.pz-vdw.80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2946" calcext:value-type="float">
            <text:p>2.42946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615]))">
            <text:p/>
          </table:table-cell>
          <table:table-cell/>
          <table:table-cell office:value-type="string" calcext:value-type="string">
            <text:p><text:s/>pz-vdw</text:p>
          </table:table-cell>
          <table:table-cell table:formula="of:=(TRIM([.L615]))" office:value-type="string" office:string-value="pz-vdw" calcext:value-type="string">
            <text:p>pz-vdw</text:p>
          </table:table-cell>
          <table:table-cell table:formula="of:=(TRIM([.M615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800" calcext:value-type="float">
            <text:p>800</text:p>
          </table:table-cell>
          <table:table-cell office:value-type="string" calcext:value-type="string">
            <text:p>dist.pz-vdw.80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60164" calcext:value-type="float">
            <text:p>2.60164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616]))">
            <text:p/>
          </table:table-cell>
          <table:table-cell/>
          <table:table-cell office:value-type="string" calcext:value-type="string">
            <text:p><text:s/>pz-vdw</text:p>
          </table:table-cell>
          <table:table-cell table:formula="of:=(TRIM([.L616]))" office:value-type="string" office:string-value="pz-vdw" calcext:value-type="string">
            <text:p>pz-vdw</text:p>
          </table:table-cell>
          <table:table-cell table:formula="of:=(TRIM([.M616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800" calcext:value-type="float">
            <text:p>800</text:p>
          </table:table-cell>
          <table:table-cell office:value-type="string" calcext:value-type="string">
            <text:p>dist.pz-vdw.80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60164" calcext:value-type="float">
            <text:p>2.601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617]))">
            <text:p/>
          </table:table-cell>
          <table:table-cell/>
          <table:table-cell office:value-type="string" calcext:value-type="string">
            <text:p><text:s/>pz-vdw</text:p>
          </table:table-cell>
          <table:table-cell table:formula="of:=(TRIM([.L617]))" office:value-type="string" office:string-value="pz-vdw" calcext:value-type="string">
            <text:p>pz-vdw</text:p>
          </table:table-cell>
          <table:table-cell table:formula="of:=(TRIM([.M617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850" calcext:value-type="float">
            <text:p>850</text:p>
          </table:table-cell>
          <table:table-cell office:value-type="string" calcext:value-type="string">
            <text:p>dist.pz-vdw.8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47216" calcext:value-type="float">
            <text:p>2.47216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618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618]))" office:value-type="string" office:string-value="pz-vdw" calcext:value-type="string">
            <text:p>pz-vdw</text:p>
          </table:table-cell>
          <table:table-cell table:formula="of:=(TRIM([.M618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850" calcext:value-type="float">
            <text:p>850</text:p>
          </table:table-cell>
          <table:table-cell office:value-type="string" calcext:value-type="string">
            <text:p>dist.pz-vdw.8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47216" calcext:value-type="float">
            <text:p>2.472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619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619]))" office:value-type="string" office:string-value="pz-vdw" calcext:value-type="string">
            <text:p>pz-vdw</text:p>
          </table:table-cell>
          <table:table-cell table:formula="of:=(TRIM([.M619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850" calcext:value-type="float">
            <text:p>850</text:p>
          </table:table-cell>
          <table:table-cell office:value-type="string" calcext:value-type="string">
            <text:p>dist.pz-vdw.85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1738" calcext:value-type="float">
            <text:p>2.41738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620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620]))" office:value-type="string" office:string-value="pz-vdw" calcext:value-type="string">
            <text:p>pz-vdw</text:p>
          </table:table-cell>
          <table:table-cell table:formula="of:=(TRIM([.M620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850" calcext:value-type="float">
            <text:p>850</text:p>
          </table:table-cell>
          <table:table-cell office:value-type="string" calcext:value-type="string">
            <text:p>dist.pz-vdw.8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34837" calcext:value-type="float">
            <text:p>2.34837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621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621]))" office:value-type="string" office:string-value="pz-vdw" calcext:value-type="string">
            <text:p>pz-vdw</text:p>
          </table:table-cell>
          <table:table-cell table:formula="of:=(TRIM([.M621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850" calcext:value-type="float">
            <text:p>850</text:p>
          </table:table-cell>
          <table:table-cell office:value-type="string" calcext:value-type="string">
            <text:p>dist.pz-vdw.8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34837" calcext:value-type="float">
            <text:p>2.3483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622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622]))" office:value-type="string" office:string-value="pz-vdw" calcext:value-type="string">
            <text:p>pz-vdw</text:p>
          </table:table-cell>
          <table:table-cell table:formula="of:=(TRIM([.M622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850" calcext:value-type="float">
            <text:p>850</text:p>
          </table:table-cell>
          <table:table-cell office:value-type="string" calcext:value-type="string">
            <text:p>dist.pz-vdw.85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47216" calcext:value-type="float">
            <text:p>2.472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623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623]))" office:value-type="string" office:string-value="pz-vdw" calcext:value-type="string">
            <text:p>pz-vdw</text:p>
          </table:table-cell>
          <table:table-cell table:formula="of:=(TRIM([.M623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850" calcext:value-type="float">
            <text:p>850</text:p>
          </table:table-cell>
          <table:table-cell office:value-type="string" calcext:value-type="string">
            <text:p>dist.pz-vdw.8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34837" calcext:value-type="float">
            <text:p>2.34837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624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624]))" office:value-type="string" office:string-value="pz-vdw" calcext:value-type="string">
            <text:p>pz-vdw</text:p>
          </table:table-cell>
          <table:table-cell table:formula="of:=(TRIM([.M624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850" calcext:value-type="float">
            <text:p>850</text:p>
          </table:table-cell>
          <table:table-cell office:value-type="string" calcext:value-type="string">
            <text:p>dist.pz-vdw.8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34837" calcext:value-type="float">
            <text:p>2.3483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625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625]))" office:value-type="string" office:string-value="pz-vdw" calcext:value-type="string">
            <text:p>pz-vdw</text:p>
          </table:table-cell>
          <table:table-cell table:formula="of:=(TRIM([.M625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850" calcext:value-type="float">
            <text:p>850</text:p>
          </table:table-cell>
          <table:table-cell office:value-type="string" calcext:value-type="string">
            <text:p>dist.pz-vdw.85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1738" calcext:value-type="float">
            <text:p>2.41738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626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626]))" office:value-type="string" office:string-value="pz-vdw" calcext:value-type="string">
            <text:p>pz-vdw</text:p>
          </table:table-cell>
          <table:table-cell table:formula="of:=(TRIM([.M626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850" calcext:value-type="float">
            <text:p>850</text:p>
          </table:table-cell>
          <table:table-cell office:value-type="string" calcext:value-type="string">
            <text:p>dist.pz-vdw.85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58558" calcext:value-type="float">
            <text:p>2.58558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627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627]))" office:value-type="string" office:string-value="pz-vdw" calcext:value-type="string">
            <text:p>pz-vdw</text:p>
          </table:table-cell>
          <table:table-cell table:formula="of:=(TRIM([.M627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850" calcext:value-type="float">
            <text:p>850</text:p>
          </table:table-cell>
          <table:table-cell office:value-type="string" calcext:value-type="string">
            <text:p>dist.pz-vdw.85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58558" calcext:value-type="float">
            <text:p>2.5855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628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628]))" office:value-type="string" office:string-value="pz-vdw" calcext:value-type="string">
            <text:p>pz-vdw</text:p>
          </table:table-cell>
          <table:table-cell table:formula="of:=(TRIM([.M628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900" calcext:value-type="float">
            <text:p>900</text:p>
          </table:table-cell>
          <table:table-cell office:value-type="string" calcext:value-type="string">
            <text:p>dist.pz-vdw.9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45814" calcext:value-type="float">
            <text:p>2.45814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629]))">
            <text:p/>
          </table:table-cell>
          <table:table-cell/>
          <table:table-cell office:value-type="string" calcext:value-type="string">
            <text:p><text:s/>pz-vdw</text:p>
          </table:table-cell>
          <table:table-cell table:formula="of:=(TRIM([.L629]))" office:value-type="string" office:string-value="pz-vdw" calcext:value-type="string">
            <text:p>pz-vdw</text:p>
          </table:table-cell>
          <table:table-cell table:formula="of:=(TRIM([.M629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900" calcext:value-type="float">
            <text:p>900</text:p>
          </table:table-cell>
          <table:table-cell office:value-type="string" calcext:value-type="string">
            <text:p>dist.pz-vdw.9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45814" calcext:value-type="float">
            <text:p>2.4581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630]))">
            <text:p/>
          </table:table-cell>
          <table:table-cell/>
          <table:table-cell office:value-type="string" calcext:value-type="string">
            <text:p><text:s/>pz-vdw</text:p>
          </table:table-cell>
          <table:table-cell table:formula="of:=(TRIM([.L630]))" office:value-type="string" office:string-value="pz-vdw" calcext:value-type="string">
            <text:p>pz-vdw</text:p>
          </table:table-cell>
          <table:table-cell table:formula="of:=(TRIM([.M630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900" calcext:value-type="float">
            <text:p>900</text:p>
          </table:table-cell>
          <table:table-cell office:value-type="string" calcext:value-type="string">
            <text:p>dist.pz-vdw.90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0592" calcext:value-type="float">
            <text:p>2.40592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631]))">
            <text:p/>
          </table:table-cell>
          <table:table-cell/>
          <table:table-cell office:value-type="string" calcext:value-type="string">
            <text:p><text:s/>pz-vdw</text:p>
          </table:table-cell>
          <table:table-cell table:formula="of:=(TRIM([.L631]))" office:value-type="string" office:string-value="pz-vdw" calcext:value-type="string">
            <text:p>pz-vdw</text:p>
          </table:table-cell>
          <table:table-cell table:formula="of:=(TRIM([.M631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900" calcext:value-type="float">
            <text:p>900</text:p>
          </table:table-cell>
          <table:table-cell office:value-type="string" calcext:value-type="string">
            <text:p>dist.pz-vdw.9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33765" calcext:value-type="float">
            <text:p>2.33765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632]))">
            <text:p/>
          </table:table-cell>
          <table:table-cell/>
          <table:table-cell office:value-type="string" calcext:value-type="string">
            <text:p><text:s/>pz-vdw</text:p>
          </table:table-cell>
          <table:table-cell table:formula="of:=(TRIM([.L632]))" office:value-type="string" office:string-value="pz-vdw" calcext:value-type="string">
            <text:p>pz-vdw</text:p>
          </table:table-cell>
          <table:table-cell table:formula="of:=(TRIM([.M632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900" calcext:value-type="float">
            <text:p>900</text:p>
          </table:table-cell>
          <table:table-cell office:value-type="string" calcext:value-type="string">
            <text:p>dist.pz-vdw.9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33765" calcext:value-type="float">
            <text:p>2.337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633]))">
            <text:p/>
          </table:table-cell>
          <table:table-cell/>
          <table:table-cell office:value-type="string" calcext:value-type="string">
            <text:p><text:s/>pz-vdw</text:p>
          </table:table-cell>
          <table:table-cell table:formula="of:=(TRIM([.L633]))" office:value-type="string" office:string-value="pz-vdw" calcext:value-type="string">
            <text:p>pz-vdw</text:p>
          </table:table-cell>
          <table:table-cell table:formula="of:=(TRIM([.M633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900" calcext:value-type="float">
            <text:p>900</text:p>
          </table:table-cell>
          <table:table-cell office:value-type="string" calcext:value-type="string">
            <text:p>dist.pz-vdw.90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45814" calcext:value-type="float">
            <text:p>2.4581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634]))">
            <text:p/>
          </table:table-cell>
          <table:table-cell/>
          <table:table-cell office:value-type="string" calcext:value-type="string">
            <text:p><text:s/>pz-vdw</text:p>
          </table:table-cell>
          <table:table-cell table:formula="of:=(TRIM([.L634]))" office:value-type="string" office:string-value="pz-vdw" calcext:value-type="string">
            <text:p>pz-vdw</text:p>
          </table:table-cell>
          <table:table-cell table:formula="of:=(TRIM([.M634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900" calcext:value-type="float">
            <text:p>900</text:p>
          </table:table-cell>
          <table:table-cell office:value-type="string" calcext:value-type="string">
            <text:p>dist.pz-vdw.9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33765" calcext:value-type="float">
            <text:p>2.33765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635]))">
            <text:p/>
          </table:table-cell>
          <table:table-cell/>
          <table:table-cell office:value-type="string" calcext:value-type="string">
            <text:p><text:s/>pz-vdw</text:p>
          </table:table-cell>
          <table:table-cell table:formula="of:=(TRIM([.L635]))" office:value-type="string" office:string-value="pz-vdw" calcext:value-type="string">
            <text:p>pz-vdw</text:p>
          </table:table-cell>
          <table:table-cell table:formula="of:=(TRIM([.M635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900" calcext:value-type="float">
            <text:p>900</text:p>
          </table:table-cell>
          <table:table-cell office:value-type="string" calcext:value-type="string">
            <text:p>dist.pz-vdw.9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33765" calcext:value-type="float">
            <text:p>2.337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636]))">
            <text:p/>
          </table:table-cell>
          <table:table-cell/>
          <table:table-cell office:value-type="string" calcext:value-type="string">
            <text:p><text:s/>pz-vdw</text:p>
          </table:table-cell>
          <table:table-cell table:formula="of:=(TRIM([.L636]))" office:value-type="string" office:string-value="pz-vdw" calcext:value-type="string">
            <text:p>pz-vdw</text:p>
          </table:table-cell>
          <table:table-cell table:formula="of:=(TRIM([.M636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900" calcext:value-type="float">
            <text:p>900</text:p>
          </table:table-cell>
          <table:table-cell office:value-type="string" calcext:value-type="string">
            <text:p>dist.pz-vdw.90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0592" calcext:value-type="float">
            <text:p>2.40592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637]))">
            <text:p/>
          </table:table-cell>
          <table:table-cell/>
          <table:table-cell office:value-type="string" calcext:value-type="string">
            <text:p><text:s/>pz-vdw</text:p>
          </table:table-cell>
          <table:table-cell table:formula="of:=(TRIM([.L637]))" office:value-type="string" office:string-value="pz-vdw" calcext:value-type="string">
            <text:p>pz-vdw</text:p>
          </table:table-cell>
          <table:table-cell table:formula="of:=(TRIM([.M637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900" calcext:value-type="float">
            <text:p>900</text:p>
          </table:table-cell>
          <table:table-cell office:value-type="string" calcext:value-type="string">
            <text:p>dist.pz-vdw.90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57014" calcext:value-type="float">
            <text:p>2.57014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638]))">
            <text:p/>
          </table:table-cell>
          <table:table-cell/>
          <table:table-cell office:value-type="string" calcext:value-type="string">
            <text:p><text:s/>pz-vdw</text:p>
          </table:table-cell>
          <table:table-cell table:formula="of:=(TRIM([.L638]))" office:value-type="string" office:string-value="pz-vdw" calcext:value-type="string">
            <text:p>pz-vdw</text:p>
          </table:table-cell>
          <table:table-cell table:formula="of:=(TRIM([.M638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900" calcext:value-type="float">
            <text:p>900</text:p>
          </table:table-cell>
          <table:table-cell office:value-type="string" calcext:value-type="string">
            <text:p>dist.pz-vdw.90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57014" calcext:value-type="float">
            <text:p>2.5701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639]))">
            <text:p/>
          </table:table-cell>
          <table:table-cell/>
          <table:table-cell office:value-type="string" calcext:value-type="string">
            <text:p><text:s/>pz-vdw</text:p>
          </table:table-cell>
          <table:table-cell table:formula="of:=(TRIM([.L639]))" office:value-type="string" office:string-value="pz-vdw" calcext:value-type="string">
            <text:p>pz-vdw</text:p>
          </table:table-cell>
          <table:table-cell table:formula="of:=(TRIM([.M639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950" calcext:value-type="float">
            <text:p>950</text:p>
          </table:table-cell>
          <table:table-cell office:value-type="string" calcext:value-type="string">
            <text:p>dist.pz-vdw.9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44478" calcext:value-type="float">
            <text:p>2.44478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640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640]))" office:value-type="string" office:string-value="pz-vdw" calcext:value-type="string">
            <text:p>pz-vdw</text:p>
          </table:table-cell>
          <table:table-cell table:formula="of:=(TRIM([.M640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950" calcext:value-type="float">
            <text:p>950</text:p>
          </table:table-cell>
          <table:table-cell office:value-type="string" calcext:value-type="string">
            <text:p>dist.pz-vdw.9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44478" calcext:value-type="float">
            <text:p>2.4447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641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641]))" office:value-type="string" office:string-value="pz-vdw" calcext:value-type="string">
            <text:p>pz-vdw</text:p>
          </table:table-cell>
          <table:table-cell table:formula="of:=(TRIM([.M641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950" calcext:value-type="float">
            <text:p>950</text:p>
          </table:table-cell>
          <table:table-cell office:value-type="string" calcext:value-type="string">
            <text:p>dist.pz-vdw.95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39507" calcext:value-type="float">
            <text:p>2.39507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642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642]))" office:value-type="string" office:string-value="pz-vdw" calcext:value-type="string">
            <text:p>pz-vdw</text:p>
          </table:table-cell>
          <table:table-cell table:formula="of:=(TRIM([.M642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950" calcext:value-type="float">
            <text:p>950</text:p>
          </table:table-cell>
          <table:table-cell office:value-type="string" calcext:value-type="string">
            <text:p>dist.pz-vdw.9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32743" calcext:value-type="float">
            <text:p>2.32743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643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643]))" office:value-type="string" office:string-value="pz-vdw" calcext:value-type="string">
            <text:p>pz-vdw</text:p>
          </table:table-cell>
          <table:table-cell table:formula="of:=(TRIM([.M643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950" calcext:value-type="float">
            <text:p>950</text:p>
          </table:table-cell>
          <table:table-cell office:value-type="string" calcext:value-type="string">
            <text:p>dist.pz-vdw.9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32743" calcext:value-type="float">
            <text:p>2.327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644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644]))" office:value-type="string" office:string-value="pz-vdw" calcext:value-type="string">
            <text:p>pz-vdw</text:p>
          </table:table-cell>
          <table:table-cell table:formula="of:=(TRIM([.M644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950" calcext:value-type="float">
            <text:p>950</text:p>
          </table:table-cell>
          <table:table-cell office:value-type="string" calcext:value-type="string">
            <text:p>dist.pz-vdw.95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44478" calcext:value-type="float">
            <text:p>2.4447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645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645]))" office:value-type="string" office:string-value="pz-vdw" calcext:value-type="string">
            <text:p>pz-vdw</text:p>
          </table:table-cell>
          <table:table-cell table:formula="of:=(TRIM([.M645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950" calcext:value-type="float">
            <text:p>950</text:p>
          </table:table-cell>
          <table:table-cell office:value-type="string" calcext:value-type="string">
            <text:p>dist.pz-vdw.9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32743" calcext:value-type="float">
            <text:p>2.32743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646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646]))" office:value-type="string" office:string-value="pz-vdw" calcext:value-type="string">
            <text:p>pz-vdw</text:p>
          </table:table-cell>
          <table:table-cell table:formula="of:=(TRIM([.M646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950" calcext:value-type="float">
            <text:p>950</text:p>
          </table:table-cell>
          <table:table-cell office:value-type="string" calcext:value-type="string">
            <text:p>dist.pz-vdw.9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32743" calcext:value-type="float">
            <text:p>2.327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647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647]))" office:value-type="string" office:string-value="pz-vdw" calcext:value-type="string">
            <text:p>pz-vdw</text:p>
          </table:table-cell>
          <table:table-cell table:formula="of:=(TRIM([.M647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950" calcext:value-type="float">
            <text:p>950</text:p>
          </table:table-cell>
          <table:table-cell office:value-type="string" calcext:value-type="string">
            <text:p>dist.pz-vdw.95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39507" calcext:value-type="float">
            <text:p>2.39507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648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648]))" office:value-type="string" office:string-value="pz-vdw" calcext:value-type="string">
            <text:p>pz-vdw</text:p>
          </table:table-cell>
          <table:table-cell table:formula="of:=(TRIM([.M648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950" calcext:value-type="float">
            <text:p>950</text:p>
          </table:table-cell>
          <table:table-cell office:value-type="string" calcext:value-type="string">
            <text:p>dist.pz-vdw.95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55523" calcext:value-type="float">
            <text:p>2.55523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649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649]))" office:value-type="string" office:string-value="pz-vdw" calcext:value-type="string">
            <text:p>pz-vdw</text:p>
          </table:table-cell>
          <table:table-cell table:formula="of:=(TRIM([.M649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950" calcext:value-type="float">
            <text:p>950</text:p>
          </table:table-cell>
          <table:table-cell office:value-type="string" calcext:value-type="string">
            <text:p>dist.pz-vdw.95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55523" calcext:value-type="float">
            <text:p>2.5552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650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650]))" office:value-type="string" office:string-value="pz-vdw" calcext:value-type="string">
            <text:p>pz-vdw</text:p>
          </table:table-cell>
          <table:table-cell table:formula="of:=(TRIM([.M650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1000" calcext:value-type="float">
            <text:p>1000</text:p>
          </table:table-cell>
          <table:table-cell office:value-type="string" calcext:value-type="string">
            <text:p>dist.pz-vdw.10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432" calcext:value-type="float">
            <text:p>2.432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651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651]))" office:value-type="string" office:string-value="pz-vdw" calcext:value-type="string">
            <text:p>pz-vdw</text:p>
          </table:table-cell>
          <table:table-cell table:formula="of:=(TRIM([.M651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1000" calcext:value-type="float">
            <text:p>1000</text:p>
          </table:table-cell>
          <table:table-cell office:value-type="string" calcext:value-type="string">
            <text:p>dist.pz-vdw.10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432" calcext:value-type="float">
            <text:p>2.43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652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652]))" office:value-type="string" office:string-value="pz-vdw" calcext:value-type="string">
            <text:p>pz-vdw</text:p>
          </table:table-cell>
          <table:table-cell table:formula="of:=(TRIM([.M652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1000" calcext:value-type="float">
            <text:p>1000</text:p>
          </table:table-cell>
          <table:table-cell office:value-type="string" calcext:value-type="string">
            <text:p>dist.pz-vdw.100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38474" calcext:value-type="float">
            <text:p>2.38474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653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653]))" office:value-type="string" office:string-value="pz-vdw" calcext:value-type="string">
            <text:p>pz-vdw</text:p>
          </table:table-cell>
          <table:table-cell table:formula="of:=(TRIM([.M653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1000" calcext:value-type="float">
            <text:p>1000</text:p>
          </table:table-cell>
          <table:table-cell office:value-type="string" calcext:value-type="string">
            <text:p>dist.pz-vdw.10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31767" calcext:value-type="float">
            <text:p>2.31767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654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654]))" office:value-type="string" office:string-value="pz-vdw" calcext:value-type="string">
            <text:p>pz-vdw</text:p>
          </table:table-cell>
          <table:table-cell table:formula="of:=(TRIM([.M654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1000" calcext:value-type="float">
            <text:p>1000</text:p>
          </table:table-cell>
          <table:table-cell office:value-type="string" calcext:value-type="string">
            <text:p>dist.pz-vdw.10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31767" calcext:value-type="float">
            <text:p>2.317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655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655]))" office:value-type="string" office:string-value="pz-vdw" calcext:value-type="string">
            <text:p>pz-vdw</text:p>
          </table:table-cell>
          <table:table-cell table:formula="of:=(TRIM([.M655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1000" calcext:value-type="float">
            <text:p>1000</text:p>
          </table:table-cell>
          <table:table-cell office:value-type="string" calcext:value-type="string">
            <text:p>dist.pz-vdw.100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432" calcext:value-type="float">
            <text:p>2.43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656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656]))" office:value-type="string" office:string-value="pz-vdw" calcext:value-type="string">
            <text:p>pz-vdw</text:p>
          </table:table-cell>
          <table:table-cell table:formula="of:=(TRIM([.M656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1000" calcext:value-type="float">
            <text:p>1000</text:p>
          </table:table-cell>
          <table:table-cell office:value-type="string" calcext:value-type="string">
            <text:p>dist.pz-vdw.10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31767" calcext:value-type="float">
            <text:p>2.31767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657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657]))" office:value-type="string" office:string-value="pz-vdw" calcext:value-type="string">
            <text:p>pz-vdw</text:p>
          </table:table-cell>
          <table:table-cell table:formula="of:=(TRIM([.M657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1000" calcext:value-type="float">
            <text:p>1000</text:p>
          </table:table-cell>
          <table:table-cell office:value-type="string" calcext:value-type="string">
            <text:p>dist.pz-vdw.10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31767" calcext:value-type="float">
            <text:p>2.317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658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658]))" office:value-type="string" office:string-value="pz-vdw" calcext:value-type="string">
            <text:p>pz-vdw</text:p>
          </table:table-cell>
          <table:table-cell table:formula="of:=(TRIM([.M658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1000" calcext:value-type="float">
            <text:p>1000</text:p>
          </table:table-cell>
          <table:table-cell office:value-type="string" calcext:value-type="string">
            <text:p>dist.pz-vdw.100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38474" calcext:value-type="float">
            <text:p>2.38474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659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659]))" office:value-type="string" office:string-value="pz-vdw" calcext:value-type="string">
            <text:p>pz-vdw</text:p>
          </table:table-cell>
          <table:table-cell table:formula="of:=(TRIM([.M659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1000" calcext:value-type="float">
            <text:p>1000</text:p>
          </table:table-cell>
          <table:table-cell office:value-type="string" calcext:value-type="string">
            <text:p>dist.pz-vdw.100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54075" calcext:value-type="float">
            <text:p>2.54075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660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660]))" office:value-type="string" office:string-value="pz-vdw" calcext:value-type="string">
            <text:p>pz-vdw</text:p>
          </table:table-cell>
          <table:table-cell table:formula="of:=(TRIM([.M660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1000" calcext:value-type="float">
            <text:p>1000</text:p>
          </table:table-cell>
          <table:table-cell office:value-type="string" calcext:value-type="string">
            <text:p>dist.pz-vdw.100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54075" calcext:value-type="float">
            <text:p>2.5407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661]))">
            <text:p/>
          </table:table-cell>
          <table:table-cell/>
          <table:table-cell office:value-type="string" calcext:value-type="string">
            <text:p><text:s/>pz-vdw <text:s text:c="3"/></text:p>
          </table:table-cell>
          <table:table-cell table:formula="of:=(TRIM([.L661]))" office:value-type="string" office:string-value="pz-vdw" calcext:value-type="string">
            <text:p>pz-vdw</text:p>
          </table:table-cell>
          <table:table-cell table:formula="of:=(TRIM([.M661]))" office:value-type="string" office:string-value="pz-vdw" calcext:value-type="string">
            <text:p>pz-vdw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dist.pz.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88692" calcext:value-type="float">
            <text:p>2.88692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662]))">
            <text:p/>
          </table:table-cell>
          <table:table-cell/>
          <table:table-cell office:value-type="string" calcext:value-type="string">
            <text:p><text:s/>pz <text:s/></text:p>
          </table:table-cell>
          <table:table-cell table:formula="of:=(TRIM([.L662]))" office:value-type="string" office:string-value="pz" calcext:value-type="string">
            <text:p>pz</text:p>
          </table:table-cell>
          <table:table-cell table:formula="of:=(TRIM([.M662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dist.pz.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77887" calcext:value-type="float">
            <text:p>2.77887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663]))">
            <text:p/>
          </table:table-cell>
          <table:table-cell/>
          <table:table-cell office:value-type="string" calcext:value-type="string">
            <text:p><text:s/>pz <text:s/></text:p>
          </table:table-cell>
          <table:table-cell table:formula="of:=(TRIM([.L663]))" office:value-type="string" office:string-value="pz" calcext:value-type="string">
            <text:p>pz</text:p>
          </table:table-cell>
          <table:table-cell table:formula="of:=(TRIM([.M663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dist.pz.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77887" calcext:value-type="float">
            <text:p>2.7788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664]))">
            <text:p/>
          </table:table-cell>
          <table:table-cell/>
          <table:table-cell office:value-type="string" calcext:value-type="string">
            <text:p><text:s/>pz <text:s/></text:p>
          </table:table-cell>
          <table:table-cell table:formula="of:=(TRIM([.L664]))" office:value-type="string" office:string-value="pz" calcext:value-type="string">
            <text:p>pz</text:p>
          </table:table-cell>
          <table:table-cell table:formula="of:=(TRIM([.M664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dist.pz.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77887" calcext:value-type="float">
            <text:p>2.77887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665]))">
            <text:p/>
          </table:table-cell>
          <table:table-cell/>
          <table:table-cell office:value-type="string" calcext:value-type="string">
            <text:p><text:s/>pz <text:s/></text:p>
          </table:table-cell>
          <table:table-cell table:formula="of:=(TRIM([.L665]))" office:value-type="string" office:string-value="pz" calcext:value-type="string">
            <text:p>pz</text:p>
          </table:table-cell>
          <table:table-cell table:formula="of:=(TRIM([.M665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dist.pz.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77887" calcext:value-type="float">
            <text:p>2.7788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666]))">
            <text:p/>
          </table:table-cell>
          <table:table-cell/>
          <table:table-cell office:value-type="string" calcext:value-type="string">
            <text:p><text:s/>pz <text:s/></text:p>
          </table:table-cell>
          <table:table-cell table:formula="of:=(TRIM([.L666]))" office:value-type="string" office:string-value="pz" calcext:value-type="string">
            <text:p>pz</text:p>
          </table:table-cell>
          <table:table-cell table:formula="of:=(TRIM([.M666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dist.pz.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88692" calcext:value-type="float">
            <text:p>2.88692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667]))">
            <text:p/>
          </table:table-cell>
          <table:table-cell/>
          <table:table-cell office:value-type="string" calcext:value-type="string">
            <text:p><text:s/>pz <text:s/></text:p>
          </table:table-cell>
          <table:table-cell table:formula="of:=(TRIM([.L667]))" office:value-type="string" office:string-value="pz" calcext:value-type="string">
            <text:p>pz</text:p>
          </table:table-cell>
          <table:table-cell table:formula="of:=(TRIM([.M667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string" calcext:value-type="string">
            <text:p>dist.pz.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94411" calcext:value-type="float">
            <text:p>2.9441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668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668]))" office:value-type="string" office:string-value="pz" calcext:value-type="string">
            <text:p>pz</text:p>
          </table:table-cell>
          <table:table-cell table:formula="of:=(TRIM([.M668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string" calcext:value-type="string">
            <text:p>dist.pz.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94411" calcext:value-type="float">
            <text:p>2.9441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669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669]))" office:value-type="string" office:string-value="pz" calcext:value-type="string">
            <text:p>pz</text:p>
          </table:table-cell>
          <table:table-cell table:formula="of:=(TRIM([.M669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string" calcext:value-type="string">
            <text:p>dist.pz.5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81405" calcext:value-type="float">
            <text:p>2.81405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670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670]))" office:value-type="string" office:string-value="pz" calcext:value-type="string">
            <text:p>pz</text:p>
          </table:table-cell>
          <table:table-cell table:formula="of:=(TRIM([.M670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string" calcext:value-type="string">
            <text:p>dist.pz.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71437" calcext:value-type="float">
            <text:p>2.71437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671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671]))" office:value-type="string" office:string-value="pz" calcext:value-type="string">
            <text:p>pz</text:p>
          </table:table-cell>
          <table:table-cell table:formula="of:=(TRIM([.M671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string" calcext:value-type="string">
            <text:p>dist.pz.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71437" calcext:value-type="float">
            <text:p>2.7143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672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672]))" office:value-type="string" office:string-value="pz" calcext:value-type="string">
            <text:p>pz</text:p>
          </table:table-cell>
          <table:table-cell table:formula="of:=(TRIM([.M672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string" calcext:value-type="string">
            <text:p>dist.pz.5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94411" calcext:value-type="float">
            <text:p>2.9441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673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673]))" office:value-type="string" office:string-value="pz" calcext:value-type="string">
            <text:p>pz</text:p>
          </table:table-cell>
          <table:table-cell table:formula="of:=(TRIM([.M673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string" calcext:value-type="string">
            <text:p>dist.pz.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71437" calcext:value-type="float">
            <text:p>2.71437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674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674]))" office:value-type="string" office:string-value="pz" calcext:value-type="string">
            <text:p>pz</text:p>
          </table:table-cell>
          <table:table-cell table:formula="of:=(TRIM([.M674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string" calcext:value-type="string">
            <text:p>dist.pz.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71437" calcext:value-type="float">
            <text:p>2.7143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675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675]))" office:value-type="string" office:string-value="pz" calcext:value-type="string">
            <text:p>pz</text:p>
          </table:table-cell>
          <table:table-cell table:formula="of:=(TRIM([.M675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string" calcext:value-type="string">
            <text:p>dist.pz.5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81405" calcext:value-type="float">
            <text:p>2.81405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676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676]))" office:value-type="string" office:string-value="pz" calcext:value-type="string">
            <text:p>pz</text:p>
          </table:table-cell>
          <table:table-cell table:formula="of:=(TRIM([.M676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string" calcext:value-type="string">
            <text:p>dist.pz.1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87026" calcext:value-type="float">
            <text:p>2.87026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677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677]))" office:value-type="string" office:string-value="pz" calcext:value-type="string">
            <text:p>pz</text:p>
          </table:table-cell>
          <table:table-cell table:formula="of:=(TRIM([.M677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string" calcext:value-type="string">
            <text:p>dist.pz.1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87026" calcext:value-type="float">
            <text:p>2.8702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678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678]))" office:value-type="string" office:string-value="pz" calcext:value-type="string">
            <text:p>pz</text:p>
          </table:table-cell>
          <table:table-cell table:formula="of:=(TRIM([.M678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string" calcext:value-type="string">
            <text:p>dist.pz.10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75994" calcext:value-type="float">
            <text:p>2.75994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679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679]))" office:value-type="string" office:string-value="pz" calcext:value-type="string">
            <text:p>pz</text:p>
          </table:table-cell>
          <table:table-cell table:formula="of:=(TRIM([.M679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string" calcext:value-type="string">
            <text:p>dist.pz.1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66545" calcext:value-type="float">
            <text:p>2.66545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680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680]))" office:value-type="string" office:string-value="pz" calcext:value-type="string">
            <text:p>pz</text:p>
          </table:table-cell>
          <table:table-cell table:formula="of:=(TRIM([.M680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string" calcext:value-type="string">
            <text:p>dist.pz.1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66545" calcext:value-type="float">
            <text:p>2.6654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681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681]))" office:value-type="string" office:string-value="pz" calcext:value-type="string">
            <text:p>pz</text:p>
          </table:table-cell>
          <table:table-cell table:formula="of:=(TRIM([.M681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string" calcext:value-type="string">
            <text:p>dist.pz.10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87026" calcext:value-type="float">
            <text:p>2.8702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682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682]))" office:value-type="string" office:string-value="pz" calcext:value-type="string">
            <text:p>pz</text:p>
          </table:table-cell>
          <table:table-cell table:formula="of:=(TRIM([.M682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string" calcext:value-type="string">
            <text:p>dist.pz.1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66545" calcext:value-type="float">
            <text:p>2.66545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683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683]))" office:value-type="string" office:string-value="pz" calcext:value-type="string">
            <text:p>pz</text:p>
          </table:table-cell>
          <table:table-cell table:formula="of:=(TRIM([.M683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string" calcext:value-type="string">
            <text:p>dist.pz.1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66545" calcext:value-type="float">
            <text:p>2.6654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684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684]))" office:value-type="string" office:string-value="pz" calcext:value-type="string">
            <text:p>pz</text:p>
          </table:table-cell>
          <table:table-cell table:formula="of:=(TRIM([.M684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string" calcext:value-type="string">
            <text:p>dist.pz.10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75994" calcext:value-type="float">
            <text:p>2.75994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685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685]))" office:value-type="string" office:string-value="pz" calcext:value-type="string">
            <text:p>pz</text:p>
          </table:table-cell>
          <table:table-cell table:formula="of:=(TRIM([.M685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dist.pz.1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81262" calcext:value-type="float">
            <text:p>2.81262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686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686]))" office:value-type="string" office:string-value="pz" calcext:value-type="string">
            <text:p>pz</text:p>
          </table:table-cell>
          <table:table-cell table:formula="of:=(TRIM([.M686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dist.pz.1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81262" calcext:value-type="float">
            <text:p>2.812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687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687]))" office:value-type="string" office:string-value="pz" calcext:value-type="string">
            <text:p>pz</text:p>
          </table:table-cell>
          <table:table-cell table:formula="of:=(TRIM([.M687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dist.pz.15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71634" calcext:value-type="float">
            <text:p>2.71634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688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688]))" office:value-type="string" office:string-value="pz" calcext:value-type="string">
            <text:p>pz</text:p>
          </table:table-cell>
          <table:table-cell table:formula="of:=(TRIM([.M688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dist.pz.1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62587" calcext:value-type="float">
            <text:p>2.62587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689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689]))" office:value-type="string" office:string-value="pz" calcext:value-type="string">
            <text:p>pz</text:p>
          </table:table-cell>
          <table:table-cell table:formula="of:=(TRIM([.M689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dist.pz.1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62587" calcext:value-type="float">
            <text:p>2.6258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690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690]))" office:value-type="string" office:string-value="pz" calcext:value-type="string">
            <text:p>pz</text:p>
          </table:table-cell>
          <table:table-cell table:formula="of:=(TRIM([.M690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dist.pz.15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81262" calcext:value-type="float">
            <text:p>2.812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691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691]))" office:value-type="string" office:string-value="pz" calcext:value-type="string">
            <text:p>pz</text:p>
          </table:table-cell>
          <table:table-cell table:formula="of:=(TRIM([.M691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dist.pz.1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62587" calcext:value-type="float">
            <text:p>2.62587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692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692]))" office:value-type="string" office:string-value="pz" calcext:value-type="string">
            <text:p>pz</text:p>
          </table:table-cell>
          <table:table-cell table:formula="of:=(TRIM([.M692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dist.pz.1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62587" calcext:value-type="float">
            <text:p>2.6258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693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693]))" office:value-type="string" office:string-value="pz" calcext:value-type="string">
            <text:p>pz</text:p>
          </table:table-cell>
          <table:table-cell table:formula="of:=(TRIM([.M693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dist.pz.15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71634" calcext:value-type="float">
            <text:p>2.71634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694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694]))" office:value-type="string" office:string-value="pz" calcext:value-type="string">
            <text:p>pz</text:p>
          </table:table-cell>
          <table:table-cell table:formula="of:=(TRIM([.M694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dist.pz.15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96532" calcext:value-type="float">
            <text:p>2.96532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695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695]))" office:value-type="string" office:string-value="pz" calcext:value-type="string">
            <text:p>pz</text:p>
          </table:table-cell>
          <table:table-cell table:formula="of:=(TRIM([.M695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dist.pz.15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96532" calcext:value-type="float">
            <text:p>2.9653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696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696]))" office:value-type="string" office:string-value="pz" calcext:value-type="string">
            <text:p>pz</text:p>
          </table:table-cell>
          <table:table-cell table:formula="of:=(TRIM([.M696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string" calcext:value-type="string">
            <text:p>dist.pz.2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76522" calcext:value-type="float">
            <text:p>2.76522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697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697]))" office:value-type="string" office:string-value="pz" calcext:value-type="string">
            <text:p>pz</text:p>
          </table:table-cell>
          <table:table-cell table:formula="of:=(TRIM([.M697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string" calcext:value-type="string">
            <text:p>dist.pz.2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76522" calcext:value-type="float">
            <text:p>2.7652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698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698]))" office:value-type="string" office:string-value="pz" calcext:value-type="string">
            <text:p>pz</text:p>
          </table:table-cell>
          <table:table-cell table:formula="of:=(TRIM([.M698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string" calcext:value-type="string">
            <text:p>dist.pz.20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67966" calcext:value-type="float">
            <text:p>2.67966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699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699]))" office:value-type="string" office:string-value="pz" calcext:value-type="string">
            <text:p>pz</text:p>
          </table:table-cell>
          <table:table-cell table:formula="of:=(TRIM([.M699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string" calcext:value-type="string">
            <text:p>dist.pz.2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5925" calcext:value-type="float">
            <text:p>2.5925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700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700]))" office:value-type="string" office:string-value="pz" calcext:value-type="string">
            <text:p>pz</text:p>
          </table:table-cell>
          <table:table-cell table:formula="of:=(TRIM([.M700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string" calcext:value-type="string">
            <text:p>dist.pz.2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5925" calcext:value-type="float">
            <text:p>2.59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701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701]))" office:value-type="string" office:string-value="pz" calcext:value-type="string">
            <text:p>pz</text:p>
          </table:table-cell>
          <table:table-cell table:formula="of:=(TRIM([.M701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string" calcext:value-type="string">
            <text:p>dist.pz.20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76522" calcext:value-type="float">
            <text:p>2.7652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702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702]))" office:value-type="string" office:string-value="pz" calcext:value-type="string">
            <text:p>pz</text:p>
          </table:table-cell>
          <table:table-cell table:formula="of:=(TRIM([.M702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string" calcext:value-type="string">
            <text:p>dist.pz.2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5925" calcext:value-type="float">
            <text:p>2.5925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703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703]))" office:value-type="string" office:string-value="pz" calcext:value-type="string">
            <text:p>pz</text:p>
          </table:table-cell>
          <table:table-cell table:formula="of:=(TRIM([.M703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string" calcext:value-type="string">
            <text:p>dist.pz.2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5925" calcext:value-type="float">
            <text:p>2.59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704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704]))" office:value-type="string" office:string-value="pz" calcext:value-type="string">
            <text:p>pz</text:p>
          </table:table-cell>
          <table:table-cell table:formula="of:=(TRIM([.M704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string" calcext:value-type="string">
            <text:p>dist.pz.20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67966" calcext:value-type="float">
            <text:p>2.67966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705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705]))" office:value-type="string" office:string-value="pz" calcext:value-type="string">
            <text:p>pz</text:p>
          </table:table-cell>
          <table:table-cell table:formula="of:=(TRIM([.M705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string" calcext:value-type="string">
            <text:p>dist.pz.20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91513" calcext:value-type="float">
            <text:p>2.91513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706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706]))" office:value-type="string" office:string-value="pz" calcext:value-type="string">
            <text:p>pz</text:p>
          </table:table-cell>
          <table:table-cell table:formula="of:=(TRIM([.M706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string" calcext:value-type="string">
            <text:p>dist.pz.20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91513" calcext:value-type="float">
            <text:p>2.915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707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707]))" office:value-type="string" office:string-value="pz" calcext:value-type="string">
            <text:p>pz</text:p>
          </table:table-cell>
          <table:table-cell table:formula="of:=(TRIM([.M707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office:value-type="string" calcext:value-type="string">
            <text:p>dist.pz.2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72493" calcext:value-type="float">
            <text:p>2.72493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708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708]))" office:value-type="string" office:string-value="pz" calcext:value-type="string">
            <text:p>pz</text:p>
          </table:table-cell>
          <table:table-cell table:formula="of:=(TRIM([.M708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office:value-type="string" calcext:value-type="string">
            <text:p>dist.pz.2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72493" calcext:value-type="float">
            <text:p>2.7249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709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709]))" office:value-type="string" office:string-value="pz" calcext:value-type="string">
            <text:p>pz</text:p>
          </table:table-cell>
          <table:table-cell table:formula="of:=(TRIM([.M709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office:value-type="string" calcext:value-type="string">
            <text:p>dist.pz.25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64798" calcext:value-type="float">
            <text:p>2.64798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710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710]))" office:value-type="string" office:string-value="pz" calcext:value-type="string">
            <text:p>pz</text:p>
          </table:table-cell>
          <table:table-cell table:formula="of:=(TRIM([.M710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office:value-type="string" calcext:value-type="string">
            <text:p>dist.pz.2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56357" calcext:value-type="float">
            <text:p>2.56357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711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711]))" office:value-type="string" office:string-value="pz" calcext:value-type="string">
            <text:p>pz</text:p>
          </table:table-cell>
          <table:table-cell table:formula="of:=(TRIM([.M711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office:value-type="string" calcext:value-type="string">
            <text:p>dist.pz.2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56357" calcext:value-type="float">
            <text:p>2.563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712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712]))" office:value-type="string" office:string-value="pz" calcext:value-type="string">
            <text:p>pz</text:p>
          </table:table-cell>
          <table:table-cell table:formula="of:=(TRIM([.M712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office:value-type="string" calcext:value-type="string">
            <text:p>dist.pz.25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72493" calcext:value-type="float">
            <text:p>2.7249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713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713]))" office:value-type="string" office:string-value="pz" calcext:value-type="string">
            <text:p>pz</text:p>
          </table:table-cell>
          <table:table-cell table:formula="of:=(TRIM([.M713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office:value-type="string" calcext:value-type="string">
            <text:p>dist.pz.2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56357" calcext:value-type="float">
            <text:p>2.56357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714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714]))" office:value-type="string" office:string-value="pz" calcext:value-type="string">
            <text:p>pz</text:p>
          </table:table-cell>
          <table:table-cell table:formula="of:=(TRIM([.M714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office:value-type="string" calcext:value-type="string">
            <text:p>dist.pz.2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56357" calcext:value-type="float">
            <text:p>2.563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715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715]))" office:value-type="string" office:string-value="pz" calcext:value-type="string">
            <text:p>pz</text:p>
          </table:table-cell>
          <table:table-cell table:formula="of:=(TRIM([.M715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office:value-type="string" calcext:value-type="string">
            <text:p>dist.pz.25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64798" calcext:value-type="float">
            <text:p>2.64798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716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716]))" office:value-type="string" office:string-value="pz" calcext:value-type="string">
            <text:p>pz</text:p>
          </table:table-cell>
          <table:table-cell table:formula="of:=(TRIM([.M716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office:value-type="string" calcext:value-type="string">
            <text:p>dist.pz.25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87214" calcext:value-type="float">
            <text:p>2.87214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717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717]))" office:value-type="string" office:string-value="pz" calcext:value-type="string">
            <text:p>pz</text:p>
          </table:table-cell>
          <table:table-cell table:formula="of:=(TRIM([.M717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office:value-type="string" calcext:value-type="string">
            <text:p>dist.pz.25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87214" calcext:value-type="float">
            <text:p>2.8721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718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718]))" office:value-type="string" office:string-value="pz" calcext:value-type="string">
            <text:p>pz</text:p>
          </table:table-cell>
          <table:table-cell table:formula="of:=(TRIM([.M718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string" calcext:value-type="string">
            <text:p>dist.pz.3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6899" calcext:value-type="float">
            <text:p>2.6899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719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719]))" office:value-type="string" office:string-value="pz" calcext:value-type="string">
            <text:p>pz</text:p>
          </table:table-cell>
          <table:table-cell table:formula="of:=(TRIM([.M719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string" calcext:value-type="string">
            <text:p>dist.pz.3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6899" calcext:value-type="float">
            <text:p>2.68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720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720]))" office:value-type="string" office:string-value="pz" calcext:value-type="string">
            <text:p>pz</text:p>
          </table:table-cell>
          <table:table-cell table:formula="of:=(TRIM([.M720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string" calcext:value-type="string">
            <text:p>dist.pz.30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62008" calcext:value-type="float">
            <text:p>2.62008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721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721]))" office:value-type="string" office:string-value="pz" calcext:value-type="string">
            <text:p>pz</text:p>
          </table:table-cell>
          <table:table-cell table:formula="of:=(TRIM([.M721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string" calcext:value-type="string">
            <text:p>dist.pz.3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53799" calcext:value-type="float">
            <text:p>2.53799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722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722]))" office:value-type="string" office:string-value="pz" calcext:value-type="string">
            <text:p>pz</text:p>
          </table:table-cell>
          <table:table-cell table:formula="of:=(TRIM([.M722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string" calcext:value-type="string">
            <text:p>dist.pz.3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53799" calcext:value-type="float">
            <text:p>2.537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723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723]))" office:value-type="string" office:string-value="pz" calcext:value-type="string">
            <text:p>pz</text:p>
          </table:table-cell>
          <table:table-cell table:formula="of:=(TRIM([.M723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string" calcext:value-type="string">
            <text:p>dist.pz.30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6899" calcext:value-type="float">
            <text:p>2.68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724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724]))" office:value-type="string" office:string-value="pz" calcext:value-type="string">
            <text:p>pz</text:p>
          </table:table-cell>
          <table:table-cell table:formula="of:=(TRIM([.M724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string" calcext:value-type="string">
            <text:p>dist.pz.3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53799" calcext:value-type="float">
            <text:p>2.53799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725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725]))" office:value-type="string" office:string-value="pz" calcext:value-type="string">
            <text:p>pz</text:p>
          </table:table-cell>
          <table:table-cell table:formula="of:=(TRIM([.M725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string" calcext:value-type="string">
            <text:p>dist.pz.3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53799" calcext:value-type="float">
            <text:p>2.537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726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726]))" office:value-type="string" office:string-value="pz" calcext:value-type="string">
            <text:p>pz</text:p>
          </table:table-cell>
          <table:table-cell table:formula="of:=(TRIM([.M726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string" calcext:value-type="string">
            <text:p>dist.pz.30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62008" calcext:value-type="float">
            <text:p>2.62008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727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727]))" office:value-type="string" office:string-value="pz" calcext:value-type="string">
            <text:p>pz</text:p>
          </table:table-cell>
          <table:table-cell table:formula="of:=(TRIM([.M727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string" calcext:value-type="string">
            <text:p>dist.pz.30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83446" calcext:value-type="float">
            <text:p>2.83446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728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728]))" office:value-type="string" office:string-value="pz" calcext:value-type="string">
            <text:p>pz</text:p>
          </table:table-cell>
          <table:table-cell table:formula="of:=(TRIM([.M728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string" calcext:value-type="string">
            <text:p>dist.pz.30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83446" calcext:value-type="float">
            <text:p>2.8344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729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729]))" office:value-type="string" office:string-value="pz" calcext:value-type="string">
            <text:p>pz</text:p>
          </table:table-cell>
          <table:table-cell table:formula="of:=(TRIM([.M729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350" calcext:value-type="float">
            <text:p>350</text:p>
          </table:table-cell>
          <table:table-cell office:value-type="string" calcext:value-type="string">
            <text:p>dist.pz.3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65892" calcext:value-type="float">
            <text:p>2.65892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730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730]))" office:value-type="string" office:string-value="pz" calcext:value-type="string">
            <text:p>pz</text:p>
          </table:table-cell>
          <table:table-cell table:formula="of:=(TRIM([.M730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350" calcext:value-type="float">
            <text:p>350</text:p>
          </table:table-cell>
          <table:table-cell office:value-type="string" calcext:value-type="string">
            <text:p>dist.pz.3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65892" calcext:value-type="float">
            <text:p>2.6589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731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731]))" office:value-type="string" office:string-value="pz" calcext:value-type="string">
            <text:p>pz</text:p>
          </table:table-cell>
          <table:table-cell table:formula="of:=(TRIM([.M731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350" calcext:value-type="float">
            <text:p>350</text:p>
          </table:table-cell>
          <table:table-cell office:value-type="string" calcext:value-type="string">
            <text:p>dist.pz.35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59516" calcext:value-type="float">
            <text:p>2.59516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732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732]))" office:value-type="string" office:string-value="pz" calcext:value-type="string">
            <text:p>pz</text:p>
          </table:table-cell>
          <table:table-cell table:formula="of:=(TRIM([.M732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350" calcext:value-type="float">
            <text:p>350</text:p>
          </table:table-cell>
          <table:table-cell office:value-type="string" calcext:value-type="string">
            <text:p>dist.pz.3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51503" calcext:value-type="float">
            <text:p>2.51503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733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733]))" office:value-type="string" office:string-value="pz" calcext:value-type="string">
            <text:p>pz</text:p>
          </table:table-cell>
          <table:table-cell table:formula="of:=(TRIM([.M733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350" calcext:value-type="float">
            <text:p>350</text:p>
          </table:table-cell>
          <table:table-cell office:value-type="string" calcext:value-type="string">
            <text:p>dist.pz.3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51503" calcext:value-type="float">
            <text:p>2.5150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734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734]))" office:value-type="string" office:string-value="pz" calcext:value-type="string">
            <text:p>pz</text:p>
          </table:table-cell>
          <table:table-cell table:formula="of:=(TRIM([.M734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350" calcext:value-type="float">
            <text:p>350</text:p>
          </table:table-cell>
          <table:table-cell office:value-type="string" calcext:value-type="string">
            <text:p>dist.pz.35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65892" calcext:value-type="float">
            <text:p>2.6589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735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735]))" office:value-type="string" office:string-value="pz" calcext:value-type="string">
            <text:p>pz</text:p>
          </table:table-cell>
          <table:table-cell table:formula="of:=(TRIM([.M735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350" calcext:value-type="float">
            <text:p>350</text:p>
          </table:table-cell>
          <table:table-cell office:value-type="string" calcext:value-type="string">
            <text:p>dist.pz.3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51503" calcext:value-type="float">
            <text:p>2.51503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736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736]))" office:value-type="string" office:string-value="pz" calcext:value-type="string">
            <text:p>pz</text:p>
          </table:table-cell>
          <table:table-cell table:formula="of:=(TRIM([.M736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350" calcext:value-type="float">
            <text:p>350</text:p>
          </table:table-cell>
          <table:table-cell office:value-type="string" calcext:value-type="string">
            <text:p>dist.pz.3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51503" calcext:value-type="float">
            <text:p>2.5150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737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737]))" office:value-type="string" office:string-value="pz" calcext:value-type="string">
            <text:p>pz</text:p>
          </table:table-cell>
          <table:table-cell table:formula="of:=(TRIM([.M737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350" calcext:value-type="float">
            <text:p>350</text:p>
          </table:table-cell>
          <table:table-cell office:value-type="string" calcext:value-type="string">
            <text:p>dist.pz.35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59516" calcext:value-type="float">
            <text:p>2.59516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738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738]))" office:value-type="string" office:string-value="pz" calcext:value-type="string">
            <text:p>pz</text:p>
          </table:table-cell>
          <table:table-cell table:formula="of:=(TRIM([.M738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350" calcext:value-type="float">
            <text:p>350</text:p>
          </table:table-cell>
          <table:table-cell office:value-type="string" calcext:value-type="string">
            <text:p>dist.pz.35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80078" calcext:value-type="float">
            <text:p>2.80078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739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739]))" office:value-type="string" office:string-value="pz" calcext:value-type="string">
            <text:p>pz</text:p>
          </table:table-cell>
          <table:table-cell table:formula="of:=(TRIM([.M739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350" calcext:value-type="float">
            <text:p>350</text:p>
          </table:table-cell>
          <table:table-cell office:value-type="string" calcext:value-type="string">
            <text:p>dist.pz.35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80078" calcext:value-type="float">
            <text:p>2.8007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740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740]))" office:value-type="string" office:string-value="pz" calcext:value-type="string">
            <text:p>pz</text:p>
          </table:table-cell>
          <table:table-cell table:formula="of:=(TRIM([.M740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400" calcext:value-type="float">
            <text:p>400</text:p>
          </table:table-cell>
          <table:table-cell office:value-type="string" calcext:value-type="string">
            <text:p>dist.pz.4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63112" calcext:value-type="float">
            <text:p>2.63112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741]))">
            <text:p/>
          </table:table-cell>
          <table:table-cell/>
          <table:table-cell office:value-type="string" calcext:value-type="string">
            <text:p><text:s/>pz</text:p>
          </table:table-cell>
          <table:table-cell table:formula="of:=(TRIM([.L741]))" office:value-type="string" office:string-value="pz" calcext:value-type="string">
            <text:p>pz</text:p>
          </table:table-cell>
          <table:table-cell table:formula="of:=(TRIM([.M741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400" calcext:value-type="float">
            <text:p>400</text:p>
          </table:table-cell>
          <table:table-cell office:value-type="string" calcext:value-type="string">
            <text:p>dist.pz.4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63112" calcext:value-type="float">
            <text:p>2.631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742]))">
            <text:p/>
          </table:table-cell>
          <table:table-cell/>
          <table:table-cell office:value-type="string" calcext:value-type="string">
            <text:p><text:s/>pz</text:p>
          </table:table-cell>
          <table:table-cell table:formula="of:=(TRIM([.L742]))" office:value-type="string" office:string-value="pz" calcext:value-type="string">
            <text:p>pz</text:p>
          </table:table-cell>
          <table:table-cell table:formula="of:=(TRIM([.M742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400" calcext:value-type="float">
            <text:p>400</text:p>
          </table:table-cell>
          <table:table-cell office:value-type="string" calcext:value-type="string">
            <text:p>dist.pz.40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57266" calcext:value-type="float">
            <text:p>2.57266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743]))">
            <text:p/>
          </table:table-cell>
          <table:table-cell/>
          <table:table-cell office:value-type="string" calcext:value-type="string">
            <text:p><text:s/>pz</text:p>
          </table:table-cell>
          <table:table-cell table:formula="of:=(TRIM([.L743]))" office:value-type="string" office:string-value="pz" calcext:value-type="string">
            <text:p>pz</text:p>
          </table:table-cell>
          <table:table-cell table:formula="of:=(TRIM([.M743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400" calcext:value-type="float">
            <text:p>400</text:p>
          </table:table-cell>
          <table:table-cell office:value-type="string" calcext:value-type="string">
            <text:p>dist.pz.4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9419" calcext:value-type="float">
            <text:p>2.49419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744]))">
            <text:p/>
          </table:table-cell>
          <table:table-cell/>
          <table:table-cell office:value-type="string" calcext:value-type="string">
            <text:p><text:s/>pz</text:p>
          </table:table-cell>
          <table:table-cell table:formula="of:=(TRIM([.L744]))" office:value-type="string" office:string-value="pz" calcext:value-type="string">
            <text:p>pz</text:p>
          </table:table-cell>
          <table:table-cell table:formula="of:=(TRIM([.M744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400" calcext:value-type="float">
            <text:p>400</text:p>
          </table:table-cell>
          <table:table-cell office:value-type="string" calcext:value-type="string">
            <text:p>dist.pz.4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9419" calcext:value-type="float">
            <text:p>2.494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745]))">
            <text:p/>
          </table:table-cell>
          <table:table-cell/>
          <table:table-cell office:value-type="string" calcext:value-type="string">
            <text:p><text:s/>pz</text:p>
          </table:table-cell>
          <table:table-cell table:formula="of:=(TRIM([.L745]))" office:value-type="string" office:string-value="pz" calcext:value-type="string">
            <text:p>pz</text:p>
          </table:table-cell>
          <table:table-cell table:formula="of:=(TRIM([.M745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400" calcext:value-type="float">
            <text:p>400</text:p>
          </table:table-cell>
          <table:table-cell office:value-type="string" calcext:value-type="string">
            <text:p>dist.pz.40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63112" calcext:value-type="float">
            <text:p>2.631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746]))">
            <text:p/>
          </table:table-cell>
          <table:table-cell/>
          <table:table-cell office:value-type="string" calcext:value-type="string">
            <text:p><text:s/>pz</text:p>
          </table:table-cell>
          <table:table-cell table:formula="of:=(TRIM([.L746]))" office:value-type="string" office:string-value="pz" calcext:value-type="string">
            <text:p>pz</text:p>
          </table:table-cell>
          <table:table-cell table:formula="of:=(TRIM([.M746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400" calcext:value-type="float">
            <text:p>400</text:p>
          </table:table-cell>
          <table:table-cell office:value-type="string" calcext:value-type="string">
            <text:p>dist.pz.4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9419" calcext:value-type="float">
            <text:p>2.49419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747]))">
            <text:p/>
          </table:table-cell>
          <table:table-cell/>
          <table:table-cell office:value-type="string" calcext:value-type="string">
            <text:p><text:s/>pz</text:p>
          </table:table-cell>
          <table:table-cell table:formula="of:=(TRIM([.L747]))" office:value-type="string" office:string-value="pz" calcext:value-type="string">
            <text:p>pz</text:p>
          </table:table-cell>
          <table:table-cell table:formula="of:=(TRIM([.M747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400" calcext:value-type="float">
            <text:p>400</text:p>
          </table:table-cell>
          <table:table-cell office:value-type="string" calcext:value-type="string">
            <text:p>dist.pz.4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9419" calcext:value-type="float">
            <text:p>2.494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748]))">
            <text:p/>
          </table:table-cell>
          <table:table-cell/>
          <table:table-cell office:value-type="string" calcext:value-type="string">
            <text:p><text:s/>pz</text:p>
          </table:table-cell>
          <table:table-cell table:formula="of:=(TRIM([.L748]))" office:value-type="string" office:string-value="pz" calcext:value-type="string">
            <text:p>pz</text:p>
          </table:table-cell>
          <table:table-cell table:formula="of:=(TRIM([.M748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400" calcext:value-type="float">
            <text:p>400</text:p>
          </table:table-cell>
          <table:table-cell office:value-type="string" calcext:value-type="string">
            <text:p>dist.pz.40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57266" calcext:value-type="float">
            <text:p>2.57266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749]))">
            <text:p/>
          </table:table-cell>
          <table:table-cell/>
          <table:table-cell office:value-type="string" calcext:value-type="string">
            <text:p><text:s/>pz</text:p>
          </table:table-cell>
          <table:table-cell table:formula="of:=(TRIM([.L749]))" office:value-type="string" office:string-value="pz" calcext:value-type="string">
            <text:p>pz</text:p>
          </table:table-cell>
          <table:table-cell table:formula="of:=(TRIM([.M749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400" calcext:value-type="float">
            <text:p>400</text:p>
          </table:table-cell>
          <table:table-cell office:value-type="string" calcext:value-type="string">
            <text:p>dist.pz.40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7702" calcext:value-type="float">
            <text:p>2.7702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750]))">
            <text:p/>
          </table:table-cell>
          <table:table-cell/>
          <table:table-cell office:value-type="string" calcext:value-type="string">
            <text:p><text:s/>pz</text:p>
          </table:table-cell>
          <table:table-cell table:formula="of:=(TRIM([.L750]))" office:value-type="string" office:string-value="pz" calcext:value-type="string">
            <text:p>pz</text:p>
          </table:table-cell>
          <table:table-cell table:formula="of:=(TRIM([.M750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400" calcext:value-type="float">
            <text:p>400</text:p>
          </table:table-cell>
          <table:table-cell office:value-type="string" calcext:value-type="string">
            <text:p>dist.pz.40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7702" calcext:value-type="float">
            <text:p>2.770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751]))">
            <text:p/>
          </table:table-cell>
          <table:table-cell/>
          <table:table-cell office:value-type="string" calcext:value-type="string">
            <text:p><text:s/>pz</text:p>
          </table:table-cell>
          <table:table-cell table:formula="of:=(TRIM([.L751]))" office:value-type="string" office:string-value="pz" calcext:value-type="string">
            <text:p>pz</text:p>
          </table:table-cell>
          <table:table-cell table:formula="of:=(TRIM([.M751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450" calcext:value-type="float">
            <text:p>450</text:p>
          </table:table-cell>
          <table:table-cell office:value-type="string" calcext:value-type="string">
            <text:p>dist.pz.4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60588" calcext:value-type="float">
            <text:p>2.60588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752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752]))" office:value-type="string" office:string-value="pz" calcext:value-type="string">
            <text:p>pz</text:p>
          </table:table-cell>
          <table:table-cell table:formula="of:=(TRIM([.M752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450" calcext:value-type="float">
            <text:p>450</text:p>
          </table:table-cell>
          <table:table-cell office:value-type="string" calcext:value-type="string">
            <text:p>dist.pz.4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60588" calcext:value-type="float">
            <text:p>2.6058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753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753]))" office:value-type="string" office:string-value="pz" calcext:value-type="string">
            <text:p>pz</text:p>
          </table:table-cell>
          <table:table-cell table:formula="of:=(TRIM([.M753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450" calcext:value-type="float">
            <text:p>450</text:p>
          </table:table-cell>
          <table:table-cell office:value-type="string" calcext:value-type="string">
            <text:p>dist.pz.45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5522" calcext:value-type="float">
            <text:p>2.5522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754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754]))" office:value-type="string" office:string-value="pz" calcext:value-type="string">
            <text:p>pz</text:p>
          </table:table-cell>
          <table:table-cell table:formula="of:=(TRIM([.M754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450" calcext:value-type="float">
            <text:p>450</text:p>
          </table:table-cell>
          <table:table-cell office:value-type="string" calcext:value-type="string">
            <text:p>dist.pz.4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7512" calcext:value-type="float">
            <text:p>2.47512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755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755]))" office:value-type="string" office:string-value="pz" calcext:value-type="string">
            <text:p>pz</text:p>
          </table:table-cell>
          <table:table-cell table:formula="of:=(TRIM([.M755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450" calcext:value-type="float">
            <text:p>450</text:p>
          </table:table-cell>
          <table:table-cell office:value-type="string" calcext:value-type="string">
            <text:p>dist.pz.4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7512" calcext:value-type="float">
            <text:p>2.475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756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756]))" office:value-type="string" office:string-value="pz" calcext:value-type="string">
            <text:p>pz</text:p>
          </table:table-cell>
          <table:table-cell table:formula="of:=(TRIM([.M756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450" calcext:value-type="float">
            <text:p>450</text:p>
          </table:table-cell>
          <table:table-cell office:value-type="string" calcext:value-type="string">
            <text:p>dist.pz.45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60588" calcext:value-type="float">
            <text:p>2.6058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757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757]))" office:value-type="string" office:string-value="pz" calcext:value-type="string">
            <text:p>pz</text:p>
          </table:table-cell>
          <table:table-cell table:formula="of:=(TRIM([.M757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450" calcext:value-type="float">
            <text:p>450</text:p>
          </table:table-cell>
          <table:table-cell office:value-type="string" calcext:value-type="string">
            <text:p>dist.pz.4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7512" calcext:value-type="float">
            <text:p>2.47512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758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758]))" office:value-type="string" office:string-value="pz" calcext:value-type="string">
            <text:p>pz</text:p>
          </table:table-cell>
          <table:table-cell table:formula="of:=(TRIM([.M758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450" calcext:value-type="float">
            <text:p>450</text:p>
          </table:table-cell>
          <table:table-cell office:value-type="string" calcext:value-type="string">
            <text:p>dist.pz.4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7512" calcext:value-type="float">
            <text:p>2.475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759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759]))" office:value-type="string" office:string-value="pz" calcext:value-type="string">
            <text:p>pz</text:p>
          </table:table-cell>
          <table:table-cell table:formula="of:=(TRIM([.M759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450" calcext:value-type="float">
            <text:p>450</text:p>
          </table:table-cell>
          <table:table-cell office:value-type="string" calcext:value-type="string">
            <text:p>dist.pz.45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5522" calcext:value-type="float">
            <text:p>2.5522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760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760]))" office:value-type="string" office:string-value="pz" calcext:value-type="string">
            <text:p>pz</text:p>
          </table:table-cell>
          <table:table-cell table:formula="of:=(TRIM([.M760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450" calcext:value-type="float">
            <text:p>450</text:p>
          </table:table-cell>
          <table:table-cell office:value-type="string" calcext:value-type="string">
            <text:p>dist.pz.45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74196" calcext:value-type="float">
            <text:p>2.74196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761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761]))" office:value-type="string" office:string-value="pz" calcext:value-type="string">
            <text:p>pz</text:p>
          </table:table-cell>
          <table:table-cell table:formula="of:=(TRIM([.M761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450" calcext:value-type="float">
            <text:p>450</text:p>
          </table:table-cell>
          <table:table-cell office:value-type="string" calcext:value-type="string">
            <text:p>dist.pz.45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74196" calcext:value-type="float">
            <text:p>2.7419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762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762]))" office:value-type="string" office:string-value="pz" calcext:value-type="string">
            <text:p>pz</text:p>
          </table:table-cell>
          <table:table-cell table:formula="of:=(TRIM([.M762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500" calcext:value-type="float">
            <text:p>500</text:p>
          </table:table-cell>
          <table:table-cell office:value-type="string" calcext:value-type="string">
            <text:p>dist.pz.5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58269" calcext:value-type="float">
            <text:p>2.58269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763]))">
            <text:p/>
          </table:table-cell>
          <table:table-cell/>
          <table:table-cell office:value-type="string" calcext:value-type="string">
            <text:p><text:s/>pz</text:p>
          </table:table-cell>
          <table:table-cell table:formula="of:=(TRIM([.L763]))" office:value-type="string" office:string-value="pz" calcext:value-type="string">
            <text:p>pz</text:p>
          </table:table-cell>
          <table:table-cell table:formula="of:=(TRIM([.M763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500" calcext:value-type="float">
            <text:p>500</text:p>
          </table:table-cell>
          <table:table-cell office:value-type="string" calcext:value-type="string">
            <text:p>dist.pz.5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58269" calcext:value-type="float">
            <text:p>2.582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764]))">
            <text:p/>
          </table:table-cell>
          <table:table-cell/>
          <table:table-cell office:value-type="string" calcext:value-type="string">
            <text:p><text:s/>pz</text:p>
          </table:table-cell>
          <table:table-cell table:formula="of:=(TRIM([.L764]))" office:value-type="string" office:string-value="pz" calcext:value-type="string">
            <text:p>pz</text:p>
          </table:table-cell>
          <table:table-cell table:formula="of:=(TRIM([.M764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500" calcext:value-type="float">
            <text:p>500</text:p>
          </table:table-cell>
          <table:table-cell office:value-type="string" calcext:value-type="string">
            <text:p>dist.pz.50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53347" calcext:value-type="float">
            <text:p>2.53347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765]))">
            <text:p/>
          </table:table-cell>
          <table:table-cell/>
          <table:table-cell office:value-type="string" calcext:value-type="string">
            <text:p><text:s/>pz</text:p>
          </table:table-cell>
          <table:table-cell table:formula="of:=(TRIM([.L765]))" office:value-type="string" office:string-value="pz" calcext:value-type="string">
            <text:p>pz</text:p>
          </table:table-cell>
          <table:table-cell table:formula="of:=(TRIM([.M765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500" calcext:value-type="float">
            <text:p>500</text:p>
          </table:table-cell>
          <table:table-cell office:value-type="string" calcext:value-type="string">
            <text:p>dist.pz.5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5756" calcext:value-type="float">
            <text:p>2.45756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766]))">
            <text:p/>
          </table:table-cell>
          <table:table-cell/>
          <table:table-cell office:value-type="string" calcext:value-type="string">
            <text:p><text:s/>pz</text:p>
          </table:table-cell>
          <table:table-cell table:formula="of:=(TRIM([.L766]))" office:value-type="string" office:string-value="pz" calcext:value-type="string">
            <text:p>pz</text:p>
          </table:table-cell>
          <table:table-cell table:formula="of:=(TRIM([.M766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500" calcext:value-type="float">
            <text:p>500</text:p>
          </table:table-cell>
          <table:table-cell office:value-type="string" calcext:value-type="string">
            <text:p>dist.pz.5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5756" calcext:value-type="float">
            <text:p>2.457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767]))">
            <text:p/>
          </table:table-cell>
          <table:table-cell/>
          <table:table-cell office:value-type="string" calcext:value-type="string">
            <text:p><text:s/>pz</text:p>
          </table:table-cell>
          <table:table-cell table:formula="of:=(TRIM([.L767]))" office:value-type="string" office:string-value="pz" calcext:value-type="string">
            <text:p>pz</text:p>
          </table:table-cell>
          <table:table-cell table:formula="of:=(TRIM([.M767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500" calcext:value-type="float">
            <text:p>500</text:p>
          </table:table-cell>
          <table:table-cell office:value-type="string" calcext:value-type="string">
            <text:p>dist.pz.50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58269" calcext:value-type="float">
            <text:p>2.582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768]))">
            <text:p/>
          </table:table-cell>
          <table:table-cell/>
          <table:table-cell office:value-type="string" calcext:value-type="string">
            <text:p><text:s/>pz</text:p>
          </table:table-cell>
          <table:table-cell table:formula="of:=(TRIM([.L768]))" office:value-type="string" office:string-value="pz" calcext:value-type="string">
            <text:p>pz</text:p>
          </table:table-cell>
          <table:table-cell table:formula="of:=(TRIM([.M768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500" calcext:value-type="float">
            <text:p>500</text:p>
          </table:table-cell>
          <table:table-cell office:value-type="string" calcext:value-type="string">
            <text:p>dist.pz.5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5756" calcext:value-type="float">
            <text:p>2.45756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769]))">
            <text:p/>
          </table:table-cell>
          <table:table-cell/>
          <table:table-cell office:value-type="string" calcext:value-type="string">
            <text:p><text:s/>pz</text:p>
          </table:table-cell>
          <table:table-cell table:formula="of:=(TRIM([.L769]))" office:value-type="string" office:string-value="pz" calcext:value-type="string">
            <text:p>pz</text:p>
          </table:table-cell>
          <table:table-cell table:formula="of:=(TRIM([.M769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500" calcext:value-type="float">
            <text:p>500</text:p>
          </table:table-cell>
          <table:table-cell office:value-type="string" calcext:value-type="string">
            <text:p>dist.pz.5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5756" calcext:value-type="float">
            <text:p>2.457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770]))">
            <text:p/>
          </table:table-cell>
          <table:table-cell/>
          <table:table-cell office:value-type="string" calcext:value-type="string">
            <text:p><text:s/>pz</text:p>
          </table:table-cell>
          <table:table-cell table:formula="of:=(TRIM([.L770]))" office:value-type="string" office:string-value="pz" calcext:value-type="string">
            <text:p>pz</text:p>
          </table:table-cell>
          <table:table-cell table:formula="of:=(TRIM([.M770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500" calcext:value-type="float">
            <text:p>500</text:p>
          </table:table-cell>
          <table:table-cell office:value-type="string" calcext:value-type="string">
            <text:p>dist.pz.50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53347" calcext:value-type="float">
            <text:p>2.53347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771]))">
            <text:p/>
          </table:table-cell>
          <table:table-cell/>
          <table:table-cell office:value-type="string" calcext:value-type="string">
            <text:p><text:s/>pz</text:p>
          </table:table-cell>
          <table:table-cell table:formula="of:=(TRIM([.L771]))" office:value-type="string" office:string-value="pz" calcext:value-type="string">
            <text:p>pz</text:p>
          </table:table-cell>
          <table:table-cell table:formula="of:=(TRIM([.M771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500" calcext:value-type="float">
            <text:p>500</text:p>
          </table:table-cell>
          <table:table-cell office:value-type="string" calcext:value-type="string">
            <text:p>dist.pz.50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71557" calcext:value-type="float">
            <text:p>2.71557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772]))">
            <text:p/>
          </table:table-cell>
          <table:table-cell/>
          <table:table-cell office:value-type="string" calcext:value-type="string">
            <text:p><text:s/>pz</text:p>
          </table:table-cell>
          <table:table-cell table:formula="of:=(TRIM([.L772]))" office:value-type="string" office:string-value="pz" calcext:value-type="string">
            <text:p>pz</text:p>
          </table:table-cell>
          <table:table-cell table:formula="of:=(TRIM([.M772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500" calcext:value-type="float">
            <text:p>500</text:p>
          </table:table-cell>
          <table:table-cell office:value-type="string" calcext:value-type="string">
            <text:p>dist.pz.50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71557" calcext:value-type="float">
            <text:p>2.715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773]))">
            <text:p/>
          </table:table-cell>
          <table:table-cell/>
          <table:table-cell office:value-type="string" calcext:value-type="string">
            <text:p><text:s/>pz</text:p>
          </table:table-cell>
          <table:table-cell table:formula="of:=(TRIM([.L773]))" office:value-type="string" office:string-value="pz" calcext:value-type="string">
            <text:p>pz</text:p>
          </table:table-cell>
          <table:table-cell table:formula="of:=(TRIM([.M773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550" calcext:value-type="float">
            <text:p>550</text:p>
          </table:table-cell>
          <table:table-cell office:value-type="string" calcext:value-type="string">
            <text:p>dist.pz.5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56124" calcext:value-type="float">
            <text:p>2.56124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774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774]))" office:value-type="string" office:string-value="pz" calcext:value-type="string">
            <text:p>pz</text:p>
          </table:table-cell>
          <table:table-cell table:formula="of:=(TRIM([.M774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550" calcext:value-type="float">
            <text:p>550</text:p>
          </table:table-cell>
          <table:table-cell office:value-type="string" calcext:value-type="string">
            <text:p>dist.pz.5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56124" calcext:value-type="float">
            <text:p>2.561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775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775]))" office:value-type="string" office:string-value="pz" calcext:value-type="string">
            <text:p>pz</text:p>
          </table:table-cell>
          <table:table-cell table:formula="of:=(TRIM([.M775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550" calcext:value-type="float">
            <text:p>550</text:p>
          </table:table-cell>
          <table:table-cell office:value-type="string" calcext:value-type="string">
            <text:p>dist.pz.55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5162" calcext:value-type="float">
            <text:p>2.5162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776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776]))" office:value-type="string" office:string-value="pz" calcext:value-type="string">
            <text:p>pz</text:p>
          </table:table-cell>
          <table:table-cell table:formula="of:=(TRIM([.M776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550" calcext:value-type="float">
            <text:p>550</text:p>
          </table:table-cell>
          <table:table-cell office:value-type="string" calcext:value-type="string">
            <text:p>dist.pz.5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4131" calcext:value-type="float">
            <text:p>2.4413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777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777]))" office:value-type="string" office:string-value="pz" calcext:value-type="string">
            <text:p>pz</text:p>
          </table:table-cell>
          <table:table-cell table:formula="of:=(TRIM([.M777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550" calcext:value-type="float">
            <text:p>550</text:p>
          </table:table-cell>
          <table:table-cell office:value-type="string" calcext:value-type="string">
            <text:p>dist.pz.5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4131" calcext:value-type="float">
            <text:p>2.441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778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778]))" office:value-type="string" office:string-value="pz" calcext:value-type="string">
            <text:p>pz</text:p>
          </table:table-cell>
          <table:table-cell table:formula="of:=(TRIM([.M778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550" calcext:value-type="float">
            <text:p>550</text:p>
          </table:table-cell>
          <table:table-cell office:value-type="string" calcext:value-type="string">
            <text:p>dist.pz.55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56124" calcext:value-type="float">
            <text:p>2.561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779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779]))" office:value-type="string" office:string-value="pz" calcext:value-type="string">
            <text:p>pz</text:p>
          </table:table-cell>
          <table:table-cell table:formula="of:=(TRIM([.M779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550" calcext:value-type="float">
            <text:p>550</text:p>
          </table:table-cell>
          <table:table-cell office:value-type="string" calcext:value-type="string">
            <text:p>dist.pz.5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4131" calcext:value-type="float">
            <text:p>2.4413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780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780]))" office:value-type="string" office:string-value="pz" calcext:value-type="string">
            <text:p>pz</text:p>
          </table:table-cell>
          <table:table-cell table:formula="of:=(TRIM([.M780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550" calcext:value-type="float">
            <text:p>550</text:p>
          </table:table-cell>
          <table:table-cell office:value-type="string" calcext:value-type="string">
            <text:p>dist.pz.5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4131" calcext:value-type="float">
            <text:p>2.441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781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781]))" office:value-type="string" office:string-value="pz" calcext:value-type="string">
            <text:p>pz</text:p>
          </table:table-cell>
          <table:table-cell table:formula="of:=(TRIM([.M781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550" calcext:value-type="float">
            <text:p>550</text:p>
          </table:table-cell>
          <table:table-cell office:value-type="string" calcext:value-type="string">
            <text:p>dist.pz.55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5162" calcext:value-type="float">
            <text:p>2.5162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782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782]))" office:value-type="string" office:string-value="pz" calcext:value-type="string">
            <text:p>pz</text:p>
          </table:table-cell>
          <table:table-cell table:formula="of:=(TRIM([.M782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550" calcext:value-type="float">
            <text:p>550</text:p>
          </table:table-cell>
          <table:table-cell office:value-type="string" calcext:value-type="string">
            <text:p>dist.pz.55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69079" calcext:value-type="float">
            <text:p>2.69079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783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783]))" office:value-type="string" office:string-value="pz" calcext:value-type="string">
            <text:p>pz</text:p>
          </table:table-cell>
          <table:table-cell table:formula="of:=(TRIM([.M783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550" calcext:value-type="float">
            <text:p>550</text:p>
          </table:table-cell>
          <table:table-cell office:value-type="string" calcext:value-type="string">
            <text:p>dist.pz.55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69079" calcext:value-type="float">
            <text:p>2.6907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784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784]))" office:value-type="string" office:string-value="pz" calcext:value-type="string">
            <text:p>pz</text:p>
          </table:table-cell>
          <table:table-cell table:formula="of:=(TRIM([.M784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600" calcext:value-type="float">
            <text:p>600</text:p>
          </table:table-cell>
          <table:table-cell office:value-type="string" calcext:value-type="string">
            <text:p>dist.pz.6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5413" calcext:value-type="float">
            <text:p>2.5413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785]))">
            <text:p/>
          </table:table-cell>
          <table:table-cell/>
          <table:table-cell office:value-type="string" calcext:value-type="string">
            <text:p><text:s/>pz</text:p>
          </table:table-cell>
          <table:table-cell table:formula="of:=(TRIM([.L785]))" office:value-type="string" office:string-value="pz" calcext:value-type="string">
            <text:p>pz</text:p>
          </table:table-cell>
          <table:table-cell table:formula="of:=(TRIM([.M785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600" calcext:value-type="float">
            <text:p>600</text:p>
          </table:table-cell>
          <table:table-cell office:value-type="string" calcext:value-type="string">
            <text:p>dist.pz.6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5413" calcext:value-type="float">
            <text:p>2.54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786]))">
            <text:p/>
          </table:table-cell>
          <table:table-cell/>
          <table:table-cell office:value-type="string" calcext:value-type="string">
            <text:p><text:s/>pz</text:p>
          </table:table-cell>
          <table:table-cell table:formula="of:=(TRIM([.L786]))" office:value-type="string" office:string-value="pz" calcext:value-type="string">
            <text:p>pz</text:p>
          </table:table-cell>
          <table:table-cell table:formula="of:=(TRIM([.M786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600" calcext:value-type="float">
            <text:p>600</text:p>
          </table:table-cell>
          <table:table-cell office:value-type="string" calcext:value-type="string">
            <text:p>dist.pz.60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50017" calcext:value-type="float">
            <text:p>2.50017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787]))">
            <text:p/>
          </table:table-cell>
          <table:table-cell/>
          <table:table-cell office:value-type="string" calcext:value-type="string">
            <text:p><text:s/>pz</text:p>
          </table:table-cell>
          <table:table-cell table:formula="of:=(TRIM([.L787]))" office:value-type="string" office:string-value="pz" calcext:value-type="string">
            <text:p>pz</text:p>
          </table:table-cell>
          <table:table-cell table:formula="of:=(TRIM([.M787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600" calcext:value-type="float">
            <text:p>600</text:p>
          </table:table-cell>
          <table:table-cell office:value-type="string" calcext:value-type="string">
            <text:p>dist.pz.6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2617" calcext:value-type="float">
            <text:p>2.42617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788]))">
            <text:p/>
          </table:table-cell>
          <table:table-cell/>
          <table:table-cell office:value-type="string" calcext:value-type="string">
            <text:p><text:s/>pz</text:p>
          </table:table-cell>
          <table:table-cell table:formula="of:=(TRIM([.L788]))" office:value-type="string" office:string-value="pz" calcext:value-type="string">
            <text:p>pz</text:p>
          </table:table-cell>
          <table:table-cell table:formula="of:=(TRIM([.M788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600" calcext:value-type="float">
            <text:p>600</text:p>
          </table:table-cell>
          <table:table-cell office:value-type="string" calcext:value-type="string">
            <text:p>dist.pz.6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2617" calcext:value-type="float">
            <text:p>2.4261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789]))">
            <text:p/>
          </table:table-cell>
          <table:table-cell/>
          <table:table-cell office:value-type="string" calcext:value-type="string">
            <text:p><text:s/>pz</text:p>
          </table:table-cell>
          <table:table-cell table:formula="of:=(TRIM([.L789]))" office:value-type="string" office:string-value="pz" calcext:value-type="string">
            <text:p>pz</text:p>
          </table:table-cell>
          <table:table-cell table:formula="of:=(TRIM([.M789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600" calcext:value-type="float">
            <text:p>600</text:p>
          </table:table-cell>
          <table:table-cell office:value-type="string" calcext:value-type="string">
            <text:p>dist.pz.60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5413" calcext:value-type="float">
            <text:p>2.54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790]))">
            <text:p/>
          </table:table-cell>
          <table:table-cell/>
          <table:table-cell office:value-type="string" calcext:value-type="string">
            <text:p><text:s/>pz</text:p>
          </table:table-cell>
          <table:table-cell table:formula="of:=(TRIM([.L790]))" office:value-type="string" office:string-value="pz" calcext:value-type="string">
            <text:p>pz</text:p>
          </table:table-cell>
          <table:table-cell table:formula="of:=(TRIM([.M790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600" calcext:value-type="float">
            <text:p>600</text:p>
          </table:table-cell>
          <table:table-cell office:value-type="string" calcext:value-type="string">
            <text:p>dist.pz.6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2617" calcext:value-type="float">
            <text:p>2.42617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791]))">
            <text:p/>
          </table:table-cell>
          <table:table-cell/>
          <table:table-cell office:value-type="string" calcext:value-type="string">
            <text:p><text:s/>pz</text:p>
          </table:table-cell>
          <table:table-cell table:formula="of:=(TRIM([.L791]))" office:value-type="string" office:string-value="pz" calcext:value-type="string">
            <text:p>pz</text:p>
          </table:table-cell>
          <table:table-cell table:formula="of:=(TRIM([.M791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600" calcext:value-type="float">
            <text:p>600</text:p>
          </table:table-cell>
          <table:table-cell office:value-type="string" calcext:value-type="string">
            <text:p>dist.pz.6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2617" calcext:value-type="float">
            <text:p>2.4261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792]))">
            <text:p/>
          </table:table-cell>
          <table:table-cell/>
          <table:table-cell office:value-type="string" calcext:value-type="string">
            <text:p><text:s/>pz</text:p>
          </table:table-cell>
          <table:table-cell table:formula="of:=(TRIM([.L792]))" office:value-type="string" office:string-value="pz" calcext:value-type="string">
            <text:p>pz</text:p>
          </table:table-cell>
          <table:table-cell table:formula="of:=(TRIM([.M792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600" calcext:value-type="float">
            <text:p>600</text:p>
          </table:table-cell>
          <table:table-cell office:value-type="string" calcext:value-type="string">
            <text:p>dist.pz.60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50017" calcext:value-type="float">
            <text:p>2.50017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793]))">
            <text:p/>
          </table:table-cell>
          <table:table-cell/>
          <table:table-cell office:value-type="string" calcext:value-type="string">
            <text:p><text:s/>pz</text:p>
          </table:table-cell>
          <table:table-cell table:formula="of:=(TRIM([.L793]))" office:value-type="string" office:string-value="pz" calcext:value-type="string">
            <text:p>pz</text:p>
          </table:table-cell>
          <table:table-cell table:formula="of:=(TRIM([.M793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600" calcext:value-type="float">
            <text:p>600</text:p>
          </table:table-cell>
          <table:table-cell office:value-type="string" calcext:value-type="string">
            <text:p>dist.pz.60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66756" calcext:value-type="float">
            <text:p>2.66756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794]))">
            <text:p/>
          </table:table-cell>
          <table:table-cell/>
          <table:table-cell office:value-type="string" calcext:value-type="string">
            <text:p><text:s/>pz</text:p>
          </table:table-cell>
          <table:table-cell table:formula="of:=(TRIM([.L794]))" office:value-type="string" office:string-value="pz" calcext:value-type="string">
            <text:p>pz</text:p>
          </table:table-cell>
          <table:table-cell table:formula="of:=(TRIM([.M794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600" calcext:value-type="float">
            <text:p>600</text:p>
          </table:table-cell>
          <table:table-cell office:value-type="string" calcext:value-type="string">
            <text:p>dist.pz.60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66756" calcext:value-type="float">
            <text:p>2.667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795]))">
            <text:p/>
          </table:table-cell>
          <table:table-cell/>
          <table:table-cell office:value-type="string" calcext:value-type="string">
            <text:p><text:s/>pz</text:p>
          </table:table-cell>
          <table:table-cell table:formula="of:=(TRIM([.L795]))" office:value-type="string" office:string-value="pz" calcext:value-type="string">
            <text:p>pz</text:p>
          </table:table-cell>
          <table:table-cell table:formula="of:=(TRIM([.M795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650" calcext:value-type="float">
            <text:p>650</text:p>
          </table:table-cell>
          <table:table-cell office:value-type="string" calcext:value-type="string">
            <text:p>dist.pz.6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52267" calcext:value-type="float">
            <text:p>2.52267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796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796]))" office:value-type="string" office:string-value="pz" calcext:value-type="string">
            <text:p>pz</text:p>
          </table:table-cell>
          <table:table-cell table:formula="of:=(TRIM([.M796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650" calcext:value-type="float">
            <text:p>650</text:p>
          </table:table-cell>
          <table:table-cell office:value-type="string" calcext:value-type="string">
            <text:p>dist.pz.6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52267" calcext:value-type="float">
            <text:p>2.522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797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797]))" office:value-type="string" office:string-value="pz" calcext:value-type="string">
            <text:p>pz</text:p>
          </table:table-cell>
          <table:table-cell table:formula="of:=(TRIM([.M797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650" calcext:value-type="float">
            <text:p>650</text:p>
          </table:table-cell>
          <table:table-cell office:value-type="string" calcext:value-type="string">
            <text:p>dist.pz.65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852" calcext:value-type="float">
            <text:p>2.4852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798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798]))" office:value-type="string" office:string-value="pz" calcext:value-type="string">
            <text:p>pz</text:p>
          </table:table-cell>
          <table:table-cell table:formula="of:=(TRIM([.M798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650" calcext:value-type="float">
            <text:p>650</text:p>
          </table:table-cell>
          <table:table-cell office:value-type="string" calcext:value-type="string">
            <text:p>dist.pz.6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12" calcext:value-type="float">
            <text:p>2.412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799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799]))" office:value-type="string" office:string-value="pz" calcext:value-type="string">
            <text:p>pz</text:p>
          </table:table-cell>
          <table:table-cell table:formula="of:=(TRIM([.M799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650" calcext:value-type="float">
            <text:p>650</text:p>
          </table:table-cell>
          <table:table-cell office:value-type="string" calcext:value-type="string">
            <text:p>dist.pz.6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12" calcext:value-type="float">
            <text:p>2.4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800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800]))" office:value-type="string" office:string-value="pz" calcext:value-type="string">
            <text:p>pz</text:p>
          </table:table-cell>
          <table:table-cell table:formula="of:=(TRIM([.M800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650" calcext:value-type="float">
            <text:p>650</text:p>
          </table:table-cell>
          <table:table-cell office:value-type="string" calcext:value-type="string">
            <text:p>dist.pz.65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52267" calcext:value-type="float">
            <text:p>2.522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801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801]))" office:value-type="string" office:string-value="pz" calcext:value-type="string">
            <text:p>pz</text:p>
          </table:table-cell>
          <table:table-cell table:formula="of:=(TRIM([.M801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650" calcext:value-type="float">
            <text:p>650</text:p>
          </table:table-cell>
          <table:table-cell office:value-type="string" calcext:value-type="string">
            <text:p>dist.pz.6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12" calcext:value-type="float">
            <text:p>2.412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802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802]))" office:value-type="string" office:string-value="pz" calcext:value-type="string">
            <text:p>pz</text:p>
          </table:table-cell>
          <table:table-cell table:formula="of:=(TRIM([.M802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650" calcext:value-type="float">
            <text:p>650</text:p>
          </table:table-cell>
          <table:table-cell office:value-type="string" calcext:value-type="string">
            <text:p>dist.pz.6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12" calcext:value-type="float">
            <text:p>2.4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803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803]))" office:value-type="string" office:string-value="pz" calcext:value-type="string">
            <text:p>pz</text:p>
          </table:table-cell>
          <table:table-cell table:formula="of:=(TRIM([.M803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650" calcext:value-type="float">
            <text:p>650</text:p>
          </table:table-cell>
          <table:table-cell office:value-type="string" calcext:value-type="string">
            <text:p>dist.pz.65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852" calcext:value-type="float">
            <text:p>2.4852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804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804]))" office:value-type="string" office:string-value="pz" calcext:value-type="string">
            <text:p>pz</text:p>
          </table:table-cell>
          <table:table-cell table:formula="of:=(TRIM([.M804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650" calcext:value-type="float">
            <text:p>650</text:p>
          </table:table-cell>
          <table:table-cell office:value-type="string" calcext:value-type="string">
            <text:p>dist.pz.65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64574" calcext:value-type="float">
            <text:p>2.64574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805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805]))" office:value-type="string" office:string-value="pz" calcext:value-type="string">
            <text:p>pz</text:p>
          </table:table-cell>
          <table:table-cell table:formula="of:=(TRIM([.M805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650" calcext:value-type="float">
            <text:p>650</text:p>
          </table:table-cell>
          <table:table-cell office:value-type="string" calcext:value-type="string">
            <text:p>dist.pz.65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64574" calcext:value-type="float">
            <text:p>2.6457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806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806]))" office:value-type="string" office:string-value="pz" calcext:value-type="string">
            <text:p>pz</text:p>
          </table:table-cell>
          <table:table-cell table:formula="of:=(TRIM([.M806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700" calcext:value-type="float">
            <text:p>700</text:p>
          </table:table-cell>
          <table:table-cell office:value-type="string" calcext:value-type="string">
            <text:p>dist.pz.7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50522" calcext:value-type="float">
            <text:p>2.50522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807]))">
            <text:p/>
          </table:table-cell>
          <table:table-cell/>
          <table:table-cell office:value-type="string" calcext:value-type="string">
            <text:p><text:s/>pz</text:p>
          </table:table-cell>
          <table:table-cell table:formula="of:=(TRIM([.L807]))" office:value-type="string" office:string-value="pz" calcext:value-type="string">
            <text:p>pz</text:p>
          </table:table-cell>
          <table:table-cell table:formula="of:=(TRIM([.M807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700" calcext:value-type="float">
            <text:p>700</text:p>
          </table:table-cell>
          <table:table-cell office:value-type="string" calcext:value-type="string">
            <text:p>dist.pz.7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50522" calcext:value-type="float">
            <text:p>2.5052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808]))">
            <text:p/>
          </table:table-cell>
          <table:table-cell/>
          <table:table-cell office:value-type="string" calcext:value-type="string">
            <text:p><text:s/>pz</text:p>
          </table:table-cell>
          <table:table-cell table:formula="of:=(TRIM([.L808]))" office:value-type="string" office:string-value="pz" calcext:value-type="string">
            <text:p>pz</text:p>
          </table:table-cell>
          <table:table-cell table:formula="of:=(TRIM([.M808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700" calcext:value-type="float">
            <text:p>700</text:p>
          </table:table-cell>
          <table:table-cell office:value-type="string" calcext:value-type="string">
            <text:p>dist.pz.70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7116" calcext:value-type="float">
            <text:p>2.47116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809]))">
            <text:p/>
          </table:table-cell>
          <table:table-cell/>
          <table:table-cell office:value-type="string" calcext:value-type="string">
            <text:p><text:s/>pz</text:p>
          </table:table-cell>
          <table:table-cell table:formula="of:=(TRIM([.L809]))" office:value-type="string" office:string-value="pz" calcext:value-type="string">
            <text:p>pz</text:p>
          </table:table-cell>
          <table:table-cell table:formula="of:=(TRIM([.M809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700" calcext:value-type="float">
            <text:p>700</text:p>
          </table:table-cell>
          <table:table-cell office:value-type="string" calcext:value-type="string">
            <text:p>dist.pz.7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39866" calcext:value-type="float">
            <text:p>2.39866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810]))">
            <text:p/>
          </table:table-cell>
          <table:table-cell/>
          <table:table-cell office:value-type="string" calcext:value-type="string">
            <text:p><text:s/>pz</text:p>
          </table:table-cell>
          <table:table-cell table:formula="of:=(TRIM([.L810]))" office:value-type="string" office:string-value="pz" calcext:value-type="string">
            <text:p>pz</text:p>
          </table:table-cell>
          <table:table-cell table:formula="of:=(TRIM([.M810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700" calcext:value-type="float">
            <text:p>700</text:p>
          </table:table-cell>
          <table:table-cell office:value-type="string" calcext:value-type="string">
            <text:p>dist.pz.7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39866" calcext:value-type="float">
            <text:p>2.398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811]))">
            <text:p/>
          </table:table-cell>
          <table:table-cell/>
          <table:table-cell office:value-type="string" calcext:value-type="string">
            <text:p><text:s/>pz</text:p>
          </table:table-cell>
          <table:table-cell table:formula="of:=(TRIM([.L811]))" office:value-type="string" office:string-value="pz" calcext:value-type="string">
            <text:p>pz</text:p>
          </table:table-cell>
          <table:table-cell table:formula="of:=(TRIM([.M811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700" calcext:value-type="float">
            <text:p>700</text:p>
          </table:table-cell>
          <table:table-cell office:value-type="string" calcext:value-type="string">
            <text:p>dist.pz.70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50522" calcext:value-type="float">
            <text:p>2.5052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812]))">
            <text:p/>
          </table:table-cell>
          <table:table-cell/>
          <table:table-cell office:value-type="string" calcext:value-type="string">
            <text:p><text:s/>pz</text:p>
          </table:table-cell>
          <table:table-cell table:formula="of:=(TRIM([.L812]))" office:value-type="string" office:string-value="pz" calcext:value-type="string">
            <text:p>pz</text:p>
          </table:table-cell>
          <table:table-cell table:formula="of:=(TRIM([.M812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700" calcext:value-type="float">
            <text:p>700</text:p>
          </table:table-cell>
          <table:table-cell office:value-type="string" calcext:value-type="string">
            <text:p>dist.pz.7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39866" calcext:value-type="float">
            <text:p>2.39866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813]))">
            <text:p/>
          </table:table-cell>
          <table:table-cell/>
          <table:table-cell office:value-type="string" calcext:value-type="string">
            <text:p><text:s/>pz</text:p>
          </table:table-cell>
          <table:table-cell table:formula="of:=(TRIM([.L813]))" office:value-type="string" office:string-value="pz" calcext:value-type="string">
            <text:p>pz</text:p>
          </table:table-cell>
          <table:table-cell table:formula="of:=(TRIM([.M813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700" calcext:value-type="float">
            <text:p>700</text:p>
          </table:table-cell>
          <table:table-cell office:value-type="string" calcext:value-type="string">
            <text:p>dist.pz.7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39866" calcext:value-type="float">
            <text:p>2.398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814]))">
            <text:p/>
          </table:table-cell>
          <table:table-cell/>
          <table:table-cell office:value-type="string" calcext:value-type="string">
            <text:p><text:s/>pz</text:p>
          </table:table-cell>
          <table:table-cell table:formula="of:=(TRIM([.L814]))" office:value-type="string" office:string-value="pz" calcext:value-type="string">
            <text:p>pz</text:p>
          </table:table-cell>
          <table:table-cell table:formula="of:=(TRIM([.M814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700" calcext:value-type="float">
            <text:p>700</text:p>
          </table:table-cell>
          <table:table-cell office:value-type="string" calcext:value-type="string">
            <text:p>dist.pz.70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7116" calcext:value-type="float">
            <text:p>2.47116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815]))">
            <text:p/>
          </table:table-cell>
          <table:table-cell/>
          <table:table-cell office:value-type="string" calcext:value-type="string">
            <text:p><text:s/>pz</text:p>
          </table:table-cell>
          <table:table-cell table:formula="of:=(TRIM([.L815]))" office:value-type="string" office:string-value="pz" calcext:value-type="string">
            <text:p>pz</text:p>
          </table:table-cell>
          <table:table-cell table:formula="of:=(TRIM([.M815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700" calcext:value-type="float">
            <text:p>700</text:p>
          </table:table-cell>
          <table:table-cell office:value-type="string" calcext:value-type="string">
            <text:p>dist.pz.70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62522" calcext:value-type="float">
            <text:p>2.62522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816]))">
            <text:p/>
          </table:table-cell>
          <table:table-cell/>
          <table:table-cell office:value-type="string" calcext:value-type="string">
            <text:p><text:s/>pz</text:p>
          </table:table-cell>
          <table:table-cell table:formula="of:=(TRIM([.L816]))" office:value-type="string" office:string-value="pz" calcext:value-type="string">
            <text:p>pz</text:p>
          </table:table-cell>
          <table:table-cell table:formula="of:=(TRIM([.M816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700" calcext:value-type="float">
            <text:p>700</text:p>
          </table:table-cell>
          <table:table-cell office:value-type="string" calcext:value-type="string">
            <text:p>dist.pz.70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62522" calcext:value-type="float">
            <text:p>2.6252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817]))">
            <text:p/>
          </table:table-cell>
          <table:table-cell/>
          <table:table-cell office:value-type="string" calcext:value-type="string">
            <text:p><text:s/>pz</text:p>
          </table:table-cell>
          <table:table-cell table:formula="of:=(TRIM([.L817]))" office:value-type="string" office:string-value="pz" calcext:value-type="string">
            <text:p>pz</text:p>
          </table:table-cell>
          <table:table-cell table:formula="of:=(TRIM([.M817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750" calcext:value-type="float">
            <text:p>750</text:p>
          </table:table-cell>
          <table:table-cell office:value-type="string" calcext:value-type="string">
            <text:p>dist.pz.7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48881" calcext:value-type="float">
            <text:p>2.4888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818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818]))" office:value-type="string" office:string-value="pz" calcext:value-type="string">
            <text:p>pz</text:p>
          </table:table-cell>
          <table:table-cell table:formula="of:=(TRIM([.M818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750" calcext:value-type="float">
            <text:p>750</text:p>
          </table:table-cell>
          <table:table-cell office:value-type="string" calcext:value-type="string">
            <text:p>dist.pz.7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48881" calcext:value-type="float">
            <text:p>2.4888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819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819]))" office:value-type="string" office:string-value="pz" calcext:value-type="string">
            <text:p>pz</text:p>
          </table:table-cell>
          <table:table-cell table:formula="of:=(TRIM([.M819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750" calcext:value-type="float">
            <text:p>750</text:p>
          </table:table-cell>
          <table:table-cell office:value-type="string" calcext:value-type="string">
            <text:p>dist.pz.75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5791" calcext:value-type="float">
            <text:p>2.4579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820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820]))" office:value-type="string" office:string-value="pz" calcext:value-type="string">
            <text:p>pz</text:p>
          </table:table-cell>
          <table:table-cell table:formula="of:=(TRIM([.M820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750" calcext:value-type="float">
            <text:p>750</text:p>
          </table:table-cell>
          <table:table-cell office:value-type="string" calcext:value-type="string">
            <text:p>dist.pz.7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38607" calcext:value-type="float">
            <text:p>2.38607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821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821]))" office:value-type="string" office:string-value="pz" calcext:value-type="string">
            <text:p>pz</text:p>
          </table:table-cell>
          <table:table-cell table:formula="of:=(TRIM([.M821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750" calcext:value-type="float">
            <text:p>750</text:p>
          </table:table-cell>
          <table:table-cell office:value-type="string" calcext:value-type="string">
            <text:p>dist.pz.7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38607" calcext:value-type="float">
            <text:p>2.3860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822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822]))" office:value-type="string" office:string-value="pz" calcext:value-type="string">
            <text:p>pz</text:p>
          </table:table-cell>
          <table:table-cell table:formula="of:=(TRIM([.M822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750" calcext:value-type="float">
            <text:p>750</text:p>
          </table:table-cell>
          <table:table-cell office:value-type="string" calcext:value-type="string">
            <text:p>dist.pz.75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48881" calcext:value-type="float">
            <text:p>2.4888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823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823]))" office:value-type="string" office:string-value="pz" calcext:value-type="string">
            <text:p>pz</text:p>
          </table:table-cell>
          <table:table-cell table:formula="of:=(TRIM([.M823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750" calcext:value-type="float">
            <text:p>750</text:p>
          </table:table-cell>
          <table:table-cell office:value-type="string" calcext:value-type="string">
            <text:p>dist.pz.7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38607" calcext:value-type="float">
            <text:p>2.38607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824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824]))" office:value-type="string" office:string-value="pz" calcext:value-type="string">
            <text:p>pz</text:p>
          </table:table-cell>
          <table:table-cell table:formula="of:=(TRIM([.M824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750" calcext:value-type="float">
            <text:p>750</text:p>
          </table:table-cell>
          <table:table-cell office:value-type="string" calcext:value-type="string">
            <text:p>dist.pz.7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38607" calcext:value-type="float">
            <text:p>2.3860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825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825]))" office:value-type="string" office:string-value="pz" calcext:value-type="string">
            <text:p>pz</text:p>
          </table:table-cell>
          <table:table-cell table:formula="of:=(TRIM([.M825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750" calcext:value-type="float">
            <text:p>750</text:p>
          </table:table-cell>
          <table:table-cell office:value-type="string" calcext:value-type="string">
            <text:p>dist.pz.75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5791" calcext:value-type="float">
            <text:p>2.4579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826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826]))" office:value-type="string" office:string-value="pz" calcext:value-type="string">
            <text:p>pz</text:p>
          </table:table-cell>
          <table:table-cell table:formula="of:=(TRIM([.M826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750" calcext:value-type="float">
            <text:p>750</text:p>
          </table:table-cell>
          <table:table-cell office:value-type="string" calcext:value-type="string">
            <text:p>dist.pz.75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60593" calcext:value-type="float">
            <text:p>2.60593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827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827]))" office:value-type="string" office:string-value="pz" calcext:value-type="string">
            <text:p>pz</text:p>
          </table:table-cell>
          <table:table-cell table:formula="of:=(TRIM([.M827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750" calcext:value-type="float">
            <text:p>750</text:p>
          </table:table-cell>
          <table:table-cell office:value-type="string" calcext:value-type="string">
            <text:p>dist.pz.75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60593" calcext:value-type="float">
            <text:p>2.6059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828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828]))" office:value-type="string" office:string-value="pz" calcext:value-type="string">
            <text:p>pz</text:p>
          </table:table-cell>
          <table:table-cell table:formula="of:=(TRIM([.M828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800" calcext:value-type="float">
            <text:p>800</text:p>
          </table:table-cell>
          <table:table-cell office:value-type="string" calcext:value-type="string">
            <text:p>dist.pz.8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47335" calcext:value-type="float">
            <text:p>2.47335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829]))">
            <text:p/>
          </table:table-cell>
          <table:table-cell/>
          <table:table-cell office:value-type="string" calcext:value-type="string">
            <text:p><text:s/>pz</text:p>
          </table:table-cell>
          <table:table-cell table:formula="of:=(TRIM([.L829]))" office:value-type="string" office:string-value="pz" calcext:value-type="string">
            <text:p>pz</text:p>
          </table:table-cell>
          <table:table-cell table:formula="of:=(TRIM([.M829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800" calcext:value-type="float">
            <text:p>800</text:p>
          </table:table-cell>
          <table:table-cell office:value-type="string" calcext:value-type="string">
            <text:p>dist.pz.8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47335" calcext:value-type="float">
            <text:p>2.4733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830]))">
            <text:p/>
          </table:table-cell>
          <table:table-cell/>
          <table:table-cell office:value-type="string" calcext:value-type="string">
            <text:p><text:s/>pz</text:p>
          </table:table-cell>
          <table:table-cell table:formula="of:=(TRIM([.L830]))" office:value-type="string" office:string-value="pz" calcext:value-type="string">
            <text:p>pz</text:p>
          </table:table-cell>
          <table:table-cell table:formula="of:=(TRIM([.M830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800" calcext:value-type="float">
            <text:p>800</text:p>
          </table:table-cell>
          <table:table-cell office:value-type="string" calcext:value-type="string">
            <text:p>dist.pz.80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4538" calcext:value-type="float">
            <text:p>2.44538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831]))">
            <text:p/>
          </table:table-cell>
          <table:table-cell/>
          <table:table-cell office:value-type="string" calcext:value-type="string">
            <text:p><text:s/>pz</text:p>
          </table:table-cell>
          <table:table-cell table:formula="of:=(TRIM([.L831]))" office:value-type="string" office:string-value="pz" calcext:value-type="string">
            <text:p>pz</text:p>
          </table:table-cell>
          <table:table-cell table:formula="of:=(TRIM([.M831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800" calcext:value-type="float">
            <text:p>800</text:p>
          </table:table-cell>
          <table:table-cell office:value-type="string" calcext:value-type="string">
            <text:p>dist.pz.8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37414" calcext:value-type="float">
            <text:p>2.37414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832]))">
            <text:p/>
          </table:table-cell>
          <table:table-cell/>
          <table:table-cell office:value-type="string" calcext:value-type="string">
            <text:p><text:s/>pz</text:p>
          </table:table-cell>
          <table:table-cell table:formula="of:=(TRIM([.L832]))" office:value-type="string" office:string-value="pz" calcext:value-type="string">
            <text:p>pz</text:p>
          </table:table-cell>
          <table:table-cell table:formula="of:=(TRIM([.M832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800" calcext:value-type="float">
            <text:p>800</text:p>
          </table:table-cell>
          <table:table-cell office:value-type="string" calcext:value-type="string">
            <text:p>dist.pz.8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37414" calcext:value-type="float">
            <text:p>2.3741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833]))">
            <text:p/>
          </table:table-cell>
          <table:table-cell/>
          <table:table-cell office:value-type="string" calcext:value-type="string">
            <text:p><text:s/>pz</text:p>
          </table:table-cell>
          <table:table-cell table:formula="of:=(TRIM([.L833]))" office:value-type="string" office:string-value="pz" calcext:value-type="string">
            <text:p>pz</text:p>
          </table:table-cell>
          <table:table-cell table:formula="of:=(TRIM([.M833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800" calcext:value-type="float">
            <text:p>800</text:p>
          </table:table-cell>
          <table:table-cell office:value-type="string" calcext:value-type="string">
            <text:p>dist.pz.80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47335" calcext:value-type="float">
            <text:p>2.4733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834]))">
            <text:p/>
          </table:table-cell>
          <table:table-cell/>
          <table:table-cell office:value-type="string" calcext:value-type="string">
            <text:p><text:s/>pz</text:p>
          </table:table-cell>
          <table:table-cell table:formula="of:=(TRIM([.L834]))" office:value-type="string" office:string-value="pz" calcext:value-type="string">
            <text:p>pz</text:p>
          </table:table-cell>
          <table:table-cell table:formula="of:=(TRIM([.M834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800" calcext:value-type="float">
            <text:p>800</text:p>
          </table:table-cell>
          <table:table-cell office:value-type="string" calcext:value-type="string">
            <text:p>dist.pz.8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37414" calcext:value-type="float">
            <text:p>2.37414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835]))">
            <text:p/>
          </table:table-cell>
          <table:table-cell/>
          <table:table-cell office:value-type="string" calcext:value-type="string">
            <text:p><text:s/>pz</text:p>
          </table:table-cell>
          <table:table-cell table:formula="of:=(TRIM([.L835]))" office:value-type="string" office:string-value="pz" calcext:value-type="string">
            <text:p>pz</text:p>
          </table:table-cell>
          <table:table-cell table:formula="of:=(TRIM([.M835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800" calcext:value-type="float">
            <text:p>800</text:p>
          </table:table-cell>
          <table:table-cell office:value-type="string" calcext:value-type="string">
            <text:p>dist.pz.8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37414" calcext:value-type="float">
            <text:p>2.3741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836]))">
            <text:p/>
          </table:table-cell>
          <table:table-cell/>
          <table:table-cell office:value-type="string" calcext:value-type="string">
            <text:p><text:s/>pz</text:p>
          </table:table-cell>
          <table:table-cell table:formula="of:=(TRIM([.L836]))" office:value-type="string" office:string-value="pz" calcext:value-type="string">
            <text:p>pz</text:p>
          </table:table-cell>
          <table:table-cell table:formula="of:=(TRIM([.M836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800" calcext:value-type="float">
            <text:p>800</text:p>
          </table:table-cell>
          <table:table-cell office:value-type="string" calcext:value-type="string">
            <text:p>dist.pz.80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4538" calcext:value-type="float">
            <text:p>2.44538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837]))">
            <text:p/>
          </table:table-cell>
          <table:table-cell/>
          <table:table-cell office:value-type="string" calcext:value-type="string">
            <text:p><text:s/>pz</text:p>
          </table:table-cell>
          <table:table-cell table:formula="of:=(TRIM([.L837]))" office:value-type="string" office:string-value="pz" calcext:value-type="string">
            <text:p>pz</text:p>
          </table:table-cell>
          <table:table-cell table:formula="of:=(TRIM([.M837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800" calcext:value-type="float">
            <text:p>800</text:p>
          </table:table-cell>
          <table:table-cell office:value-type="string" calcext:value-type="string">
            <text:p>dist.pz.80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58772" calcext:value-type="float">
            <text:p>2.58772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838]))">
            <text:p/>
          </table:table-cell>
          <table:table-cell/>
          <table:table-cell office:value-type="string" calcext:value-type="string">
            <text:p><text:s/>pz</text:p>
          </table:table-cell>
          <table:table-cell table:formula="of:=(TRIM([.L838]))" office:value-type="string" office:string-value="pz" calcext:value-type="string">
            <text:p>pz</text:p>
          </table:table-cell>
          <table:table-cell table:formula="of:=(TRIM([.M838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800" calcext:value-type="float">
            <text:p>800</text:p>
          </table:table-cell>
          <table:table-cell office:value-type="string" calcext:value-type="string">
            <text:p>dist.pz.80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58772" calcext:value-type="float">
            <text:p>2.5877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839]))">
            <text:p/>
          </table:table-cell>
          <table:table-cell/>
          <table:table-cell office:value-type="string" calcext:value-type="string">
            <text:p><text:s/>pz</text:p>
          </table:table-cell>
          <table:table-cell table:formula="of:=(TRIM([.L839]))" office:value-type="string" office:string-value="pz" calcext:value-type="string">
            <text:p>pz</text:p>
          </table:table-cell>
          <table:table-cell table:formula="of:=(TRIM([.M839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850" calcext:value-type="float">
            <text:p>850</text:p>
          </table:table-cell>
          <table:table-cell office:value-type="string" calcext:value-type="string">
            <text:p>dist.pz.8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45871" calcext:value-type="float">
            <text:p>2.4587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840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840]))" office:value-type="string" office:string-value="pz" calcext:value-type="string">
            <text:p>pz</text:p>
          </table:table-cell>
          <table:table-cell table:formula="of:=(TRIM([.M840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850" calcext:value-type="float">
            <text:p>850</text:p>
          </table:table-cell>
          <table:table-cell office:value-type="string" calcext:value-type="string">
            <text:p>dist.pz.8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45871" calcext:value-type="float">
            <text:p>2.4587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841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841]))" office:value-type="string" office:string-value="pz" calcext:value-type="string">
            <text:p>pz</text:p>
          </table:table-cell>
          <table:table-cell table:formula="of:=(TRIM([.M841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850" calcext:value-type="float">
            <text:p>850</text:p>
          </table:table-cell>
          <table:table-cell office:value-type="string" calcext:value-type="string">
            <text:p>dist.pz.85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3349" calcext:value-type="float">
            <text:p>2.43349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842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842]))" office:value-type="string" office:string-value="pz" calcext:value-type="string">
            <text:p>pz</text:p>
          </table:table-cell>
          <table:table-cell table:formula="of:=(TRIM([.M842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850" calcext:value-type="float">
            <text:p>850</text:p>
          </table:table-cell>
          <table:table-cell office:value-type="string" calcext:value-type="string">
            <text:p>dist.pz.8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36279" calcext:value-type="float">
            <text:p>2.36279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843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843]))" office:value-type="string" office:string-value="pz" calcext:value-type="string">
            <text:p>pz</text:p>
          </table:table-cell>
          <table:table-cell table:formula="of:=(TRIM([.M843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850" calcext:value-type="float">
            <text:p>850</text:p>
          </table:table-cell>
          <table:table-cell office:value-type="string" calcext:value-type="string">
            <text:p>dist.pz.8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36279" calcext:value-type="float">
            <text:p>2.3627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844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844]))" office:value-type="string" office:string-value="pz" calcext:value-type="string">
            <text:p>pz</text:p>
          </table:table-cell>
          <table:table-cell table:formula="of:=(TRIM([.M844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850" calcext:value-type="float">
            <text:p>850</text:p>
          </table:table-cell>
          <table:table-cell office:value-type="string" calcext:value-type="string">
            <text:p>dist.pz.85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45871" calcext:value-type="float">
            <text:p>2.4587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845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845]))" office:value-type="string" office:string-value="pz" calcext:value-type="string">
            <text:p>pz</text:p>
          </table:table-cell>
          <table:table-cell table:formula="of:=(TRIM([.M845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850" calcext:value-type="float">
            <text:p>850</text:p>
          </table:table-cell>
          <table:table-cell office:value-type="string" calcext:value-type="string">
            <text:p>dist.pz.8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36279" calcext:value-type="float">
            <text:p>2.36279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846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846]))" office:value-type="string" office:string-value="pz" calcext:value-type="string">
            <text:p>pz</text:p>
          </table:table-cell>
          <table:table-cell table:formula="of:=(TRIM([.M846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850" calcext:value-type="float">
            <text:p>850</text:p>
          </table:table-cell>
          <table:table-cell office:value-type="string" calcext:value-type="string">
            <text:p>dist.pz.8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36279" calcext:value-type="float">
            <text:p>2.3627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847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847]))" office:value-type="string" office:string-value="pz" calcext:value-type="string">
            <text:p>pz</text:p>
          </table:table-cell>
          <table:table-cell table:formula="of:=(TRIM([.M847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850" calcext:value-type="float">
            <text:p>850</text:p>
          </table:table-cell>
          <table:table-cell office:value-type="string" calcext:value-type="string">
            <text:p>dist.pz.85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3349" calcext:value-type="float">
            <text:p>2.43349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848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848]))" office:value-type="string" office:string-value="pz" calcext:value-type="string">
            <text:p>pz</text:p>
          </table:table-cell>
          <table:table-cell table:formula="of:=(TRIM([.M848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850" calcext:value-type="float">
            <text:p>850</text:p>
          </table:table-cell>
          <table:table-cell office:value-type="string" calcext:value-type="string">
            <text:p>dist.pz.85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57049" calcext:value-type="float">
            <text:p>2.57049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849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849]))" office:value-type="string" office:string-value="pz" calcext:value-type="string">
            <text:p>pz</text:p>
          </table:table-cell>
          <table:table-cell table:formula="of:=(TRIM([.M849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850" calcext:value-type="float">
            <text:p>850</text:p>
          </table:table-cell>
          <table:table-cell office:value-type="string" calcext:value-type="string">
            <text:p>dist.pz.85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57049" calcext:value-type="float">
            <text:p>2.5704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850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850]))" office:value-type="string" office:string-value="pz" calcext:value-type="string">
            <text:p>pz</text:p>
          </table:table-cell>
          <table:table-cell table:formula="of:=(TRIM([.M850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900" calcext:value-type="float">
            <text:p>900</text:p>
          </table:table-cell>
          <table:table-cell office:value-type="string" calcext:value-type="string">
            <text:p>dist.pz.9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44482" calcext:value-type="float">
            <text:p>2.44482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851]))">
            <text:p/>
          </table:table-cell>
          <table:table-cell/>
          <table:table-cell office:value-type="string" calcext:value-type="string">
            <text:p><text:s/>pz</text:p>
          </table:table-cell>
          <table:table-cell table:formula="of:=(TRIM([.L851]))" office:value-type="string" office:string-value="pz" calcext:value-type="string">
            <text:p>pz</text:p>
          </table:table-cell>
          <table:table-cell table:formula="of:=(TRIM([.M851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900" calcext:value-type="float">
            <text:p>900</text:p>
          </table:table-cell>
          <table:table-cell office:value-type="string" calcext:value-type="string">
            <text:p>dist.pz.9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44482" calcext:value-type="float">
            <text:p>2.4448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852]))">
            <text:p/>
          </table:table-cell>
          <table:table-cell/>
          <table:table-cell office:value-type="string" calcext:value-type="string">
            <text:p><text:s/>pz</text:p>
          </table:table-cell>
          <table:table-cell table:formula="of:=(TRIM([.L852]))" office:value-type="string" office:string-value="pz" calcext:value-type="string">
            <text:p>pz</text:p>
          </table:table-cell>
          <table:table-cell table:formula="of:=(TRIM([.M852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900" calcext:value-type="float">
            <text:p>900</text:p>
          </table:table-cell>
          <table:table-cell office:value-type="string" calcext:value-type="string">
            <text:p>dist.pz.90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2219" calcext:value-type="float">
            <text:p>2.42219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853]))">
            <text:p/>
          </table:table-cell>
          <table:table-cell/>
          <table:table-cell office:value-type="string" calcext:value-type="string">
            <text:p><text:s/>pz</text:p>
          </table:table-cell>
          <table:table-cell table:formula="of:=(TRIM([.L853]))" office:value-type="string" office:string-value="pz" calcext:value-type="string">
            <text:p>pz</text:p>
          </table:table-cell>
          <table:table-cell table:formula="of:=(TRIM([.M853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900" calcext:value-type="float">
            <text:p>900</text:p>
          </table:table-cell>
          <table:table-cell office:value-type="string" calcext:value-type="string">
            <text:p>dist.pz.9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35199" calcext:value-type="float">
            <text:p>2.35199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854]))">
            <text:p/>
          </table:table-cell>
          <table:table-cell/>
          <table:table-cell office:value-type="string" calcext:value-type="string">
            <text:p><text:s/>pz</text:p>
          </table:table-cell>
          <table:table-cell table:formula="of:=(TRIM([.L854]))" office:value-type="string" office:string-value="pz" calcext:value-type="string">
            <text:p>pz</text:p>
          </table:table-cell>
          <table:table-cell table:formula="of:=(TRIM([.M854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900" calcext:value-type="float">
            <text:p>900</text:p>
          </table:table-cell>
          <table:table-cell office:value-type="string" calcext:value-type="string">
            <text:p>dist.pz.9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35199" calcext:value-type="float">
            <text:p>2.351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855]))">
            <text:p/>
          </table:table-cell>
          <table:table-cell/>
          <table:table-cell office:value-type="string" calcext:value-type="string">
            <text:p><text:s/>pz</text:p>
          </table:table-cell>
          <table:table-cell table:formula="of:=(TRIM([.L855]))" office:value-type="string" office:string-value="pz" calcext:value-type="string">
            <text:p>pz</text:p>
          </table:table-cell>
          <table:table-cell table:formula="of:=(TRIM([.M855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900" calcext:value-type="float">
            <text:p>900</text:p>
          </table:table-cell>
          <table:table-cell office:value-type="string" calcext:value-type="string">
            <text:p>dist.pz.90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44482" calcext:value-type="float">
            <text:p>2.4448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856]))">
            <text:p/>
          </table:table-cell>
          <table:table-cell/>
          <table:table-cell office:value-type="string" calcext:value-type="string">
            <text:p><text:s/>pz</text:p>
          </table:table-cell>
          <table:table-cell table:formula="of:=(TRIM([.L856]))" office:value-type="string" office:string-value="pz" calcext:value-type="string">
            <text:p>pz</text:p>
          </table:table-cell>
          <table:table-cell table:formula="of:=(TRIM([.M856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900" calcext:value-type="float">
            <text:p>900</text:p>
          </table:table-cell>
          <table:table-cell office:value-type="string" calcext:value-type="string">
            <text:p>dist.pz.9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35199" calcext:value-type="float">
            <text:p>2.35199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857]))">
            <text:p/>
          </table:table-cell>
          <table:table-cell/>
          <table:table-cell office:value-type="string" calcext:value-type="string">
            <text:p><text:s/>pz</text:p>
          </table:table-cell>
          <table:table-cell table:formula="of:=(TRIM([.L857]))" office:value-type="string" office:string-value="pz" calcext:value-type="string">
            <text:p>pz</text:p>
          </table:table-cell>
          <table:table-cell table:formula="of:=(TRIM([.M857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900" calcext:value-type="float">
            <text:p>900</text:p>
          </table:table-cell>
          <table:table-cell office:value-type="string" calcext:value-type="string">
            <text:p>dist.pz.9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35199" calcext:value-type="float">
            <text:p>2.351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858]))">
            <text:p/>
          </table:table-cell>
          <table:table-cell/>
          <table:table-cell office:value-type="string" calcext:value-type="string">
            <text:p><text:s/>pz</text:p>
          </table:table-cell>
          <table:table-cell table:formula="of:=(TRIM([.L858]))" office:value-type="string" office:string-value="pz" calcext:value-type="string">
            <text:p>pz</text:p>
          </table:table-cell>
          <table:table-cell table:formula="of:=(TRIM([.M858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900" calcext:value-type="float">
            <text:p>900</text:p>
          </table:table-cell>
          <table:table-cell office:value-type="string" calcext:value-type="string">
            <text:p>dist.pz.90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2219" calcext:value-type="float">
            <text:p>2.42219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859]))">
            <text:p/>
          </table:table-cell>
          <table:table-cell/>
          <table:table-cell office:value-type="string" calcext:value-type="string">
            <text:p><text:s/>pz</text:p>
          </table:table-cell>
          <table:table-cell table:formula="of:=(TRIM([.L859]))" office:value-type="string" office:string-value="pz" calcext:value-type="string">
            <text:p>pz</text:p>
          </table:table-cell>
          <table:table-cell table:formula="of:=(TRIM([.M859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900" calcext:value-type="float">
            <text:p>900</text:p>
          </table:table-cell>
          <table:table-cell office:value-type="string" calcext:value-type="string">
            <text:p>dist.pz.90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55406" calcext:value-type="float">
            <text:p>2.55406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860]))">
            <text:p/>
          </table:table-cell>
          <table:table-cell/>
          <table:table-cell office:value-type="string" calcext:value-type="string">
            <text:p><text:s/>pz</text:p>
          </table:table-cell>
          <table:table-cell table:formula="of:=(TRIM([.L860]))" office:value-type="string" office:string-value="pz" calcext:value-type="string">
            <text:p>pz</text:p>
          </table:table-cell>
          <table:table-cell table:formula="of:=(TRIM([.M860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900" calcext:value-type="float">
            <text:p>900</text:p>
          </table:table-cell>
          <table:table-cell office:value-type="string" calcext:value-type="string">
            <text:p>dist.pz.90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55406" calcext:value-type="float">
            <text:p>2.5540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861]))">
            <text:p/>
          </table:table-cell>
          <table:table-cell/>
          <table:table-cell office:value-type="string" calcext:value-type="string">
            <text:p><text:s/>pz</text:p>
          </table:table-cell>
          <table:table-cell table:formula="of:=(TRIM([.L861]))" office:value-type="string" office:string-value="pz" calcext:value-type="string">
            <text:p>pz</text:p>
          </table:table-cell>
          <table:table-cell table:formula="of:=(TRIM([.M861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950" calcext:value-type="float">
            <text:p>950</text:p>
          </table:table-cell>
          <table:table-cell office:value-type="string" calcext:value-type="string">
            <text:p>dist.pz.9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43159" calcext:value-type="float">
            <text:p>2.43159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862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862]))" office:value-type="string" office:string-value="pz" calcext:value-type="string">
            <text:p>pz</text:p>
          </table:table-cell>
          <table:table-cell table:formula="of:=(TRIM([.M862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950" calcext:value-type="float">
            <text:p>950</text:p>
          </table:table-cell>
          <table:table-cell office:value-type="string" calcext:value-type="string">
            <text:p>dist.pz.95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43159" calcext:value-type="float">
            <text:p>2.431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863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863]))" office:value-type="string" office:string-value="pz" calcext:value-type="string">
            <text:p>pz</text:p>
          </table:table-cell>
          <table:table-cell table:formula="of:=(TRIM([.M863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950" calcext:value-type="float">
            <text:p>950</text:p>
          </table:table-cell>
          <table:table-cell office:value-type="string" calcext:value-type="string">
            <text:p>dist.pz.95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1145" calcext:value-type="float">
            <text:p>2.41145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864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864]))" office:value-type="string" office:string-value="pz" calcext:value-type="string">
            <text:p>pz</text:p>
          </table:table-cell>
          <table:table-cell table:formula="of:=(TRIM([.M864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950" calcext:value-type="float">
            <text:p>950</text:p>
          </table:table-cell>
          <table:table-cell office:value-type="string" calcext:value-type="string">
            <text:p>dist.pz.9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34168" calcext:value-type="float">
            <text:p>2.34168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865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865]))" office:value-type="string" office:string-value="pz" calcext:value-type="string">
            <text:p>pz</text:p>
          </table:table-cell>
          <table:table-cell table:formula="of:=(TRIM([.M865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950" calcext:value-type="float">
            <text:p>950</text:p>
          </table:table-cell>
          <table:table-cell office:value-type="string" calcext:value-type="string">
            <text:p>dist.pz.95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34168" calcext:value-type="float">
            <text:p>2.341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866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866]))" office:value-type="string" office:string-value="pz" calcext:value-type="string">
            <text:p>pz</text:p>
          </table:table-cell>
          <table:table-cell table:formula="of:=(TRIM([.M866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950" calcext:value-type="float">
            <text:p>950</text:p>
          </table:table-cell>
          <table:table-cell office:value-type="string" calcext:value-type="string">
            <text:p>dist.pz.95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43159" calcext:value-type="float">
            <text:p>2.431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867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867]))" office:value-type="string" office:string-value="pz" calcext:value-type="string">
            <text:p>pz</text:p>
          </table:table-cell>
          <table:table-cell table:formula="of:=(TRIM([.M867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950" calcext:value-type="float">
            <text:p>950</text:p>
          </table:table-cell>
          <table:table-cell office:value-type="string" calcext:value-type="string">
            <text:p>dist.pz.9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34168" calcext:value-type="float">
            <text:p>2.34168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868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868]))" office:value-type="string" office:string-value="pz" calcext:value-type="string">
            <text:p>pz</text:p>
          </table:table-cell>
          <table:table-cell table:formula="of:=(TRIM([.M868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950" calcext:value-type="float">
            <text:p>950</text:p>
          </table:table-cell>
          <table:table-cell office:value-type="string" calcext:value-type="string">
            <text:p>dist.pz.95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34168" calcext:value-type="float">
            <text:p>2.341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869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869]))" office:value-type="string" office:string-value="pz" calcext:value-type="string">
            <text:p>pz</text:p>
          </table:table-cell>
          <table:table-cell table:formula="of:=(TRIM([.M869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950" calcext:value-type="float">
            <text:p>950</text:p>
          </table:table-cell>
          <table:table-cell office:value-type="string" calcext:value-type="string">
            <text:p>dist.pz.95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1145" calcext:value-type="float">
            <text:p>2.41145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870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870]))" office:value-type="string" office:string-value="pz" calcext:value-type="string">
            <text:p>pz</text:p>
          </table:table-cell>
          <table:table-cell table:formula="of:=(TRIM([.M870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950" calcext:value-type="float">
            <text:p>950</text:p>
          </table:table-cell>
          <table:table-cell office:value-type="string" calcext:value-type="string">
            <text:p>dist.pz.95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53839" calcext:value-type="float">
            <text:p>2.53839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871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871]))" office:value-type="string" office:string-value="pz" calcext:value-type="string">
            <text:p>pz</text:p>
          </table:table-cell>
          <table:table-cell table:formula="of:=(TRIM([.M871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950" calcext:value-type="float">
            <text:p>950</text:p>
          </table:table-cell>
          <table:table-cell office:value-type="string" calcext:value-type="string">
            <text:p>dist.pz.95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53839" calcext:value-type="float">
            <text:p>2.5383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872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872]))" office:value-type="string" office:string-value="pz" calcext:value-type="string">
            <text:p>pz</text:p>
          </table:table-cell>
          <table:table-cell table:formula="of:=(TRIM([.M872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1000" calcext:value-type="float">
            <text:p>1000</text:p>
          </table:table-cell>
          <table:table-cell office:value-type="string" calcext:value-type="string">
            <text:p>dist.pz.10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41894" calcext:value-type="float">
            <text:p>2.41894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873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873]))" office:value-type="string" office:string-value="pz" calcext:value-type="string">
            <text:p>pz</text:p>
          </table:table-cell>
          <table:table-cell table:formula="of:=(TRIM([.M873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1000" calcext:value-type="float">
            <text:p>1000</text:p>
          </table:table-cell>
          <table:table-cell office:value-type="string" calcext:value-type="string">
            <text:p>dist.pz.1000.dat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41894" calcext:value-type="float">
            <text:p>2.4189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874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874]))" office:value-type="string" office:string-value="pz" calcext:value-type="string">
            <text:p>pz</text:p>
          </table:table-cell>
          <table:table-cell table:formula="of:=(TRIM([.M874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1000" calcext:value-type="float">
            <text:p>1000</text:p>
          </table:table-cell>
          <table:table-cell office:value-type="string" calcext:value-type="string">
            <text:p>dist.pz.1000.da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40122" calcext:value-type="float">
            <text:p>2.40122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875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875]))" office:value-type="string" office:string-value="pz" calcext:value-type="string">
            <text:p>pz</text:p>
          </table:table-cell>
          <table:table-cell table:formula="of:=(TRIM([.M875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1000" calcext:value-type="float">
            <text:p>1000</text:p>
          </table:table-cell>
          <table:table-cell office:value-type="string" calcext:value-type="string">
            <text:p>dist.pz.10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33183" calcext:value-type="float">
            <text:p>2.33183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876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876]))" office:value-type="string" office:string-value="pz" calcext:value-type="string">
            <text:p>pz</text:p>
          </table:table-cell>
          <table:table-cell table:formula="of:=(TRIM([.M876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1000" calcext:value-type="float">
            <text:p>1000</text:p>
          </table:table-cell>
          <table:table-cell office:value-type="string" calcext:value-type="string">
            <text:p>dist.pz.1000.dat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33183" calcext:value-type="float">
            <text:p>2.3318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877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877]))" office:value-type="string" office:string-value="pz" calcext:value-type="string">
            <text:p>pz</text:p>
          </table:table-cell>
          <table:table-cell table:formula="of:=(TRIM([.M877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1000" calcext:value-type="float">
            <text:p>1000</text:p>
          </table:table-cell>
          <table:table-cell office:value-type="string" calcext:value-type="string">
            <text:p>dist.pz.1000.dat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-Mg</text:p>
          </table:table-cell>
          <table:table-cell office:value-type="float" office:value="2.41894" calcext:value-type="float">
            <text:p>2.4189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878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878]))" office:value-type="string" office:string-value="pz" calcext:value-type="string">
            <text:p>pz</text:p>
          </table:table-cell>
          <table:table-cell table:formula="of:=(TRIM([.M878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1000" calcext:value-type="float">
            <text:p>1000</text:p>
          </table:table-cell>
          <table:table-cell office:value-type="string" calcext:value-type="string">
            <text:p>dist.pz.10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33183" calcext:value-type="float">
            <text:p>2.33183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879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879]))" office:value-type="string" office:string-value="pz" calcext:value-type="string">
            <text:p>pz</text:p>
          </table:table-cell>
          <table:table-cell table:formula="of:=(TRIM([.M879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1000" calcext:value-type="float">
            <text:p>1000</text:p>
          </table:table-cell>
          <table:table-cell office:value-type="string" calcext:value-type="string">
            <text:p>dist.pz.1000.dat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-Mg</text:p>
          </table:table-cell>
          <table:table-cell office:value-type="float" office:value="2.33183" calcext:value-type="float">
            <text:p>2.3318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880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880]))" office:value-type="string" office:string-value="pz" calcext:value-type="string">
            <text:p>pz</text:p>
          </table:table-cell>
          <table:table-cell table:formula="of:=(TRIM([.M880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1000" calcext:value-type="float">
            <text:p>1000</text:p>
          </table:table-cell>
          <table:table-cell office:value-type="string" calcext:value-type="string">
            <text:p>dist.pz.1000.dat: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-Mg</text:p>
          </table:table-cell>
          <table:table-cell office:value-type="float" office:value="2.40122" calcext:value-type="float">
            <text:p>2.40122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881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881]))" office:value-type="string" office:string-value="pz" calcext:value-type="string">
            <text:p>pz</text:p>
          </table:table-cell>
          <table:table-cell table:formula="of:=(TRIM([.M881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1000" calcext:value-type="float">
            <text:p>1000</text:p>
          </table:table-cell>
          <table:table-cell office:value-type="string" calcext:value-type="string">
            <text:p>dist.pz.100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52329" calcext:value-type="float">
            <text:p>2.52329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(TRIM([.I882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882]))" office:value-type="string" office:string-value="pz" calcext:value-type="string">
            <text:p>pz</text:p>
          </table:table-cell>
          <table:table-cell table:formula="of:=(TRIM([.M882]))" office:value-type="string" office:string-value="pz" calcext:value-type="string">
            <text:p>pz</text:p>
          </table:table-cell>
        </table:table-row>
        <table:table-row table:style-name="ro1" table:visibility="filter">
          <table:table-cell office:value-type="float" office:value="1000" calcext:value-type="float">
            <text:p>1000</text:p>
          </table:table-cell>
          <table:table-cell office:value-type="string" calcext:value-type="string">
            <text:p>dist.pz.1000.dat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-Mg</text:p>
          </table:table-cell>
          <table:table-cell office:value-type="float" office:value="2.52329" calcext:value-type="float">
            <text:p>2.5232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/>
          <table:table-cell table:formula="of:=(TRIM([.I883]))">
            <text:p/>
          </table:table-cell>
          <table:table-cell/>
          <table:table-cell office:value-type="string" calcext:value-type="string">
            <text:p><text:s/>pz <text:s text:c="3"/></text:p>
          </table:table-cell>
          <table:table-cell table:formula="of:=(TRIM([.L883]))" office:value-type="string" office:string-value="pz" calcext:value-type="string">
            <text:p>pz</text:p>
          </table:table-cell>
          <table:table-cell table:formula="of:=(TRIM([.M883]))" office:value-type="string" office:string-value="pz" calcext:value-type="string">
            <text:p>pz</text:p>
          </table:table-cell>
        </table:table-row>
        <table:table-row table:style-name="ro1" table:visibility="filter">
          <table:table-cell table:number-columns-repeated="9"/>
          <table:table-cell table:formula="of:=(TRIM([.I884]))">
            <text:p/>
          </table:table-cell>
          <table:table-cell table:number-columns-repeated="2"/>
          <table:table-cell table:formula="of:=(TRIM([.L884]))">
            <text:p/>
          </table:table-cell>
          <table:table-cell table:formula="of:=(TRIM([.M884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885]))">
            <text:p/>
          </table:table-cell>
          <table:table-cell table:number-columns-repeated="2"/>
          <table:table-cell table:formula="of:=(TRIM([.L885]))">
            <text:p/>
          </table:table-cell>
          <table:table-cell table:formula="of:=(TRIM([.M885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886]))">
            <text:p/>
          </table:table-cell>
          <table:table-cell table:number-columns-repeated="2"/>
          <table:table-cell table:formula="of:=(TRIM([.L886]))">
            <text:p/>
          </table:table-cell>
          <table:table-cell table:formula="of:=(TRIM([.M886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887]))">
            <text:p/>
          </table:table-cell>
          <table:table-cell table:number-columns-repeated="2"/>
          <table:table-cell table:formula="of:=(TRIM([.L887]))">
            <text:p/>
          </table:table-cell>
          <table:table-cell table:formula="of:=(TRIM([.M887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888]))">
            <text:p/>
          </table:table-cell>
          <table:table-cell table:number-columns-repeated="2"/>
          <table:table-cell table:formula="of:=(TRIM([.L888]))">
            <text:p/>
          </table:table-cell>
          <table:table-cell table:formula="of:=(TRIM([.M888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889]))">
            <text:p/>
          </table:table-cell>
          <table:table-cell table:number-columns-repeated="2"/>
          <table:table-cell table:formula="of:=(TRIM([.L889]))">
            <text:p/>
          </table:table-cell>
          <table:table-cell table:formula="of:=(TRIM([.M889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890]))">
            <text:p/>
          </table:table-cell>
          <table:table-cell table:number-columns-repeated="2"/>
          <table:table-cell table:formula="of:=(TRIM([.L890]))">
            <text:p/>
          </table:table-cell>
          <table:table-cell table:formula="of:=(TRIM([.M890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891]))">
            <text:p/>
          </table:table-cell>
          <table:table-cell table:number-columns-repeated="2"/>
          <table:table-cell table:formula="of:=(TRIM([.L891]))">
            <text:p/>
          </table:table-cell>
          <table:table-cell table:formula="of:=(TRIM([.M891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892]))">
            <text:p/>
          </table:table-cell>
          <table:table-cell table:number-columns-repeated="2"/>
          <table:table-cell table:formula="of:=(TRIM([.L892]))">
            <text:p/>
          </table:table-cell>
          <table:table-cell table:formula="of:=(TRIM([.M892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893]))">
            <text:p/>
          </table:table-cell>
          <table:table-cell table:number-columns-repeated="2"/>
          <table:table-cell table:formula="of:=(TRIM([.L893]))">
            <text:p/>
          </table:table-cell>
          <table:table-cell table:formula="of:=(TRIM([.M893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894]))">
            <text:p/>
          </table:table-cell>
          <table:table-cell table:number-columns-repeated="2"/>
          <table:table-cell table:formula="of:=(TRIM([.L894]))">
            <text:p/>
          </table:table-cell>
          <table:table-cell table:formula="of:=(TRIM([.M894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895]))">
            <text:p/>
          </table:table-cell>
          <table:table-cell table:number-columns-repeated="2"/>
          <table:table-cell table:formula="of:=(TRIM([.L895]))">
            <text:p/>
          </table:table-cell>
          <table:table-cell table:formula="of:=(TRIM([.M895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896]))">
            <text:p/>
          </table:table-cell>
          <table:table-cell table:number-columns-repeated="2"/>
          <table:table-cell table:formula="of:=(TRIM([.L896]))">
            <text:p/>
          </table:table-cell>
          <table:table-cell table:formula="of:=(TRIM([.M896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897]))">
            <text:p/>
          </table:table-cell>
          <table:table-cell table:number-columns-repeated="2"/>
          <table:table-cell table:formula="of:=(TRIM([.L897]))">
            <text:p/>
          </table:table-cell>
          <table:table-cell table:formula="of:=(TRIM([.M897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898]))">
            <text:p/>
          </table:table-cell>
          <table:table-cell table:number-columns-repeated="2"/>
          <table:table-cell table:formula="of:=(TRIM([.L898]))">
            <text:p/>
          </table:table-cell>
          <table:table-cell table:formula="of:=(TRIM([.M898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899]))">
            <text:p/>
          </table:table-cell>
          <table:table-cell table:number-columns-repeated="2"/>
          <table:table-cell table:formula="of:=(TRIM([.L899]))">
            <text:p/>
          </table:table-cell>
          <table:table-cell table:formula="of:=(TRIM([.M899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00]))">
            <text:p/>
          </table:table-cell>
          <table:table-cell table:number-columns-repeated="2"/>
          <table:table-cell table:formula="of:=(TRIM([.L900]))">
            <text:p/>
          </table:table-cell>
          <table:table-cell table:formula="of:=(TRIM([.M900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01]))">
            <text:p/>
          </table:table-cell>
          <table:table-cell table:number-columns-repeated="2"/>
          <table:table-cell table:formula="of:=(TRIM([.L901]))">
            <text:p/>
          </table:table-cell>
          <table:table-cell table:formula="of:=(TRIM([.M901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02]))">
            <text:p/>
          </table:table-cell>
          <table:table-cell table:number-columns-repeated="2"/>
          <table:table-cell table:formula="of:=(TRIM([.L902]))">
            <text:p/>
          </table:table-cell>
          <table:table-cell table:formula="of:=(TRIM([.M902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03]))">
            <text:p/>
          </table:table-cell>
          <table:table-cell table:number-columns-repeated="2"/>
          <table:table-cell table:formula="of:=(TRIM([.L903]))">
            <text:p/>
          </table:table-cell>
          <table:table-cell table:formula="of:=(TRIM([.M903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04]))">
            <text:p/>
          </table:table-cell>
          <table:table-cell table:number-columns-repeated="2"/>
          <table:table-cell table:formula="of:=(TRIM([.L904]))">
            <text:p/>
          </table:table-cell>
          <table:table-cell table:formula="of:=(TRIM([.M904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05]))">
            <text:p/>
          </table:table-cell>
          <table:table-cell table:number-columns-repeated="2"/>
          <table:table-cell table:formula="of:=(TRIM([.L905]))">
            <text:p/>
          </table:table-cell>
          <table:table-cell table:formula="of:=(TRIM([.M905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06]))">
            <text:p/>
          </table:table-cell>
          <table:table-cell table:number-columns-repeated="2"/>
          <table:table-cell table:formula="of:=(TRIM([.L906]))">
            <text:p/>
          </table:table-cell>
          <table:table-cell table:formula="of:=(TRIM([.M906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07]))">
            <text:p/>
          </table:table-cell>
          <table:table-cell table:number-columns-repeated="2"/>
          <table:table-cell table:formula="of:=(TRIM([.L907]))">
            <text:p/>
          </table:table-cell>
          <table:table-cell table:formula="of:=(TRIM([.M907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08]))">
            <text:p/>
          </table:table-cell>
          <table:table-cell table:number-columns-repeated="2"/>
          <table:table-cell table:formula="of:=(TRIM([.L908]))">
            <text:p/>
          </table:table-cell>
          <table:table-cell table:formula="of:=(TRIM([.M908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09]))">
            <text:p/>
          </table:table-cell>
          <table:table-cell table:number-columns-repeated="2"/>
          <table:table-cell table:formula="of:=(TRIM([.L909]))">
            <text:p/>
          </table:table-cell>
          <table:table-cell table:formula="of:=(TRIM([.M909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10]))">
            <text:p/>
          </table:table-cell>
          <table:table-cell table:number-columns-repeated="2"/>
          <table:table-cell table:formula="of:=(TRIM([.L910]))">
            <text:p/>
          </table:table-cell>
          <table:table-cell table:formula="of:=(TRIM([.M910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11]))">
            <text:p/>
          </table:table-cell>
          <table:table-cell table:number-columns-repeated="2"/>
          <table:table-cell table:formula="of:=(TRIM([.L911]))">
            <text:p/>
          </table:table-cell>
          <table:table-cell table:formula="of:=(TRIM([.M911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12]))">
            <text:p/>
          </table:table-cell>
          <table:table-cell table:number-columns-repeated="2"/>
          <table:table-cell table:formula="of:=(TRIM([.L912]))">
            <text:p/>
          </table:table-cell>
          <table:table-cell table:formula="of:=(TRIM([.M912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13]))">
            <text:p/>
          </table:table-cell>
          <table:table-cell table:number-columns-repeated="2"/>
          <table:table-cell table:formula="of:=(TRIM([.L913]))">
            <text:p/>
          </table:table-cell>
          <table:table-cell table:formula="of:=(TRIM([.M913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14]))">
            <text:p/>
          </table:table-cell>
          <table:table-cell table:number-columns-repeated="2"/>
          <table:table-cell table:formula="of:=(TRIM([.L914]))">
            <text:p/>
          </table:table-cell>
          <table:table-cell table:formula="of:=(TRIM([.M914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15]))">
            <text:p/>
          </table:table-cell>
          <table:table-cell table:number-columns-repeated="2"/>
          <table:table-cell table:formula="of:=(TRIM([.L915]))">
            <text:p/>
          </table:table-cell>
          <table:table-cell table:formula="of:=(TRIM([.M915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16]))">
            <text:p/>
          </table:table-cell>
          <table:table-cell table:number-columns-repeated="2"/>
          <table:table-cell table:formula="of:=(TRIM([.L916]))">
            <text:p/>
          </table:table-cell>
          <table:table-cell table:formula="of:=(TRIM([.M916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17]))">
            <text:p/>
          </table:table-cell>
          <table:table-cell table:number-columns-repeated="2"/>
          <table:table-cell table:formula="of:=(TRIM([.L917]))">
            <text:p/>
          </table:table-cell>
          <table:table-cell table:formula="of:=(TRIM([.M917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18]))">
            <text:p/>
          </table:table-cell>
          <table:table-cell table:number-columns-repeated="2"/>
          <table:table-cell table:formula="of:=(TRIM([.L918]))">
            <text:p/>
          </table:table-cell>
          <table:table-cell table:formula="of:=(TRIM([.M918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19]))">
            <text:p/>
          </table:table-cell>
          <table:table-cell table:number-columns-repeated="2"/>
          <table:table-cell table:formula="of:=(TRIM([.L919]))">
            <text:p/>
          </table:table-cell>
          <table:table-cell table:formula="of:=(TRIM([.M919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20]))">
            <text:p/>
          </table:table-cell>
          <table:table-cell table:number-columns-repeated="2"/>
          <table:table-cell table:formula="of:=(TRIM([.L920]))">
            <text:p/>
          </table:table-cell>
          <table:table-cell table:formula="of:=(TRIM([.M920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21]))">
            <text:p/>
          </table:table-cell>
          <table:table-cell table:number-columns-repeated="2"/>
          <table:table-cell table:formula="of:=(TRIM([.L921]))">
            <text:p/>
          </table:table-cell>
          <table:table-cell table:formula="of:=(TRIM([.M921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22]))">
            <text:p/>
          </table:table-cell>
          <table:table-cell table:number-columns-repeated="2"/>
          <table:table-cell table:formula="of:=(TRIM([.L922]))">
            <text:p/>
          </table:table-cell>
          <table:table-cell table:formula="of:=(TRIM([.M922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23]))">
            <text:p/>
          </table:table-cell>
          <table:table-cell table:number-columns-repeated="2"/>
          <table:table-cell table:formula="of:=(TRIM([.L923]))">
            <text:p/>
          </table:table-cell>
          <table:table-cell table:formula="of:=(TRIM([.M923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24]))">
            <text:p/>
          </table:table-cell>
          <table:table-cell table:number-columns-repeated="2"/>
          <table:table-cell table:formula="of:=(TRIM([.L924]))">
            <text:p/>
          </table:table-cell>
          <table:table-cell table:formula="of:=(TRIM([.M924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25]))">
            <text:p/>
          </table:table-cell>
          <table:table-cell table:number-columns-repeated="2"/>
          <table:table-cell table:formula="of:=(TRIM([.L925]))">
            <text:p/>
          </table:table-cell>
          <table:table-cell table:formula="of:=(TRIM([.M925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26]))">
            <text:p/>
          </table:table-cell>
          <table:table-cell table:number-columns-repeated="2"/>
          <table:table-cell table:formula="of:=(TRIM([.L926]))">
            <text:p/>
          </table:table-cell>
          <table:table-cell table:formula="of:=(TRIM([.M926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27]))">
            <text:p/>
          </table:table-cell>
          <table:table-cell table:number-columns-repeated="2"/>
          <table:table-cell table:formula="of:=(TRIM([.L927]))">
            <text:p/>
          </table:table-cell>
          <table:table-cell table:formula="of:=(TRIM([.M927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28]))">
            <text:p/>
          </table:table-cell>
          <table:table-cell table:number-columns-repeated="2"/>
          <table:table-cell table:formula="of:=(TRIM([.L928]))">
            <text:p/>
          </table:table-cell>
          <table:table-cell table:formula="of:=(TRIM([.M928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29]))">
            <text:p/>
          </table:table-cell>
          <table:table-cell table:number-columns-repeated="2"/>
          <table:table-cell table:formula="of:=(TRIM([.L929]))">
            <text:p/>
          </table:table-cell>
          <table:table-cell table:formula="of:=(TRIM([.M929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30]))">
            <text:p/>
          </table:table-cell>
          <table:table-cell table:number-columns-repeated="2"/>
          <table:table-cell table:formula="of:=(TRIM([.L930]))">
            <text:p/>
          </table:table-cell>
          <table:table-cell table:formula="of:=(TRIM([.M930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31]))">
            <text:p/>
          </table:table-cell>
          <table:table-cell table:number-columns-repeated="2"/>
          <table:table-cell table:formula="of:=(TRIM([.L931]))">
            <text:p/>
          </table:table-cell>
          <table:table-cell table:formula="of:=(TRIM([.M931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32]))">
            <text:p/>
          </table:table-cell>
          <table:table-cell table:number-columns-repeated="2"/>
          <table:table-cell table:formula="of:=(TRIM([.L932]))">
            <text:p/>
          </table:table-cell>
          <table:table-cell table:formula="of:=(TRIM([.M932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33]))">
            <text:p/>
          </table:table-cell>
          <table:table-cell table:number-columns-repeated="2"/>
          <table:table-cell table:formula="of:=(TRIM([.L933]))">
            <text:p/>
          </table:table-cell>
          <table:table-cell table:formula="of:=(TRIM([.M933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34]))">
            <text:p/>
          </table:table-cell>
          <table:table-cell table:number-columns-repeated="2"/>
          <table:table-cell table:formula="of:=(TRIM([.L934]))">
            <text:p/>
          </table:table-cell>
          <table:table-cell table:formula="of:=(TRIM([.M934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35]))">
            <text:p/>
          </table:table-cell>
          <table:table-cell table:number-columns-repeated="2"/>
          <table:table-cell table:formula="of:=(TRIM([.L935]))">
            <text:p/>
          </table:table-cell>
          <table:table-cell table:formula="of:=(TRIM([.M935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36]))">
            <text:p/>
          </table:table-cell>
          <table:table-cell table:number-columns-repeated="2"/>
          <table:table-cell table:formula="of:=(TRIM([.L936]))">
            <text:p/>
          </table:table-cell>
          <table:table-cell table:formula="of:=(TRIM([.M936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37]))">
            <text:p/>
          </table:table-cell>
          <table:table-cell table:number-columns-repeated="2"/>
          <table:table-cell table:formula="of:=(TRIM([.L937]))">
            <text:p/>
          </table:table-cell>
          <table:table-cell table:formula="of:=(TRIM([.M937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38]))">
            <text:p/>
          </table:table-cell>
          <table:table-cell table:number-columns-repeated="2"/>
          <table:table-cell table:formula="of:=(TRIM([.L938]))">
            <text:p/>
          </table:table-cell>
          <table:table-cell table:formula="of:=(TRIM([.M938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39]))">
            <text:p/>
          </table:table-cell>
          <table:table-cell table:number-columns-repeated="2"/>
          <table:table-cell table:formula="of:=(TRIM([.L939]))">
            <text:p/>
          </table:table-cell>
          <table:table-cell table:formula="of:=(TRIM([.M939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40]))">
            <text:p/>
          </table:table-cell>
          <table:table-cell table:number-columns-repeated="2"/>
          <table:table-cell table:formula="of:=(TRIM([.L940]))">
            <text:p/>
          </table:table-cell>
          <table:table-cell table:formula="of:=(TRIM([.M940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41]))">
            <text:p/>
          </table:table-cell>
          <table:table-cell table:number-columns-repeated="2"/>
          <table:table-cell table:formula="of:=(TRIM([.L941]))">
            <text:p/>
          </table:table-cell>
          <table:table-cell table:formula="of:=(TRIM([.M941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42]))">
            <text:p/>
          </table:table-cell>
          <table:table-cell table:number-columns-repeated="2"/>
          <table:table-cell table:formula="of:=(TRIM([.L942]))">
            <text:p/>
          </table:table-cell>
          <table:table-cell table:formula="of:=(TRIM([.M942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43]))">
            <text:p/>
          </table:table-cell>
          <table:table-cell table:number-columns-repeated="2"/>
          <table:table-cell table:formula="of:=(TRIM([.L943]))">
            <text:p/>
          </table:table-cell>
          <table:table-cell table:formula="of:=(TRIM([.M943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44]))">
            <text:p/>
          </table:table-cell>
          <table:table-cell table:number-columns-repeated="2"/>
          <table:table-cell table:formula="of:=(TRIM([.L944]))">
            <text:p/>
          </table:table-cell>
          <table:table-cell table:formula="of:=(TRIM([.M944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45]))">
            <text:p/>
          </table:table-cell>
          <table:table-cell table:number-columns-repeated="2"/>
          <table:table-cell table:formula="of:=(TRIM([.L945]))">
            <text:p/>
          </table:table-cell>
          <table:table-cell table:formula="of:=(TRIM([.M945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46]))">
            <text:p/>
          </table:table-cell>
          <table:table-cell table:number-columns-repeated="2"/>
          <table:table-cell table:formula="of:=(TRIM([.L946]))">
            <text:p/>
          </table:table-cell>
          <table:table-cell table:formula="of:=(TRIM([.M946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47]))">
            <text:p/>
          </table:table-cell>
          <table:table-cell table:number-columns-repeated="2"/>
          <table:table-cell table:formula="of:=(TRIM([.L947]))">
            <text:p/>
          </table:table-cell>
          <table:table-cell table:formula="of:=(TRIM([.M947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48]))">
            <text:p/>
          </table:table-cell>
          <table:table-cell table:number-columns-repeated="2"/>
          <table:table-cell table:formula="of:=(TRIM([.L948]))">
            <text:p/>
          </table:table-cell>
          <table:table-cell table:formula="of:=(TRIM([.M948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49]))">
            <text:p/>
          </table:table-cell>
          <table:table-cell table:number-columns-repeated="2"/>
          <table:table-cell table:formula="of:=(TRIM([.L949]))">
            <text:p/>
          </table:table-cell>
          <table:table-cell table:formula="of:=(TRIM([.M949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50]))">
            <text:p/>
          </table:table-cell>
          <table:table-cell table:number-columns-repeated="2"/>
          <table:table-cell table:formula="of:=(TRIM([.L950]))">
            <text:p/>
          </table:table-cell>
          <table:table-cell table:formula="of:=(TRIM([.M950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51]))">
            <text:p/>
          </table:table-cell>
          <table:table-cell table:number-columns-repeated="2"/>
          <table:table-cell table:formula="of:=(TRIM([.L951]))">
            <text:p/>
          </table:table-cell>
          <table:table-cell table:formula="of:=(TRIM([.M951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52]))">
            <text:p/>
          </table:table-cell>
          <table:table-cell table:number-columns-repeated="2"/>
          <table:table-cell table:formula="of:=(TRIM([.L952]))">
            <text:p/>
          </table:table-cell>
          <table:table-cell table:formula="of:=(TRIM([.M952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53]))">
            <text:p/>
          </table:table-cell>
          <table:table-cell table:number-columns-repeated="2"/>
          <table:table-cell table:formula="of:=(TRIM([.L953]))">
            <text:p/>
          </table:table-cell>
          <table:table-cell table:formula="of:=(TRIM([.M953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54]))">
            <text:p/>
          </table:table-cell>
          <table:table-cell table:number-columns-repeated="2"/>
          <table:table-cell table:formula="of:=(TRIM([.L954]))">
            <text:p/>
          </table:table-cell>
          <table:table-cell table:formula="of:=(TRIM([.M954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55]))">
            <text:p/>
          </table:table-cell>
          <table:table-cell table:number-columns-repeated="2"/>
          <table:table-cell table:formula="of:=(TRIM([.L955]))">
            <text:p/>
          </table:table-cell>
          <table:table-cell table:formula="of:=(TRIM([.M955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56]))">
            <text:p/>
          </table:table-cell>
          <table:table-cell table:number-columns-repeated="2"/>
          <table:table-cell table:formula="of:=(TRIM([.L956]))">
            <text:p/>
          </table:table-cell>
          <table:table-cell table:formula="of:=(TRIM([.M956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57]))">
            <text:p/>
          </table:table-cell>
          <table:table-cell table:number-columns-repeated="2"/>
          <table:table-cell table:formula="of:=(TRIM([.L957]))">
            <text:p/>
          </table:table-cell>
          <table:table-cell table:formula="of:=(TRIM([.M957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58]))">
            <text:p/>
          </table:table-cell>
          <table:table-cell table:number-columns-repeated="2"/>
          <table:table-cell table:formula="of:=(TRIM([.L958]))">
            <text:p/>
          </table:table-cell>
          <table:table-cell table:formula="of:=(TRIM([.M958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59]))">
            <text:p/>
          </table:table-cell>
          <table:table-cell table:number-columns-repeated="2"/>
          <table:table-cell table:formula="of:=(TRIM([.L959]))">
            <text:p/>
          </table:table-cell>
          <table:table-cell table:formula="of:=(TRIM([.M959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60]))">
            <text:p/>
          </table:table-cell>
          <table:table-cell table:number-columns-repeated="2"/>
          <table:table-cell table:formula="of:=(TRIM([.L960]))">
            <text:p/>
          </table:table-cell>
          <table:table-cell table:formula="of:=(TRIM([.M960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61]))">
            <text:p/>
          </table:table-cell>
          <table:table-cell table:number-columns-repeated="2"/>
          <table:table-cell table:formula="of:=(TRIM([.L961]))">
            <text:p/>
          </table:table-cell>
          <table:table-cell table:formula="of:=(TRIM([.M961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62]))">
            <text:p/>
          </table:table-cell>
          <table:table-cell table:number-columns-repeated="2"/>
          <table:table-cell table:formula="of:=(TRIM([.L962]))">
            <text:p/>
          </table:table-cell>
          <table:table-cell table:formula="of:=(TRIM([.M962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63]))">
            <text:p/>
          </table:table-cell>
          <table:table-cell table:number-columns-repeated="2"/>
          <table:table-cell table:formula="of:=(TRIM([.L963]))">
            <text:p/>
          </table:table-cell>
          <table:table-cell table:formula="of:=(TRIM([.M963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64]))">
            <text:p/>
          </table:table-cell>
          <table:table-cell table:number-columns-repeated="2"/>
          <table:table-cell table:formula="of:=(TRIM([.L964]))">
            <text:p/>
          </table:table-cell>
          <table:table-cell table:formula="of:=(TRIM([.M964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65]))">
            <text:p/>
          </table:table-cell>
          <table:table-cell table:number-columns-repeated="2"/>
          <table:table-cell table:formula="of:=(TRIM([.L965]))">
            <text:p/>
          </table:table-cell>
          <table:table-cell table:formula="of:=(TRIM([.M965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66]))">
            <text:p/>
          </table:table-cell>
          <table:table-cell table:number-columns-repeated="2"/>
          <table:table-cell table:formula="of:=(TRIM([.L966]))">
            <text:p/>
          </table:table-cell>
          <table:table-cell table:formula="of:=(TRIM([.M966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67]))">
            <text:p/>
          </table:table-cell>
          <table:table-cell table:number-columns-repeated="2"/>
          <table:table-cell table:formula="of:=(TRIM([.L967]))">
            <text:p/>
          </table:table-cell>
          <table:table-cell table:formula="of:=(TRIM([.M967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68]))">
            <text:p/>
          </table:table-cell>
          <table:table-cell table:number-columns-repeated="2"/>
          <table:table-cell table:formula="of:=(TRIM([.L968]))">
            <text:p/>
          </table:table-cell>
          <table:table-cell table:formula="of:=(TRIM([.M968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69]))">
            <text:p/>
          </table:table-cell>
          <table:table-cell table:number-columns-repeated="2"/>
          <table:table-cell table:formula="of:=(TRIM([.L969]))">
            <text:p/>
          </table:table-cell>
          <table:table-cell table:formula="of:=(TRIM([.M969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70]))">
            <text:p/>
          </table:table-cell>
          <table:table-cell table:number-columns-repeated="2"/>
          <table:table-cell table:formula="of:=(TRIM([.L970]))">
            <text:p/>
          </table:table-cell>
          <table:table-cell table:formula="of:=(TRIM([.M970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71]))">
            <text:p/>
          </table:table-cell>
          <table:table-cell table:number-columns-repeated="2"/>
          <table:table-cell table:formula="of:=(TRIM([.L971]))">
            <text:p/>
          </table:table-cell>
          <table:table-cell table:formula="of:=(TRIM([.M971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72]))">
            <text:p/>
          </table:table-cell>
          <table:table-cell table:number-columns-repeated="2"/>
          <table:table-cell table:formula="of:=(TRIM([.L972]))">
            <text:p/>
          </table:table-cell>
          <table:table-cell table:formula="of:=(TRIM([.M972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73]))">
            <text:p/>
          </table:table-cell>
          <table:table-cell table:number-columns-repeated="2"/>
          <table:table-cell table:formula="of:=(TRIM([.L973]))">
            <text:p/>
          </table:table-cell>
          <table:table-cell table:formula="of:=(TRIM([.M973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74]))">
            <text:p/>
          </table:table-cell>
          <table:table-cell table:number-columns-repeated="2"/>
          <table:table-cell table:formula="of:=(TRIM([.L974]))">
            <text:p/>
          </table:table-cell>
          <table:table-cell table:formula="of:=(TRIM([.M974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75]))">
            <text:p/>
          </table:table-cell>
          <table:table-cell table:number-columns-repeated="2"/>
          <table:table-cell table:formula="of:=(TRIM([.L975]))">
            <text:p/>
          </table:table-cell>
          <table:table-cell table:formula="of:=(TRIM([.M975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76]))">
            <text:p/>
          </table:table-cell>
          <table:table-cell table:number-columns-repeated="2"/>
          <table:table-cell table:formula="of:=(TRIM([.L976]))">
            <text:p/>
          </table:table-cell>
          <table:table-cell table:formula="of:=(TRIM([.M976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77]))">
            <text:p/>
          </table:table-cell>
          <table:table-cell table:number-columns-repeated="2"/>
          <table:table-cell table:formula="of:=(TRIM([.L977]))">
            <text:p/>
          </table:table-cell>
          <table:table-cell table:formula="of:=(TRIM([.M977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78]))">
            <text:p/>
          </table:table-cell>
          <table:table-cell table:number-columns-repeated="2"/>
          <table:table-cell table:formula="of:=(TRIM([.L978]))">
            <text:p/>
          </table:table-cell>
          <table:table-cell table:formula="of:=(TRIM([.M978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79]))">
            <text:p/>
          </table:table-cell>
          <table:table-cell table:number-columns-repeated="2"/>
          <table:table-cell table:formula="of:=(TRIM([.L979]))">
            <text:p/>
          </table:table-cell>
          <table:table-cell table:formula="of:=(TRIM([.M979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80]))">
            <text:p/>
          </table:table-cell>
          <table:table-cell table:number-columns-repeated="2"/>
          <table:table-cell table:formula="of:=(TRIM([.L980]))">
            <text:p/>
          </table:table-cell>
          <table:table-cell table:formula="of:=(TRIM([.M980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81]))">
            <text:p/>
          </table:table-cell>
          <table:table-cell table:number-columns-repeated="2"/>
          <table:table-cell table:formula="of:=(TRIM([.L981]))">
            <text:p/>
          </table:table-cell>
          <table:table-cell table:formula="of:=(TRIM([.M981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82]))">
            <text:p/>
          </table:table-cell>
          <table:table-cell table:number-columns-repeated="2"/>
          <table:table-cell table:formula="of:=(TRIM([.L982]))">
            <text:p/>
          </table:table-cell>
          <table:table-cell table:formula="of:=(TRIM([.M982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83]))">
            <text:p/>
          </table:table-cell>
          <table:table-cell table:number-columns-repeated="2"/>
          <table:table-cell table:formula="of:=(TRIM([.L983]))">
            <text:p/>
          </table:table-cell>
          <table:table-cell table:formula="of:=(TRIM([.M983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84]))">
            <text:p/>
          </table:table-cell>
          <table:table-cell table:number-columns-repeated="2"/>
          <table:table-cell table:formula="of:=(TRIM([.L984]))">
            <text:p/>
          </table:table-cell>
          <table:table-cell table:formula="of:=(TRIM([.M984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85]))">
            <text:p/>
          </table:table-cell>
          <table:table-cell table:number-columns-repeated="2"/>
          <table:table-cell table:formula="of:=(TRIM([.L985]))">
            <text:p/>
          </table:table-cell>
          <table:table-cell table:formula="of:=(TRIM([.M985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86]))">
            <text:p/>
          </table:table-cell>
          <table:table-cell table:number-columns-repeated="2"/>
          <table:table-cell table:formula="of:=(TRIM([.L986]))">
            <text:p/>
          </table:table-cell>
          <table:table-cell table:formula="of:=(TRIM([.M986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87]))">
            <text:p/>
          </table:table-cell>
          <table:table-cell table:number-columns-repeated="2"/>
          <table:table-cell table:formula="of:=(TRIM([.L987]))">
            <text:p/>
          </table:table-cell>
          <table:table-cell table:formula="of:=(TRIM([.M987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88]))">
            <text:p/>
          </table:table-cell>
          <table:table-cell table:number-columns-repeated="2"/>
          <table:table-cell table:formula="of:=(TRIM([.L988]))">
            <text:p/>
          </table:table-cell>
          <table:table-cell table:formula="of:=(TRIM([.M988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89]))">
            <text:p/>
          </table:table-cell>
          <table:table-cell table:number-columns-repeated="2"/>
          <table:table-cell table:formula="of:=(TRIM([.L989]))">
            <text:p/>
          </table:table-cell>
          <table:table-cell table:formula="of:=(TRIM([.M989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90]))">
            <text:p/>
          </table:table-cell>
          <table:table-cell table:number-columns-repeated="2"/>
          <table:table-cell table:formula="of:=(TRIM([.L990]))">
            <text:p/>
          </table:table-cell>
          <table:table-cell table:formula="of:=(TRIM([.M990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91]))">
            <text:p/>
          </table:table-cell>
          <table:table-cell table:number-columns-repeated="2"/>
          <table:table-cell table:formula="of:=(TRIM([.L991]))">
            <text:p/>
          </table:table-cell>
          <table:table-cell table:formula="of:=(TRIM([.M991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92]))">
            <text:p/>
          </table:table-cell>
          <table:table-cell table:number-columns-repeated="2"/>
          <table:table-cell table:formula="of:=(TRIM([.L992]))">
            <text:p/>
          </table:table-cell>
          <table:table-cell table:formula="of:=(TRIM([.M992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93]))">
            <text:p/>
          </table:table-cell>
          <table:table-cell table:number-columns-repeated="2"/>
          <table:table-cell table:formula="of:=(TRIM([.L993]))">
            <text:p/>
          </table:table-cell>
          <table:table-cell table:formula="of:=(TRIM([.M993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94]))">
            <text:p/>
          </table:table-cell>
          <table:table-cell table:number-columns-repeated="2"/>
          <table:table-cell table:formula="of:=(TRIM([.L994]))">
            <text:p/>
          </table:table-cell>
          <table:table-cell table:formula="of:=(TRIM([.M994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95]))">
            <text:p/>
          </table:table-cell>
          <table:table-cell table:number-columns-repeated="2"/>
          <table:table-cell table:formula="of:=(TRIM([.L995]))">
            <text:p/>
          </table:table-cell>
          <table:table-cell table:formula="of:=(TRIM([.M995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96]))">
            <text:p/>
          </table:table-cell>
          <table:table-cell table:number-columns-repeated="2"/>
          <table:table-cell table:formula="of:=(TRIM([.L996]))">
            <text:p/>
          </table:table-cell>
          <table:table-cell table:formula="of:=(TRIM([.M996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97]))">
            <text:p/>
          </table:table-cell>
          <table:table-cell table:number-columns-repeated="2"/>
          <table:table-cell table:formula="of:=(TRIM([.L997]))">
            <text:p/>
          </table:table-cell>
          <table:table-cell table:formula="of:=(TRIM([.M997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98]))">
            <text:p/>
          </table:table-cell>
          <table:table-cell table:number-columns-repeated="2"/>
          <table:table-cell table:formula="of:=(TRIM([.L998]))">
            <text:p/>
          </table:table-cell>
          <table:table-cell table:formula="of:=(TRIM([.M998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999]))">
            <text:p/>
          </table:table-cell>
          <table:table-cell table:number-columns-repeated="2"/>
          <table:table-cell table:formula="of:=(TRIM([.L999]))">
            <text:p/>
          </table:table-cell>
          <table:table-cell table:formula="of:=(TRIM([.M999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1000]))">
            <text:p/>
          </table:table-cell>
          <table:table-cell table:number-columns-repeated="2"/>
          <table:table-cell table:formula="of:=(TRIM([.L1000]))">
            <text:p/>
          </table:table-cell>
          <table:table-cell table:formula="of:=(TRIM([.M1000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1001]))">
            <text:p/>
          </table:table-cell>
          <table:table-cell table:number-columns-repeated="2"/>
          <table:table-cell table:formula="of:=(TRIM([.L1001]))">
            <text:p/>
          </table:table-cell>
          <table:table-cell table:formula="of:=(TRIM([.M1001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1002]))">
            <text:p/>
          </table:table-cell>
          <table:table-cell table:number-columns-repeated="2"/>
          <table:table-cell table:formula="of:=(TRIM([.L1002]))">
            <text:p/>
          </table:table-cell>
          <table:table-cell table:formula="of:=(TRIM([.M1002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1003]))">
            <text:p/>
          </table:table-cell>
          <table:table-cell table:number-columns-repeated="2"/>
          <table:table-cell table:formula="of:=(TRIM([.L1003]))">
            <text:p/>
          </table:table-cell>
          <table:table-cell table:formula="of:=(TRIM([.M1003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1004]))">
            <text:p/>
          </table:table-cell>
          <table:table-cell table:number-columns-repeated="2"/>
          <table:table-cell table:formula="of:=(TRIM([.L1004]))">
            <text:p/>
          </table:table-cell>
          <table:table-cell table:formula="of:=(TRIM([.M1004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1005]))">
            <text:p/>
          </table:table-cell>
          <table:table-cell table:number-columns-repeated="2"/>
          <table:table-cell table:formula="of:=(TRIM([.L1005]))">
            <text:p/>
          </table:table-cell>
          <table:table-cell table:formula="of:=(TRIM([.M1005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1006]))">
            <text:p/>
          </table:table-cell>
          <table:table-cell table:number-columns-repeated="2"/>
          <table:table-cell table:formula="of:=(TRIM([.L1006]))">
            <text:p/>
          </table:table-cell>
          <table:table-cell table:formula="of:=(TRIM([.M1006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1007]))">
            <text:p/>
          </table:table-cell>
          <table:table-cell table:number-columns-repeated="2"/>
          <table:table-cell table:formula="of:=(TRIM([.L1007]))">
            <text:p/>
          </table:table-cell>
          <table:table-cell table:formula="of:=(TRIM([.M1007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1008]))">
            <text:p/>
          </table:table-cell>
          <table:table-cell table:number-columns-repeated="2"/>
          <table:table-cell table:formula="of:=(TRIM([.L1008]))">
            <text:p/>
          </table:table-cell>
          <table:table-cell table:formula="of:=(TRIM([.M1008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1009]))">
            <text:p/>
          </table:table-cell>
          <table:table-cell table:number-columns-repeated="2"/>
          <table:table-cell table:formula="of:=(TRIM([.L1009]))">
            <text:p/>
          </table:table-cell>
          <table:table-cell table:formula="of:=(TRIM([.M1009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1010]))">
            <text:p/>
          </table:table-cell>
          <table:table-cell table:number-columns-repeated="2"/>
          <table:table-cell table:formula="of:=(TRIM([.L1010]))">
            <text:p/>
          </table:table-cell>
          <table:table-cell table:formula="of:=(TRIM([.M1010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1011]))">
            <text:p/>
          </table:table-cell>
          <table:table-cell table:number-columns-repeated="2"/>
          <table:table-cell table:formula="of:=(TRIM([.L1011]))">
            <text:p/>
          </table:table-cell>
          <table:table-cell table:formula="of:=(TRIM([.M1011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1012]))">
            <text:p/>
          </table:table-cell>
          <table:table-cell table:number-columns-repeated="2"/>
          <table:table-cell table:formula="of:=(TRIM([.L1012]))">
            <text:p/>
          </table:table-cell>
          <table:table-cell table:formula="of:=(TRIM([.M1012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1013]))">
            <text:p/>
          </table:table-cell>
          <table:table-cell table:number-columns-repeated="2"/>
          <table:table-cell table:formula="of:=(TRIM([.L1013]))">
            <text:p/>
          </table:table-cell>
          <table:table-cell table:formula="of:=(TRIM([.M1013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1014]))">
            <text:p/>
          </table:table-cell>
          <table:table-cell table:number-columns-repeated="2"/>
          <table:table-cell table:formula="of:=(TRIM([.L1014]))">
            <text:p/>
          </table:table-cell>
          <table:table-cell table:formula="of:=(TRIM([.M1014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1015]))">
            <text:p/>
          </table:table-cell>
          <table:table-cell table:number-columns-repeated="2"/>
          <table:table-cell table:formula="of:=(TRIM([.L1015]))">
            <text:p/>
          </table:table-cell>
          <table:table-cell table:formula="of:=(TRIM([.M1015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1016]))">
            <text:p/>
          </table:table-cell>
          <table:table-cell table:number-columns-repeated="2"/>
          <table:table-cell table:formula="of:=(TRIM([.L1016]))">
            <text:p/>
          </table:table-cell>
          <table:table-cell table:formula="of:=(TRIM([.M1016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1017]))">
            <text:p/>
          </table:table-cell>
          <table:table-cell table:number-columns-repeated="2"/>
          <table:table-cell table:formula="of:=(TRIM([.L1017]))">
            <text:p/>
          </table:table-cell>
          <table:table-cell table:formula="of:=(TRIM([.M1017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1018]))">
            <text:p/>
          </table:table-cell>
          <table:table-cell table:number-columns-repeated="2"/>
          <table:table-cell table:formula="of:=(TRIM([.L1018]))">
            <text:p/>
          </table:table-cell>
          <table:table-cell table:formula="of:=(TRIM([.M1018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1019]))">
            <text:p/>
          </table:table-cell>
          <table:table-cell table:number-columns-repeated="2"/>
          <table:table-cell table:formula="of:=(TRIM([.L1019]))">
            <text:p/>
          </table:table-cell>
          <table:table-cell table:formula="of:=(TRIM([.M1019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1020]))">
            <text:p/>
          </table:table-cell>
          <table:table-cell table:number-columns-repeated="2"/>
          <table:table-cell table:formula="of:=(TRIM([.L1020]))">
            <text:p/>
          </table:table-cell>
          <table:table-cell table:formula="of:=(TRIM([.M1020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1021]))">
            <text:p/>
          </table:table-cell>
          <table:table-cell table:number-columns-repeated="2"/>
          <table:table-cell table:formula="of:=(TRIM([.L1021]))">
            <text:p/>
          </table:table-cell>
          <table:table-cell table:formula="of:=(TRIM([.M1021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1022]))">
            <text:p/>
          </table:table-cell>
          <table:table-cell table:number-columns-repeated="2"/>
          <table:table-cell table:formula="of:=(TRIM([.L1022]))">
            <text:p/>
          </table:table-cell>
          <table:table-cell table:formula="of:=(TRIM([.M1022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1023]))">
            <text:p/>
          </table:table-cell>
          <table:table-cell table:number-columns-repeated="2"/>
          <table:table-cell table:formula="of:=(TRIM([.L1023]))">
            <text:p/>
          </table:table-cell>
          <table:table-cell table:formula="of:=(TRIM([.M1023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1024]))">
            <text:p/>
          </table:table-cell>
          <table:table-cell table:number-columns-repeated="2"/>
          <table:table-cell table:formula="of:=(TRIM([.L1024]))">
            <text:p/>
          </table:table-cell>
          <table:table-cell table:formula="of:=(TRIM([.M1024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1025]))">
            <text:p/>
          </table:table-cell>
          <table:table-cell table:number-columns-repeated="2"/>
          <table:table-cell table:formula="of:=(TRIM([.L1025]))">
            <text:p/>
          </table:table-cell>
          <table:table-cell table:formula="of:=(TRIM([.M1025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1026]))">
            <text:p/>
          </table:table-cell>
          <table:table-cell table:number-columns-repeated="2"/>
          <table:table-cell table:formula="of:=(TRIM([.L1026]))">
            <text:p/>
          </table:table-cell>
          <table:table-cell table:formula="of:=(TRIM([.M1026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1027]))">
            <text:p/>
          </table:table-cell>
          <table:table-cell table:number-columns-repeated="2"/>
          <table:table-cell table:formula="of:=(TRIM([.L1027]))">
            <text:p/>
          </table:table-cell>
          <table:table-cell table:formula="of:=(TRIM([.M1027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1028]))">
            <text:p/>
          </table:table-cell>
          <table:table-cell table:number-columns-repeated="2"/>
          <table:table-cell table:formula="of:=(TRIM([.L1028]))">
            <text:p/>
          </table:table-cell>
          <table:table-cell table:formula="of:=(TRIM([.M1028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1029]))">
            <text:p/>
          </table:table-cell>
          <table:table-cell table:number-columns-repeated="2"/>
          <table:table-cell table:formula="of:=(TRIM([.L1029]))">
            <text:p/>
          </table:table-cell>
          <table:table-cell table:formula="of:=(TRIM([.M1029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1030]))">
            <text:p/>
          </table:table-cell>
          <table:table-cell table:number-columns-repeated="2"/>
          <table:table-cell table:formula="of:=(TRIM([.L1030]))">
            <text:p/>
          </table:table-cell>
          <table:table-cell table:formula="of:=(TRIM([.M1030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1031]))">
            <text:p/>
          </table:table-cell>
          <table:table-cell table:number-columns-repeated="2"/>
          <table:table-cell table:formula="of:=(TRIM([.L1031]))">
            <text:p/>
          </table:table-cell>
          <table:table-cell table:formula="of:=(TRIM([.M1031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1032]))">
            <text:p/>
          </table:table-cell>
          <table:table-cell table:number-columns-repeated="2"/>
          <table:table-cell table:formula="of:=(TRIM([.L1032]))">
            <text:p/>
          </table:table-cell>
          <table:table-cell table:formula="of:=(TRIM([.M1032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1033]))">
            <text:p/>
          </table:table-cell>
          <table:table-cell table:number-columns-repeated="2"/>
          <table:table-cell table:formula="of:=(TRIM([.L1033]))">
            <text:p/>
          </table:table-cell>
          <table:table-cell table:formula="of:=(TRIM([.M1033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1034]))">
            <text:p/>
          </table:table-cell>
          <table:table-cell table:number-columns-repeated="2"/>
          <table:table-cell table:formula="of:=(TRIM([.L1034]))">
            <text:p/>
          </table:table-cell>
          <table:table-cell table:formula="of:=(TRIM([.M1034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1035]))">
            <text:p/>
          </table:table-cell>
          <table:table-cell table:number-columns-repeated="2"/>
          <table:table-cell table:formula="of:=(TRIM([.L1035]))">
            <text:p/>
          </table:table-cell>
          <table:table-cell table:formula="of:=(TRIM([.M1035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1036]))">
            <text:p/>
          </table:table-cell>
          <table:table-cell table:number-columns-repeated="2"/>
          <table:table-cell table:formula="of:=(TRIM([.L1036]))">
            <text:p/>
          </table:table-cell>
          <table:table-cell table:formula="of:=(TRIM([.M1036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1037]))">
            <text:p/>
          </table:table-cell>
          <table:table-cell table:number-columns-repeated="2"/>
          <table:table-cell table:formula="of:=(TRIM([.L1037]))">
            <text:p/>
          </table:table-cell>
          <table:table-cell table:formula="of:=(TRIM([.M1037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1038]))">
            <text:p/>
          </table:table-cell>
          <table:table-cell table:number-columns-repeated="2"/>
          <table:table-cell table:formula="of:=(TRIM([.L1038]))">
            <text:p/>
          </table:table-cell>
          <table:table-cell table:formula="of:=(TRIM([.M1038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1039]))">
            <text:p/>
          </table:table-cell>
          <table:table-cell table:number-columns-repeated="2"/>
          <table:table-cell table:formula="of:=(TRIM([.L1039]))">
            <text:p/>
          </table:table-cell>
          <table:table-cell table:formula="of:=(TRIM([.M1039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1040]))">
            <text:p/>
          </table:table-cell>
          <table:table-cell table:number-columns-repeated="2"/>
          <table:table-cell table:formula="of:=(TRIM([.L1040]))">
            <text:p/>
          </table:table-cell>
          <table:table-cell table:formula="of:=(TRIM([.M1040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1041]))">
            <text:p/>
          </table:table-cell>
          <table:table-cell table:number-columns-repeated="2"/>
          <table:table-cell table:formula="of:=(TRIM([.L1041]))">
            <text:p/>
          </table:table-cell>
          <table:table-cell table:formula="of:=(TRIM([.M1041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1042]))">
            <text:p/>
          </table:table-cell>
          <table:table-cell table:number-columns-repeated="2"/>
          <table:table-cell table:formula="of:=(TRIM([.L1042]))">
            <text:p/>
          </table:table-cell>
          <table:table-cell table:formula="of:=(TRIM([.M1042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1043]))">
            <text:p/>
          </table:table-cell>
          <table:table-cell table:number-columns-repeated="2"/>
          <table:table-cell table:formula="of:=(TRIM([.L1043]))">
            <text:p/>
          </table:table-cell>
          <table:table-cell table:formula="of:=(TRIM([.M1043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1044]))">
            <text:p/>
          </table:table-cell>
          <table:table-cell table:number-columns-repeated="2"/>
          <table:table-cell table:formula="of:=(TRIM([.L1044]))">
            <text:p/>
          </table:table-cell>
          <table:table-cell table:formula="of:=(TRIM([.M1044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1045]))">
            <text:p/>
          </table:table-cell>
          <table:table-cell table:number-columns-repeated="2"/>
          <table:table-cell table:formula="of:=(TRIM([.L1045]))">
            <text:p/>
          </table:table-cell>
          <table:table-cell table:formula="of:=(TRIM([.M1045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1046]))">
            <text:p/>
          </table:table-cell>
          <table:table-cell table:number-columns-repeated="2"/>
          <table:table-cell table:formula="of:=(TRIM([.L1046]))">
            <text:p/>
          </table:table-cell>
          <table:table-cell table:formula="of:=(TRIM([.M1046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1047]))">
            <text:p/>
          </table:table-cell>
          <table:table-cell table:number-columns-repeated="2"/>
          <table:table-cell table:formula="of:=(TRIM([.L1047]))">
            <text:p/>
          </table:table-cell>
          <table:table-cell table:formula="of:=(TRIM([.M1047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1048]))">
            <text:p/>
          </table:table-cell>
          <table:table-cell table:number-columns-repeated="2"/>
          <table:table-cell table:formula="of:=(TRIM([.L1048]))">
            <text:p/>
          </table:table-cell>
          <table:table-cell table:formula="of:=(TRIM([.M1048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1049]))">
            <text:p/>
          </table:table-cell>
          <table:table-cell table:number-columns-repeated="2"/>
          <table:table-cell table:formula="of:=(TRIM([.L1049]))">
            <text:p/>
          </table:table-cell>
          <table:table-cell table:formula="of:=(TRIM([.M1049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1050]))">
            <text:p/>
          </table:table-cell>
          <table:table-cell table:number-columns-repeated="2"/>
          <table:table-cell table:formula="of:=(TRIM([.L1050]))">
            <text:p/>
          </table:table-cell>
          <table:table-cell table:formula="of:=(TRIM([.M1050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1051]))">
            <text:p/>
          </table:table-cell>
          <table:table-cell table:number-columns-repeated="2"/>
          <table:table-cell table:formula="of:=(TRIM([.L1051]))">
            <text:p/>
          </table:table-cell>
          <table:table-cell table:formula="of:=(TRIM([.M1051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1052]))">
            <text:p/>
          </table:table-cell>
          <table:table-cell table:number-columns-repeated="2"/>
          <table:table-cell table:formula="of:=(TRIM([.L1052]))">
            <text:p/>
          </table:table-cell>
          <table:table-cell table:formula="of:=(TRIM([.M1052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1053]))">
            <text:p/>
          </table:table-cell>
          <table:table-cell table:number-columns-repeated="2"/>
          <table:table-cell table:formula="of:=(TRIM([.L1053]))">
            <text:p/>
          </table:table-cell>
          <table:table-cell table:formula="of:=(TRIM([.M1053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1054]))">
            <text:p/>
          </table:table-cell>
          <table:table-cell table:number-columns-repeated="2"/>
          <table:table-cell table:formula="of:=(TRIM([.L1054]))">
            <text:p/>
          </table:table-cell>
          <table:table-cell table:formula="of:=(TRIM([.M1054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1055]))">
            <text:p/>
          </table:table-cell>
          <table:table-cell table:number-columns-repeated="2"/>
          <table:table-cell table:formula="of:=(TRIM([.L1055]))">
            <text:p/>
          </table:table-cell>
          <table:table-cell table:formula="of:=(TRIM([.M1055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1056]))">
            <text:p/>
          </table:table-cell>
          <table:table-cell table:number-columns-repeated="2"/>
          <table:table-cell table:formula="of:=(TRIM([.L1056]))">
            <text:p/>
          </table:table-cell>
          <table:table-cell table:formula="of:=(TRIM([.M1056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1057]))">
            <text:p/>
          </table:table-cell>
          <table:table-cell table:number-columns-repeated="2"/>
          <table:table-cell table:formula="of:=(TRIM([.L1057]))">
            <text:p/>
          </table:table-cell>
          <table:table-cell table:formula="of:=(TRIM([.M1057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1058]))">
            <text:p/>
          </table:table-cell>
          <table:table-cell table:number-columns-repeated="2"/>
          <table:table-cell table:formula="of:=(TRIM([.L1058]))">
            <text:p/>
          </table:table-cell>
          <table:table-cell table:formula="of:=(TRIM([.M1058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1059]))">
            <text:p/>
          </table:table-cell>
          <table:table-cell table:number-columns-repeated="2"/>
          <table:table-cell table:formula="of:=(TRIM([.L1059]))">
            <text:p/>
          </table:table-cell>
          <table:table-cell table:formula="of:=(TRIM([.M1059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1060]))">
            <text:p/>
          </table:table-cell>
          <table:table-cell table:number-columns-repeated="2"/>
          <table:table-cell table:formula="of:=(TRIM([.L1060]))">
            <text:p/>
          </table:table-cell>
          <table:table-cell table:formula="of:=(TRIM([.M1060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1061]))">
            <text:p/>
          </table:table-cell>
          <table:table-cell table:number-columns-repeated="2"/>
          <table:table-cell table:formula="of:=(TRIM([.L1061]))">
            <text:p/>
          </table:table-cell>
          <table:table-cell table:formula="of:=(TRIM([.M1061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1062]))">
            <text:p/>
          </table:table-cell>
          <table:table-cell table:number-columns-repeated="2"/>
          <table:table-cell table:formula="of:=(TRIM([.L1062]))">
            <text:p/>
          </table:table-cell>
          <table:table-cell table:formula="of:=(TRIM([.M1062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1063]))">
            <text:p/>
          </table:table-cell>
          <table:table-cell table:number-columns-repeated="2"/>
          <table:table-cell table:formula="of:=(TRIM([.L1063]))">
            <text:p/>
          </table:table-cell>
          <table:table-cell table:formula="of:=(TRIM([.M1063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1064]))">
            <text:p/>
          </table:table-cell>
          <table:table-cell table:number-columns-repeated="2"/>
          <table:table-cell table:formula="of:=(TRIM([.L1064]))">
            <text:p/>
          </table:table-cell>
          <table:table-cell table:formula="of:=(TRIM([.M1064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1065]))">
            <text:p/>
          </table:table-cell>
          <table:table-cell table:number-columns-repeated="2"/>
          <table:table-cell table:formula="of:=(TRIM([.L1065]))">
            <text:p/>
          </table:table-cell>
          <table:table-cell table:formula="of:=(TRIM([.M1065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1066]))">
            <text:p/>
          </table:table-cell>
          <table:table-cell table:number-columns-repeated="2"/>
          <table:table-cell table:formula="of:=(TRIM([.L1066]))">
            <text:p/>
          </table:table-cell>
          <table:table-cell table:formula="of:=(TRIM([.M1066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1067]))">
            <text:p/>
          </table:table-cell>
          <table:table-cell table:number-columns-repeated="2"/>
          <table:table-cell table:formula="of:=(TRIM([.L1067]))">
            <text:p/>
          </table:table-cell>
          <table:table-cell table:formula="of:=(TRIM([.M1067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1068]))">
            <text:p/>
          </table:table-cell>
          <table:table-cell table:number-columns-repeated="2"/>
          <table:table-cell table:formula="of:=(TRIM([.L1068]))">
            <text:p/>
          </table:table-cell>
          <table:table-cell table:formula="of:=(TRIM([.M1068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1069]))">
            <text:p/>
          </table:table-cell>
          <table:table-cell table:number-columns-repeated="2"/>
          <table:table-cell table:formula="of:=(TRIM([.L1069]))">
            <text:p/>
          </table:table-cell>
          <table:table-cell table:formula="of:=(TRIM([.M1069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1070]))">
            <text:p/>
          </table:table-cell>
          <table:table-cell table:number-columns-repeated="2"/>
          <table:table-cell table:formula="of:=(TRIM([.L1070]))">
            <text:p/>
          </table:table-cell>
          <table:table-cell table:formula="of:=(TRIM([.M1070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1071]))">
            <text:p/>
          </table:table-cell>
          <table:table-cell table:number-columns-repeated="2"/>
          <table:table-cell table:formula="of:=(TRIM([.L1071]))">
            <text:p/>
          </table:table-cell>
          <table:table-cell table:formula="of:=(TRIM([.M1071]))">
            <text:p/>
          </table:table-cell>
        </table:table-row>
        <table:table-row table:style-name="ro1" table:visibility="filter">
          <table:table-cell table:number-columns-repeated="9"/>
          <table:table-cell table:formula="of:=(TRIM([.I1072]))">
            <text:p/>
          </table:table-cell>
          <table:table-cell table:number-columns-repeated="2"/>
          <table:table-cell table:formula="of:=(TRIM([.L1072]))">
            <text:p/>
          </table:table-cell>
          <table:table-cell table:formula="of:=(TRIM([.M1072]))">
            <text:p/>
          </table:table-cell>
        </table:table-row>
      </table:table>
      <table:table table:name="pbe" table:style-name="ta1">
        <table:table-column table:style-name="co3" table:number-columns-repeated="10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ressure</text:p>
          </table:table-cell>
          <table:table-cell office:value-type="string" calcext:value-type="string">
            <text:p>D1-4</text:p>
          </table:table-cell>
          <table:table-cell office:value-type="string" calcext:value-type="string">
            <text:p>D2-5</text:p>
          </table:table-cell>
          <table:table-cell office:value-type="string" calcext:value-type="string">
            <text:p>D1-5</text:p>
          </table:table-cell>
          <table:table-cell office:value-type="string" calcext:value-type="string">
            <text:p>D1-3</text:p>
          </table:table-cell>
          <table:table-cell office:value-type="string" calcext:value-type="string">
            <text:p>D2-3</text:p>
          </table:table-cell>
          <table:table-cell office:value-type="string" calcext:value-type="string">
            <text:p>D2-4</text:p>
          </table:table-cell>
          <table:table-cell office:value-type="string" calcext:value-type="string">
            <text:p>D4-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.95305" calcext:value-type="float">
            <text:p>2.95305</text:p>
          </table:table-cell>
          <table:table-cell office:value-type="float" office:value="2.84493" calcext:value-type="float">
            <text:p>2.84493</text:p>
          </table:table-cell>
          <table:table-cell table:number-columns-repeated="2"/>
          <table:table-cell office:value-type="float" office:value="2.84493" calcext:value-type="float">
            <text:p>2.84493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2.87334" calcext:value-type="float">
            <text:p>2.87334</text:p>
          </table:table-cell>
          <table:table-cell office:value-type="float" office:value="2.77321" calcext:value-type="float">
            <text:p>2.77321</text:p>
          </table:table-cell>
          <table:table-cell office:value-type="float" office:value="2.99843" calcext:value-type="float">
            <text:p>2.99843</text:p>
          </table:table-cell>
          <table:table-cell/>
          <table:table-cell office:value-type="float" office:value="2.77321" calcext:value-type="float">
            <text:p>2.77321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2.81564" calcext:value-type="float">
            <text:p>2.81564</text:p>
          </table:table-cell>
          <table:table-cell office:value-type="float" office:value="2.72029" calcext:value-type="float">
            <text:p>2.72029</text:p>
          </table:table-cell>
          <table:table-cell office:value-type="float" office:value="2.91806" calcext:value-type="float">
            <text:p>2.91806</text:p>
          </table:table-cell>
          <table:table-cell/>
          <table:table-cell office:value-type="float" office:value="2.72029" calcext:value-type="float">
            <text:p>2.72029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office:value-type="float" office:value="2.76952" calcext:value-type="float">
            <text:p>2.76952</text:p>
          </table:table-cell>
          <table:table-cell office:value-type="float" office:value="2.67793" calcext:value-type="float">
            <text:p>2.67793</text:p>
          </table:table-cell>
          <table:table-cell office:value-type="float" office:value="2.8563" calcext:value-type="float">
            <text:p>2.8563</text:p>
          </table:table-cell>
          <table:table-cell/>
          <table:table-cell office:value-type="float" office:value="2.67793" calcext:value-type="float">
            <text:p>2.67793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office:value-type="float" office:value="2.73098" calcext:value-type="float">
            <text:p>2.73098</text:p>
          </table:table-cell>
          <table:table-cell office:value-type="float" office:value="2.64247" calcext:value-type="float">
            <text:p>2.64247</text:p>
          </table:table-cell>
          <table:table-cell office:value-type="float" office:value="2.80607" calcext:value-type="float">
            <text:p>2.80607</text:p>
          </table:table-cell>
          <table:table-cell office:value-type="float" office:value="2.96405" calcext:value-type="float">
            <text:p>2.96405</text:p>
          </table:table-cell>
          <table:table-cell office:value-type="float" office:value="2.64247" calcext:value-type="float">
            <text:p>2.64247</text:p>
          </table:table-cell>
          <table:table-cell office:value-type="float" office:value="2.96405" calcext:value-type="float">
            <text:p>2.96405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2" office:value-type="float" office:value="2.69788" calcext:value-type="float">
            <text:p>2.69788</text:p>
          </table:table-cell>
          <table:table-cell office:value-type="float" office:value="2.61191" calcext:value-type="float">
            <text:p>2.61191</text:p>
          </table:table-cell>
          <table:table-cell office:value-type="float" office:value="2.76366" calcext:value-type="float">
            <text:p>2.76366</text:p>
          </table:table-cell>
          <table:table-cell office:value-type="float" office:value="2.91936" calcext:value-type="float">
            <text:p>2.91936</text:p>
          </table:table-cell>
          <table:table-cell office:value-type="float" office:value="2.61191" calcext:value-type="float">
            <text:p>2.61191</text:p>
          </table:table-cell>
          <table:table-cell office:value-type="float" office:value="2.91936" calcext:value-type="float">
            <text:p>2.91936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 office:value-type="float" office:value="2.66882" calcext:value-type="float">
            <text:p>2.66882</text:p>
          </table:table-cell>
          <table:table-cell office:value-type="float" office:value="2.58499" calcext:value-type="float">
            <text:p>2.58499</text:p>
          </table:table-cell>
          <table:table-cell office:value-type="float" office:value="2.727" calcext:value-type="float">
            <text:p>2.727</text:p>
          </table:table-cell>
          <table:table-cell office:value-type="float" office:value="2.88031" calcext:value-type="float">
            <text:p>2.88031</text:p>
          </table:table-cell>
          <table:table-cell office:value-type="float" office:value="2.58499" calcext:value-type="float">
            <text:p>2.58499</text:p>
          </table:table-cell>
          <table:table-cell office:value-type="float" office:value="2.88031" calcext:value-type="float">
            <text:p>2.88031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2" office:value-type="float" office:value="2.64297" calcext:value-type="float">
            <text:p>2.64297</text:p>
          </table:table-cell>
          <table:table-cell office:value-type="float" office:value="2.5609" calcext:value-type="float">
            <text:p>2.5609</text:p>
          </table:table-cell>
          <table:table-cell office:value-type="float" office:value="2.6947" calcext:value-type="float">
            <text:p>2.6947</text:p>
          </table:table-cell>
          <table:table-cell office:value-type="float" office:value="2.8455" calcext:value-type="float">
            <text:p>2.8455</text:p>
          </table:table-cell>
          <table:table-cell office:value-type="float" office:value="2.5609" calcext:value-type="float">
            <text:p>2.5609</text:p>
          </table:table-cell>
          <table:table-cell office:value-type="float" office:value="2.8455" calcext:value-type="float">
            <text:p>2.8455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 office:value-type="float" office:value="2.61971" calcext:value-type="float">
            <text:p>2.61971</text:p>
          </table:table-cell>
          <table:table-cell office:value-type="float" office:value="2.53908" calcext:value-type="float">
            <text:p>2.53908</text:p>
          </table:table-cell>
          <table:table-cell office:value-type="float" office:value="2.66582" calcext:value-type="float">
            <text:p>2.66582</text:p>
          </table:table-cell>
          <table:table-cell office:value-type="float" office:value="2.81392" calcext:value-type="float">
            <text:p>2.81392</text:p>
          </table:table-cell>
          <table:table-cell office:value-type="float" office:value="2.53908" calcext:value-type="float">
            <text:p>2.53908</text:p>
          </table:table-cell>
          <table:table-cell office:value-type="float" office:value="2.81392" calcext:value-type="float">
            <text:p>2.81392</text:p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2" office:value-type="float" office:value="2.59864" calcext:value-type="float">
            <text:p>2.59864</text:p>
          </table:table-cell>
          <table:table-cell office:value-type="float" office:value="2.51918" calcext:value-type="float">
            <text:p>2.51918</text:p>
          </table:table-cell>
          <table:table-cell office:value-type="float" office:value="2.63963" calcext:value-type="float">
            <text:p>2.63963</text:p>
          </table:table-cell>
          <table:table-cell office:value-type="float" office:value="2.78472" calcext:value-type="float">
            <text:p>2.78472</text:p>
          </table:table-cell>
          <table:table-cell office:value-type="float" office:value="2.51918" calcext:value-type="float">
            <text:p>2.51918</text:p>
          </table:table-cell>
          <table:table-cell office:value-type="float" office:value="2.78472" calcext:value-type="float">
            <text:p>2.78472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" office:value-type="float" office:value="2.5794" calcext:value-type="float">
            <text:p>2.5794</text:p>
          </table:table-cell>
          <table:table-cell office:value-type="float" office:value="2.50089" calcext:value-type="float">
            <text:p>2.50089</text:p>
          </table:table-cell>
          <table:table-cell office:value-type="float" office:value="2.61562" calcext:value-type="float">
            <text:p>2.61562</text:p>
          </table:table-cell>
          <table:table-cell office:value-type="float" office:value="2.75755" calcext:value-type="float">
            <text:p>2.75755</text:p>
          </table:table-cell>
          <table:table-cell office:value-type="float" office:value="2.50089" calcext:value-type="float">
            <text:p>2.50089</text:p>
          </table:table-cell>
          <table:table-cell office:value-type="float" office:value="2.75755" calcext:value-type="float">
            <text:p>2.75755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2" office:value-type="float" office:value="2.56168" calcext:value-type="float">
            <text:p>2.56168</text:p>
          </table:table-cell>
          <table:table-cell office:value-type="float" office:value="2.484" calcext:value-type="float">
            <text:p>2.484</text:p>
          </table:table-cell>
          <table:table-cell office:value-type="float" office:value="2.59343" calcext:value-type="float">
            <text:p>2.59343</text:p>
          </table:table-cell>
          <table:table-cell office:value-type="float" office:value="2.73205" calcext:value-type="float">
            <text:p>2.73205</text:p>
          </table:table-cell>
          <table:table-cell office:value-type="float" office:value="2.484" calcext:value-type="float">
            <text:p>2.484</text:p>
          </table:table-cell>
          <table:table-cell office:value-type="float" office:value="2.73205" calcext:value-type="float">
            <text:p>2.73205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2" office:value-type="float" office:value="2.54526" calcext:value-type="float">
            <text:p>2.54526</text:p>
          </table:table-cell>
          <table:table-cell office:value-type="float" office:value="2.46829" calcext:value-type="float">
            <text:p>2.46829</text:p>
          </table:table-cell>
          <table:table-cell office:value-type="float" office:value="2.57282" calcext:value-type="float">
            <text:p>2.57282</text:p>
          </table:table-cell>
          <table:table-cell office:value-type="float" office:value="2.70814" calcext:value-type="float">
            <text:p>2.70814</text:p>
          </table:table-cell>
          <table:table-cell office:value-type="float" office:value="2.46829" calcext:value-type="float">
            <text:p>2.46829</text:p>
          </table:table-cell>
          <table:table-cell office:value-type="float" office:value="2.70814" calcext:value-type="float">
            <text:p>2.70814</text:p>
          </table:table-cell>
          <table:table-cell table:number-columns-repeated="3"/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2" office:value-type="float" office:value="2.52998" calcext:value-type="float">
            <text:p>2.52998</text:p>
          </table:table-cell>
          <table:table-cell office:value-type="float" office:value="2.45361" calcext:value-type="float">
            <text:p>2.45361</text:p>
          </table:table-cell>
          <table:table-cell office:value-type="float" office:value="2.5536" calcext:value-type="float">
            <text:p>2.5536</text:p>
          </table:table-cell>
          <table:table-cell office:value-type="float" office:value="2.68568" calcext:value-type="float">
            <text:p>2.68568</text:p>
          </table:table-cell>
          <table:table-cell office:value-type="float" office:value="2.45361" calcext:value-type="float">
            <text:p>2.45361</text:p>
          </table:table-cell>
          <table:table-cell office:value-type="float" office:value="2.68568" calcext:value-type="float">
            <text:p>2.68568</text:p>
          </table:table-cell>
          <table:table-cell table:number-columns-repeated="3"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2" office:value-type="float" office:value="2.51564" calcext:value-type="float">
            <text:p>2.51564</text:p>
          </table:table-cell>
          <table:table-cell office:value-type="float" office:value="2.43982" calcext:value-type="float">
            <text:p>2.43982</text:p>
          </table:table-cell>
          <table:table-cell office:value-type="float" office:value="2.5356" calcext:value-type="float">
            <text:p>2.5356</text:p>
          </table:table-cell>
          <table:table-cell office:value-type="float" office:value="2.66457" calcext:value-type="float">
            <text:p>2.66457</text:p>
          </table:table-cell>
          <table:table-cell office:value-type="float" office:value="2.43982" calcext:value-type="float">
            <text:p>2.43982</text:p>
          </table:table-cell>
          <table:table-cell office:value-type="float" office:value="2.66457" calcext:value-type="float">
            <text:p>2.66457</text:p>
          </table:table-cell>
          <table:table-cell table:number-columns-repeated="3"/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2" office:value-type="float" office:value="2.50214" calcext:value-type="float">
            <text:p>2.50214</text:p>
          </table:table-cell>
          <table:table-cell office:value-type="float" office:value="2.4268" calcext:value-type="float">
            <text:p>2.4268</text:p>
          </table:table-cell>
          <table:table-cell office:value-type="float" office:value="2.51869" calcext:value-type="float">
            <text:p>2.51869</text:p>
          </table:table-cell>
          <table:table-cell office:value-type="float" office:value="2.64466" calcext:value-type="float">
            <text:p>2.64466</text:p>
          </table:table-cell>
          <table:table-cell office:value-type="float" office:value="2.4268" calcext:value-type="float">
            <text:p>2.4268</text:p>
          </table:table-cell>
          <table:table-cell office:value-type="float" office:value="2.64466" calcext:value-type="float">
            <text:p>2.64466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2" office:value-type="float" office:value="2.48939" calcext:value-type="float">
            <text:p>2.48939</text:p>
          </table:table-cell>
          <table:table-cell office:value-type="float" office:value="2.41448" calcext:value-type="float">
            <text:p>2.41448</text:p>
          </table:table-cell>
          <table:table-cell office:value-type="float" office:value="2.50276" calcext:value-type="float">
            <text:p>2.50276</text:p>
          </table:table-cell>
          <table:table-cell office:value-type="float" office:value="2.62592" calcext:value-type="float">
            <text:p>2.62592</text:p>
          </table:table-cell>
          <table:table-cell office:value-type="float" office:value="2.41448" calcext:value-type="float">
            <text:p>2.41448</text:p>
          </table:table-cell>
          <table:table-cell office:value-type="float" office:value="2.62592" calcext:value-type="float">
            <text:p>2.62592</text:p>
          </table:table-cell>
          <table:table-cell table:number-columns-repeated="3"/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2" office:value-type="float" office:value="2.47731" calcext:value-type="float">
            <text:p>2.47731</text:p>
          </table:table-cell>
          <table:table-cell office:value-type="float" office:value="2.40278" calcext:value-type="float">
            <text:p>2.40278</text:p>
          </table:table-cell>
          <table:table-cell office:value-type="float" office:value="2.48772" calcext:value-type="float">
            <text:p>2.48772</text:p>
          </table:table-cell>
          <table:table-cell office:value-type="float" office:value="2.60821" calcext:value-type="float">
            <text:p>2.60821</text:p>
          </table:table-cell>
          <table:table-cell office:value-type="float" office:value="2.40278" calcext:value-type="float">
            <text:p>2.40278</text:p>
          </table:table-cell>
          <table:table-cell office:value-type="float" office:value="2.60821" calcext:value-type="float">
            <text:p>2.60821</text:p>
          </table:table-cell>
          <table:table-cell table:number-columns-repeated="3"/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2" office:value-type="float" office:value="2.46583" calcext:value-type="float">
            <text:p>2.46583</text:p>
          </table:table-cell>
          <table:table-cell office:value-type="float" office:value="2.39164" calcext:value-type="float">
            <text:p>2.39164</text:p>
          </table:table-cell>
          <table:table-cell office:value-type="float" office:value="2.47344" calcext:value-type="float">
            <text:p>2.47344</text:p>
          </table:table-cell>
          <table:table-cell office:value-type="float" office:value="2.59134" calcext:value-type="float">
            <text:p>2.59134</text:p>
          </table:table-cell>
          <table:table-cell office:value-type="float" office:value="2.39164" calcext:value-type="float">
            <text:p>2.39164</text:p>
          </table:table-cell>
          <table:table-cell office:value-type="float" office:value="2.59134" calcext:value-type="float">
            <text:p>2.59134</text:p>
          </table:table-cell>
          <table:table-cell table:number-columns-repeated="3"/>
        </table:table-row>
        <table:table-row table:style-name="ro1">
          <table:table-cell office:value-type="float" office:value="950" calcext:value-type="float">
            <text:p>950</text:p>
          </table:table-cell>
          <table:table-cell table:number-columns-repeated="2" office:value-type="float" office:value="2.45492" calcext:value-type="float">
            <text:p>2.45492</text:p>
          </table:table-cell>
          <table:table-cell office:value-type="float" office:value="2.38102" calcext:value-type="float">
            <text:p>2.38102</text:p>
          </table:table-cell>
          <table:table-cell office:value-type="float" office:value="2.45985" calcext:value-type="float">
            <text:p>2.45985</text:p>
          </table:table-cell>
          <table:table-cell office:value-type="float" office:value="2.5752" calcext:value-type="float">
            <text:p>2.5752</text:p>
          </table:table-cell>
          <table:table-cell office:value-type="float" office:value="2.38102" calcext:value-type="float">
            <text:p>2.38102</text:p>
          </table:table-cell>
          <table:table-cell office:value-type="float" office:value="2.5752" calcext:value-type="float">
            <text:p>2.5752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2.44455" calcext:value-type="float">
            <text:p>2.44455</text:p>
          </table:table-cell>
          <table:table-cell office:value-type="float" office:value="2.37087" calcext:value-type="float">
            <text:p>2.37087</text:p>
          </table:table-cell>
          <table:table-cell office:value-type="float" office:value="2.44686" calcext:value-type="float">
            <text:p>2.44686</text:p>
          </table:table-cell>
          <table:table-cell office:value-type="float" office:value="2.55966" calcext:value-type="float">
            <text:p>2.55966</text:p>
          </table:table-cell>
          <table:table-cell office:value-type="float" office:value="2.37087" calcext:value-type="float">
            <text:p>2.37087</text:p>
          </table:table-cell>
          <table:table-cell office:value-type="float" office:value="2.55966" calcext:value-type="float">
            <text:p>2.55966</text:p>
          </table:table-cell>
          <table:table-cell table:number-columns-repeated="3"/>
        </table:table-row>
      </table:table>
      <table:table table:name="pbe-vdw" table:style-name="ta1"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pressure</text:p>
          </table:table-cell>
          <table:table-cell office:value-type="string" calcext:value-type="string">
            <text:p>D1-4</text:p>
          </table:table-cell>
          <table:table-cell office:value-type="string" calcext:value-type="string">
            <text:p>D2-5</text:p>
          </table:table-cell>
          <table:table-cell office:value-type="string" calcext:value-type="string">
            <text:p>D1-5</text:p>
          </table:table-cell>
          <table:table-cell office:value-type="string" calcext:value-type="string">
            <text:p>D1-3</text:p>
          </table:table-cell>
          <table:table-cell office:value-type="string" calcext:value-type="string">
            <text:p>D2-3</text:p>
          </table:table-cell>
          <table:table-cell office:value-type="string" calcext:value-type="string">
            <text:p>D2-4</text:p>
          </table:table-cell>
          <table:table-cell office:value-type="string" calcext:value-type="string">
            <text:p>D4-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.97192" calcext:value-type="float">
            <text:p>2.97192</text:p>
          </table:table-cell>
          <table:table-cell office:value-type="float" office:value="2.85573" calcext:value-type="float">
            <text:p>2.85573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2.88711" calcext:value-type="float">
            <text:p>2.88711</text:p>
          </table:table-cell>
          <table:table-cell office:value-type="float" office:value="2.77954" calcext:value-type="float">
            <text:p>2.77954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2.82649" calcext:value-type="float">
            <text:p>2.82649</text:p>
          </table:table-cell>
          <table:table-cell office:value-type="float" office:value="2.72541" calcext:value-type="float">
            <text:p>2.72541</text:p>
          </table:table-cell>
          <table:table-cell office:value-type="float" office:value="2.95193" calcext:value-type="float">
            <text:p>2.95193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office:value-type="float" office:value="2.77928" calcext:value-type="float">
            <text:p>2.77928</text:p>
          </table:table-cell>
          <table:table-cell office:value-type="float" office:value="2.68205" calcext:value-type="float">
            <text:p>2.68205</text:p>
          </table:table-cell>
          <table:table-cell office:value-type="float" office:value="2.88776" calcext:value-type="float">
            <text:p>2.88776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office:value-type="float" office:value="2.73992" calcext:value-type="float">
            <text:p>2.73992</text:p>
          </table:table-cell>
          <table:table-cell office:value-type="float" office:value="2.64596" calcext:value-type="float">
            <text:p>2.64596</text:p>
          </table:table-cell>
          <table:table-cell office:value-type="float" office:value="2.83575" calcext:value-type="float">
            <text:p>2.83575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2" office:value-type="float" office:value="2.70623" calcext:value-type="float">
            <text:p>2.70623</text:p>
          </table:table-cell>
          <table:table-cell office:value-type="float" office:value="2.615" calcext:value-type="float">
            <text:p>2.615</text:p>
          </table:table-cell>
          <table:table-cell office:value-type="float" office:value="2.7919" calcext:value-type="float">
            <text:p>2.7919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 office:value-type="float" office:value="2.67671" calcext:value-type="float">
            <text:p>2.67671</text:p>
          </table:table-cell>
          <table:table-cell office:value-type="float" office:value="2.58784" calcext:value-type="float">
            <text:p>2.58784</text:p>
          </table:table-cell>
          <table:table-cell office:value-type="float" office:value="2.75397" calcext:value-type="float">
            <text:p>2.75397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2" office:value-type="float" office:value="2.65037" calcext:value-type="float">
            <text:p>2.65037</text:p>
          </table:table-cell>
          <table:table-cell office:value-type="float" office:value="2.56363" calcext:value-type="float">
            <text:p>2.56363</text:p>
          </table:table-cell>
          <table:table-cell office:value-type="float" office:value="2.72053" calcext:value-type="float">
            <text:p>2.72053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 office:value-type="float" office:value="2.6266" calcext:value-type="float">
            <text:p>2.6266</text:p>
          </table:table-cell>
          <table:table-cell office:value-type="float" office:value="2.54177" calcext:value-type="float">
            <text:p>2.54177</text:p>
          </table:table-cell>
          <table:table-cell office:value-type="float" office:value="2.69061" calcext:value-type="float">
            <text:p>2.69061</text:p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2" office:value-type="float" office:value="2.60494" calcext:value-type="float">
            <text:p>2.60494</text:p>
          </table:table-cell>
          <table:table-cell office:value-type="float" office:value="2.52183" calcext:value-type="float">
            <text:p>2.52183</text:p>
          </table:table-cell>
          <table:table-cell office:value-type="float" office:value="2.66356" calcext:value-type="float">
            <text:p>2.66356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" office:value-type="float" office:value="2.58503" calcext:value-type="float">
            <text:p>2.58503</text:p>
          </table:table-cell>
          <table:table-cell office:value-type="float" office:value="2.50348" calcext:value-type="float">
            <text:p>2.50348</text:p>
          </table:table-cell>
          <table:table-cell office:value-type="float" office:value="2.63887" calcext:value-type="float">
            <text:p>2.63887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2" office:value-type="float" office:value="2.56661" calcext:value-type="float">
            <text:p>2.56661</text:p>
          </table:table-cell>
          <table:table-cell office:value-type="float" office:value="2.48648" calcext:value-type="float">
            <text:p>2.48648</text:p>
          </table:table-cell>
          <table:table-cell office:value-type="float" office:value="2.61619" calcext:value-type="float">
            <text:p>2.61619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2" office:value-type="float" office:value="2.54947" calcext:value-type="float">
            <text:p>2.54947</text:p>
          </table:table-cell>
          <table:table-cell office:value-type="float" office:value="2.47063" calcext:value-type="float">
            <text:p>2.47063</text:p>
          </table:table-cell>
          <table:table-cell office:value-type="float" office:value="2.59522" calcext:value-type="float">
            <text:p>2.59522</text:p>
          </table:table-cell>
          <table:table-cell table:number-columns-repeated="3"/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2" office:value-type="float" office:value="2.53343" calcext:value-type="float">
            <text:p>2.53343</text:p>
          </table:table-cell>
          <table:table-cell office:value-type="float" office:value="2.45577" calcext:value-type="float">
            <text:p>2.45577</text:p>
          </table:table-cell>
          <table:table-cell office:value-type="float" office:value="2.57574" calcext:value-type="float">
            <text:p>2.57574</text:p>
          </table:table-cell>
          <table:table-cell table:number-columns-repeated="3"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2" office:value-type="float" office:value="2.51838" calcext:value-type="float">
            <text:p>2.51838</text:p>
          </table:table-cell>
          <table:table-cell office:value-type="float" office:value="2.44177" calcext:value-type="float">
            <text:p>2.44177</text:p>
          </table:table-cell>
          <table:table-cell office:value-type="float" office:value="2.55757" calcext:value-type="float">
            <text:p>2.55757</text:p>
          </table:table-cell>
          <table:table-cell table:number-columns-repeated="3"/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2" office:value-type="float" office:value="2.50422" calcext:value-type="float">
            <text:p>2.50422</text:p>
          </table:table-cell>
          <table:table-cell office:value-type="float" office:value="2.42855" calcext:value-type="float">
            <text:p>2.42855</text:p>
          </table:table-cell>
          <table:table-cell office:value-type="float" office:value="2.54056" calcext:value-type="float">
            <text:p>2.54056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2" office:value-type="float" office:value="2.49088" calcext:value-type="float">
            <text:p>2.49088</text:p>
          </table:table-cell>
          <table:table-cell office:value-type="float" office:value="2.41601" calcext:value-type="float">
            <text:p>2.41601</text:p>
          </table:table-cell>
          <table:table-cell office:value-type="float" office:value="2.52451" calcext:value-type="float">
            <text:p>2.52451</text:p>
          </table:table-cell>
          <table:table-cell table:number-columns-repeated="3"/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2" office:value-type="float" office:value="2.47836" calcext:value-type="float">
            <text:p>2.47836</text:p>
          </table:table-cell>
          <table:table-cell office:value-type="float" office:value="2.40413" calcext:value-type="float">
            <text:p>2.40413</text:p>
          </table:table-cell>
          <table:table-cell office:value-type="float" office:value="2.50928" calcext:value-type="float">
            <text:p>2.50928</text:p>
          </table:table-cell>
          <table:table-cell table:number-columns-repeated="3"/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2" office:value-type="float" office:value="2.46656" calcext:value-type="float">
            <text:p>2.46656</text:p>
          </table:table-cell>
          <table:table-cell office:value-type="float" office:value="2.39286" calcext:value-type="float">
            <text:p>2.39286</text:p>
          </table:table-cell>
          <table:table-cell office:value-type="float" office:value="2.49473" calcext:value-type="float">
            <text:p>2.49473</text:p>
          </table:table-cell>
          <table:table-cell table:number-columns-repeated="3"/>
        </table:table-row>
        <table:table-row table:style-name="ro1">
          <table:table-cell office:value-type="float" office:value="950" calcext:value-type="float">
            <text:p>950</text:p>
          </table:table-cell>
          <table:table-cell table:number-columns-repeated="2" office:value-type="float" office:value="2.4554" calcext:value-type="float">
            <text:p>2.4554</text:p>
          </table:table-cell>
          <table:table-cell office:value-type="float" office:value="2.38214" calcext:value-type="float">
            <text:p>2.38214</text:p>
          </table:table-cell>
          <table:table-cell office:value-type="float" office:value="2.48084" calcext:value-type="float">
            <text:p>2.48084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2.44481" calcext:value-type="float">
            <text:p>2.44481</text:p>
          </table:table-cell>
          <table:table-cell office:value-type="float" office:value="2.37193" calcext:value-type="float">
            <text:p>2.37193</text:p>
          </table:table-cell>
          <table:table-cell office:value-type="float" office:value="2.46752" calcext:value-type="float">
            <text:p>2.46752</text:p>
          </table:table-cell>
          <table:table-cell table:number-columns-repeated="3"/>
        </table:table-row>
      </table:table>
      <table:table table:name="pz" table:style-name="ta1"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pressure</text:p>
          </table:table-cell>
          <table:table-cell office:value-type="string" calcext:value-type="string">
            <text:p>D1-4</text:p>
          </table:table-cell>
          <table:table-cell office:value-type="string" calcext:value-type="string">
            <text:p>D2-5</text:p>
          </table:table-cell>
          <table:table-cell office:value-type="string" calcext:value-type="string">
            <text:p>D1-5</text:p>
          </table:table-cell>
          <table:table-cell office:value-type="string" calcext:value-type="string">
            <text:p>D1-3</text:p>
          </table:table-cell>
          <table:table-cell office:value-type="string" calcext:value-type="string">
            <text:p>D2-3</text:p>
          </table:table-cell>
          <table:table-cell office:value-type="string" calcext:value-type="string">
            <text:p>D2-4</text:p>
          </table:table-cell>
          <table:table-cell office:value-type="string" calcext:value-type="string">
            <text:p>D4-5</text:p>
          </table:table-cell>
        </table:table-row>
      </table:table>
      <table:table table:name="pz-vdw" table:style-name="ta1"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pressure</text:p>
          </table:table-cell>
          <table:table-cell office:value-type="string" calcext:value-type="string">
            <text:p>D1-4</text:p>
          </table:table-cell>
          <table:table-cell office:value-type="string" calcext:value-type="string">
            <text:p>D2-5</text:p>
          </table:table-cell>
          <table:table-cell office:value-type="string" calcext:value-type="string">
            <text:p>D1-5</text:p>
          </table:table-cell>
          <table:table-cell office:value-type="string" calcext:value-type="string">
            <text:p>D1-3</text:p>
          </table:table-cell>
          <table:table-cell office:value-type="string" calcext:value-type="string">
            <text:p>D2-3</text:p>
          </table:table-cell>
          <table:table-cell office:value-type="string" calcext:value-type="string">
            <text:p>D2-4</text:p>
          </table:table-cell>
          <table:table-cell office:value-type="string" calcext:value-type="string">
            <text:p>D4-5</text:p>
          </table:table-cell>
        </table:table-row>
      </table:table>
      <table:table table:name="tmp_sheet" table:style-name="ta1"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1]))" office:value-type="string" office:string-value="pbe-vdw" calcext:value-type="string">
            <text:p>pbe-vdw</text:p>
          </table:table-cell>
          <table:table-cell table:formula="of:=(TRIM([.B1]))" office:value-type="string" office:string-value="pbe-vdw" calcext:value-type="string">
            <text:p>pbe-vdw</text:p>
          </table:table-cell>
          <table:table-cell/>
          <table:table-cell table:formula="of:=(TRIM([.D1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2]))" office:value-type="string" office:string-value="pbe-vdw" calcext:value-type="string">
            <text:p>pbe-vdw</text:p>
          </table:table-cell>
          <table:table-cell table:formula="of:=(TRIM([.B2]))" office:value-type="string" office:string-value="pbe-vdw" calcext:value-type="string">
            <text:p>pbe-vdw</text:p>
          </table:table-cell>
          <table:table-cell/>
          <table:table-cell table:formula="of:=(TRIM([.D2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3]))" office:value-type="string" office:string-value="pbe-vdw" calcext:value-type="string">
            <text:p>pbe-vdw</text:p>
          </table:table-cell>
          <table:table-cell table:formula="of:=(TRIM([.B3]))" office:value-type="string" office:string-value="pbe-vdw" calcext:value-type="string">
            <text:p>pbe-vdw</text:p>
          </table:table-cell>
          <table:table-cell/>
          <table:table-cell table:formula="of:=(TRIM([.D3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4]))" office:value-type="string" office:string-value="pbe-vdw" calcext:value-type="string">
            <text:p>pbe-vdw</text:p>
          </table:table-cell>
          <table:table-cell table:formula="of:=(TRIM([.B4]))" office:value-type="string" office:string-value="pbe-vdw" calcext:value-type="string">
            <text:p>pbe-vdw</text:p>
          </table:table-cell>
          <table:table-cell/>
          <table:table-cell table:formula="of:=(TRIM([.D4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5]))" office:value-type="string" office:string-value="pbe-vdw" calcext:value-type="string">
            <text:p>pbe-vdw</text:p>
          </table:table-cell>
          <table:table-cell table:formula="of:=(TRIM([.B5]))" office:value-type="string" office:string-value="pbe-vdw" calcext:value-type="string">
            <text:p>pbe-vdw</text:p>
          </table:table-cell>
          <table:table-cell/>
          <table:table-cell table:formula="of:=(TRIM([.D5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6]))" office:value-type="string" office:string-value="pbe-vdw" calcext:value-type="string">
            <text:p>pbe-vdw</text:p>
          </table:table-cell>
          <table:table-cell table:formula="of:=(TRIM([.B6]))" office:value-type="string" office:string-value="pbe-vdw" calcext:value-type="string">
            <text:p>pbe-vdw</text:p>
          </table:table-cell>
          <table:table-cell/>
          <table:table-cell table:formula="of:=(TRIM([.D6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7]))" office:value-type="string" office:string-value="pbe-vdw" calcext:value-type="string">
            <text:p>pbe-vdw</text:p>
          </table:table-cell>
          <table:table-cell table:formula="of:=(TRIM([.B7]))" office:value-type="string" office:string-value="pbe-vdw" calcext:value-type="string">
            <text:p>pbe-vdw</text:p>
          </table:table-cell>
          <table:table-cell/>
          <table:table-cell table:formula="of:=(TRIM([.D7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8]))" office:value-type="string" office:string-value="pbe-vdw" calcext:value-type="string">
            <text:p>pbe-vdw</text:p>
          </table:table-cell>
          <table:table-cell table:formula="of:=(TRIM([.B8]))" office:value-type="string" office:string-value="pbe-vdw" calcext:value-type="string">
            <text:p>pbe-vdw</text:p>
          </table:table-cell>
          <table:table-cell/>
          <table:table-cell table:formula="of:=(TRIM([.D8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9]))" office:value-type="string" office:string-value="pbe-vdw" calcext:value-type="string">
            <text:p>pbe-vdw</text:p>
          </table:table-cell>
          <table:table-cell table:formula="of:=(TRIM([.B9]))" office:value-type="string" office:string-value="pbe-vdw" calcext:value-type="string">
            <text:p>pbe-vdw</text:p>
          </table:table-cell>
          <table:table-cell/>
          <table:table-cell table:formula="of:=(TRIM([.D9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10]))" office:value-type="string" office:string-value="pbe-vdw" calcext:value-type="string">
            <text:p>pbe-vdw</text:p>
          </table:table-cell>
          <table:table-cell table:formula="of:=(TRIM([.B10]))" office:value-type="string" office:string-value="pbe-vdw" calcext:value-type="string">
            <text:p>pbe-vdw</text:p>
          </table:table-cell>
          <table:table-cell/>
          <table:table-cell table:formula="of:=(TRIM([.D10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11]))" office:value-type="string" office:string-value="pbe-vdw" calcext:value-type="string">
            <text:p>pbe-vdw</text:p>
          </table:table-cell>
          <table:table-cell table:formula="of:=(TRIM([.B11]))" office:value-type="string" office:string-value="pbe-vdw" calcext:value-type="string">
            <text:p>pbe-vdw</text:p>
          </table:table-cell>
          <table:table-cell/>
          <table:table-cell table:formula="of:=(TRIM([.D11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12]))" office:value-type="string" office:string-value="pbe-vdw" calcext:value-type="string">
            <text:p>pbe-vdw</text:p>
          </table:table-cell>
          <table:table-cell table:formula="of:=(TRIM([.B12]))" office:value-type="string" office:string-value="pbe-vdw" calcext:value-type="string">
            <text:p>pbe-vdw</text:p>
          </table:table-cell>
          <table:table-cell/>
          <table:table-cell table:formula="of:=(TRIM([.D12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13]))" office:value-type="string" office:string-value="pbe-vdw" calcext:value-type="string">
            <text:p>pbe-vdw</text:p>
          </table:table-cell>
          <table:table-cell table:formula="of:=(TRIM([.B13]))" office:value-type="string" office:string-value="pbe-vdw" calcext:value-type="string">
            <text:p>pbe-vdw</text:p>
          </table:table-cell>
          <table:table-cell/>
          <table:table-cell table:formula="of:=(TRIM([.D13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14]))" office:value-type="string" office:string-value="pbe-vdw" calcext:value-type="string">
            <text:p>pbe-vdw</text:p>
          </table:table-cell>
          <table:table-cell table:formula="of:=(TRIM([.B14]))" office:value-type="string" office:string-value="pbe-vdw" calcext:value-type="string">
            <text:p>pbe-vdw</text:p>
          </table:table-cell>
          <table:table-cell/>
          <table:table-cell table:formula="of:=(TRIM([.D14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15]))" office:value-type="string" office:string-value="pbe-vdw" calcext:value-type="string">
            <text:p>pbe-vdw</text:p>
          </table:table-cell>
          <table:table-cell table:formula="of:=(TRIM([.B15]))" office:value-type="string" office:string-value="pbe-vdw" calcext:value-type="string">
            <text:p>pbe-vdw</text:p>
          </table:table-cell>
          <table:table-cell/>
          <table:table-cell table:formula="of:=(TRIM([.D15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16]))" office:value-type="string" office:string-value="pbe-vdw" calcext:value-type="string">
            <text:p>pbe-vdw</text:p>
          </table:table-cell>
          <table:table-cell table:formula="of:=(TRIM([.B16]))" office:value-type="string" office:string-value="pbe-vdw" calcext:value-type="string">
            <text:p>pbe-vdw</text:p>
          </table:table-cell>
          <table:table-cell/>
          <table:table-cell table:formula="of:=(TRIM([.D16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17]))" office:value-type="string" office:string-value="pbe-vdw" calcext:value-type="string">
            <text:p>pbe-vdw</text:p>
          </table:table-cell>
          <table:table-cell table:formula="of:=(TRIM([.B17]))" office:value-type="string" office:string-value="pbe-vdw" calcext:value-type="string">
            <text:p>pbe-vdw</text:p>
          </table:table-cell>
          <table:table-cell/>
          <table:table-cell table:formula="of:=(TRIM([.D17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18]))" office:value-type="string" office:string-value="pbe-vdw" calcext:value-type="string">
            <text:p>pbe-vdw</text:p>
          </table:table-cell>
          <table:table-cell table:formula="of:=(TRIM([.B18]))" office:value-type="string" office:string-value="pbe-vdw" calcext:value-type="string">
            <text:p>pbe-vdw</text:p>
          </table:table-cell>
          <table:table-cell/>
          <table:table-cell table:formula="of:=(TRIM([.D18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19]))" office:value-type="string" office:string-value="pbe-vdw" calcext:value-type="string">
            <text:p>pbe-vdw</text:p>
          </table:table-cell>
          <table:table-cell table:formula="of:=(TRIM([.B19]))" office:value-type="string" office:string-value="pbe-vdw" calcext:value-type="string">
            <text:p>pbe-vdw</text:p>
          </table:table-cell>
          <table:table-cell/>
          <table:table-cell table:formula="of:=(TRIM([.D19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20]))" office:value-type="string" office:string-value="pbe-vdw" calcext:value-type="string">
            <text:p>pbe-vdw</text:p>
          </table:table-cell>
          <table:table-cell table:formula="of:=(TRIM([.B20]))" office:value-type="string" office:string-value="pbe-vdw" calcext:value-type="string">
            <text:p>pbe-vdw</text:p>
          </table:table-cell>
          <table:table-cell/>
          <table:table-cell table:formula="of:=(TRIM([.D20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21]))" office:value-type="string" office:string-value="pbe-vdw" calcext:value-type="string">
            <text:p>pbe-vdw</text:p>
          </table:table-cell>
          <table:table-cell table:formula="of:=(TRIM([.B21]))" office:value-type="string" office:string-value="pbe-vdw" calcext:value-type="string">
            <text:p>pbe-vdw</text:p>
          </table:table-cell>
          <table:table-cell/>
          <table:table-cell table:formula="of:=(TRIM([.D21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22]))" office:value-type="string" office:string-value="pbe-vdw" calcext:value-type="string">
            <text:p>pbe-vdw</text:p>
          </table:table-cell>
          <table:table-cell table:formula="of:=(TRIM([.B22]))" office:value-type="string" office:string-value="pbe-vdw" calcext:value-type="string">
            <text:p>pbe-vdw</text:p>
          </table:table-cell>
          <table:table-cell/>
          <table:table-cell table:formula="of:=(TRIM([.D22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23]))" office:value-type="string" office:string-value="pbe-vdw" calcext:value-type="string">
            <text:p>pbe-vdw</text:p>
          </table:table-cell>
          <table:table-cell table:formula="of:=(TRIM([.B23]))" office:value-type="string" office:string-value="pbe-vdw" calcext:value-type="string">
            <text:p>pbe-vdw</text:p>
          </table:table-cell>
          <table:table-cell/>
          <table:table-cell table:formula="of:=(TRIM([.D23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24]))" office:value-type="string" office:string-value="pbe-vdw" calcext:value-type="string">
            <text:p>pbe-vdw</text:p>
          </table:table-cell>
          <table:table-cell table:formula="of:=(TRIM([.B24]))" office:value-type="string" office:string-value="pbe-vdw" calcext:value-type="string">
            <text:p>pbe-vdw</text:p>
          </table:table-cell>
          <table:table-cell/>
          <table:table-cell table:formula="of:=(TRIM([.D24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25]))" office:value-type="string" office:string-value="pbe-vdw" calcext:value-type="string">
            <text:p>pbe-vdw</text:p>
          </table:table-cell>
          <table:table-cell table:formula="of:=(TRIM([.B25]))" office:value-type="string" office:string-value="pbe-vdw" calcext:value-type="string">
            <text:p>pbe-vdw</text:p>
          </table:table-cell>
          <table:table-cell/>
          <table:table-cell table:formula="of:=(TRIM([.D25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26]))" office:value-type="string" office:string-value="pbe-vdw" calcext:value-type="string">
            <text:p>pbe-vdw</text:p>
          </table:table-cell>
          <table:table-cell table:formula="of:=(TRIM([.B26]))" office:value-type="string" office:string-value="pbe-vdw" calcext:value-type="string">
            <text:p>pbe-vdw</text:p>
          </table:table-cell>
          <table:table-cell/>
          <table:table-cell table:formula="of:=(TRIM([.D26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27]))" office:value-type="string" office:string-value="pbe-vdw" calcext:value-type="string">
            <text:p>pbe-vdw</text:p>
          </table:table-cell>
          <table:table-cell table:formula="of:=(TRIM([.B27]))" office:value-type="string" office:string-value="pbe-vdw" calcext:value-type="string">
            <text:p>pbe-vdw</text:p>
          </table:table-cell>
          <table:table-cell/>
          <table:table-cell table:formula="of:=(TRIM([.D27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28]))" office:value-type="string" office:string-value="pbe-vdw" calcext:value-type="string">
            <text:p>pbe-vdw</text:p>
          </table:table-cell>
          <table:table-cell table:formula="of:=(TRIM([.B28]))" office:value-type="string" office:string-value="pbe-vdw" calcext:value-type="string">
            <text:p>pbe-vdw</text:p>
          </table:table-cell>
          <table:table-cell/>
          <table:table-cell table:formula="of:=(TRIM([.D28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29]))" office:value-type="string" office:string-value="pbe-vdw" calcext:value-type="string">
            <text:p>pbe-vdw</text:p>
          </table:table-cell>
          <table:table-cell table:formula="of:=(TRIM([.B29]))" office:value-type="string" office:string-value="pbe-vdw" calcext:value-type="string">
            <text:p>pbe-vdw</text:p>
          </table:table-cell>
          <table:table-cell/>
          <table:table-cell table:formula="of:=(TRIM([.D29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30]))" office:value-type="string" office:string-value="pbe-vdw" calcext:value-type="string">
            <text:p>pbe-vdw</text:p>
          </table:table-cell>
          <table:table-cell table:formula="of:=(TRIM([.B30]))" office:value-type="string" office:string-value="pbe-vdw" calcext:value-type="string">
            <text:p>pbe-vdw</text:p>
          </table:table-cell>
          <table:table-cell/>
          <table:table-cell table:formula="of:=(TRIM([.D30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31]))" office:value-type="string" office:string-value="pbe-vdw" calcext:value-type="string">
            <text:p>pbe-vdw</text:p>
          </table:table-cell>
          <table:table-cell table:formula="of:=(TRIM([.B31]))" office:value-type="string" office:string-value="pbe-vdw" calcext:value-type="string">
            <text:p>pbe-vdw</text:p>
          </table:table-cell>
          <table:table-cell/>
          <table:table-cell table:formula="of:=(TRIM([.D31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32]))" office:value-type="string" office:string-value="pbe-vdw" calcext:value-type="string">
            <text:p>pbe-vdw</text:p>
          </table:table-cell>
          <table:table-cell table:formula="of:=(TRIM([.B32]))" office:value-type="string" office:string-value="pbe-vdw" calcext:value-type="string">
            <text:p>pbe-vdw</text:p>
          </table:table-cell>
          <table:table-cell/>
          <table:table-cell table:formula="of:=(TRIM([.D32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33]))" office:value-type="string" office:string-value="pbe-vdw" calcext:value-type="string">
            <text:p>pbe-vdw</text:p>
          </table:table-cell>
          <table:table-cell table:formula="of:=(TRIM([.B33]))" office:value-type="string" office:string-value="pbe-vdw" calcext:value-type="string">
            <text:p>pbe-vdw</text:p>
          </table:table-cell>
          <table:table-cell/>
          <table:table-cell table:formula="of:=(TRIM([.D33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34]))" office:value-type="string" office:string-value="pbe-vdw" calcext:value-type="string">
            <text:p>pbe-vdw</text:p>
          </table:table-cell>
          <table:table-cell table:formula="of:=(TRIM([.B34]))" office:value-type="string" office:string-value="pbe-vdw" calcext:value-type="string">
            <text:p>pbe-vdw</text:p>
          </table:table-cell>
          <table:table-cell/>
          <table:table-cell table:formula="of:=(TRIM([.D34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35]))" office:value-type="string" office:string-value="pbe-vdw" calcext:value-type="string">
            <text:p>pbe-vdw</text:p>
          </table:table-cell>
          <table:table-cell table:formula="of:=(TRIM([.B35]))" office:value-type="string" office:string-value="pbe-vdw" calcext:value-type="string">
            <text:p>pbe-vdw</text:p>
          </table:table-cell>
          <table:table-cell/>
          <table:table-cell table:formula="of:=(TRIM([.D35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36]))" office:value-type="string" office:string-value="pbe-vdw" calcext:value-type="string">
            <text:p>pbe-vdw</text:p>
          </table:table-cell>
          <table:table-cell table:formula="of:=(TRIM([.B36]))" office:value-type="string" office:string-value="pbe-vdw" calcext:value-type="string">
            <text:p>pbe-vdw</text:p>
          </table:table-cell>
          <table:table-cell/>
          <table:table-cell table:formula="of:=(TRIM([.D36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37]))" office:value-type="string" office:string-value="pbe-vdw" calcext:value-type="string">
            <text:p>pbe-vdw</text:p>
          </table:table-cell>
          <table:table-cell table:formula="of:=(TRIM([.B37]))" office:value-type="string" office:string-value="pbe-vdw" calcext:value-type="string">
            <text:p>pbe-vdw</text:p>
          </table:table-cell>
          <table:table-cell/>
          <table:table-cell table:formula="of:=(TRIM([.D37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38]))" office:value-type="string" office:string-value="pbe-vdw" calcext:value-type="string">
            <text:p>pbe-vdw</text:p>
          </table:table-cell>
          <table:table-cell table:formula="of:=(TRIM([.B38]))" office:value-type="string" office:string-value="pbe-vdw" calcext:value-type="string">
            <text:p>pbe-vdw</text:p>
          </table:table-cell>
          <table:table-cell/>
          <table:table-cell table:formula="of:=(TRIM([.D38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39]))" office:value-type="string" office:string-value="pbe-vdw" calcext:value-type="string">
            <text:p>pbe-vdw</text:p>
          </table:table-cell>
          <table:table-cell table:formula="of:=(TRIM([.B39]))" office:value-type="string" office:string-value="pbe-vdw" calcext:value-type="string">
            <text:p>pbe-vdw</text:p>
          </table:table-cell>
          <table:table-cell/>
          <table:table-cell table:formula="of:=(TRIM([.D39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40]))" office:value-type="string" office:string-value="pbe-vdw" calcext:value-type="string">
            <text:p>pbe-vdw</text:p>
          </table:table-cell>
          <table:table-cell table:formula="of:=(TRIM([.B40]))" office:value-type="string" office:string-value="pbe-vdw" calcext:value-type="string">
            <text:p>pbe-vdw</text:p>
          </table:table-cell>
          <table:table-cell/>
          <table:table-cell table:formula="of:=(TRIM([.D40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41]))" office:value-type="string" office:string-value="pbe-vdw" calcext:value-type="string">
            <text:p>pbe-vdw</text:p>
          </table:table-cell>
          <table:table-cell table:formula="of:=(TRIM([.B41]))" office:value-type="string" office:string-value="pbe-vdw" calcext:value-type="string">
            <text:p>pbe-vdw</text:p>
          </table:table-cell>
          <table:table-cell/>
          <table:table-cell table:formula="of:=(TRIM([.D41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42]))" office:value-type="string" office:string-value="pbe-vdw" calcext:value-type="string">
            <text:p>pbe-vdw</text:p>
          </table:table-cell>
          <table:table-cell table:formula="of:=(TRIM([.B42]))" office:value-type="string" office:string-value="pbe-vdw" calcext:value-type="string">
            <text:p>pbe-vdw</text:p>
          </table:table-cell>
          <table:table-cell/>
          <table:table-cell table:formula="of:=(TRIM([.D42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43]))" office:value-type="string" office:string-value="pbe-vdw" calcext:value-type="string">
            <text:p>pbe-vdw</text:p>
          </table:table-cell>
          <table:table-cell table:formula="of:=(TRIM([.B43]))" office:value-type="string" office:string-value="pbe-vdw" calcext:value-type="string">
            <text:p>pbe-vdw</text:p>
          </table:table-cell>
          <table:table-cell/>
          <table:table-cell table:formula="of:=(TRIM([.D43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44]))" office:value-type="string" office:string-value="pbe-vdw" calcext:value-type="string">
            <text:p>pbe-vdw</text:p>
          </table:table-cell>
          <table:table-cell table:formula="of:=(TRIM([.B44]))" office:value-type="string" office:string-value="pbe-vdw" calcext:value-type="string">
            <text:p>pbe-vdw</text:p>
          </table:table-cell>
          <table:table-cell/>
          <table:table-cell table:formula="of:=(TRIM([.D44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45]))" office:value-type="string" office:string-value="pbe-vdw" calcext:value-type="string">
            <text:p>pbe-vdw</text:p>
          </table:table-cell>
          <table:table-cell table:formula="of:=(TRIM([.B45]))" office:value-type="string" office:string-value="pbe-vdw" calcext:value-type="string">
            <text:p>pbe-vdw</text:p>
          </table:table-cell>
          <table:table-cell/>
          <table:table-cell table:formula="of:=(TRIM([.D45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46]))" office:value-type="string" office:string-value="pbe-vdw" calcext:value-type="string">
            <text:p>pbe-vdw</text:p>
          </table:table-cell>
          <table:table-cell table:formula="of:=(TRIM([.B46]))" office:value-type="string" office:string-value="pbe-vdw" calcext:value-type="string">
            <text:p>pbe-vdw</text:p>
          </table:table-cell>
          <table:table-cell/>
          <table:table-cell table:formula="of:=(TRIM([.D46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47]))" office:value-type="string" office:string-value="pbe-vdw" calcext:value-type="string">
            <text:p>pbe-vdw</text:p>
          </table:table-cell>
          <table:table-cell table:formula="of:=(TRIM([.B47]))" office:value-type="string" office:string-value="pbe-vdw" calcext:value-type="string">
            <text:p>pbe-vdw</text:p>
          </table:table-cell>
          <table:table-cell/>
          <table:table-cell table:formula="of:=(TRIM([.D47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48]))" office:value-type="string" office:string-value="pbe-vdw" calcext:value-type="string">
            <text:p>pbe-vdw</text:p>
          </table:table-cell>
          <table:table-cell table:formula="of:=(TRIM([.B48]))" office:value-type="string" office:string-value="pbe-vdw" calcext:value-type="string">
            <text:p>pbe-vdw</text:p>
          </table:table-cell>
          <table:table-cell/>
          <table:table-cell table:formula="of:=(TRIM([.D48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49]))" office:value-type="string" office:string-value="pbe-vdw" calcext:value-type="string">
            <text:p>pbe-vdw</text:p>
          </table:table-cell>
          <table:table-cell table:formula="of:=(TRIM([.B49]))" office:value-type="string" office:string-value="pbe-vdw" calcext:value-type="string">
            <text:p>pbe-vdw</text:p>
          </table:table-cell>
          <table:table-cell/>
          <table:table-cell table:formula="of:=(TRIM([.D49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50]))" office:value-type="string" office:string-value="pbe-vdw" calcext:value-type="string">
            <text:p>pbe-vdw</text:p>
          </table:table-cell>
          <table:table-cell table:formula="of:=(TRIM([.B50]))" office:value-type="string" office:string-value="pbe-vdw" calcext:value-type="string">
            <text:p>pbe-vdw</text:p>
          </table:table-cell>
          <table:table-cell/>
          <table:table-cell table:formula="of:=(TRIM([.D50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51]))" office:value-type="string" office:string-value="pbe-vdw" calcext:value-type="string">
            <text:p>pbe-vdw</text:p>
          </table:table-cell>
          <table:table-cell table:formula="of:=(TRIM([.B51]))" office:value-type="string" office:string-value="pbe-vdw" calcext:value-type="string">
            <text:p>pbe-vdw</text:p>
          </table:table-cell>
          <table:table-cell/>
          <table:table-cell table:formula="of:=(TRIM([.D51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52]))" office:value-type="string" office:string-value="pbe-vdw" calcext:value-type="string">
            <text:p>pbe-vdw</text:p>
          </table:table-cell>
          <table:table-cell table:formula="of:=(TRIM([.B52]))" office:value-type="string" office:string-value="pbe-vdw" calcext:value-type="string">
            <text:p>pbe-vdw</text:p>
          </table:table-cell>
          <table:table-cell/>
          <table:table-cell table:formula="of:=(TRIM([.D52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53]))" office:value-type="string" office:string-value="pbe-vdw" calcext:value-type="string">
            <text:p>pbe-vdw</text:p>
          </table:table-cell>
          <table:table-cell table:formula="of:=(TRIM([.B53]))" office:value-type="string" office:string-value="pbe-vdw" calcext:value-type="string">
            <text:p>pbe-vdw</text:p>
          </table:table-cell>
          <table:table-cell/>
          <table:table-cell table:formula="of:=(TRIM([.D53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54]))" office:value-type="string" office:string-value="pbe-vdw" calcext:value-type="string">
            <text:p>pbe-vdw</text:p>
          </table:table-cell>
          <table:table-cell table:formula="of:=(TRIM([.B54]))" office:value-type="string" office:string-value="pbe-vdw" calcext:value-type="string">
            <text:p>pbe-vdw</text:p>
          </table:table-cell>
          <table:table-cell/>
          <table:table-cell table:formula="of:=(TRIM([.D54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55]))" office:value-type="string" office:string-value="pbe-vdw" calcext:value-type="string">
            <text:p>pbe-vdw</text:p>
          </table:table-cell>
          <table:table-cell table:formula="of:=(TRIM([.B55]))" office:value-type="string" office:string-value="pbe-vdw" calcext:value-type="string">
            <text:p>pbe-vdw</text:p>
          </table:table-cell>
          <table:table-cell/>
          <table:table-cell table:formula="of:=(TRIM([.D55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56]))" office:value-type="string" office:string-value="pbe-vdw" calcext:value-type="string">
            <text:p>pbe-vdw</text:p>
          </table:table-cell>
          <table:table-cell table:formula="of:=(TRIM([.B56]))" office:value-type="string" office:string-value="pbe-vdw" calcext:value-type="string">
            <text:p>pbe-vdw</text:p>
          </table:table-cell>
          <table:table-cell/>
          <table:table-cell table:formula="of:=(TRIM([.D56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57]))" office:value-type="string" office:string-value="pbe-vdw" calcext:value-type="string">
            <text:p>pbe-vdw</text:p>
          </table:table-cell>
          <table:table-cell table:formula="of:=(TRIM([.B57]))" office:value-type="string" office:string-value="pbe-vdw" calcext:value-type="string">
            <text:p>pbe-vdw</text:p>
          </table:table-cell>
          <table:table-cell/>
          <table:table-cell table:formula="of:=(TRIM([.D57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58]))" office:value-type="string" office:string-value="pbe-vdw" calcext:value-type="string">
            <text:p>pbe-vdw</text:p>
          </table:table-cell>
          <table:table-cell table:formula="of:=(TRIM([.B58]))" office:value-type="string" office:string-value="pbe-vdw" calcext:value-type="string">
            <text:p>pbe-vdw</text:p>
          </table:table-cell>
          <table:table-cell/>
          <table:table-cell table:formula="of:=(TRIM([.D58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59]))" office:value-type="string" office:string-value="pbe-vdw" calcext:value-type="string">
            <text:p>pbe-vdw</text:p>
          </table:table-cell>
          <table:table-cell table:formula="of:=(TRIM([.B59]))" office:value-type="string" office:string-value="pbe-vdw" calcext:value-type="string">
            <text:p>pbe-vdw</text:p>
          </table:table-cell>
          <table:table-cell/>
          <table:table-cell table:formula="of:=(TRIM([.D59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60]))" office:value-type="string" office:string-value="pbe-vdw" calcext:value-type="string">
            <text:p>pbe-vdw</text:p>
          </table:table-cell>
          <table:table-cell table:formula="of:=(TRIM([.B60]))" office:value-type="string" office:string-value="pbe-vdw" calcext:value-type="string">
            <text:p>pbe-vdw</text:p>
          </table:table-cell>
          <table:table-cell/>
          <table:table-cell table:formula="of:=(TRIM([.D60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61]))" office:value-type="string" office:string-value="pbe-vdw" calcext:value-type="string">
            <text:p>pbe-vdw</text:p>
          </table:table-cell>
          <table:table-cell table:formula="of:=(TRIM([.B61]))" office:value-type="string" office:string-value="pbe-vdw" calcext:value-type="string">
            <text:p>pbe-vdw</text:p>
          </table:table-cell>
          <table:table-cell/>
          <table:table-cell table:formula="of:=(TRIM([.D61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62]))" office:value-type="string" office:string-value="pbe-vdw" calcext:value-type="string">
            <text:p>pbe-vdw</text:p>
          </table:table-cell>
          <table:table-cell table:formula="of:=(TRIM([.B62]))" office:value-type="string" office:string-value="pbe-vdw" calcext:value-type="string">
            <text:p>pbe-vdw</text:p>
          </table:table-cell>
          <table:table-cell/>
          <table:table-cell table:formula="of:=(TRIM([.D62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63]))" office:value-type="string" office:string-value="pbe-vdw" calcext:value-type="string">
            <text:p>pbe-vdw</text:p>
          </table:table-cell>
          <table:table-cell table:formula="of:=(TRIM([.B63]))" office:value-type="string" office:string-value="pbe-vdw" calcext:value-type="string">
            <text:p>pbe-vdw</text:p>
          </table:table-cell>
          <table:table-cell/>
          <table:table-cell table:formula="of:=(TRIM([.D63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64]))" office:value-type="string" office:string-value="pbe-vdw" calcext:value-type="string">
            <text:p>pbe-vdw</text:p>
          </table:table-cell>
          <table:table-cell table:formula="of:=(TRIM([.B64]))" office:value-type="string" office:string-value="pbe-vdw" calcext:value-type="string">
            <text:p>pbe-vdw</text:p>
          </table:table-cell>
          <table:table-cell/>
          <table:table-cell table:formula="of:=(TRIM([.D64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65]))" office:value-type="string" office:string-value="pbe-vdw" calcext:value-type="string">
            <text:p>pbe-vdw</text:p>
          </table:table-cell>
          <table:table-cell table:formula="of:=(TRIM([.B65]))" office:value-type="string" office:string-value="pbe-vdw" calcext:value-type="string">
            <text:p>pbe-vdw</text:p>
          </table:table-cell>
          <table:table-cell/>
          <table:table-cell table:formula="of:=(TRIM([.D65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66]))" office:value-type="string" office:string-value="pbe-vdw" calcext:value-type="string">
            <text:p>pbe-vdw</text:p>
          </table:table-cell>
          <table:table-cell table:formula="of:=(TRIM([.B66]))" office:value-type="string" office:string-value="pbe-vdw" calcext:value-type="string">
            <text:p>pbe-vdw</text:p>
          </table:table-cell>
          <table:table-cell/>
          <table:table-cell table:formula="of:=(TRIM([.D66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67]))" office:value-type="string" office:string-value="pbe-vdw" calcext:value-type="string">
            <text:p>pbe-vdw</text:p>
          </table:table-cell>
          <table:table-cell table:formula="of:=(TRIM([.B67]))" office:value-type="string" office:string-value="pbe-vdw" calcext:value-type="string">
            <text:p>pbe-vdw</text:p>
          </table:table-cell>
          <table:table-cell/>
          <table:table-cell table:formula="of:=(TRIM([.D67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68]))" office:value-type="string" office:string-value="pbe-vdw" calcext:value-type="string">
            <text:p>pbe-vdw</text:p>
          </table:table-cell>
          <table:table-cell table:formula="of:=(TRIM([.B68]))" office:value-type="string" office:string-value="pbe-vdw" calcext:value-type="string">
            <text:p>pbe-vdw</text:p>
          </table:table-cell>
          <table:table-cell/>
          <table:table-cell table:formula="of:=(TRIM([.D68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69]))" office:value-type="string" office:string-value="pbe-vdw" calcext:value-type="string">
            <text:p>pbe-vdw</text:p>
          </table:table-cell>
          <table:table-cell table:formula="of:=(TRIM([.B69]))" office:value-type="string" office:string-value="pbe-vdw" calcext:value-type="string">
            <text:p>pbe-vdw</text:p>
          </table:table-cell>
          <table:table-cell/>
          <table:table-cell table:formula="of:=(TRIM([.D69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70]))" office:value-type="string" office:string-value="pbe-vdw" calcext:value-type="string">
            <text:p>pbe-vdw</text:p>
          </table:table-cell>
          <table:table-cell table:formula="of:=(TRIM([.B70]))" office:value-type="string" office:string-value="pbe-vdw" calcext:value-type="string">
            <text:p>pbe-vdw</text:p>
          </table:table-cell>
          <table:table-cell/>
          <table:table-cell table:formula="of:=(TRIM([.D70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71]))" office:value-type="string" office:string-value="pbe-vdw" calcext:value-type="string">
            <text:p>pbe-vdw</text:p>
          </table:table-cell>
          <table:table-cell table:formula="of:=(TRIM([.B71]))" office:value-type="string" office:string-value="pbe-vdw" calcext:value-type="string">
            <text:p>pbe-vdw</text:p>
          </table:table-cell>
          <table:table-cell/>
          <table:table-cell table:formula="of:=(TRIM([.D71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72]))" office:value-type="string" office:string-value="pbe-vdw" calcext:value-type="string">
            <text:p>pbe-vdw</text:p>
          </table:table-cell>
          <table:table-cell table:formula="of:=(TRIM([.B72]))" office:value-type="string" office:string-value="pbe-vdw" calcext:value-type="string">
            <text:p>pbe-vdw</text:p>
          </table:table-cell>
          <table:table-cell/>
          <table:table-cell table:formula="of:=(TRIM([.D72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73]))" office:value-type="string" office:string-value="pbe-vdw" calcext:value-type="string">
            <text:p>pbe-vdw</text:p>
          </table:table-cell>
          <table:table-cell table:formula="of:=(TRIM([.B73]))" office:value-type="string" office:string-value="pbe-vdw" calcext:value-type="string">
            <text:p>pbe-vdw</text:p>
          </table:table-cell>
          <table:table-cell/>
          <table:table-cell table:formula="of:=(TRIM([.D73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74]))" office:value-type="string" office:string-value="pbe-vdw" calcext:value-type="string">
            <text:p>pbe-vdw</text:p>
          </table:table-cell>
          <table:table-cell table:formula="of:=(TRIM([.B74]))" office:value-type="string" office:string-value="pbe-vdw" calcext:value-type="string">
            <text:p>pbe-vdw</text:p>
          </table:table-cell>
          <table:table-cell/>
          <table:table-cell table:formula="of:=(TRIM([.D74]))">
            <text:p/>
          </table:table-cell>
        </table:table-row>
        <table:table-row table:style-name="ro1">
          <table:table-cell office:value-type="string" calcext:value-type="string">
            <text:p><text:s/>pbe-vdw</text:p>
          </table:table-cell>
          <table:table-cell table:formula="of:=(TRIM([.A75]))" office:value-type="string" office:string-value="pbe-vdw" calcext:value-type="string">
            <text:p>pbe-vdw</text:p>
          </table:table-cell>
          <table:table-cell table:formula="of:=(TRIM([.B75]))" office:value-type="string" office:string-value="pbe-vdw" calcext:value-type="string">
            <text:p>pbe-vdw</text:p>
          </table:table-cell>
          <table:table-cell/>
          <table:table-cell table:formula="of:=(TRIM([.D75]))">
            <text:p/>
          </table:table-cell>
        </table:table-row>
        <table:table-row table:style-name="ro1">
          <table:table-cell office:value-type="string" calcext:value-type="string">
            <text:p><text:s/>pbe-vdw</text:p>
          </table:table-cell>
          <table:table-cell table:formula="of:=(TRIM([.A76]))" office:value-type="string" office:string-value="pbe-vdw" calcext:value-type="string">
            <text:p>pbe-vdw</text:p>
          </table:table-cell>
          <table:table-cell table:formula="of:=(TRIM([.B76]))" office:value-type="string" office:string-value="pbe-vdw" calcext:value-type="string">
            <text:p>pbe-vdw</text:p>
          </table:table-cell>
          <table:table-cell/>
          <table:table-cell table:formula="of:=(TRIM([.D76]))">
            <text:p/>
          </table:table-cell>
        </table:table-row>
        <table:table-row table:style-name="ro1">
          <table:table-cell office:value-type="string" calcext:value-type="string">
            <text:p><text:s/>pbe-vdw</text:p>
          </table:table-cell>
          <table:table-cell table:formula="of:=(TRIM([.A77]))" office:value-type="string" office:string-value="pbe-vdw" calcext:value-type="string">
            <text:p>pbe-vdw</text:p>
          </table:table-cell>
          <table:table-cell table:formula="of:=(TRIM([.B77]))" office:value-type="string" office:string-value="pbe-vdw" calcext:value-type="string">
            <text:p>pbe-vdw</text:p>
          </table:table-cell>
          <table:table-cell/>
          <table:table-cell table:formula="of:=(TRIM([.D77]))">
            <text:p/>
          </table:table-cell>
        </table:table-row>
        <table:table-row table:style-name="ro1">
          <table:table-cell office:value-type="string" calcext:value-type="string">
            <text:p><text:s/>pbe-vdw</text:p>
          </table:table-cell>
          <table:table-cell table:formula="of:=(TRIM([.A78]))" office:value-type="string" office:string-value="pbe-vdw" calcext:value-type="string">
            <text:p>pbe-vdw</text:p>
          </table:table-cell>
          <table:table-cell table:formula="of:=(TRIM([.B78]))" office:value-type="string" office:string-value="pbe-vdw" calcext:value-type="string">
            <text:p>pbe-vdw</text:p>
          </table:table-cell>
          <table:table-cell/>
          <table:table-cell table:formula="of:=(TRIM([.D78]))">
            <text:p/>
          </table:table-cell>
        </table:table-row>
        <table:table-row table:style-name="ro1">
          <table:table-cell office:value-type="string" calcext:value-type="string">
            <text:p><text:s/>pbe-vdw</text:p>
          </table:table-cell>
          <table:table-cell table:formula="of:=(TRIM([.A79]))" office:value-type="string" office:string-value="pbe-vdw" calcext:value-type="string">
            <text:p>pbe-vdw</text:p>
          </table:table-cell>
          <table:table-cell table:formula="of:=(TRIM([.B79]))" office:value-type="string" office:string-value="pbe-vdw" calcext:value-type="string">
            <text:p>pbe-vdw</text:p>
          </table:table-cell>
          <table:table-cell/>
          <table:table-cell table:formula="of:=(TRIM([.D79]))">
            <text:p/>
          </table:table-cell>
        </table:table-row>
        <table:table-row table:style-name="ro1">
          <table:table-cell office:value-type="string" calcext:value-type="string">
            <text:p><text:s/>pbe-vdw</text:p>
          </table:table-cell>
          <table:table-cell table:formula="of:=(TRIM([.A80]))" office:value-type="string" office:string-value="pbe-vdw" calcext:value-type="string">
            <text:p>pbe-vdw</text:p>
          </table:table-cell>
          <table:table-cell table:formula="of:=(TRIM([.B80]))" office:value-type="string" office:string-value="pbe-vdw" calcext:value-type="string">
            <text:p>pbe-vdw</text:p>
          </table:table-cell>
          <table:table-cell/>
          <table:table-cell table:formula="of:=(TRIM([.D80]))">
            <text:p/>
          </table:table-cell>
        </table:table-row>
        <table:table-row table:style-name="ro1">
          <table:table-cell office:value-type="string" calcext:value-type="string">
            <text:p><text:s/>pbe-vdw</text:p>
          </table:table-cell>
          <table:table-cell table:formula="of:=(TRIM([.A81]))" office:value-type="string" office:string-value="pbe-vdw" calcext:value-type="string">
            <text:p>pbe-vdw</text:p>
          </table:table-cell>
          <table:table-cell table:formula="of:=(TRIM([.B81]))" office:value-type="string" office:string-value="pbe-vdw" calcext:value-type="string">
            <text:p>pbe-vdw</text:p>
          </table:table-cell>
          <table:table-cell/>
          <table:table-cell table:formula="of:=(TRIM([.D81]))">
            <text:p/>
          </table:table-cell>
        </table:table-row>
        <table:table-row table:style-name="ro1">
          <table:table-cell office:value-type="string" calcext:value-type="string">
            <text:p><text:s/>pbe-vdw</text:p>
          </table:table-cell>
          <table:table-cell table:formula="of:=(TRIM([.A82]))" office:value-type="string" office:string-value="pbe-vdw" calcext:value-type="string">
            <text:p>pbe-vdw</text:p>
          </table:table-cell>
          <table:table-cell table:formula="of:=(TRIM([.B82]))" office:value-type="string" office:string-value="pbe-vdw" calcext:value-type="string">
            <text:p>pbe-vdw</text:p>
          </table:table-cell>
          <table:table-cell/>
          <table:table-cell table:formula="of:=(TRIM([.D82]))">
            <text:p/>
          </table:table-cell>
        </table:table-row>
        <table:table-row table:style-name="ro1">
          <table:table-cell office:value-type="string" calcext:value-type="string">
            <text:p><text:s/>pbe-vdw</text:p>
          </table:table-cell>
          <table:table-cell table:formula="of:=(TRIM([.A83]))" office:value-type="string" office:string-value="pbe-vdw" calcext:value-type="string">
            <text:p>pbe-vdw</text:p>
          </table:table-cell>
          <table:table-cell table:formula="of:=(TRIM([.B83]))" office:value-type="string" office:string-value="pbe-vdw" calcext:value-type="string">
            <text:p>pbe-vdw</text:p>
          </table:table-cell>
          <table:table-cell/>
          <table:table-cell table:formula="of:=(TRIM([.D83]))">
            <text:p/>
          </table:table-cell>
        </table:table-row>
        <table:table-row table:style-name="ro1">
          <table:table-cell office:value-type="string" calcext:value-type="string">
            <text:p><text:s/>pbe-vdw</text:p>
          </table:table-cell>
          <table:table-cell table:formula="of:=(TRIM([.A84]))" office:value-type="string" office:string-value="pbe-vdw" calcext:value-type="string">
            <text:p>pbe-vdw</text:p>
          </table:table-cell>
          <table:table-cell table:formula="of:=(TRIM([.B84]))" office:value-type="string" office:string-value="pbe-vdw" calcext:value-type="string">
            <text:p>pbe-vdw</text:p>
          </table:table-cell>
          <table:table-cell/>
          <table:table-cell table:formula="of:=(TRIM([.D84]))">
            <text:p/>
          </table:table-cell>
        </table:table-row>
        <table:table-row table:style-name="ro1">
          <table:table-cell office:value-type="string" calcext:value-type="string">
            <text:p><text:s/>pbe-vdw</text:p>
          </table:table-cell>
          <table:table-cell table:formula="of:=(TRIM([.A85]))" office:value-type="string" office:string-value="pbe-vdw" calcext:value-type="string">
            <text:p>pbe-vdw</text:p>
          </table:table-cell>
          <table:table-cell table:formula="of:=(TRIM([.B85]))" office:value-type="string" office:string-value="pbe-vdw" calcext:value-type="string">
            <text:p>pbe-vdw</text:p>
          </table:table-cell>
          <table:table-cell/>
          <table:table-cell table:formula="of:=(TRIM([.D85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86]))" office:value-type="string" office:string-value="pbe-vdw" calcext:value-type="string">
            <text:p>pbe-vdw</text:p>
          </table:table-cell>
          <table:table-cell table:formula="of:=(TRIM([.B86]))" office:value-type="string" office:string-value="pbe-vdw" calcext:value-type="string">
            <text:p>pbe-vdw</text:p>
          </table:table-cell>
          <table:table-cell/>
          <table:table-cell table:formula="of:=(TRIM([.D86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87]))" office:value-type="string" office:string-value="pbe-vdw" calcext:value-type="string">
            <text:p>pbe-vdw</text:p>
          </table:table-cell>
          <table:table-cell table:formula="of:=(TRIM([.B87]))" office:value-type="string" office:string-value="pbe-vdw" calcext:value-type="string">
            <text:p>pbe-vdw</text:p>
          </table:table-cell>
          <table:table-cell/>
          <table:table-cell table:formula="of:=(TRIM([.D87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88]))" office:value-type="string" office:string-value="pbe-vdw" calcext:value-type="string">
            <text:p>pbe-vdw</text:p>
          </table:table-cell>
          <table:table-cell table:formula="of:=(TRIM([.B88]))" office:value-type="string" office:string-value="pbe-vdw" calcext:value-type="string">
            <text:p>pbe-vdw</text:p>
          </table:table-cell>
          <table:table-cell/>
          <table:table-cell table:formula="of:=(TRIM([.D88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89]))" office:value-type="string" office:string-value="pbe-vdw" calcext:value-type="string">
            <text:p>pbe-vdw</text:p>
          </table:table-cell>
          <table:table-cell table:formula="of:=(TRIM([.B89]))" office:value-type="string" office:string-value="pbe-vdw" calcext:value-type="string">
            <text:p>pbe-vdw</text:p>
          </table:table-cell>
          <table:table-cell/>
          <table:table-cell table:formula="of:=(TRIM([.D89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90]))" office:value-type="string" office:string-value="pbe-vdw" calcext:value-type="string">
            <text:p>pbe-vdw</text:p>
          </table:table-cell>
          <table:table-cell table:formula="of:=(TRIM([.B90]))" office:value-type="string" office:string-value="pbe-vdw" calcext:value-type="string">
            <text:p>pbe-vdw</text:p>
          </table:table-cell>
          <table:table-cell/>
          <table:table-cell table:formula="of:=(TRIM([.D90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91]))" office:value-type="string" office:string-value="pbe-vdw" calcext:value-type="string">
            <text:p>pbe-vdw</text:p>
          </table:table-cell>
          <table:table-cell table:formula="of:=(TRIM([.B91]))" office:value-type="string" office:string-value="pbe-vdw" calcext:value-type="string">
            <text:p>pbe-vdw</text:p>
          </table:table-cell>
          <table:table-cell/>
          <table:table-cell table:formula="of:=(TRIM([.D91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92]))" office:value-type="string" office:string-value="pbe-vdw" calcext:value-type="string">
            <text:p>pbe-vdw</text:p>
          </table:table-cell>
          <table:table-cell table:formula="of:=(TRIM([.B92]))" office:value-type="string" office:string-value="pbe-vdw" calcext:value-type="string">
            <text:p>pbe-vdw</text:p>
          </table:table-cell>
          <table:table-cell/>
          <table:table-cell table:formula="of:=(TRIM([.D92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93]))" office:value-type="string" office:string-value="pbe-vdw" calcext:value-type="string">
            <text:p>pbe-vdw</text:p>
          </table:table-cell>
          <table:table-cell table:formula="of:=(TRIM([.B93]))" office:value-type="string" office:string-value="pbe-vdw" calcext:value-type="string">
            <text:p>pbe-vdw</text:p>
          </table:table-cell>
          <table:table-cell/>
          <table:table-cell table:formula="of:=(TRIM([.D93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94]))" office:value-type="string" office:string-value="pbe-vdw" calcext:value-type="string">
            <text:p>pbe-vdw</text:p>
          </table:table-cell>
          <table:table-cell table:formula="of:=(TRIM([.B94]))" office:value-type="string" office:string-value="pbe-vdw" calcext:value-type="string">
            <text:p>pbe-vdw</text:p>
          </table:table-cell>
          <table:table-cell/>
          <table:table-cell table:formula="of:=(TRIM([.D94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95]))" office:value-type="string" office:string-value="pbe-vdw" calcext:value-type="string">
            <text:p>pbe-vdw</text:p>
          </table:table-cell>
          <table:table-cell table:formula="of:=(TRIM([.B95]))" office:value-type="string" office:string-value="pbe-vdw" calcext:value-type="string">
            <text:p>pbe-vdw</text:p>
          </table:table-cell>
          <table:table-cell/>
          <table:table-cell table:formula="of:=(TRIM([.D95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96]))" office:value-type="string" office:string-value="pbe-vdw" calcext:value-type="string">
            <text:p>pbe-vdw</text:p>
          </table:table-cell>
          <table:table-cell table:formula="of:=(TRIM([.B96]))" office:value-type="string" office:string-value="pbe-vdw" calcext:value-type="string">
            <text:p>pbe-vdw</text:p>
          </table:table-cell>
          <table:table-cell/>
          <table:table-cell table:formula="of:=(TRIM([.D96]))">
            <text:p/>
          </table:table-cell>
        </table:table-row>
        <table:table-row table:style-name="ro1">
          <table:table-cell office:value-type="string" calcext:value-type="string">
            <text:p><text:s/>pbe-vdw</text:p>
          </table:table-cell>
          <table:table-cell table:formula="of:=(TRIM([.A97]))" office:value-type="string" office:string-value="pbe-vdw" calcext:value-type="string">
            <text:p>pbe-vdw</text:p>
          </table:table-cell>
          <table:table-cell table:formula="of:=(TRIM([.B97]))" office:value-type="string" office:string-value="pbe-vdw" calcext:value-type="string">
            <text:p>pbe-vdw</text:p>
          </table:table-cell>
          <table:table-cell/>
          <table:table-cell table:formula="of:=(TRIM([.D97]))">
            <text:p/>
          </table:table-cell>
        </table:table-row>
        <table:table-row table:style-name="ro1">
          <table:table-cell office:value-type="string" calcext:value-type="string">
            <text:p><text:s/>pbe-vdw</text:p>
          </table:table-cell>
          <table:table-cell table:formula="of:=(TRIM([.A98]))" office:value-type="string" office:string-value="pbe-vdw" calcext:value-type="string">
            <text:p>pbe-vdw</text:p>
          </table:table-cell>
          <table:table-cell table:formula="of:=(TRIM([.B98]))" office:value-type="string" office:string-value="pbe-vdw" calcext:value-type="string">
            <text:p>pbe-vdw</text:p>
          </table:table-cell>
          <table:table-cell/>
          <table:table-cell table:formula="of:=(TRIM([.D98]))">
            <text:p/>
          </table:table-cell>
        </table:table-row>
        <table:table-row table:style-name="ro1">
          <table:table-cell office:value-type="string" calcext:value-type="string">
            <text:p><text:s/>pbe-vdw</text:p>
          </table:table-cell>
          <table:table-cell table:formula="of:=(TRIM([.A99]))" office:value-type="string" office:string-value="pbe-vdw" calcext:value-type="string">
            <text:p>pbe-vdw</text:p>
          </table:table-cell>
          <table:table-cell table:formula="of:=(TRIM([.B99]))" office:value-type="string" office:string-value="pbe-vdw" calcext:value-type="string">
            <text:p>pbe-vdw</text:p>
          </table:table-cell>
          <table:table-cell/>
          <table:table-cell table:formula="of:=(TRIM([.D99]))">
            <text:p/>
          </table:table-cell>
        </table:table-row>
        <table:table-row table:style-name="ro1">
          <table:table-cell office:value-type="string" calcext:value-type="string">
            <text:p><text:s/>pbe-vdw</text:p>
          </table:table-cell>
          <table:table-cell table:formula="of:=(TRIM([.A100]))" office:value-type="string" office:string-value="pbe-vdw" calcext:value-type="string">
            <text:p>pbe-vdw</text:p>
          </table:table-cell>
          <table:table-cell table:formula="of:=(TRIM([.B100]))" office:value-type="string" office:string-value="pbe-vdw" calcext:value-type="string">
            <text:p>pbe-vdw</text:p>
          </table:table-cell>
          <table:table-cell/>
          <table:table-cell table:formula="of:=(TRIM([.D100]))">
            <text:p/>
          </table:table-cell>
        </table:table-row>
        <table:table-row table:style-name="ro1">
          <table:table-cell office:value-type="string" calcext:value-type="string">
            <text:p><text:s/>pbe-vdw</text:p>
          </table:table-cell>
          <table:table-cell table:formula="of:=(TRIM([.A101]))" office:value-type="string" office:string-value="pbe-vdw" calcext:value-type="string">
            <text:p>pbe-vdw</text:p>
          </table:table-cell>
          <table:table-cell table:formula="of:=(TRIM([.B101]))" office:value-type="string" office:string-value="pbe-vdw" calcext:value-type="string">
            <text:p>pbe-vdw</text:p>
          </table:table-cell>
          <table:table-cell/>
          <table:table-cell table:formula="of:=(TRIM([.D101]))">
            <text:p/>
          </table:table-cell>
        </table:table-row>
        <table:table-row table:style-name="ro1">
          <table:table-cell office:value-type="string" calcext:value-type="string">
            <text:p><text:s/>pbe-vdw</text:p>
          </table:table-cell>
          <table:table-cell table:formula="of:=(TRIM([.A102]))" office:value-type="string" office:string-value="pbe-vdw" calcext:value-type="string">
            <text:p>pbe-vdw</text:p>
          </table:table-cell>
          <table:table-cell table:formula="of:=(TRIM([.B102]))" office:value-type="string" office:string-value="pbe-vdw" calcext:value-type="string">
            <text:p>pbe-vdw</text:p>
          </table:table-cell>
          <table:table-cell/>
          <table:table-cell table:formula="of:=(TRIM([.D102]))">
            <text:p/>
          </table:table-cell>
        </table:table-row>
        <table:table-row table:style-name="ro1">
          <table:table-cell office:value-type="string" calcext:value-type="string">
            <text:p><text:s/>pbe-vdw</text:p>
          </table:table-cell>
          <table:table-cell table:formula="of:=(TRIM([.A103]))" office:value-type="string" office:string-value="pbe-vdw" calcext:value-type="string">
            <text:p>pbe-vdw</text:p>
          </table:table-cell>
          <table:table-cell table:formula="of:=(TRIM([.B103]))" office:value-type="string" office:string-value="pbe-vdw" calcext:value-type="string">
            <text:p>pbe-vdw</text:p>
          </table:table-cell>
          <table:table-cell/>
          <table:table-cell table:formula="of:=(TRIM([.D103]))">
            <text:p/>
          </table:table-cell>
        </table:table-row>
        <table:table-row table:style-name="ro1">
          <table:table-cell office:value-type="string" calcext:value-type="string">
            <text:p><text:s/>pbe-vdw</text:p>
          </table:table-cell>
          <table:table-cell table:formula="of:=(TRIM([.A104]))" office:value-type="string" office:string-value="pbe-vdw" calcext:value-type="string">
            <text:p>pbe-vdw</text:p>
          </table:table-cell>
          <table:table-cell table:formula="of:=(TRIM([.B104]))" office:value-type="string" office:string-value="pbe-vdw" calcext:value-type="string">
            <text:p>pbe-vdw</text:p>
          </table:table-cell>
          <table:table-cell/>
          <table:table-cell table:formula="of:=(TRIM([.D104]))">
            <text:p/>
          </table:table-cell>
        </table:table-row>
        <table:table-row table:style-name="ro1">
          <table:table-cell office:value-type="string" calcext:value-type="string">
            <text:p><text:s/>pbe-vdw</text:p>
          </table:table-cell>
          <table:table-cell table:formula="of:=(TRIM([.A105]))" office:value-type="string" office:string-value="pbe-vdw" calcext:value-type="string">
            <text:p>pbe-vdw</text:p>
          </table:table-cell>
          <table:table-cell table:formula="of:=(TRIM([.B105]))" office:value-type="string" office:string-value="pbe-vdw" calcext:value-type="string">
            <text:p>pbe-vdw</text:p>
          </table:table-cell>
          <table:table-cell/>
          <table:table-cell table:formula="of:=(TRIM([.D105]))">
            <text:p/>
          </table:table-cell>
        </table:table-row>
        <table:table-row table:style-name="ro1">
          <table:table-cell office:value-type="string" calcext:value-type="string">
            <text:p><text:s/>pbe-vdw</text:p>
          </table:table-cell>
          <table:table-cell table:formula="of:=(TRIM([.A106]))" office:value-type="string" office:string-value="pbe-vdw" calcext:value-type="string">
            <text:p>pbe-vdw</text:p>
          </table:table-cell>
          <table:table-cell table:formula="of:=(TRIM([.B106]))" office:value-type="string" office:string-value="pbe-vdw" calcext:value-type="string">
            <text:p>pbe-vdw</text:p>
          </table:table-cell>
          <table:table-cell/>
          <table:table-cell table:formula="of:=(TRIM([.D106]))">
            <text:p/>
          </table:table-cell>
        </table:table-row>
        <table:table-row table:style-name="ro1">
          <table:table-cell office:value-type="string" calcext:value-type="string">
            <text:p><text:s/>pbe-vdw</text:p>
          </table:table-cell>
          <table:table-cell table:formula="of:=(TRIM([.A107]))" office:value-type="string" office:string-value="pbe-vdw" calcext:value-type="string">
            <text:p>pbe-vdw</text:p>
          </table:table-cell>
          <table:table-cell table:formula="of:=(TRIM([.B107]))" office:value-type="string" office:string-value="pbe-vdw" calcext:value-type="string">
            <text:p>pbe-vdw</text:p>
          </table:table-cell>
          <table:table-cell/>
          <table:table-cell table:formula="of:=(TRIM([.D107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108]))" office:value-type="string" office:string-value="pbe-vdw" calcext:value-type="string">
            <text:p>pbe-vdw</text:p>
          </table:table-cell>
          <table:table-cell table:formula="of:=(TRIM([.B108]))" office:value-type="string" office:string-value="pbe-vdw" calcext:value-type="string">
            <text:p>pbe-vdw</text:p>
          </table:table-cell>
          <table:table-cell/>
          <table:table-cell table:formula="of:=(TRIM([.D108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109]))" office:value-type="string" office:string-value="pbe-vdw" calcext:value-type="string">
            <text:p>pbe-vdw</text:p>
          </table:table-cell>
          <table:table-cell table:formula="of:=(TRIM([.B109]))" office:value-type="string" office:string-value="pbe-vdw" calcext:value-type="string">
            <text:p>pbe-vdw</text:p>
          </table:table-cell>
          <table:table-cell/>
          <table:table-cell table:formula="of:=(TRIM([.D109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110]))" office:value-type="string" office:string-value="pbe-vdw" calcext:value-type="string">
            <text:p>pbe-vdw</text:p>
          </table:table-cell>
          <table:table-cell table:formula="of:=(TRIM([.B110]))" office:value-type="string" office:string-value="pbe-vdw" calcext:value-type="string">
            <text:p>pbe-vdw</text:p>
          </table:table-cell>
          <table:table-cell/>
          <table:table-cell table:formula="of:=(TRIM([.D110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111]))" office:value-type="string" office:string-value="pbe-vdw" calcext:value-type="string">
            <text:p>pbe-vdw</text:p>
          </table:table-cell>
          <table:table-cell table:formula="of:=(TRIM([.B111]))" office:value-type="string" office:string-value="pbe-vdw" calcext:value-type="string">
            <text:p>pbe-vdw</text:p>
          </table:table-cell>
          <table:table-cell/>
          <table:table-cell table:formula="of:=(TRIM([.D111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112]))" office:value-type="string" office:string-value="pbe-vdw" calcext:value-type="string">
            <text:p>pbe-vdw</text:p>
          </table:table-cell>
          <table:table-cell table:formula="of:=(TRIM([.B112]))" office:value-type="string" office:string-value="pbe-vdw" calcext:value-type="string">
            <text:p>pbe-vdw</text:p>
          </table:table-cell>
          <table:table-cell/>
          <table:table-cell table:formula="of:=(TRIM([.D112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113]))" office:value-type="string" office:string-value="pbe-vdw" calcext:value-type="string">
            <text:p>pbe-vdw</text:p>
          </table:table-cell>
          <table:table-cell table:formula="of:=(TRIM([.B113]))" office:value-type="string" office:string-value="pbe-vdw" calcext:value-type="string">
            <text:p>pbe-vdw</text:p>
          </table:table-cell>
          <table:table-cell/>
          <table:table-cell table:formula="of:=(TRIM([.D113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114]))" office:value-type="string" office:string-value="pbe-vdw" calcext:value-type="string">
            <text:p>pbe-vdw</text:p>
          </table:table-cell>
          <table:table-cell table:formula="of:=(TRIM([.B114]))" office:value-type="string" office:string-value="pbe-vdw" calcext:value-type="string">
            <text:p>pbe-vdw</text:p>
          </table:table-cell>
          <table:table-cell/>
          <table:table-cell table:formula="of:=(TRIM([.D114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115]))" office:value-type="string" office:string-value="pbe-vdw" calcext:value-type="string">
            <text:p>pbe-vdw</text:p>
          </table:table-cell>
          <table:table-cell table:formula="of:=(TRIM([.B115]))" office:value-type="string" office:string-value="pbe-vdw" calcext:value-type="string">
            <text:p>pbe-vdw</text:p>
          </table:table-cell>
          <table:table-cell/>
          <table:table-cell table:formula="of:=(TRIM([.D115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116]))" office:value-type="string" office:string-value="pbe-vdw" calcext:value-type="string">
            <text:p>pbe-vdw</text:p>
          </table:table-cell>
          <table:table-cell table:formula="of:=(TRIM([.B116]))" office:value-type="string" office:string-value="pbe-vdw" calcext:value-type="string">
            <text:p>pbe-vdw</text:p>
          </table:table-cell>
          <table:table-cell/>
          <table:table-cell table:formula="of:=(TRIM([.D116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117]))" office:value-type="string" office:string-value="pbe-vdw" calcext:value-type="string">
            <text:p>pbe-vdw</text:p>
          </table:table-cell>
          <table:table-cell table:formula="of:=(TRIM([.B117]))" office:value-type="string" office:string-value="pbe-vdw" calcext:value-type="string">
            <text:p>pbe-vdw</text:p>
          </table:table-cell>
          <table:table-cell/>
          <table:table-cell table:formula="of:=(TRIM([.D117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118]))" office:value-type="string" office:string-value="pbe-vdw" calcext:value-type="string">
            <text:p>pbe-vdw</text:p>
          </table:table-cell>
          <table:table-cell table:formula="of:=(TRIM([.B118]))" office:value-type="string" office:string-value="pbe-vdw" calcext:value-type="string">
            <text:p>pbe-vdw</text:p>
          </table:table-cell>
          <table:table-cell/>
          <table:table-cell table:formula="of:=(TRIM([.D118]))">
            <text:p/>
          </table:table-cell>
        </table:table-row>
        <table:table-row table:style-name="ro1">
          <table:table-cell office:value-type="string" calcext:value-type="string">
            <text:p><text:s/>pbe-vdw</text:p>
          </table:table-cell>
          <table:table-cell table:formula="of:=(TRIM([.A119]))" office:value-type="string" office:string-value="pbe-vdw" calcext:value-type="string">
            <text:p>pbe-vdw</text:p>
          </table:table-cell>
          <table:table-cell table:formula="of:=(TRIM([.B119]))" office:value-type="string" office:string-value="pbe-vdw" calcext:value-type="string">
            <text:p>pbe-vdw</text:p>
          </table:table-cell>
          <table:table-cell/>
          <table:table-cell table:formula="of:=(TRIM([.D119]))">
            <text:p/>
          </table:table-cell>
        </table:table-row>
        <table:table-row table:style-name="ro1">
          <table:table-cell office:value-type="string" calcext:value-type="string">
            <text:p><text:s/>pbe-vdw</text:p>
          </table:table-cell>
          <table:table-cell table:formula="of:=(TRIM([.A120]))" office:value-type="string" office:string-value="pbe-vdw" calcext:value-type="string">
            <text:p>pbe-vdw</text:p>
          </table:table-cell>
          <table:table-cell table:formula="of:=(TRIM([.B120]))" office:value-type="string" office:string-value="pbe-vdw" calcext:value-type="string">
            <text:p>pbe-vdw</text:p>
          </table:table-cell>
          <table:table-cell/>
          <table:table-cell table:formula="of:=(TRIM([.D120]))">
            <text:p/>
          </table:table-cell>
        </table:table-row>
        <table:table-row table:style-name="ro1">
          <table:table-cell office:value-type="string" calcext:value-type="string">
            <text:p><text:s/>pbe-vdw</text:p>
          </table:table-cell>
          <table:table-cell table:formula="of:=(TRIM([.A121]))" office:value-type="string" office:string-value="pbe-vdw" calcext:value-type="string">
            <text:p>pbe-vdw</text:p>
          </table:table-cell>
          <table:table-cell table:formula="of:=(TRIM([.B121]))" office:value-type="string" office:string-value="pbe-vdw" calcext:value-type="string">
            <text:p>pbe-vdw</text:p>
          </table:table-cell>
          <table:table-cell/>
          <table:table-cell table:formula="of:=(TRIM([.D121]))">
            <text:p/>
          </table:table-cell>
        </table:table-row>
        <table:table-row table:style-name="ro1">
          <table:table-cell office:value-type="string" calcext:value-type="string">
            <text:p><text:s/>pbe-vdw</text:p>
          </table:table-cell>
          <table:table-cell table:formula="of:=(TRIM([.A122]))" office:value-type="string" office:string-value="pbe-vdw" calcext:value-type="string">
            <text:p>pbe-vdw</text:p>
          </table:table-cell>
          <table:table-cell table:formula="of:=(TRIM([.B122]))" office:value-type="string" office:string-value="pbe-vdw" calcext:value-type="string">
            <text:p>pbe-vdw</text:p>
          </table:table-cell>
          <table:table-cell/>
          <table:table-cell table:formula="of:=(TRIM([.D122]))">
            <text:p/>
          </table:table-cell>
        </table:table-row>
        <table:table-row table:style-name="ro1">
          <table:table-cell office:value-type="string" calcext:value-type="string">
            <text:p><text:s/>pbe-vdw</text:p>
          </table:table-cell>
          <table:table-cell table:formula="of:=(TRIM([.A123]))" office:value-type="string" office:string-value="pbe-vdw" calcext:value-type="string">
            <text:p>pbe-vdw</text:p>
          </table:table-cell>
          <table:table-cell table:formula="of:=(TRIM([.B123]))" office:value-type="string" office:string-value="pbe-vdw" calcext:value-type="string">
            <text:p>pbe-vdw</text:p>
          </table:table-cell>
          <table:table-cell/>
          <table:table-cell table:formula="of:=(TRIM([.D123]))">
            <text:p/>
          </table:table-cell>
        </table:table-row>
        <table:table-row table:style-name="ro1">
          <table:table-cell office:value-type="string" calcext:value-type="string">
            <text:p><text:s/>pbe-vdw</text:p>
          </table:table-cell>
          <table:table-cell table:formula="of:=(TRIM([.A124]))" office:value-type="string" office:string-value="pbe-vdw" calcext:value-type="string">
            <text:p>pbe-vdw</text:p>
          </table:table-cell>
          <table:table-cell table:formula="of:=(TRIM([.B124]))" office:value-type="string" office:string-value="pbe-vdw" calcext:value-type="string">
            <text:p>pbe-vdw</text:p>
          </table:table-cell>
          <table:table-cell/>
          <table:table-cell table:formula="of:=(TRIM([.D124]))">
            <text:p/>
          </table:table-cell>
        </table:table-row>
        <table:table-row table:style-name="ro1">
          <table:table-cell office:value-type="string" calcext:value-type="string">
            <text:p><text:s/>pbe-vdw</text:p>
          </table:table-cell>
          <table:table-cell table:formula="of:=(TRIM([.A125]))" office:value-type="string" office:string-value="pbe-vdw" calcext:value-type="string">
            <text:p>pbe-vdw</text:p>
          </table:table-cell>
          <table:table-cell table:formula="of:=(TRIM([.B125]))" office:value-type="string" office:string-value="pbe-vdw" calcext:value-type="string">
            <text:p>pbe-vdw</text:p>
          </table:table-cell>
          <table:table-cell/>
          <table:table-cell table:formula="of:=(TRIM([.D125]))">
            <text:p/>
          </table:table-cell>
        </table:table-row>
        <table:table-row table:style-name="ro1">
          <table:table-cell office:value-type="string" calcext:value-type="string">
            <text:p><text:s/>pbe-vdw</text:p>
          </table:table-cell>
          <table:table-cell table:formula="of:=(TRIM([.A126]))" office:value-type="string" office:string-value="pbe-vdw" calcext:value-type="string">
            <text:p>pbe-vdw</text:p>
          </table:table-cell>
          <table:table-cell table:formula="of:=(TRIM([.B126]))" office:value-type="string" office:string-value="pbe-vdw" calcext:value-type="string">
            <text:p>pbe-vdw</text:p>
          </table:table-cell>
          <table:table-cell/>
          <table:table-cell table:formula="of:=(TRIM([.D126]))">
            <text:p/>
          </table:table-cell>
        </table:table-row>
        <table:table-row table:style-name="ro1">
          <table:table-cell office:value-type="string" calcext:value-type="string">
            <text:p><text:s/>pbe-vdw</text:p>
          </table:table-cell>
          <table:table-cell table:formula="of:=(TRIM([.A127]))" office:value-type="string" office:string-value="pbe-vdw" calcext:value-type="string">
            <text:p>pbe-vdw</text:p>
          </table:table-cell>
          <table:table-cell table:formula="of:=(TRIM([.B127]))" office:value-type="string" office:string-value="pbe-vdw" calcext:value-type="string">
            <text:p>pbe-vdw</text:p>
          </table:table-cell>
          <table:table-cell/>
          <table:table-cell table:formula="of:=(TRIM([.D127]))">
            <text:p/>
          </table:table-cell>
        </table:table-row>
        <table:table-row table:style-name="ro1">
          <table:table-cell office:value-type="string" calcext:value-type="string">
            <text:p><text:s/>pbe-vdw</text:p>
          </table:table-cell>
          <table:table-cell table:formula="of:=(TRIM([.A128]))" office:value-type="string" office:string-value="pbe-vdw" calcext:value-type="string">
            <text:p>pbe-vdw</text:p>
          </table:table-cell>
          <table:table-cell table:formula="of:=(TRIM([.B128]))" office:value-type="string" office:string-value="pbe-vdw" calcext:value-type="string">
            <text:p>pbe-vdw</text:p>
          </table:table-cell>
          <table:table-cell/>
          <table:table-cell table:formula="of:=(TRIM([.D128]))">
            <text:p/>
          </table:table-cell>
        </table:table-row>
        <table:table-row table:style-name="ro1">
          <table:table-cell office:value-type="string" calcext:value-type="string">
            <text:p><text:s/>pbe-vdw</text:p>
          </table:table-cell>
          <table:table-cell table:formula="of:=(TRIM([.A129]))" office:value-type="string" office:string-value="pbe-vdw" calcext:value-type="string">
            <text:p>pbe-vdw</text:p>
          </table:table-cell>
          <table:table-cell table:formula="of:=(TRIM([.B129]))" office:value-type="string" office:string-value="pbe-vdw" calcext:value-type="string">
            <text:p>pbe-vdw</text:p>
          </table:table-cell>
          <table:table-cell/>
          <table:table-cell table:formula="of:=(TRIM([.D129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130]))" office:value-type="string" office:string-value="pbe-vdw" calcext:value-type="string">
            <text:p>pbe-vdw</text:p>
          </table:table-cell>
          <table:table-cell table:formula="of:=(TRIM([.B130]))" office:value-type="string" office:string-value="pbe-vdw" calcext:value-type="string">
            <text:p>pbe-vdw</text:p>
          </table:table-cell>
          <table:table-cell/>
          <table:table-cell table:formula="of:=(TRIM([.D130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131]))" office:value-type="string" office:string-value="pbe-vdw" calcext:value-type="string">
            <text:p>pbe-vdw</text:p>
          </table:table-cell>
          <table:table-cell table:formula="of:=(TRIM([.B131]))" office:value-type="string" office:string-value="pbe-vdw" calcext:value-type="string">
            <text:p>pbe-vdw</text:p>
          </table:table-cell>
          <table:table-cell/>
          <table:table-cell table:formula="of:=(TRIM([.D131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132]))" office:value-type="string" office:string-value="pbe-vdw" calcext:value-type="string">
            <text:p>pbe-vdw</text:p>
          </table:table-cell>
          <table:table-cell table:formula="of:=(TRIM([.B132]))" office:value-type="string" office:string-value="pbe-vdw" calcext:value-type="string">
            <text:p>pbe-vdw</text:p>
          </table:table-cell>
          <table:table-cell/>
          <table:table-cell table:formula="of:=(TRIM([.D132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133]))" office:value-type="string" office:string-value="pbe-vdw" calcext:value-type="string">
            <text:p>pbe-vdw</text:p>
          </table:table-cell>
          <table:table-cell table:formula="of:=(TRIM([.B133]))" office:value-type="string" office:string-value="pbe-vdw" calcext:value-type="string">
            <text:p>pbe-vdw</text:p>
          </table:table-cell>
          <table:table-cell/>
          <table:table-cell table:formula="of:=(TRIM([.D133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134]))" office:value-type="string" office:string-value="pbe-vdw" calcext:value-type="string">
            <text:p>pbe-vdw</text:p>
          </table:table-cell>
          <table:table-cell table:formula="of:=(TRIM([.B134]))" office:value-type="string" office:string-value="pbe-vdw" calcext:value-type="string">
            <text:p>pbe-vdw</text:p>
          </table:table-cell>
          <table:table-cell/>
          <table:table-cell table:formula="of:=(TRIM([.D134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135]))" office:value-type="string" office:string-value="pbe-vdw" calcext:value-type="string">
            <text:p>pbe-vdw</text:p>
          </table:table-cell>
          <table:table-cell table:formula="of:=(TRIM([.B135]))" office:value-type="string" office:string-value="pbe-vdw" calcext:value-type="string">
            <text:p>pbe-vdw</text:p>
          </table:table-cell>
          <table:table-cell/>
          <table:table-cell table:formula="of:=(TRIM([.D135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136]))" office:value-type="string" office:string-value="pbe-vdw" calcext:value-type="string">
            <text:p>pbe-vdw</text:p>
          </table:table-cell>
          <table:table-cell table:formula="of:=(TRIM([.B136]))" office:value-type="string" office:string-value="pbe-vdw" calcext:value-type="string">
            <text:p>pbe-vdw</text:p>
          </table:table-cell>
          <table:table-cell/>
          <table:table-cell table:formula="of:=(TRIM([.D136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137]))" office:value-type="string" office:string-value="pbe-vdw" calcext:value-type="string">
            <text:p>pbe-vdw</text:p>
          </table:table-cell>
          <table:table-cell table:formula="of:=(TRIM([.B137]))" office:value-type="string" office:string-value="pbe-vdw" calcext:value-type="string">
            <text:p>pbe-vdw</text:p>
          </table:table-cell>
          <table:table-cell/>
          <table:table-cell table:formula="of:=(TRIM([.D137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138]))" office:value-type="string" office:string-value="pbe-vdw" calcext:value-type="string">
            <text:p>pbe-vdw</text:p>
          </table:table-cell>
          <table:table-cell table:formula="of:=(TRIM([.B138]))" office:value-type="string" office:string-value="pbe-vdw" calcext:value-type="string">
            <text:p>pbe-vdw</text:p>
          </table:table-cell>
          <table:table-cell/>
          <table:table-cell table:formula="of:=(TRIM([.D138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139]))" office:value-type="string" office:string-value="pbe-vdw" calcext:value-type="string">
            <text:p>pbe-vdw</text:p>
          </table:table-cell>
          <table:table-cell table:formula="of:=(TRIM([.B139]))" office:value-type="string" office:string-value="pbe-vdw" calcext:value-type="string">
            <text:p>pbe-vdw</text:p>
          </table:table-cell>
          <table:table-cell/>
          <table:table-cell table:formula="of:=(TRIM([.D139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140]))" office:value-type="string" office:string-value="pbe-vdw" calcext:value-type="string">
            <text:p>pbe-vdw</text:p>
          </table:table-cell>
          <table:table-cell table:formula="of:=(TRIM([.B140]))" office:value-type="string" office:string-value="pbe-vdw" calcext:value-type="string">
            <text:p>pbe-vdw</text:p>
          </table:table-cell>
          <table:table-cell/>
          <table:table-cell table:formula="of:=(TRIM([.D140]))">
            <text:p/>
          </table:table-cell>
        </table:table-row>
        <table:table-row table:style-name="ro1">
          <table:table-cell office:value-type="string" calcext:value-type="string">
            <text:p><text:s/>pbe-vdw</text:p>
          </table:table-cell>
          <table:table-cell table:formula="of:=(TRIM([.A141]))" office:value-type="string" office:string-value="pbe-vdw" calcext:value-type="string">
            <text:p>pbe-vdw</text:p>
          </table:table-cell>
          <table:table-cell table:formula="of:=(TRIM([.B141]))" office:value-type="string" office:string-value="pbe-vdw" calcext:value-type="string">
            <text:p>pbe-vdw</text:p>
          </table:table-cell>
          <table:table-cell/>
          <table:table-cell table:formula="of:=(TRIM([.D141]))">
            <text:p/>
          </table:table-cell>
        </table:table-row>
        <table:table-row table:style-name="ro1">
          <table:table-cell office:value-type="string" calcext:value-type="string">
            <text:p><text:s/>pbe-vdw</text:p>
          </table:table-cell>
          <table:table-cell table:formula="of:=(TRIM([.A142]))" office:value-type="string" office:string-value="pbe-vdw" calcext:value-type="string">
            <text:p>pbe-vdw</text:p>
          </table:table-cell>
          <table:table-cell table:formula="of:=(TRIM([.B142]))" office:value-type="string" office:string-value="pbe-vdw" calcext:value-type="string">
            <text:p>pbe-vdw</text:p>
          </table:table-cell>
          <table:table-cell/>
          <table:table-cell table:formula="of:=(TRIM([.D142]))">
            <text:p/>
          </table:table-cell>
        </table:table-row>
        <table:table-row table:style-name="ro1">
          <table:table-cell office:value-type="string" calcext:value-type="string">
            <text:p><text:s/>pbe-vdw</text:p>
          </table:table-cell>
          <table:table-cell table:formula="of:=(TRIM([.A143]))" office:value-type="string" office:string-value="pbe-vdw" calcext:value-type="string">
            <text:p>pbe-vdw</text:p>
          </table:table-cell>
          <table:table-cell table:formula="of:=(TRIM([.B143]))" office:value-type="string" office:string-value="pbe-vdw" calcext:value-type="string">
            <text:p>pbe-vdw</text:p>
          </table:table-cell>
          <table:table-cell/>
          <table:table-cell table:formula="of:=(TRIM([.D143]))">
            <text:p/>
          </table:table-cell>
        </table:table-row>
        <table:table-row table:style-name="ro1">
          <table:table-cell office:value-type="string" calcext:value-type="string">
            <text:p><text:s/>pbe-vdw</text:p>
          </table:table-cell>
          <table:table-cell table:formula="of:=(TRIM([.A144]))" office:value-type="string" office:string-value="pbe-vdw" calcext:value-type="string">
            <text:p>pbe-vdw</text:p>
          </table:table-cell>
          <table:table-cell table:formula="of:=(TRIM([.B144]))" office:value-type="string" office:string-value="pbe-vdw" calcext:value-type="string">
            <text:p>pbe-vdw</text:p>
          </table:table-cell>
          <table:table-cell/>
          <table:table-cell table:formula="of:=(TRIM([.D144]))">
            <text:p/>
          </table:table-cell>
        </table:table-row>
        <table:table-row table:style-name="ro1">
          <table:table-cell office:value-type="string" calcext:value-type="string">
            <text:p><text:s/>pbe-vdw</text:p>
          </table:table-cell>
          <table:table-cell table:formula="of:=(TRIM([.A145]))" office:value-type="string" office:string-value="pbe-vdw" calcext:value-type="string">
            <text:p>pbe-vdw</text:p>
          </table:table-cell>
          <table:table-cell table:formula="of:=(TRIM([.B145]))" office:value-type="string" office:string-value="pbe-vdw" calcext:value-type="string">
            <text:p>pbe-vdw</text:p>
          </table:table-cell>
          <table:table-cell/>
          <table:table-cell table:formula="of:=(TRIM([.D145]))">
            <text:p/>
          </table:table-cell>
        </table:table-row>
        <table:table-row table:style-name="ro1">
          <table:table-cell office:value-type="string" calcext:value-type="string">
            <text:p><text:s/>pbe-vdw</text:p>
          </table:table-cell>
          <table:table-cell table:formula="of:=(TRIM([.A146]))" office:value-type="string" office:string-value="pbe-vdw" calcext:value-type="string">
            <text:p>pbe-vdw</text:p>
          </table:table-cell>
          <table:table-cell table:formula="of:=(TRIM([.B146]))" office:value-type="string" office:string-value="pbe-vdw" calcext:value-type="string">
            <text:p>pbe-vdw</text:p>
          </table:table-cell>
          <table:table-cell/>
          <table:table-cell table:formula="of:=(TRIM([.D146]))">
            <text:p/>
          </table:table-cell>
        </table:table-row>
        <table:table-row table:style-name="ro1">
          <table:table-cell office:value-type="string" calcext:value-type="string">
            <text:p><text:s/>pbe-vdw</text:p>
          </table:table-cell>
          <table:table-cell table:formula="of:=(TRIM([.A147]))" office:value-type="string" office:string-value="pbe-vdw" calcext:value-type="string">
            <text:p>pbe-vdw</text:p>
          </table:table-cell>
          <table:table-cell table:formula="of:=(TRIM([.B147]))" office:value-type="string" office:string-value="pbe-vdw" calcext:value-type="string">
            <text:p>pbe-vdw</text:p>
          </table:table-cell>
          <table:table-cell/>
          <table:table-cell table:formula="of:=(TRIM([.D147]))">
            <text:p/>
          </table:table-cell>
        </table:table-row>
        <table:table-row table:style-name="ro1">
          <table:table-cell office:value-type="string" calcext:value-type="string">
            <text:p><text:s/>pbe-vdw</text:p>
          </table:table-cell>
          <table:table-cell table:formula="of:=(TRIM([.A148]))" office:value-type="string" office:string-value="pbe-vdw" calcext:value-type="string">
            <text:p>pbe-vdw</text:p>
          </table:table-cell>
          <table:table-cell table:formula="of:=(TRIM([.B148]))" office:value-type="string" office:string-value="pbe-vdw" calcext:value-type="string">
            <text:p>pbe-vdw</text:p>
          </table:table-cell>
          <table:table-cell/>
          <table:table-cell table:formula="of:=(TRIM([.D148]))">
            <text:p/>
          </table:table-cell>
        </table:table-row>
        <table:table-row table:style-name="ro1">
          <table:table-cell office:value-type="string" calcext:value-type="string">
            <text:p><text:s/>pbe-vdw</text:p>
          </table:table-cell>
          <table:table-cell table:formula="of:=(TRIM([.A149]))" office:value-type="string" office:string-value="pbe-vdw" calcext:value-type="string">
            <text:p>pbe-vdw</text:p>
          </table:table-cell>
          <table:table-cell table:formula="of:=(TRIM([.B149]))" office:value-type="string" office:string-value="pbe-vdw" calcext:value-type="string">
            <text:p>pbe-vdw</text:p>
          </table:table-cell>
          <table:table-cell/>
          <table:table-cell table:formula="of:=(TRIM([.D149]))">
            <text:p/>
          </table:table-cell>
        </table:table-row>
        <table:table-row table:style-name="ro1">
          <table:table-cell office:value-type="string" calcext:value-type="string">
            <text:p><text:s/>pbe-vdw</text:p>
          </table:table-cell>
          <table:table-cell table:formula="of:=(TRIM([.A150]))" office:value-type="string" office:string-value="pbe-vdw" calcext:value-type="string">
            <text:p>pbe-vdw</text:p>
          </table:table-cell>
          <table:table-cell table:formula="of:=(TRIM([.B150]))" office:value-type="string" office:string-value="pbe-vdw" calcext:value-type="string">
            <text:p>pbe-vdw</text:p>
          </table:table-cell>
          <table:table-cell/>
          <table:table-cell table:formula="of:=(TRIM([.D150]))">
            <text:p/>
          </table:table-cell>
        </table:table-row>
        <table:table-row table:style-name="ro1">
          <table:table-cell office:value-type="string" calcext:value-type="string">
            <text:p><text:s/>pbe-vdw</text:p>
          </table:table-cell>
          <table:table-cell table:formula="of:=(TRIM([.A151]))" office:value-type="string" office:string-value="pbe-vdw" calcext:value-type="string">
            <text:p>pbe-vdw</text:p>
          </table:table-cell>
          <table:table-cell table:formula="of:=(TRIM([.B151]))" office:value-type="string" office:string-value="pbe-vdw" calcext:value-type="string">
            <text:p>pbe-vdw</text:p>
          </table:table-cell>
          <table:table-cell/>
          <table:table-cell table:formula="of:=(TRIM([.D151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152]))" office:value-type="string" office:string-value="pbe-vdw" calcext:value-type="string">
            <text:p>pbe-vdw</text:p>
          </table:table-cell>
          <table:table-cell table:formula="of:=(TRIM([.B152]))" office:value-type="string" office:string-value="pbe-vdw" calcext:value-type="string">
            <text:p>pbe-vdw</text:p>
          </table:table-cell>
          <table:table-cell/>
          <table:table-cell table:formula="of:=(TRIM([.D152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153]))" office:value-type="string" office:string-value="pbe-vdw" calcext:value-type="string">
            <text:p>pbe-vdw</text:p>
          </table:table-cell>
          <table:table-cell table:formula="of:=(TRIM([.B153]))" office:value-type="string" office:string-value="pbe-vdw" calcext:value-type="string">
            <text:p>pbe-vdw</text:p>
          </table:table-cell>
          <table:table-cell/>
          <table:table-cell table:formula="of:=(TRIM([.D153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154]))" office:value-type="string" office:string-value="pbe-vdw" calcext:value-type="string">
            <text:p>pbe-vdw</text:p>
          </table:table-cell>
          <table:table-cell table:formula="of:=(TRIM([.B154]))" office:value-type="string" office:string-value="pbe-vdw" calcext:value-type="string">
            <text:p>pbe-vdw</text:p>
          </table:table-cell>
          <table:table-cell/>
          <table:table-cell table:formula="of:=(TRIM([.D154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155]))" office:value-type="string" office:string-value="pbe-vdw" calcext:value-type="string">
            <text:p>pbe-vdw</text:p>
          </table:table-cell>
          <table:table-cell table:formula="of:=(TRIM([.B155]))" office:value-type="string" office:string-value="pbe-vdw" calcext:value-type="string">
            <text:p>pbe-vdw</text:p>
          </table:table-cell>
          <table:table-cell/>
          <table:table-cell table:formula="of:=(TRIM([.D155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156]))" office:value-type="string" office:string-value="pbe-vdw" calcext:value-type="string">
            <text:p>pbe-vdw</text:p>
          </table:table-cell>
          <table:table-cell table:formula="of:=(TRIM([.B156]))" office:value-type="string" office:string-value="pbe-vdw" calcext:value-type="string">
            <text:p>pbe-vdw</text:p>
          </table:table-cell>
          <table:table-cell/>
          <table:table-cell table:formula="of:=(TRIM([.D156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157]))" office:value-type="string" office:string-value="pbe-vdw" calcext:value-type="string">
            <text:p>pbe-vdw</text:p>
          </table:table-cell>
          <table:table-cell table:formula="of:=(TRIM([.B157]))" office:value-type="string" office:string-value="pbe-vdw" calcext:value-type="string">
            <text:p>pbe-vdw</text:p>
          </table:table-cell>
          <table:table-cell/>
          <table:table-cell table:formula="of:=(TRIM([.D157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158]))" office:value-type="string" office:string-value="pbe-vdw" calcext:value-type="string">
            <text:p>pbe-vdw</text:p>
          </table:table-cell>
          <table:table-cell table:formula="of:=(TRIM([.B158]))" office:value-type="string" office:string-value="pbe-vdw" calcext:value-type="string">
            <text:p>pbe-vdw</text:p>
          </table:table-cell>
          <table:table-cell/>
          <table:table-cell table:formula="of:=(TRIM([.D158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159]))" office:value-type="string" office:string-value="pbe-vdw" calcext:value-type="string">
            <text:p>pbe-vdw</text:p>
          </table:table-cell>
          <table:table-cell table:formula="of:=(TRIM([.B159]))" office:value-type="string" office:string-value="pbe-vdw" calcext:value-type="string">
            <text:p>pbe-vdw</text:p>
          </table:table-cell>
          <table:table-cell/>
          <table:table-cell table:formula="of:=(TRIM([.D159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160]))" office:value-type="string" office:string-value="pbe-vdw" calcext:value-type="string">
            <text:p>pbe-vdw</text:p>
          </table:table-cell>
          <table:table-cell table:formula="of:=(TRIM([.B160]))" office:value-type="string" office:string-value="pbe-vdw" calcext:value-type="string">
            <text:p>pbe-vdw</text:p>
          </table:table-cell>
          <table:table-cell/>
          <table:table-cell table:formula="of:=(TRIM([.D160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161]))" office:value-type="string" office:string-value="pbe-vdw" calcext:value-type="string">
            <text:p>pbe-vdw</text:p>
          </table:table-cell>
          <table:table-cell table:formula="of:=(TRIM([.B161]))" office:value-type="string" office:string-value="pbe-vdw" calcext:value-type="string">
            <text:p>pbe-vdw</text:p>
          </table:table-cell>
          <table:table-cell/>
          <table:table-cell table:formula="of:=(TRIM([.D161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162]))" office:value-type="string" office:string-value="pbe-vdw" calcext:value-type="string">
            <text:p>pbe-vdw</text:p>
          </table:table-cell>
          <table:table-cell table:formula="of:=(TRIM([.B162]))" office:value-type="string" office:string-value="pbe-vdw" calcext:value-type="string">
            <text:p>pbe-vdw</text:p>
          </table:table-cell>
          <table:table-cell/>
          <table:table-cell table:formula="of:=(TRIM([.D162]))">
            <text:p/>
          </table:table-cell>
        </table:table-row>
        <table:table-row table:style-name="ro1">
          <table:table-cell office:value-type="string" calcext:value-type="string">
            <text:p><text:s/>pbe-vdw</text:p>
          </table:table-cell>
          <table:table-cell table:formula="of:=(TRIM([.A163]))" office:value-type="string" office:string-value="pbe-vdw" calcext:value-type="string">
            <text:p>pbe-vdw</text:p>
          </table:table-cell>
          <table:table-cell table:formula="of:=(TRIM([.B163]))" office:value-type="string" office:string-value="pbe-vdw" calcext:value-type="string">
            <text:p>pbe-vdw</text:p>
          </table:table-cell>
          <table:table-cell/>
          <table:table-cell table:formula="of:=(TRIM([.D163]))">
            <text:p/>
          </table:table-cell>
        </table:table-row>
        <table:table-row table:style-name="ro1">
          <table:table-cell office:value-type="string" calcext:value-type="string">
            <text:p><text:s/>pbe-vdw</text:p>
          </table:table-cell>
          <table:table-cell table:formula="of:=(TRIM([.A164]))" office:value-type="string" office:string-value="pbe-vdw" calcext:value-type="string">
            <text:p>pbe-vdw</text:p>
          </table:table-cell>
          <table:table-cell table:formula="of:=(TRIM([.B164]))" office:value-type="string" office:string-value="pbe-vdw" calcext:value-type="string">
            <text:p>pbe-vdw</text:p>
          </table:table-cell>
          <table:table-cell/>
          <table:table-cell table:formula="of:=(TRIM([.D164]))">
            <text:p/>
          </table:table-cell>
        </table:table-row>
        <table:table-row table:style-name="ro1">
          <table:table-cell office:value-type="string" calcext:value-type="string">
            <text:p><text:s/>pbe-vdw</text:p>
          </table:table-cell>
          <table:table-cell table:formula="of:=(TRIM([.A165]))" office:value-type="string" office:string-value="pbe-vdw" calcext:value-type="string">
            <text:p>pbe-vdw</text:p>
          </table:table-cell>
          <table:table-cell table:formula="of:=(TRIM([.B165]))" office:value-type="string" office:string-value="pbe-vdw" calcext:value-type="string">
            <text:p>pbe-vdw</text:p>
          </table:table-cell>
          <table:table-cell/>
          <table:table-cell table:formula="of:=(TRIM([.D165]))">
            <text:p/>
          </table:table-cell>
        </table:table-row>
        <table:table-row table:style-name="ro1">
          <table:table-cell office:value-type="string" calcext:value-type="string">
            <text:p><text:s/>pbe-vdw</text:p>
          </table:table-cell>
          <table:table-cell table:formula="of:=(TRIM([.A166]))" office:value-type="string" office:string-value="pbe-vdw" calcext:value-type="string">
            <text:p>pbe-vdw</text:p>
          </table:table-cell>
          <table:table-cell table:formula="of:=(TRIM([.B166]))" office:value-type="string" office:string-value="pbe-vdw" calcext:value-type="string">
            <text:p>pbe-vdw</text:p>
          </table:table-cell>
          <table:table-cell/>
          <table:table-cell table:formula="of:=(TRIM([.D166]))">
            <text:p/>
          </table:table-cell>
        </table:table-row>
        <table:table-row table:style-name="ro1">
          <table:table-cell office:value-type="string" calcext:value-type="string">
            <text:p><text:s/>pbe-vdw</text:p>
          </table:table-cell>
          <table:table-cell table:formula="of:=(TRIM([.A167]))" office:value-type="string" office:string-value="pbe-vdw" calcext:value-type="string">
            <text:p>pbe-vdw</text:p>
          </table:table-cell>
          <table:table-cell table:formula="of:=(TRIM([.B167]))" office:value-type="string" office:string-value="pbe-vdw" calcext:value-type="string">
            <text:p>pbe-vdw</text:p>
          </table:table-cell>
          <table:table-cell/>
          <table:table-cell table:formula="of:=(TRIM([.D167]))">
            <text:p/>
          </table:table-cell>
        </table:table-row>
        <table:table-row table:style-name="ro1">
          <table:table-cell office:value-type="string" calcext:value-type="string">
            <text:p><text:s/>pbe-vdw</text:p>
          </table:table-cell>
          <table:table-cell table:formula="of:=(TRIM([.A168]))" office:value-type="string" office:string-value="pbe-vdw" calcext:value-type="string">
            <text:p>pbe-vdw</text:p>
          </table:table-cell>
          <table:table-cell table:formula="of:=(TRIM([.B168]))" office:value-type="string" office:string-value="pbe-vdw" calcext:value-type="string">
            <text:p>pbe-vdw</text:p>
          </table:table-cell>
          <table:table-cell/>
          <table:table-cell table:formula="of:=(TRIM([.D168]))">
            <text:p/>
          </table:table-cell>
        </table:table-row>
        <table:table-row table:style-name="ro1">
          <table:table-cell office:value-type="string" calcext:value-type="string">
            <text:p><text:s/>pbe-vdw</text:p>
          </table:table-cell>
          <table:table-cell table:formula="of:=(TRIM([.A169]))" office:value-type="string" office:string-value="pbe-vdw" calcext:value-type="string">
            <text:p>pbe-vdw</text:p>
          </table:table-cell>
          <table:table-cell table:formula="of:=(TRIM([.B169]))" office:value-type="string" office:string-value="pbe-vdw" calcext:value-type="string">
            <text:p>pbe-vdw</text:p>
          </table:table-cell>
          <table:table-cell/>
          <table:table-cell table:formula="of:=(TRIM([.D169]))">
            <text:p/>
          </table:table-cell>
        </table:table-row>
        <table:table-row table:style-name="ro1">
          <table:table-cell office:value-type="string" calcext:value-type="string">
            <text:p><text:s/>pbe-vdw</text:p>
          </table:table-cell>
          <table:table-cell table:formula="of:=(TRIM([.A170]))" office:value-type="string" office:string-value="pbe-vdw" calcext:value-type="string">
            <text:p>pbe-vdw</text:p>
          </table:table-cell>
          <table:table-cell table:formula="of:=(TRIM([.B170]))" office:value-type="string" office:string-value="pbe-vdw" calcext:value-type="string">
            <text:p>pbe-vdw</text:p>
          </table:table-cell>
          <table:table-cell/>
          <table:table-cell table:formula="of:=(TRIM([.D170]))">
            <text:p/>
          </table:table-cell>
        </table:table-row>
        <table:table-row table:style-name="ro1">
          <table:table-cell office:value-type="string" calcext:value-type="string">
            <text:p><text:s/>pbe-vdw</text:p>
          </table:table-cell>
          <table:table-cell table:formula="of:=(TRIM([.A171]))" office:value-type="string" office:string-value="pbe-vdw" calcext:value-type="string">
            <text:p>pbe-vdw</text:p>
          </table:table-cell>
          <table:table-cell table:formula="of:=(TRIM([.B171]))" office:value-type="string" office:string-value="pbe-vdw" calcext:value-type="string">
            <text:p>pbe-vdw</text:p>
          </table:table-cell>
          <table:table-cell/>
          <table:table-cell table:formula="of:=(TRIM([.D171]))">
            <text:p/>
          </table:table-cell>
        </table:table-row>
        <table:table-row table:style-name="ro1">
          <table:table-cell office:value-type="string" calcext:value-type="string">
            <text:p><text:s/>pbe-vdw</text:p>
          </table:table-cell>
          <table:table-cell table:formula="of:=(TRIM([.A172]))" office:value-type="string" office:string-value="pbe-vdw" calcext:value-type="string">
            <text:p>pbe-vdw</text:p>
          </table:table-cell>
          <table:table-cell table:formula="of:=(TRIM([.B172]))" office:value-type="string" office:string-value="pbe-vdw" calcext:value-type="string">
            <text:p>pbe-vdw</text:p>
          </table:table-cell>
          <table:table-cell/>
          <table:table-cell table:formula="of:=(TRIM([.D172]))">
            <text:p/>
          </table:table-cell>
        </table:table-row>
        <table:table-row table:style-name="ro1">
          <table:table-cell office:value-type="string" calcext:value-type="string">
            <text:p><text:s/>pbe-vdw</text:p>
          </table:table-cell>
          <table:table-cell table:formula="of:=(TRIM([.A173]))" office:value-type="string" office:string-value="pbe-vdw" calcext:value-type="string">
            <text:p>pbe-vdw</text:p>
          </table:table-cell>
          <table:table-cell table:formula="of:=(TRIM([.B173]))" office:value-type="string" office:string-value="pbe-vdw" calcext:value-type="string">
            <text:p>pbe-vdw</text:p>
          </table:table-cell>
          <table:table-cell/>
          <table:table-cell table:formula="of:=(TRIM([.D173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174]))" office:value-type="string" office:string-value="pbe-vdw" calcext:value-type="string">
            <text:p>pbe-vdw</text:p>
          </table:table-cell>
          <table:table-cell table:formula="of:=(TRIM([.B174]))" office:value-type="string" office:string-value="pbe-vdw" calcext:value-type="string">
            <text:p>pbe-vdw</text:p>
          </table:table-cell>
          <table:table-cell/>
          <table:table-cell table:formula="of:=(TRIM([.D174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175]))" office:value-type="string" office:string-value="pbe-vdw" calcext:value-type="string">
            <text:p>pbe-vdw</text:p>
          </table:table-cell>
          <table:table-cell table:formula="of:=(TRIM([.B175]))" office:value-type="string" office:string-value="pbe-vdw" calcext:value-type="string">
            <text:p>pbe-vdw</text:p>
          </table:table-cell>
          <table:table-cell/>
          <table:table-cell table:formula="of:=(TRIM([.D175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176]))" office:value-type="string" office:string-value="pbe-vdw" calcext:value-type="string">
            <text:p>pbe-vdw</text:p>
          </table:table-cell>
          <table:table-cell table:formula="of:=(TRIM([.B176]))" office:value-type="string" office:string-value="pbe-vdw" calcext:value-type="string">
            <text:p>pbe-vdw</text:p>
          </table:table-cell>
          <table:table-cell/>
          <table:table-cell table:formula="of:=(TRIM([.D176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177]))" office:value-type="string" office:string-value="pbe-vdw" calcext:value-type="string">
            <text:p>pbe-vdw</text:p>
          </table:table-cell>
          <table:table-cell table:formula="of:=(TRIM([.B177]))" office:value-type="string" office:string-value="pbe-vdw" calcext:value-type="string">
            <text:p>pbe-vdw</text:p>
          </table:table-cell>
          <table:table-cell/>
          <table:table-cell table:formula="of:=(TRIM([.D177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178]))" office:value-type="string" office:string-value="pbe-vdw" calcext:value-type="string">
            <text:p>pbe-vdw</text:p>
          </table:table-cell>
          <table:table-cell table:formula="of:=(TRIM([.B178]))" office:value-type="string" office:string-value="pbe-vdw" calcext:value-type="string">
            <text:p>pbe-vdw</text:p>
          </table:table-cell>
          <table:table-cell/>
          <table:table-cell table:formula="of:=(TRIM([.D178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179]))" office:value-type="string" office:string-value="pbe-vdw" calcext:value-type="string">
            <text:p>pbe-vdw</text:p>
          </table:table-cell>
          <table:table-cell table:formula="of:=(TRIM([.B179]))" office:value-type="string" office:string-value="pbe-vdw" calcext:value-type="string">
            <text:p>pbe-vdw</text:p>
          </table:table-cell>
          <table:table-cell/>
          <table:table-cell table:formula="of:=(TRIM([.D179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180]))" office:value-type="string" office:string-value="pbe-vdw" calcext:value-type="string">
            <text:p>pbe-vdw</text:p>
          </table:table-cell>
          <table:table-cell table:formula="of:=(TRIM([.B180]))" office:value-type="string" office:string-value="pbe-vdw" calcext:value-type="string">
            <text:p>pbe-vdw</text:p>
          </table:table-cell>
          <table:table-cell/>
          <table:table-cell table:formula="of:=(TRIM([.D180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181]))" office:value-type="string" office:string-value="pbe-vdw" calcext:value-type="string">
            <text:p>pbe-vdw</text:p>
          </table:table-cell>
          <table:table-cell table:formula="of:=(TRIM([.B181]))" office:value-type="string" office:string-value="pbe-vdw" calcext:value-type="string">
            <text:p>pbe-vdw</text:p>
          </table:table-cell>
          <table:table-cell/>
          <table:table-cell table:formula="of:=(TRIM([.D181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182]))" office:value-type="string" office:string-value="pbe-vdw" calcext:value-type="string">
            <text:p>pbe-vdw</text:p>
          </table:table-cell>
          <table:table-cell table:formula="of:=(TRIM([.B182]))" office:value-type="string" office:string-value="pbe-vdw" calcext:value-type="string">
            <text:p>pbe-vdw</text:p>
          </table:table-cell>
          <table:table-cell/>
          <table:table-cell table:formula="of:=(TRIM([.D182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183]))" office:value-type="string" office:string-value="pbe-vdw" calcext:value-type="string">
            <text:p>pbe-vdw</text:p>
          </table:table-cell>
          <table:table-cell table:formula="of:=(TRIM([.B183]))" office:value-type="string" office:string-value="pbe-vdw" calcext:value-type="string">
            <text:p>pbe-vdw</text:p>
          </table:table-cell>
          <table:table-cell/>
          <table:table-cell table:formula="of:=(TRIM([.D183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184]))" office:value-type="string" office:string-value="pbe-vdw" calcext:value-type="string">
            <text:p>pbe-vdw</text:p>
          </table:table-cell>
          <table:table-cell table:formula="of:=(TRIM([.B184]))" office:value-type="string" office:string-value="pbe-vdw" calcext:value-type="string">
            <text:p>pbe-vdw</text:p>
          </table:table-cell>
          <table:table-cell/>
          <table:table-cell table:formula="of:=(TRIM([.D184]))">
            <text:p/>
          </table:table-cell>
        </table:table-row>
        <table:table-row table:style-name="ro1">
          <table:table-cell office:value-type="string" calcext:value-type="string">
            <text:p><text:s/>pbe-vdw</text:p>
          </table:table-cell>
          <table:table-cell table:formula="of:=(TRIM([.A185]))" office:value-type="string" office:string-value="pbe-vdw" calcext:value-type="string">
            <text:p>pbe-vdw</text:p>
          </table:table-cell>
          <table:table-cell table:formula="of:=(TRIM([.B185]))" office:value-type="string" office:string-value="pbe-vdw" calcext:value-type="string">
            <text:p>pbe-vdw</text:p>
          </table:table-cell>
          <table:table-cell/>
          <table:table-cell table:formula="of:=(TRIM([.D185]))">
            <text:p/>
          </table:table-cell>
        </table:table-row>
        <table:table-row table:style-name="ro1">
          <table:table-cell office:value-type="string" calcext:value-type="string">
            <text:p><text:s/>pbe-vdw</text:p>
          </table:table-cell>
          <table:table-cell table:formula="of:=(TRIM([.A186]))" office:value-type="string" office:string-value="pbe-vdw" calcext:value-type="string">
            <text:p>pbe-vdw</text:p>
          </table:table-cell>
          <table:table-cell table:formula="of:=(TRIM([.B186]))" office:value-type="string" office:string-value="pbe-vdw" calcext:value-type="string">
            <text:p>pbe-vdw</text:p>
          </table:table-cell>
          <table:table-cell/>
          <table:table-cell table:formula="of:=(TRIM([.D186]))">
            <text:p/>
          </table:table-cell>
        </table:table-row>
        <table:table-row table:style-name="ro1">
          <table:table-cell office:value-type="string" calcext:value-type="string">
            <text:p><text:s/>pbe-vdw</text:p>
          </table:table-cell>
          <table:table-cell table:formula="of:=(TRIM([.A187]))" office:value-type="string" office:string-value="pbe-vdw" calcext:value-type="string">
            <text:p>pbe-vdw</text:p>
          </table:table-cell>
          <table:table-cell table:formula="of:=(TRIM([.B187]))" office:value-type="string" office:string-value="pbe-vdw" calcext:value-type="string">
            <text:p>pbe-vdw</text:p>
          </table:table-cell>
          <table:table-cell/>
          <table:table-cell table:formula="of:=(TRIM([.D187]))">
            <text:p/>
          </table:table-cell>
        </table:table-row>
        <table:table-row table:style-name="ro1">
          <table:table-cell office:value-type="string" calcext:value-type="string">
            <text:p><text:s/>pbe-vdw</text:p>
          </table:table-cell>
          <table:table-cell table:formula="of:=(TRIM([.A188]))" office:value-type="string" office:string-value="pbe-vdw" calcext:value-type="string">
            <text:p>pbe-vdw</text:p>
          </table:table-cell>
          <table:table-cell table:formula="of:=(TRIM([.B188]))" office:value-type="string" office:string-value="pbe-vdw" calcext:value-type="string">
            <text:p>pbe-vdw</text:p>
          </table:table-cell>
          <table:table-cell/>
          <table:table-cell table:formula="of:=(TRIM([.D188]))">
            <text:p/>
          </table:table-cell>
        </table:table-row>
        <table:table-row table:style-name="ro1">
          <table:table-cell office:value-type="string" calcext:value-type="string">
            <text:p><text:s/>pbe-vdw</text:p>
          </table:table-cell>
          <table:table-cell table:formula="of:=(TRIM([.A189]))" office:value-type="string" office:string-value="pbe-vdw" calcext:value-type="string">
            <text:p>pbe-vdw</text:p>
          </table:table-cell>
          <table:table-cell table:formula="of:=(TRIM([.B189]))" office:value-type="string" office:string-value="pbe-vdw" calcext:value-type="string">
            <text:p>pbe-vdw</text:p>
          </table:table-cell>
          <table:table-cell/>
          <table:table-cell table:formula="of:=(TRIM([.D189]))">
            <text:p/>
          </table:table-cell>
        </table:table-row>
        <table:table-row table:style-name="ro1">
          <table:table-cell office:value-type="string" calcext:value-type="string">
            <text:p><text:s/>pbe-vdw</text:p>
          </table:table-cell>
          <table:table-cell table:formula="of:=(TRIM([.A190]))" office:value-type="string" office:string-value="pbe-vdw" calcext:value-type="string">
            <text:p>pbe-vdw</text:p>
          </table:table-cell>
          <table:table-cell table:formula="of:=(TRIM([.B190]))" office:value-type="string" office:string-value="pbe-vdw" calcext:value-type="string">
            <text:p>pbe-vdw</text:p>
          </table:table-cell>
          <table:table-cell/>
          <table:table-cell table:formula="of:=(TRIM([.D190]))">
            <text:p/>
          </table:table-cell>
        </table:table-row>
        <table:table-row table:style-name="ro1">
          <table:table-cell office:value-type="string" calcext:value-type="string">
            <text:p><text:s/>pbe-vdw</text:p>
          </table:table-cell>
          <table:table-cell table:formula="of:=(TRIM([.A191]))" office:value-type="string" office:string-value="pbe-vdw" calcext:value-type="string">
            <text:p>pbe-vdw</text:p>
          </table:table-cell>
          <table:table-cell table:formula="of:=(TRIM([.B191]))" office:value-type="string" office:string-value="pbe-vdw" calcext:value-type="string">
            <text:p>pbe-vdw</text:p>
          </table:table-cell>
          <table:table-cell/>
          <table:table-cell table:formula="of:=(TRIM([.D191]))">
            <text:p/>
          </table:table-cell>
        </table:table-row>
        <table:table-row table:style-name="ro1">
          <table:table-cell office:value-type="string" calcext:value-type="string">
            <text:p><text:s/>pbe-vdw</text:p>
          </table:table-cell>
          <table:table-cell table:formula="of:=(TRIM([.A192]))" office:value-type="string" office:string-value="pbe-vdw" calcext:value-type="string">
            <text:p>pbe-vdw</text:p>
          </table:table-cell>
          <table:table-cell table:formula="of:=(TRIM([.B192]))" office:value-type="string" office:string-value="pbe-vdw" calcext:value-type="string">
            <text:p>pbe-vdw</text:p>
          </table:table-cell>
          <table:table-cell/>
          <table:table-cell table:formula="of:=(TRIM([.D192]))">
            <text:p/>
          </table:table-cell>
        </table:table-row>
        <table:table-row table:style-name="ro1">
          <table:table-cell office:value-type="string" calcext:value-type="string">
            <text:p><text:s/>pbe-vdw</text:p>
          </table:table-cell>
          <table:table-cell table:formula="of:=(TRIM([.A193]))" office:value-type="string" office:string-value="pbe-vdw" calcext:value-type="string">
            <text:p>pbe-vdw</text:p>
          </table:table-cell>
          <table:table-cell table:formula="of:=(TRIM([.B193]))" office:value-type="string" office:string-value="pbe-vdw" calcext:value-type="string">
            <text:p>pbe-vdw</text:p>
          </table:table-cell>
          <table:table-cell/>
          <table:table-cell table:formula="of:=(TRIM([.D193]))">
            <text:p/>
          </table:table-cell>
        </table:table-row>
        <table:table-row table:style-name="ro1">
          <table:table-cell office:value-type="string" calcext:value-type="string">
            <text:p><text:s/>pbe-vdw</text:p>
          </table:table-cell>
          <table:table-cell table:formula="of:=(TRIM([.A194]))" office:value-type="string" office:string-value="pbe-vdw" calcext:value-type="string">
            <text:p>pbe-vdw</text:p>
          </table:table-cell>
          <table:table-cell table:formula="of:=(TRIM([.B194]))" office:value-type="string" office:string-value="pbe-vdw" calcext:value-type="string">
            <text:p>pbe-vdw</text:p>
          </table:table-cell>
          <table:table-cell/>
          <table:table-cell table:formula="of:=(TRIM([.D194]))">
            <text:p/>
          </table:table-cell>
        </table:table-row>
        <table:table-row table:style-name="ro1">
          <table:table-cell office:value-type="string" calcext:value-type="string">
            <text:p><text:s/>pbe-vdw</text:p>
          </table:table-cell>
          <table:table-cell table:formula="of:=(TRIM([.A195]))" office:value-type="string" office:string-value="pbe-vdw" calcext:value-type="string">
            <text:p>pbe-vdw</text:p>
          </table:table-cell>
          <table:table-cell table:formula="of:=(TRIM([.B195]))" office:value-type="string" office:string-value="pbe-vdw" calcext:value-type="string">
            <text:p>pbe-vdw</text:p>
          </table:table-cell>
          <table:table-cell/>
          <table:table-cell table:formula="of:=(TRIM([.D195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196]))" office:value-type="string" office:string-value="pbe-vdw" calcext:value-type="string">
            <text:p>pbe-vdw</text:p>
          </table:table-cell>
          <table:table-cell table:formula="of:=(TRIM([.B196]))" office:value-type="string" office:string-value="pbe-vdw" calcext:value-type="string">
            <text:p>pbe-vdw</text:p>
          </table:table-cell>
          <table:table-cell/>
          <table:table-cell table:formula="of:=(TRIM([.D196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197]))" office:value-type="string" office:string-value="pbe-vdw" calcext:value-type="string">
            <text:p>pbe-vdw</text:p>
          </table:table-cell>
          <table:table-cell table:formula="of:=(TRIM([.B197]))" office:value-type="string" office:string-value="pbe-vdw" calcext:value-type="string">
            <text:p>pbe-vdw</text:p>
          </table:table-cell>
          <table:table-cell/>
          <table:table-cell table:formula="of:=(TRIM([.D197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198]))" office:value-type="string" office:string-value="pbe-vdw" calcext:value-type="string">
            <text:p>pbe-vdw</text:p>
          </table:table-cell>
          <table:table-cell table:formula="of:=(TRIM([.B198]))" office:value-type="string" office:string-value="pbe-vdw" calcext:value-type="string">
            <text:p>pbe-vdw</text:p>
          </table:table-cell>
          <table:table-cell/>
          <table:table-cell table:formula="of:=(TRIM([.D198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199]))" office:value-type="string" office:string-value="pbe-vdw" calcext:value-type="string">
            <text:p>pbe-vdw</text:p>
          </table:table-cell>
          <table:table-cell table:formula="of:=(TRIM([.B199]))" office:value-type="string" office:string-value="pbe-vdw" calcext:value-type="string">
            <text:p>pbe-vdw</text:p>
          </table:table-cell>
          <table:table-cell/>
          <table:table-cell table:formula="of:=(TRIM([.D199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200]))" office:value-type="string" office:string-value="pbe-vdw" calcext:value-type="string">
            <text:p>pbe-vdw</text:p>
          </table:table-cell>
          <table:table-cell table:formula="of:=(TRIM([.B200]))" office:value-type="string" office:string-value="pbe-vdw" calcext:value-type="string">
            <text:p>pbe-vdw</text:p>
          </table:table-cell>
          <table:table-cell/>
          <table:table-cell table:formula="of:=(TRIM([.D200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201]))" office:value-type="string" office:string-value="pbe-vdw" calcext:value-type="string">
            <text:p>pbe-vdw</text:p>
          </table:table-cell>
          <table:table-cell table:formula="of:=(TRIM([.B201]))" office:value-type="string" office:string-value="pbe-vdw" calcext:value-type="string">
            <text:p>pbe-vdw</text:p>
          </table:table-cell>
          <table:table-cell/>
          <table:table-cell table:formula="of:=(TRIM([.D201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202]))" office:value-type="string" office:string-value="pbe-vdw" calcext:value-type="string">
            <text:p>pbe-vdw</text:p>
          </table:table-cell>
          <table:table-cell table:formula="of:=(TRIM([.B202]))" office:value-type="string" office:string-value="pbe-vdw" calcext:value-type="string">
            <text:p>pbe-vdw</text:p>
          </table:table-cell>
          <table:table-cell/>
          <table:table-cell table:formula="of:=(TRIM([.D202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203]))" office:value-type="string" office:string-value="pbe-vdw" calcext:value-type="string">
            <text:p>pbe-vdw</text:p>
          </table:table-cell>
          <table:table-cell table:formula="of:=(TRIM([.B203]))" office:value-type="string" office:string-value="pbe-vdw" calcext:value-type="string">
            <text:p>pbe-vdw</text:p>
          </table:table-cell>
          <table:table-cell/>
          <table:table-cell table:formula="of:=(TRIM([.D203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204]))" office:value-type="string" office:string-value="pbe-vdw" calcext:value-type="string">
            <text:p>pbe-vdw</text:p>
          </table:table-cell>
          <table:table-cell table:formula="of:=(TRIM([.B204]))" office:value-type="string" office:string-value="pbe-vdw" calcext:value-type="string">
            <text:p>pbe-vdw</text:p>
          </table:table-cell>
          <table:table-cell/>
          <table:table-cell table:formula="of:=(TRIM([.D204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205]))" office:value-type="string" office:string-value="pbe-vdw" calcext:value-type="string">
            <text:p>pbe-vdw</text:p>
          </table:table-cell>
          <table:table-cell table:formula="of:=(TRIM([.B205]))" office:value-type="string" office:string-value="pbe-vdw" calcext:value-type="string">
            <text:p>pbe-vdw</text:p>
          </table:table-cell>
          <table:table-cell/>
          <table:table-cell table:formula="of:=(TRIM([.D205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206]))" office:value-type="string" office:string-value="pbe-vdw" calcext:value-type="string">
            <text:p>pbe-vdw</text:p>
          </table:table-cell>
          <table:table-cell table:formula="of:=(TRIM([.B206]))" office:value-type="string" office:string-value="pbe-vdw" calcext:value-type="string">
            <text:p>pbe-vdw</text:p>
          </table:table-cell>
          <table:table-cell/>
          <table:table-cell table:formula="of:=(TRIM([.D206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207]))" office:value-type="string" office:string-value="pbe-vdw" calcext:value-type="string">
            <text:p>pbe-vdw</text:p>
          </table:table-cell>
          <table:table-cell table:formula="of:=(TRIM([.B207]))" office:value-type="string" office:string-value="pbe-vdw" calcext:value-type="string">
            <text:p>pbe-vdw</text:p>
          </table:table-cell>
          <table:table-cell/>
          <table:table-cell table:formula="of:=(TRIM([.D207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208]))" office:value-type="string" office:string-value="pbe-vdw" calcext:value-type="string">
            <text:p>pbe-vdw</text:p>
          </table:table-cell>
          <table:table-cell table:formula="of:=(TRIM([.B208]))" office:value-type="string" office:string-value="pbe-vdw" calcext:value-type="string">
            <text:p>pbe-vdw</text:p>
          </table:table-cell>
          <table:table-cell/>
          <table:table-cell table:formula="of:=(TRIM([.D208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209]))" office:value-type="string" office:string-value="pbe-vdw" calcext:value-type="string">
            <text:p>pbe-vdw</text:p>
          </table:table-cell>
          <table:table-cell table:formula="of:=(TRIM([.B209]))" office:value-type="string" office:string-value="pbe-vdw" calcext:value-type="string">
            <text:p>pbe-vdw</text:p>
          </table:table-cell>
          <table:table-cell/>
          <table:table-cell table:formula="of:=(TRIM([.D209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210]))" office:value-type="string" office:string-value="pbe-vdw" calcext:value-type="string">
            <text:p>pbe-vdw</text:p>
          </table:table-cell>
          <table:table-cell table:formula="of:=(TRIM([.B210]))" office:value-type="string" office:string-value="pbe-vdw" calcext:value-type="string">
            <text:p>pbe-vdw</text:p>
          </table:table-cell>
          <table:table-cell/>
          <table:table-cell table:formula="of:=(TRIM([.D210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211]))" office:value-type="string" office:string-value="pbe-vdw" calcext:value-type="string">
            <text:p>pbe-vdw</text:p>
          </table:table-cell>
          <table:table-cell table:formula="of:=(TRIM([.B211]))" office:value-type="string" office:string-value="pbe-vdw" calcext:value-type="string">
            <text:p>pbe-vdw</text:p>
          </table:table-cell>
          <table:table-cell/>
          <table:table-cell table:formula="of:=(TRIM([.D211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212]))" office:value-type="string" office:string-value="pbe-vdw" calcext:value-type="string">
            <text:p>pbe-vdw</text:p>
          </table:table-cell>
          <table:table-cell table:formula="of:=(TRIM([.B212]))" office:value-type="string" office:string-value="pbe-vdw" calcext:value-type="string">
            <text:p>pbe-vdw</text:p>
          </table:table-cell>
          <table:table-cell/>
          <table:table-cell table:formula="of:=(TRIM([.D212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213]))" office:value-type="string" office:string-value="pbe-vdw" calcext:value-type="string">
            <text:p>pbe-vdw</text:p>
          </table:table-cell>
          <table:table-cell table:formula="of:=(TRIM([.B213]))" office:value-type="string" office:string-value="pbe-vdw" calcext:value-type="string">
            <text:p>pbe-vdw</text:p>
          </table:table-cell>
          <table:table-cell/>
          <table:table-cell table:formula="of:=(TRIM([.D213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214]))" office:value-type="string" office:string-value="pbe-vdw" calcext:value-type="string">
            <text:p>pbe-vdw</text:p>
          </table:table-cell>
          <table:table-cell table:formula="of:=(TRIM([.B214]))" office:value-type="string" office:string-value="pbe-vdw" calcext:value-type="string">
            <text:p>pbe-vdw</text:p>
          </table:table-cell>
          <table:table-cell/>
          <table:table-cell table:formula="of:=(TRIM([.D214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215]))" office:value-type="string" office:string-value="pbe-vdw" calcext:value-type="string">
            <text:p>pbe-vdw</text:p>
          </table:table-cell>
          <table:table-cell table:formula="of:=(TRIM([.B215]))" office:value-type="string" office:string-value="pbe-vdw" calcext:value-type="string">
            <text:p>pbe-vdw</text:p>
          </table:table-cell>
          <table:table-cell/>
          <table:table-cell table:formula="of:=(TRIM([.D215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216]))" office:value-type="string" office:string-value="pbe-vdw" calcext:value-type="string">
            <text:p>pbe-vdw</text:p>
          </table:table-cell>
          <table:table-cell table:formula="of:=(TRIM([.B216]))" office:value-type="string" office:string-value="pbe-vdw" calcext:value-type="string">
            <text:p>pbe-vdw</text:p>
          </table:table-cell>
          <table:table-cell/>
          <table:table-cell table:formula="of:=(TRIM([.D216]))">
            <text:p/>
          </table:table-cell>
        </table:table-row>
        <table:table-row table:style-name="ro1">
          <table:table-cell office:value-type="string" calcext:value-type="string">
            <text:p><text:s/>pbe-vdw <text:s text:c="3"/></text:p>
          </table:table-cell>
          <table:table-cell table:formula="of:=(TRIM([.A217]))" office:value-type="string" office:string-value="pbe-vdw" calcext:value-type="string">
            <text:p>pbe-vdw</text:p>
          </table:table-cell>
          <table:table-cell table:formula="of:=(TRIM([.B217]))" office:value-type="string" office:string-value="pbe-vdw" calcext:value-type="string">
            <text:p>pbe-vdw</text:p>
          </table:table-cell>
          <table:table-cell/>
          <table:table-cell table:formula="of:=(TRIM([.D217]))">
            <text:p/>
          </table:table-cell>
        </table:table-row>
        <table:table-row table:style-name="ro1">
          <table:table-cell office:value-type="string" calcext:value-type="string">
            <text:p><text:s/>pbe</text:p>
          </table:table-cell>
          <table:table-cell table:formula="of:=(TRIM([.A218]))" office:value-type="string" office:string-value="pbe" calcext:value-type="string">
            <text:p>pbe</text:p>
          </table:table-cell>
          <table:table-cell table:formula="of:=(TRIM([.B218]))" office:value-type="string" office:string-value="pbe" calcext:value-type="string">
            <text:p>pbe</text:p>
          </table:table-cell>
          <table:table-cell/>
          <table:table-cell table:formula="of:=(TRIM([.D218]))">
            <text:p/>
          </table:table-cell>
        </table:table-row>
        <table:table-row table:style-name="ro1">
          <table:table-cell office:value-type="string" calcext:value-type="string">
            <text:p><text:s/>pbe</text:p>
          </table:table-cell>
          <table:table-cell table:formula="of:=(TRIM([.A219]))" office:value-type="string" office:string-value="pbe" calcext:value-type="string">
            <text:p>pbe</text:p>
          </table:table-cell>
          <table:table-cell table:formula="of:=(TRIM([.B219]))" office:value-type="string" office:string-value="pbe" calcext:value-type="string">
            <text:p>pbe</text:p>
          </table:table-cell>
          <table:table-cell/>
          <table:table-cell table:formula="of:=(TRIM([.D219]))">
            <text:p/>
          </table:table-cell>
        </table:table-row>
        <table:table-row table:style-name="ro1">
          <table:table-cell office:value-type="string" calcext:value-type="string">
            <text:p><text:s/>pbe</text:p>
          </table:table-cell>
          <table:table-cell table:formula="of:=(TRIM([.A220]))" office:value-type="string" office:string-value="pbe" calcext:value-type="string">
            <text:p>pbe</text:p>
          </table:table-cell>
          <table:table-cell table:formula="of:=(TRIM([.B220]))" office:value-type="string" office:string-value="pbe" calcext:value-type="string">
            <text:p>pbe</text:p>
          </table:table-cell>
          <table:table-cell/>
          <table:table-cell table:formula="of:=(TRIM([.D220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221]))" office:value-type="string" office:string-value="pbe" calcext:value-type="string">
            <text:p>pbe</text:p>
          </table:table-cell>
          <table:table-cell table:formula="of:=(TRIM([.B221]))" office:value-type="string" office:string-value="pbe" calcext:value-type="string">
            <text:p>pbe</text:p>
          </table:table-cell>
          <table:table-cell/>
          <table:table-cell table:formula="of:=(TRIM([.D221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222]))" office:value-type="string" office:string-value="pbe" calcext:value-type="string">
            <text:p>pbe</text:p>
          </table:table-cell>
          <table:table-cell table:formula="of:=(TRIM([.B222]))" office:value-type="string" office:string-value="pbe" calcext:value-type="string">
            <text:p>pbe</text:p>
          </table:table-cell>
          <table:table-cell/>
          <table:table-cell table:formula="of:=(TRIM([.D222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223]))" office:value-type="string" office:string-value="pbe" calcext:value-type="string">
            <text:p>pbe</text:p>
          </table:table-cell>
          <table:table-cell table:formula="of:=(TRIM([.B223]))" office:value-type="string" office:string-value="pbe" calcext:value-type="string">
            <text:p>pbe</text:p>
          </table:table-cell>
          <table:table-cell/>
          <table:table-cell table:formula="of:=(TRIM([.D223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224]))" office:value-type="string" office:string-value="pbe" calcext:value-type="string">
            <text:p>pbe</text:p>
          </table:table-cell>
          <table:table-cell table:formula="of:=(TRIM([.B224]))" office:value-type="string" office:string-value="pbe" calcext:value-type="string">
            <text:p>pbe</text:p>
          </table:table-cell>
          <table:table-cell/>
          <table:table-cell table:formula="of:=(TRIM([.D224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225]))" office:value-type="string" office:string-value="pbe" calcext:value-type="string">
            <text:p>pbe</text:p>
          </table:table-cell>
          <table:table-cell table:formula="of:=(TRIM([.B225]))" office:value-type="string" office:string-value="pbe" calcext:value-type="string">
            <text:p>pbe</text:p>
          </table:table-cell>
          <table:table-cell/>
          <table:table-cell table:formula="of:=(TRIM([.D225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226]))" office:value-type="string" office:string-value="pbe" calcext:value-type="string">
            <text:p>pbe</text:p>
          </table:table-cell>
          <table:table-cell table:formula="of:=(TRIM([.B226]))" office:value-type="string" office:string-value="pbe" calcext:value-type="string">
            <text:p>pbe</text:p>
          </table:table-cell>
          <table:table-cell/>
          <table:table-cell table:formula="of:=(TRIM([.D226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227]))" office:value-type="string" office:string-value="pbe" calcext:value-type="string">
            <text:p>pbe</text:p>
          </table:table-cell>
          <table:table-cell table:formula="of:=(TRIM([.B227]))" office:value-type="string" office:string-value="pbe" calcext:value-type="string">
            <text:p>pbe</text:p>
          </table:table-cell>
          <table:table-cell/>
          <table:table-cell table:formula="of:=(TRIM([.D227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228]))" office:value-type="string" office:string-value="pbe" calcext:value-type="string">
            <text:p>pbe</text:p>
          </table:table-cell>
          <table:table-cell table:formula="of:=(TRIM([.B228]))" office:value-type="string" office:string-value="pbe" calcext:value-type="string">
            <text:p>pbe</text:p>
          </table:table-cell>
          <table:table-cell/>
          <table:table-cell table:formula="of:=(TRIM([.D228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229]))" office:value-type="string" office:string-value="pbe" calcext:value-type="string">
            <text:p>pbe</text:p>
          </table:table-cell>
          <table:table-cell table:formula="of:=(TRIM([.B229]))" office:value-type="string" office:string-value="pbe" calcext:value-type="string">
            <text:p>pbe</text:p>
          </table:table-cell>
          <table:table-cell/>
          <table:table-cell table:formula="of:=(TRIM([.D229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230]))" office:value-type="string" office:string-value="pbe" calcext:value-type="string">
            <text:p>pbe</text:p>
          </table:table-cell>
          <table:table-cell table:formula="of:=(TRIM([.B230]))" office:value-type="string" office:string-value="pbe" calcext:value-type="string">
            <text:p>pbe</text:p>
          </table:table-cell>
          <table:table-cell/>
          <table:table-cell table:formula="of:=(TRIM([.D230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231]))" office:value-type="string" office:string-value="pbe" calcext:value-type="string">
            <text:p>pbe</text:p>
          </table:table-cell>
          <table:table-cell table:formula="of:=(TRIM([.B231]))" office:value-type="string" office:string-value="pbe" calcext:value-type="string">
            <text:p>pbe</text:p>
          </table:table-cell>
          <table:table-cell/>
          <table:table-cell table:formula="of:=(TRIM([.D231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232]))" office:value-type="string" office:string-value="pbe" calcext:value-type="string">
            <text:p>pbe</text:p>
          </table:table-cell>
          <table:table-cell table:formula="of:=(TRIM([.B232]))" office:value-type="string" office:string-value="pbe" calcext:value-type="string">
            <text:p>pbe</text:p>
          </table:table-cell>
          <table:table-cell/>
          <table:table-cell table:formula="of:=(TRIM([.D232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233]))" office:value-type="string" office:string-value="pbe" calcext:value-type="string">
            <text:p>pbe</text:p>
          </table:table-cell>
          <table:table-cell table:formula="of:=(TRIM([.B233]))" office:value-type="string" office:string-value="pbe" calcext:value-type="string">
            <text:p>pbe</text:p>
          </table:table-cell>
          <table:table-cell/>
          <table:table-cell table:formula="of:=(TRIM([.D233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234]))" office:value-type="string" office:string-value="pbe" calcext:value-type="string">
            <text:p>pbe</text:p>
          </table:table-cell>
          <table:table-cell table:formula="of:=(TRIM([.B234]))" office:value-type="string" office:string-value="pbe" calcext:value-type="string">
            <text:p>pbe</text:p>
          </table:table-cell>
          <table:table-cell/>
          <table:table-cell table:formula="of:=(TRIM([.D234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235]))" office:value-type="string" office:string-value="pbe" calcext:value-type="string">
            <text:p>pbe</text:p>
          </table:table-cell>
          <table:table-cell table:formula="of:=(TRIM([.B235]))" office:value-type="string" office:string-value="pbe" calcext:value-type="string">
            <text:p>pbe</text:p>
          </table:table-cell>
          <table:table-cell/>
          <table:table-cell table:formula="of:=(TRIM([.D235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236]))" office:value-type="string" office:string-value="pbe" calcext:value-type="string">
            <text:p>pbe</text:p>
          </table:table-cell>
          <table:table-cell table:formula="of:=(TRIM([.B236]))" office:value-type="string" office:string-value="pbe" calcext:value-type="string">
            <text:p>pbe</text:p>
          </table:table-cell>
          <table:table-cell/>
          <table:table-cell table:formula="of:=(TRIM([.D236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237]))" office:value-type="string" office:string-value="pbe" calcext:value-type="string">
            <text:p>pbe</text:p>
          </table:table-cell>
          <table:table-cell table:formula="of:=(TRIM([.B237]))" office:value-type="string" office:string-value="pbe" calcext:value-type="string">
            <text:p>pbe</text:p>
          </table:table-cell>
          <table:table-cell/>
          <table:table-cell table:formula="of:=(TRIM([.D237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238]))" office:value-type="string" office:string-value="pbe" calcext:value-type="string">
            <text:p>pbe</text:p>
          </table:table-cell>
          <table:table-cell table:formula="of:=(TRIM([.B238]))" office:value-type="string" office:string-value="pbe" calcext:value-type="string">
            <text:p>pbe</text:p>
          </table:table-cell>
          <table:table-cell/>
          <table:table-cell table:formula="of:=(TRIM([.D238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239]))" office:value-type="string" office:string-value="pbe" calcext:value-type="string">
            <text:p>pbe</text:p>
          </table:table-cell>
          <table:table-cell table:formula="of:=(TRIM([.B239]))" office:value-type="string" office:string-value="pbe" calcext:value-type="string">
            <text:p>pbe</text:p>
          </table:table-cell>
          <table:table-cell/>
          <table:table-cell table:formula="of:=(TRIM([.D239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240]))" office:value-type="string" office:string-value="pbe" calcext:value-type="string">
            <text:p>pbe</text:p>
          </table:table-cell>
          <table:table-cell table:formula="of:=(TRIM([.B240]))" office:value-type="string" office:string-value="pbe" calcext:value-type="string">
            <text:p>pbe</text:p>
          </table:table-cell>
          <table:table-cell/>
          <table:table-cell table:formula="of:=(TRIM([.D240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241]))" office:value-type="string" office:string-value="pbe" calcext:value-type="string">
            <text:p>pbe</text:p>
          </table:table-cell>
          <table:table-cell table:formula="of:=(TRIM([.B241]))" office:value-type="string" office:string-value="pbe" calcext:value-type="string">
            <text:p>pbe</text:p>
          </table:table-cell>
          <table:table-cell/>
          <table:table-cell table:formula="of:=(TRIM([.D241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242]))" office:value-type="string" office:string-value="pbe" calcext:value-type="string">
            <text:p>pbe</text:p>
          </table:table-cell>
          <table:table-cell table:formula="of:=(TRIM([.B242]))" office:value-type="string" office:string-value="pbe" calcext:value-type="string">
            <text:p>pbe</text:p>
          </table:table-cell>
          <table:table-cell/>
          <table:table-cell table:formula="of:=(TRIM([.D242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243]))" office:value-type="string" office:string-value="pbe" calcext:value-type="string">
            <text:p>pbe</text:p>
          </table:table-cell>
          <table:table-cell table:formula="of:=(TRIM([.B243]))" office:value-type="string" office:string-value="pbe" calcext:value-type="string">
            <text:p>pbe</text:p>
          </table:table-cell>
          <table:table-cell/>
          <table:table-cell table:formula="of:=(TRIM([.D243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244]))" office:value-type="string" office:string-value="pbe" calcext:value-type="string">
            <text:p>pbe</text:p>
          </table:table-cell>
          <table:table-cell table:formula="of:=(TRIM([.B244]))" office:value-type="string" office:string-value="pbe" calcext:value-type="string">
            <text:p>pbe</text:p>
          </table:table-cell>
          <table:table-cell/>
          <table:table-cell table:formula="of:=(TRIM([.D244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245]))" office:value-type="string" office:string-value="pbe" calcext:value-type="string">
            <text:p>pbe</text:p>
          </table:table-cell>
          <table:table-cell table:formula="of:=(TRIM([.B245]))" office:value-type="string" office:string-value="pbe" calcext:value-type="string">
            <text:p>pbe</text:p>
          </table:table-cell>
          <table:table-cell/>
          <table:table-cell table:formula="of:=(TRIM([.D245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246]))" office:value-type="string" office:string-value="pbe" calcext:value-type="string">
            <text:p>pbe</text:p>
          </table:table-cell>
          <table:table-cell table:formula="of:=(TRIM([.B246]))" office:value-type="string" office:string-value="pbe" calcext:value-type="string">
            <text:p>pbe</text:p>
          </table:table-cell>
          <table:table-cell/>
          <table:table-cell table:formula="of:=(TRIM([.D246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247]))" office:value-type="string" office:string-value="pbe" calcext:value-type="string">
            <text:p>pbe</text:p>
          </table:table-cell>
          <table:table-cell table:formula="of:=(TRIM([.B247]))" office:value-type="string" office:string-value="pbe" calcext:value-type="string">
            <text:p>pbe</text:p>
          </table:table-cell>
          <table:table-cell/>
          <table:table-cell table:formula="of:=(TRIM([.D247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248]))" office:value-type="string" office:string-value="pbe" calcext:value-type="string">
            <text:p>pbe</text:p>
          </table:table-cell>
          <table:table-cell table:formula="of:=(TRIM([.B248]))" office:value-type="string" office:string-value="pbe" calcext:value-type="string">
            <text:p>pbe</text:p>
          </table:table-cell>
          <table:table-cell/>
          <table:table-cell table:formula="of:=(TRIM([.D248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249]))" office:value-type="string" office:string-value="pbe" calcext:value-type="string">
            <text:p>pbe</text:p>
          </table:table-cell>
          <table:table-cell table:formula="of:=(TRIM([.B249]))" office:value-type="string" office:string-value="pbe" calcext:value-type="string">
            <text:p>pbe</text:p>
          </table:table-cell>
          <table:table-cell/>
          <table:table-cell table:formula="of:=(TRIM([.D249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250]))" office:value-type="string" office:string-value="pbe" calcext:value-type="string">
            <text:p>pbe</text:p>
          </table:table-cell>
          <table:table-cell table:formula="of:=(TRIM([.B250]))" office:value-type="string" office:string-value="pbe" calcext:value-type="string">
            <text:p>pbe</text:p>
          </table:table-cell>
          <table:table-cell/>
          <table:table-cell table:formula="of:=(TRIM([.D250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251]))" office:value-type="string" office:string-value="pbe" calcext:value-type="string">
            <text:p>pbe</text:p>
          </table:table-cell>
          <table:table-cell table:formula="of:=(TRIM([.B251]))" office:value-type="string" office:string-value="pbe" calcext:value-type="string">
            <text:p>pbe</text:p>
          </table:table-cell>
          <table:table-cell/>
          <table:table-cell table:formula="of:=(TRIM([.D251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252]))" office:value-type="string" office:string-value="pbe" calcext:value-type="string">
            <text:p>pbe</text:p>
          </table:table-cell>
          <table:table-cell table:formula="of:=(TRIM([.B252]))" office:value-type="string" office:string-value="pbe" calcext:value-type="string">
            <text:p>pbe</text:p>
          </table:table-cell>
          <table:table-cell/>
          <table:table-cell table:formula="of:=(TRIM([.D252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253]))" office:value-type="string" office:string-value="pbe" calcext:value-type="string">
            <text:p>pbe</text:p>
          </table:table-cell>
          <table:table-cell table:formula="of:=(TRIM([.B253]))" office:value-type="string" office:string-value="pbe" calcext:value-type="string">
            <text:p>pbe</text:p>
          </table:table-cell>
          <table:table-cell/>
          <table:table-cell table:formula="of:=(TRIM([.D253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254]))" office:value-type="string" office:string-value="pbe" calcext:value-type="string">
            <text:p>pbe</text:p>
          </table:table-cell>
          <table:table-cell table:formula="of:=(TRIM([.B254]))" office:value-type="string" office:string-value="pbe" calcext:value-type="string">
            <text:p>pbe</text:p>
          </table:table-cell>
          <table:table-cell/>
          <table:table-cell table:formula="of:=(TRIM([.D254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255]))" office:value-type="string" office:string-value="pbe" calcext:value-type="string">
            <text:p>pbe</text:p>
          </table:table-cell>
          <table:table-cell table:formula="of:=(TRIM([.B255]))" office:value-type="string" office:string-value="pbe" calcext:value-type="string">
            <text:p>pbe</text:p>
          </table:table-cell>
          <table:table-cell/>
          <table:table-cell table:formula="of:=(TRIM([.D255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256]))" office:value-type="string" office:string-value="pbe" calcext:value-type="string">
            <text:p>pbe</text:p>
          </table:table-cell>
          <table:table-cell table:formula="of:=(TRIM([.B256]))" office:value-type="string" office:string-value="pbe" calcext:value-type="string">
            <text:p>pbe</text:p>
          </table:table-cell>
          <table:table-cell/>
          <table:table-cell table:formula="of:=(TRIM([.D256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257]))" office:value-type="string" office:string-value="pbe" calcext:value-type="string">
            <text:p>pbe</text:p>
          </table:table-cell>
          <table:table-cell table:formula="of:=(TRIM([.B257]))" office:value-type="string" office:string-value="pbe" calcext:value-type="string">
            <text:p>pbe</text:p>
          </table:table-cell>
          <table:table-cell/>
          <table:table-cell table:formula="of:=(TRIM([.D257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258]))" office:value-type="string" office:string-value="pbe" calcext:value-type="string">
            <text:p>pbe</text:p>
          </table:table-cell>
          <table:table-cell table:formula="of:=(TRIM([.B258]))" office:value-type="string" office:string-value="pbe" calcext:value-type="string">
            <text:p>pbe</text:p>
          </table:table-cell>
          <table:table-cell/>
          <table:table-cell table:formula="of:=(TRIM([.D258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259]))" office:value-type="string" office:string-value="pbe" calcext:value-type="string">
            <text:p>pbe</text:p>
          </table:table-cell>
          <table:table-cell table:formula="of:=(TRIM([.B259]))" office:value-type="string" office:string-value="pbe" calcext:value-type="string">
            <text:p>pbe</text:p>
          </table:table-cell>
          <table:table-cell/>
          <table:table-cell table:formula="of:=(TRIM([.D259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260]))" office:value-type="string" office:string-value="pbe" calcext:value-type="string">
            <text:p>pbe</text:p>
          </table:table-cell>
          <table:table-cell table:formula="of:=(TRIM([.B260]))" office:value-type="string" office:string-value="pbe" calcext:value-type="string">
            <text:p>pbe</text:p>
          </table:table-cell>
          <table:table-cell/>
          <table:table-cell table:formula="of:=(TRIM([.D260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261]))" office:value-type="string" office:string-value="pbe" calcext:value-type="string">
            <text:p>pbe</text:p>
          </table:table-cell>
          <table:table-cell table:formula="of:=(TRIM([.B261]))" office:value-type="string" office:string-value="pbe" calcext:value-type="string">
            <text:p>pbe</text:p>
          </table:table-cell>
          <table:table-cell/>
          <table:table-cell table:formula="of:=(TRIM([.D261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262]))" office:value-type="string" office:string-value="pbe" calcext:value-type="string">
            <text:p>pbe</text:p>
          </table:table-cell>
          <table:table-cell table:formula="of:=(TRIM([.B262]))" office:value-type="string" office:string-value="pbe" calcext:value-type="string">
            <text:p>pbe</text:p>
          </table:table-cell>
          <table:table-cell/>
          <table:table-cell table:formula="of:=(TRIM([.D262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263]))" office:value-type="string" office:string-value="pbe" calcext:value-type="string">
            <text:p>pbe</text:p>
          </table:table-cell>
          <table:table-cell table:formula="of:=(TRIM([.B263]))" office:value-type="string" office:string-value="pbe" calcext:value-type="string">
            <text:p>pbe</text:p>
          </table:table-cell>
          <table:table-cell/>
          <table:table-cell table:formula="of:=(TRIM([.D263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264]))" office:value-type="string" office:string-value="pbe" calcext:value-type="string">
            <text:p>pbe</text:p>
          </table:table-cell>
          <table:table-cell table:formula="of:=(TRIM([.B264]))" office:value-type="string" office:string-value="pbe" calcext:value-type="string">
            <text:p>pbe</text:p>
          </table:table-cell>
          <table:table-cell/>
          <table:table-cell table:formula="of:=(TRIM([.D264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265]))" office:value-type="string" office:string-value="pbe" calcext:value-type="string">
            <text:p>pbe</text:p>
          </table:table-cell>
          <table:table-cell table:formula="of:=(TRIM([.B265]))" office:value-type="string" office:string-value="pbe" calcext:value-type="string">
            <text:p>pbe</text:p>
          </table:table-cell>
          <table:table-cell/>
          <table:table-cell table:formula="of:=(TRIM([.D265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266]))" office:value-type="string" office:string-value="pbe" calcext:value-type="string">
            <text:p>pbe</text:p>
          </table:table-cell>
          <table:table-cell table:formula="of:=(TRIM([.B266]))" office:value-type="string" office:string-value="pbe" calcext:value-type="string">
            <text:p>pbe</text:p>
          </table:table-cell>
          <table:table-cell/>
          <table:table-cell table:formula="of:=(TRIM([.D266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267]))" office:value-type="string" office:string-value="pbe" calcext:value-type="string">
            <text:p>pbe</text:p>
          </table:table-cell>
          <table:table-cell table:formula="of:=(TRIM([.B267]))" office:value-type="string" office:string-value="pbe" calcext:value-type="string">
            <text:p>pbe</text:p>
          </table:table-cell>
          <table:table-cell/>
          <table:table-cell table:formula="of:=(TRIM([.D267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268]))" office:value-type="string" office:string-value="pbe" calcext:value-type="string">
            <text:p>pbe</text:p>
          </table:table-cell>
          <table:table-cell table:formula="of:=(TRIM([.B268]))" office:value-type="string" office:string-value="pbe" calcext:value-type="string">
            <text:p>pbe</text:p>
          </table:table-cell>
          <table:table-cell/>
          <table:table-cell table:formula="of:=(TRIM([.D268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269]))" office:value-type="string" office:string-value="pbe" calcext:value-type="string">
            <text:p>pbe</text:p>
          </table:table-cell>
          <table:table-cell table:formula="of:=(TRIM([.B269]))" office:value-type="string" office:string-value="pbe" calcext:value-type="string">
            <text:p>pbe</text:p>
          </table:table-cell>
          <table:table-cell/>
          <table:table-cell table:formula="of:=(TRIM([.D269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270]))" office:value-type="string" office:string-value="pbe" calcext:value-type="string">
            <text:p>pbe</text:p>
          </table:table-cell>
          <table:table-cell table:formula="of:=(TRIM([.B270]))" office:value-type="string" office:string-value="pbe" calcext:value-type="string">
            <text:p>pbe</text:p>
          </table:table-cell>
          <table:table-cell/>
          <table:table-cell table:formula="of:=(TRIM([.D270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271]))" office:value-type="string" office:string-value="pbe" calcext:value-type="string">
            <text:p>pbe</text:p>
          </table:table-cell>
          <table:table-cell table:formula="of:=(TRIM([.B271]))" office:value-type="string" office:string-value="pbe" calcext:value-type="string">
            <text:p>pbe</text:p>
          </table:table-cell>
          <table:table-cell/>
          <table:table-cell table:formula="of:=(TRIM([.D271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272]))" office:value-type="string" office:string-value="pbe" calcext:value-type="string">
            <text:p>pbe</text:p>
          </table:table-cell>
          <table:table-cell table:formula="of:=(TRIM([.B272]))" office:value-type="string" office:string-value="pbe" calcext:value-type="string">
            <text:p>pbe</text:p>
          </table:table-cell>
          <table:table-cell/>
          <table:table-cell table:formula="of:=(TRIM([.D272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273]))" office:value-type="string" office:string-value="pbe" calcext:value-type="string">
            <text:p>pbe</text:p>
          </table:table-cell>
          <table:table-cell table:formula="of:=(TRIM([.B273]))" office:value-type="string" office:string-value="pbe" calcext:value-type="string">
            <text:p>pbe</text:p>
          </table:table-cell>
          <table:table-cell/>
          <table:table-cell table:formula="of:=(TRIM([.D273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274]))" office:value-type="string" office:string-value="pbe" calcext:value-type="string">
            <text:p>pbe</text:p>
          </table:table-cell>
          <table:table-cell table:formula="of:=(TRIM([.B274]))" office:value-type="string" office:string-value="pbe" calcext:value-type="string">
            <text:p>pbe</text:p>
          </table:table-cell>
          <table:table-cell/>
          <table:table-cell table:formula="of:=(TRIM([.D274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275]))" office:value-type="string" office:string-value="pbe" calcext:value-type="string">
            <text:p>pbe</text:p>
          </table:table-cell>
          <table:table-cell table:formula="of:=(TRIM([.B275]))" office:value-type="string" office:string-value="pbe" calcext:value-type="string">
            <text:p>pbe</text:p>
          </table:table-cell>
          <table:table-cell/>
          <table:table-cell table:formula="of:=(TRIM([.D275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276]))" office:value-type="string" office:string-value="pbe" calcext:value-type="string">
            <text:p>pbe</text:p>
          </table:table-cell>
          <table:table-cell table:formula="of:=(TRIM([.B276]))" office:value-type="string" office:string-value="pbe" calcext:value-type="string">
            <text:p>pbe</text:p>
          </table:table-cell>
          <table:table-cell/>
          <table:table-cell table:formula="of:=(TRIM([.D276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277]))" office:value-type="string" office:string-value="pbe" calcext:value-type="string">
            <text:p>pbe</text:p>
          </table:table-cell>
          <table:table-cell table:formula="of:=(TRIM([.B277]))" office:value-type="string" office:string-value="pbe" calcext:value-type="string">
            <text:p>pbe</text:p>
          </table:table-cell>
          <table:table-cell/>
          <table:table-cell table:formula="of:=(TRIM([.D277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278]))" office:value-type="string" office:string-value="pbe" calcext:value-type="string">
            <text:p>pbe</text:p>
          </table:table-cell>
          <table:table-cell table:formula="of:=(TRIM([.B278]))" office:value-type="string" office:string-value="pbe" calcext:value-type="string">
            <text:p>pbe</text:p>
          </table:table-cell>
          <table:table-cell/>
          <table:table-cell table:formula="of:=(TRIM([.D278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279]))" office:value-type="string" office:string-value="pbe" calcext:value-type="string">
            <text:p>pbe</text:p>
          </table:table-cell>
          <table:table-cell table:formula="of:=(TRIM([.B279]))" office:value-type="string" office:string-value="pbe" calcext:value-type="string">
            <text:p>pbe</text:p>
          </table:table-cell>
          <table:table-cell/>
          <table:table-cell table:formula="of:=(TRIM([.D279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280]))" office:value-type="string" office:string-value="pbe" calcext:value-type="string">
            <text:p>pbe</text:p>
          </table:table-cell>
          <table:table-cell table:formula="of:=(TRIM([.B280]))" office:value-type="string" office:string-value="pbe" calcext:value-type="string">
            <text:p>pbe</text:p>
          </table:table-cell>
          <table:table-cell/>
          <table:table-cell table:formula="of:=(TRIM([.D280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281]))" office:value-type="string" office:string-value="pbe" calcext:value-type="string">
            <text:p>pbe</text:p>
          </table:table-cell>
          <table:table-cell table:formula="of:=(TRIM([.B281]))" office:value-type="string" office:string-value="pbe" calcext:value-type="string">
            <text:p>pbe</text:p>
          </table:table-cell>
          <table:table-cell/>
          <table:table-cell table:formula="of:=(TRIM([.D281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282]))" office:value-type="string" office:string-value="pbe" calcext:value-type="string">
            <text:p>pbe</text:p>
          </table:table-cell>
          <table:table-cell table:formula="of:=(TRIM([.B282]))" office:value-type="string" office:string-value="pbe" calcext:value-type="string">
            <text:p>pbe</text:p>
          </table:table-cell>
          <table:table-cell/>
          <table:table-cell table:formula="of:=(TRIM([.D282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283]))" office:value-type="string" office:string-value="pbe" calcext:value-type="string">
            <text:p>pbe</text:p>
          </table:table-cell>
          <table:table-cell table:formula="of:=(TRIM([.B283]))" office:value-type="string" office:string-value="pbe" calcext:value-type="string">
            <text:p>pbe</text:p>
          </table:table-cell>
          <table:table-cell/>
          <table:table-cell table:formula="of:=(TRIM([.D283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284]))" office:value-type="string" office:string-value="pbe" calcext:value-type="string">
            <text:p>pbe</text:p>
          </table:table-cell>
          <table:table-cell table:formula="of:=(TRIM([.B284]))" office:value-type="string" office:string-value="pbe" calcext:value-type="string">
            <text:p>pbe</text:p>
          </table:table-cell>
          <table:table-cell/>
          <table:table-cell table:formula="of:=(TRIM([.D284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285]))" office:value-type="string" office:string-value="pbe" calcext:value-type="string">
            <text:p>pbe</text:p>
          </table:table-cell>
          <table:table-cell table:formula="of:=(TRIM([.B285]))" office:value-type="string" office:string-value="pbe" calcext:value-type="string">
            <text:p>pbe</text:p>
          </table:table-cell>
          <table:table-cell/>
          <table:table-cell table:formula="of:=(TRIM([.D285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286]))" office:value-type="string" office:string-value="pbe" calcext:value-type="string">
            <text:p>pbe</text:p>
          </table:table-cell>
          <table:table-cell table:formula="of:=(TRIM([.B286]))" office:value-type="string" office:string-value="pbe" calcext:value-type="string">
            <text:p>pbe</text:p>
          </table:table-cell>
          <table:table-cell/>
          <table:table-cell table:formula="of:=(TRIM([.D286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287]))" office:value-type="string" office:string-value="pbe" calcext:value-type="string">
            <text:p>pbe</text:p>
          </table:table-cell>
          <table:table-cell table:formula="of:=(TRIM([.B287]))" office:value-type="string" office:string-value="pbe" calcext:value-type="string">
            <text:p>pbe</text:p>
          </table:table-cell>
          <table:table-cell/>
          <table:table-cell table:formula="of:=(TRIM([.D287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288]))" office:value-type="string" office:string-value="pbe" calcext:value-type="string">
            <text:p>pbe</text:p>
          </table:table-cell>
          <table:table-cell table:formula="of:=(TRIM([.B288]))" office:value-type="string" office:string-value="pbe" calcext:value-type="string">
            <text:p>pbe</text:p>
          </table:table-cell>
          <table:table-cell/>
          <table:table-cell table:formula="of:=(TRIM([.D288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289]))" office:value-type="string" office:string-value="pbe" calcext:value-type="string">
            <text:p>pbe</text:p>
          </table:table-cell>
          <table:table-cell table:formula="of:=(TRIM([.B289]))" office:value-type="string" office:string-value="pbe" calcext:value-type="string">
            <text:p>pbe</text:p>
          </table:table-cell>
          <table:table-cell/>
          <table:table-cell table:formula="of:=(TRIM([.D289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290]))" office:value-type="string" office:string-value="pbe" calcext:value-type="string">
            <text:p>pbe</text:p>
          </table:table-cell>
          <table:table-cell table:formula="of:=(TRIM([.B290]))" office:value-type="string" office:string-value="pbe" calcext:value-type="string">
            <text:p>pbe</text:p>
          </table:table-cell>
          <table:table-cell/>
          <table:table-cell table:formula="of:=(TRIM([.D290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291]))" office:value-type="string" office:string-value="pbe" calcext:value-type="string">
            <text:p>pbe</text:p>
          </table:table-cell>
          <table:table-cell table:formula="of:=(TRIM([.B291]))" office:value-type="string" office:string-value="pbe" calcext:value-type="string">
            <text:p>pbe</text:p>
          </table:table-cell>
          <table:table-cell/>
          <table:table-cell table:formula="of:=(TRIM([.D291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292]))" office:value-type="string" office:string-value="pbe" calcext:value-type="string">
            <text:p>pbe</text:p>
          </table:table-cell>
          <table:table-cell table:formula="of:=(TRIM([.B292]))" office:value-type="string" office:string-value="pbe" calcext:value-type="string">
            <text:p>pbe</text:p>
          </table:table-cell>
          <table:table-cell/>
          <table:table-cell table:formula="of:=(TRIM([.D292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293]))" office:value-type="string" office:string-value="pbe" calcext:value-type="string">
            <text:p>pbe</text:p>
          </table:table-cell>
          <table:table-cell table:formula="of:=(TRIM([.B293]))" office:value-type="string" office:string-value="pbe" calcext:value-type="string">
            <text:p>pbe</text:p>
          </table:table-cell>
          <table:table-cell/>
          <table:table-cell table:formula="of:=(TRIM([.D293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294]))" office:value-type="string" office:string-value="pbe" calcext:value-type="string">
            <text:p>pbe</text:p>
          </table:table-cell>
          <table:table-cell table:formula="of:=(TRIM([.B294]))" office:value-type="string" office:string-value="pbe" calcext:value-type="string">
            <text:p>pbe</text:p>
          </table:table-cell>
          <table:table-cell/>
          <table:table-cell table:formula="of:=(TRIM([.D294]))">
            <text:p/>
          </table:table-cell>
        </table:table-row>
        <table:table-row table:style-name="ro1">
          <table:table-cell office:value-type="string" calcext:value-type="string">
            <text:p><text:s/>pbe</text:p>
          </table:table-cell>
          <table:table-cell table:formula="of:=(TRIM([.A295]))" office:value-type="string" office:string-value="pbe" calcext:value-type="string">
            <text:p>pbe</text:p>
          </table:table-cell>
          <table:table-cell table:formula="of:=(TRIM([.B295]))" office:value-type="string" office:string-value="pbe" calcext:value-type="string">
            <text:p>pbe</text:p>
          </table:table-cell>
          <table:table-cell/>
          <table:table-cell table:formula="of:=(TRIM([.D295]))">
            <text:p/>
          </table:table-cell>
        </table:table-row>
        <table:table-row table:style-name="ro1">
          <table:table-cell office:value-type="string" calcext:value-type="string">
            <text:p><text:s/>pbe</text:p>
          </table:table-cell>
          <table:table-cell table:formula="of:=(TRIM([.A296]))" office:value-type="string" office:string-value="pbe" calcext:value-type="string">
            <text:p>pbe</text:p>
          </table:table-cell>
          <table:table-cell table:formula="of:=(TRIM([.B296]))" office:value-type="string" office:string-value="pbe" calcext:value-type="string">
            <text:p>pbe</text:p>
          </table:table-cell>
          <table:table-cell/>
          <table:table-cell table:formula="of:=(TRIM([.D296]))">
            <text:p/>
          </table:table-cell>
        </table:table-row>
        <table:table-row table:style-name="ro1">
          <table:table-cell office:value-type="string" calcext:value-type="string">
            <text:p><text:s/>pbe</text:p>
          </table:table-cell>
          <table:table-cell table:formula="of:=(TRIM([.A297]))" office:value-type="string" office:string-value="pbe" calcext:value-type="string">
            <text:p>pbe</text:p>
          </table:table-cell>
          <table:table-cell table:formula="of:=(TRIM([.B297]))" office:value-type="string" office:string-value="pbe" calcext:value-type="string">
            <text:p>pbe</text:p>
          </table:table-cell>
          <table:table-cell/>
          <table:table-cell table:formula="of:=(TRIM([.D297]))">
            <text:p/>
          </table:table-cell>
        </table:table-row>
        <table:table-row table:style-name="ro1">
          <table:table-cell office:value-type="string" calcext:value-type="string">
            <text:p><text:s/>pbe</text:p>
          </table:table-cell>
          <table:table-cell table:formula="of:=(TRIM([.A298]))" office:value-type="string" office:string-value="pbe" calcext:value-type="string">
            <text:p>pbe</text:p>
          </table:table-cell>
          <table:table-cell table:formula="of:=(TRIM([.B298]))" office:value-type="string" office:string-value="pbe" calcext:value-type="string">
            <text:p>pbe</text:p>
          </table:table-cell>
          <table:table-cell/>
          <table:table-cell table:formula="of:=(TRIM([.D298]))">
            <text:p/>
          </table:table-cell>
        </table:table-row>
        <table:table-row table:style-name="ro1">
          <table:table-cell office:value-type="string" calcext:value-type="string">
            <text:p><text:s/>pbe</text:p>
          </table:table-cell>
          <table:table-cell table:formula="of:=(TRIM([.A299]))" office:value-type="string" office:string-value="pbe" calcext:value-type="string">
            <text:p>pbe</text:p>
          </table:table-cell>
          <table:table-cell table:formula="of:=(TRIM([.B299]))" office:value-type="string" office:string-value="pbe" calcext:value-type="string">
            <text:p>pbe</text:p>
          </table:table-cell>
          <table:table-cell/>
          <table:table-cell table:formula="of:=(TRIM([.D299]))">
            <text:p/>
          </table:table-cell>
        </table:table-row>
        <table:table-row table:style-name="ro1">
          <table:table-cell office:value-type="string" calcext:value-type="string">
            <text:p><text:s/>pbe</text:p>
          </table:table-cell>
          <table:table-cell table:formula="of:=(TRIM([.A300]))" office:value-type="string" office:string-value="pbe" calcext:value-type="string">
            <text:p>pbe</text:p>
          </table:table-cell>
          <table:table-cell table:formula="of:=(TRIM([.B300]))" office:value-type="string" office:string-value="pbe" calcext:value-type="string">
            <text:p>pbe</text:p>
          </table:table-cell>
          <table:table-cell/>
          <table:table-cell table:formula="of:=(TRIM([.D300]))">
            <text:p/>
          </table:table-cell>
        </table:table-row>
        <table:table-row table:style-name="ro1">
          <table:table-cell office:value-type="string" calcext:value-type="string">
            <text:p><text:s/>pbe</text:p>
          </table:table-cell>
          <table:table-cell table:formula="of:=(TRIM([.A301]))" office:value-type="string" office:string-value="pbe" calcext:value-type="string">
            <text:p>pbe</text:p>
          </table:table-cell>
          <table:table-cell table:formula="of:=(TRIM([.B301]))" office:value-type="string" office:string-value="pbe" calcext:value-type="string">
            <text:p>pbe</text:p>
          </table:table-cell>
          <table:table-cell/>
          <table:table-cell table:formula="of:=(TRIM([.D301]))">
            <text:p/>
          </table:table-cell>
        </table:table-row>
        <table:table-row table:style-name="ro1">
          <table:table-cell office:value-type="string" calcext:value-type="string">
            <text:p><text:s/>pbe</text:p>
          </table:table-cell>
          <table:table-cell table:formula="of:=(TRIM([.A302]))" office:value-type="string" office:string-value="pbe" calcext:value-type="string">
            <text:p>pbe</text:p>
          </table:table-cell>
          <table:table-cell table:formula="of:=(TRIM([.B302]))" office:value-type="string" office:string-value="pbe" calcext:value-type="string">
            <text:p>pbe</text:p>
          </table:table-cell>
          <table:table-cell/>
          <table:table-cell table:formula="of:=(TRIM([.D302]))">
            <text:p/>
          </table:table-cell>
        </table:table-row>
        <table:table-row table:style-name="ro1">
          <table:table-cell office:value-type="string" calcext:value-type="string">
            <text:p><text:s/>pbe</text:p>
          </table:table-cell>
          <table:table-cell table:formula="of:=(TRIM([.A303]))" office:value-type="string" office:string-value="pbe" calcext:value-type="string">
            <text:p>pbe</text:p>
          </table:table-cell>
          <table:table-cell table:formula="of:=(TRIM([.B303]))" office:value-type="string" office:string-value="pbe" calcext:value-type="string">
            <text:p>pbe</text:p>
          </table:table-cell>
          <table:table-cell/>
          <table:table-cell table:formula="of:=(TRIM([.D303]))">
            <text:p/>
          </table:table-cell>
        </table:table-row>
        <table:table-row table:style-name="ro1">
          <table:table-cell office:value-type="string" calcext:value-type="string">
            <text:p><text:s/>pbe</text:p>
          </table:table-cell>
          <table:table-cell table:formula="of:=(TRIM([.A304]))" office:value-type="string" office:string-value="pbe" calcext:value-type="string">
            <text:p>pbe</text:p>
          </table:table-cell>
          <table:table-cell table:formula="of:=(TRIM([.B304]))" office:value-type="string" office:string-value="pbe" calcext:value-type="string">
            <text:p>pbe</text:p>
          </table:table-cell>
          <table:table-cell/>
          <table:table-cell table:formula="of:=(TRIM([.D304]))">
            <text:p/>
          </table:table-cell>
        </table:table-row>
        <table:table-row table:style-name="ro1">
          <table:table-cell office:value-type="string" calcext:value-type="string">
            <text:p><text:s/>pbe</text:p>
          </table:table-cell>
          <table:table-cell table:formula="of:=(TRIM([.A305]))" office:value-type="string" office:string-value="pbe" calcext:value-type="string">
            <text:p>pbe</text:p>
          </table:table-cell>
          <table:table-cell table:formula="of:=(TRIM([.B305]))" office:value-type="string" office:string-value="pbe" calcext:value-type="string">
            <text:p>pbe</text:p>
          </table:table-cell>
          <table:table-cell/>
          <table:table-cell table:formula="of:=(TRIM([.D305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306]))" office:value-type="string" office:string-value="pbe" calcext:value-type="string">
            <text:p>pbe</text:p>
          </table:table-cell>
          <table:table-cell table:formula="of:=(TRIM([.B306]))" office:value-type="string" office:string-value="pbe" calcext:value-type="string">
            <text:p>pbe</text:p>
          </table:table-cell>
          <table:table-cell/>
          <table:table-cell table:formula="of:=(TRIM([.D306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307]))" office:value-type="string" office:string-value="pbe" calcext:value-type="string">
            <text:p>pbe</text:p>
          </table:table-cell>
          <table:table-cell table:formula="of:=(TRIM([.B307]))" office:value-type="string" office:string-value="pbe" calcext:value-type="string">
            <text:p>pbe</text:p>
          </table:table-cell>
          <table:table-cell/>
          <table:table-cell table:formula="of:=(TRIM([.D307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308]))" office:value-type="string" office:string-value="pbe" calcext:value-type="string">
            <text:p>pbe</text:p>
          </table:table-cell>
          <table:table-cell table:formula="of:=(TRIM([.B308]))" office:value-type="string" office:string-value="pbe" calcext:value-type="string">
            <text:p>pbe</text:p>
          </table:table-cell>
          <table:table-cell/>
          <table:table-cell table:formula="of:=(TRIM([.D308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309]))" office:value-type="string" office:string-value="pbe" calcext:value-type="string">
            <text:p>pbe</text:p>
          </table:table-cell>
          <table:table-cell table:formula="of:=(TRIM([.B309]))" office:value-type="string" office:string-value="pbe" calcext:value-type="string">
            <text:p>pbe</text:p>
          </table:table-cell>
          <table:table-cell/>
          <table:table-cell table:formula="of:=(TRIM([.D309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310]))" office:value-type="string" office:string-value="pbe" calcext:value-type="string">
            <text:p>pbe</text:p>
          </table:table-cell>
          <table:table-cell table:formula="of:=(TRIM([.B310]))" office:value-type="string" office:string-value="pbe" calcext:value-type="string">
            <text:p>pbe</text:p>
          </table:table-cell>
          <table:table-cell/>
          <table:table-cell table:formula="of:=(TRIM([.D310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311]))" office:value-type="string" office:string-value="pbe" calcext:value-type="string">
            <text:p>pbe</text:p>
          </table:table-cell>
          <table:table-cell table:formula="of:=(TRIM([.B311]))" office:value-type="string" office:string-value="pbe" calcext:value-type="string">
            <text:p>pbe</text:p>
          </table:table-cell>
          <table:table-cell/>
          <table:table-cell table:formula="of:=(TRIM([.D311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312]))" office:value-type="string" office:string-value="pbe" calcext:value-type="string">
            <text:p>pbe</text:p>
          </table:table-cell>
          <table:table-cell table:formula="of:=(TRIM([.B312]))" office:value-type="string" office:string-value="pbe" calcext:value-type="string">
            <text:p>pbe</text:p>
          </table:table-cell>
          <table:table-cell/>
          <table:table-cell table:formula="of:=(TRIM([.D312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313]))" office:value-type="string" office:string-value="pbe" calcext:value-type="string">
            <text:p>pbe</text:p>
          </table:table-cell>
          <table:table-cell table:formula="of:=(TRIM([.B313]))" office:value-type="string" office:string-value="pbe" calcext:value-type="string">
            <text:p>pbe</text:p>
          </table:table-cell>
          <table:table-cell/>
          <table:table-cell table:formula="of:=(TRIM([.D313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314]))" office:value-type="string" office:string-value="pbe" calcext:value-type="string">
            <text:p>pbe</text:p>
          </table:table-cell>
          <table:table-cell table:formula="of:=(TRIM([.B314]))" office:value-type="string" office:string-value="pbe" calcext:value-type="string">
            <text:p>pbe</text:p>
          </table:table-cell>
          <table:table-cell/>
          <table:table-cell table:formula="of:=(TRIM([.D314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315]))" office:value-type="string" office:string-value="pbe" calcext:value-type="string">
            <text:p>pbe</text:p>
          </table:table-cell>
          <table:table-cell table:formula="of:=(TRIM([.B315]))" office:value-type="string" office:string-value="pbe" calcext:value-type="string">
            <text:p>pbe</text:p>
          </table:table-cell>
          <table:table-cell/>
          <table:table-cell table:formula="of:=(TRIM([.D315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316]))" office:value-type="string" office:string-value="pbe" calcext:value-type="string">
            <text:p>pbe</text:p>
          </table:table-cell>
          <table:table-cell table:formula="of:=(TRIM([.B316]))" office:value-type="string" office:string-value="pbe" calcext:value-type="string">
            <text:p>pbe</text:p>
          </table:table-cell>
          <table:table-cell/>
          <table:table-cell table:formula="of:=(TRIM([.D316]))">
            <text:p/>
          </table:table-cell>
        </table:table-row>
        <table:table-row table:style-name="ro1">
          <table:table-cell office:value-type="string" calcext:value-type="string">
            <text:p><text:s/>pbe</text:p>
          </table:table-cell>
          <table:table-cell table:formula="of:=(TRIM([.A317]))" office:value-type="string" office:string-value="pbe" calcext:value-type="string">
            <text:p>pbe</text:p>
          </table:table-cell>
          <table:table-cell table:formula="of:=(TRIM([.B317]))" office:value-type="string" office:string-value="pbe" calcext:value-type="string">
            <text:p>pbe</text:p>
          </table:table-cell>
          <table:table-cell/>
          <table:table-cell table:formula="of:=(TRIM([.D317]))">
            <text:p/>
          </table:table-cell>
        </table:table-row>
        <table:table-row table:style-name="ro1">
          <table:table-cell office:value-type="string" calcext:value-type="string">
            <text:p><text:s/>pbe</text:p>
          </table:table-cell>
          <table:table-cell table:formula="of:=(TRIM([.A318]))" office:value-type="string" office:string-value="pbe" calcext:value-type="string">
            <text:p>pbe</text:p>
          </table:table-cell>
          <table:table-cell table:formula="of:=(TRIM([.B318]))" office:value-type="string" office:string-value="pbe" calcext:value-type="string">
            <text:p>pbe</text:p>
          </table:table-cell>
          <table:table-cell/>
          <table:table-cell table:formula="of:=(TRIM([.D318]))">
            <text:p/>
          </table:table-cell>
        </table:table-row>
        <table:table-row table:style-name="ro1">
          <table:table-cell office:value-type="string" calcext:value-type="string">
            <text:p><text:s/>pbe</text:p>
          </table:table-cell>
          <table:table-cell table:formula="of:=(TRIM([.A319]))" office:value-type="string" office:string-value="pbe" calcext:value-type="string">
            <text:p>pbe</text:p>
          </table:table-cell>
          <table:table-cell table:formula="of:=(TRIM([.B319]))" office:value-type="string" office:string-value="pbe" calcext:value-type="string">
            <text:p>pbe</text:p>
          </table:table-cell>
          <table:table-cell/>
          <table:table-cell table:formula="of:=(TRIM([.D319]))">
            <text:p/>
          </table:table-cell>
        </table:table-row>
        <table:table-row table:style-name="ro1">
          <table:table-cell office:value-type="string" calcext:value-type="string">
            <text:p><text:s/>pbe</text:p>
          </table:table-cell>
          <table:table-cell table:formula="of:=(TRIM([.A320]))" office:value-type="string" office:string-value="pbe" calcext:value-type="string">
            <text:p>pbe</text:p>
          </table:table-cell>
          <table:table-cell table:formula="of:=(TRIM([.B320]))" office:value-type="string" office:string-value="pbe" calcext:value-type="string">
            <text:p>pbe</text:p>
          </table:table-cell>
          <table:table-cell/>
          <table:table-cell table:formula="of:=(TRIM([.D320]))">
            <text:p/>
          </table:table-cell>
        </table:table-row>
        <table:table-row table:style-name="ro1">
          <table:table-cell office:value-type="string" calcext:value-type="string">
            <text:p><text:s/>pbe</text:p>
          </table:table-cell>
          <table:table-cell table:formula="of:=(TRIM([.A321]))" office:value-type="string" office:string-value="pbe" calcext:value-type="string">
            <text:p>pbe</text:p>
          </table:table-cell>
          <table:table-cell table:formula="of:=(TRIM([.B321]))" office:value-type="string" office:string-value="pbe" calcext:value-type="string">
            <text:p>pbe</text:p>
          </table:table-cell>
          <table:table-cell/>
          <table:table-cell table:formula="of:=(TRIM([.D321]))">
            <text:p/>
          </table:table-cell>
        </table:table-row>
        <table:table-row table:style-name="ro1">
          <table:table-cell office:value-type="string" calcext:value-type="string">
            <text:p><text:s/>pbe</text:p>
          </table:table-cell>
          <table:table-cell table:formula="of:=(TRIM([.A322]))" office:value-type="string" office:string-value="pbe" calcext:value-type="string">
            <text:p>pbe</text:p>
          </table:table-cell>
          <table:table-cell table:formula="of:=(TRIM([.B322]))" office:value-type="string" office:string-value="pbe" calcext:value-type="string">
            <text:p>pbe</text:p>
          </table:table-cell>
          <table:table-cell/>
          <table:table-cell table:formula="of:=(TRIM([.D322]))">
            <text:p/>
          </table:table-cell>
        </table:table-row>
        <table:table-row table:style-name="ro1">
          <table:table-cell office:value-type="string" calcext:value-type="string">
            <text:p><text:s/>pbe</text:p>
          </table:table-cell>
          <table:table-cell table:formula="of:=(TRIM([.A323]))" office:value-type="string" office:string-value="pbe" calcext:value-type="string">
            <text:p>pbe</text:p>
          </table:table-cell>
          <table:table-cell table:formula="of:=(TRIM([.B323]))" office:value-type="string" office:string-value="pbe" calcext:value-type="string">
            <text:p>pbe</text:p>
          </table:table-cell>
          <table:table-cell/>
          <table:table-cell table:formula="of:=(TRIM([.D323]))">
            <text:p/>
          </table:table-cell>
        </table:table-row>
        <table:table-row table:style-name="ro1">
          <table:table-cell office:value-type="string" calcext:value-type="string">
            <text:p><text:s/>pbe</text:p>
          </table:table-cell>
          <table:table-cell table:formula="of:=(TRIM([.A324]))" office:value-type="string" office:string-value="pbe" calcext:value-type="string">
            <text:p>pbe</text:p>
          </table:table-cell>
          <table:table-cell table:formula="of:=(TRIM([.B324]))" office:value-type="string" office:string-value="pbe" calcext:value-type="string">
            <text:p>pbe</text:p>
          </table:table-cell>
          <table:table-cell/>
          <table:table-cell table:formula="of:=(TRIM([.D324]))">
            <text:p/>
          </table:table-cell>
        </table:table-row>
        <table:table-row table:style-name="ro1">
          <table:table-cell office:value-type="string" calcext:value-type="string">
            <text:p><text:s/>pbe</text:p>
          </table:table-cell>
          <table:table-cell table:formula="of:=(TRIM([.A325]))" office:value-type="string" office:string-value="pbe" calcext:value-type="string">
            <text:p>pbe</text:p>
          </table:table-cell>
          <table:table-cell table:formula="of:=(TRIM([.B325]))" office:value-type="string" office:string-value="pbe" calcext:value-type="string">
            <text:p>pbe</text:p>
          </table:table-cell>
          <table:table-cell/>
          <table:table-cell table:formula="of:=(TRIM([.D325]))">
            <text:p/>
          </table:table-cell>
        </table:table-row>
        <table:table-row table:style-name="ro1">
          <table:table-cell office:value-type="string" calcext:value-type="string">
            <text:p><text:s/>pbe</text:p>
          </table:table-cell>
          <table:table-cell table:formula="of:=(TRIM([.A326]))" office:value-type="string" office:string-value="pbe" calcext:value-type="string">
            <text:p>pbe</text:p>
          </table:table-cell>
          <table:table-cell table:formula="of:=(TRIM([.B326]))" office:value-type="string" office:string-value="pbe" calcext:value-type="string">
            <text:p>pbe</text:p>
          </table:table-cell>
          <table:table-cell/>
          <table:table-cell table:formula="of:=(TRIM([.D326]))">
            <text:p/>
          </table:table-cell>
        </table:table-row>
        <table:table-row table:style-name="ro1">
          <table:table-cell office:value-type="string" calcext:value-type="string">
            <text:p><text:s/>pbe</text:p>
          </table:table-cell>
          <table:table-cell table:formula="of:=(TRIM([.A327]))" office:value-type="string" office:string-value="pbe" calcext:value-type="string">
            <text:p>pbe</text:p>
          </table:table-cell>
          <table:table-cell table:formula="of:=(TRIM([.B327]))" office:value-type="string" office:string-value="pbe" calcext:value-type="string">
            <text:p>pbe</text:p>
          </table:table-cell>
          <table:table-cell/>
          <table:table-cell table:formula="of:=(TRIM([.D327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328]))" office:value-type="string" office:string-value="pbe" calcext:value-type="string">
            <text:p>pbe</text:p>
          </table:table-cell>
          <table:table-cell table:formula="of:=(TRIM([.B328]))" office:value-type="string" office:string-value="pbe" calcext:value-type="string">
            <text:p>pbe</text:p>
          </table:table-cell>
          <table:table-cell/>
          <table:table-cell table:formula="of:=(TRIM([.D328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329]))" office:value-type="string" office:string-value="pbe" calcext:value-type="string">
            <text:p>pbe</text:p>
          </table:table-cell>
          <table:table-cell table:formula="of:=(TRIM([.B329]))" office:value-type="string" office:string-value="pbe" calcext:value-type="string">
            <text:p>pbe</text:p>
          </table:table-cell>
          <table:table-cell/>
          <table:table-cell table:formula="of:=(TRIM([.D329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330]))" office:value-type="string" office:string-value="pbe" calcext:value-type="string">
            <text:p>pbe</text:p>
          </table:table-cell>
          <table:table-cell table:formula="of:=(TRIM([.B330]))" office:value-type="string" office:string-value="pbe" calcext:value-type="string">
            <text:p>pbe</text:p>
          </table:table-cell>
          <table:table-cell/>
          <table:table-cell table:formula="of:=(TRIM([.D330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331]))" office:value-type="string" office:string-value="pbe" calcext:value-type="string">
            <text:p>pbe</text:p>
          </table:table-cell>
          <table:table-cell table:formula="of:=(TRIM([.B331]))" office:value-type="string" office:string-value="pbe" calcext:value-type="string">
            <text:p>pbe</text:p>
          </table:table-cell>
          <table:table-cell/>
          <table:table-cell table:formula="of:=(TRIM([.D331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332]))" office:value-type="string" office:string-value="pbe" calcext:value-type="string">
            <text:p>pbe</text:p>
          </table:table-cell>
          <table:table-cell table:formula="of:=(TRIM([.B332]))" office:value-type="string" office:string-value="pbe" calcext:value-type="string">
            <text:p>pbe</text:p>
          </table:table-cell>
          <table:table-cell/>
          <table:table-cell table:formula="of:=(TRIM([.D332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333]))" office:value-type="string" office:string-value="pbe" calcext:value-type="string">
            <text:p>pbe</text:p>
          </table:table-cell>
          <table:table-cell table:formula="of:=(TRIM([.B333]))" office:value-type="string" office:string-value="pbe" calcext:value-type="string">
            <text:p>pbe</text:p>
          </table:table-cell>
          <table:table-cell/>
          <table:table-cell table:formula="of:=(TRIM([.D333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334]))" office:value-type="string" office:string-value="pbe" calcext:value-type="string">
            <text:p>pbe</text:p>
          </table:table-cell>
          <table:table-cell table:formula="of:=(TRIM([.B334]))" office:value-type="string" office:string-value="pbe" calcext:value-type="string">
            <text:p>pbe</text:p>
          </table:table-cell>
          <table:table-cell/>
          <table:table-cell table:formula="of:=(TRIM([.D334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335]))" office:value-type="string" office:string-value="pbe" calcext:value-type="string">
            <text:p>pbe</text:p>
          </table:table-cell>
          <table:table-cell table:formula="of:=(TRIM([.B335]))" office:value-type="string" office:string-value="pbe" calcext:value-type="string">
            <text:p>pbe</text:p>
          </table:table-cell>
          <table:table-cell/>
          <table:table-cell table:formula="of:=(TRIM([.D335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336]))" office:value-type="string" office:string-value="pbe" calcext:value-type="string">
            <text:p>pbe</text:p>
          </table:table-cell>
          <table:table-cell table:formula="of:=(TRIM([.B336]))" office:value-type="string" office:string-value="pbe" calcext:value-type="string">
            <text:p>pbe</text:p>
          </table:table-cell>
          <table:table-cell/>
          <table:table-cell table:formula="of:=(TRIM([.D336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337]))" office:value-type="string" office:string-value="pbe" calcext:value-type="string">
            <text:p>pbe</text:p>
          </table:table-cell>
          <table:table-cell table:formula="of:=(TRIM([.B337]))" office:value-type="string" office:string-value="pbe" calcext:value-type="string">
            <text:p>pbe</text:p>
          </table:table-cell>
          <table:table-cell/>
          <table:table-cell table:formula="of:=(TRIM([.D337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338]))" office:value-type="string" office:string-value="pbe" calcext:value-type="string">
            <text:p>pbe</text:p>
          </table:table-cell>
          <table:table-cell table:formula="of:=(TRIM([.B338]))" office:value-type="string" office:string-value="pbe" calcext:value-type="string">
            <text:p>pbe</text:p>
          </table:table-cell>
          <table:table-cell/>
          <table:table-cell table:formula="of:=(TRIM([.D338]))">
            <text:p/>
          </table:table-cell>
        </table:table-row>
        <table:table-row table:style-name="ro1">
          <table:table-cell office:value-type="string" calcext:value-type="string">
            <text:p><text:s/>pbe</text:p>
          </table:table-cell>
          <table:table-cell table:formula="of:=(TRIM([.A339]))" office:value-type="string" office:string-value="pbe" calcext:value-type="string">
            <text:p>pbe</text:p>
          </table:table-cell>
          <table:table-cell table:formula="of:=(TRIM([.B339]))" office:value-type="string" office:string-value="pbe" calcext:value-type="string">
            <text:p>pbe</text:p>
          </table:table-cell>
          <table:table-cell/>
          <table:table-cell table:formula="of:=(TRIM([.D339]))">
            <text:p/>
          </table:table-cell>
        </table:table-row>
        <table:table-row table:style-name="ro1">
          <table:table-cell office:value-type="string" calcext:value-type="string">
            <text:p><text:s/>pbe</text:p>
          </table:table-cell>
          <table:table-cell table:formula="of:=(TRIM([.A340]))" office:value-type="string" office:string-value="pbe" calcext:value-type="string">
            <text:p>pbe</text:p>
          </table:table-cell>
          <table:table-cell table:formula="of:=(TRIM([.B340]))" office:value-type="string" office:string-value="pbe" calcext:value-type="string">
            <text:p>pbe</text:p>
          </table:table-cell>
          <table:table-cell/>
          <table:table-cell table:formula="of:=(TRIM([.D340]))">
            <text:p/>
          </table:table-cell>
        </table:table-row>
        <table:table-row table:style-name="ro1">
          <table:table-cell office:value-type="string" calcext:value-type="string">
            <text:p><text:s/>pbe</text:p>
          </table:table-cell>
          <table:table-cell table:formula="of:=(TRIM([.A341]))" office:value-type="string" office:string-value="pbe" calcext:value-type="string">
            <text:p>pbe</text:p>
          </table:table-cell>
          <table:table-cell table:formula="of:=(TRIM([.B341]))" office:value-type="string" office:string-value="pbe" calcext:value-type="string">
            <text:p>pbe</text:p>
          </table:table-cell>
          <table:table-cell/>
          <table:table-cell table:formula="of:=(TRIM([.D341]))">
            <text:p/>
          </table:table-cell>
        </table:table-row>
        <table:table-row table:style-name="ro1">
          <table:table-cell office:value-type="string" calcext:value-type="string">
            <text:p><text:s/>pbe</text:p>
          </table:table-cell>
          <table:table-cell table:formula="of:=(TRIM([.A342]))" office:value-type="string" office:string-value="pbe" calcext:value-type="string">
            <text:p>pbe</text:p>
          </table:table-cell>
          <table:table-cell table:formula="of:=(TRIM([.B342]))" office:value-type="string" office:string-value="pbe" calcext:value-type="string">
            <text:p>pbe</text:p>
          </table:table-cell>
          <table:table-cell/>
          <table:table-cell table:formula="of:=(TRIM([.D342]))">
            <text:p/>
          </table:table-cell>
        </table:table-row>
        <table:table-row table:style-name="ro1">
          <table:table-cell office:value-type="string" calcext:value-type="string">
            <text:p><text:s/>pbe</text:p>
          </table:table-cell>
          <table:table-cell table:formula="of:=(TRIM([.A343]))" office:value-type="string" office:string-value="pbe" calcext:value-type="string">
            <text:p>pbe</text:p>
          </table:table-cell>
          <table:table-cell table:formula="of:=(TRIM([.B343]))" office:value-type="string" office:string-value="pbe" calcext:value-type="string">
            <text:p>pbe</text:p>
          </table:table-cell>
          <table:table-cell/>
          <table:table-cell table:formula="of:=(TRIM([.D343]))">
            <text:p/>
          </table:table-cell>
        </table:table-row>
        <table:table-row table:style-name="ro1">
          <table:table-cell office:value-type="string" calcext:value-type="string">
            <text:p><text:s/>pbe</text:p>
          </table:table-cell>
          <table:table-cell table:formula="of:=(TRIM([.A344]))" office:value-type="string" office:string-value="pbe" calcext:value-type="string">
            <text:p>pbe</text:p>
          </table:table-cell>
          <table:table-cell table:formula="of:=(TRIM([.B344]))" office:value-type="string" office:string-value="pbe" calcext:value-type="string">
            <text:p>pbe</text:p>
          </table:table-cell>
          <table:table-cell/>
          <table:table-cell table:formula="of:=(TRIM([.D344]))">
            <text:p/>
          </table:table-cell>
        </table:table-row>
        <table:table-row table:style-name="ro1">
          <table:table-cell office:value-type="string" calcext:value-type="string">
            <text:p><text:s/>pbe</text:p>
          </table:table-cell>
          <table:table-cell table:formula="of:=(TRIM([.A345]))" office:value-type="string" office:string-value="pbe" calcext:value-type="string">
            <text:p>pbe</text:p>
          </table:table-cell>
          <table:table-cell table:formula="of:=(TRIM([.B345]))" office:value-type="string" office:string-value="pbe" calcext:value-type="string">
            <text:p>pbe</text:p>
          </table:table-cell>
          <table:table-cell/>
          <table:table-cell table:formula="of:=(TRIM([.D345]))">
            <text:p/>
          </table:table-cell>
        </table:table-row>
        <table:table-row table:style-name="ro1">
          <table:table-cell office:value-type="string" calcext:value-type="string">
            <text:p><text:s/>pbe</text:p>
          </table:table-cell>
          <table:table-cell table:formula="of:=(TRIM([.A346]))" office:value-type="string" office:string-value="pbe" calcext:value-type="string">
            <text:p>pbe</text:p>
          </table:table-cell>
          <table:table-cell table:formula="of:=(TRIM([.B346]))" office:value-type="string" office:string-value="pbe" calcext:value-type="string">
            <text:p>pbe</text:p>
          </table:table-cell>
          <table:table-cell/>
          <table:table-cell table:formula="of:=(TRIM([.D346]))">
            <text:p/>
          </table:table-cell>
        </table:table-row>
        <table:table-row table:style-name="ro1">
          <table:table-cell office:value-type="string" calcext:value-type="string">
            <text:p><text:s/>pbe</text:p>
          </table:table-cell>
          <table:table-cell table:formula="of:=(TRIM([.A347]))" office:value-type="string" office:string-value="pbe" calcext:value-type="string">
            <text:p>pbe</text:p>
          </table:table-cell>
          <table:table-cell table:formula="of:=(TRIM([.B347]))" office:value-type="string" office:string-value="pbe" calcext:value-type="string">
            <text:p>pbe</text:p>
          </table:table-cell>
          <table:table-cell/>
          <table:table-cell table:formula="of:=(TRIM([.D347]))">
            <text:p/>
          </table:table-cell>
        </table:table-row>
        <table:table-row table:style-name="ro1">
          <table:table-cell office:value-type="string" calcext:value-type="string">
            <text:p><text:s/>pbe</text:p>
          </table:table-cell>
          <table:table-cell table:formula="of:=(TRIM([.A348]))" office:value-type="string" office:string-value="pbe" calcext:value-type="string">
            <text:p>pbe</text:p>
          </table:table-cell>
          <table:table-cell table:formula="of:=(TRIM([.B348]))" office:value-type="string" office:string-value="pbe" calcext:value-type="string">
            <text:p>pbe</text:p>
          </table:table-cell>
          <table:table-cell/>
          <table:table-cell table:formula="of:=(TRIM([.D348]))">
            <text:p/>
          </table:table-cell>
        </table:table-row>
        <table:table-row table:style-name="ro1">
          <table:table-cell office:value-type="string" calcext:value-type="string">
            <text:p><text:s/>pbe</text:p>
          </table:table-cell>
          <table:table-cell table:formula="of:=(TRIM([.A349]))" office:value-type="string" office:string-value="pbe" calcext:value-type="string">
            <text:p>pbe</text:p>
          </table:table-cell>
          <table:table-cell table:formula="of:=(TRIM([.B349]))" office:value-type="string" office:string-value="pbe" calcext:value-type="string">
            <text:p>pbe</text:p>
          </table:table-cell>
          <table:table-cell/>
          <table:table-cell table:formula="of:=(TRIM([.D349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350]))" office:value-type="string" office:string-value="pbe" calcext:value-type="string">
            <text:p>pbe</text:p>
          </table:table-cell>
          <table:table-cell table:formula="of:=(TRIM([.B350]))" office:value-type="string" office:string-value="pbe" calcext:value-type="string">
            <text:p>pbe</text:p>
          </table:table-cell>
          <table:table-cell/>
          <table:table-cell table:formula="of:=(TRIM([.D350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351]))" office:value-type="string" office:string-value="pbe" calcext:value-type="string">
            <text:p>pbe</text:p>
          </table:table-cell>
          <table:table-cell table:formula="of:=(TRIM([.B351]))" office:value-type="string" office:string-value="pbe" calcext:value-type="string">
            <text:p>pbe</text:p>
          </table:table-cell>
          <table:table-cell/>
          <table:table-cell table:formula="of:=(TRIM([.D351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352]))" office:value-type="string" office:string-value="pbe" calcext:value-type="string">
            <text:p>pbe</text:p>
          </table:table-cell>
          <table:table-cell table:formula="of:=(TRIM([.B352]))" office:value-type="string" office:string-value="pbe" calcext:value-type="string">
            <text:p>pbe</text:p>
          </table:table-cell>
          <table:table-cell/>
          <table:table-cell table:formula="of:=(TRIM([.D352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353]))" office:value-type="string" office:string-value="pbe" calcext:value-type="string">
            <text:p>pbe</text:p>
          </table:table-cell>
          <table:table-cell table:formula="of:=(TRIM([.B353]))" office:value-type="string" office:string-value="pbe" calcext:value-type="string">
            <text:p>pbe</text:p>
          </table:table-cell>
          <table:table-cell/>
          <table:table-cell table:formula="of:=(TRIM([.D353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354]))" office:value-type="string" office:string-value="pbe" calcext:value-type="string">
            <text:p>pbe</text:p>
          </table:table-cell>
          <table:table-cell table:formula="of:=(TRIM([.B354]))" office:value-type="string" office:string-value="pbe" calcext:value-type="string">
            <text:p>pbe</text:p>
          </table:table-cell>
          <table:table-cell/>
          <table:table-cell table:formula="of:=(TRIM([.D354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355]))" office:value-type="string" office:string-value="pbe" calcext:value-type="string">
            <text:p>pbe</text:p>
          </table:table-cell>
          <table:table-cell table:formula="of:=(TRIM([.B355]))" office:value-type="string" office:string-value="pbe" calcext:value-type="string">
            <text:p>pbe</text:p>
          </table:table-cell>
          <table:table-cell/>
          <table:table-cell table:formula="of:=(TRIM([.D355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356]))" office:value-type="string" office:string-value="pbe" calcext:value-type="string">
            <text:p>pbe</text:p>
          </table:table-cell>
          <table:table-cell table:formula="of:=(TRIM([.B356]))" office:value-type="string" office:string-value="pbe" calcext:value-type="string">
            <text:p>pbe</text:p>
          </table:table-cell>
          <table:table-cell/>
          <table:table-cell table:formula="of:=(TRIM([.D356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357]))" office:value-type="string" office:string-value="pbe" calcext:value-type="string">
            <text:p>pbe</text:p>
          </table:table-cell>
          <table:table-cell table:formula="of:=(TRIM([.B357]))" office:value-type="string" office:string-value="pbe" calcext:value-type="string">
            <text:p>pbe</text:p>
          </table:table-cell>
          <table:table-cell/>
          <table:table-cell table:formula="of:=(TRIM([.D357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358]))" office:value-type="string" office:string-value="pbe" calcext:value-type="string">
            <text:p>pbe</text:p>
          </table:table-cell>
          <table:table-cell table:formula="of:=(TRIM([.B358]))" office:value-type="string" office:string-value="pbe" calcext:value-type="string">
            <text:p>pbe</text:p>
          </table:table-cell>
          <table:table-cell/>
          <table:table-cell table:formula="of:=(TRIM([.D358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359]))" office:value-type="string" office:string-value="pbe" calcext:value-type="string">
            <text:p>pbe</text:p>
          </table:table-cell>
          <table:table-cell table:formula="of:=(TRIM([.B359]))" office:value-type="string" office:string-value="pbe" calcext:value-type="string">
            <text:p>pbe</text:p>
          </table:table-cell>
          <table:table-cell/>
          <table:table-cell table:formula="of:=(TRIM([.D359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360]))" office:value-type="string" office:string-value="pbe" calcext:value-type="string">
            <text:p>pbe</text:p>
          </table:table-cell>
          <table:table-cell table:formula="of:=(TRIM([.B360]))" office:value-type="string" office:string-value="pbe" calcext:value-type="string">
            <text:p>pbe</text:p>
          </table:table-cell>
          <table:table-cell/>
          <table:table-cell table:formula="of:=(TRIM([.D360]))">
            <text:p/>
          </table:table-cell>
        </table:table-row>
        <table:table-row table:style-name="ro1">
          <table:table-cell office:value-type="string" calcext:value-type="string">
            <text:p><text:s/>pbe</text:p>
          </table:table-cell>
          <table:table-cell table:formula="of:=(TRIM([.A361]))" office:value-type="string" office:string-value="pbe" calcext:value-type="string">
            <text:p>pbe</text:p>
          </table:table-cell>
          <table:table-cell table:formula="of:=(TRIM([.B361]))" office:value-type="string" office:string-value="pbe" calcext:value-type="string">
            <text:p>pbe</text:p>
          </table:table-cell>
          <table:table-cell/>
          <table:table-cell table:formula="of:=(TRIM([.D361]))">
            <text:p/>
          </table:table-cell>
        </table:table-row>
        <table:table-row table:style-name="ro1">
          <table:table-cell office:value-type="string" calcext:value-type="string">
            <text:p><text:s/>pbe</text:p>
          </table:table-cell>
          <table:table-cell table:formula="of:=(TRIM([.A362]))" office:value-type="string" office:string-value="pbe" calcext:value-type="string">
            <text:p>pbe</text:p>
          </table:table-cell>
          <table:table-cell table:formula="of:=(TRIM([.B362]))" office:value-type="string" office:string-value="pbe" calcext:value-type="string">
            <text:p>pbe</text:p>
          </table:table-cell>
          <table:table-cell/>
          <table:table-cell table:formula="of:=(TRIM([.D362]))">
            <text:p/>
          </table:table-cell>
        </table:table-row>
        <table:table-row table:style-name="ro1">
          <table:table-cell office:value-type="string" calcext:value-type="string">
            <text:p><text:s/>pbe</text:p>
          </table:table-cell>
          <table:table-cell table:formula="of:=(TRIM([.A363]))" office:value-type="string" office:string-value="pbe" calcext:value-type="string">
            <text:p>pbe</text:p>
          </table:table-cell>
          <table:table-cell table:formula="of:=(TRIM([.B363]))" office:value-type="string" office:string-value="pbe" calcext:value-type="string">
            <text:p>pbe</text:p>
          </table:table-cell>
          <table:table-cell/>
          <table:table-cell table:formula="of:=(TRIM([.D363]))">
            <text:p/>
          </table:table-cell>
        </table:table-row>
        <table:table-row table:style-name="ro1">
          <table:table-cell office:value-type="string" calcext:value-type="string">
            <text:p><text:s/>pbe</text:p>
          </table:table-cell>
          <table:table-cell table:formula="of:=(TRIM([.A364]))" office:value-type="string" office:string-value="pbe" calcext:value-type="string">
            <text:p>pbe</text:p>
          </table:table-cell>
          <table:table-cell table:formula="of:=(TRIM([.B364]))" office:value-type="string" office:string-value="pbe" calcext:value-type="string">
            <text:p>pbe</text:p>
          </table:table-cell>
          <table:table-cell/>
          <table:table-cell table:formula="of:=(TRIM([.D364]))">
            <text:p/>
          </table:table-cell>
        </table:table-row>
        <table:table-row table:style-name="ro1">
          <table:table-cell office:value-type="string" calcext:value-type="string">
            <text:p><text:s/>pbe</text:p>
          </table:table-cell>
          <table:table-cell table:formula="of:=(TRIM([.A365]))" office:value-type="string" office:string-value="pbe" calcext:value-type="string">
            <text:p>pbe</text:p>
          </table:table-cell>
          <table:table-cell table:formula="of:=(TRIM([.B365]))" office:value-type="string" office:string-value="pbe" calcext:value-type="string">
            <text:p>pbe</text:p>
          </table:table-cell>
          <table:table-cell/>
          <table:table-cell table:formula="of:=(TRIM([.D365]))">
            <text:p/>
          </table:table-cell>
        </table:table-row>
        <table:table-row table:style-name="ro1">
          <table:table-cell office:value-type="string" calcext:value-type="string">
            <text:p><text:s/>pbe</text:p>
          </table:table-cell>
          <table:table-cell table:formula="of:=(TRIM([.A366]))" office:value-type="string" office:string-value="pbe" calcext:value-type="string">
            <text:p>pbe</text:p>
          </table:table-cell>
          <table:table-cell table:formula="of:=(TRIM([.B366]))" office:value-type="string" office:string-value="pbe" calcext:value-type="string">
            <text:p>pbe</text:p>
          </table:table-cell>
          <table:table-cell/>
          <table:table-cell table:formula="of:=(TRIM([.D366]))">
            <text:p/>
          </table:table-cell>
        </table:table-row>
        <table:table-row table:style-name="ro1">
          <table:table-cell office:value-type="string" calcext:value-type="string">
            <text:p><text:s/>pbe</text:p>
          </table:table-cell>
          <table:table-cell table:formula="of:=(TRIM([.A367]))" office:value-type="string" office:string-value="pbe" calcext:value-type="string">
            <text:p>pbe</text:p>
          </table:table-cell>
          <table:table-cell table:formula="of:=(TRIM([.B367]))" office:value-type="string" office:string-value="pbe" calcext:value-type="string">
            <text:p>pbe</text:p>
          </table:table-cell>
          <table:table-cell/>
          <table:table-cell table:formula="of:=(TRIM([.D367]))">
            <text:p/>
          </table:table-cell>
        </table:table-row>
        <table:table-row table:style-name="ro1">
          <table:table-cell office:value-type="string" calcext:value-type="string">
            <text:p><text:s/>pbe</text:p>
          </table:table-cell>
          <table:table-cell table:formula="of:=(TRIM([.A368]))" office:value-type="string" office:string-value="pbe" calcext:value-type="string">
            <text:p>pbe</text:p>
          </table:table-cell>
          <table:table-cell table:formula="of:=(TRIM([.B368]))" office:value-type="string" office:string-value="pbe" calcext:value-type="string">
            <text:p>pbe</text:p>
          </table:table-cell>
          <table:table-cell/>
          <table:table-cell table:formula="of:=(TRIM([.D368]))">
            <text:p/>
          </table:table-cell>
        </table:table-row>
        <table:table-row table:style-name="ro1">
          <table:table-cell office:value-type="string" calcext:value-type="string">
            <text:p><text:s/>pbe</text:p>
          </table:table-cell>
          <table:table-cell table:formula="of:=(TRIM([.A369]))" office:value-type="string" office:string-value="pbe" calcext:value-type="string">
            <text:p>pbe</text:p>
          </table:table-cell>
          <table:table-cell table:formula="of:=(TRIM([.B369]))" office:value-type="string" office:string-value="pbe" calcext:value-type="string">
            <text:p>pbe</text:p>
          </table:table-cell>
          <table:table-cell/>
          <table:table-cell table:formula="of:=(TRIM([.D369]))">
            <text:p/>
          </table:table-cell>
        </table:table-row>
        <table:table-row table:style-name="ro1">
          <table:table-cell office:value-type="string" calcext:value-type="string">
            <text:p><text:s/>pbe</text:p>
          </table:table-cell>
          <table:table-cell table:formula="of:=(TRIM([.A370]))" office:value-type="string" office:string-value="pbe" calcext:value-type="string">
            <text:p>pbe</text:p>
          </table:table-cell>
          <table:table-cell table:formula="of:=(TRIM([.B370]))" office:value-type="string" office:string-value="pbe" calcext:value-type="string">
            <text:p>pbe</text:p>
          </table:table-cell>
          <table:table-cell/>
          <table:table-cell table:formula="of:=(TRIM([.D370]))">
            <text:p/>
          </table:table-cell>
        </table:table-row>
        <table:table-row table:style-name="ro1">
          <table:table-cell office:value-type="string" calcext:value-type="string">
            <text:p><text:s/>pbe</text:p>
          </table:table-cell>
          <table:table-cell table:formula="of:=(TRIM([.A371]))" office:value-type="string" office:string-value="pbe" calcext:value-type="string">
            <text:p>pbe</text:p>
          </table:table-cell>
          <table:table-cell table:formula="of:=(TRIM([.B371]))" office:value-type="string" office:string-value="pbe" calcext:value-type="string">
            <text:p>pbe</text:p>
          </table:table-cell>
          <table:table-cell/>
          <table:table-cell table:formula="of:=(TRIM([.D371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372]))" office:value-type="string" office:string-value="pbe" calcext:value-type="string">
            <text:p>pbe</text:p>
          </table:table-cell>
          <table:table-cell table:formula="of:=(TRIM([.B372]))" office:value-type="string" office:string-value="pbe" calcext:value-type="string">
            <text:p>pbe</text:p>
          </table:table-cell>
          <table:table-cell/>
          <table:table-cell table:formula="of:=(TRIM([.D372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373]))" office:value-type="string" office:string-value="pbe" calcext:value-type="string">
            <text:p>pbe</text:p>
          </table:table-cell>
          <table:table-cell table:formula="of:=(TRIM([.B373]))" office:value-type="string" office:string-value="pbe" calcext:value-type="string">
            <text:p>pbe</text:p>
          </table:table-cell>
          <table:table-cell/>
          <table:table-cell table:formula="of:=(TRIM([.D373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374]))" office:value-type="string" office:string-value="pbe" calcext:value-type="string">
            <text:p>pbe</text:p>
          </table:table-cell>
          <table:table-cell table:formula="of:=(TRIM([.B374]))" office:value-type="string" office:string-value="pbe" calcext:value-type="string">
            <text:p>pbe</text:p>
          </table:table-cell>
          <table:table-cell/>
          <table:table-cell table:formula="of:=(TRIM([.D374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375]))" office:value-type="string" office:string-value="pbe" calcext:value-type="string">
            <text:p>pbe</text:p>
          </table:table-cell>
          <table:table-cell table:formula="of:=(TRIM([.B375]))" office:value-type="string" office:string-value="pbe" calcext:value-type="string">
            <text:p>pbe</text:p>
          </table:table-cell>
          <table:table-cell/>
          <table:table-cell table:formula="of:=(TRIM([.D375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376]))" office:value-type="string" office:string-value="pbe" calcext:value-type="string">
            <text:p>pbe</text:p>
          </table:table-cell>
          <table:table-cell table:formula="of:=(TRIM([.B376]))" office:value-type="string" office:string-value="pbe" calcext:value-type="string">
            <text:p>pbe</text:p>
          </table:table-cell>
          <table:table-cell/>
          <table:table-cell table:formula="of:=(TRIM([.D376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377]))" office:value-type="string" office:string-value="pbe" calcext:value-type="string">
            <text:p>pbe</text:p>
          </table:table-cell>
          <table:table-cell table:formula="of:=(TRIM([.B377]))" office:value-type="string" office:string-value="pbe" calcext:value-type="string">
            <text:p>pbe</text:p>
          </table:table-cell>
          <table:table-cell/>
          <table:table-cell table:formula="of:=(TRIM([.D377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378]))" office:value-type="string" office:string-value="pbe" calcext:value-type="string">
            <text:p>pbe</text:p>
          </table:table-cell>
          <table:table-cell table:formula="of:=(TRIM([.B378]))" office:value-type="string" office:string-value="pbe" calcext:value-type="string">
            <text:p>pbe</text:p>
          </table:table-cell>
          <table:table-cell/>
          <table:table-cell table:formula="of:=(TRIM([.D378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379]))" office:value-type="string" office:string-value="pbe" calcext:value-type="string">
            <text:p>pbe</text:p>
          </table:table-cell>
          <table:table-cell table:formula="of:=(TRIM([.B379]))" office:value-type="string" office:string-value="pbe" calcext:value-type="string">
            <text:p>pbe</text:p>
          </table:table-cell>
          <table:table-cell/>
          <table:table-cell table:formula="of:=(TRIM([.D379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380]))" office:value-type="string" office:string-value="pbe" calcext:value-type="string">
            <text:p>pbe</text:p>
          </table:table-cell>
          <table:table-cell table:formula="of:=(TRIM([.B380]))" office:value-type="string" office:string-value="pbe" calcext:value-type="string">
            <text:p>pbe</text:p>
          </table:table-cell>
          <table:table-cell/>
          <table:table-cell table:formula="of:=(TRIM([.D380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381]))" office:value-type="string" office:string-value="pbe" calcext:value-type="string">
            <text:p>pbe</text:p>
          </table:table-cell>
          <table:table-cell table:formula="of:=(TRIM([.B381]))" office:value-type="string" office:string-value="pbe" calcext:value-type="string">
            <text:p>pbe</text:p>
          </table:table-cell>
          <table:table-cell/>
          <table:table-cell table:formula="of:=(TRIM([.D381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382]))" office:value-type="string" office:string-value="pbe" calcext:value-type="string">
            <text:p>pbe</text:p>
          </table:table-cell>
          <table:table-cell table:formula="of:=(TRIM([.B382]))" office:value-type="string" office:string-value="pbe" calcext:value-type="string">
            <text:p>pbe</text:p>
          </table:table-cell>
          <table:table-cell/>
          <table:table-cell table:formula="of:=(TRIM([.D382]))">
            <text:p/>
          </table:table-cell>
        </table:table-row>
        <table:table-row table:style-name="ro1">
          <table:table-cell office:value-type="string" calcext:value-type="string">
            <text:p><text:s/>pbe</text:p>
          </table:table-cell>
          <table:table-cell table:formula="of:=(TRIM([.A383]))" office:value-type="string" office:string-value="pbe" calcext:value-type="string">
            <text:p>pbe</text:p>
          </table:table-cell>
          <table:table-cell table:formula="of:=(TRIM([.B383]))" office:value-type="string" office:string-value="pbe" calcext:value-type="string">
            <text:p>pbe</text:p>
          </table:table-cell>
          <table:table-cell/>
          <table:table-cell table:formula="of:=(TRIM([.D383]))">
            <text:p/>
          </table:table-cell>
        </table:table-row>
        <table:table-row table:style-name="ro1">
          <table:table-cell office:value-type="string" calcext:value-type="string">
            <text:p><text:s/>pbe</text:p>
          </table:table-cell>
          <table:table-cell table:formula="of:=(TRIM([.A384]))" office:value-type="string" office:string-value="pbe" calcext:value-type="string">
            <text:p>pbe</text:p>
          </table:table-cell>
          <table:table-cell table:formula="of:=(TRIM([.B384]))" office:value-type="string" office:string-value="pbe" calcext:value-type="string">
            <text:p>pbe</text:p>
          </table:table-cell>
          <table:table-cell/>
          <table:table-cell table:formula="of:=(TRIM([.D384]))">
            <text:p/>
          </table:table-cell>
        </table:table-row>
        <table:table-row table:style-name="ro1">
          <table:table-cell office:value-type="string" calcext:value-type="string">
            <text:p><text:s/>pbe</text:p>
          </table:table-cell>
          <table:table-cell table:formula="of:=(TRIM([.A385]))" office:value-type="string" office:string-value="pbe" calcext:value-type="string">
            <text:p>pbe</text:p>
          </table:table-cell>
          <table:table-cell table:formula="of:=(TRIM([.B385]))" office:value-type="string" office:string-value="pbe" calcext:value-type="string">
            <text:p>pbe</text:p>
          </table:table-cell>
          <table:table-cell/>
          <table:table-cell table:formula="of:=(TRIM([.D385]))">
            <text:p/>
          </table:table-cell>
        </table:table-row>
        <table:table-row table:style-name="ro1">
          <table:table-cell office:value-type="string" calcext:value-type="string">
            <text:p><text:s/>pbe</text:p>
          </table:table-cell>
          <table:table-cell table:formula="of:=(TRIM([.A386]))" office:value-type="string" office:string-value="pbe" calcext:value-type="string">
            <text:p>pbe</text:p>
          </table:table-cell>
          <table:table-cell table:formula="of:=(TRIM([.B386]))" office:value-type="string" office:string-value="pbe" calcext:value-type="string">
            <text:p>pbe</text:p>
          </table:table-cell>
          <table:table-cell/>
          <table:table-cell table:formula="of:=(TRIM([.D386]))">
            <text:p/>
          </table:table-cell>
        </table:table-row>
        <table:table-row table:style-name="ro1">
          <table:table-cell office:value-type="string" calcext:value-type="string">
            <text:p><text:s/>pbe</text:p>
          </table:table-cell>
          <table:table-cell table:formula="of:=(TRIM([.A387]))" office:value-type="string" office:string-value="pbe" calcext:value-type="string">
            <text:p>pbe</text:p>
          </table:table-cell>
          <table:table-cell table:formula="of:=(TRIM([.B387]))" office:value-type="string" office:string-value="pbe" calcext:value-type="string">
            <text:p>pbe</text:p>
          </table:table-cell>
          <table:table-cell/>
          <table:table-cell table:formula="of:=(TRIM([.D387]))">
            <text:p/>
          </table:table-cell>
        </table:table-row>
        <table:table-row table:style-name="ro1">
          <table:table-cell office:value-type="string" calcext:value-type="string">
            <text:p><text:s/>pbe</text:p>
          </table:table-cell>
          <table:table-cell table:formula="of:=(TRIM([.A388]))" office:value-type="string" office:string-value="pbe" calcext:value-type="string">
            <text:p>pbe</text:p>
          </table:table-cell>
          <table:table-cell table:formula="of:=(TRIM([.B388]))" office:value-type="string" office:string-value="pbe" calcext:value-type="string">
            <text:p>pbe</text:p>
          </table:table-cell>
          <table:table-cell/>
          <table:table-cell table:formula="of:=(TRIM([.D388]))">
            <text:p/>
          </table:table-cell>
        </table:table-row>
        <table:table-row table:style-name="ro1">
          <table:table-cell office:value-type="string" calcext:value-type="string">
            <text:p><text:s/>pbe</text:p>
          </table:table-cell>
          <table:table-cell table:formula="of:=(TRIM([.A389]))" office:value-type="string" office:string-value="pbe" calcext:value-type="string">
            <text:p>pbe</text:p>
          </table:table-cell>
          <table:table-cell table:formula="of:=(TRIM([.B389]))" office:value-type="string" office:string-value="pbe" calcext:value-type="string">
            <text:p>pbe</text:p>
          </table:table-cell>
          <table:table-cell/>
          <table:table-cell table:formula="of:=(TRIM([.D389]))">
            <text:p/>
          </table:table-cell>
        </table:table-row>
        <table:table-row table:style-name="ro1">
          <table:table-cell office:value-type="string" calcext:value-type="string">
            <text:p><text:s/>pbe</text:p>
          </table:table-cell>
          <table:table-cell table:formula="of:=(TRIM([.A390]))" office:value-type="string" office:string-value="pbe" calcext:value-type="string">
            <text:p>pbe</text:p>
          </table:table-cell>
          <table:table-cell table:formula="of:=(TRIM([.B390]))" office:value-type="string" office:string-value="pbe" calcext:value-type="string">
            <text:p>pbe</text:p>
          </table:table-cell>
          <table:table-cell/>
          <table:table-cell table:formula="of:=(TRIM([.D390]))">
            <text:p/>
          </table:table-cell>
        </table:table-row>
        <table:table-row table:style-name="ro1">
          <table:table-cell office:value-type="string" calcext:value-type="string">
            <text:p><text:s/>pbe</text:p>
          </table:table-cell>
          <table:table-cell table:formula="of:=(TRIM([.A391]))" office:value-type="string" office:string-value="pbe" calcext:value-type="string">
            <text:p>pbe</text:p>
          </table:table-cell>
          <table:table-cell table:formula="of:=(TRIM([.B391]))" office:value-type="string" office:string-value="pbe" calcext:value-type="string">
            <text:p>pbe</text:p>
          </table:table-cell>
          <table:table-cell/>
          <table:table-cell table:formula="of:=(TRIM([.D391]))">
            <text:p/>
          </table:table-cell>
        </table:table-row>
        <table:table-row table:style-name="ro1">
          <table:table-cell office:value-type="string" calcext:value-type="string">
            <text:p><text:s/>pbe</text:p>
          </table:table-cell>
          <table:table-cell table:formula="of:=(TRIM([.A392]))" office:value-type="string" office:string-value="pbe" calcext:value-type="string">
            <text:p>pbe</text:p>
          </table:table-cell>
          <table:table-cell table:formula="of:=(TRIM([.B392]))" office:value-type="string" office:string-value="pbe" calcext:value-type="string">
            <text:p>pbe</text:p>
          </table:table-cell>
          <table:table-cell/>
          <table:table-cell table:formula="of:=(TRIM([.D392]))">
            <text:p/>
          </table:table-cell>
        </table:table-row>
        <table:table-row table:style-name="ro1">
          <table:table-cell office:value-type="string" calcext:value-type="string">
            <text:p><text:s/>pbe</text:p>
          </table:table-cell>
          <table:table-cell table:formula="of:=(TRIM([.A393]))" office:value-type="string" office:string-value="pbe" calcext:value-type="string">
            <text:p>pbe</text:p>
          </table:table-cell>
          <table:table-cell table:formula="of:=(TRIM([.B393]))" office:value-type="string" office:string-value="pbe" calcext:value-type="string">
            <text:p>pbe</text:p>
          </table:table-cell>
          <table:table-cell/>
          <table:table-cell table:formula="of:=(TRIM([.D393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394]))" office:value-type="string" office:string-value="pbe" calcext:value-type="string">
            <text:p>pbe</text:p>
          </table:table-cell>
          <table:table-cell table:formula="of:=(TRIM([.B394]))" office:value-type="string" office:string-value="pbe" calcext:value-type="string">
            <text:p>pbe</text:p>
          </table:table-cell>
          <table:table-cell/>
          <table:table-cell table:formula="of:=(TRIM([.D394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395]))" office:value-type="string" office:string-value="pbe" calcext:value-type="string">
            <text:p>pbe</text:p>
          </table:table-cell>
          <table:table-cell table:formula="of:=(TRIM([.B395]))" office:value-type="string" office:string-value="pbe" calcext:value-type="string">
            <text:p>pbe</text:p>
          </table:table-cell>
          <table:table-cell/>
          <table:table-cell table:formula="of:=(TRIM([.D395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396]))" office:value-type="string" office:string-value="pbe" calcext:value-type="string">
            <text:p>pbe</text:p>
          </table:table-cell>
          <table:table-cell table:formula="of:=(TRIM([.B396]))" office:value-type="string" office:string-value="pbe" calcext:value-type="string">
            <text:p>pbe</text:p>
          </table:table-cell>
          <table:table-cell/>
          <table:table-cell table:formula="of:=(TRIM([.D396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397]))" office:value-type="string" office:string-value="pbe" calcext:value-type="string">
            <text:p>pbe</text:p>
          </table:table-cell>
          <table:table-cell table:formula="of:=(TRIM([.B397]))" office:value-type="string" office:string-value="pbe" calcext:value-type="string">
            <text:p>pbe</text:p>
          </table:table-cell>
          <table:table-cell/>
          <table:table-cell table:formula="of:=(TRIM([.D397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398]))" office:value-type="string" office:string-value="pbe" calcext:value-type="string">
            <text:p>pbe</text:p>
          </table:table-cell>
          <table:table-cell table:formula="of:=(TRIM([.B398]))" office:value-type="string" office:string-value="pbe" calcext:value-type="string">
            <text:p>pbe</text:p>
          </table:table-cell>
          <table:table-cell/>
          <table:table-cell table:formula="of:=(TRIM([.D398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399]))" office:value-type="string" office:string-value="pbe" calcext:value-type="string">
            <text:p>pbe</text:p>
          </table:table-cell>
          <table:table-cell table:formula="of:=(TRIM([.B399]))" office:value-type="string" office:string-value="pbe" calcext:value-type="string">
            <text:p>pbe</text:p>
          </table:table-cell>
          <table:table-cell/>
          <table:table-cell table:formula="of:=(TRIM([.D399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400]))" office:value-type="string" office:string-value="pbe" calcext:value-type="string">
            <text:p>pbe</text:p>
          </table:table-cell>
          <table:table-cell table:formula="of:=(TRIM([.B400]))" office:value-type="string" office:string-value="pbe" calcext:value-type="string">
            <text:p>pbe</text:p>
          </table:table-cell>
          <table:table-cell/>
          <table:table-cell table:formula="of:=(TRIM([.D400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401]))" office:value-type="string" office:string-value="pbe" calcext:value-type="string">
            <text:p>pbe</text:p>
          </table:table-cell>
          <table:table-cell table:formula="of:=(TRIM([.B401]))" office:value-type="string" office:string-value="pbe" calcext:value-type="string">
            <text:p>pbe</text:p>
          </table:table-cell>
          <table:table-cell/>
          <table:table-cell table:formula="of:=(TRIM([.D401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402]))" office:value-type="string" office:string-value="pbe" calcext:value-type="string">
            <text:p>pbe</text:p>
          </table:table-cell>
          <table:table-cell table:formula="of:=(TRIM([.B402]))" office:value-type="string" office:string-value="pbe" calcext:value-type="string">
            <text:p>pbe</text:p>
          </table:table-cell>
          <table:table-cell/>
          <table:table-cell table:formula="of:=(TRIM([.D402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403]))" office:value-type="string" office:string-value="pbe" calcext:value-type="string">
            <text:p>pbe</text:p>
          </table:table-cell>
          <table:table-cell table:formula="of:=(TRIM([.B403]))" office:value-type="string" office:string-value="pbe" calcext:value-type="string">
            <text:p>pbe</text:p>
          </table:table-cell>
          <table:table-cell/>
          <table:table-cell table:formula="of:=(TRIM([.D403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404]))" office:value-type="string" office:string-value="pbe" calcext:value-type="string">
            <text:p>pbe</text:p>
          </table:table-cell>
          <table:table-cell table:formula="of:=(TRIM([.B404]))" office:value-type="string" office:string-value="pbe" calcext:value-type="string">
            <text:p>pbe</text:p>
          </table:table-cell>
          <table:table-cell/>
          <table:table-cell table:formula="of:=(TRIM([.D404]))">
            <text:p/>
          </table:table-cell>
        </table:table-row>
        <table:table-row table:style-name="ro1">
          <table:table-cell office:value-type="string" calcext:value-type="string">
            <text:p><text:s/>pbe</text:p>
          </table:table-cell>
          <table:table-cell table:formula="of:=(TRIM([.A405]))" office:value-type="string" office:string-value="pbe" calcext:value-type="string">
            <text:p>pbe</text:p>
          </table:table-cell>
          <table:table-cell table:formula="of:=(TRIM([.B405]))" office:value-type="string" office:string-value="pbe" calcext:value-type="string">
            <text:p>pbe</text:p>
          </table:table-cell>
          <table:table-cell/>
          <table:table-cell table:formula="of:=(TRIM([.D405]))">
            <text:p/>
          </table:table-cell>
        </table:table-row>
        <table:table-row table:style-name="ro1">
          <table:table-cell office:value-type="string" calcext:value-type="string">
            <text:p><text:s/>pbe</text:p>
          </table:table-cell>
          <table:table-cell table:formula="of:=(TRIM([.A406]))" office:value-type="string" office:string-value="pbe" calcext:value-type="string">
            <text:p>pbe</text:p>
          </table:table-cell>
          <table:table-cell table:formula="of:=(TRIM([.B406]))" office:value-type="string" office:string-value="pbe" calcext:value-type="string">
            <text:p>pbe</text:p>
          </table:table-cell>
          <table:table-cell/>
          <table:table-cell table:formula="of:=(TRIM([.D406]))">
            <text:p/>
          </table:table-cell>
        </table:table-row>
        <table:table-row table:style-name="ro1">
          <table:table-cell office:value-type="string" calcext:value-type="string">
            <text:p><text:s/>pbe</text:p>
          </table:table-cell>
          <table:table-cell table:formula="of:=(TRIM([.A407]))" office:value-type="string" office:string-value="pbe" calcext:value-type="string">
            <text:p>pbe</text:p>
          </table:table-cell>
          <table:table-cell table:formula="of:=(TRIM([.B407]))" office:value-type="string" office:string-value="pbe" calcext:value-type="string">
            <text:p>pbe</text:p>
          </table:table-cell>
          <table:table-cell/>
          <table:table-cell table:formula="of:=(TRIM([.D407]))">
            <text:p/>
          </table:table-cell>
        </table:table-row>
        <table:table-row table:style-name="ro1">
          <table:table-cell office:value-type="string" calcext:value-type="string">
            <text:p><text:s/>pbe</text:p>
          </table:table-cell>
          <table:table-cell table:formula="of:=(TRIM([.A408]))" office:value-type="string" office:string-value="pbe" calcext:value-type="string">
            <text:p>pbe</text:p>
          </table:table-cell>
          <table:table-cell table:formula="of:=(TRIM([.B408]))" office:value-type="string" office:string-value="pbe" calcext:value-type="string">
            <text:p>pbe</text:p>
          </table:table-cell>
          <table:table-cell/>
          <table:table-cell table:formula="of:=(TRIM([.D408]))">
            <text:p/>
          </table:table-cell>
        </table:table-row>
        <table:table-row table:style-name="ro1">
          <table:table-cell office:value-type="string" calcext:value-type="string">
            <text:p><text:s/>pbe</text:p>
          </table:table-cell>
          <table:table-cell table:formula="of:=(TRIM([.A409]))" office:value-type="string" office:string-value="pbe" calcext:value-type="string">
            <text:p>pbe</text:p>
          </table:table-cell>
          <table:table-cell table:formula="of:=(TRIM([.B409]))" office:value-type="string" office:string-value="pbe" calcext:value-type="string">
            <text:p>pbe</text:p>
          </table:table-cell>
          <table:table-cell/>
          <table:table-cell table:formula="of:=(TRIM([.D409]))">
            <text:p/>
          </table:table-cell>
        </table:table-row>
        <table:table-row table:style-name="ro1">
          <table:table-cell office:value-type="string" calcext:value-type="string">
            <text:p><text:s/>pbe</text:p>
          </table:table-cell>
          <table:table-cell table:formula="of:=(TRIM([.A410]))" office:value-type="string" office:string-value="pbe" calcext:value-type="string">
            <text:p>pbe</text:p>
          </table:table-cell>
          <table:table-cell table:formula="of:=(TRIM([.B410]))" office:value-type="string" office:string-value="pbe" calcext:value-type="string">
            <text:p>pbe</text:p>
          </table:table-cell>
          <table:table-cell/>
          <table:table-cell table:formula="of:=(TRIM([.D410]))">
            <text:p/>
          </table:table-cell>
        </table:table-row>
        <table:table-row table:style-name="ro1">
          <table:table-cell office:value-type="string" calcext:value-type="string">
            <text:p><text:s/>pbe</text:p>
          </table:table-cell>
          <table:table-cell table:formula="of:=(TRIM([.A411]))" office:value-type="string" office:string-value="pbe" calcext:value-type="string">
            <text:p>pbe</text:p>
          </table:table-cell>
          <table:table-cell table:formula="of:=(TRIM([.B411]))" office:value-type="string" office:string-value="pbe" calcext:value-type="string">
            <text:p>pbe</text:p>
          </table:table-cell>
          <table:table-cell/>
          <table:table-cell table:formula="of:=(TRIM([.D411]))">
            <text:p/>
          </table:table-cell>
        </table:table-row>
        <table:table-row table:style-name="ro1">
          <table:table-cell office:value-type="string" calcext:value-type="string">
            <text:p><text:s/>pbe</text:p>
          </table:table-cell>
          <table:table-cell table:formula="of:=(TRIM([.A412]))" office:value-type="string" office:string-value="pbe" calcext:value-type="string">
            <text:p>pbe</text:p>
          </table:table-cell>
          <table:table-cell table:formula="of:=(TRIM([.B412]))" office:value-type="string" office:string-value="pbe" calcext:value-type="string">
            <text:p>pbe</text:p>
          </table:table-cell>
          <table:table-cell/>
          <table:table-cell table:formula="of:=(TRIM([.D412]))">
            <text:p/>
          </table:table-cell>
        </table:table-row>
        <table:table-row table:style-name="ro1">
          <table:table-cell office:value-type="string" calcext:value-type="string">
            <text:p><text:s/>pbe</text:p>
          </table:table-cell>
          <table:table-cell table:formula="of:=(TRIM([.A413]))" office:value-type="string" office:string-value="pbe" calcext:value-type="string">
            <text:p>pbe</text:p>
          </table:table-cell>
          <table:table-cell table:formula="of:=(TRIM([.B413]))" office:value-type="string" office:string-value="pbe" calcext:value-type="string">
            <text:p>pbe</text:p>
          </table:table-cell>
          <table:table-cell/>
          <table:table-cell table:formula="of:=(TRIM([.D413]))">
            <text:p/>
          </table:table-cell>
        </table:table-row>
        <table:table-row table:style-name="ro1">
          <table:table-cell office:value-type="string" calcext:value-type="string">
            <text:p><text:s/>pbe</text:p>
          </table:table-cell>
          <table:table-cell table:formula="of:=(TRIM([.A414]))" office:value-type="string" office:string-value="pbe" calcext:value-type="string">
            <text:p>pbe</text:p>
          </table:table-cell>
          <table:table-cell table:formula="of:=(TRIM([.B414]))" office:value-type="string" office:string-value="pbe" calcext:value-type="string">
            <text:p>pbe</text:p>
          </table:table-cell>
          <table:table-cell/>
          <table:table-cell table:formula="of:=(TRIM([.D414]))">
            <text:p/>
          </table:table-cell>
        </table:table-row>
        <table:table-row table:style-name="ro1">
          <table:table-cell office:value-type="string" calcext:value-type="string">
            <text:p><text:s/>pbe</text:p>
          </table:table-cell>
          <table:table-cell table:formula="of:=(TRIM([.A415]))" office:value-type="string" office:string-value="pbe" calcext:value-type="string">
            <text:p>pbe</text:p>
          </table:table-cell>
          <table:table-cell table:formula="of:=(TRIM([.B415]))" office:value-type="string" office:string-value="pbe" calcext:value-type="string">
            <text:p>pbe</text:p>
          </table:table-cell>
          <table:table-cell/>
          <table:table-cell table:formula="of:=(TRIM([.D415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416]))" office:value-type="string" office:string-value="pbe" calcext:value-type="string">
            <text:p>pbe</text:p>
          </table:table-cell>
          <table:table-cell table:formula="of:=(TRIM([.B416]))" office:value-type="string" office:string-value="pbe" calcext:value-type="string">
            <text:p>pbe</text:p>
          </table:table-cell>
          <table:table-cell/>
          <table:table-cell table:formula="of:=(TRIM([.D416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417]))" office:value-type="string" office:string-value="pbe" calcext:value-type="string">
            <text:p>pbe</text:p>
          </table:table-cell>
          <table:table-cell table:formula="of:=(TRIM([.B417]))" office:value-type="string" office:string-value="pbe" calcext:value-type="string">
            <text:p>pbe</text:p>
          </table:table-cell>
          <table:table-cell/>
          <table:table-cell table:formula="of:=(TRIM([.D417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418]))" office:value-type="string" office:string-value="pbe" calcext:value-type="string">
            <text:p>pbe</text:p>
          </table:table-cell>
          <table:table-cell table:formula="of:=(TRIM([.B418]))" office:value-type="string" office:string-value="pbe" calcext:value-type="string">
            <text:p>pbe</text:p>
          </table:table-cell>
          <table:table-cell/>
          <table:table-cell table:formula="of:=(TRIM([.D418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419]))" office:value-type="string" office:string-value="pbe" calcext:value-type="string">
            <text:p>pbe</text:p>
          </table:table-cell>
          <table:table-cell table:formula="of:=(TRIM([.B419]))" office:value-type="string" office:string-value="pbe" calcext:value-type="string">
            <text:p>pbe</text:p>
          </table:table-cell>
          <table:table-cell/>
          <table:table-cell table:formula="of:=(TRIM([.D419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420]))" office:value-type="string" office:string-value="pbe" calcext:value-type="string">
            <text:p>pbe</text:p>
          </table:table-cell>
          <table:table-cell table:formula="of:=(TRIM([.B420]))" office:value-type="string" office:string-value="pbe" calcext:value-type="string">
            <text:p>pbe</text:p>
          </table:table-cell>
          <table:table-cell/>
          <table:table-cell table:formula="of:=(TRIM([.D420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421]))" office:value-type="string" office:string-value="pbe" calcext:value-type="string">
            <text:p>pbe</text:p>
          </table:table-cell>
          <table:table-cell table:formula="of:=(TRIM([.B421]))" office:value-type="string" office:string-value="pbe" calcext:value-type="string">
            <text:p>pbe</text:p>
          </table:table-cell>
          <table:table-cell/>
          <table:table-cell table:formula="of:=(TRIM([.D421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422]))" office:value-type="string" office:string-value="pbe" calcext:value-type="string">
            <text:p>pbe</text:p>
          </table:table-cell>
          <table:table-cell table:formula="of:=(TRIM([.B422]))" office:value-type="string" office:string-value="pbe" calcext:value-type="string">
            <text:p>pbe</text:p>
          </table:table-cell>
          <table:table-cell/>
          <table:table-cell table:formula="of:=(TRIM([.D422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423]))" office:value-type="string" office:string-value="pbe" calcext:value-type="string">
            <text:p>pbe</text:p>
          </table:table-cell>
          <table:table-cell table:formula="of:=(TRIM([.B423]))" office:value-type="string" office:string-value="pbe" calcext:value-type="string">
            <text:p>pbe</text:p>
          </table:table-cell>
          <table:table-cell/>
          <table:table-cell table:formula="of:=(TRIM([.D423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424]))" office:value-type="string" office:string-value="pbe" calcext:value-type="string">
            <text:p>pbe</text:p>
          </table:table-cell>
          <table:table-cell table:formula="of:=(TRIM([.B424]))" office:value-type="string" office:string-value="pbe" calcext:value-type="string">
            <text:p>pbe</text:p>
          </table:table-cell>
          <table:table-cell/>
          <table:table-cell table:formula="of:=(TRIM([.D424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425]))" office:value-type="string" office:string-value="pbe" calcext:value-type="string">
            <text:p>pbe</text:p>
          </table:table-cell>
          <table:table-cell table:formula="of:=(TRIM([.B425]))" office:value-type="string" office:string-value="pbe" calcext:value-type="string">
            <text:p>pbe</text:p>
          </table:table-cell>
          <table:table-cell/>
          <table:table-cell table:formula="of:=(TRIM([.D425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426]))" office:value-type="string" office:string-value="pbe" calcext:value-type="string">
            <text:p>pbe</text:p>
          </table:table-cell>
          <table:table-cell table:formula="of:=(TRIM([.B426]))" office:value-type="string" office:string-value="pbe" calcext:value-type="string">
            <text:p>pbe</text:p>
          </table:table-cell>
          <table:table-cell/>
          <table:table-cell table:formula="of:=(TRIM([.D426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427]))" office:value-type="string" office:string-value="pbe" calcext:value-type="string">
            <text:p>pbe</text:p>
          </table:table-cell>
          <table:table-cell table:formula="of:=(TRIM([.B427]))" office:value-type="string" office:string-value="pbe" calcext:value-type="string">
            <text:p>pbe</text:p>
          </table:table-cell>
          <table:table-cell/>
          <table:table-cell table:formula="of:=(TRIM([.D427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428]))" office:value-type="string" office:string-value="pbe" calcext:value-type="string">
            <text:p>pbe</text:p>
          </table:table-cell>
          <table:table-cell table:formula="of:=(TRIM([.B428]))" office:value-type="string" office:string-value="pbe" calcext:value-type="string">
            <text:p>pbe</text:p>
          </table:table-cell>
          <table:table-cell/>
          <table:table-cell table:formula="of:=(TRIM([.D428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429]))" office:value-type="string" office:string-value="pbe" calcext:value-type="string">
            <text:p>pbe</text:p>
          </table:table-cell>
          <table:table-cell table:formula="of:=(TRIM([.B429]))" office:value-type="string" office:string-value="pbe" calcext:value-type="string">
            <text:p>pbe</text:p>
          </table:table-cell>
          <table:table-cell/>
          <table:table-cell table:formula="of:=(TRIM([.D429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430]))" office:value-type="string" office:string-value="pbe" calcext:value-type="string">
            <text:p>pbe</text:p>
          </table:table-cell>
          <table:table-cell table:formula="of:=(TRIM([.B430]))" office:value-type="string" office:string-value="pbe" calcext:value-type="string">
            <text:p>pbe</text:p>
          </table:table-cell>
          <table:table-cell/>
          <table:table-cell table:formula="of:=(TRIM([.D430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431]))" office:value-type="string" office:string-value="pbe" calcext:value-type="string">
            <text:p>pbe</text:p>
          </table:table-cell>
          <table:table-cell table:formula="of:=(TRIM([.B431]))" office:value-type="string" office:string-value="pbe" calcext:value-type="string">
            <text:p>pbe</text:p>
          </table:table-cell>
          <table:table-cell/>
          <table:table-cell table:formula="of:=(TRIM([.D431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432]))" office:value-type="string" office:string-value="pbe" calcext:value-type="string">
            <text:p>pbe</text:p>
          </table:table-cell>
          <table:table-cell table:formula="of:=(TRIM([.B432]))" office:value-type="string" office:string-value="pbe" calcext:value-type="string">
            <text:p>pbe</text:p>
          </table:table-cell>
          <table:table-cell/>
          <table:table-cell table:formula="of:=(TRIM([.D432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433]))" office:value-type="string" office:string-value="pbe" calcext:value-type="string">
            <text:p>pbe</text:p>
          </table:table-cell>
          <table:table-cell table:formula="of:=(TRIM([.B433]))" office:value-type="string" office:string-value="pbe" calcext:value-type="string">
            <text:p>pbe</text:p>
          </table:table-cell>
          <table:table-cell/>
          <table:table-cell table:formula="of:=(TRIM([.D433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434]))" office:value-type="string" office:string-value="pbe" calcext:value-type="string">
            <text:p>pbe</text:p>
          </table:table-cell>
          <table:table-cell table:formula="of:=(TRIM([.B434]))" office:value-type="string" office:string-value="pbe" calcext:value-type="string">
            <text:p>pbe</text:p>
          </table:table-cell>
          <table:table-cell/>
          <table:table-cell table:formula="of:=(TRIM([.D434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435]))" office:value-type="string" office:string-value="pbe" calcext:value-type="string">
            <text:p>pbe</text:p>
          </table:table-cell>
          <table:table-cell table:formula="of:=(TRIM([.B435]))" office:value-type="string" office:string-value="pbe" calcext:value-type="string">
            <text:p>pbe</text:p>
          </table:table-cell>
          <table:table-cell/>
          <table:table-cell table:formula="of:=(TRIM([.D435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436]))" office:value-type="string" office:string-value="pbe" calcext:value-type="string">
            <text:p>pbe</text:p>
          </table:table-cell>
          <table:table-cell table:formula="of:=(TRIM([.B436]))" office:value-type="string" office:string-value="pbe" calcext:value-type="string">
            <text:p>pbe</text:p>
          </table:table-cell>
          <table:table-cell/>
          <table:table-cell table:formula="of:=(TRIM([.D436]))">
            <text:p/>
          </table:table-cell>
        </table:table-row>
        <table:table-row table:style-name="ro1">
          <table:table-cell office:value-type="string" calcext:value-type="string">
            <text:p>pbe</text:p>
          </table:table-cell>
          <table:table-cell table:formula="of:=(TRIM([.A437]))" office:value-type="string" office:string-value="pbe" calcext:value-type="string">
            <text:p>pbe</text:p>
          </table:table-cell>
          <table:table-cell table:formula="of:=(TRIM([.B437]))" office:value-type="string" office:string-value="pbe" calcext:value-type="string">
            <text:p>pbe</text:p>
          </table:table-cell>
          <table:table-cell/>
          <table:table-cell table:formula="of:=(TRIM([.D437]))">
            <text:p/>
          </table:table-cell>
        </table:table-row>
        <table:table-row table:style-name="ro1">
          <table:table-cell office:value-type="string" calcext:value-type="string">
            <text:p><text:s/>pz-vdw <text:s/></text:p>
          </table:table-cell>
          <table:table-cell table:formula="of:=(TRIM([.A438]))" office:value-type="string" office:string-value="pz-vdw" calcext:value-type="string">
            <text:p>pz-vdw</text:p>
          </table:table-cell>
          <table:table-cell table:formula="of:=(TRIM([.B438]))" office:value-type="string" office:string-value="pz-vdw" calcext:value-type="string">
            <text:p>pz-vdw</text:p>
          </table:table-cell>
          <table:table-cell/>
          <table:table-cell table:formula="of:=(TRIM([.D438]))">
            <text:p/>
          </table:table-cell>
        </table:table-row>
        <table:table-row table:style-name="ro1">
          <table:table-cell office:value-type="string" calcext:value-type="string">
            <text:p><text:s/>pz-vdw <text:s/></text:p>
          </table:table-cell>
          <table:table-cell table:formula="of:=(TRIM([.A439]))" office:value-type="string" office:string-value="pz-vdw" calcext:value-type="string">
            <text:p>pz-vdw</text:p>
          </table:table-cell>
          <table:table-cell table:formula="of:=(TRIM([.B439]))" office:value-type="string" office:string-value="pz-vdw" calcext:value-type="string">
            <text:p>pz-vdw</text:p>
          </table:table-cell>
          <table:table-cell/>
          <table:table-cell table:formula="of:=(TRIM([.D439]))">
            <text:p/>
          </table:table-cell>
        </table:table-row>
        <table:table-row table:style-name="ro1">
          <table:table-cell office:value-type="string" calcext:value-type="string">
            <text:p><text:s/>pz-vdw <text:s/></text:p>
          </table:table-cell>
          <table:table-cell table:formula="of:=(TRIM([.A440]))" office:value-type="string" office:string-value="pz-vdw" calcext:value-type="string">
            <text:p>pz-vdw</text:p>
          </table:table-cell>
          <table:table-cell table:formula="of:=(TRIM([.B440]))" office:value-type="string" office:string-value="pz-vdw" calcext:value-type="string">
            <text:p>pz-vdw</text:p>
          </table:table-cell>
          <table:table-cell/>
          <table:table-cell table:formula="of:=(TRIM([.D440]))">
            <text:p/>
          </table:table-cell>
        </table:table-row>
        <table:table-row table:style-name="ro1">
          <table:table-cell office:value-type="string" calcext:value-type="string">
            <text:p><text:s/>pz-vdw <text:s/></text:p>
          </table:table-cell>
          <table:table-cell table:formula="of:=(TRIM([.A441]))" office:value-type="string" office:string-value="pz-vdw" calcext:value-type="string">
            <text:p>pz-vdw</text:p>
          </table:table-cell>
          <table:table-cell table:formula="of:=(TRIM([.B441]))" office:value-type="string" office:string-value="pz-vdw" calcext:value-type="string">
            <text:p>pz-vdw</text:p>
          </table:table-cell>
          <table:table-cell/>
          <table:table-cell table:formula="of:=(TRIM([.D441]))">
            <text:p/>
          </table:table-cell>
        </table:table-row>
        <table:table-row table:style-name="ro1">
          <table:table-cell office:value-type="string" calcext:value-type="string">
            <text:p><text:s/>pz-vdw <text:s/></text:p>
          </table:table-cell>
          <table:table-cell table:formula="of:=(TRIM([.A442]))" office:value-type="string" office:string-value="pz-vdw" calcext:value-type="string">
            <text:p>pz-vdw</text:p>
          </table:table-cell>
          <table:table-cell table:formula="of:=(TRIM([.B442]))" office:value-type="string" office:string-value="pz-vdw" calcext:value-type="string">
            <text:p>pz-vdw</text:p>
          </table:table-cell>
          <table:table-cell/>
          <table:table-cell table:formula="of:=(TRIM([.D442]))">
            <text:p/>
          </table:table-cell>
        </table:table-row>
        <table:table-row table:style-name="ro1">
          <table:table-cell office:value-type="string" calcext:value-type="string">
            <text:p><text:s/>pz-vdw <text:s/></text:p>
          </table:table-cell>
          <table:table-cell table:formula="of:=(TRIM([.A443]))" office:value-type="string" office:string-value="pz-vdw" calcext:value-type="string">
            <text:p>pz-vdw</text:p>
          </table:table-cell>
          <table:table-cell table:formula="of:=(TRIM([.B443]))" office:value-type="string" office:string-value="pz-vdw" calcext:value-type="string">
            <text:p>pz-vdw</text:p>
          </table:table-cell>
          <table:table-cell/>
          <table:table-cell table:formula="of:=(TRIM([.D443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444]))" office:value-type="string" office:string-value="pz-vdw" calcext:value-type="string">
            <text:p>pz-vdw</text:p>
          </table:table-cell>
          <table:table-cell table:formula="of:=(TRIM([.B444]))" office:value-type="string" office:string-value="pz-vdw" calcext:value-type="string">
            <text:p>pz-vdw</text:p>
          </table:table-cell>
          <table:table-cell/>
          <table:table-cell table:formula="of:=(TRIM([.D444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445]))" office:value-type="string" office:string-value="pz-vdw" calcext:value-type="string">
            <text:p>pz-vdw</text:p>
          </table:table-cell>
          <table:table-cell table:formula="of:=(TRIM([.B445]))" office:value-type="string" office:string-value="pz-vdw" calcext:value-type="string">
            <text:p>pz-vdw</text:p>
          </table:table-cell>
          <table:table-cell/>
          <table:table-cell table:formula="of:=(TRIM([.D445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446]))" office:value-type="string" office:string-value="pz-vdw" calcext:value-type="string">
            <text:p>pz-vdw</text:p>
          </table:table-cell>
          <table:table-cell table:formula="of:=(TRIM([.B446]))" office:value-type="string" office:string-value="pz-vdw" calcext:value-type="string">
            <text:p>pz-vdw</text:p>
          </table:table-cell>
          <table:table-cell/>
          <table:table-cell table:formula="of:=(TRIM([.D446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447]))" office:value-type="string" office:string-value="pz-vdw" calcext:value-type="string">
            <text:p>pz-vdw</text:p>
          </table:table-cell>
          <table:table-cell table:formula="of:=(TRIM([.B447]))" office:value-type="string" office:string-value="pz-vdw" calcext:value-type="string">
            <text:p>pz-vdw</text:p>
          </table:table-cell>
          <table:table-cell/>
          <table:table-cell table:formula="of:=(TRIM([.D447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448]))" office:value-type="string" office:string-value="pz-vdw" calcext:value-type="string">
            <text:p>pz-vdw</text:p>
          </table:table-cell>
          <table:table-cell table:formula="of:=(TRIM([.B448]))" office:value-type="string" office:string-value="pz-vdw" calcext:value-type="string">
            <text:p>pz-vdw</text:p>
          </table:table-cell>
          <table:table-cell/>
          <table:table-cell table:formula="of:=(TRIM([.D448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449]))" office:value-type="string" office:string-value="pz-vdw" calcext:value-type="string">
            <text:p>pz-vdw</text:p>
          </table:table-cell>
          <table:table-cell table:formula="of:=(TRIM([.B449]))" office:value-type="string" office:string-value="pz-vdw" calcext:value-type="string">
            <text:p>pz-vdw</text:p>
          </table:table-cell>
          <table:table-cell/>
          <table:table-cell table:formula="of:=(TRIM([.D449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450]))" office:value-type="string" office:string-value="pz-vdw" calcext:value-type="string">
            <text:p>pz-vdw</text:p>
          </table:table-cell>
          <table:table-cell table:formula="of:=(TRIM([.B450]))" office:value-type="string" office:string-value="pz-vdw" calcext:value-type="string">
            <text:p>pz-vdw</text:p>
          </table:table-cell>
          <table:table-cell/>
          <table:table-cell table:formula="of:=(TRIM([.D450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451]))" office:value-type="string" office:string-value="pz-vdw" calcext:value-type="string">
            <text:p>pz-vdw</text:p>
          </table:table-cell>
          <table:table-cell table:formula="of:=(TRIM([.B451]))" office:value-type="string" office:string-value="pz-vdw" calcext:value-type="string">
            <text:p>pz-vdw</text:p>
          </table:table-cell>
          <table:table-cell/>
          <table:table-cell table:formula="of:=(TRIM([.D451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452]))" office:value-type="string" office:string-value="pz-vdw" calcext:value-type="string">
            <text:p>pz-vdw</text:p>
          </table:table-cell>
          <table:table-cell table:formula="of:=(TRIM([.B452]))" office:value-type="string" office:string-value="pz-vdw" calcext:value-type="string">
            <text:p>pz-vdw</text:p>
          </table:table-cell>
          <table:table-cell/>
          <table:table-cell table:formula="of:=(TRIM([.D452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453]))" office:value-type="string" office:string-value="pz-vdw" calcext:value-type="string">
            <text:p>pz-vdw</text:p>
          </table:table-cell>
          <table:table-cell table:formula="of:=(TRIM([.B453]))" office:value-type="string" office:string-value="pz-vdw" calcext:value-type="string">
            <text:p>pz-vdw</text:p>
          </table:table-cell>
          <table:table-cell/>
          <table:table-cell table:formula="of:=(TRIM([.D453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454]))" office:value-type="string" office:string-value="pz-vdw" calcext:value-type="string">
            <text:p>pz-vdw</text:p>
          </table:table-cell>
          <table:table-cell table:formula="of:=(TRIM([.B454]))" office:value-type="string" office:string-value="pz-vdw" calcext:value-type="string">
            <text:p>pz-vdw</text:p>
          </table:table-cell>
          <table:table-cell/>
          <table:table-cell table:formula="of:=(TRIM([.D454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455]))" office:value-type="string" office:string-value="pz-vdw" calcext:value-type="string">
            <text:p>pz-vdw</text:p>
          </table:table-cell>
          <table:table-cell table:formula="of:=(TRIM([.B455]))" office:value-type="string" office:string-value="pz-vdw" calcext:value-type="string">
            <text:p>pz-vdw</text:p>
          </table:table-cell>
          <table:table-cell/>
          <table:table-cell table:formula="of:=(TRIM([.D455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456]))" office:value-type="string" office:string-value="pz-vdw" calcext:value-type="string">
            <text:p>pz-vdw</text:p>
          </table:table-cell>
          <table:table-cell table:formula="of:=(TRIM([.B456]))" office:value-type="string" office:string-value="pz-vdw" calcext:value-type="string">
            <text:p>pz-vdw</text:p>
          </table:table-cell>
          <table:table-cell/>
          <table:table-cell table:formula="of:=(TRIM([.D456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457]))" office:value-type="string" office:string-value="pz-vdw" calcext:value-type="string">
            <text:p>pz-vdw</text:p>
          </table:table-cell>
          <table:table-cell table:formula="of:=(TRIM([.B457]))" office:value-type="string" office:string-value="pz-vdw" calcext:value-type="string">
            <text:p>pz-vdw</text:p>
          </table:table-cell>
          <table:table-cell/>
          <table:table-cell table:formula="of:=(TRIM([.D457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458]))" office:value-type="string" office:string-value="pz-vdw" calcext:value-type="string">
            <text:p>pz-vdw</text:p>
          </table:table-cell>
          <table:table-cell table:formula="of:=(TRIM([.B458]))" office:value-type="string" office:string-value="pz-vdw" calcext:value-type="string">
            <text:p>pz-vdw</text:p>
          </table:table-cell>
          <table:table-cell/>
          <table:table-cell table:formula="of:=(TRIM([.D458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459]))" office:value-type="string" office:string-value="pz-vdw" calcext:value-type="string">
            <text:p>pz-vdw</text:p>
          </table:table-cell>
          <table:table-cell table:formula="of:=(TRIM([.B459]))" office:value-type="string" office:string-value="pz-vdw" calcext:value-type="string">
            <text:p>pz-vdw</text:p>
          </table:table-cell>
          <table:table-cell/>
          <table:table-cell table:formula="of:=(TRIM([.D459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460]))" office:value-type="string" office:string-value="pz-vdw" calcext:value-type="string">
            <text:p>pz-vdw</text:p>
          </table:table-cell>
          <table:table-cell table:formula="of:=(TRIM([.B460]))" office:value-type="string" office:string-value="pz-vdw" calcext:value-type="string">
            <text:p>pz-vdw</text:p>
          </table:table-cell>
          <table:table-cell/>
          <table:table-cell table:formula="of:=(TRIM([.D460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461]))" office:value-type="string" office:string-value="pz-vdw" calcext:value-type="string">
            <text:p>pz-vdw</text:p>
          </table:table-cell>
          <table:table-cell table:formula="of:=(TRIM([.B461]))" office:value-type="string" office:string-value="pz-vdw" calcext:value-type="string">
            <text:p>pz-vdw</text:p>
          </table:table-cell>
          <table:table-cell/>
          <table:table-cell table:formula="of:=(TRIM([.D461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462]))" office:value-type="string" office:string-value="pz-vdw" calcext:value-type="string">
            <text:p>pz-vdw</text:p>
          </table:table-cell>
          <table:table-cell table:formula="of:=(TRIM([.B462]))" office:value-type="string" office:string-value="pz-vdw" calcext:value-type="string">
            <text:p>pz-vdw</text:p>
          </table:table-cell>
          <table:table-cell/>
          <table:table-cell table:formula="of:=(TRIM([.D462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463]))" office:value-type="string" office:string-value="pz-vdw" calcext:value-type="string">
            <text:p>pz-vdw</text:p>
          </table:table-cell>
          <table:table-cell table:formula="of:=(TRIM([.B463]))" office:value-type="string" office:string-value="pz-vdw" calcext:value-type="string">
            <text:p>pz-vdw</text:p>
          </table:table-cell>
          <table:table-cell/>
          <table:table-cell table:formula="of:=(TRIM([.D463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464]))" office:value-type="string" office:string-value="pz-vdw" calcext:value-type="string">
            <text:p>pz-vdw</text:p>
          </table:table-cell>
          <table:table-cell table:formula="of:=(TRIM([.B464]))" office:value-type="string" office:string-value="pz-vdw" calcext:value-type="string">
            <text:p>pz-vdw</text:p>
          </table:table-cell>
          <table:table-cell/>
          <table:table-cell table:formula="of:=(TRIM([.D464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465]))" office:value-type="string" office:string-value="pz-vdw" calcext:value-type="string">
            <text:p>pz-vdw</text:p>
          </table:table-cell>
          <table:table-cell table:formula="of:=(TRIM([.B465]))" office:value-type="string" office:string-value="pz-vdw" calcext:value-type="string">
            <text:p>pz-vdw</text:p>
          </table:table-cell>
          <table:table-cell/>
          <table:table-cell table:formula="of:=(TRIM([.D465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466]))" office:value-type="string" office:string-value="pz-vdw" calcext:value-type="string">
            <text:p>pz-vdw</text:p>
          </table:table-cell>
          <table:table-cell table:formula="of:=(TRIM([.B466]))" office:value-type="string" office:string-value="pz-vdw" calcext:value-type="string">
            <text:p>pz-vdw</text:p>
          </table:table-cell>
          <table:table-cell/>
          <table:table-cell table:formula="of:=(TRIM([.D466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467]))" office:value-type="string" office:string-value="pz-vdw" calcext:value-type="string">
            <text:p>pz-vdw</text:p>
          </table:table-cell>
          <table:table-cell table:formula="of:=(TRIM([.B467]))" office:value-type="string" office:string-value="pz-vdw" calcext:value-type="string">
            <text:p>pz-vdw</text:p>
          </table:table-cell>
          <table:table-cell/>
          <table:table-cell table:formula="of:=(TRIM([.D467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468]))" office:value-type="string" office:string-value="pz-vdw" calcext:value-type="string">
            <text:p>pz-vdw</text:p>
          </table:table-cell>
          <table:table-cell table:formula="of:=(TRIM([.B468]))" office:value-type="string" office:string-value="pz-vdw" calcext:value-type="string">
            <text:p>pz-vdw</text:p>
          </table:table-cell>
          <table:table-cell/>
          <table:table-cell table:formula="of:=(TRIM([.D468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469]))" office:value-type="string" office:string-value="pz-vdw" calcext:value-type="string">
            <text:p>pz-vdw</text:p>
          </table:table-cell>
          <table:table-cell table:formula="of:=(TRIM([.B469]))" office:value-type="string" office:string-value="pz-vdw" calcext:value-type="string">
            <text:p>pz-vdw</text:p>
          </table:table-cell>
          <table:table-cell/>
          <table:table-cell table:formula="of:=(TRIM([.D469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470]))" office:value-type="string" office:string-value="pz-vdw" calcext:value-type="string">
            <text:p>pz-vdw</text:p>
          </table:table-cell>
          <table:table-cell table:formula="of:=(TRIM([.B470]))" office:value-type="string" office:string-value="pz-vdw" calcext:value-type="string">
            <text:p>pz-vdw</text:p>
          </table:table-cell>
          <table:table-cell/>
          <table:table-cell table:formula="of:=(TRIM([.D470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471]))" office:value-type="string" office:string-value="pz-vdw" calcext:value-type="string">
            <text:p>pz-vdw</text:p>
          </table:table-cell>
          <table:table-cell table:formula="of:=(TRIM([.B471]))" office:value-type="string" office:string-value="pz-vdw" calcext:value-type="string">
            <text:p>pz-vdw</text:p>
          </table:table-cell>
          <table:table-cell/>
          <table:table-cell table:formula="of:=(TRIM([.D471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472]))" office:value-type="string" office:string-value="pz-vdw" calcext:value-type="string">
            <text:p>pz-vdw</text:p>
          </table:table-cell>
          <table:table-cell table:formula="of:=(TRIM([.B472]))" office:value-type="string" office:string-value="pz-vdw" calcext:value-type="string">
            <text:p>pz-vdw</text:p>
          </table:table-cell>
          <table:table-cell/>
          <table:table-cell table:formula="of:=(TRIM([.D472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473]))" office:value-type="string" office:string-value="pz-vdw" calcext:value-type="string">
            <text:p>pz-vdw</text:p>
          </table:table-cell>
          <table:table-cell table:formula="of:=(TRIM([.B473]))" office:value-type="string" office:string-value="pz-vdw" calcext:value-type="string">
            <text:p>pz-vdw</text:p>
          </table:table-cell>
          <table:table-cell/>
          <table:table-cell table:formula="of:=(TRIM([.D473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474]))" office:value-type="string" office:string-value="pz-vdw" calcext:value-type="string">
            <text:p>pz-vdw</text:p>
          </table:table-cell>
          <table:table-cell table:formula="of:=(TRIM([.B474]))" office:value-type="string" office:string-value="pz-vdw" calcext:value-type="string">
            <text:p>pz-vdw</text:p>
          </table:table-cell>
          <table:table-cell/>
          <table:table-cell table:formula="of:=(TRIM([.D474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475]))" office:value-type="string" office:string-value="pz-vdw" calcext:value-type="string">
            <text:p>pz-vdw</text:p>
          </table:table-cell>
          <table:table-cell table:formula="of:=(TRIM([.B475]))" office:value-type="string" office:string-value="pz-vdw" calcext:value-type="string">
            <text:p>pz-vdw</text:p>
          </table:table-cell>
          <table:table-cell/>
          <table:table-cell table:formula="of:=(TRIM([.D475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476]))" office:value-type="string" office:string-value="pz-vdw" calcext:value-type="string">
            <text:p>pz-vdw</text:p>
          </table:table-cell>
          <table:table-cell table:formula="of:=(TRIM([.B476]))" office:value-type="string" office:string-value="pz-vdw" calcext:value-type="string">
            <text:p>pz-vdw</text:p>
          </table:table-cell>
          <table:table-cell/>
          <table:table-cell table:formula="of:=(TRIM([.D476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477]))" office:value-type="string" office:string-value="pz-vdw" calcext:value-type="string">
            <text:p>pz-vdw</text:p>
          </table:table-cell>
          <table:table-cell table:formula="of:=(TRIM([.B477]))" office:value-type="string" office:string-value="pz-vdw" calcext:value-type="string">
            <text:p>pz-vdw</text:p>
          </table:table-cell>
          <table:table-cell/>
          <table:table-cell table:formula="of:=(TRIM([.D477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478]))" office:value-type="string" office:string-value="pz-vdw" calcext:value-type="string">
            <text:p>pz-vdw</text:p>
          </table:table-cell>
          <table:table-cell table:formula="of:=(TRIM([.B478]))" office:value-type="string" office:string-value="pz-vdw" calcext:value-type="string">
            <text:p>pz-vdw</text:p>
          </table:table-cell>
          <table:table-cell/>
          <table:table-cell table:formula="of:=(TRIM([.D478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479]))" office:value-type="string" office:string-value="pz-vdw" calcext:value-type="string">
            <text:p>pz-vdw</text:p>
          </table:table-cell>
          <table:table-cell table:formula="of:=(TRIM([.B479]))" office:value-type="string" office:string-value="pz-vdw" calcext:value-type="string">
            <text:p>pz-vdw</text:p>
          </table:table-cell>
          <table:table-cell/>
          <table:table-cell table:formula="of:=(TRIM([.D479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480]))" office:value-type="string" office:string-value="pz-vdw" calcext:value-type="string">
            <text:p>pz-vdw</text:p>
          </table:table-cell>
          <table:table-cell table:formula="of:=(TRIM([.B480]))" office:value-type="string" office:string-value="pz-vdw" calcext:value-type="string">
            <text:p>pz-vdw</text:p>
          </table:table-cell>
          <table:table-cell/>
          <table:table-cell table:formula="of:=(TRIM([.D480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481]))" office:value-type="string" office:string-value="pz-vdw" calcext:value-type="string">
            <text:p>pz-vdw</text:p>
          </table:table-cell>
          <table:table-cell table:formula="of:=(TRIM([.B481]))" office:value-type="string" office:string-value="pz-vdw" calcext:value-type="string">
            <text:p>pz-vdw</text:p>
          </table:table-cell>
          <table:table-cell/>
          <table:table-cell table:formula="of:=(TRIM([.D481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482]))" office:value-type="string" office:string-value="pz-vdw" calcext:value-type="string">
            <text:p>pz-vdw</text:p>
          </table:table-cell>
          <table:table-cell table:formula="of:=(TRIM([.B482]))" office:value-type="string" office:string-value="pz-vdw" calcext:value-type="string">
            <text:p>pz-vdw</text:p>
          </table:table-cell>
          <table:table-cell/>
          <table:table-cell table:formula="of:=(TRIM([.D482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483]))" office:value-type="string" office:string-value="pz-vdw" calcext:value-type="string">
            <text:p>pz-vdw</text:p>
          </table:table-cell>
          <table:table-cell table:formula="of:=(TRIM([.B483]))" office:value-type="string" office:string-value="pz-vdw" calcext:value-type="string">
            <text:p>pz-vdw</text:p>
          </table:table-cell>
          <table:table-cell/>
          <table:table-cell table:formula="of:=(TRIM([.D483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484]))" office:value-type="string" office:string-value="pz-vdw" calcext:value-type="string">
            <text:p>pz-vdw</text:p>
          </table:table-cell>
          <table:table-cell table:formula="of:=(TRIM([.B484]))" office:value-type="string" office:string-value="pz-vdw" calcext:value-type="string">
            <text:p>pz-vdw</text:p>
          </table:table-cell>
          <table:table-cell/>
          <table:table-cell table:formula="of:=(TRIM([.D484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485]))" office:value-type="string" office:string-value="pz-vdw" calcext:value-type="string">
            <text:p>pz-vdw</text:p>
          </table:table-cell>
          <table:table-cell table:formula="of:=(TRIM([.B485]))" office:value-type="string" office:string-value="pz-vdw" calcext:value-type="string">
            <text:p>pz-vdw</text:p>
          </table:table-cell>
          <table:table-cell/>
          <table:table-cell table:formula="of:=(TRIM([.D485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486]))" office:value-type="string" office:string-value="pz-vdw" calcext:value-type="string">
            <text:p>pz-vdw</text:p>
          </table:table-cell>
          <table:table-cell table:formula="of:=(TRIM([.B486]))" office:value-type="string" office:string-value="pz-vdw" calcext:value-type="string">
            <text:p>pz-vdw</text:p>
          </table:table-cell>
          <table:table-cell/>
          <table:table-cell table:formula="of:=(TRIM([.D486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487]))" office:value-type="string" office:string-value="pz-vdw" calcext:value-type="string">
            <text:p>pz-vdw</text:p>
          </table:table-cell>
          <table:table-cell table:formula="of:=(TRIM([.B487]))" office:value-type="string" office:string-value="pz-vdw" calcext:value-type="string">
            <text:p>pz-vdw</text:p>
          </table:table-cell>
          <table:table-cell/>
          <table:table-cell table:formula="of:=(TRIM([.D487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488]))" office:value-type="string" office:string-value="pz-vdw" calcext:value-type="string">
            <text:p>pz-vdw</text:p>
          </table:table-cell>
          <table:table-cell table:formula="of:=(TRIM([.B488]))" office:value-type="string" office:string-value="pz-vdw" calcext:value-type="string">
            <text:p>pz-vdw</text:p>
          </table:table-cell>
          <table:table-cell/>
          <table:table-cell table:formula="of:=(TRIM([.D488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489]))" office:value-type="string" office:string-value="pz-vdw" calcext:value-type="string">
            <text:p>pz-vdw</text:p>
          </table:table-cell>
          <table:table-cell table:formula="of:=(TRIM([.B489]))" office:value-type="string" office:string-value="pz-vdw" calcext:value-type="string">
            <text:p>pz-vdw</text:p>
          </table:table-cell>
          <table:table-cell/>
          <table:table-cell table:formula="of:=(TRIM([.D489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490]))" office:value-type="string" office:string-value="pz-vdw" calcext:value-type="string">
            <text:p>pz-vdw</text:p>
          </table:table-cell>
          <table:table-cell table:formula="of:=(TRIM([.B490]))" office:value-type="string" office:string-value="pz-vdw" calcext:value-type="string">
            <text:p>pz-vdw</text:p>
          </table:table-cell>
          <table:table-cell/>
          <table:table-cell table:formula="of:=(TRIM([.D490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491]))" office:value-type="string" office:string-value="pz-vdw" calcext:value-type="string">
            <text:p>pz-vdw</text:p>
          </table:table-cell>
          <table:table-cell table:formula="of:=(TRIM([.B491]))" office:value-type="string" office:string-value="pz-vdw" calcext:value-type="string">
            <text:p>pz-vdw</text:p>
          </table:table-cell>
          <table:table-cell/>
          <table:table-cell table:formula="of:=(TRIM([.D491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492]))" office:value-type="string" office:string-value="pz-vdw" calcext:value-type="string">
            <text:p>pz-vdw</text:p>
          </table:table-cell>
          <table:table-cell table:formula="of:=(TRIM([.B492]))" office:value-type="string" office:string-value="pz-vdw" calcext:value-type="string">
            <text:p>pz-vdw</text:p>
          </table:table-cell>
          <table:table-cell/>
          <table:table-cell table:formula="of:=(TRIM([.D492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493]))" office:value-type="string" office:string-value="pz-vdw" calcext:value-type="string">
            <text:p>pz-vdw</text:p>
          </table:table-cell>
          <table:table-cell table:formula="of:=(TRIM([.B493]))" office:value-type="string" office:string-value="pz-vdw" calcext:value-type="string">
            <text:p>pz-vdw</text:p>
          </table:table-cell>
          <table:table-cell/>
          <table:table-cell table:formula="of:=(TRIM([.D493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494]))" office:value-type="string" office:string-value="pz-vdw" calcext:value-type="string">
            <text:p>pz-vdw</text:p>
          </table:table-cell>
          <table:table-cell table:formula="of:=(TRIM([.B494]))" office:value-type="string" office:string-value="pz-vdw" calcext:value-type="string">
            <text:p>pz-vdw</text:p>
          </table:table-cell>
          <table:table-cell/>
          <table:table-cell table:formula="of:=(TRIM([.D494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495]))" office:value-type="string" office:string-value="pz-vdw" calcext:value-type="string">
            <text:p>pz-vdw</text:p>
          </table:table-cell>
          <table:table-cell table:formula="of:=(TRIM([.B495]))" office:value-type="string" office:string-value="pz-vdw" calcext:value-type="string">
            <text:p>pz-vdw</text:p>
          </table:table-cell>
          <table:table-cell/>
          <table:table-cell table:formula="of:=(TRIM([.D495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496]))" office:value-type="string" office:string-value="pz-vdw" calcext:value-type="string">
            <text:p>pz-vdw</text:p>
          </table:table-cell>
          <table:table-cell table:formula="of:=(TRIM([.B496]))" office:value-type="string" office:string-value="pz-vdw" calcext:value-type="string">
            <text:p>pz-vdw</text:p>
          </table:table-cell>
          <table:table-cell/>
          <table:table-cell table:formula="of:=(TRIM([.D496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497]))" office:value-type="string" office:string-value="pz-vdw" calcext:value-type="string">
            <text:p>pz-vdw</text:p>
          </table:table-cell>
          <table:table-cell table:formula="of:=(TRIM([.B497]))" office:value-type="string" office:string-value="pz-vdw" calcext:value-type="string">
            <text:p>pz-vdw</text:p>
          </table:table-cell>
          <table:table-cell/>
          <table:table-cell table:formula="of:=(TRIM([.D497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498]))" office:value-type="string" office:string-value="pz-vdw" calcext:value-type="string">
            <text:p>pz-vdw</text:p>
          </table:table-cell>
          <table:table-cell table:formula="of:=(TRIM([.B498]))" office:value-type="string" office:string-value="pz-vdw" calcext:value-type="string">
            <text:p>pz-vdw</text:p>
          </table:table-cell>
          <table:table-cell/>
          <table:table-cell table:formula="of:=(TRIM([.D498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499]))" office:value-type="string" office:string-value="pz-vdw" calcext:value-type="string">
            <text:p>pz-vdw</text:p>
          </table:table-cell>
          <table:table-cell table:formula="of:=(TRIM([.B499]))" office:value-type="string" office:string-value="pz-vdw" calcext:value-type="string">
            <text:p>pz-vdw</text:p>
          </table:table-cell>
          <table:table-cell/>
          <table:table-cell table:formula="of:=(TRIM([.D499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500]))" office:value-type="string" office:string-value="pz-vdw" calcext:value-type="string">
            <text:p>pz-vdw</text:p>
          </table:table-cell>
          <table:table-cell table:formula="of:=(TRIM([.B500]))" office:value-type="string" office:string-value="pz-vdw" calcext:value-type="string">
            <text:p>pz-vdw</text:p>
          </table:table-cell>
          <table:table-cell/>
          <table:table-cell table:formula="of:=(TRIM([.D500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501]))" office:value-type="string" office:string-value="pz-vdw" calcext:value-type="string">
            <text:p>pz-vdw</text:p>
          </table:table-cell>
          <table:table-cell table:formula="of:=(TRIM([.B501]))" office:value-type="string" office:string-value="pz-vdw" calcext:value-type="string">
            <text:p>pz-vdw</text:p>
          </table:table-cell>
          <table:table-cell/>
          <table:table-cell table:formula="of:=(TRIM([.D501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502]))" office:value-type="string" office:string-value="pz-vdw" calcext:value-type="string">
            <text:p>pz-vdw</text:p>
          </table:table-cell>
          <table:table-cell table:formula="of:=(TRIM([.B502]))" office:value-type="string" office:string-value="pz-vdw" calcext:value-type="string">
            <text:p>pz-vdw</text:p>
          </table:table-cell>
          <table:table-cell/>
          <table:table-cell table:formula="of:=(TRIM([.D502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503]))" office:value-type="string" office:string-value="pz-vdw" calcext:value-type="string">
            <text:p>pz-vdw</text:p>
          </table:table-cell>
          <table:table-cell table:formula="of:=(TRIM([.B503]))" office:value-type="string" office:string-value="pz-vdw" calcext:value-type="string">
            <text:p>pz-vdw</text:p>
          </table:table-cell>
          <table:table-cell/>
          <table:table-cell table:formula="of:=(TRIM([.D503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504]))" office:value-type="string" office:string-value="pz-vdw" calcext:value-type="string">
            <text:p>pz-vdw</text:p>
          </table:table-cell>
          <table:table-cell table:formula="of:=(TRIM([.B504]))" office:value-type="string" office:string-value="pz-vdw" calcext:value-type="string">
            <text:p>pz-vdw</text:p>
          </table:table-cell>
          <table:table-cell/>
          <table:table-cell table:formula="of:=(TRIM([.D504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505]))" office:value-type="string" office:string-value="pz-vdw" calcext:value-type="string">
            <text:p>pz-vdw</text:p>
          </table:table-cell>
          <table:table-cell table:formula="of:=(TRIM([.B505]))" office:value-type="string" office:string-value="pz-vdw" calcext:value-type="string">
            <text:p>pz-vdw</text:p>
          </table:table-cell>
          <table:table-cell/>
          <table:table-cell table:formula="of:=(TRIM([.D505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506]))" office:value-type="string" office:string-value="pz-vdw" calcext:value-type="string">
            <text:p>pz-vdw</text:p>
          </table:table-cell>
          <table:table-cell table:formula="of:=(TRIM([.B506]))" office:value-type="string" office:string-value="pz-vdw" calcext:value-type="string">
            <text:p>pz-vdw</text:p>
          </table:table-cell>
          <table:table-cell/>
          <table:table-cell table:formula="of:=(TRIM([.D506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507]))" office:value-type="string" office:string-value="pz-vdw" calcext:value-type="string">
            <text:p>pz-vdw</text:p>
          </table:table-cell>
          <table:table-cell table:formula="of:=(TRIM([.B507]))" office:value-type="string" office:string-value="pz-vdw" calcext:value-type="string">
            <text:p>pz-vdw</text:p>
          </table:table-cell>
          <table:table-cell/>
          <table:table-cell table:formula="of:=(TRIM([.D507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508]))" office:value-type="string" office:string-value="pz-vdw" calcext:value-type="string">
            <text:p>pz-vdw</text:p>
          </table:table-cell>
          <table:table-cell table:formula="of:=(TRIM([.B508]))" office:value-type="string" office:string-value="pz-vdw" calcext:value-type="string">
            <text:p>pz-vdw</text:p>
          </table:table-cell>
          <table:table-cell/>
          <table:table-cell table:formula="of:=(TRIM([.D508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509]))" office:value-type="string" office:string-value="pz-vdw" calcext:value-type="string">
            <text:p>pz-vdw</text:p>
          </table:table-cell>
          <table:table-cell table:formula="of:=(TRIM([.B509]))" office:value-type="string" office:string-value="pz-vdw" calcext:value-type="string">
            <text:p>pz-vdw</text:p>
          </table:table-cell>
          <table:table-cell/>
          <table:table-cell table:formula="of:=(TRIM([.D509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510]))" office:value-type="string" office:string-value="pz-vdw" calcext:value-type="string">
            <text:p>pz-vdw</text:p>
          </table:table-cell>
          <table:table-cell table:formula="of:=(TRIM([.B510]))" office:value-type="string" office:string-value="pz-vdw" calcext:value-type="string">
            <text:p>pz-vdw</text:p>
          </table:table-cell>
          <table:table-cell/>
          <table:table-cell table:formula="of:=(TRIM([.D510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511]))" office:value-type="string" office:string-value="pz-vdw" calcext:value-type="string">
            <text:p>pz-vdw</text:p>
          </table:table-cell>
          <table:table-cell table:formula="of:=(TRIM([.B511]))" office:value-type="string" office:string-value="pz-vdw" calcext:value-type="string">
            <text:p>pz-vdw</text:p>
          </table:table-cell>
          <table:table-cell/>
          <table:table-cell table:formula="of:=(TRIM([.D511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512]))" office:value-type="string" office:string-value="pz-vdw" calcext:value-type="string">
            <text:p>pz-vdw</text:p>
          </table:table-cell>
          <table:table-cell table:formula="of:=(TRIM([.B512]))" office:value-type="string" office:string-value="pz-vdw" calcext:value-type="string">
            <text:p>pz-vdw</text:p>
          </table:table-cell>
          <table:table-cell/>
          <table:table-cell table:formula="of:=(TRIM([.D512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513]))" office:value-type="string" office:string-value="pz-vdw" calcext:value-type="string">
            <text:p>pz-vdw</text:p>
          </table:table-cell>
          <table:table-cell table:formula="of:=(TRIM([.B513]))" office:value-type="string" office:string-value="pz-vdw" calcext:value-type="string">
            <text:p>pz-vdw</text:p>
          </table:table-cell>
          <table:table-cell/>
          <table:table-cell table:formula="of:=(TRIM([.D513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514]))" office:value-type="string" office:string-value="pz-vdw" calcext:value-type="string">
            <text:p>pz-vdw</text:p>
          </table:table-cell>
          <table:table-cell table:formula="of:=(TRIM([.B514]))" office:value-type="string" office:string-value="pz-vdw" calcext:value-type="string">
            <text:p>pz-vdw</text:p>
          </table:table-cell>
          <table:table-cell/>
          <table:table-cell table:formula="of:=(TRIM([.D514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515]))" office:value-type="string" office:string-value="pz-vdw" calcext:value-type="string">
            <text:p>pz-vdw</text:p>
          </table:table-cell>
          <table:table-cell table:formula="of:=(TRIM([.B515]))" office:value-type="string" office:string-value="pz-vdw" calcext:value-type="string">
            <text:p>pz-vdw</text:p>
          </table:table-cell>
          <table:table-cell/>
          <table:table-cell table:formula="of:=(TRIM([.D515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516]))" office:value-type="string" office:string-value="pz-vdw" calcext:value-type="string">
            <text:p>pz-vdw</text:p>
          </table:table-cell>
          <table:table-cell table:formula="of:=(TRIM([.B516]))" office:value-type="string" office:string-value="pz-vdw" calcext:value-type="string">
            <text:p>pz-vdw</text:p>
          </table:table-cell>
          <table:table-cell/>
          <table:table-cell table:formula="of:=(TRIM([.D516]))">
            <text:p/>
          </table:table-cell>
        </table:table-row>
        <table:table-row table:style-name="ro1">
          <table:table-cell office:value-type="string" calcext:value-type="string">
            <text:p><text:s/>pz-vdw</text:p>
          </table:table-cell>
          <table:table-cell table:formula="of:=(TRIM([.A517]))" office:value-type="string" office:string-value="pz-vdw" calcext:value-type="string">
            <text:p>pz-vdw</text:p>
          </table:table-cell>
          <table:table-cell table:formula="of:=(TRIM([.B517]))" office:value-type="string" office:string-value="pz-vdw" calcext:value-type="string">
            <text:p>pz-vdw</text:p>
          </table:table-cell>
          <table:table-cell/>
          <table:table-cell table:formula="of:=(TRIM([.D517]))">
            <text:p/>
          </table:table-cell>
        </table:table-row>
        <table:table-row table:style-name="ro1">
          <table:table-cell office:value-type="string" calcext:value-type="string">
            <text:p><text:s/>pz-vdw</text:p>
          </table:table-cell>
          <table:table-cell table:formula="of:=(TRIM([.A518]))" office:value-type="string" office:string-value="pz-vdw" calcext:value-type="string">
            <text:p>pz-vdw</text:p>
          </table:table-cell>
          <table:table-cell table:formula="of:=(TRIM([.B518]))" office:value-type="string" office:string-value="pz-vdw" calcext:value-type="string">
            <text:p>pz-vdw</text:p>
          </table:table-cell>
          <table:table-cell/>
          <table:table-cell table:formula="of:=(TRIM([.D518]))">
            <text:p/>
          </table:table-cell>
        </table:table-row>
        <table:table-row table:style-name="ro1">
          <table:table-cell office:value-type="string" calcext:value-type="string">
            <text:p><text:s/>pz-vdw</text:p>
          </table:table-cell>
          <table:table-cell table:formula="of:=(TRIM([.A519]))" office:value-type="string" office:string-value="pz-vdw" calcext:value-type="string">
            <text:p>pz-vdw</text:p>
          </table:table-cell>
          <table:table-cell table:formula="of:=(TRIM([.B519]))" office:value-type="string" office:string-value="pz-vdw" calcext:value-type="string">
            <text:p>pz-vdw</text:p>
          </table:table-cell>
          <table:table-cell/>
          <table:table-cell table:formula="of:=(TRIM([.D519]))">
            <text:p/>
          </table:table-cell>
        </table:table-row>
        <table:table-row table:style-name="ro1">
          <table:table-cell office:value-type="string" calcext:value-type="string">
            <text:p><text:s/>pz-vdw</text:p>
          </table:table-cell>
          <table:table-cell table:formula="of:=(TRIM([.A520]))" office:value-type="string" office:string-value="pz-vdw" calcext:value-type="string">
            <text:p>pz-vdw</text:p>
          </table:table-cell>
          <table:table-cell table:formula="of:=(TRIM([.B520]))" office:value-type="string" office:string-value="pz-vdw" calcext:value-type="string">
            <text:p>pz-vdw</text:p>
          </table:table-cell>
          <table:table-cell/>
          <table:table-cell table:formula="of:=(TRIM([.D520]))">
            <text:p/>
          </table:table-cell>
        </table:table-row>
        <table:table-row table:style-name="ro1">
          <table:table-cell office:value-type="string" calcext:value-type="string">
            <text:p><text:s/>pz-vdw</text:p>
          </table:table-cell>
          <table:table-cell table:formula="of:=(TRIM([.A521]))" office:value-type="string" office:string-value="pz-vdw" calcext:value-type="string">
            <text:p>pz-vdw</text:p>
          </table:table-cell>
          <table:table-cell table:formula="of:=(TRIM([.B521]))" office:value-type="string" office:string-value="pz-vdw" calcext:value-type="string">
            <text:p>pz-vdw</text:p>
          </table:table-cell>
          <table:table-cell/>
          <table:table-cell table:formula="of:=(TRIM([.D521]))">
            <text:p/>
          </table:table-cell>
        </table:table-row>
        <table:table-row table:style-name="ro1">
          <table:table-cell office:value-type="string" calcext:value-type="string">
            <text:p><text:s/>pz-vdw</text:p>
          </table:table-cell>
          <table:table-cell table:formula="of:=(TRIM([.A522]))" office:value-type="string" office:string-value="pz-vdw" calcext:value-type="string">
            <text:p>pz-vdw</text:p>
          </table:table-cell>
          <table:table-cell table:formula="of:=(TRIM([.B522]))" office:value-type="string" office:string-value="pz-vdw" calcext:value-type="string">
            <text:p>pz-vdw</text:p>
          </table:table-cell>
          <table:table-cell/>
          <table:table-cell table:formula="of:=(TRIM([.D522]))">
            <text:p/>
          </table:table-cell>
        </table:table-row>
        <table:table-row table:style-name="ro1">
          <table:table-cell office:value-type="string" calcext:value-type="string">
            <text:p><text:s/>pz-vdw</text:p>
          </table:table-cell>
          <table:table-cell table:formula="of:=(TRIM([.A523]))" office:value-type="string" office:string-value="pz-vdw" calcext:value-type="string">
            <text:p>pz-vdw</text:p>
          </table:table-cell>
          <table:table-cell table:formula="of:=(TRIM([.B523]))" office:value-type="string" office:string-value="pz-vdw" calcext:value-type="string">
            <text:p>pz-vdw</text:p>
          </table:table-cell>
          <table:table-cell/>
          <table:table-cell table:formula="of:=(TRIM([.D523]))">
            <text:p/>
          </table:table-cell>
        </table:table-row>
        <table:table-row table:style-name="ro1">
          <table:table-cell office:value-type="string" calcext:value-type="string">
            <text:p><text:s/>pz-vdw</text:p>
          </table:table-cell>
          <table:table-cell table:formula="of:=(TRIM([.A524]))" office:value-type="string" office:string-value="pz-vdw" calcext:value-type="string">
            <text:p>pz-vdw</text:p>
          </table:table-cell>
          <table:table-cell table:formula="of:=(TRIM([.B524]))" office:value-type="string" office:string-value="pz-vdw" calcext:value-type="string">
            <text:p>pz-vdw</text:p>
          </table:table-cell>
          <table:table-cell/>
          <table:table-cell table:formula="of:=(TRIM([.D524]))">
            <text:p/>
          </table:table-cell>
        </table:table-row>
        <table:table-row table:style-name="ro1">
          <table:table-cell office:value-type="string" calcext:value-type="string">
            <text:p><text:s/>pz-vdw</text:p>
          </table:table-cell>
          <table:table-cell table:formula="of:=(TRIM([.A525]))" office:value-type="string" office:string-value="pz-vdw" calcext:value-type="string">
            <text:p>pz-vdw</text:p>
          </table:table-cell>
          <table:table-cell table:formula="of:=(TRIM([.B525]))" office:value-type="string" office:string-value="pz-vdw" calcext:value-type="string">
            <text:p>pz-vdw</text:p>
          </table:table-cell>
          <table:table-cell/>
          <table:table-cell table:formula="of:=(TRIM([.D525]))">
            <text:p/>
          </table:table-cell>
        </table:table-row>
        <table:table-row table:style-name="ro1">
          <table:table-cell office:value-type="string" calcext:value-type="string">
            <text:p><text:s/>pz-vdw</text:p>
          </table:table-cell>
          <table:table-cell table:formula="of:=(TRIM([.A526]))" office:value-type="string" office:string-value="pz-vdw" calcext:value-type="string">
            <text:p>pz-vdw</text:p>
          </table:table-cell>
          <table:table-cell table:formula="of:=(TRIM([.B526]))" office:value-type="string" office:string-value="pz-vdw" calcext:value-type="string">
            <text:p>pz-vdw</text:p>
          </table:table-cell>
          <table:table-cell/>
          <table:table-cell table:formula="of:=(TRIM([.D526]))">
            <text:p/>
          </table:table-cell>
        </table:table-row>
        <table:table-row table:style-name="ro1">
          <table:table-cell office:value-type="string" calcext:value-type="string">
            <text:p><text:s/>pz-vdw</text:p>
          </table:table-cell>
          <table:table-cell table:formula="of:=(TRIM([.A527]))" office:value-type="string" office:string-value="pz-vdw" calcext:value-type="string">
            <text:p>pz-vdw</text:p>
          </table:table-cell>
          <table:table-cell table:formula="of:=(TRIM([.B527]))" office:value-type="string" office:string-value="pz-vdw" calcext:value-type="string">
            <text:p>pz-vdw</text:p>
          </table:table-cell>
          <table:table-cell/>
          <table:table-cell table:formula="of:=(TRIM([.D527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528]))" office:value-type="string" office:string-value="pz-vdw" calcext:value-type="string">
            <text:p>pz-vdw</text:p>
          </table:table-cell>
          <table:table-cell table:formula="of:=(TRIM([.B528]))" office:value-type="string" office:string-value="pz-vdw" calcext:value-type="string">
            <text:p>pz-vdw</text:p>
          </table:table-cell>
          <table:table-cell/>
          <table:table-cell table:formula="of:=(TRIM([.D528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529]))" office:value-type="string" office:string-value="pz-vdw" calcext:value-type="string">
            <text:p>pz-vdw</text:p>
          </table:table-cell>
          <table:table-cell table:formula="of:=(TRIM([.B529]))" office:value-type="string" office:string-value="pz-vdw" calcext:value-type="string">
            <text:p>pz-vdw</text:p>
          </table:table-cell>
          <table:table-cell/>
          <table:table-cell table:formula="of:=(TRIM([.D529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530]))" office:value-type="string" office:string-value="pz-vdw" calcext:value-type="string">
            <text:p>pz-vdw</text:p>
          </table:table-cell>
          <table:table-cell table:formula="of:=(TRIM([.B530]))" office:value-type="string" office:string-value="pz-vdw" calcext:value-type="string">
            <text:p>pz-vdw</text:p>
          </table:table-cell>
          <table:table-cell/>
          <table:table-cell table:formula="of:=(TRIM([.D530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531]))" office:value-type="string" office:string-value="pz-vdw" calcext:value-type="string">
            <text:p>pz-vdw</text:p>
          </table:table-cell>
          <table:table-cell table:formula="of:=(TRIM([.B531]))" office:value-type="string" office:string-value="pz-vdw" calcext:value-type="string">
            <text:p>pz-vdw</text:p>
          </table:table-cell>
          <table:table-cell/>
          <table:table-cell table:formula="of:=(TRIM([.D531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532]))" office:value-type="string" office:string-value="pz-vdw" calcext:value-type="string">
            <text:p>pz-vdw</text:p>
          </table:table-cell>
          <table:table-cell table:formula="of:=(TRIM([.B532]))" office:value-type="string" office:string-value="pz-vdw" calcext:value-type="string">
            <text:p>pz-vdw</text:p>
          </table:table-cell>
          <table:table-cell/>
          <table:table-cell table:formula="of:=(TRIM([.D532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533]))" office:value-type="string" office:string-value="pz-vdw" calcext:value-type="string">
            <text:p>pz-vdw</text:p>
          </table:table-cell>
          <table:table-cell table:formula="of:=(TRIM([.B533]))" office:value-type="string" office:string-value="pz-vdw" calcext:value-type="string">
            <text:p>pz-vdw</text:p>
          </table:table-cell>
          <table:table-cell/>
          <table:table-cell table:formula="of:=(TRIM([.D533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534]))" office:value-type="string" office:string-value="pz-vdw" calcext:value-type="string">
            <text:p>pz-vdw</text:p>
          </table:table-cell>
          <table:table-cell table:formula="of:=(TRIM([.B534]))" office:value-type="string" office:string-value="pz-vdw" calcext:value-type="string">
            <text:p>pz-vdw</text:p>
          </table:table-cell>
          <table:table-cell/>
          <table:table-cell table:formula="of:=(TRIM([.D534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535]))" office:value-type="string" office:string-value="pz-vdw" calcext:value-type="string">
            <text:p>pz-vdw</text:p>
          </table:table-cell>
          <table:table-cell table:formula="of:=(TRIM([.B535]))" office:value-type="string" office:string-value="pz-vdw" calcext:value-type="string">
            <text:p>pz-vdw</text:p>
          </table:table-cell>
          <table:table-cell/>
          <table:table-cell table:formula="of:=(TRIM([.D535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536]))" office:value-type="string" office:string-value="pz-vdw" calcext:value-type="string">
            <text:p>pz-vdw</text:p>
          </table:table-cell>
          <table:table-cell table:formula="of:=(TRIM([.B536]))" office:value-type="string" office:string-value="pz-vdw" calcext:value-type="string">
            <text:p>pz-vdw</text:p>
          </table:table-cell>
          <table:table-cell/>
          <table:table-cell table:formula="of:=(TRIM([.D536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537]))" office:value-type="string" office:string-value="pz-vdw" calcext:value-type="string">
            <text:p>pz-vdw</text:p>
          </table:table-cell>
          <table:table-cell table:formula="of:=(TRIM([.B537]))" office:value-type="string" office:string-value="pz-vdw" calcext:value-type="string">
            <text:p>pz-vdw</text:p>
          </table:table-cell>
          <table:table-cell/>
          <table:table-cell table:formula="of:=(TRIM([.D537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538]))" office:value-type="string" office:string-value="pz-vdw" calcext:value-type="string">
            <text:p>pz-vdw</text:p>
          </table:table-cell>
          <table:table-cell table:formula="of:=(TRIM([.B538]))" office:value-type="string" office:string-value="pz-vdw" calcext:value-type="string">
            <text:p>pz-vdw</text:p>
          </table:table-cell>
          <table:table-cell/>
          <table:table-cell table:formula="of:=(TRIM([.D538]))">
            <text:p/>
          </table:table-cell>
        </table:table-row>
        <table:table-row table:style-name="ro1">
          <table:table-cell office:value-type="string" calcext:value-type="string">
            <text:p><text:s/>pz-vdw</text:p>
          </table:table-cell>
          <table:table-cell table:formula="of:=(TRIM([.A539]))" office:value-type="string" office:string-value="pz-vdw" calcext:value-type="string">
            <text:p>pz-vdw</text:p>
          </table:table-cell>
          <table:table-cell table:formula="of:=(TRIM([.B539]))" office:value-type="string" office:string-value="pz-vdw" calcext:value-type="string">
            <text:p>pz-vdw</text:p>
          </table:table-cell>
          <table:table-cell/>
          <table:table-cell table:formula="of:=(TRIM([.D539]))">
            <text:p/>
          </table:table-cell>
        </table:table-row>
        <table:table-row table:style-name="ro1">
          <table:table-cell office:value-type="string" calcext:value-type="string">
            <text:p><text:s/>pz-vdw</text:p>
          </table:table-cell>
          <table:table-cell table:formula="of:=(TRIM([.A540]))" office:value-type="string" office:string-value="pz-vdw" calcext:value-type="string">
            <text:p>pz-vdw</text:p>
          </table:table-cell>
          <table:table-cell table:formula="of:=(TRIM([.B540]))" office:value-type="string" office:string-value="pz-vdw" calcext:value-type="string">
            <text:p>pz-vdw</text:p>
          </table:table-cell>
          <table:table-cell/>
          <table:table-cell table:formula="of:=(TRIM([.D540]))">
            <text:p/>
          </table:table-cell>
        </table:table-row>
        <table:table-row table:style-name="ro1">
          <table:table-cell office:value-type="string" calcext:value-type="string">
            <text:p><text:s/>pz-vdw</text:p>
          </table:table-cell>
          <table:table-cell table:formula="of:=(TRIM([.A541]))" office:value-type="string" office:string-value="pz-vdw" calcext:value-type="string">
            <text:p>pz-vdw</text:p>
          </table:table-cell>
          <table:table-cell table:formula="of:=(TRIM([.B541]))" office:value-type="string" office:string-value="pz-vdw" calcext:value-type="string">
            <text:p>pz-vdw</text:p>
          </table:table-cell>
          <table:table-cell/>
          <table:table-cell table:formula="of:=(TRIM([.D541]))">
            <text:p/>
          </table:table-cell>
        </table:table-row>
        <table:table-row table:style-name="ro1">
          <table:table-cell office:value-type="string" calcext:value-type="string">
            <text:p><text:s/>pz-vdw</text:p>
          </table:table-cell>
          <table:table-cell table:formula="of:=(TRIM([.A542]))" office:value-type="string" office:string-value="pz-vdw" calcext:value-type="string">
            <text:p>pz-vdw</text:p>
          </table:table-cell>
          <table:table-cell table:formula="of:=(TRIM([.B542]))" office:value-type="string" office:string-value="pz-vdw" calcext:value-type="string">
            <text:p>pz-vdw</text:p>
          </table:table-cell>
          <table:table-cell/>
          <table:table-cell table:formula="of:=(TRIM([.D542]))">
            <text:p/>
          </table:table-cell>
        </table:table-row>
        <table:table-row table:style-name="ro1">
          <table:table-cell office:value-type="string" calcext:value-type="string">
            <text:p><text:s/>pz-vdw</text:p>
          </table:table-cell>
          <table:table-cell table:formula="of:=(TRIM([.A543]))" office:value-type="string" office:string-value="pz-vdw" calcext:value-type="string">
            <text:p>pz-vdw</text:p>
          </table:table-cell>
          <table:table-cell table:formula="of:=(TRIM([.B543]))" office:value-type="string" office:string-value="pz-vdw" calcext:value-type="string">
            <text:p>pz-vdw</text:p>
          </table:table-cell>
          <table:table-cell/>
          <table:table-cell table:formula="of:=(TRIM([.D543]))">
            <text:p/>
          </table:table-cell>
        </table:table-row>
        <table:table-row table:style-name="ro1">
          <table:table-cell office:value-type="string" calcext:value-type="string">
            <text:p><text:s/>pz-vdw</text:p>
          </table:table-cell>
          <table:table-cell table:formula="of:=(TRIM([.A544]))" office:value-type="string" office:string-value="pz-vdw" calcext:value-type="string">
            <text:p>pz-vdw</text:p>
          </table:table-cell>
          <table:table-cell table:formula="of:=(TRIM([.B544]))" office:value-type="string" office:string-value="pz-vdw" calcext:value-type="string">
            <text:p>pz-vdw</text:p>
          </table:table-cell>
          <table:table-cell/>
          <table:table-cell table:formula="of:=(TRIM([.D544]))">
            <text:p/>
          </table:table-cell>
        </table:table-row>
        <table:table-row table:style-name="ro1">
          <table:table-cell office:value-type="string" calcext:value-type="string">
            <text:p><text:s/>pz-vdw</text:p>
          </table:table-cell>
          <table:table-cell table:formula="of:=(TRIM([.A545]))" office:value-type="string" office:string-value="pz-vdw" calcext:value-type="string">
            <text:p>pz-vdw</text:p>
          </table:table-cell>
          <table:table-cell table:formula="of:=(TRIM([.B545]))" office:value-type="string" office:string-value="pz-vdw" calcext:value-type="string">
            <text:p>pz-vdw</text:p>
          </table:table-cell>
          <table:table-cell/>
          <table:table-cell table:formula="of:=(TRIM([.D545]))">
            <text:p/>
          </table:table-cell>
        </table:table-row>
        <table:table-row table:style-name="ro1">
          <table:table-cell office:value-type="string" calcext:value-type="string">
            <text:p><text:s/>pz-vdw</text:p>
          </table:table-cell>
          <table:table-cell table:formula="of:=(TRIM([.A546]))" office:value-type="string" office:string-value="pz-vdw" calcext:value-type="string">
            <text:p>pz-vdw</text:p>
          </table:table-cell>
          <table:table-cell table:formula="of:=(TRIM([.B546]))" office:value-type="string" office:string-value="pz-vdw" calcext:value-type="string">
            <text:p>pz-vdw</text:p>
          </table:table-cell>
          <table:table-cell/>
          <table:table-cell table:formula="of:=(TRIM([.D546]))">
            <text:p/>
          </table:table-cell>
        </table:table-row>
        <table:table-row table:style-name="ro1">
          <table:table-cell office:value-type="string" calcext:value-type="string">
            <text:p><text:s/>pz-vdw</text:p>
          </table:table-cell>
          <table:table-cell table:formula="of:=(TRIM([.A547]))" office:value-type="string" office:string-value="pz-vdw" calcext:value-type="string">
            <text:p>pz-vdw</text:p>
          </table:table-cell>
          <table:table-cell table:formula="of:=(TRIM([.B547]))" office:value-type="string" office:string-value="pz-vdw" calcext:value-type="string">
            <text:p>pz-vdw</text:p>
          </table:table-cell>
          <table:table-cell/>
          <table:table-cell table:formula="of:=(TRIM([.D547]))">
            <text:p/>
          </table:table-cell>
        </table:table-row>
        <table:table-row table:style-name="ro1">
          <table:table-cell office:value-type="string" calcext:value-type="string">
            <text:p><text:s/>pz-vdw</text:p>
          </table:table-cell>
          <table:table-cell table:formula="of:=(TRIM([.A548]))" office:value-type="string" office:string-value="pz-vdw" calcext:value-type="string">
            <text:p>pz-vdw</text:p>
          </table:table-cell>
          <table:table-cell table:formula="of:=(TRIM([.B548]))" office:value-type="string" office:string-value="pz-vdw" calcext:value-type="string">
            <text:p>pz-vdw</text:p>
          </table:table-cell>
          <table:table-cell/>
          <table:table-cell table:formula="of:=(TRIM([.D548]))">
            <text:p/>
          </table:table-cell>
        </table:table-row>
        <table:table-row table:style-name="ro1">
          <table:table-cell office:value-type="string" calcext:value-type="string">
            <text:p><text:s/>pz-vdw</text:p>
          </table:table-cell>
          <table:table-cell table:formula="of:=(TRIM([.A549]))" office:value-type="string" office:string-value="pz-vdw" calcext:value-type="string">
            <text:p>pz-vdw</text:p>
          </table:table-cell>
          <table:table-cell table:formula="of:=(TRIM([.B549]))" office:value-type="string" office:string-value="pz-vdw" calcext:value-type="string">
            <text:p>pz-vdw</text:p>
          </table:table-cell>
          <table:table-cell/>
          <table:table-cell table:formula="of:=(TRIM([.D549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550]))" office:value-type="string" office:string-value="pz-vdw" calcext:value-type="string">
            <text:p>pz-vdw</text:p>
          </table:table-cell>
          <table:table-cell table:formula="of:=(TRIM([.B550]))" office:value-type="string" office:string-value="pz-vdw" calcext:value-type="string">
            <text:p>pz-vdw</text:p>
          </table:table-cell>
          <table:table-cell/>
          <table:table-cell table:formula="of:=(TRIM([.D550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551]))" office:value-type="string" office:string-value="pz-vdw" calcext:value-type="string">
            <text:p>pz-vdw</text:p>
          </table:table-cell>
          <table:table-cell table:formula="of:=(TRIM([.B551]))" office:value-type="string" office:string-value="pz-vdw" calcext:value-type="string">
            <text:p>pz-vdw</text:p>
          </table:table-cell>
          <table:table-cell/>
          <table:table-cell table:formula="of:=(TRIM([.D551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552]))" office:value-type="string" office:string-value="pz-vdw" calcext:value-type="string">
            <text:p>pz-vdw</text:p>
          </table:table-cell>
          <table:table-cell table:formula="of:=(TRIM([.B552]))" office:value-type="string" office:string-value="pz-vdw" calcext:value-type="string">
            <text:p>pz-vdw</text:p>
          </table:table-cell>
          <table:table-cell/>
          <table:table-cell table:formula="of:=(TRIM([.D552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553]))" office:value-type="string" office:string-value="pz-vdw" calcext:value-type="string">
            <text:p>pz-vdw</text:p>
          </table:table-cell>
          <table:table-cell table:formula="of:=(TRIM([.B553]))" office:value-type="string" office:string-value="pz-vdw" calcext:value-type="string">
            <text:p>pz-vdw</text:p>
          </table:table-cell>
          <table:table-cell/>
          <table:table-cell table:formula="of:=(TRIM([.D553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554]))" office:value-type="string" office:string-value="pz-vdw" calcext:value-type="string">
            <text:p>pz-vdw</text:p>
          </table:table-cell>
          <table:table-cell table:formula="of:=(TRIM([.B554]))" office:value-type="string" office:string-value="pz-vdw" calcext:value-type="string">
            <text:p>pz-vdw</text:p>
          </table:table-cell>
          <table:table-cell/>
          <table:table-cell table:formula="of:=(TRIM([.D554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555]))" office:value-type="string" office:string-value="pz-vdw" calcext:value-type="string">
            <text:p>pz-vdw</text:p>
          </table:table-cell>
          <table:table-cell table:formula="of:=(TRIM([.B555]))" office:value-type="string" office:string-value="pz-vdw" calcext:value-type="string">
            <text:p>pz-vdw</text:p>
          </table:table-cell>
          <table:table-cell/>
          <table:table-cell table:formula="of:=(TRIM([.D555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556]))" office:value-type="string" office:string-value="pz-vdw" calcext:value-type="string">
            <text:p>pz-vdw</text:p>
          </table:table-cell>
          <table:table-cell table:formula="of:=(TRIM([.B556]))" office:value-type="string" office:string-value="pz-vdw" calcext:value-type="string">
            <text:p>pz-vdw</text:p>
          </table:table-cell>
          <table:table-cell/>
          <table:table-cell table:formula="of:=(TRIM([.D556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557]))" office:value-type="string" office:string-value="pz-vdw" calcext:value-type="string">
            <text:p>pz-vdw</text:p>
          </table:table-cell>
          <table:table-cell table:formula="of:=(TRIM([.B557]))" office:value-type="string" office:string-value="pz-vdw" calcext:value-type="string">
            <text:p>pz-vdw</text:p>
          </table:table-cell>
          <table:table-cell/>
          <table:table-cell table:formula="of:=(TRIM([.D557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558]))" office:value-type="string" office:string-value="pz-vdw" calcext:value-type="string">
            <text:p>pz-vdw</text:p>
          </table:table-cell>
          <table:table-cell table:formula="of:=(TRIM([.B558]))" office:value-type="string" office:string-value="pz-vdw" calcext:value-type="string">
            <text:p>pz-vdw</text:p>
          </table:table-cell>
          <table:table-cell/>
          <table:table-cell table:formula="of:=(TRIM([.D558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559]))" office:value-type="string" office:string-value="pz-vdw" calcext:value-type="string">
            <text:p>pz-vdw</text:p>
          </table:table-cell>
          <table:table-cell table:formula="of:=(TRIM([.B559]))" office:value-type="string" office:string-value="pz-vdw" calcext:value-type="string">
            <text:p>pz-vdw</text:p>
          </table:table-cell>
          <table:table-cell/>
          <table:table-cell table:formula="of:=(TRIM([.D559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560]))" office:value-type="string" office:string-value="pz-vdw" calcext:value-type="string">
            <text:p>pz-vdw</text:p>
          </table:table-cell>
          <table:table-cell table:formula="of:=(TRIM([.B560]))" office:value-type="string" office:string-value="pz-vdw" calcext:value-type="string">
            <text:p>pz-vdw</text:p>
          </table:table-cell>
          <table:table-cell/>
          <table:table-cell table:formula="of:=(TRIM([.D560]))">
            <text:p/>
          </table:table-cell>
        </table:table-row>
        <table:table-row table:style-name="ro1">
          <table:table-cell office:value-type="string" calcext:value-type="string">
            <text:p><text:s/>pz-vdw</text:p>
          </table:table-cell>
          <table:table-cell table:formula="of:=(TRIM([.A561]))" office:value-type="string" office:string-value="pz-vdw" calcext:value-type="string">
            <text:p>pz-vdw</text:p>
          </table:table-cell>
          <table:table-cell table:formula="of:=(TRIM([.B561]))" office:value-type="string" office:string-value="pz-vdw" calcext:value-type="string">
            <text:p>pz-vdw</text:p>
          </table:table-cell>
          <table:table-cell/>
          <table:table-cell table:formula="of:=(TRIM([.D561]))">
            <text:p/>
          </table:table-cell>
        </table:table-row>
        <table:table-row table:style-name="ro1">
          <table:table-cell office:value-type="string" calcext:value-type="string">
            <text:p><text:s/>pz-vdw</text:p>
          </table:table-cell>
          <table:table-cell table:formula="of:=(TRIM([.A562]))" office:value-type="string" office:string-value="pz-vdw" calcext:value-type="string">
            <text:p>pz-vdw</text:p>
          </table:table-cell>
          <table:table-cell table:formula="of:=(TRIM([.B562]))" office:value-type="string" office:string-value="pz-vdw" calcext:value-type="string">
            <text:p>pz-vdw</text:p>
          </table:table-cell>
          <table:table-cell/>
          <table:table-cell table:formula="of:=(TRIM([.D562]))">
            <text:p/>
          </table:table-cell>
        </table:table-row>
        <table:table-row table:style-name="ro1">
          <table:table-cell office:value-type="string" calcext:value-type="string">
            <text:p><text:s/>pz-vdw</text:p>
          </table:table-cell>
          <table:table-cell table:formula="of:=(TRIM([.A563]))" office:value-type="string" office:string-value="pz-vdw" calcext:value-type="string">
            <text:p>pz-vdw</text:p>
          </table:table-cell>
          <table:table-cell table:formula="of:=(TRIM([.B563]))" office:value-type="string" office:string-value="pz-vdw" calcext:value-type="string">
            <text:p>pz-vdw</text:p>
          </table:table-cell>
          <table:table-cell/>
          <table:table-cell table:formula="of:=(TRIM([.D563]))">
            <text:p/>
          </table:table-cell>
        </table:table-row>
        <table:table-row table:style-name="ro1">
          <table:table-cell office:value-type="string" calcext:value-type="string">
            <text:p><text:s/>pz-vdw</text:p>
          </table:table-cell>
          <table:table-cell table:formula="of:=(TRIM([.A564]))" office:value-type="string" office:string-value="pz-vdw" calcext:value-type="string">
            <text:p>pz-vdw</text:p>
          </table:table-cell>
          <table:table-cell table:formula="of:=(TRIM([.B564]))" office:value-type="string" office:string-value="pz-vdw" calcext:value-type="string">
            <text:p>pz-vdw</text:p>
          </table:table-cell>
          <table:table-cell/>
          <table:table-cell table:formula="of:=(TRIM([.D564]))">
            <text:p/>
          </table:table-cell>
        </table:table-row>
        <table:table-row table:style-name="ro1">
          <table:table-cell office:value-type="string" calcext:value-type="string">
            <text:p><text:s/>pz-vdw</text:p>
          </table:table-cell>
          <table:table-cell table:formula="of:=(TRIM([.A565]))" office:value-type="string" office:string-value="pz-vdw" calcext:value-type="string">
            <text:p>pz-vdw</text:p>
          </table:table-cell>
          <table:table-cell table:formula="of:=(TRIM([.B565]))" office:value-type="string" office:string-value="pz-vdw" calcext:value-type="string">
            <text:p>pz-vdw</text:p>
          </table:table-cell>
          <table:table-cell/>
          <table:table-cell table:formula="of:=(TRIM([.D565]))">
            <text:p/>
          </table:table-cell>
        </table:table-row>
        <table:table-row table:style-name="ro1">
          <table:table-cell office:value-type="string" calcext:value-type="string">
            <text:p><text:s/>pz-vdw</text:p>
          </table:table-cell>
          <table:table-cell table:formula="of:=(TRIM([.A566]))" office:value-type="string" office:string-value="pz-vdw" calcext:value-type="string">
            <text:p>pz-vdw</text:p>
          </table:table-cell>
          <table:table-cell table:formula="of:=(TRIM([.B566]))" office:value-type="string" office:string-value="pz-vdw" calcext:value-type="string">
            <text:p>pz-vdw</text:p>
          </table:table-cell>
          <table:table-cell/>
          <table:table-cell table:formula="of:=(TRIM([.D566]))">
            <text:p/>
          </table:table-cell>
        </table:table-row>
        <table:table-row table:style-name="ro1">
          <table:table-cell office:value-type="string" calcext:value-type="string">
            <text:p><text:s/>pz-vdw</text:p>
          </table:table-cell>
          <table:table-cell table:formula="of:=(TRIM([.A567]))" office:value-type="string" office:string-value="pz-vdw" calcext:value-type="string">
            <text:p>pz-vdw</text:p>
          </table:table-cell>
          <table:table-cell table:formula="of:=(TRIM([.B567]))" office:value-type="string" office:string-value="pz-vdw" calcext:value-type="string">
            <text:p>pz-vdw</text:p>
          </table:table-cell>
          <table:table-cell/>
          <table:table-cell table:formula="of:=(TRIM([.D567]))">
            <text:p/>
          </table:table-cell>
        </table:table-row>
        <table:table-row table:style-name="ro1">
          <table:table-cell office:value-type="string" calcext:value-type="string">
            <text:p><text:s/>pz-vdw</text:p>
          </table:table-cell>
          <table:table-cell table:formula="of:=(TRIM([.A568]))" office:value-type="string" office:string-value="pz-vdw" calcext:value-type="string">
            <text:p>pz-vdw</text:p>
          </table:table-cell>
          <table:table-cell table:formula="of:=(TRIM([.B568]))" office:value-type="string" office:string-value="pz-vdw" calcext:value-type="string">
            <text:p>pz-vdw</text:p>
          </table:table-cell>
          <table:table-cell/>
          <table:table-cell table:formula="of:=(TRIM([.D568]))">
            <text:p/>
          </table:table-cell>
        </table:table-row>
        <table:table-row table:style-name="ro1">
          <table:table-cell office:value-type="string" calcext:value-type="string">
            <text:p><text:s/>pz-vdw</text:p>
          </table:table-cell>
          <table:table-cell table:formula="of:=(TRIM([.A569]))" office:value-type="string" office:string-value="pz-vdw" calcext:value-type="string">
            <text:p>pz-vdw</text:p>
          </table:table-cell>
          <table:table-cell table:formula="of:=(TRIM([.B569]))" office:value-type="string" office:string-value="pz-vdw" calcext:value-type="string">
            <text:p>pz-vdw</text:p>
          </table:table-cell>
          <table:table-cell/>
          <table:table-cell table:formula="of:=(TRIM([.D569]))">
            <text:p/>
          </table:table-cell>
        </table:table-row>
        <table:table-row table:style-name="ro1">
          <table:table-cell office:value-type="string" calcext:value-type="string">
            <text:p><text:s/>pz-vdw</text:p>
          </table:table-cell>
          <table:table-cell table:formula="of:=(TRIM([.A570]))" office:value-type="string" office:string-value="pz-vdw" calcext:value-type="string">
            <text:p>pz-vdw</text:p>
          </table:table-cell>
          <table:table-cell table:formula="of:=(TRIM([.B570]))" office:value-type="string" office:string-value="pz-vdw" calcext:value-type="string">
            <text:p>pz-vdw</text:p>
          </table:table-cell>
          <table:table-cell/>
          <table:table-cell table:formula="of:=(TRIM([.D570]))">
            <text:p/>
          </table:table-cell>
        </table:table-row>
        <table:table-row table:style-name="ro1">
          <table:table-cell office:value-type="string" calcext:value-type="string">
            <text:p><text:s/>pz-vdw</text:p>
          </table:table-cell>
          <table:table-cell table:formula="of:=(TRIM([.A571]))" office:value-type="string" office:string-value="pz-vdw" calcext:value-type="string">
            <text:p>pz-vdw</text:p>
          </table:table-cell>
          <table:table-cell table:formula="of:=(TRIM([.B571]))" office:value-type="string" office:string-value="pz-vdw" calcext:value-type="string">
            <text:p>pz-vdw</text:p>
          </table:table-cell>
          <table:table-cell/>
          <table:table-cell table:formula="of:=(TRIM([.D571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572]))" office:value-type="string" office:string-value="pz-vdw" calcext:value-type="string">
            <text:p>pz-vdw</text:p>
          </table:table-cell>
          <table:table-cell table:formula="of:=(TRIM([.B572]))" office:value-type="string" office:string-value="pz-vdw" calcext:value-type="string">
            <text:p>pz-vdw</text:p>
          </table:table-cell>
          <table:table-cell/>
          <table:table-cell table:formula="of:=(TRIM([.D572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573]))" office:value-type="string" office:string-value="pz-vdw" calcext:value-type="string">
            <text:p>pz-vdw</text:p>
          </table:table-cell>
          <table:table-cell table:formula="of:=(TRIM([.B573]))" office:value-type="string" office:string-value="pz-vdw" calcext:value-type="string">
            <text:p>pz-vdw</text:p>
          </table:table-cell>
          <table:table-cell/>
          <table:table-cell table:formula="of:=(TRIM([.D573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574]))" office:value-type="string" office:string-value="pz-vdw" calcext:value-type="string">
            <text:p>pz-vdw</text:p>
          </table:table-cell>
          <table:table-cell table:formula="of:=(TRIM([.B574]))" office:value-type="string" office:string-value="pz-vdw" calcext:value-type="string">
            <text:p>pz-vdw</text:p>
          </table:table-cell>
          <table:table-cell/>
          <table:table-cell table:formula="of:=(TRIM([.D574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575]))" office:value-type="string" office:string-value="pz-vdw" calcext:value-type="string">
            <text:p>pz-vdw</text:p>
          </table:table-cell>
          <table:table-cell table:formula="of:=(TRIM([.B575]))" office:value-type="string" office:string-value="pz-vdw" calcext:value-type="string">
            <text:p>pz-vdw</text:p>
          </table:table-cell>
          <table:table-cell/>
          <table:table-cell table:formula="of:=(TRIM([.D575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576]))" office:value-type="string" office:string-value="pz-vdw" calcext:value-type="string">
            <text:p>pz-vdw</text:p>
          </table:table-cell>
          <table:table-cell table:formula="of:=(TRIM([.B576]))" office:value-type="string" office:string-value="pz-vdw" calcext:value-type="string">
            <text:p>pz-vdw</text:p>
          </table:table-cell>
          <table:table-cell/>
          <table:table-cell table:formula="of:=(TRIM([.D576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577]))" office:value-type="string" office:string-value="pz-vdw" calcext:value-type="string">
            <text:p>pz-vdw</text:p>
          </table:table-cell>
          <table:table-cell table:formula="of:=(TRIM([.B577]))" office:value-type="string" office:string-value="pz-vdw" calcext:value-type="string">
            <text:p>pz-vdw</text:p>
          </table:table-cell>
          <table:table-cell/>
          <table:table-cell table:formula="of:=(TRIM([.D577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578]))" office:value-type="string" office:string-value="pz-vdw" calcext:value-type="string">
            <text:p>pz-vdw</text:p>
          </table:table-cell>
          <table:table-cell table:formula="of:=(TRIM([.B578]))" office:value-type="string" office:string-value="pz-vdw" calcext:value-type="string">
            <text:p>pz-vdw</text:p>
          </table:table-cell>
          <table:table-cell/>
          <table:table-cell table:formula="of:=(TRIM([.D578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579]))" office:value-type="string" office:string-value="pz-vdw" calcext:value-type="string">
            <text:p>pz-vdw</text:p>
          </table:table-cell>
          <table:table-cell table:formula="of:=(TRIM([.B579]))" office:value-type="string" office:string-value="pz-vdw" calcext:value-type="string">
            <text:p>pz-vdw</text:p>
          </table:table-cell>
          <table:table-cell/>
          <table:table-cell table:formula="of:=(TRIM([.D579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580]))" office:value-type="string" office:string-value="pz-vdw" calcext:value-type="string">
            <text:p>pz-vdw</text:p>
          </table:table-cell>
          <table:table-cell table:formula="of:=(TRIM([.B580]))" office:value-type="string" office:string-value="pz-vdw" calcext:value-type="string">
            <text:p>pz-vdw</text:p>
          </table:table-cell>
          <table:table-cell/>
          <table:table-cell table:formula="of:=(TRIM([.D580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581]))" office:value-type="string" office:string-value="pz-vdw" calcext:value-type="string">
            <text:p>pz-vdw</text:p>
          </table:table-cell>
          <table:table-cell table:formula="of:=(TRIM([.B581]))" office:value-type="string" office:string-value="pz-vdw" calcext:value-type="string">
            <text:p>pz-vdw</text:p>
          </table:table-cell>
          <table:table-cell/>
          <table:table-cell table:formula="of:=(TRIM([.D581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582]))" office:value-type="string" office:string-value="pz-vdw" calcext:value-type="string">
            <text:p>pz-vdw</text:p>
          </table:table-cell>
          <table:table-cell table:formula="of:=(TRIM([.B582]))" office:value-type="string" office:string-value="pz-vdw" calcext:value-type="string">
            <text:p>pz-vdw</text:p>
          </table:table-cell>
          <table:table-cell/>
          <table:table-cell table:formula="of:=(TRIM([.D582]))">
            <text:p/>
          </table:table-cell>
        </table:table-row>
        <table:table-row table:style-name="ro1">
          <table:table-cell office:value-type="string" calcext:value-type="string">
            <text:p><text:s/>pz-vdw</text:p>
          </table:table-cell>
          <table:table-cell table:formula="of:=(TRIM([.A583]))" office:value-type="string" office:string-value="pz-vdw" calcext:value-type="string">
            <text:p>pz-vdw</text:p>
          </table:table-cell>
          <table:table-cell table:formula="of:=(TRIM([.B583]))" office:value-type="string" office:string-value="pz-vdw" calcext:value-type="string">
            <text:p>pz-vdw</text:p>
          </table:table-cell>
          <table:table-cell/>
          <table:table-cell table:formula="of:=(TRIM([.D583]))">
            <text:p/>
          </table:table-cell>
        </table:table-row>
        <table:table-row table:style-name="ro1">
          <table:table-cell office:value-type="string" calcext:value-type="string">
            <text:p><text:s/>pz-vdw</text:p>
          </table:table-cell>
          <table:table-cell table:formula="of:=(TRIM([.A584]))" office:value-type="string" office:string-value="pz-vdw" calcext:value-type="string">
            <text:p>pz-vdw</text:p>
          </table:table-cell>
          <table:table-cell table:formula="of:=(TRIM([.B584]))" office:value-type="string" office:string-value="pz-vdw" calcext:value-type="string">
            <text:p>pz-vdw</text:p>
          </table:table-cell>
          <table:table-cell/>
          <table:table-cell table:formula="of:=(TRIM([.D584]))">
            <text:p/>
          </table:table-cell>
        </table:table-row>
        <table:table-row table:style-name="ro1">
          <table:table-cell office:value-type="string" calcext:value-type="string">
            <text:p><text:s/>pz-vdw</text:p>
          </table:table-cell>
          <table:table-cell table:formula="of:=(TRIM([.A585]))" office:value-type="string" office:string-value="pz-vdw" calcext:value-type="string">
            <text:p>pz-vdw</text:p>
          </table:table-cell>
          <table:table-cell table:formula="of:=(TRIM([.B585]))" office:value-type="string" office:string-value="pz-vdw" calcext:value-type="string">
            <text:p>pz-vdw</text:p>
          </table:table-cell>
          <table:table-cell/>
          <table:table-cell table:formula="of:=(TRIM([.D585]))">
            <text:p/>
          </table:table-cell>
        </table:table-row>
        <table:table-row table:style-name="ro1">
          <table:table-cell office:value-type="string" calcext:value-type="string">
            <text:p><text:s/>pz-vdw</text:p>
          </table:table-cell>
          <table:table-cell table:formula="of:=(TRIM([.A586]))" office:value-type="string" office:string-value="pz-vdw" calcext:value-type="string">
            <text:p>pz-vdw</text:p>
          </table:table-cell>
          <table:table-cell table:formula="of:=(TRIM([.B586]))" office:value-type="string" office:string-value="pz-vdw" calcext:value-type="string">
            <text:p>pz-vdw</text:p>
          </table:table-cell>
          <table:table-cell/>
          <table:table-cell table:formula="of:=(TRIM([.D586]))">
            <text:p/>
          </table:table-cell>
        </table:table-row>
        <table:table-row table:style-name="ro1">
          <table:table-cell office:value-type="string" calcext:value-type="string">
            <text:p><text:s/>pz-vdw</text:p>
          </table:table-cell>
          <table:table-cell table:formula="of:=(TRIM([.A587]))" office:value-type="string" office:string-value="pz-vdw" calcext:value-type="string">
            <text:p>pz-vdw</text:p>
          </table:table-cell>
          <table:table-cell table:formula="of:=(TRIM([.B587]))" office:value-type="string" office:string-value="pz-vdw" calcext:value-type="string">
            <text:p>pz-vdw</text:p>
          </table:table-cell>
          <table:table-cell/>
          <table:table-cell table:formula="of:=(TRIM([.D587]))">
            <text:p/>
          </table:table-cell>
        </table:table-row>
        <table:table-row table:style-name="ro1">
          <table:table-cell office:value-type="string" calcext:value-type="string">
            <text:p><text:s/>pz-vdw</text:p>
          </table:table-cell>
          <table:table-cell table:formula="of:=(TRIM([.A588]))" office:value-type="string" office:string-value="pz-vdw" calcext:value-type="string">
            <text:p>pz-vdw</text:p>
          </table:table-cell>
          <table:table-cell table:formula="of:=(TRIM([.B588]))" office:value-type="string" office:string-value="pz-vdw" calcext:value-type="string">
            <text:p>pz-vdw</text:p>
          </table:table-cell>
          <table:table-cell/>
          <table:table-cell table:formula="of:=(TRIM([.D588]))">
            <text:p/>
          </table:table-cell>
        </table:table-row>
        <table:table-row table:style-name="ro1">
          <table:table-cell office:value-type="string" calcext:value-type="string">
            <text:p><text:s/>pz-vdw</text:p>
          </table:table-cell>
          <table:table-cell table:formula="of:=(TRIM([.A589]))" office:value-type="string" office:string-value="pz-vdw" calcext:value-type="string">
            <text:p>pz-vdw</text:p>
          </table:table-cell>
          <table:table-cell table:formula="of:=(TRIM([.B589]))" office:value-type="string" office:string-value="pz-vdw" calcext:value-type="string">
            <text:p>pz-vdw</text:p>
          </table:table-cell>
          <table:table-cell/>
          <table:table-cell table:formula="of:=(TRIM([.D589]))">
            <text:p/>
          </table:table-cell>
        </table:table-row>
        <table:table-row table:style-name="ro1">
          <table:table-cell office:value-type="string" calcext:value-type="string">
            <text:p><text:s/>pz-vdw</text:p>
          </table:table-cell>
          <table:table-cell table:formula="of:=(TRIM([.A590]))" office:value-type="string" office:string-value="pz-vdw" calcext:value-type="string">
            <text:p>pz-vdw</text:p>
          </table:table-cell>
          <table:table-cell table:formula="of:=(TRIM([.B590]))" office:value-type="string" office:string-value="pz-vdw" calcext:value-type="string">
            <text:p>pz-vdw</text:p>
          </table:table-cell>
          <table:table-cell/>
          <table:table-cell table:formula="of:=(TRIM([.D590]))">
            <text:p/>
          </table:table-cell>
        </table:table-row>
        <table:table-row table:style-name="ro1">
          <table:table-cell office:value-type="string" calcext:value-type="string">
            <text:p><text:s/>pz-vdw</text:p>
          </table:table-cell>
          <table:table-cell table:formula="of:=(TRIM([.A591]))" office:value-type="string" office:string-value="pz-vdw" calcext:value-type="string">
            <text:p>pz-vdw</text:p>
          </table:table-cell>
          <table:table-cell table:formula="of:=(TRIM([.B591]))" office:value-type="string" office:string-value="pz-vdw" calcext:value-type="string">
            <text:p>pz-vdw</text:p>
          </table:table-cell>
          <table:table-cell/>
          <table:table-cell table:formula="of:=(TRIM([.D591]))">
            <text:p/>
          </table:table-cell>
        </table:table-row>
        <table:table-row table:style-name="ro1">
          <table:table-cell office:value-type="string" calcext:value-type="string">
            <text:p><text:s/>pz-vdw</text:p>
          </table:table-cell>
          <table:table-cell table:formula="of:=(TRIM([.A592]))" office:value-type="string" office:string-value="pz-vdw" calcext:value-type="string">
            <text:p>pz-vdw</text:p>
          </table:table-cell>
          <table:table-cell table:formula="of:=(TRIM([.B592]))" office:value-type="string" office:string-value="pz-vdw" calcext:value-type="string">
            <text:p>pz-vdw</text:p>
          </table:table-cell>
          <table:table-cell/>
          <table:table-cell table:formula="of:=(TRIM([.D592]))">
            <text:p/>
          </table:table-cell>
        </table:table-row>
        <table:table-row table:style-name="ro1">
          <table:table-cell office:value-type="string" calcext:value-type="string">
            <text:p><text:s/>pz-vdw</text:p>
          </table:table-cell>
          <table:table-cell table:formula="of:=(TRIM([.A593]))" office:value-type="string" office:string-value="pz-vdw" calcext:value-type="string">
            <text:p>pz-vdw</text:p>
          </table:table-cell>
          <table:table-cell table:formula="of:=(TRIM([.B593]))" office:value-type="string" office:string-value="pz-vdw" calcext:value-type="string">
            <text:p>pz-vdw</text:p>
          </table:table-cell>
          <table:table-cell/>
          <table:table-cell table:formula="of:=(TRIM([.D593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594]))" office:value-type="string" office:string-value="pz-vdw" calcext:value-type="string">
            <text:p>pz-vdw</text:p>
          </table:table-cell>
          <table:table-cell table:formula="of:=(TRIM([.B594]))" office:value-type="string" office:string-value="pz-vdw" calcext:value-type="string">
            <text:p>pz-vdw</text:p>
          </table:table-cell>
          <table:table-cell/>
          <table:table-cell table:formula="of:=(TRIM([.D594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595]))" office:value-type="string" office:string-value="pz-vdw" calcext:value-type="string">
            <text:p>pz-vdw</text:p>
          </table:table-cell>
          <table:table-cell table:formula="of:=(TRIM([.B595]))" office:value-type="string" office:string-value="pz-vdw" calcext:value-type="string">
            <text:p>pz-vdw</text:p>
          </table:table-cell>
          <table:table-cell/>
          <table:table-cell table:formula="of:=(TRIM([.D595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596]))" office:value-type="string" office:string-value="pz-vdw" calcext:value-type="string">
            <text:p>pz-vdw</text:p>
          </table:table-cell>
          <table:table-cell table:formula="of:=(TRIM([.B596]))" office:value-type="string" office:string-value="pz-vdw" calcext:value-type="string">
            <text:p>pz-vdw</text:p>
          </table:table-cell>
          <table:table-cell/>
          <table:table-cell table:formula="of:=(TRIM([.D596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597]))" office:value-type="string" office:string-value="pz-vdw" calcext:value-type="string">
            <text:p>pz-vdw</text:p>
          </table:table-cell>
          <table:table-cell table:formula="of:=(TRIM([.B597]))" office:value-type="string" office:string-value="pz-vdw" calcext:value-type="string">
            <text:p>pz-vdw</text:p>
          </table:table-cell>
          <table:table-cell/>
          <table:table-cell table:formula="of:=(TRIM([.D597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598]))" office:value-type="string" office:string-value="pz-vdw" calcext:value-type="string">
            <text:p>pz-vdw</text:p>
          </table:table-cell>
          <table:table-cell table:formula="of:=(TRIM([.B598]))" office:value-type="string" office:string-value="pz-vdw" calcext:value-type="string">
            <text:p>pz-vdw</text:p>
          </table:table-cell>
          <table:table-cell/>
          <table:table-cell table:formula="of:=(TRIM([.D598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599]))" office:value-type="string" office:string-value="pz-vdw" calcext:value-type="string">
            <text:p>pz-vdw</text:p>
          </table:table-cell>
          <table:table-cell table:formula="of:=(TRIM([.B599]))" office:value-type="string" office:string-value="pz-vdw" calcext:value-type="string">
            <text:p>pz-vdw</text:p>
          </table:table-cell>
          <table:table-cell/>
          <table:table-cell table:formula="of:=(TRIM([.D599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600]))" office:value-type="string" office:string-value="pz-vdw" calcext:value-type="string">
            <text:p>pz-vdw</text:p>
          </table:table-cell>
          <table:table-cell table:formula="of:=(TRIM([.B600]))" office:value-type="string" office:string-value="pz-vdw" calcext:value-type="string">
            <text:p>pz-vdw</text:p>
          </table:table-cell>
          <table:table-cell/>
          <table:table-cell table:formula="of:=(TRIM([.D600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601]))" office:value-type="string" office:string-value="pz-vdw" calcext:value-type="string">
            <text:p>pz-vdw</text:p>
          </table:table-cell>
          <table:table-cell table:formula="of:=(TRIM([.B601]))" office:value-type="string" office:string-value="pz-vdw" calcext:value-type="string">
            <text:p>pz-vdw</text:p>
          </table:table-cell>
          <table:table-cell/>
          <table:table-cell table:formula="of:=(TRIM([.D601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602]))" office:value-type="string" office:string-value="pz-vdw" calcext:value-type="string">
            <text:p>pz-vdw</text:p>
          </table:table-cell>
          <table:table-cell table:formula="of:=(TRIM([.B602]))" office:value-type="string" office:string-value="pz-vdw" calcext:value-type="string">
            <text:p>pz-vdw</text:p>
          </table:table-cell>
          <table:table-cell/>
          <table:table-cell table:formula="of:=(TRIM([.D602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603]))" office:value-type="string" office:string-value="pz-vdw" calcext:value-type="string">
            <text:p>pz-vdw</text:p>
          </table:table-cell>
          <table:table-cell table:formula="of:=(TRIM([.B603]))" office:value-type="string" office:string-value="pz-vdw" calcext:value-type="string">
            <text:p>pz-vdw</text:p>
          </table:table-cell>
          <table:table-cell/>
          <table:table-cell table:formula="of:=(TRIM([.D603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604]))" office:value-type="string" office:string-value="pz-vdw" calcext:value-type="string">
            <text:p>pz-vdw</text:p>
          </table:table-cell>
          <table:table-cell table:formula="of:=(TRIM([.B604]))" office:value-type="string" office:string-value="pz-vdw" calcext:value-type="string">
            <text:p>pz-vdw</text:p>
          </table:table-cell>
          <table:table-cell/>
          <table:table-cell table:formula="of:=(TRIM([.D604]))">
            <text:p/>
          </table:table-cell>
        </table:table-row>
        <table:table-row table:style-name="ro1">
          <table:table-cell office:value-type="string" calcext:value-type="string">
            <text:p><text:s/>pz-vdw</text:p>
          </table:table-cell>
          <table:table-cell table:formula="of:=(TRIM([.A605]))" office:value-type="string" office:string-value="pz-vdw" calcext:value-type="string">
            <text:p>pz-vdw</text:p>
          </table:table-cell>
          <table:table-cell table:formula="of:=(TRIM([.B605]))" office:value-type="string" office:string-value="pz-vdw" calcext:value-type="string">
            <text:p>pz-vdw</text:p>
          </table:table-cell>
          <table:table-cell/>
          <table:table-cell table:formula="of:=(TRIM([.D605]))">
            <text:p/>
          </table:table-cell>
        </table:table-row>
        <table:table-row table:style-name="ro1">
          <table:table-cell office:value-type="string" calcext:value-type="string">
            <text:p><text:s/>pz-vdw</text:p>
          </table:table-cell>
          <table:table-cell table:formula="of:=(TRIM([.A606]))" office:value-type="string" office:string-value="pz-vdw" calcext:value-type="string">
            <text:p>pz-vdw</text:p>
          </table:table-cell>
          <table:table-cell table:formula="of:=(TRIM([.B606]))" office:value-type="string" office:string-value="pz-vdw" calcext:value-type="string">
            <text:p>pz-vdw</text:p>
          </table:table-cell>
          <table:table-cell/>
          <table:table-cell table:formula="of:=(TRIM([.D606]))">
            <text:p/>
          </table:table-cell>
        </table:table-row>
        <table:table-row table:style-name="ro1">
          <table:table-cell office:value-type="string" calcext:value-type="string">
            <text:p><text:s/>pz-vdw</text:p>
          </table:table-cell>
          <table:table-cell table:formula="of:=(TRIM([.A607]))" office:value-type="string" office:string-value="pz-vdw" calcext:value-type="string">
            <text:p>pz-vdw</text:p>
          </table:table-cell>
          <table:table-cell table:formula="of:=(TRIM([.B607]))" office:value-type="string" office:string-value="pz-vdw" calcext:value-type="string">
            <text:p>pz-vdw</text:p>
          </table:table-cell>
          <table:table-cell/>
          <table:table-cell table:formula="of:=(TRIM([.D607]))">
            <text:p/>
          </table:table-cell>
        </table:table-row>
        <table:table-row table:style-name="ro1">
          <table:table-cell office:value-type="string" calcext:value-type="string">
            <text:p><text:s/>pz-vdw</text:p>
          </table:table-cell>
          <table:table-cell table:formula="of:=(TRIM([.A608]))" office:value-type="string" office:string-value="pz-vdw" calcext:value-type="string">
            <text:p>pz-vdw</text:p>
          </table:table-cell>
          <table:table-cell table:formula="of:=(TRIM([.B608]))" office:value-type="string" office:string-value="pz-vdw" calcext:value-type="string">
            <text:p>pz-vdw</text:p>
          </table:table-cell>
          <table:table-cell/>
          <table:table-cell table:formula="of:=(TRIM([.D608]))">
            <text:p/>
          </table:table-cell>
        </table:table-row>
        <table:table-row table:style-name="ro1">
          <table:table-cell office:value-type="string" calcext:value-type="string">
            <text:p><text:s/>pz-vdw</text:p>
          </table:table-cell>
          <table:table-cell table:formula="of:=(TRIM([.A609]))" office:value-type="string" office:string-value="pz-vdw" calcext:value-type="string">
            <text:p>pz-vdw</text:p>
          </table:table-cell>
          <table:table-cell table:formula="of:=(TRIM([.B609]))" office:value-type="string" office:string-value="pz-vdw" calcext:value-type="string">
            <text:p>pz-vdw</text:p>
          </table:table-cell>
          <table:table-cell/>
          <table:table-cell table:formula="of:=(TRIM([.D609]))">
            <text:p/>
          </table:table-cell>
        </table:table-row>
        <table:table-row table:style-name="ro1">
          <table:table-cell office:value-type="string" calcext:value-type="string">
            <text:p><text:s/>pz-vdw</text:p>
          </table:table-cell>
          <table:table-cell table:formula="of:=(TRIM([.A610]))" office:value-type="string" office:string-value="pz-vdw" calcext:value-type="string">
            <text:p>pz-vdw</text:p>
          </table:table-cell>
          <table:table-cell table:formula="of:=(TRIM([.B610]))" office:value-type="string" office:string-value="pz-vdw" calcext:value-type="string">
            <text:p>pz-vdw</text:p>
          </table:table-cell>
          <table:table-cell/>
          <table:table-cell table:formula="of:=(TRIM([.D610]))">
            <text:p/>
          </table:table-cell>
        </table:table-row>
        <table:table-row table:style-name="ro1">
          <table:table-cell office:value-type="string" calcext:value-type="string">
            <text:p><text:s/>pz-vdw</text:p>
          </table:table-cell>
          <table:table-cell table:formula="of:=(TRIM([.A611]))" office:value-type="string" office:string-value="pz-vdw" calcext:value-type="string">
            <text:p>pz-vdw</text:p>
          </table:table-cell>
          <table:table-cell table:formula="of:=(TRIM([.B611]))" office:value-type="string" office:string-value="pz-vdw" calcext:value-type="string">
            <text:p>pz-vdw</text:p>
          </table:table-cell>
          <table:table-cell/>
          <table:table-cell table:formula="of:=(TRIM([.D611]))">
            <text:p/>
          </table:table-cell>
        </table:table-row>
        <table:table-row table:style-name="ro1">
          <table:table-cell office:value-type="string" calcext:value-type="string">
            <text:p><text:s/>pz-vdw</text:p>
          </table:table-cell>
          <table:table-cell table:formula="of:=(TRIM([.A612]))" office:value-type="string" office:string-value="pz-vdw" calcext:value-type="string">
            <text:p>pz-vdw</text:p>
          </table:table-cell>
          <table:table-cell table:formula="of:=(TRIM([.B612]))" office:value-type="string" office:string-value="pz-vdw" calcext:value-type="string">
            <text:p>pz-vdw</text:p>
          </table:table-cell>
          <table:table-cell/>
          <table:table-cell table:formula="of:=(TRIM([.D612]))">
            <text:p/>
          </table:table-cell>
        </table:table-row>
        <table:table-row table:style-name="ro1">
          <table:table-cell office:value-type="string" calcext:value-type="string">
            <text:p><text:s/>pz-vdw</text:p>
          </table:table-cell>
          <table:table-cell table:formula="of:=(TRIM([.A613]))" office:value-type="string" office:string-value="pz-vdw" calcext:value-type="string">
            <text:p>pz-vdw</text:p>
          </table:table-cell>
          <table:table-cell table:formula="of:=(TRIM([.B613]))" office:value-type="string" office:string-value="pz-vdw" calcext:value-type="string">
            <text:p>pz-vdw</text:p>
          </table:table-cell>
          <table:table-cell/>
          <table:table-cell table:formula="of:=(TRIM([.D613]))">
            <text:p/>
          </table:table-cell>
        </table:table-row>
        <table:table-row table:style-name="ro1">
          <table:table-cell office:value-type="string" calcext:value-type="string">
            <text:p><text:s/>pz-vdw</text:p>
          </table:table-cell>
          <table:table-cell table:formula="of:=(TRIM([.A614]))" office:value-type="string" office:string-value="pz-vdw" calcext:value-type="string">
            <text:p>pz-vdw</text:p>
          </table:table-cell>
          <table:table-cell table:formula="of:=(TRIM([.B614]))" office:value-type="string" office:string-value="pz-vdw" calcext:value-type="string">
            <text:p>pz-vdw</text:p>
          </table:table-cell>
          <table:table-cell/>
          <table:table-cell table:formula="of:=(TRIM([.D614]))">
            <text:p/>
          </table:table-cell>
        </table:table-row>
        <table:table-row table:style-name="ro1">
          <table:table-cell office:value-type="string" calcext:value-type="string">
            <text:p><text:s/>pz-vdw</text:p>
          </table:table-cell>
          <table:table-cell table:formula="of:=(TRIM([.A615]))" office:value-type="string" office:string-value="pz-vdw" calcext:value-type="string">
            <text:p>pz-vdw</text:p>
          </table:table-cell>
          <table:table-cell table:formula="of:=(TRIM([.B615]))" office:value-type="string" office:string-value="pz-vdw" calcext:value-type="string">
            <text:p>pz-vdw</text:p>
          </table:table-cell>
          <table:table-cell/>
          <table:table-cell table:formula="of:=(TRIM([.D615]))">
            <text:p/>
          </table:table-cell>
        </table:table-row>
        <table:table-row table:style-name="ro1">
          <table:table-cell office:value-type="string" calcext:value-type="string">
            <text:p><text:s/>pz-vdw</text:p>
          </table:table-cell>
          <table:table-cell table:formula="of:=(TRIM([.A616]))" office:value-type="string" office:string-value="pz-vdw" calcext:value-type="string">
            <text:p>pz-vdw</text:p>
          </table:table-cell>
          <table:table-cell table:formula="of:=(TRIM([.B616]))" office:value-type="string" office:string-value="pz-vdw" calcext:value-type="string">
            <text:p>pz-vdw</text:p>
          </table:table-cell>
          <table:table-cell/>
          <table:table-cell table:formula="of:=(TRIM([.D616]))">
            <text:p/>
          </table:table-cell>
        </table:table-row>
        <table:table-row table:style-name="ro1">
          <table:table-cell office:value-type="string" calcext:value-type="string">
            <text:p><text:s/>pz-vdw</text:p>
          </table:table-cell>
          <table:table-cell table:formula="of:=(TRIM([.A617]))" office:value-type="string" office:string-value="pz-vdw" calcext:value-type="string">
            <text:p>pz-vdw</text:p>
          </table:table-cell>
          <table:table-cell table:formula="of:=(TRIM([.B617]))" office:value-type="string" office:string-value="pz-vdw" calcext:value-type="string">
            <text:p>pz-vdw</text:p>
          </table:table-cell>
          <table:table-cell/>
          <table:table-cell table:formula="of:=(TRIM([.D617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618]))" office:value-type="string" office:string-value="pz-vdw" calcext:value-type="string">
            <text:p>pz-vdw</text:p>
          </table:table-cell>
          <table:table-cell table:formula="of:=(TRIM([.B618]))" office:value-type="string" office:string-value="pz-vdw" calcext:value-type="string">
            <text:p>pz-vdw</text:p>
          </table:table-cell>
          <table:table-cell/>
          <table:table-cell table:formula="of:=(TRIM([.D618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619]))" office:value-type="string" office:string-value="pz-vdw" calcext:value-type="string">
            <text:p>pz-vdw</text:p>
          </table:table-cell>
          <table:table-cell table:formula="of:=(TRIM([.B619]))" office:value-type="string" office:string-value="pz-vdw" calcext:value-type="string">
            <text:p>pz-vdw</text:p>
          </table:table-cell>
          <table:table-cell/>
          <table:table-cell table:formula="of:=(TRIM([.D619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620]))" office:value-type="string" office:string-value="pz-vdw" calcext:value-type="string">
            <text:p>pz-vdw</text:p>
          </table:table-cell>
          <table:table-cell table:formula="of:=(TRIM([.B620]))" office:value-type="string" office:string-value="pz-vdw" calcext:value-type="string">
            <text:p>pz-vdw</text:p>
          </table:table-cell>
          <table:table-cell/>
          <table:table-cell table:formula="of:=(TRIM([.D620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621]))" office:value-type="string" office:string-value="pz-vdw" calcext:value-type="string">
            <text:p>pz-vdw</text:p>
          </table:table-cell>
          <table:table-cell table:formula="of:=(TRIM([.B621]))" office:value-type="string" office:string-value="pz-vdw" calcext:value-type="string">
            <text:p>pz-vdw</text:p>
          </table:table-cell>
          <table:table-cell/>
          <table:table-cell table:formula="of:=(TRIM([.D621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622]))" office:value-type="string" office:string-value="pz-vdw" calcext:value-type="string">
            <text:p>pz-vdw</text:p>
          </table:table-cell>
          <table:table-cell table:formula="of:=(TRIM([.B622]))" office:value-type="string" office:string-value="pz-vdw" calcext:value-type="string">
            <text:p>pz-vdw</text:p>
          </table:table-cell>
          <table:table-cell/>
          <table:table-cell table:formula="of:=(TRIM([.D622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623]))" office:value-type="string" office:string-value="pz-vdw" calcext:value-type="string">
            <text:p>pz-vdw</text:p>
          </table:table-cell>
          <table:table-cell table:formula="of:=(TRIM([.B623]))" office:value-type="string" office:string-value="pz-vdw" calcext:value-type="string">
            <text:p>pz-vdw</text:p>
          </table:table-cell>
          <table:table-cell/>
          <table:table-cell table:formula="of:=(TRIM([.D623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624]))" office:value-type="string" office:string-value="pz-vdw" calcext:value-type="string">
            <text:p>pz-vdw</text:p>
          </table:table-cell>
          <table:table-cell table:formula="of:=(TRIM([.B624]))" office:value-type="string" office:string-value="pz-vdw" calcext:value-type="string">
            <text:p>pz-vdw</text:p>
          </table:table-cell>
          <table:table-cell/>
          <table:table-cell table:formula="of:=(TRIM([.D624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625]))" office:value-type="string" office:string-value="pz-vdw" calcext:value-type="string">
            <text:p>pz-vdw</text:p>
          </table:table-cell>
          <table:table-cell table:formula="of:=(TRIM([.B625]))" office:value-type="string" office:string-value="pz-vdw" calcext:value-type="string">
            <text:p>pz-vdw</text:p>
          </table:table-cell>
          <table:table-cell/>
          <table:table-cell table:formula="of:=(TRIM([.D625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626]))" office:value-type="string" office:string-value="pz-vdw" calcext:value-type="string">
            <text:p>pz-vdw</text:p>
          </table:table-cell>
          <table:table-cell table:formula="of:=(TRIM([.B626]))" office:value-type="string" office:string-value="pz-vdw" calcext:value-type="string">
            <text:p>pz-vdw</text:p>
          </table:table-cell>
          <table:table-cell/>
          <table:table-cell table:formula="of:=(TRIM([.D626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627]))" office:value-type="string" office:string-value="pz-vdw" calcext:value-type="string">
            <text:p>pz-vdw</text:p>
          </table:table-cell>
          <table:table-cell table:formula="of:=(TRIM([.B627]))" office:value-type="string" office:string-value="pz-vdw" calcext:value-type="string">
            <text:p>pz-vdw</text:p>
          </table:table-cell>
          <table:table-cell/>
          <table:table-cell table:formula="of:=(TRIM([.D627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628]))" office:value-type="string" office:string-value="pz-vdw" calcext:value-type="string">
            <text:p>pz-vdw</text:p>
          </table:table-cell>
          <table:table-cell table:formula="of:=(TRIM([.B628]))" office:value-type="string" office:string-value="pz-vdw" calcext:value-type="string">
            <text:p>pz-vdw</text:p>
          </table:table-cell>
          <table:table-cell/>
          <table:table-cell table:formula="of:=(TRIM([.D628]))">
            <text:p/>
          </table:table-cell>
        </table:table-row>
        <table:table-row table:style-name="ro1">
          <table:table-cell office:value-type="string" calcext:value-type="string">
            <text:p><text:s/>pz-vdw</text:p>
          </table:table-cell>
          <table:table-cell table:formula="of:=(TRIM([.A629]))" office:value-type="string" office:string-value="pz-vdw" calcext:value-type="string">
            <text:p>pz-vdw</text:p>
          </table:table-cell>
          <table:table-cell table:formula="of:=(TRIM([.B629]))" office:value-type="string" office:string-value="pz-vdw" calcext:value-type="string">
            <text:p>pz-vdw</text:p>
          </table:table-cell>
          <table:table-cell/>
          <table:table-cell table:formula="of:=(TRIM([.D629]))">
            <text:p/>
          </table:table-cell>
        </table:table-row>
        <table:table-row table:style-name="ro1">
          <table:table-cell office:value-type="string" calcext:value-type="string">
            <text:p><text:s/>pz-vdw</text:p>
          </table:table-cell>
          <table:table-cell table:formula="of:=(TRIM([.A630]))" office:value-type="string" office:string-value="pz-vdw" calcext:value-type="string">
            <text:p>pz-vdw</text:p>
          </table:table-cell>
          <table:table-cell table:formula="of:=(TRIM([.B630]))" office:value-type="string" office:string-value="pz-vdw" calcext:value-type="string">
            <text:p>pz-vdw</text:p>
          </table:table-cell>
          <table:table-cell/>
          <table:table-cell table:formula="of:=(TRIM([.D630]))">
            <text:p/>
          </table:table-cell>
        </table:table-row>
        <table:table-row table:style-name="ro1">
          <table:table-cell office:value-type="string" calcext:value-type="string">
            <text:p><text:s/>pz-vdw</text:p>
          </table:table-cell>
          <table:table-cell table:formula="of:=(TRIM([.A631]))" office:value-type="string" office:string-value="pz-vdw" calcext:value-type="string">
            <text:p>pz-vdw</text:p>
          </table:table-cell>
          <table:table-cell table:formula="of:=(TRIM([.B631]))" office:value-type="string" office:string-value="pz-vdw" calcext:value-type="string">
            <text:p>pz-vdw</text:p>
          </table:table-cell>
          <table:table-cell/>
          <table:table-cell table:formula="of:=(TRIM([.D631]))">
            <text:p/>
          </table:table-cell>
        </table:table-row>
        <table:table-row table:style-name="ro1">
          <table:table-cell office:value-type="string" calcext:value-type="string">
            <text:p><text:s/>pz-vdw</text:p>
          </table:table-cell>
          <table:table-cell table:formula="of:=(TRIM([.A632]))" office:value-type="string" office:string-value="pz-vdw" calcext:value-type="string">
            <text:p>pz-vdw</text:p>
          </table:table-cell>
          <table:table-cell table:formula="of:=(TRIM([.B632]))" office:value-type="string" office:string-value="pz-vdw" calcext:value-type="string">
            <text:p>pz-vdw</text:p>
          </table:table-cell>
          <table:table-cell/>
          <table:table-cell table:formula="of:=(TRIM([.D632]))">
            <text:p/>
          </table:table-cell>
        </table:table-row>
        <table:table-row table:style-name="ro1">
          <table:table-cell office:value-type="string" calcext:value-type="string">
            <text:p><text:s/>pz-vdw</text:p>
          </table:table-cell>
          <table:table-cell table:formula="of:=(TRIM([.A633]))" office:value-type="string" office:string-value="pz-vdw" calcext:value-type="string">
            <text:p>pz-vdw</text:p>
          </table:table-cell>
          <table:table-cell table:formula="of:=(TRIM([.B633]))" office:value-type="string" office:string-value="pz-vdw" calcext:value-type="string">
            <text:p>pz-vdw</text:p>
          </table:table-cell>
          <table:table-cell/>
          <table:table-cell table:formula="of:=(TRIM([.D633]))">
            <text:p/>
          </table:table-cell>
        </table:table-row>
        <table:table-row table:style-name="ro1">
          <table:table-cell office:value-type="string" calcext:value-type="string">
            <text:p><text:s/>pz-vdw</text:p>
          </table:table-cell>
          <table:table-cell table:formula="of:=(TRIM([.A634]))" office:value-type="string" office:string-value="pz-vdw" calcext:value-type="string">
            <text:p>pz-vdw</text:p>
          </table:table-cell>
          <table:table-cell table:formula="of:=(TRIM([.B634]))" office:value-type="string" office:string-value="pz-vdw" calcext:value-type="string">
            <text:p>pz-vdw</text:p>
          </table:table-cell>
          <table:table-cell/>
          <table:table-cell table:formula="of:=(TRIM([.D634]))">
            <text:p/>
          </table:table-cell>
        </table:table-row>
        <table:table-row table:style-name="ro1">
          <table:table-cell office:value-type="string" calcext:value-type="string">
            <text:p><text:s/>pz-vdw</text:p>
          </table:table-cell>
          <table:table-cell table:formula="of:=(TRIM([.A635]))" office:value-type="string" office:string-value="pz-vdw" calcext:value-type="string">
            <text:p>pz-vdw</text:p>
          </table:table-cell>
          <table:table-cell table:formula="of:=(TRIM([.B635]))" office:value-type="string" office:string-value="pz-vdw" calcext:value-type="string">
            <text:p>pz-vdw</text:p>
          </table:table-cell>
          <table:table-cell/>
          <table:table-cell table:formula="of:=(TRIM([.D635]))">
            <text:p/>
          </table:table-cell>
        </table:table-row>
        <table:table-row table:style-name="ro1">
          <table:table-cell office:value-type="string" calcext:value-type="string">
            <text:p><text:s/>pz-vdw</text:p>
          </table:table-cell>
          <table:table-cell table:formula="of:=(TRIM([.A636]))" office:value-type="string" office:string-value="pz-vdw" calcext:value-type="string">
            <text:p>pz-vdw</text:p>
          </table:table-cell>
          <table:table-cell table:formula="of:=(TRIM([.B636]))" office:value-type="string" office:string-value="pz-vdw" calcext:value-type="string">
            <text:p>pz-vdw</text:p>
          </table:table-cell>
          <table:table-cell/>
          <table:table-cell table:formula="of:=(TRIM([.D636]))">
            <text:p/>
          </table:table-cell>
        </table:table-row>
        <table:table-row table:style-name="ro1">
          <table:table-cell office:value-type="string" calcext:value-type="string">
            <text:p><text:s/>pz-vdw</text:p>
          </table:table-cell>
          <table:table-cell table:formula="of:=(TRIM([.A637]))" office:value-type="string" office:string-value="pz-vdw" calcext:value-type="string">
            <text:p>pz-vdw</text:p>
          </table:table-cell>
          <table:table-cell table:formula="of:=(TRIM([.B637]))" office:value-type="string" office:string-value="pz-vdw" calcext:value-type="string">
            <text:p>pz-vdw</text:p>
          </table:table-cell>
          <table:table-cell/>
          <table:table-cell table:formula="of:=(TRIM([.D637]))">
            <text:p/>
          </table:table-cell>
        </table:table-row>
        <table:table-row table:style-name="ro1">
          <table:table-cell office:value-type="string" calcext:value-type="string">
            <text:p><text:s/>pz-vdw</text:p>
          </table:table-cell>
          <table:table-cell table:formula="of:=(TRIM([.A638]))" office:value-type="string" office:string-value="pz-vdw" calcext:value-type="string">
            <text:p>pz-vdw</text:p>
          </table:table-cell>
          <table:table-cell table:formula="of:=(TRIM([.B638]))" office:value-type="string" office:string-value="pz-vdw" calcext:value-type="string">
            <text:p>pz-vdw</text:p>
          </table:table-cell>
          <table:table-cell/>
          <table:table-cell table:formula="of:=(TRIM([.D638]))">
            <text:p/>
          </table:table-cell>
        </table:table-row>
        <table:table-row table:style-name="ro1">
          <table:table-cell office:value-type="string" calcext:value-type="string">
            <text:p><text:s/>pz-vdw</text:p>
          </table:table-cell>
          <table:table-cell table:formula="of:=(TRIM([.A639]))" office:value-type="string" office:string-value="pz-vdw" calcext:value-type="string">
            <text:p>pz-vdw</text:p>
          </table:table-cell>
          <table:table-cell table:formula="of:=(TRIM([.B639]))" office:value-type="string" office:string-value="pz-vdw" calcext:value-type="string">
            <text:p>pz-vdw</text:p>
          </table:table-cell>
          <table:table-cell/>
          <table:table-cell table:formula="of:=(TRIM([.D639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640]))" office:value-type="string" office:string-value="pz-vdw" calcext:value-type="string">
            <text:p>pz-vdw</text:p>
          </table:table-cell>
          <table:table-cell table:formula="of:=(TRIM([.B640]))" office:value-type="string" office:string-value="pz-vdw" calcext:value-type="string">
            <text:p>pz-vdw</text:p>
          </table:table-cell>
          <table:table-cell/>
          <table:table-cell table:formula="of:=(TRIM([.D640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641]))" office:value-type="string" office:string-value="pz-vdw" calcext:value-type="string">
            <text:p>pz-vdw</text:p>
          </table:table-cell>
          <table:table-cell table:formula="of:=(TRIM([.B641]))" office:value-type="string" office:string-value="pz-vdw" calcext:value-type="string">
            <text:p>pz-vdw</text:p>
          </table:table-cell>
          <table:table-cell/>
          <table:table-cell table:formula="of:=(TRIM([.D641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642]))" office:value-type="string" office:string-value="pz-vdw" calcext:value-type="string">
            <text:p>pz-vdw</text:p>
          </table:table-cell>
          <table:table-cell table:formula="of:=(TRIM([.B642]))" office:value-type="string" office:string-value="pz-vdw" calcext:value-type="string">
            <text:p>pz-vdw</text:p>
          </table:table-cell>
          <table:table-cell/>
          <table:table-cell table:formula="of:=(TRIM([.D642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643]))" office:value-type="string" office:string-value="pz-vdw" calcext:value-type="string">
            <text:p>pz-vdw</text:p>
          </table:table-cell>
          <table:table-cell table:formula="of:=(TRIM([.B643]))" office:value-type="string" office:string-value="pz-vdw" calcext:value-type="string">
            <text:p>pz-vdw</text:p>
          </table:table-cell>
          <table:table-cell/>
          <table:table-cell table:formula="of:=(TRIM([.D643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644]))" office:value-type="string" office:string-value="pz-vdw" calcext:value-type="string">
            <text:p>pz-vdw</text:p>
          </table:table-cell>
          <table:table-cell table:formula="of:=(TRIM([.B644]))" office:value-type="string" office:string-value="pz-vdw" calcext:value-type="string">
            <text:p>pz-vdw</text:p>
          </table:table-cell>
          <table:table-cell/>
          <table:table-cell table:formula="of:=(TRIM([.D644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645]))" office:value-type="string" office:string-value="pz-vdw" calcext:value-type="string">
            <text:p>pz-vdw</text:p>
          </table:table-cell>
          <table:table-cell table:formula="of:=(TRIM([.B645]))" office:value-type="string" office:string-value="pz-vdw" calcext:value-type="string">
            <text:p>pz-vdw</text:p>
          </table:table-cell>
          <table:table-cell/>
          <table:table-cell table:formula="of:=(TRIM([.D645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646]))" office:value-type="string" office:string-value="pz-vdw" calcext:value-type="string">
            <text:p>pz-vdw</text:p>
          </table:table-cell>
          <table:table-cell table:formula="of:=(TRIM([.B646]))" office:value-type="string" office:string-value="pz-vdw" calcext:value-type="string">
            <text:p>pz-vdw</text:p>
          </table:table-cell>
          <table:table-cell/>
          <table:table-cell table:formula="of:=(TRIM([.D646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647]))" office:value-type="string" office:string-value="pz-vdw" calcext:value-type="string">
            <text:p>pz-vdw</text:p>
          </table:table-cell>
          <table:table-cell table:formula="of:=(TRIM([.B647]))" office:value-type="string" office:string-value="pz-vdw" calcext:value-type="string">
            <text:p>pz-vdw</text:p>
          </table:table-cell>
          <table:table-cell/>
          <table:table-cell table:formula="of:=(TRIM([.D647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648]))" office:value-type="string" office:string-value="pz-vdw" calcext:value-type="string">
            <text:p>pz-vdw</text:p>
          </table:table-cell>
          <table:table-cell table:formula="of:=(TRIM([.B648]))" office:value-type="string" office:string-value="pz-vdw" calcext:value-type="string">
            <text:p>pz-vdw</text:p>
          </table:table-cell>
          <table:table-cell/>
          <table:table-cell table:formula="of:=(TRIM([.D648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649]))" office:value-type="string" office:string-value="pz-vdw" calcext:value-type="string">
            <text:p>pz-vdw</text:p>
          </table:table-cell>
          <table:table-cell table:formula="of:=(TRIM([.B649]))" office:value-type="string" office:string-value="pz-vdw" calcext:value-type="string">
            <text:p>pz-vdw</text:p>
          </table:table-cell>
          <table:table-cell/>
          <table:table-cell table:formula="of:=(TRIM([.D649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650]))" office:value-type="string" office:string-value="pz-vdw" calcext:value-type="string">
            <text:p>pz-vdw</text:p>
          </table:table-cell>
          <table:table-cell table:formula="of:=(TRIM([.B650]))" office:value-type="string" office:string-value="pz-vdw" calcext:value-type="string">
            <text:p>pz-vdw</text:p>
          </table:table-cell>
          <table:table-cell/>
          <table:table-cell table:formula="of:=(TRIM([.D650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651]))" office:value-type="string" office:string-value="pz-vdw" calcext:value-type="string">
            <text:p>pz-vdw</text:p>
          </table:table-cell>
          <table:table-cell table:formula="of:=(TRIM([.B651]))" office:value-type="string" office:string-value="pz-vdw" calcext:value-type="string">
            <text:p>pz-vdw</text:p>
          </table:table-cell>
          <table:table-cell/>
          <table:table-cell table:formula="of:=(TRIM([.D651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652]))" office:value-type="string" office:string-value="pz-vdw" calcext:value-type="string">
            <text:p>pz-vdw</text:p>
          </table:table-cell>
          <table:table-cell table:formula="of:=(TRIM([.B652]))" office:value-type="string" office:string-value="pz-vdw" calcext:value-type="string">
            <text:p>pz-vdw</text:p>
          </table:table-cell>
          <table:table-cell/>
          <table:table-cell table:formula="of:=(TRIM([.D652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653]))" office:value-type="string" office:string-value="pz-vdw" calcext:value-type="string">
            <text:p>pz-vdw</text:p>
          </table:table-cell>
          <table:table-cell table:formula="of:=(TRIM([.B653]))" office:value-type="string" office:string-value="pz-vdw" calcext:value-type="string">
            <text:p>pz-vdw</text:p>
          </table:table-cell>
          <table:table-cell/>
          <table:table-cell table:formula="of:=(TRIM([.D653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654]))" office:value-type="string" office:string-value="pz-vdw" calcext:value-type="string">
            <text:p>pz-vdw</text:p>
          </table:table-cell>
          <table:table-cell table:formula="of:=(TRIM([.B654]))" office:value-type="string" office:string-value="pz-vdw" calcext:value-type="string">
            <text:p>pz-vdw</text:p>
          </table:table-cell>
          <table:table-cell/>
          <table:table-cell table:formula="of:=(TRIM([.D654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655]))" office:value-type="string" office:string-value="pz-vdw" calcext:value-type="string">
            <text:p>pz-vdw</text:p>
          </table:table-cell>
          <table:table-cell table:formula="of:=(TRIM([.B655]))" office:value-type="string" office:string-value="pz-vdw" calcext:value-type="string">
            <text:p>pz-vdw</text:p>
          </table:table-cell>
          <table:table-cell/>
          <table:table-cell table:formula="of:=(TRIM([.D655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656]))" office:value-type="string" office:string-value="pz-vdw" calcext:value-type="string">
            <text:p>pz-vdw</text:p>
          </table:table-cell>
          <table:table-cell table:formula="of:=(TRIM([.B656]))" office:value-type="string" office:string-value="pz-vdw" calcext:value-type="string">
            <text:p>pz-vdw</text:p>
          </table:table-cell>
          <table:table-cell/>
          <table:table-cell table:formula="of:=(TRIM([.D656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657]))" office:value-type="string" office:string-value="pz-vdw" calcext:value-type="string">
            <text:p>pz-vdw</text:p>
          </table:table-cell>
          <table:table-cell table:formula="of:=(TRIM([.B657]))" office:value-type="string" office:string-value="pz-vdw" calcext:value-type="string">
            <text:p>pz-vdw</text:p>
          </table:table-cell>
          <table:table-cell/>
          <table:table-cell table:formula="of:=(TRIM([.D657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658]))" office:value-type="string" office:string-value="pz-vdw" calcext:value-type="string">
            <text:p>pz-vdw</text:p>
          </table:table-cell>
          <table:table-cell table:formula="of:=(TRIM([.B658]))" office:value-type="string" office:string-value="pz-vdw" calcext:value-type="string">
            <text:p>pz-vdw</text:p>
          </table:table-cell>
          <table:table-cell/>
          <table:table-cell table:formula="of:=(TRIM([.D658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659]))" office:value-type="string" office:string-value="pz-vdw" calcext:value-type="string">
            <text:p>pz-vdw</text:p>
          </table:table-cell>
          <table:table-cell table:formula="of:=(TRIM([.B659]))" office:value-type="string" office:string-value="pz-vdw" calcext:value-type="string">
            <text:p>pz-vdw</text:p>
          </table:table-cell>
          <table:table-cell/>
          <table:table-cell table:formula="of:=(TRIM([.D659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660]))" office:value-type="string" office:string-value="pz-vdw" calcext:value-type="string">
            <text:p>pz-vdw</text:p>
          </table:table-cell>
          <table:table-cell table:formula="of:=(TRIM([.B660]))" office:value-type="string" office:string-value="pz-vdw" calcext:value-type="string">
            <text:p>pz-vdw</text:p>
          </table:table-cell>
          <table:table-cell/>
          <table:table-cell table:formula="of:=(TRIM([.D660]))">
            <text:p/>
          </table:table-cell>
        </table:table-row>
        <table:table-row table:style-name="ro1">
          <table:table-cell office:value-type="string" calcext:value-type="string">
            <text:p><text:s/>pz-vdw <text:s text:c="3"/></text:p>
          </table:table-cell>
          <table:table-cell table:formula="of:=(TRIM([.A661]))" office:value-type="string" office:string-value="pz-vdw" calcext:value-type="string">
            <text:p>pz-vdw</text:p>
          </table:table-cell>
          <table:table-cell table:formula="of:=(TRIM([.B661]))" office:value-type="string" office:string-value="pz-vdw" calcext:value-type="string">
            <text:p>pz-vdw</text:p>
          </table:table-cell>
          <table:table-cell/>
          <table:table-cell table:formula="of:=(TRIM([.D661]))">
            <text:p/>
          </table:table-cell>
        </table:table-row>
        <table:table-row table:style-name="ro1">
          <table:table-cell office:value-type="string" calcext:value-type="string">
            <text:p><text:s/>pz <text:s/></text:p>
          </table:table-cell>
          <table:table-cell table:formula="of:=(TRIM([.A662]))" office:value-type="string" office:string-value="pz" calcext:value-type="string">
            <text:p>pz</text:p>
          </table:table-cell>
          <table:table-cell table:formula="of:=(TRIM([.B662]))" office:value-type="string" office:string-value="pz" calcext:value-type="string">
            <text:p>pz</text:p>
          </table:table-cell>
          <table:table-cell/>
          <table:table-cell table:formula="of:=(TRIM([.D662]))">
            <text:p/>
          </table:table-cell>
        </table:table-row>
        <table:table-row table:style-name="ro1">
          <table:table-cell office:value-type="string" calcext:value-type="string">
            <text:p><text:s/>pz <text:s/></text:p>
          </table:table-cell>
          <table:table-cell table:formula="of:=(TRIM([.A663]))" office:value-type="string" office:string-value="pz" calcext:value-type="string">
            <text:p>pz</text:p>
          </table:table-cell>
          <table:table-cell table:formula="of:=(TRIM([.B663]))" office:value-type="string" office:string-value="pz" calcext:value-type="string">
            <text:p>pz</text:p>
          </table:table-cell>
          <table:table-cell/>
          <table:table-cell table:formula="of:=(TRIM([.D663]))">
            <text:p/>
          </table:table-cell>
        </table:table-row>
        <table:table-row table:style-name="ro1">
          <table:table-cell office:value-type="string" calcext:value-type="string">
            <text:p><text:s/>pz <text:s/></text:p>
          </table:table-cell>
          <table:table-cell table:formula="of:=(TRIM([.A664]))" office:value-type="string" office:string-value="pz" calcext:value-type="string">
            <text:p>pz</text:p>
          </table:table-cell>
          <table:table-cell table:formula="of:=(TRIM([.B664]))" office:value-type="string" office:string-value="pz" calcext:value-type="string">
            <text:p>pz</text:p>
          </table:table-cell>
          <table:table-cell/>
          <table:table-cell table:formula="of:=(TRIM([.D664]))">
            <text:p/>
          </table:table-cell>
        </table:table-row>
        <table:table-row table:style-name="ro1">
          <table:table-cell office:value-type="string" calcext:value-type="string">
            <text:p><text:s/>pz <text:s/></text:p>
          </table:table-cell>
          <table:table-cell table:formula="of:=(TRIM([.A665]))" office:value-type="string" office:string-value="pz" calcext:value-type="string">
            <text:p>pz</text:p>
          </table:table-cell>
          <table:table-cell table:formula="of:=(TRIM([.B665]))" office:value-type="string" office:string-value="pz" calcext:value-type="string">
            <text:p>pz</text:p>
          </table:table-cell>
          <table:table-cell/>
          <table:table-cell table:formula="of:=(TRIM([.D665]))">
            <text:p/>
          </table:table-cell>
        </table:table-row>
        <table:table-row table:style-name="ro1">
          <table:table-cell office:value-type="string" calcext:value-type="string">
            <text:p><text:s/>pz <text:s/></text:p>
          </table:table-cell>
          <table:table-cell table:formula="of:=(TRIM([.A666]))" office:value-type="string" office:string-value="pz" calcext:value-type="string">
            <text:p>pz</text:p>
          </table:table-cell>
          <table:table-cell table:formula="of:=(TRIM([.B666]))" office:value-type="string" office:string-value="pz" calcext:value-type="string">
            <text:p>pz</text:p>
          </table:table-cell>
          <table:table-cell/>
          <table:table-cell table:formula="of:=(TRIM([.D666]))">
            <text:p/>
          </table:table-cell>
        </table:table-row>
        <table:table-row table:style-name="ro1">
          <table:table-cell office:value-type="string" calcext:value-type="string">
            <text:p><text:s/>pz <text:s/></text:p>
          </table:table-cell>
          <table:table-cell table:formula="of:=(TRIM([.A667]))" office:value-type="string" office:string-value="pz" calcext:value-type="string">
            <text:p>pz</text:p>
          </table:table-cell>
          <table:table-cell table:formula="of:=(TRIM([.B667]))" office:value-type="string" office:string-value="pz" calcext:value-type="string">
            <text:p>pz</text:p>
          </table:table-cell>
          <table:table-cell/>
          <table:table-cell table:formula="of:=(TRIM([.D667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668]))" office:value-type="string" office:string-value="pz" calcext:value-type="string">
            <text:p>pz</text:p>
          </table:table-cell>
          <table:table-cell table:formula="of:=(TRIM([.B668]))" office:value-type="string" office:string-value="pz" calcext:value-type="string">
            <text:p>pz</text:p>
          </table:table-cell>
          <table:table-cell/>
          <table:table-cell table:formula="of:=(TRIM([.D668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669]))" office:value-type="string" office:string-value="pz" calcext:value-type="string">
            <text:p>pz</text:p>
          </table:table-cell>
          <table:table-cell table:formula="of:=(TRIM([.B669]))" office:value-type="string" office:string-value="pz" calcext:value-type="string">
            <text:p>pz</text:p>
          </table:table-cell>
          <table:table-cell/>
          <table:table-cell table:formula="of:=(TRIM([.D669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670]))" office:value-type="string" office:string-value="pz" calcext:value-type="string">
            <text:p>pz</text:p>
          </table:table-cell>
          <table:table-cell table:formula="of:=(TRIM([.B670]))" office:value-type="string" office:string-value="pz" calcext:value-type="string">
            <text:p>pz</text:p>
          </table:table-cell>
          <table:table-cell/>
          <table:table-cell table:formula="of:=(TRIM([.D670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671]))" office:value-type="string" office:string-value="pz" calcext:value-type="string">
            <text:p>pz</text:p>
          </table:table-cell>
          <table:table-cell table:formula="of:=(TRIM([.B671]))" office:value-type="string" office:string-value="pz" calcext:value-type="string">
            <text:p>pz</text:p>
          </table:table-cell>
          <table:table-cell/>
          <table:table-cell table:formula="of:=(TRIM([.D671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672]))" office:value-type="string" office:string-value="pz" calcext:value-type="string">
            <text:p>pz</text:p>
          </table:table-cell>
          <table:table-cell table:formula="of:=(TRIM([.B672]))" office:value-type="string" office:string-value="pz" calcext:value-type="string">
            <text:p>pz</text:p>
          </table:table-cell>
          <table:table-cell/>
          <table:table-cell table:formula="of:=(TRIM([.D672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673]))" office:value-type="string" office:string-value="pz" calcext:value-type="string">
            <text:p>pz</text:p>
          </table:table-cell>
          <table:table-cell table:formula="of:=(TRIM([.B673]))" office:value-type="string" office:string-value="pz" calcext:value-type="string">
            <text:p>pz</text:p>
          </table:table-cell>
          <table:table-cell/>
          <table:table-cell table:formula="of:=(TRIM([.D673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674]))" office:value-type="string" office:string-value="pz" calcext:value-type="string">
            <text:p>pz</text:p>
          </table:table-cell>
          <table:table-cell table:formula="of:=(TRIM([.B674]))" office:value-type="string" office:string-value="pz" calcext:value-type="string">
            <text:p>pz</text:p>
          </table:table-cell>
          <table:table-cell/>
          <table:table-cell table:formula="of:=(TRIM([.D674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675]))" office:value-type="string" office:string-value="pz" calcext:value-type="string">
            <text:p>pz</text:p>
          </table:table-cell>
          <table:table-cell table:formula="of:=(TRIM([.B675]))" office:value-type="string" office:string-value="pz" calcext:value-type="string">
            <text:p>pz</text:p>
          </table:table-cell>
          <table:table-cell/>
          <table:table-cell table:formula="of:=(TRIM([.D675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676]))" office:value-type="string" office:string-value="pz" calcext:value-type="string">
            <text:p>pz</text:p>
          </table:table-cell>
          <table:table-cell table:formula="of:=(TRIM([.B676]))" office:value-type="string" office:string-value="pz" calcext:value-type="string">
            <text:p>pz</text:p>
          </table:table-cell>
          <table:table-cell/>
          <table:table-cell table:formula="of:=(TRIM([.D676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677]))" office:value-type="string" office:string-value="pz" calcext:value-type="string">
            <text:p>pz</text:p>
          </table:table-cell>
          <table:table-cell table:formula="of:=(TRIM([.B677]))" office:value-type="string" office:string-value="pz" calcext:value-type="string">
            <text:p>pz</text:p>
          </table:table-cell>
          <table:table-cell/>
          <table:table-cell table:formula="of:=(TRIM([.D677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678]))" office:value-type="string" office:string-value="pz" calcext:value-type="string">
            <text:p>pz</text:p>
          </table:table-cell>
          <table:table-cell table:formula="of:=(TRIM([.B678]))" office:value-type="string" office:string-value="pz" calcext:value-type="string">
            <text:p>pz</text:p>
          </table:table-cell>
          <table:table-cell/>
          <table:table-cell table:formula="of:=(TRIM([.D678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679]))" office:value-type="string" office:string-value="pz" calcext:value-type="string">
            <text:p>pz</text:p>
          </table:table-cell>
          <table:table-cell table:formula="of:=(TRIM([.B679]))" office:value-type="string" office:string-value="pz" calcext:value-type="string">
            <text:p>pz</text:p>
          </table:table-cell>
          <table:table-cell/>
          <table:table-cell table:formula="of:=(TRIM([.D679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680]))" office:value-type="string" office:string-value="pz" calcext:value-type="string">
            <text:p>pz</text:p>
          </table:table-cell>
          <table:table-cell table:formula="of:=(TRIM([.B680]))" office:value-type="string" office:string-value="pz" calcext:value-type="string">
            <text:p>pz</text:p>
          </table:table-cell>
          <table:table-cell/>
          <table:table-cell table:formula="of:=(TRIM([.D680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681]))" office:value-type="string" office:string-value="pz" calcext:value-type="string">
            <text:p>pz</text:p>
          </table:table-cell>
          <table:table-cell table:formula="of:=(TRIM([.B681]))" office:value-type="string" office:string-value="pz" calcext:value-type="string">
            <text:p>pz</text:p>
          </table:table-cell>
          <table:table-cell/>
          <table:table-cell table:formula="of:=(TRIM([.D681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682]))" office:value-type="string" office:string-value="pz" calcext:value-type="string">
            <text:p>pz</text:p>
          </table:table-cell>
          <table:table-cell table:formula="of:=(TRIM([.B682]))" office:value-type="string" office:string-value="pz" calcext:value-type="string">
            <text:p>pz</text:p>
          </table:table-cell>
          <table:table-cell/>
          <table:table-cell table:formula="of:=(TRIM([.D682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683]))" office:value-type="string" office:string-value="pz" calcext:value-type="string">
            <text:p>pz</text:p>
          </table:table-cell>
          <table:table-cell table:formula="of:=(TRIM([.B683]))" office:value-type="string" office:string-value="pz" calcext:value-type="string">
            <text:p>pz</text:p>
          </table:table-cell>
          <table:table-cell/>
          <table:table-cell table:formula="of:=(TRIM([.D683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684]))" office:value-type="string" office:string-value="pz" calcext:value-type="string">
            <text:p>pz</text:p>
          </table:table-cell>
          <table:table-cell table:formula="of:=(TRIM([.B684]))" office:value-type="string" office:string-value="pz" calcext:value-type="string">
            <text:p>pz</text:p>
          </table:table-cell>
          <table:table-cell/>
          <table:table-cell table:formula="of:=(TRIM([.D684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685]))" office:value-type="string" office:string-value="pz" calcext:value-type="string">
            <text:p>pz</text:p>
          </table:table-cell>
          <table:table-cell table:formula="of:=(TRIM([.B685]))" office:value-type="string" office:string-value="pz" calcext:value-type="string">
            <text:p>pz</text:p>
          </table:table-cell>
          <table:table-cell/>
          <table:table-cell table:formula="of:=(TRIM([.D685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686]))" office:value-type="string" office:string-value="pz" calcext:value-type="string">
            <text:p>pz</text:p>
          </table:table-cell>
          <table:table-cell table:formula="of:=(TRIM([.B686]))" office:value-type="string" office:string-value="pz" calcext:value-type="string">
            <text:p>pz</text:p>
          </table:table-cell>
          <table:table-cell/>
          <table:table-cell table:formula="of:=(TRIM([.D686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687]))" office:value-type="string" office:string-value="pz" calcext:value-type="string">
            <text:p>pz</text:p>
          </table:table-cell>
          <table:table-cell table:formula="of:=(TRIM([.B687]))" office:value-type="string" office:string-value="pz" calcext:value-type="string">
            <text:p>pz</text:p>
          </table:table-cell>
          <table:table-cell/>
          <table:table-cell table:formula="of:=(TRIM([.D687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688]))" office:value-type="string" office:string-value="pz" calcext:value-type="string">
            <text:p>pz</text:p>
          </table:table-cell>
          <table:table-cell table:formula="of:=(TRIM([.B688]))" office:value-type="string" office:string-value="pz" calcext:value-type="string">
            <text:p>pz</text:p>
          </table:table-cell>
          <table:table-cell/>
          <table:table-cell table:formula="of:=(TRIM([.D688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689]))" office:value-type="string" office:string-value="pz" calcext:value-type="string">
            <text:p>pz</text:p>
          </table:table-cell>
          <table:table-cell table:formula="of:=(TRIM([.B689]))" office:value-type="string" office:string-value="pz" calcext:value-type="string">
            <text:p>pz</text:p>
          </table:table-cell>
          <table:table-cell/>
          <table:table-cell table:formula="of:=(TRIM([.D689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690]))" office:value-type="string" office:string-value="pz" calcext:value-type="string">
            <text:p>pz</text:p>
          </table:table-cell>
          <table:table-cell table:formula="of:=(TRIM([.B690]))" office:value-type="string" office:string-value="pz" calcext:value-type="string">
            <text:p>pz</text:p>
          </table:table-cell>
          <table:table-cell/>
          <table:table-cell table:formula="of:=(TRIM([.D690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691]))" office:value-type="string" office:string-value="pz" calcext:value-type="string">
            <text:p>pz</text:p>
          </table:table-cell>
          <table:table-cell table:formula="of:=(TRIM([.B691]))" office:value-type="string" office:string-value="pz" calcext:value-type="string">
            <text:p>pz</text:p>
          </table:table-cell>
          <table:table-cell/>
          <table:table-cell table:formula="of:=(TRIM([.D691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692]))" office:value-type="string" office:string-value="pz" calcext:value-type="string">
            <text:p>pz</text:p>
          </table:table-cell>
          <table:table-cell table:formula="of:=(TRIM([.B692]))" office:value-type="string" office:string-value="pz" calcext:value-type="string">
            <text:p>pz</text:p>
          </table:table-cell>
          <table:table-cell/>
          <table:table-cell table:formula="of:=(TRIM([.D692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693]))" office:value-type="string" office:string-value="pz" calcext:value-type="string">
            <text:p>pz</text:p>
          </table:table-cell>
          <table:table-cell table:formula="of:=(TRIM([.B693]))" office:value-type="string" office:string-value="pz" calcext:value-type="string">
            <text:p>pz</text:p>
          </table:table-cell>
          <table:table-cell/>
          <table:table-cell table:formula="of:=(TRIM([.D693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694]))" office:value-type="string" office:string-value="pz" calcext:value-type="string">
            <text:p>pz</text:p>
          </table:table-cell>
          <table:table-cell table:formula="of:=(TRIM([.B694]))" office:value-type="string" office:string-value="pz" calcext:value-type="string">
            <text:p>pz</text:p>
          </table:table-cell>
          <table:table-cell/>
          <table:table-cell table:formula="of:=(TRIM([.D694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695]))" office:value-type="string" office:string-value="pz" calcext:value-type="string">
            <text:p>pz</text:p>
          </table:table-cell>
          <table:table-cell table:formula="of:=(TRIM([.B695]))" office:value-type="string" office:string-value="pz" calcext:value-type="string">
            <text:p>pz</text:p>
          </table:table-cell>
          <table:table-cell/>
          <table:table-cell table:formula="of:=(TRIM([.D695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696]))" office:value-type="string" office:string-value="pz" calcext:value-type="string">
            <text:p>pz</text:p>
          </table:table-cell>
          <table:table-cell table:formula="of:=(TRIM([.B696]))" office:value-type="string" office:string-value="pz" calcext:value-type="string">
            <text:p>pz</text:p>
          </table:table-cell>
          <table:table-cell/>
          <table:table-cell table:formula="of:=(TRIM([.D696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697]))" office:value-type="string" office:string-value="pz" calcext:value-type="string">
            <text:p>pz</text:p>
          </table:table-cell>
          <table:table-cell table:formula="of:=(TRIM([.B697]))" office:value-type="string" office:string-value="pz" calcext:value-type="string">
            <text:p>pz</text:p>
          </table:table-cell>
          <table:table-cell/>
          <table:table-cell table:formula="of:=(TRIM([.D697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698]))" office:value-type="string" office:string-value="pz" calcext:value-type="string">
            <text:p>pz</text:p>
          </table:table-cell>
          <table:table-cell table:formula="of:=(TRIM([.B698]))" office:value-type="string" office:string-value="pz" calcext:value-type="string">
            <text:p>pz</text:p>
          </table:table-cell>
          <table:table-cell/>
          <table:table-cell table:formula="of:=(TRIM([.D698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699]))" office:value-type="string" office:string-value="pz" calcext:value-type="string">
            <text:p>pz</text:p>
          </table:table-cell>
          <table:table-cell table:formula="of:=(TRIM([.B699]))" office:value-type="string" office:string-value="pz" calcext:value-type="string">
            <text:p>pz</text:p>
          </table:table-cell>
          <table:table-cell/>
          <table:table-cell table:formula="of:=(TRIM([.D699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700]))" office:value-type="string" office:string-value="pz" calcext:value-type="string">
            <text:p>pz</text:p>
          </table:table-cell>
          <table:table-cell table:formula="of:=(TRIM([.B700]))" office:value-type="string" office:string-value="pz" calcext:value-type="string">
            <text:p>pz</text:p>
          </table:table-cell>
          <table:table-cell/>
          <table:table-cell table:formula="of:=(TRIM([.D700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701]))" office:value-type="string" office:string-value="pz" calcext:value-type="string">
            <text:p>pz</text:p>
          </table:table-cell>
          <table:table-cell table:formula="of:=(TRIM([.B701]))" office:value-type="string" office:string-value="pz" calcext:value-type="string">
            <text:p>pz</text:p>
          </table:table-cell>
          <table:table-cell/>
          <table:table-cell table:formula="of:=(TRIM([.D701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702]))" office:value-type="string" office:string-value="pz" calcext:value-type="string">
            <text:p>pz</text:p>
          </table:table-cell>
          <table:table-cell table:formula="of:=(TRIM([.B702]))" office:value-type="string" office:string-value="pz" calcext:value-type="string">
            <text:p>pz</text:p>
          </table:table-cell>
          <table:table-cell/>
          <table:table-cell table:formula="of:=(TRIM([.D702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703]))" office:value-type="string" office:string-value="pz" calcext:value-type="string">
            <text:p>pz</text:p>
          </table:table-cell>
          <table:table-cell table:formula="of:=(TRIM([.B703]))" office:value-type="string" office:string-value="pz" calcext:value-type="string">
            <text:p>pz</text:p>
          </table:table-cell>
          <table:table-cell/>
          <table:table-cell table:formula="of:=(TRIM([.D703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704]))" office:value-type="string" office:string-value="pz" calcext:value-type="string">
            <text:p>pz</text:p>
          </table:table-cell>
          <table:table-cell table:formula="of:=(TRIM([.B704]))" office:value-type="string" office:string-value="pz" calcext:value-type="string">
            <text:p>pz</text:p>
          </table:table-cell>
          <table:table-cell/>
          <table:table-cell table:formula="of:=(TRIM([.D704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705]))" office:value-type="string" office:string-value="pz" calcext:value-type="string">
            <text:p>pz</text:p>
          </table:table-cell>
          <table:table-cell table:formula="of:=(TRIM([.B705]))" office:value-type="string" office:string-value="pz" calcext:value-type="string">
            <text:p>pz</text:p>
          </table:table-cell>
          <table:table-cell/>
          <table:table-cell table:formula="of:=(TRIM([.D705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706]))" office:value-type="string" office:string-value="pz" calcext:value-type="string">
            <text:p>pz</text:p>
          </table:table-cell>
          <table:table-cell table:formula="of:=(TRIM([.B706]))" office:value-type="string" office:string-value="pz" calcext:value-type="string">
            <text:p>pz</text:p>
          </table:table-cell>
          <table:table-cell/>
          <table:table-cell table:formula="of:=(TRIM([.D706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707]))" office:value-type="string" office:string-value="pz" calcext:value-type="string">
            <text:p>pz</text:p>
          </table:table-cell>
          <table:table-cell table:formula="of:=(TRIM([.B707]))" office:value-type="string" office:string-value="pz" calcext:value-type="string">
            <text:p>pz</text:p>
          </table:table-cell>
          <table:table-cell/>
          <table:table-cell table:formula="of:=(TRIM([.D707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708]))" office:value-type="string" office:string-value="pz" calcext:value-type="string">
            <text:p>pz</text:p>
          </table:table-cell>
          <table:table-cell table:formula="of:=(TRIM([.B708]))" office:value-type="string" office:string-value="pz" calcext:value-type="string">
            <text:p>pz</text:p>
          </table:table-cell>
          <table:table-cell/>
          <table:table-cell table:formula="of:=(TRIM([.D708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709]))" office:value-type="string" office:string-value="pz" calcext:value-type="string">
            <text:p>pz</text:p>
          </table:table-cell>
          <table:table-cell table:formula="of:=(TRIM([.B709]))" office:value-type="string" office:string-value="pz" calcext:value-type="string">
            <text:p>pz</text:p>
          </table:table-cell>
          <table:table-cell/>
          <table:table-cell table:formula="of:=(TRIM([.D709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710]))" office:value-type="string" office:string-value="pz" calcext:value-type="string">
            <text:p>pz</text:p>
          </table:table-cell>
          <table:table-cell table:formula="of:=(TRIM([.B710]))" office:value-type="string" office:string-value="pz" calcext:value-type="string">
            <text:p>pz</text:p>
          </table:table-cell>
          <table:table-cell/>
          <table:table-cell table:formula="of:=(TRIM([.D710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711]))" office:value-type="string" office:string-value="pz" calcext:value-type="string">
            <text:p>pz</text:p>
          </table:table-cell>
          <table:table-cell table:formula="of:=(TRIM([.B711]))" office:value-type="string" office:string-value="pz" calcext:value-type="string">
            <text:p>pz</text:p>
          </table:table-cell>
          <table:table-cell/>
          <table:table-cell table:formula="of:=(TRIM([.D711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712]))" office:value-type="string" office:string-value="pz" calcext:value-type="string">
            <text:p>pz</text:p>
          </table:table-cell>
          <table:table-cell table:formula="of:=(TRIM([.B712]))" office:value-type="string" office:string-value="pz" calcext:value-type="string">
            <text:p>pz</text:p>
          </table:table-cell>
          <table:table-cell/>
          <table:table-cell table:formula="of:=(TRIM([.D712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713]))" office:value-type="string" office:string-value="pz" calcext:value-type="string">
            <text:p>pz</text:p>
          </table:table-cell>
          <table:table-cell table:formula="of:=(TRIM([.B713]))" office:value-type="string" office:string-value="pz" calcext:value-type="string">
            <text:p>pz</text:p>
          </table:table-cell>
          <table:table-cell/>
          <table:table-cell table:formula="of:=(TRIM([.D713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714]))" office:value-type="string" office:string-value="pz" calcext:value-type="string">
            <text:p>pz</text:p>
          </table:table-cell>
          <table:table-cell table:formula="of:=(TRIM([.B714]))" office:value-type="string" office:string-value="pz" calcext:value-type="string">
            <text:p>pz</text:p>
          </table:table-cell>
          <table:table-cell/>
          <table:table-cell table:formula="of:=(TRIM([.D714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715]))" office:value-type="string" office:string-value="pz" calcext:value-type="string">
            <text:p>pz</text:p>
          </table:table-cell>
          <table:table-cell table:formula="of:=(TRIM([.B715]))" office:value-type="string" office:string-value="pz" calcext:value-type="string">
            <text:p>pz</text:p>
          </table:table-cell>
          <table:table-cell/>
          <table:table-cell table:formula="of:=(TRIM([.D715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716]))" office:value-type="string" office:string-value="pz" calcext:value-type="string">
            <text:p>pz</text:p>
          </table:table-cell>
          <table:table-cell table:formula="of:=(TRIM([.B716]))" office:value-type="string" office:string-value="pz" calcext:value-type="string">
            <text:p>pz</text:p>
          </table:table-cell>
          <table:table-cell/>
          <table:table-cell table:formula="of:=(TRIM([.D716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717]))" office:value-type="string" office:string-value="pz" calcext:value-type="string">
            <text:p>pz</text:p>
          </table:table-cell>
          <table:table-cell table:formula="of:=(TRIM([.B717]))" office:value-type="string" office:string-value="pz" calcext:value-type="string">
            <text:p>pz</text:p>
          </table:table-cell>
          <table:table-cell/>
          <table:table-cell table:formula="of:=(TRIM([.D717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718]))" office:value-type="string" office:string-value="pz" calcext:value-type="string">
            <text:p>pz</text:p>
          </table:table-cell>
          <table:table-cell table:formula="of:=(TRIM([.B718]))" office:value-type="string" office:string-value="pz" calcext:value-type="string">
            <text:p>pz</text:p>
          </table:table-cell>
          <table:table-cell/>
          <table:table-cell table:formula="of:=(TRIM([.D718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719]))" office:value-type="string" office:string-value="pz" calcext:value-type="string">
            <text:p>pz</text:p>
          </table:table-cell>
          <table:table-cell table:formula="of:=(TRIM([.B719]))" office:value-type="string" office:string-value="pz" calcext:value-type="string">
            <text:p>pz</text:p>
          </table:table-cell>
          <table:table-cell/>
          <table:table-cell table:formula="of:=(TRIM([.D719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720]))" office:value-type="string" office:string-value="pz" calcext:value-type="string">
            <text:p>pz</text:p>
          </table:table-cell>
          <table:table-cell table:formula="of:=(TRIM([.B720]))" office:value-type="string" office:string-value="pz" calcext:value-type="string">
            <text:p>pz</text:p>
          </table:table-cell>
          <table:table-cell/>
          <table:table-cell table:formula="of:=(TRIM([.D720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721]))" office:value-type="string" office:string-value="pz" calcext:value-type="string">
            <text:p>pz</text:p>
          </table:table-cell>
          <table:table-cell table:formula="of:=(TRIM([.B721]))" office:value-type="string" office:string-value="pz" calcext:value-type="string">
            <text:p>pz</text:p>
          </table:table-cell>
          <table:table-cell/>
          <table:table-cell table:formula="of:=(TRIM([.D721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722]))" office:value-type="string" office:string-value="pz" calcext:value-type="string">
            <text:p>pz</text:p>
          </table:table-cell>
          <table:table-cell table:formula="of:=(TRIM([.B722]))" office:value-type="string" office:string-value="pz" calcext:value-type="string">
            <text:p>pz</text:p>
          </table:table-cell>
          <table:table-cell/>
          <table:table-cell table:formula="of:=(TRIM([.D722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723]))" office:value-type="string" office:string-value="pz" calcext:value-type="string">
            <text:p>pz</text:p>
          </table:table-cell>
          <table:table-cell table:formula="of:=(TRIM([.B723]))" office:value-type="string" office:string-value="pz" calcext:value-type="string">
            <text:p>pz</text:p>
          </table:table-cell>
          <table:table-cell/>
          <table:table-cell table:formula="of:=(TRIM([.D723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724]))" office:value-type="string" office:string-value="pz" calcext:value-type="string">
            <text:p>pz</text:p>
          </table:table-cell>
          <table:table-cell table:formula="of:=(TRIM([.B724]))" office:value-type="string" office:string-value="pz" calcext:value-type="string">
            <text:p>pz</text:p>
          </table:table-cell>
          <table:table-cell/>
          <table:table-cell table:formula="of:=(TRIM([.D724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725]))" office:value-type="string" office:string-value="pz" calcext:value-type="string">
            <text:p>pz</text:p>
          </table:table-cell>
          <table:table-cell table:formula="of:=(TRIM([.B725]))" office:value-type="string" office:string-value="pz" calcext:value-type="string">
            <text:p>pz</text:p>
          </table:table-cell>
          <table:table-cell/>
          <table:table-cell table:formula="of:=(TRIM([.D725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726]))" office:value-type="string" office:string-value="pz" calcext:value-type="string">
            <text:p>pz</text:p>
          </table:table-cell>
          <table:table-cell table:formula="of:=(TRIM([.B726]))" office:value-type="string" office:string-value="pz" calcext:value-type="string">
            <text:p>pz</text:p>
          </table:table-cell>
          <table:table-cell/>
          <table:table-cell table:formula="of:=(TRIM([.D726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727]))" office:value-type="string" office:string-value="pz" calcext:value-type="string">
            <text:p>pz</text:p>
          </table:table-cell>
          <table:table-cell table:formula="of:=(TRIM([.B727]))" office:value-type="string" office:string-value="pz" calcext:value-type="string">
            <text:p>pz</text:p>
          </table:table-cell>
          <table:table-cell/>
          <table:table-cell table:formula="of:=(TRIM([.D727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728]))" office:value-type="string" office:string-value="pz" calcext:value-type="string">
            <text:p>pz</text:p>
          </table:table-cell>
          <table:table-cell table:formula="of:=(TRIM([.B728]))" office:value-type="string" office:string-value="pz" calcext:value-type="string">
            <text:p>pz</text:p>
          </table:table-cell>
          <table:table-cell/>
          <table:table-cell table:formula="of:=(TRIM([.D728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729]))" office:value-type="string" office:string-value="pz" calcext:value-type="string">
            <text:p>pz</text:p>
          </table:table-cell>
          <table:table-cell table:formula="of:=(TRIM([.B729]))" office:value-type="string" office:string-value="pz" calcext:value-type="string">
            <text:p>pz</text:p>
          </table:table-cell>
          <table:table-cell/>
          <table:table-cell table:formula="of:=(TRIM([.D729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730]))" office:value-type="string" office:string-value="pz" calcext:value-type="string">
            <text:p>pz</text:p>
          </table:table-cell>
          <table:table-cell table:formula="of:=(TRIM([.B730]))" office:value-type="string" office:string-value="pz" calcext:value-type="string">
            <text:p>pz</text:p>
          </table:table-cell>
          <table:table-cell/>
          <table:table-cell table:formula="of:=(TRIM([.D730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731]))" office:value-type="string" office:string-value="pz" calcext:value-type="string">
            <text:p>pz</text:p>
          </table:table-cell>
          <table:table-cell table:formula="of:=(TRIM([.B731]))" office:value-type="string" office:string-value="pz" calcext:value-type="string">
            <text:p>pz</text:p>
          </table:table-cell>
          <table:table-cell/>
          <table:table-cell table:formula="of:=(TRIM([.D731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732]))" office:value-type="string" office:string-value="pz" calcext:value-type="string">
            <text:p>pz</text:p>
          </table:table-cell>
          <table:table-cell table:formula="of:=(TRIM([.B732]))" office:value-type="string" office:string-value="pz" calcext:value-type="string">
            <text:p>pz</text:p>
          </table:table-cell>
          <table:table-cell/>
          <table:table-cell table:formula="of:=(TRIM([.D732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733]))" office:value-type="string" office:string-value="pz" calcext:value-type="string">
            <text:p>pz</text:p>
          </table:table-cell>
          <table:table-cell table:formula="of:=(TRIM([.B733]))" office:value-type="string" office:string-value="pz" calcext:value-type="string">
            <text:p>pz</text:p>
          </table:table-cell>
          <table:table-cell/>
          <table:table-cell table:formula="of:=(TRIM([.D733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734]))" office:value-type="string" office:string-value="pz" calcext:value-type="string">
            <text:p>pz</text:p>
          </table:table-cell>
          <table:table-cell table:formula="of:=(TRIM([.B734]))" office:value-type="string" office:string-value="pz" calcext:value-type="string">
            <text:p>pz</text:p>
          </table:table-cell>
          <table:table-cell/>
          <table:table-cell table:formula="of:=(TRIM([.D734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735]))" office:value-type="string" office:string-value="pz" calcext:value-type="string">
            <text:p>pz</text:p>
          </table:table-cell>
          <table:table-cell table:formula="of:=(TRIM([.B735]))" office:value-type="string" office:string-value="pz" calcext:value-type="string">
            <text:p>pz</text:p>
          </table:table-cell>
          <table:table-cell/>
          <table:table-cell table:formula="of:=(TRIM([.D735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736]))" office:value-type="string" office:string-value="pz" calcext:value-type="string">
            <text:p>pz</text:p>
          </table:table-cell>
          <table:table-cell table:formula="of:=(TRIM([.B736]))" office:value-type="string" office:string-value="pz" calcext:value-type="string">
            <text:p>pz</text:p>
          </table:table-cell>
          <table:table-cell/>
          <table:table-cell table:formula="of:=(TRIM([.D736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737]))" office:value-type="string" office:string-value="pz" calcext:value-type="string">
            <text:p>pz</text:p>
          </table:table-cell>
          <table:table-cell table:formula="of:=(TRIM([.B737]))" office:value-type="string" office:string-value="pz" calcext:value-type="string">
            <text:p>pz</text:p>
          </table:table-cell>
          <table:table-cell/>
          <table:table-cell table:formula="of:=(TRIM([.D737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738]))" office:value-type="string" office:string-value="pz" calcext:value-type="string">
            <text:p>pz</text:p>
          </table:table-cell>
          <table:table-cell table:formula="of:=(TRIM([.B738]))" office:value-type="string" office:string-value="pz" calcext:value-type="string">
            <text:p>pz</text:p>
          </table:table-cell>
          <table:table-cell/>
          <table:table-cell table:formula="of:=(TRIM([.D738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739]))" office:value-type="string" office:string-value="pz" calcext:value-type="string">
            <text:p>pz</text:p>
          </table:table-cell>
          <table:table-cell table:formula="of:=(TRIM([.B739]))" office:value-type="string" office:string-value="pz" calcext:value-type="string">
            <text:p>pz</text:p>
          </table:table-cell>
          <table:table-cell/>
          <table:table-cell table:formula="of:=(TRIM([.D739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740]))" office:value-type="string" office:string-value="pz" calcext:value-type="string">
            <text:p>pz</text:p>
          </table:table-cell>
          <table:table-cell table:formula="of:=(TRIM([.B740]))" office:value-type="string" office:string-value="pz" calcext:value-type="string">
            <text:p>pz</text:p>
          </table:table-cell>
          <table:table-cell/>
          <table:table-cell table:formula="of:=(TRIM([.D740]))">
            <text:p/>
          </table:table-cell>
        </table:table-row>
        <table:table-row table:style-name="ro1">
          <table:table-cell office:value-type="string" calcext:value-type="string">
            <text:p><text:s/>pz</text:p>
          </table:table-cell>
          <table:table-cell table:formula="of:=(TRIM([.A741]))" office:value-type="string" office:string-value="pz" calcext:value-type="string">
            <text:p>pz</text:p>
          </table:table-cell>
          <table:table-cell table:formula="of:=(TRIM([.B741]))" office:value-type="string" office:string-value="pz" calcext:value-type="string">
            <text:p>pz</text:p>
          </table:table-cell>
          <table:table-cell/>
          <table:table-cell table:formula="of:=(TRIM([.D741]))">
            <text:p/>
          </table:table-cell>
        </table:table-row>
        <table:table-row table:style-name="ro1">
          <table:table-cell office:value-type="string" calcext:value-type="string">
            <text:p><text:s/>pz</text:p>
          </table:table-cell>
          <table:table-cell table:formula="of:=(TRIM([.A742]))" office:value-type="string" office:string-value="pz" calcext:value-type="string">
            <text:p>pz</text:p>
          </table:table-cell>
          <table:table-cell table:formula="of:=(TRIM([.B742]))" office:value-type="string" office:string-value="pz" calcext:value-type="string">
            <text:p>pz</text:p>
          </table:table-cell>
          <table:table-cell/>
          <table:table-cell table:formula="of:=(TRIM([.D742]))">
            <text:p/>
          </table:table-cell>
        </table:table-row>
        <table:table-row table:style-name="ro1">
          <table:table-cell office:value-type="string" calcext:value-type="string">
            <text:p><text:s/>pz</text:p>
          </table:table-cell>
          <table:table-cell table:formula="of:=(TRIM([.A743]))" office:value-type="string" office:string-value="pz" calcext:value-type="string">
            <text:p>pz</text:p>
          </table:table-cell>
          <table:table-cell table:formula="of:=(TRIM([.B743]))" office:value-type="string" office:string-value="pz" calcext:value-type="string">
            <text:p>pz</text:p>
          </table:table-cell>
          <table:table-cell/>
          <table:table-cell table:formula="of:=(TRIM([.D743]))">
            <text:p/>
          </table:table-cell>
        </table:table-row>
        <table:table-row table:style-name="ro1">
          <table:table-cell office:value-type="string" calcext:value-type="string">
            <text:p><text:s/>pz</text:p>
          </table:table-cell>
          <table:table-cell table:formula="of:=(TRIM([.A744]))" office:value-type="string" office:string-value="pz" calcext:value-type="string">
            <text:p>pz</text:p>
          </table:table-cell>
          <table:table-cell table:formula="of:=(TRIM([.B744]))" office:value-type="string" office:string-value="pz" calcext:value-type="string">
            <text:p>pz</text:p>
          </table:table-cell>
          <table:table-cell/>
          <table:table-cell table:formula="of:=(TRIM([.D744]))">
            <text:p/>
          </table:table-cell>
        </table:table-row>
        <table:table-row table:style-name="ro1">
          <table:table-cell office:value-type="string" calcext:value-type="string">
            <text:p><text:s/>pz</text:p>
          </table:table-cell>
          <table:table-cell table:formula="of:=(TRIM([.A745]))" office:value-type="string" office:string-value="pz" calcext:value-type="string">
            <text:p>pz</text:p>
          </table:table-cell>
          <table:table-cell table:formula="of:=(TRIM([.B745]))" office:value-type="string" office:string-value="pz" calcext:value-type="string">
            <text:p>pz</text:p>
          </table:table-cell>
          <table:table-cell/>
          <table:table-cell table:formula="of:=(TRIM([.D745]))">
            <text:p/>
          </table:table-cell>
        </table:table-row>
        <table:table-row table:style-name="ro1">
          <table:table-cell office:value-type="string" calcext:value-type="string">
            <text:p><text:s/>pz</text:p>
          </table:table-cell>
          <table:table-cell table:formula="of:=(TRIM([.A746]))" office:value-type="string" office:string-value="pz" calcext:value-type="string">
            <text:p>pz</text:p>
          </table:table-cell>
          <table:table-cell table:formula="of:=(TRIM([.B746]))" office:value-type="string" office:string-value="pz" calcext:value-type="string">
            <text:p>pz</text:p>
          </table:table-cell>
          <table:table-cell/>
          <table:table-cell table:formula="of:=(TRIM([.D746]))">
            <text:p/>
          </table:table-cell>
        </table:table-row>
        <table:table-row table:style-name="ro1">
          <table:table-cell office:value-type="string" calcext:value-type="string">
            <text:p><text:s/>pz</text:p>
          </table:table-cell>
          <table:table-cell table:formula="of:=(TRIM([.A747]))" office:value-type="string" office:string-value="pz" calcext:value-type="string">
            <text:p>pz</text:p>
          </table:table-cell>
          <table:table-cell table:formula="of:=(TRIM([.B747]))" office:value-type="string" office:string-value="pz" calcext:value-type="string">
            <text:p>pz</text:p>
          </table:table-cell>
          <table:table-cell/>
          <table:table-cell table:formula="of:=(TRIM([.D747]))">
            <text:p/>
          </table:table-cell>
        </table:table-row>
        <table:table-row table:style-name="ro1">
          <table:table-cell office:value-type="string" calcext:value-type="string">
            <text:p><text:s/>pz</text:p>
          </table:table-cell>
          <table:table-cell table:formula="of:=(TRIM([.A748]))" office:value-type="string" office:string-value="pz" calcext:value-type="string">
            <text:p>pz</text:p>
          </table:table-cell>
          <table:table-cell table:formula="of:=(TRIM([.B748]))" office:value-type="string" office:string-value="pz" calcext:value-type="string">
            <text:p>pz</text:p>
          </table:table-cell>
          <table:table-cell/>
          <table:table-cell table:formula="of:=(TRIM([.D748]))">
            <text:p/>
          </table:table-cell>
        </table:table-row>
        <table:table-row table:style-name="ro1">
          <table:table-cell office:value-type="string" calcext:value-type="string">
            <text:p><text:s/>pz</text:p>
          </table:table-cell>
          <table:table-cell table:formula="of:=(TRIM([.A749]))" office:value-type="string" office:string-value="pz" calcext:value-type="string">
            <text:p>pz</text:p>
          </table:table-cell>
          <table:table-cell table:formula="of:=(TRIM([.B749]))" office:value-type="string" office:string-value="pz" calcext:value-type="string">
            <text:p>pz</text:p>
          </table:table-cell>
          <table:table-cell/>
          <table:table-cell table:formula="of:=(TRIM([.D749]))">
            <text:p/>
          </table:table-cell>
        </table:table-row>
        <table:table-row table:style-name="ro1">
          <table:table-cell office:value-type="string" calcext:value-type="string">
            <text:p><text:s/>pz</text:p>
          </table:table-cell>
          <table:table-cell table:formula="of:=(TRIM([.A750]))" office:value-type="string" office:string-value="pz" calcext:value-type="string">
            <text:p>pz</text:p>
          </table:table-cell>
          <table:table-cell table:formula="of:=(TRIM([.B750]))" office:value-type="string" office:string-value="pz" calcext:value-type="string">
            <text:p>pz</text:p>
          </table:table-cell>
          <table:table-cell/>
          <table:table-cell table:formula="of:=(TRIM([.D750]))">
            <text:p/>
          </table:table-cell>
        </table:table-row>
        <table:table-row table:style-name="ro1">
          <table:table-cell office:value-type="string" calcext:value-type="string">
            <text:p><text:s/>pz</text:p>
          </table:table-cell>
          <table:table-cell table:formula="of:=(TRIM([.A751]))" office:value-type="string" office:string-value="pz" calcext:value-type="string">
            <text:p>pz</text:p>
          </table:table-cell>
          <table:table-cell table:formula="of:=(TRIM([.B751]))" office:value-type="string" office:string-value="pz" calcext:value-type="string">
            <text:p>pz</text:p>
          </table:table-cell>
          <table:table-cell/>
          <table:table-cell table:formula="of:=(TRIM([.D751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752]))" office:value-type="string" office:string-value="pz" calcext:value-type="string">
            <text:p>pz</text:p>
          </table:table-cell>
          <table:table-cell table:formula="of:=(TRIM([.B752]))" office:value-type="string" office:string-value="pz" calcext:value-type="string">
            <text:p>pz</text:p>
          </table:table-cell>
          <table:table-cell/>
          <table:table-cell table:formula="of:=(TRIM([.D752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753]))" office:value-type="string" office:string-value="pz" calcext:value-type="string">
            <text:p>pz</text:p>
          </table:table-cell>
          <table:table-cell table:formula="of:=(TRIM([.B753]))" office:value-type="string" office:string-value="pz" calcext:value-type="string">
            <text:p>pz</text:p>
          </table:table-cell>
          <table:table-cell/>
          <table:table-cell table:formula="of:=(TRIM([.D753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754]))" office:value-type="string" office:string-value="pz" calcext:value-type="string">
            <text:p>pz</text:p>
          </table:table-cell>
          <table:table-cell table:formula="of:=(TRIM([.B754]))" office:value-type="string" office:string-value="pz" calcext:value-type="string">
            <text:p>pz</text:p>
          </table:table-cell>
          <table:table-cell/>
          <table:table-cell table:formula="of:=(TRIM([.D754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755]))" office:value-type="string" office:string-value="pz" calcext:value-type="string">
            <text:p>pz</text:p>
          </table:table-cell>
          <table:table-cell table:formula="of:=(TRIM([.B755]))" office:value-type="string" office:string-value="pz" calcext:value-type="string">
            <text:p>pz</text:p>
          </table:table-cell>
          <table:table-cell/>
          <table:table-cell table:formula="of:=(TRIM([.D755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756]))" office:value-type="string" office:string-value="pz" calcext:value-type="string">
            <text:p>pz</text:p>
          </table:table-cell>
          <table:table-cell table:formula="of:=(TRIM([.B756]))" office:value-type="string" office:string-value="pz" calcext:value-type="string">
            <text:p>pz</text:p>
          </table:table-cell>
          <table:table-cell/>
          <table:table-cell table:formula="of:=(TRIM([.D756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757]))" office:value-type="string" office:string-value="pz" calcext:value-type="string">
            <text:p>pz</text:p>
          </table:table-cell>
          <table:table-cell table:formula="of:=(TRIM([.B757]))" office:value-type="string" office:string-value="pz" calcext:value-type="string">
            <text:p>pz</text:p>
          </table:table-cell>
          <table:table-cell/>
          <table:table-cell table:formula="of:=(TRIM([.D757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758]))" office:value-type="string" office:string-value="pz" calcext:value-type="string">
            <text:p>pz</text:p>
          </table:table-cell>
          <table:table-cell table:formula="of:=(TRIM([.B758]))" office:value-type="string" office:string-value="pz" calcext:value-type="string">
            <text:p>pz</text:p>
          </table:table-cell>
          <table:table-cell/>
          <table:table-cell table:formula="of:=(TRIM([.D758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759]))" office:value-type="string" office:string-value="pz" calcext:value-type="string">
            <text:p>pz</text:p>
          </table:table-cell>
          <table:table-cell table:formula="of:=(TRIM([.B759]))" office:value-type="string" office:string-value="pz" calcext:value-type="string">
            <text:p>pz</text:p>
          </table:table-cell>
          <table:table-cell/>
          <table:table-cell table:formula="of:=(TRIM([.D759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760]))" office:value-type="string" office:string-value="pz" calcext:value-type="string">
            <text:p>pz</text:p>
          </table:table-cell>
          <table:table-cell table:formula="of:=(TRIM([.B760]))" office:value-type="string" office:string-value="pz" calcext:value-type="string">
            <text:p>pz</text:p>
          </table:table-cell>
          <table:table-cell/>
          <table:table-cell table:formula="of:=(TRIM([.D760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761]))" office:value-type="string" office:string-value="pz" calcext:value-type="string">
            <text:p>pz</text:p>
          </table:table-cell>
          <table:table-cell table:formula="of:=(TRIM([.B761]))" office:value-type="string" office:string-value="pz" calcext:value-type="string">
            <text:p>pz</text:p>
          </table:table-cell>
          <table:table-cell/>
          <table:table-cell table:formula="of:=(TRIM([.D761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762]))" office:value-type="string" office:string-value="pz" calcext:value-type="string">
            <text:p>pz</text:p>
          </table:table-cell>
          <table:table-cell table:formula="of:=(TRIM([.B762]))" office:value-type="string" office:string-value="pz" calcext:value-type="string">
            <text:p>pz</text:p>
          </table:table-cell>
          <table:table-cell/>
          <table:table-cell table:formula="of:=(TRIM([.D762]))">
            <text:p/>
          </table:table-cell>
        </table:table-row>
        <table:table-row table:style-name="ro1">
          <table:table-cell office:value-type="string" calcext:value-type="string">
            <text:p><text:s/>pz</text:p>
          </table:table-cell>
          <table:table-cell table:formula="of:=(TRIM([.A763]))" office:value-type="string" office:string-value="pz" calcext:value-type="string">
            <text:p>pz</text:p>
          </table:table-cell>
          <table:table-cell table:formula="of:=(TRIM([.B763]))" office:value-type="string" office:string-value="pz" calcext:value-type="string">
            <text:p>pz</text:p>
          </table:table-cell>
          <table:table-cell/>
          <table:table-cell table:formula="of:=(TRIM([.D763]))">
            <text:p/>
          </table:table-cell>
        </table:table-row>
        <table:table-row table:style-name="ro1">
          <table:table-cell office:value-type="string" calcext:value-type="string">
            <text:p><text:s/>pz</text:p>
          </table:table-cell>
          <table:table-cell table:formula="of:=(TRIM([.A764]))" office:value-type="string" office:string-value="pz" calcext:value-type="string">
            <text:p>pz</text:p>
          </table:table-cell>
          <table:table-cell table:formula="of:=(TRIM([.B764]))" office:value-type="string" office:string-value="pz" calcext:value-type="string">
            <text:p>pz</text:p>
          </table:table-cell>
          <table:table-cell/>
          <table:table-cell table:formula="of:=(TRIM([.D764]))">
            <text:p/>
          </table:table-cell>
        </table:table-row>
        <table:table-row table:style-name="ro1">
          <table:table-cell office:value-type="string" calcext:value-type="string">
            <text:p><text:s/>pz</text:p>
          </table:table-cell>
          <table:table-cell table:formula="of:=(TRIM([.A765]))" office:value-type="string" office:string-value="pz" calcext:value-type="string">
            <text:p>pz</text:p>
          </table:table-cell>
          <table:table-cell table:formula="of:=(TRIM([.B765]))" office:value-type="string" office:string-value="pz" calcext:value-type="string">
            <text:p>pz</text:p>
          </table:table-cell>
          <table:table-cell/>
          <table:table-cell table:formula="of:=(TRIM([.D765]))">
            <text:p/>
          </table:table-cell>
        </table:table-row>
        <table:table-row table:style-name="ro1">
          <table:table-cell office:value-type="string" calcext:value-type="string">
            <text:p><text:s/>pz</text:p>
          </table:table-cell>
          <table:table-cell table:formula="of:=(TRIM([.A766]))" office:value-type="string" office:string-value="pz" calcext:value-type="string">
            <text:p>pz</text:p>
          </table:table-cell>
          <table:table-cell table:formula="of:=(TRIM([.B766]))" office:value-type="string" office:string-value="pz" calcext:value-type="string">
            <text:p>pz</text:p>
          </table:table-cell>
          <table:table-cell/>
          <table:table-cell table:formula="of:=(TRIM([.D766]))">
            <text:p/>
          </table:table-cell>
        </table:table-row>
        <table:table-row table:style-name="ro1">
          <table:table-cell office:value-type="string" calcext:value-type="string">
            <text:p><text:s/>pz</text:p>
          </table:table-cell>
          <table:table-cell table:formula="of:=(TRIM([.A767]))" office:value-type="string" office:string-value="pz" calcext:value-type="string">
            <text:p>pz</text:p>
          </table:table-cell>
          <table:table-cell table:formula="of:=(TRIM([.B767]))" office:value-type="string" office:string-value="pz" calcext:value-type="string">
            <text:p>pz</text:p>
          </table:table-cell>
          <table:table-cell/>
          <table:table-cell table:formula="of:=(TRIM([.D767]))">
            <text:p/>
          </table:table-cell>
        </table:table-row>
        <table:table-row table:style-name="ro1">
          <table:table-cell office:value-type="string" calcext:value-type="string">
            <text:p><text:s/>pz</text:p>
          </table:table-cell>
          <table:table-cell table:formula="of:=(TRIM([.A768]))" office:value-type="string" office:string-value="pz" calcext:value-type="string">
            <text:p>pz</text:p>
          </table:table-cell>
          <table:table-cell table:formula="of:=(TRIM([.B768]))" office:value-type="string" office:string-value="pz" calcext:value-type="string">
            <text:p>pz</text:p>
          </table:table-cell>
          <table:table-cell/>
          <table:table-cell table:formula="of:=(TRIM([.D768]))">
            <text:p/>
          </table:table-cell>
        </table:table-row>
        <table:table-row table:style-name="ro1">
          <table:table-cell office:value-type="string" calcext:value-type="string">
            <text:p><text:s/>pz</text:p>
          </table:table-cell>
          <table:table-cell table:formula="of:=(TRIM([.A769]))" office:value-type="string" office:string-value="pz" calcext:value-type="string">
            <text:p>pz</text:p>
          </table:table-cell>
          <table:table-cell table:formula="of:=(TRIM([.B769]))" office:value-type="string" office:string-value="pz" calcext:value-type="string">
            <text:p>pz</text:p>
          </table:table-cell>
          <table:table-cell/>
          <table:table-cell table:formula="of:=(TRIM([.D769]))">
            <text:p/>
          </table:table-cell>
        </table:table-row>
        <table:table-row table:style-name="ro1">
          <table:table-cell office:value-type="string" calcext:value-type="string">
            <text:p><text:s/>pz</text:p>
          </table:table-cell>
          <table:table-cell table:formula="of:=(TRIM([.A770]))" office:value-type="string" office:string-value="pz" calcext:value-type="string">
            <text:p>pz</text:p>
          </table:table-cell>
          <table:table-cell table:formula="of:=(TRIM([.B770]))" office:value-type="string" office:string-value="pz" calcext:value-type="string">
            <text:p>pz</text:p>
          </table:table-cell>
          <table:table-cell/>
          <table:table-cell table:formula="of:=(TRIM([.D770]))">
            <text:p/>
          </table:table-cell>
        </table:table-row>
        <table:table-row table:style-name="ro1">
          <table:table-cell office:value-type="string" calcext:value-type="string">
            <text:p><text:s/>pz</text:p>
          </table:table-cell>
          <table:table-cell table:formula="of:=(TRIM([.A771]))" office:value-type="string" office:string-value="pz" calcext:value-type="string">
            <text:p>pz</text:p>
          </table:table-cell>
          <table:table-cell table:formula="of:=(TRIM([.B771]))" office:value-type="string" office:string-value="pz" calcext:value-type="string">
            <text:p>pz</text:p>
          </table:table-cell>
          <table:table-cell/>
          <table:table-cell table:formula="of:=(TRIM([.D771]))">
            <text:p/>
          </table:table-cell>
        </table:table-row>
        <table:table-row table:style-name="ro1">
          <table:table-cell office:value-type="string" calcext:value-type="string">
            <text:p><text:s/>pz</text:p>
          </table:table-cell>
          <table:table-cell table:formula="of:=(TRIM([.A772]))" office:value-type="string" office:string-value="pz" calcext:value-type="string">
            <text:p>pz</text:p>
          </table:table-cell>
          <table:table-cell table:formula="of:=(TRIM([.B772]))" office:value-type="string" office:string-value="pz" calcext:value-type="string">
            <text:p>pz</text:p>
          </table:table-cell>
          <table:table-cell/>
          <table:table-cell table:formula="of:=(TRIM([.D772]))">
            <text:p/>
          </table:table-cell>
        </table:table-row>
        <table:table-row table:style-name="ro1">
          <table:table-cell office:value-type="string" calcext:value-type="string">
            <text:p><text:s/>pz</text:p>
          </table:table-cell>
          <table:table-cell table:formula="of:=(TRIM([.A773]))" office:value-type="string" office:string-value="pz" calcext:value-type="string">
            <text:p>pz</text:p>
          </table:table-cell>
          <table:table-cell table:formula="of:=(TRIM([.B773]))" office:value-type="string" office:string-value="pz" calcext:value-type="string">
            <text:p>pz</text:p>
          </table:table-cell>
          <table:table-cell/>
          <table:table-cell table:formula="of:=(TRIM([.D773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774]))" office:value-type="string" office:string-value="pz" calcext:value-type="string">
            <text:p>pz</text:p>
          </table:table-cell>
          <table:table-cell table:formula="of:=(TRIM([.B774]))" office:value-type="string" office:string-value="pz" calcext:value-type="string">
            <text:p>pz</text:p>
          </table:table-cell>
          <table:table-cell/>
          <table:table-cell table:formula="of:=(TRIM([.D774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775]))" office:value-type="string" office:string-value="pz" calcext:value-type="string">
            <text:p>pz</text:p>
          </table:table-cell>
          <table:table-cell table:formula="of:=(TRIM([.B775]))" office:value-type="string" office:string-value="pz" calcext:value-type="string">
            <text:p>pz</text:p>
          </table:table-cell>
          <table:table-cell/>
          <table:table-cell table:formula="of:=(TRIM([.D775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776]))" office:value-type="string" office:string-value="pz" calcext:value-type="string">
            <text:p>pz</text:p>
          </table:table-cell>
          <table:table-cell table:formula="of:=(TRIM([.B776]))" office:value-type="string" office:string-value="pz" calcext:value-type="string">
            <text:p>pz</text:p>
          </table:table-cell>
          <table:table-cell/>
          <table:table-cell table:formula="of:=(TRIM([.D776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777]))" office:value-type="string" office:string-value="pz" calcext:value-type="string">
            <text:p>pz</text:p>
          </table:table-cell>
          <table:table-cell table:formula="of:=(TRIM([.B777]))" office:value-type="string" office:string-value="pz" calcext:value-type="string">
            <text:p>pz</text:p>
          </table:table-cell>
          <table:table-cell/>
          <table:table-cell table:formula="of:=(TRIM([.D777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778]))" office:value-type="string" office:string-value="pz" calcext:value-type="string">
            <text:p>pz</text:p>
          </table:table-cell>
          <table:table-cell table:formula="of:=(TRIM([.B778]))" office:value-type="string" office:string-value="pz" calcext:value-type="string">
            <text:p>pz</text:p>
          </table:table-cell>
          <table:table-cell/>
          <table:table-cell table:formula="of:=(TRIM([.D778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779]))" office:value-type="string" office:string-value="pz" calcext:value-type="string">
            <text:p>pz</text:p>
          </table:table-cell>
          <table:table-cell table:formula="of:=(TRIM([.B779]))" office:value-type="string" office:string-value="pz" calcext:value-type="string">
            <text:p>pz</text:p>
          </table:table-cell>
          <table:table-cell/>
          <table:table-cell table:formula="of:=(TRIM([.D779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780]))" office:value-type="string" office:string-value="pz" calcext:value-type="string">
            <text:p>pz</text:p>
          </table:table-cell>
          <table:table-cell table:formula="of:=(TRIM([.B780]))" office:value-type="string" office:string-value="pz" calcext:value-type="string">
            <text:p>pz</text:p>
          </table:table-cell>
          <table:table-cell/>
          <table:table-cell table:formula="of:=(TRIM([.D780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781]))" office:value-type="string" office:string-value="pz" calcext:value-type="string">
            <text:p>pz</text:p>
          </table:table-cell>
          <table:table-cell table:formula="of:=(TRIM([.B781]))" office:value-type="string" office:string-value="pz" calcext:value-type="string">
            <text:p>pz</text:p>
          </table:table-cell>
          <table:table-cell/>
          <table:table-cell table:formula="of:=(TRIM([.D781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782]))" office:value-type="string" office:string-value="pz" calcext:value-type="string">
            <text:p>pz</text:p>
          </table:table-cell>
          <table:table-cell table:formula="of:=(TRIM([.B782]))" office:value-type="string" office:string-value="pz" calcext:value-type="string">
            <text:p>pz</text:p>
          </table:table-cell>
          <table:table-cell/>
          <table:table-cell table:formula="of:=(TRIM([.D782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783]))" office:value-type="string" office:string-value="pz" calcext:value-type="string">
            <text:p>pz</text:p>
          </table:table-cell>
          <table:table-cell table:formula="of:=(TRIM([.B783]))" office:value-type="string" office:string-value="pz" calcext:value-type="string">
            <text:p>pz</text:p>
          </table:table-cell>
          <table:table-cell/>
          <table:table-cell table:formula="of:=(TRIM([.D783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784]))" office:value-type="string" office:string-value="pz" calcext:value-type="string">
            <text:p>pz</text:p>
          </table:table-cell>
          <table:table-cell table:formula="of:=(TRIM([.B784]))" office:value-type="string" office:string-value="pz" calcext:value-type="string">
            <text:p>pz</text:p>
          </table:table-cell>
          <table:table-cell/>
          <table:table-cell table:formula="of:=(TRIM([.D784]))">
            <text:p/>
          </table:table-cell>
        </table:table-row>
        <table:table-row table:style-name="ro1">
          <table:table-cell office:value-type="string" calcext:value-type="string">
            <text:p><text:s/>pz</text:p>
          </table:table-cell>
          <table:table-cell table:formula="of:=(TRIM([.A785]))" office:value-type="string" office:string-value="pz" calcext:value-type="string">
            <text:p>pz</text:p>
          </table:table-cell>
          <table:table-cell table:formula="of:=(TRIM([.B785]))" office:value-type="string" office:string-value="pz" calcext:value-type="string">
            <text:p>pz</text:p>
          </table:table-cell>
          <table:table-cell/>
          <table:table-cell table:formula="of:=(TRIM([.D785]))">
            <text:p/>
          </table:table-cell>
        </table:table-row>
        <table:table-row table:style-name="ro1">
          <table:table-cell office:value-type="string" calcext:value-type="string">
            <text:p><text:s/>pz</text:p>
          </table:table-cell>
          <table:table-cell table:formula="of:=(TRIM([.A786]))" office:value-type="string" office:string-value="pz" calcext:value-type="string">
            <text:p>pz</text:p>
          </table:table-cell>
          <table:table-cell table:formula="of:=(TRIM([.B786]))" office:value-type="string" office:string-value="pz" calcext:value-type="string">
            <text:p>pz</text:p>
          </table:table-cell>
          <table:table-cell/>
          <table:table-cell table:formula="of:=(TRIM([.D786]))">
            <text:p/>
          </table:table-cell>
        </table:table-row>
        <table:table-row table:style-name="ro1">
          <table:table-cell office:value-type="string" calcext:value-type="string">
            <text:p><text:s/>pz</text:p>
          </table:table-cell>
          <table:table-cell table:formula="of:=(TRIM([.A787]))" office:value-type="string" office:string-value="pz" calcext:value-type="string">
            <text:p>pz</text:p>
          </table:table-cell>
          <table:table-cell table:formula="of:=(TRIM([.B787]))" office:value-type="string" office:string-value="pz" calcext:value-type="string">
            <text:p>pz</text:p>
          </table:table-cell>
          <table:table-cell/>
          <table:table-cell table:formula="of:=(TRIM([.D787]))">
            <text:p/>
          </table:table-cell>
        </table:table-row>
        <table:table-row table:style-name="ro1">
          <table:table-cell office:value-type="string" calcext:value-type="string">
            <text:p><text:s/>pz</text:p>
          </table:table-cell>
          <table:table-cell table:formula="of:=(TRIM([.A788]))" office:value-type="string" office:string-value="pz" calcext:value-type="string">
            <text:p>pz</text:p>
          </table:table-cell>
          <table:table-cell table:formula="of:=(TRIM([.B788]))" office:value-type="string" office:string-value="pz" calcext:value-type="string">
            <text:p>pz</text:p>
          </table:table-cell>
          <table:table-cell/>
          <table:table-cell table:formula="of:=(TRIM([.D788]))">
            <text:p/>
          </table:table-cell>
        </table:table-row>
        <table:table-row table:style-name="ro1">
          <table:table-cell office:value-type="string" calcext:value-type="string">
            <text:p><text:s/>pz</text:p>
          </table:table-cell>
          <table:table-cell table:formula="of:=(TRIM([.A789]))" office:value-type="string" office:string-value="pz" calcext:value-type="string">
            <text:p>pz</text:p>
          </table:table-cell>
          <table:table-cell table:formula="of:=(TRIM([.B789]))" office:value-type="string" office:string-value="pz" calcext:value-type="string">
            <text:p>pz</text:p>
          </table:table-cell>
          <table:table-cell/>
          <table:table-cell table:formula="of:=(TRIM([.D789]))">
            <text:p/>
          </table:table-cell>
        </table:table-row>
        <table:table-row table:style-name="ro1">
          <table:table-cell office:value-type="string" calcext:value-type="string">
            <text:p><text:s/>pz</text:p>
          </table:table-cell>
          <table:table-cell table:formula="of:=(TRIM([.A790]))" office:value-type="string" office:string-value="pz" calcext:value-type="string">
            <text:p>pz</text:p>
          </table:table-cell>
          <table:table-cell table:formula="of:=(TRIM([.B790]))" office:value-type="string" office:string-value="pz" calcext:value-type="string">
            <text:p>pz</text:p>
          </table:table-cell>
          <table:table-cell/>
          <table:table-cell table:formula="of:=(TRIM([.D790]))">
            <text:p/>
          </table:table-cell>
        </table:table-row>
        <table:table-row table:style-name="ro1">
          <table:table-cell office:value-type="string" calcext:value-type="string">
            <text:p><text:s/>pz</text:p>
          </table:table-cell>
          <table:table-cell table:formula="of:=(TRIM([.A791]))" office:value-type="string" office:string-value="pz" calcext:value-type="string">
            <text:p>pz</text:p>
          </table:table-cell>
          <table:table-cell table:formula="of:=(TRIM([.B791]))" office:value-type="string" office:string-value="pz" calcext:value-type="string">
            <text:p>pz</text:p>
          </table:table-cell>
          <table:table-cell/>
          <table:table-cell table:formula="of:=(TRIM([.D791]))">
            <text:p/>
          </table:table-cell>
        </table:table-row>
        <table:table-row table:style-name="ro1">
          <table:table-cell office:value-type="string" calcext:value-type="string">
            <text:p><text:s/>pz</text:p>
          </table:table-cell>
          <table:table-cell table:formula="of:=(TRIM([.A792]))" office:value-type="string" office:string-value="pz" calcext:value-type="string">
            <text:p>pz</text:p>
          </table:table-cell>
          <table:table-cell table:formula="of:=(TRIM([.B792]))" office:value-type="string" office:string-value="pz" calcext:value-type="string">
            <text:p>pz</text:p>
          </table:table-cell>
          <table:table-cell/>
          <table:table-cell table:formula="of:=(TRIM([.D792]))">
            <text:p/>
          </table:table-cell>
        </table:table-row>
        <table:table-row table:style-name="ro1">
          <table:table-cell office:value-type="string" calcext:value-type="string">
            <text:p><text:s/>pz</text:p>
          </table:table-cell>
          <table:table-cell table:formula="of:=(TRIM([.A793]))" office:value-type="string" office:string-value="pz" calcext:value-type="string">
            <text:p>pz</text:p>
          </table:table-cell>
          <table:table-cell table:formula="of:=(TRIM([.B793]))" office:value-type="string" office:string-value="pz" calcext:value-type="string">
            <text:p>pz</text:p>
          </table:table-cell>
          <table:table-cell/>
          <table:table-cell table:formula="of:=(TRIM([.D793]))">
            <text:p/>
          </table:table-cell>
        </table:table-row>
        <table:table-row table:style-name="ro1">
          <table:table-cell office:value-type="string" calcext:value-type="string">
            <text:p><text:s/>pz</text:p>
          </table:table-cell>
          <table:table-cell table:formula="of:=(TRIM([.A794]))" office:value-type="string" office:string-value="pz" calcext:value-type="string">
            <text:p>pz</text:p>
          </table:table-cell>
          <table:table-cell table:formula="of:=(TRIM([.B794]))" office:value-type="string" office:string-value="pz" calcext:value-type="string">
            <text:p>pz</text:p>
          </table:table-cell>
          <table:table-cell/>
          <table:table-cell table:formula="of:=(TRIM([.D794]))">
            <text:p/>
          </table:table-cell>
        </table:table-row>
        <table:table-row table:style-name="ro1">
          <table:table-cell office:value-type="string" calcext:value-type="string">
            <text:p><text:s/>pz</text:p>
          </table:table-cell>
          <table:table-cell table:formula="of:=(TRIM([.A795]))" office:value-type="string" office:string-value="pz" calcext:value-type="string">
            <text:p>pz</text:p>
          </table:table-cell>
          <table:table-cell table:formula="of:=(TRIM([.B795]))" office:value-type="string" office:string-value="pz" calcext:value-type="string">
            <text:p>pz</text:p>
          </table:table-cell>
          <table:table-cell/>
          <table:table-cell table:formula="of:=(TRIM([.D795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796]))" office:value-type="string" office:string-value="pz" calcext:value-type="string">
            <text:p>pz</text:p>
          </table:table-cell>
          <table:table-cell table:formula="of:=(TRIM([.B796]))" office:value-type="string" office:string-value="pz" calcext:value-type="string">
            <text:p>pz</text:p>
          </table:table-cell>
          <table:table-cell/>
          <table:table-cell table:formula="of:=(TRIM([.D796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797]))" office:value-type="string" office:string-value="pz" calcext:value-type="string">
            <text:p>pz</text:p>
          </table:table-cell>
          <table:table-cell table:formula="of:=(TRIM([.B797]))" office:value-type="string" office:string-value="pz" calcext:value-type="string">
            <text:p>pz</text:p>
          </table:table-cell>
          <table:table-cell/>
          <table:table-cell table:formula="of:=(TRIM([.D797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798]))" office:value-type="string" office:string-value="pz" calcext:value-type="string">
            <text:p>pz</text:p>
          </table:table-cell>
          <table:table-cell table:formula="of:=(TRIM([.B798]))" office:value-type="string" office:string-value="pz" calcext:value-type="string">
            <text:p>pz</text:p>
          </table:table-cell>
          <table:table-cell/>
          <table:table-cell table:formula="of:=(TRIM([.D798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799]))" office:value-type="string" office:string-value="pz" calcext:value-type="string">
            <text:p>pz</text:p>
          </table:table-cell>
          <table:table-cell table:formula="of:=(TRIM([.B799]))" office:value-type="string" office:string-value="pz" calcext:value-type="string">
            <text:p>pz</text:p>
          </table:table-cell>
          <table:table-cell/>
          <table:table-cell table:formula="of:=(TRIM([.D799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800]))" office:value-type="string" office:string-value="pz" calcext:value-type="string">
            <text:p>pz</text:p>
          </table:table-cell>
          <table:table-cell table:formula="of:=(TRIM([.B800]))" office:value-type="string" office:string-value="pz" calcext:value-type="string">
            <text:p>pz</text:p>
          </table:table-cell>
          <table:table-cell/>
          <table:table-cell table:formula="of:=(TRIM([.D800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801]))" office:value-type="string" office:string-value="pz" calcext:value-type="string">
            <text:p>pz</text:p>
          </table:table-cell>
          <table:table-cell table:formula="of:=(TRIM([.B801]))" office:value-type="string" office:string-value="pz" calcext:value-type="string">
            <text:p>pz</text:p>
          </table:table-cell>
          <table:table-cell/>
          <table:table-cell table:formula="of:=(TRIM([.D801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802]))" office:value-type="string" office:string-value="pz" calcext:value-type="string">
            <text:p>pz</text:p>
          </table:table-cell>
          <table:table-cell table:formula="of:=(TRIM([.B802]))" office:value-type="string" office:string-value="pz" calcext:value-type="string">
            <text:p>pz</text:p>
          </table:table-cell>
          <table:table-cell/>
          <table:table-cell table:formula="of:=(TRIM([.D802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803]))" office:value-type="string" office:string-value="pz" calcext:value-type="string">
            <text:p>pz</text:p>
          </table:table-cell>
          <table:table-cell table:formula="of:=(TRIM([.B803]))" office:value-type="string" office:string-value="pz" calcext:value-type="string">
            <text:p>pz</text:p>
          </table:table-cell>
          <table:table-cell/>
          <table:table-cell table:formula="of:=(TRIM([.D803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804]))" office:value-type="string" office:string-value="pz" calcext:value-type="string">
            <text:p>pz</text:p>
          </table:table-cell>
          <table:table-cell table:formula="of:=(TRIM([.B804]))" office:value-type="string" office:string-value="pz" calcext:value-type="string">
            <text:p>pz</text:p>
          </table:table-cell>
          <table:table-cell/>
          <table:table-cell table:formula="of:=(TRIM([.D804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805]))" office:value-type="string" office:string-value="pz" calcext:value-type="string">
            <text:p>pz</text:p>
          </table:table-cell>
          <table:table-cell table:formula="of:=(TRIM([.B805]))" office:value-type="string" office:string-value="pz" calcext:value-type="string">
            <text:p>pz</text:p>
          </table:table-cell>
          <table:table-cell/>
          <table:table-cell table:formula="of:=(TRIM([.D805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806]))" office:value-type="string" office:string-value="pz" calcext:value-type="string">
            <text:p>pz</text:p>
          </table:table-cell>
          <table:table-cell table:formula="of:=(TRIM([.B806]))" office:value-type="string" office:string-value="pz" calcext:value-type="string">
            <text:p>pz</text:p>
          </table:table-cell>
          <table:table-cell/>
          <table:table-cell table:formula="of:=(TRIM([.D806]))">
            <text:p/>
          </table:table-cell>
        </table:table-row>
        <table:table-row table:style-name="ro1">
          <table:table-cell office:value-type="string" calcext:value-type="string">
            <text:p><text:s/>pz</text:p>
          </table:table-cell>
          <table:table-cell table:formula="of:=(TRIM([.A807]))" office:value-type="string" office:string-value="pz" calcext:value-type="string">
            <text:p>pz</text:p>
          </table:table-cell>
          <table:table-cell table:formula="of:=(TRIM([.B807]))" office:value-type="string" office:string-value="pz" calcext:value-type="string">
            <text:p>pz</text:p>
          </table:table-cell>
          <table:table-cell/>
          <table:table-cell table:formula="of:=(TRIM([.D807]))">
            <text:p/>
          </table:table-cell>
        </table:table-row>
        <table:table-row table:style-name="ro1">
          <table:table-cell office:value-type="string" calcext:value-type="string">
            <text:p><text:s/>pz</text:p>
          </table:table-cell>
          <table:table-cell table:formula="of:=(TRIM([.A808]))" office:value-type="string" office:string-value="pz" calcext:value-type="string">
            <text:p>pz</text:p>
          </table:table-cell>
          <table:table-cell table:formula="of:=(TRIM([.B808]))" office:value-type="string" office:string-value="pz" calcext:value-type="string">
            <text:p>pz</text:p>
          </table:table-cell>
          <table:table-cell/>
          <table:table-cell table:formula="of:=(TRIM([.D808]))">
            <text:p/>
          </table:table-cell>
        </table:table-row>
        <table:table-row table:style-name="ro1">
          <table:table-cell office:value-type="string" calcext:value-type="string">
            <text:p><text:s/>pz</text:p>
          </table:table-cell>
          <table:table-cell table:formula="of:=(TRIM([.A809]))" office:value-type="string" office:string-value="pz" calcext:value-type="string">
            <text:p>pz</text:p>
          </table:table-cell>
          <table:table-cell table:formula="of:=(TRIM([.B809]))" office:value-type="string" office:string-value="pz" calcext:value-type="string">
            <text:p>pz</text:p>
          </table:table-cell>
          <table:table-cell/>
          <table:table-cell table:formula="of:=(TRIM([.D809]))">
            <text:p/>
          </table:table-cell>
        </table:table-row>
        <table:table-row table:style-name="ro1">
          <table:table-cell office:value-type="string" calcext:value-type="string">
            <text:p><text:s/>pz</text:p>
          </table:table-cell>
          <table:table-cell table:formula="of:=(TRIM([.A810]))" office:value-type="string" office:string-value="pz" calcext:value-type="string">
            <text:p>pz</text:p>
          </table:table-cell>
          <table:table-cell table:formula="of:=(TRIM([.B810]))" office:value-type="string" office:string-value="pz" calcext:value-type="string">
            <text:p>pz</text:p>
          </table:table-cell>
          <table:table-cell/>
          <table:table-cell table:formula="of:=(TRIM([.D810]))">
            <text:p/>
          </table:table-cell>
        </table:table-row>
        <table:table-row table:style-name="ro1">
          <table:table-cell office:value-type="string" calcext:value-type="string">
            <text:p><text:s/>pz</text:p>
          </table:table-cell>
          <table:table-cell table:formula="of:=(TRIM([.A811]))" office:value-type="string" office:string-value="pz" calcext:value-type="string">
            <text:p>pz</text:p>
          </table:table-cell>
          <table:table-cell table:formula="of:=(TRIM([.B811]))" office:value-type="string" office:string-value="pz" calcext:value-type="string">
            <text:p>pz</text:p>
          </table:table-cell>
          <table:table-cell/>
          <table:table-cell table:formula="of:=(TRIM([.D811]))">
            <text:p/>
          </table:table-cell>
        </table:table-row>
        <table:table-row table:style-name="ro1">
          <table:table-cell office:value-type="string" calcext:value-type="string">
            <text:p><text:s/>pz</text:p>
          </table:table-cell>
          <table:table-cell table:formula="of:=(TRIM([.A812]))" office:value-type="string" office:string-value="pz" calcext:value-type="string">
            <text:p>pz</text:p>
          </table:table-cell>
          <table:table-cell table:formula="of:=(TRIM([.B812]))" office:value-type="string" office:string-value="pz" calcext:value-type="string">
            <text:p>pz</text:p>
          </table:table-cell>
          <table:table-cell/>
          <table:table-cell table:formula="of:=(TRIM([.D812]))">
            <text:p/>
          </table:table-cell>
        </table:table-row>
        <table:table-row table:style-name="ro1">
          <table:table-cell office:value-type="string" calcext:value-type="string">
            <text:p><text:s/>pz</text:p>
          </table:table-cell>
          <table:table-cell table:formula="of:=(TRIM([.A813]))" office:value-type="string" office:string-value="pz" calcext:value-type="string">
            <text:p>pz</text:p>
          </table:table-cell>
          <table:table-cell table:formula="of:=(TRIM([.B813]))" office:value-type="string" office:string-value="pz" calcext:value-type="string">
            <text:p>pz</text:p>
          </table:table-cell>
          <table:table-cell/>
          <table:table-cell table:formula="of:=(TRIM([.D813]))">
            <text:p/>
          </table:table-cell>
        </table:table-row>
        <table:table-row table:style-name="ro1">
          <table:table-cell office:value-type="string" calcext:value-type="string">
            <text:p><text:s/>pz</text:p>
          </table:table-cell>
          <table:table-cell table:formula="of:=(TRIM([.A814]))" office:value-type="string" office:string-value="pz" calcext:value-type="string">
            <text:p>pz</text:p>
          </table:table-cell>
          <table:table-cell table:formula="of:=(TRIM([.B814]))" office:value-type="string" office:string-value="pz" calcext:value-type="string">
            <text:p>pz</text:p>
          </table:table-cell>
          <table:table-cell/>
          <table:table-cell table:formula="of:=(TRIM([.D814]))">
            <text:p/>
          </table:table-cell>
        </table:table-row>
        <table:table-row table:style-name="ro1">
          <table:table-cell office:value-type="string" calcext:value-type="string">
            <text:p><text:s/>pz</text:p>
          </table:table-cell>
          <table:table-cell table:formula="of:=(TRIM([.A815]))" office:value-type="string" office:string-value="pz" calcext:value-type="string">
            <text:p>pz</text:p>
          </table:table-cell>
          <table:table-cell table:formula="of:=(TRIM([.B815]))" office:value-type="string" office:string-value="pz" calcext:value-type="string">
            <text:p>pz</text:p>
          </table:table-cell>
          <table:table-cell/>
          <table:table-cell table:formula="of:=(TRIM([.D815]))">
            <text:p/>
          </table:table-cell>
        </table:table-row>
        <table:table-row table:style-name="ro1">
          <table:table-cell office:value-type="string" calcext:value-type="string">
            <text:p><text:s/>pz</text:p>
          </table:table-cell>
          <table:table-cell table:formula="of:=(TRIM([.A816]))" office:value-type="string" office:string-value="pz" calcext:value-type="string">
            <text:p>pz</text:p>
          </table:table-cell>
          <table:table-cell table:formula="of:=(TRIM([.B816]))" office:value-type="string" office:string-value="pz" calcext:value-type="string">
            <text:p>pz</text:p>
          </table:table-cell>
          <table:table-cell/>
          <table:table-cell table:formula="of:=(TRIM([.D816]))">
            <text:p/>
          </table:table-cell>
        </table:table-row>
        <table:table-row table:style-name="ro1">
          <table:table-cell office:value-type="string" calcext:value-type="string">
            <text:p><text:s/>pz</text:p>
          </table:table-cell>
          <table:table-cell table:formula="of:=(TRIM([.A817]))" office:value-type="string" office:string-value="pz" calcext:value-type="string">
            <text:p>pz</text:p>
          </table:table-cell>
          <table:table-cell table:formula="of:=(TRIM([.B817]))" office:value-type="string" office:string-value="pz" calcext:value-type="string">
            <text:p>pz</text:p>
          </table:table-cell>
          <table:table-cell/>
          <table:table-cell table:formula="of:=(TRIM([.D817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818]))" office:value-type="string" office:string-value="pz" calcext:value-type="string">
            <text:p>pz</text:p>
          </table:table-cell>
          <table:table-cell table:formula="of:=(TRIM([.B818]))" office:value-type="string" office:string-value="pz" calcext:value-type="string">
            <text:p>pz</text:p>
          </table:table-cell>
          <table:table-cell/>
          <table:table-cell table:formula="of:=(TRIM([.D818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819]))" office:value-type="string" office:string-value="pz" calcext:value-type="string">
            <text:p>pz</text:p>
          </table:table-cell>
          <table:table-cell table:formula="of:=(TRIM([.B819]))" office:value-type="string" office:string-value="pz" calcext:value-type="string">
            <text:p>pz</text:p>
          </table:table-cell>
          <table:table-cell/>
          <table:table-cell table:formula="of:=(TRIM([.D819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820]))" office:value-type="string" office:string-value="pz" calcext:value-type="string">
            <text:p>pz</text:p>
          </table:table-cell>
          <table:table-cell table:formula="of:=(TRIM([.B820]))" office:value-type="string" office:string-value="pz" calcext:value-type="string">
            <text:p>pz</text:p>
          </table:table-cell>
          <table:table-cell/>
          <table:table-cell table:formula="of:=(TRIM([.D820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821]))" office:value-type="string" office:string-value="pz" calcext:value-type="string">
            <text:p>pz</text:p>
          </table:table-cell>
          <table:table-cell table:formula="of:=(TRIM([.B821]))" office:value-type="string" office:string-value="pz" calcext:value-type="string">
            <text:p>pz</text:p>
          </table:table-cell>
          <table:table-cell/>
          <table:table-cell table:formula="of:=(TRIM([.D821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822]))" office:value-type="string" office:string-value="pz" calcext:value-type="string">
            <text:p>pz</text:p>
          </table:table-cell>
          <table:table-cell table:formula="of:=(TRIM([.B822]))" office:value-type="string" office:string-value="pz" calcext:value-type="string">
            <text:p>pz</text:p>
          </table:table-cell>
          <table:table-cell/>
          <table:table-cell table:formula="of:=(TRIM([.D822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823]))" office:value-type="string" office:string-value="pz" calcext:value-type="string">
            <text:p>pz</text:p>
          </table:table-cell>
          <table:table-cell table:formula="of:=(TRIM([.B823]))" office:value-type="string" office:string-value="pz" calcext:value-type="string">
            <text:p>pz</text:p>
          </table:table-cell>
          <table:table-cell/>
          <table:table-cell table:formula="of:=(TRIM([.D823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824]))" office:value-type="string" office:string-value="pz" calcext:value-type="string">
            <text:p>pz</text:p>
          </table:table-cell>
          <table:table-cell table:formula="of:=(TRIM([.B824]))" office:value-type="string" office:string-value="pz" calcext:value-type="string">
            <text:p>pz</text:p>
          </table:table-cell>
          <table:table-cell/>
          <table:table-cell table:formula="of:=(TRIM([.D824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825]))" office:value-type="string" office:string-value="pz" calcext:value-type="string">
            <text:p>pz</text:p>
          </table:table-cell>
          <table:table-cell table:formula="of:=(TRIM([.B825]))" office:value-type="string" office:string-value="pz" calcext:value-type="string">
            <text:p>pz</text:p>
          </table:table-cell>
          <table:table-cell/>
          <table:table-cell table:formula="of:=(TRIM([.D825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826]))" office:value-type="string" office:string-value="pz" calcext:value-type="string">
            <text:p>pz</text:p>
          </table:table-cell>
          <table:table-cell table:formula="of:=(TRIM([.B826]))" office:value-type="string" office:string-value="pz" calcext:value-type="string">
            <text:p>pz</text:p>
          </table:table-cell>
          <table:table-cell/>
          <table:table-cell table:formula="of:=(TRIM([.D826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827]))" office:value-type="string" office:string-value="pz" calcext:value-type="string">
            <text:p>pz</text:p>
          </table:table-cell>
          <table:table-cell table:formula="of:=(TRIM([.B827]))" office:value-type="string" office:string-value="pz" calcext:value-type="string">
            <text:p>pz</text:p>
          </table:table-cell>
          <table:table-cell/>
          <table:table-cell table:formula="of:=(TRIM([.D827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828]))" office:value-type="string" office:string-value="pz" calcext:value-type="string">
            <text:p>pz</text:p>
          </table:table-cell>
          <table:table-cell table:formula="of:=(TRIM([.B828]))" office:value-type="string" office:string-value="pz" calcext:value-type="string">
            <text:p>pz</text:p>
          </table:table-cell>
          <table:table-cell/>
          <table:table-cell table:formula="of:=(TRIM([.D828]))">
            <text:p/>
          </table:table-cell>
        </table:table-row>
        <table:table-row table:style-name="ro1">
          <table:table-cell office:value-type="string" calcext:value-type="string">
            <text:p><text:s/>pz</text:p>
          </table:table-cell>
          <table:table-cell table:formula="of:=(TRIM([.A829]))" office:value-type="string" office:string-value="pz" calcext:value-type="string">
            <text:p>pz</text:p>
          </table:table-cell>
          <table:table-cell table:formula="of:=(TRIM([.B829]))" office:value-type="string" office:string-value="pz" calcext:value-type="string">
            <text:p>pz</text:p>
          </table:table-cell>
          <table:table-cell/>
          <table:table-cell table:formula="of:=(TRIM([.D829]))">
            <text:p/>
          </table:table-cell>
        </table:table-row>
        <table:table-row table:style-name="ro1">
          <table:table-cell office:value-type="string" calcext:value-type="string">
            <text:p><text:s/>pz</text:p>
          </table:table-cell>
          <table:table-cell table:formula="of:=(TRIM([.A830]))" office:value-type="string" office:string-value="pz" calcext:value-type="string">
            <text:p>pz</text:p>
          </table:table-cell>
          <table:table-cell table:formula="of:=(TRIM([.B830]))" office:value-type="string" office:string-value="pz" calcext:value-type="string">
            <text:p>pz</text:p>
          </table:table-cell>
          <table:table-cell/>
          <table:table-cell table:formula="of:=(TRIM([.D830]))">
            <text:p/>
          </table:table-cell>
        </table:table-row>
        <table:table-row table:style-name="ro1">
          <table:table-cell office:value-type="string" calcext:value-type="string">
            <text:p><text:s/>pz</text:p>
          </table:table-cell>
          <table:table-cell table:formula="of:=(TRIM([.A831]))" office:value-type="string" office:string-value="pz" calcext:value-type="string">
            <text:p>pz</text:p>
          </table:table-cell>
          <table:table-cell table:formula="of:=(TRIM([.B831]))" office:value-type="string" office:string-value="pz" calcext:value-type="string">
            <text:p>pz</text:p>
          </table:table-cell>
          <table:table-cell/>
          <table:table-cell table:formula="of:=(TRIM([.D831]))">
            <text:p/>
          </table:table-cell>
        </table:table-row>
        <table:table-row table:style-name="ro1">
          <table:table-cell office:value-type="string" calcext:value-type="string">
            <text:p><text:s/>pz</text:p>
          </table:table-cell>
          <table:table-cell table:formula="of:=(TRIM([.A832]))" office:value-type="string" office:string-value="pz" calcext:value-type="string">
            <text:p>pz</text:p>
          </table:table-cell>
          <table:table-cell table:formula="of:=(TRIM([.B832]))" office:value-type="string" office:string-value="pz" calcext:value-type="string">
            <text:p>pz</text:p>
          </table:table-cell>
          <table:table-cell/>
          <table:table-cell table:formula="of:=(TRIM([.D832]))">
            <text:p/>
          </table:table-cell>
        </table:table-row>
        <table:table-row table:style-name="ro1">
          <table:table-cell office:value-type="string" calcext:value-type="string">
            <text:p><text:s/>pz</text:p>
          </table:table-cell>
          <table:table-cell table:formula="of:=(TRIM([.A833]))" office:value-type="string" office:string-value="pz" calcext:value-type="string">
            <text:p>pz</text:p>
          </table:table-cell>
          <table:table-cell table:formula="of:=(TRIM([.B833]))" office:value-type="string" office:string-value="pz" calcext:value-type="string">
            <text:p>pz</text:p>
          </table:table-cell>
          <table:table-cell/>
          <table:table-cell table:formula="of:=(TRIM([.D833]))">
            <text:p/>
          </table:table-cell>
        </table:table-row>
        <table:table-row table:style-name="ro1">
          <table:table-cell office:value-type="string" calcext:value-type="string">
            <text:p><text:s/>pz</text:p>
          </table:table-cell>
          <table:table-cell table:formula="of:=(TRIM([.A834]))" office:value-type="string" office:string-value="pz" calcext:value-type="string">
            <text:p>pz</text:p>
          </table:table-cell>
          <table:table-cell table:formula="of:=(TRIM([.B834]))" office:value-type="string" office:string-value="pz" calcext:value-type="string">
            <text:p>pz</text:p>
          </table:table-cell>
          <table:table-cell/>
          <table:table-cell table:formula="of:=(TRIM([.D834]))">
            <text:p/>
          </table:table-cell>
        </table:table-row>
        <table:table-row table:style-name="ro1">
          <table:table-cell office:value-type="string" calcext:value-type="string">
            <text:p><text:s/>pz</text:p>
          </table:table-cell>
          <table:table-cell table:formula="of:=(TRIM([.A835]))" office:value-type="string" office:string-value="pz" calcext:value-type="string">
            <text:p>pz</text:p>
          </table:table-cell>
          <table:table-cell table:formula="of:=(TRIM([.B835]))" office:value-type="string" office:string-value="pz" calcext:value-type="string">
            <text:p>pz</text:p>
          </table:table-cell>
          <table:table-cell/>
          <table:table-cell table:formula="of:=(TRIM([.D835]))">
            <text:p/>
          </table:table-cell>
        </table:table-row>
        <table:table-row table:style-name="ro1">
          <table:table-cell office:value-type="string" calcext:value-type="string">
            <text:p><text:s/>pz</text:p>
          </table:table-cell>
          <table:table-cell table:formula="of:=(TRIM([.A836]))" office:value-type="string" office:string-value="pz" calcext:value-type="string">
            <text:p>pz</text:p>
          </table:table-cell>
          <table:table-cell table:formula="of:=(TRIM([.B836]))" office:value-type="string" office:string-value="pz" calcext:value-type="string">
            <text:p>pz</text:p>
          </table:table-cell>
          <table:table-cell/>
          <table:table-cell table:formula="of:=(TRIM([.D836]))">
            <text:p/>
          </table:table-cell>
        </table:table-row>
        <table:table-row table:style-name="ro1">
          <table:table-cell office:value-type="string" calcext:value-type="string">
            <text:p><text:s/>pz</text:p>
          </table:table-cell>
          <table:table-cell table:formula="of:=(TRIM([.A837]))" office:value-type="string" office:string-value="pz" calcext:value-type="string">
            <text:p>pz</text:p>
          </table:table-cell>
          <table:table-cell table:formula="of:=(TRIM([.B837]))" office:value-type="string" office:string-value="pz" calcext:value-type="string">
            <text:p>pz</text:p>
          </table:table-cell>
          <table:table-cell/>
          <table:table-cell table:formula="of:=(TRIM([.D837]))">
            <text:p/>
          </table:table-cell>
        </table:table-row>
        <table:table-row table:style-name="ro1">
          <table:table-cell office:value-type="string" calcext:value-type="string">
            <text:p><text:s/>pz</text:p>
          </table:table-cell>
          <table:table-cell table:formula="of:=(TRIM([.A838]))" office:value-type="string" office:string-value="pz" calcext:value-type="string">
            <text:p>pz</text:p>
          </table:table-cell>
          <table:table-cell table:formula="of:=(TRIM([.B838]))" office:value-type="string" office:string-value="pz" calcext:value-type="string">
            <text:p>pz</text:p>
          </table:table-cell>
          <table:table-cell/>
          <table:table-cell table:formula="of:=(TRIM([.D838]))">
            <text:p/>
          </table:table-cell>
        </table:table-row>
        <table:table-row table:style-name="ro1">
          <table:table-cell office:value-type="string" calcext:value-type="string">
            <text:p><text:s/>pz</text:p>
          </table:table-cell>
          <table:table-cell table:formula="of:=(TRIM([.A839]))" office:value-type="string" office:string-value="pz" calcext:value-type="string">
            <text:p>pz</text:p>
          </table:table-cell>
          <table:table-cell table:formula="of:=(TRIM([.B839]))" office:value-type="string" office:string-value="pz" calcext:value-type="string">
            <text:p>pz</text:p>
          </table:table-cell>
          <table:table-cell/>
          <table:table-cell table:formula="of:=(TRIM([.D839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840]))" office:value-type="string" office:string-value="pz" calcext:value-type="string">
            <text:p>pz</text:p>
          </table:table-cell>
          <table:table-cell table:formula="of:=(TRIM([.B840]))" office:value-type="string" office:string-value="pz" calcext:value-type="string">
            <text:p>pz</text:p>
          </table:table-cell>
          <table:table-cell/>
          <table:table-cell table:formula="of:=(TRIM([.D840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841]))" office:value-type="string" office:string-value="pz" calcext:value-type="string">
            <text:p>pz</text:p>
          </table:table-cell>
          <table:table-cell table:formula="of:=(TRIM([.B841]))" office:value-type="string" office:string-value="pz" calcext:value-type="string">
            <text:p>pz</text:p>
          </table:table-cell>
          <table:table-cell/>
          <table:table-cell table:formula="of:=(TRIM([.D841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842]))" office:value-type="string" office:string-value="pz" calcext:value-type="string">
            <text:p>pz</text:p>
          </table:table-cell>
          <table:table-cell table:formula="of:=(TRIM([.B842]))" office:value-type="string" office:string-value="pz" calcext:value-type="string">
            <text:p>pz</text:p>
          </table:table-cell>
          <table:table-cell/>
          <table:table-cell table:formula="of:=(TRIM([.D842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843]))" office:value-type="string" office:string-value="pz" calcext:value-type="string">
            <text:p>pz</text:p>
          </table:table-cell>
          <table:table-cell table:formula="of:=(TRIM([.B843]))" office:value-type="string" office:string-value="pz" calcext:value-type="string">
            <text:p>pz</text:p>
          </table:table-cell>
          <table:table-cell/>
          <table:table-cell table:formula="of:=(TRIM([.D843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844]))" office:value-type="string" office:string-value="pz" calcext:value-type="string">
            <text:p>pz</text:p>
          </table:table-cell>
          <table:table-cell table:formula="of:=(TRIM([.B844]))" office:value-type="string" office:string-value="pz" calcext:value-type="string">
            <text:p>pz</text:p>
          </table:table-cell>
          <table:table-cell/>
          <table:table-cell table:formula="of:=(TRIM([.D844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845]))" office:value-type="string" office:string-value="pz" calcext:value-type="string">
            <text:p>pz</text:p>
          </table:table-cell>
          <table:table-cell table:formula="of:=(TRIM([.B845]))" office:value-type="string" office:string-value="pz" calcext:value-type="string">
            <text:p>pz</text:p>
          </table:table-cell>
          <table:table-cell/>
          <table:table-cell table:formula="of:=(TRIM([.D845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846]))" office:value-type="string" office:string-value="pz" calcext:value-type="string">
            <text:p>pz</text:p>
          </table:table-cell>
          <table:table-cell table:formula="of:=(TRIM([.B846]))" office:value-type="string" office:string-value="pz" calcext:value-type="string">
            <text:p>pz</text:p>
          </table:table-cell>
          <table:table-cell/>
          <table:table-cell table:formula="of:=(TRIM([.D846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847]))" office:value-type="string" office:string-value="pz" calcext:value-type="string">
            <text:p>pz</text:p>
          </table:table-cell>
          <table:table-cell table:formula="of:=(TRIM([.B847]))" office:value-type="string" office:string-value="pz" calcext:value-type="string">
            <text:p>pz</text:p>
          </table:table-cell>
          <table:table-cell/>
          <table:table-cell table:formula="of:=(TRIM([.D847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848]))" office:value-type="string" office:string-value="pz" calcext:value-type="string">
            <text:p>pz</text:p>
          </table:table-cell>
          <table:table-cell table:formula="of:=(TRIM([.B848]))" office:value-type="string" office:string-value="pz" calcext:value-type="string">
            <text:p>pz</text:p>
          </table:table-cell>
          <table:table-cell/>
          <table:table-cell table:formula="of:=(TRIM([.D848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849]))" office:value-type="string" office:string-value="pz" calcext:value-type="string">
            <text:p>pz</text:p>
          </table:table-cell>
          <table:table-cell table:formula="of:=(TRIM([.B849]))" office:value-type="string" office:string-value="pz" calcext:value-type="string">
            <text:p>pz</text:p>
          </table:table-cell>
          <table:table-cell/>
          <table:table-cell table:formula="of:=(TRIM([.D849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850]))" office:value-type="string" office:string-value="pz" calcext:value-type="string">
            <text:p>pz</text:p>
          </table:table-cell>
          <table:table-cell table:formula="of:=(TRIM([.B850]))" office:value-type="string" office:string-value="pz" calcext:value-type="string">
            <text:p>pz</text:p>
          </table:table-cell>
          <table:table-cell/>
          <table:table-cell table:formula="of:=(TRIM([.D850]))">
            <text:p/>
          </table:table-cell>
        </table:table-row>
        <table:table-row table:style-name="ro1">
          <table:table-cell office:value-type="string" calcext:value-type="string">
            <text:p><text:s/>pz</text:p>
          </table:table-cell>
          <table:table-cell table:formula="of:=(TRIM([.A851]))" office:value-type="string" office:string-value="pz" calcext:value-type="string">
            <text:p>pz</text:p>
          </table:table-cell>
          <table:table-cell table:formula="of:=(TRIM([.B851]))" office:value-type="string" office:string-value="pz" calcext:value-type="string">
            <text:p>pz</text:p>
          </table:table-cell>
          <table:table-cell/>
          <table:table-cell table:formula="of:=(TRIM([.D851]))">
            <text:p/>
          </table:table-cell>
        </table:table-row>
        <table:table-row table:style-name="ro1">
          <table:table-cell office:value-type="string" calcext:value-type="string">
            <text:p><text:s/>pz</text:p>
          </table:table-cell>
          <table:table-cell table:formula="of:=(TRIM([.A852]))" office:value-type="string" office:string-value="pz" calcext:value-type="string">
            <text:p>pz</text:p>
          </table:table-cell>
          <table:table-cell table:formula="of:=(TRIM([.B852]))" office:value-type="string" office:string-value="pz" calcext:value-type="string">
            <text:p>pz</text:p>
          </table:table-cell>
          <table:table-cell/>
          <table:table-cell table:formula="of:=(TRIM([.D852]))">
            <text:p/>
          </table:table-cell>
        </table:table-row>
        <table:table-row table:style-name="ro1">
          <table:table-cell office:value-type="string" calcext:value-type="string">
            <text:p><text:s/>pz</text:p>
          </table:table-cell>
          <table:table-cell table:formula="of:=(TRIM([.A853]))" office:value-type="string" office:string-value="pz" calcext:value-type="string">
            <text:p>pz</text:p>
          </table:table-cell>
          <table:table-cell table:formula="of:=(TRIM([.B853]))" office:value-type="string" office:string-value="pz" calcext:value-type="string">
            <text:p>pz</text:p>
          </table:table-cell>
          <table:table-cell/>
          <table:table-cell table:formula="of:=(TRIM([.D853]))">
            <text:p/>
          </table:table-cell>
        </table:table-row>
        <table:table-row table:style-name="ro1">
          <table:table-cell office:value-type="string" calcext:value-type="string">
            <text:p><text:s/>pz</text:p>
          </table:table-cell>
          <table:table-cell table:formula="of:=(TRIM([.A854]))" office:value-type="string" office:string-value="pz" calcext:value-type="string">
            <text:p>pz</text:p>
          </table:table-cell>
          <table:table-cell table:formula="of:=(TRIM([.B854]))" office:value-type="string" office:string-value="pz" calcext:value-type="string">
            <text:p>pz</text:p>
          </table:table-cell>
          <table:table-cell/>
          <table:table-cell table:formula="of:=(TRIM([.D854]))">
            <text:p/>
          </table:table-cell>
        </table:table-row>
        <table:table-row table:style-name="ro1">
          <table:table-cell office:value-type="string" calcext:value-type="string">
            <text:p><text:s/>pz</text:p>
          </table:table-cell>
          <table:table-cell table:formula="of:=(TRIM([.A855]))" office:value-type="string" office:string-value="pz" calcext:value-type="string">
            <text:p>pz</text:p>
          </table:table-cell>
          <table:table-cell table:formula="of:=(TRIM([.B855]))" office:value-type="string" office:string-value="pz" calcext:value-type="string">
            <text:p>pz</text:p>
          </table:table-cell>
          <table:table-cell/>
          <table:table-cell table:formula="of:=(TRIM([.D855]))">
            <text:p/>
          </table:table-cell>
        </table:table-row>
        <table:table-row table:style-name="ro1">
          <table:table-cell office:value-type="string" calcext:value-type="string">
            <text:p><text:s/>pz</text:p>
          </table:table-cell>
          <table:table-cell table:formula="of:=(TRIM([.A856]))" office:value-type="string" office:string-value="pz" calcext:value-type="string">
            <text:p>pz</text:p>
          </table:table-cell>
          <table:table-cell table:formula="of:=(TRIM([.B856]))" office:value-type="string" office:string-value="pz" calcext:value-type="string">
            <text:p>pz</text:p>
          </table:table-cell>
          <table:table-cell/>
          <table:table-cell table:formula="of:=(TRIM([.D856]))">
            <text:p/>
          </table:table-cell>
        </table:table-row>
        <table:table-row table:style-name="ro1">
          <table:table-cell office:value-type="string" calcext:value-type="string">
            <text:p><text:s/>pz</text:p>
          </table:table-cell>
          <table:table-cell table:formula="of:=(TRIM([.A857]))" office:value-type="string" office:string-value="pz" calcext:value-type="string">
            <text:p>pz</text:p>
          </table:table-cell>
          <table:table-cell table:formula="of:=(TRIM([.B857]))" office:value-type="string" office:string-value="pz" calcext:value-type="string">
            <text:p>pz</text:p>
          </table:table-cell>
          <table:table-cell/>
          <table:table-cell table:formula="of:=(TRIM([.D857]))">
            <text:p/>
          </table:table-cell>
        </table:table-row>
        <table:table-row table:style-name="ro1">
          <table:table-cell office:value-type="string" calcext:value-type="string">
            <text:p><text:s/>pz</text:p>
          </table:table-cell>
          <table:table-cell table:formula="of:=(TRIM([.A858]))" office:value-type="string" office:string-value="pz" calcext:value-type="string">
            <text:p>pz</text:p>
          </table:table-cell>
          <table:table-cell table:formula="of:=(TRIM([.B858]))" office:value-type="string" office:string-value="pz" calcext:value-type="string">
            <text:p>pz</text:p>
          </table:table-cell>
          <table:table-cell/>
          <table:table-cell table:formula="of:=(TRIM([.D858]))">
            <text:p/>
          </table:table-cell>
        </table:table-row>
        <table:table-row table:style-name="ro1">
          <table:table-cell office:value-type="string" calcext:value-type="string">
            <text:p><text:s/>pz</text:p>
          </table:table-cell>
          <table:table-cell table:formula="of:=(TRIM([.A859]))" office:value-type="string" office:string-value="pz" calcext:value-type="string">
            <text:p>pz</text:p>
          </table:table-cell>
          <table:table-cell table:formula="of:=(TRIM([.B859]))" office:value-type="string" office:string-value="pz" calcext:value-type="string">
            <text:p>pz</text:p>
          </table:table-cell>
          <table:table-cell/>
          <table:table-cell table:formula="of:=(TRIM([.D859]))">
            <text:p/>
          </table:table-cell>
        </table:table-row>
        <table:table-row table:style-name="ro1">
          <table:table-cell office:value-type="string" calcext:value-type="string">
            <text:p><text:s/>pz</text:p>
          </table:table-cell>
          <table:table-cell table:formula="of:=(TRIM([.A860]))" office:value-type="string" office:string-value="pz" calcext:value-type="string">
            <text:p>pz</text:p>
          </table:table-cell>
          <table:table-cell table:formula="of:=(TRIM([.B860]))" office:value-type="string" office:string-value="pz" calcext:value-type="string">
            <text:p>pz</text:p>
          </table:table-cell>
          <table:table-cell/>
          <table:table-cell table:formula="of:=(TRIM([.D860]))">
            <text:p/>
          </table:table-cell>
        </table:table-row>
        <table:table-row table:style-name="ro1">
          <table:table-cell office:value-type="string" calcext:value-type="string">
            <text:p><text:s/>pz</text:p>
          </table:table-cell>
          <table:table-cell table:formula="of:=(TRIM([.A861]))" office:value-type="string" office:string-value="pz" calcext:value-type="string">
            <text:p>pz</text:p>
          </table:table-cell>
          <table:table-cell table:formula="of:=(TRIM([.B861]))" office:value-type="string" office:string-value="pz" calcext:value-type="string">
            <text:p>pz</text:p>
          </table:table-cell>
          <table:table-cell/>
          <table:table-cell table:formula="of:=(TRIM([.D861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862]))" office:value-type="string" office:string-value="pz" calcext:value-type="string">
            <text:p>pz</text:p>
          </table:table-cell>
          <table:table-cell table:formula="of:=(TRIM([.B862]))" office:value-type="string" office:string-value="pz" calcext:value-type="string">
            <text:p>pz</text:p>
          </table:table-cell>
          <table:table-cell/>
          <table:table-cell table:formula="of:=(TRIM([.D862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863]))" office:value-type="string" office:string-value="pz" calcext:value-type="string">
            <text:p>pz</text:p>
          </table:table-cell>
          <table:table-cell table:formula="of:=(TRIM([.B863]))" office:value-type="string" office:string-value="pz" calcext:value-type="string">
            <text:p>pz</text:p>
          </table:table-cell>
          <table:table-cell/>
          <table:table-cell table:formula="of:=(TRIM([.D863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864]))" office:value-type="string" office:string-value="pz" calcext:value-type="string">
            <text:p>pz</text:p>
          </table:table-cell>
          <table:table-cell table:formula="of:=(TRIM([.B864]))" office:value-type="string" office:string-value="pz" calcext:value-type="string">
            <text:p>pz</text:p>
          </table:table-cell>
          <table:table-cell/>
          <table:table-cell table:formula="of:=(TRIM([.D864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865]))" office:value-type="string" office:string-value="pz" calcext:value-type="string">
            <text:p>pz</text:p>
          </table:table-cell>
          <table:table-cell table:formula="of:=(TRIM([.B865]))" office:value-type="string" office:string-value="pz" calcext:value-type="string">
            <text:p>pz</text:p>
          </table:table-cell>
          <table:table-cell/>
          <table:table-cell table:formula="of:=(TRIM([.D865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866]))" office:value-type="string" office:string-value="pz" calcext:value-type="string">
            <text:p>pz</text:p>
          </table:table-cell>
          <table:table-cell table:formula="of:=(TRIM([.B866]))" office:value-type="string" office:string-value="pz" calcext:value-type="string">
            <text:p>pz</text:p>
          </table:table-cell>
          <table:table-cell/>
          <table:table-cell table:formula="of:=(TRIM([.D866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867]))" office:value-type="string" office:string-value="pz" calcext:value-type="string">
            <text:p>pz</text:p>
          </table:table-cell>
          <table:table-cell table:formula="of:=(TRIM([.B867]))" office:value-type="string" office:string-value="pz" calcext:value-type="string">
            <text:p>pz</text:p>
          </table:table-cell>
          <table:table-cell/>
          <table:table-cell table:formula="of:=(TRIM([.D867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868]))" office:value-type="string" office:string-value="pz" calcext:value-type="string">
            <text:p>pz</text:p>
          </table:table-cell>
          <table:table-cell table:formula="of:=(TRIM([.B868]))" office:value-type="string" office:string-value="pz" calcext:value-type="string">
            <text:p>pz</text:p>
          </table:table-cell>
          <table:table-cell/>
          <table:table-cell table:formula="of:=(TRIM([.D868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869]))" office:value-type="string" office:string-value="pz" calcext:value-type="string">
            <text:p>pz</text:p>
          </table:table-cell>
          <table:table-cell table:formula="of:=(TRIM([.B869]))" office:value-type="string" office:string-value="pz" calcext:value-type="string">
            <text:p>pz</text:p>
          </table:table-cell>
          <table:table-cell/>
          <table:table-cell table:formula="of:=(TRIM([.D869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870]))" office:value-type="string" office:string-value="pz" calcext:value-type="string">
            <text:p>pz</text:p>
          </table:table-cell>
          <table:table-cell table:formula="of:=(TRIM([.B870]))" office:value-type="string" office:string-value="pz" calcext:value-type="string">
            <text:p>pz</text:p>
          </table:table-cell>
          <table:table-cell/>
          <table:table-cell table:formula="of:=(TRIM([.D870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871]))" office:value-type="string" office:string-value="pz" calcext:value-type="string">
            <text:p>pz</text:p>
          </table:table-cell>
          <table:table-cell table:formula="of:=(TRIM([.B871]))" office:value-type="string" office:string-value="pz" calcext:value-type="string">
            <text:p>pz</text:p>
          </table:table-cell>
          <table:table-cell/>
          <table:table-cell table:formula="of:=(TRIM([.D871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872]))" office:value-type="string" office:string-value="pz" calcext:value-type="string">
            <text:p>pz</text:p>
          </table:table-cell>
          <table:table-cell table:formula="of:=(TRIM([.B872]))" office:value-type="string" office:string-value="pz" calcext:value-type="string">
            <text:p>pz</text:p>
          </table:table-cell>
          <table:table-cell/>
          <table:table-cell table:formula="of:=(TRIM([.D872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873]))" office:value-type="string" office:string-value="pz" calcext:value-type="string">
            <text:p>pz</text:p>
          </table:table-cell>
          <table:table-cell table:formula="of:=(TRIM([.B873]))" office:value-type="string" office:string-value="pz" calcext:value-type="string">
            <text:p>pz</text:p>
          </table:table-cell>
          <table:table-cell/>
          <table:table-cell table:formula="of:=(TRIM([.D873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874]))" office:value-type="string" office:string-value="pz" calcext:value-type="string">
            <text:p>pz</text:p>
          </table:table-cell>
          <table:table-cell table:formula="of:=(TRIM([.B874]))" office:value-type="string" office:string-value="pz" calcext:value-type="string">
            <text:p>pz</text:p>
          </table:table-cell>
          <table:table-cell/>
          <table:table-cell table:formula="of:=(TRIM([.D874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875]))" office:value-type="string" office:string-value="pz" calcext:value-type="string">
            <text:p>pz</text:p>
          </table:table-cell>
          <table:table-cell table:formula="of:=(TRIM([.B875]))" office:value-type="string" office:string-value="pz" calcext:value-type="string">
            <text:p>pz</text:p>
          </table:table-cell>
          <table:table-cell/>
          <table:table-cell table:formula="of:=(TRIM([.D875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876]))" office:value-type="string" office:string-value="pz" calcext:value-type="string">
            <text:p>pz</text:p>
          </table:table-cell>
          <table:table-cell table:formula="of:=(TRIM([.B876]))" office:value-type="string" office:string-value="pz" calcext:value-type="string">
            <text:p>pz</text:p>
          </table:table-cell>
          <table:table-cell/>
          <table:table-cell table:formula="of:=(TRIM([.D876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877]))" office:value-type="string" office:string-value="pz" calcext:value-type="string">
            <text:p>pz</text:p>
          </table:table-cell>
          <table:table-cell table:formula="of:=(TRIM([.B877]))" office:value-type="string" office:string-value="pz" calcext:value-type="string">
            <text:p>pz</text:p>
          </table:table-cell>
          <table:table-cell/>
          <table:table-cell table:formula="of:=(TRIM([.D877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878]))" office:value-type="string" office:string-value="pz" calcext:value-type="string">
            <text:p>pz</text:p>
          </table:table-cell>
          <table:table-cell table:formula="of:=(TRIM([.B878]))" office:value-type="string" office:string-value="pz" calcext:value-type="string">
            <text:p>pz</text:p>
          </table:table-cell>
          <table:table-cell/>
          <table:table-cell table:formula="of:=(TRIM([.D878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879]))" office:value-type="string" office:string-value="pz" calcext:value-type="string">
            <text:p>pz</text:p>
          </table:table-cell>
          <table:table-cell table:formula="of:=(TRIM([.B879]))" office:value-type="string" office:string-value="pz" calcext:value-type="string">
            <text:p>pz</text:p>
          </table:table-cell>
          <table:table-cell/>
          <table:table-cell table:formula="of:=(TRIM([.D879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880]))" office:value-type="string" office:string-value="pz" calcext:value-type="string">
            <text:p>pz</text:p>
          </table:table-cell>
          <table:table-cell table:formula="of:=(TRIM([.B880]))" office:value-type="string" office:string-value="pz" calcext:value-type="string">
            <text:p>pz</text:p>
          </table:table-cell>
          <table:table-cell/>
          <table:table-cell table:formula="of:=(TRIM([.D880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881]))" office:value-type="string" office:string-value="pz" calcext:value-type="string">
            <text:p>pz</text:p>
          </table:table-cell>
          <table:table-cell table:formula="of:=(TRIM([.B881]))" office:value-type="string" office:string-value="pz" calcext:value-type="string">
            <text:p>pz</text:p>
          </table:table-cell>
          <table:table-cell/>
          <table:table-cell table:formula="of:=(TRIM([.D881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882]))" office:value-type="string" office:string-value="pz" calcext:value-type="string">
            <text:p>pz</text:p>
          </table:table-cell>
          <table:table-cell table:formula="of:=(TRIM([.B882]))" office:value-type="string" office:string-value="pz" calcext:value-type="string">
            <text:p>pz</text:p>
          </table:table-cell>
          <table:table-cell/>
          <table:table-cell table:formula="of:=(TRIM([.D882]))">
            <text:p/>
          </table:table-cell>
        </table:table-row>
        <table:table-row table:style-name="ro1">
          <table:table-cell office:value-type="string" calcext:value-type="string">
            <text:p><text:s/>pz <text:s text:c="3"/></text:p>
          </table:table-cell>
          <table:table-cell table:formula="of:=(TRIM([.A883]))" office:value-type="string" office:string-value="pz" calcext:value-type="string">
            <text:p>pz</text:p>
          </table:table-cell>
          <table:table-cell table:formula="of:=(TRIM([.B883]))" office:value-type="string" office:string-value="pz" calcext:value-type="string">
            <text:p>pz</text:p>
          </table:table-cell>
          <table:table-cell/>
          <table:table-cell table:formula="of:=(TRIM([.D883]))">
            <text:p/>
          </table:table-cell>
        </table:table-row>
        <table:table-row table:style-name="ro1">
          <table:table-cell/>
          <table:table-cell table:formula="of:=(TRIM([.A884]))">
            <text:p/>
          </table:table-cell>
          <table:table-cell table:formula="of:=(TRIM([.B884]))">
            <text:p/>
          </table:table-cell>
          <table:table-cell/>
          <table:table-cell table:formula="of:=(TRIM([.D884]))">
            <text:p/>
          </table:table-cell>
        </table:table-row>
        <table:table-row table:style-name="ro1">
          <table:table-cell/>
          <table:table-cell table:formula="of:=(TRIM([.A885]))">
            <text:p/>
          </table:table-cell>
          <table:table-cell table:formula="of:=(TRIM([.B885]))">
            <text:p/>
          </table:table-cell>
          <table:table-cell/>
          <table:table-cell table:formula="of:=(TRIM([.D885]))">
            <text:p/>
          </table:table-cell>
        </table:table-row>
        <table:table-row table:style-name="ro1">
          <table:table-cell/>
          <table:table-cell table:formula="of:=(TRIM([.A886]))">
            <text:p/>
          </table:table-cell>
          <table:table-cell table:formula="of:=(TRIM([.B886]))">
            <text:p/>
          </table:table-cell>
          <table:table-cell/>
          <table:table-cell table:formula="of:=(TRIM([.D886]))">
            <text:p/>
          </table:table-cell>
        </table:table-row>
        <table:table-row table:style-name="ro1">
          <table:table-cell/>
          <table:table-cell table:formula="of:=(TRIM([.A887]))">
            <text:p/>
          </table:table-cell>
          <table:table-cell table:formula="of:=(TRIM([.B887]))">
            <text:p/>
          </table:table-cell>
          <table:table-cell/>
          <table:table-cell table:formula="of:=(TRIM([.D887]))">
            <text:p/>
          </table:table-cell>
        </table:table-row>
        <table:table-row table:style-name="ro1">
          <table:table-cell/>
          <table:table-cell table:formula="of:=(TRIM([.A888]))">
            <text:p/>
          </table:table-cell>
          <table:table-cell table:formula="of:=(TRIM([.B888]))">
            <text:p/>
          </table:table-cell>
          <table:table-cell/>
          <table:table-cell table:formula="of:=(TRIM([.D888]))">
            <text:p/>
          </table:table-cell>
        </table:table-row>
        <table:table-row table:style-name="ro1">
          <table:table-cell/>
          <table:table-cell table:formula="of:=(TRIM([.A889]))">
            <text:p/>
          </table:table-cell>
          <table:table-cell table:formula="of:=(TRIM([.B889]))">
            <text:p/>
          </table:table-cell>
          <table:table-cell/>
          <table:table-cell table:formula="of:=(TRIM([.D889]))">
            <text:p/>
          </table:table-cell>
        </table:table-row>
        <table:table-row table:style-name="ro1">
          <table:table-cell/>
          <table:table-cell table:formula="of:=(TRIM([.A890]))">
            <text:p/>
          </table:table-cell>
          <table:table-cell table:formula="of:=(TRIM([.B890]))">
            <text:p/>
          </table:table-cell>
          <table:table-cell/>
          <table:table-cell table:formula="of:=(TRIM([.D890]))">
            <text:p/>
          </table:table-cell>
        </table:table-row>
        <table:table-row table:style-name="ro1">
          <table:table-cell/>
          <table:table-cell table:formula="of:=(TRIM([.A891]))">
            <text:p/>
          </table:table-cell>
          <table:table-cell table:formula="of:=(TRIM([.B891]))">
            <text:p/>
          </table:table-cell>
          <table:table-cell/>
          <table:table-cell table:formula="of:=(TRIM([.D891]))">
            <text:p/>
          </table:table-cell>
        </table:table-row>
        <table:table-row table:style-name="ro1">
          <table:table-cell/>
          <table:table-cell table:formula="of:=(TRIM([.A892]))">
            <text:p/>
          </table:table-cell>
          <table:table-cell table:formula="of:=(TRIM([.B892]))">
            <text:p/>
          </table:table-cell>
          <table:table-cell/>
          <table:table-cell table:formula="of:=(TRIM([.D892]))">
            <text:p/>
          </table:table-cell>
        </table:table-row>
        <table:table-row table:style-name="ro1">
          <table:table-cell/>
          <table:table-cell table:formula="of:=(TRIM([.A893]))">
            <text:p/>
          </table:table-cell>
          <table:table-cell table:formula="of:=(TRIM([.B893]))">
            <text:p/>
          </table:table-cell>
          <table:table-cell/>
          <table:table-cell table:formula="of:=(TRIM([.D893]))">
            <text:p/>
          </table:table-cell>
        </table:table-row>
        <table:table-row table:style-name="ro1">
          <table:table-cell/>
          <table:table-cell table:formula="of:=(TRIM([.A894]))">
            <text:p/>
          </table:table-cell>
          <table:table-cell table:formula="of:=(TRIM([.B894]))">
            <text:p/>
          </table:table-cell>
          <table:table-cell/>
          <table:table-cell table:formula="of:=(TRIM([.D894]))">
            <text:p/>
          </table:table-cell>
        </table:table-row>
        <table:table-row table:style-name="ro1">
          <table:table-cell/>
          <table:table-cell table:formula="of:=(TRIM([.A895]))">
            <text:p/>
          </table:table-cell>
          <table:table-cell table:formula="of:=(TRIM([.B895]))">
            <text:p/>
          </table:table-cell>
          <table:table-cell/>
          <table:table-cell table:formula="of:=(TRIM([.D895]))">
            <text:p/>
          </table:table-cell>
        </table:table-row>
        <table:table-row table:style-name="ro1">
          <table:table-cell/>
          <table:table-cell table:formula="of:=(TRIM([.A896]))">
            <text:p/>
          </table:table-cell>
          <table:table-cell table:formula="of:=(TRIM([.B896]))">
            <text:p/>
          </table:table-cell>
          <table:table-cell/>
          <table:table-cell table:formula="of:=(TRIM([.D896]))">
            <text:p/>
          </table:table-cell>
        </table:table-row>
        <table:table-row table:style-name="ro1">
          <table:table-cell/>
          <table:table-cell table:formula="of:=(TRIM([.A897]))">
            <text:p/>
          </table:table-cell>
          <table:table-cell table:formula="of:=(TRIM([.B897]))">
            <text:p/>
          </table:table-cell>
          <table:table-cell/>
          <table:table-cell table:formula="of:=(TRIM([.D897]))">
            <text:p/>
          </table:table-cell>
        </table:table-row>
        <table:table-row table:style-name="ro1">
          <table:table-cell/>
          <table:table-cell table:formula="of:=(TRIM([.A898]))">
            <text:p/>
          </table:table-cell>
          <table:table-cell table:formula="of:=(TRIM([.B898]))">
            <text:p/>
          </table:table-cell>
          <table:table-cell/>
          <table:table-cell table:formula="of:=(TRIM([.D898]))">
            <text:p/>
          </table:table-cell>
        </table:table-row>
        <table:table-row table:style-name="ro1">
          <table:table-cell/>
          <table:table-cell table:formula="of:=(TRIM([.A899]))">
            <text:p/>
          </table:table-cell>
          <table:table-cell table:formula="of:=(TRIM([.B899]))">
            <text:p/>
          </table:table-cell>
          <table:table-cell/>
          <table:table-cell table:formula="of:=(TRIM([.D899]))">
            <text:p/>
          </table:table-cell>
        </table:table-row>
        <table:table-row table:style-name="ro1">
          <table:table-cell/>
          <table:table-cell table:formula="of:=(TRIM([.A900]))">
            <text:p/>
          </table:table-cell>
          <table:table-cell table:formula="of:=(TRIM([.B900]))">
            <text:p/>
          </table:table-cell>
          <table:table-cell/>
          <table:table-cell table:formula="of:=(TRIM([.D900]))">
            <text:p/>
          </table:table-cell>
        </table:table-row>
        <table:table-row table:style-name="ro1">
          <table:table-cell/>
          <table:table-cell table:formula="of:=(TRIM([.A901]))">
            <text:p/>
          </table:table-cell>
          <table:table-cell table:formula="of:=(TRIM([.B901]))">
            <text:p/>
          </table:table-cell>
          <table:table-cell/>
          <table:table-cell table:formula="of:=(TRIM([.D901]))">
            <text:p/>
          </table:table-cell>
        </table:table-row>
        <table:table-row table:style-name="ro1">
          <table:table-cell/>
          <table:table-cell table:formula="of:=(TRIM([.A902]))">
            <text:p/>
          </table:table-cell>
          <table:table-cell table:formula="of:=(TRIM([.B902]))">
            <text:p/>
          </table:table-cell>
          <table:table-cell/>
          <table:table-cell table:formula="of:=(TRIM([.D902]))">
            <text:p/>
          </table:table-cell>
        </table:table-row>
        <table:table-row table:style-name="ro1">
          <table:table-cell/>
          <table:table-cell table:formula="of:=(TRIM([.A903]))">
            <text:p/>
          </table:table-cell>
          <table:table-cell table:formula="of:=(TRIM([.B903]))">
            <text:p/>
          </table:table-cell>
          <table:table-cell/>
          <table:table-cell table:formula="of:=(TRIM([.D903]))">
            <text:p/>
          </table:table-cell>
        </table:table-row>
        <table:table-row table:style-name="ro1">
          <table:table-cell/>
          <table:table-cell table:formula="of:=(TRIM([.A904]))">
            <text:p/>
          </table:table-cell>
          <table:table-cell table:formula="of:=(TRIM([.B904]))">
            <text:p/>
          </table:table-cell>
          <table:table-cell/>
          <table:table-cell table:formula="of:=(TRIM([.D904]))">
            <text:p/>
          </table:table-cell>
        </table:table-row>
        <table:table-row table:style-name="ro1">
          <table:table-cell/>
          <table:table-cell table:formula="of:=(TRIM([.A905]))">
            <text:p/>
          </table:table-cell>
          <table:table-cell table:formula="of:=(TRIM([.B905]))">
            <text:p/>
          </table:table-cell>
          <table:table-cell/>
          <table:table-cell table:formula="of:=(TRIM([.D905]))">
            <text:p/>
          </table:table-cell>
        </table:table-row>
        <table:table-row table:style-name="ro1">
          <table:table-cell/>
          <table:table-cell table:formula="of:=(TRIM([.A906]))">
            <text:p/>
          </table:table-cell>
          <table:table-cell table:formula="of:=(TRIM([.B906]))">
            <text:p/>
          </table:table-cell>
          <table:table-cell/>
          <table:table-cell table:formula="of:=(TRIM([.D906]))">
            <text:p/>
          </table:table-cell>
        </table:table-row>
        <table:table-row table:style-name="ro1">
          <table:table-cell/>
          <table:table-cell table:formula="of:=(TRIM([.A907]))">
            <text:p/>
          </table:table-cell>
          <table:table-cell table:formula="of:=(TRIM([.B907]))">
            <text:p/>
          </table:table-cell>
          <table:table-cell/>
          <table:table-cell table:formula="of:=(TRIM([.D907]))">
            <text:p/>
          </table:table-cell>
        </table:table-row>
        <table:table-row table:style-name="ro1">
          <table:table-cell/>
          <table:table-cell table:formula="of:=(TRIM([.A908]))">
            <text:p/>
          </table:table-cell>
          <table:table-cell table:formula="of:=(TRIM([.B908]))">
            <text:p/>
          </table:table-cell>
          <table:table-cell/>
          <table:table-cell table:formula="of:=(TRIM([.D908]))">
            <text:p/>
          </table:table-cell>
        </table:table-row>
        <table:table-row table:style-name="ro1">
          <table:table-cell/>
          <table:table-cell table:formula="of:=(TRIM([.A909]))">
            <text:p/>
          </table:table-cell>
          <table:table-cell table:formula="of:=(TRIM([.B909]))">
            <text:p/>
          </table:table-cell>
          <table:table-cell/>
          <table:table-cell table:formula="of:=(TRIM([.D909]))">
            <text:p/>
          </table:table-cell>
        </table:table-row>
        <table:table-row table:style-name="ro1">
          <table:table-cell/>
          <table:table-cell table:formula="of:=(TRIM([.A910]))">
            <text:p/>
          </table:table-cell>
          <table:table-cell table:formula="of:=(TRIM([.B910]))">
            <text:p/>
          </table:table-cell>
          <table:table-cell/>
          <table:table-cell table:formula="of:=(TRIM([.D910]))">
            <text:p/>
          </table:table-cell>
        </table:table-row>
        <table:table-row table:style-name="ro1">
          <table:table-cell/>
          <table:table-cell table:formula="of:=(TRIM([.A911]))">
            <text:p/>
          </table:table-cell>
          <table:table-cell table:formula="of:=(TRIM([.B911]))">
            <text:p/>
          </table:table-cell>
          <table:table-cell/>
          <table:table-cell table:formula="of:=(TRIM([.D911]))">
            <text:p/>
          </table:table-cell>
        </table:table-row>
        <table:table-row table:style-name="ro1">
          <table:table-cell/>
          <table:table-cell table:formula="of:=(TRIM([.A912]))">
            <text:p/>
          </table:table-cell>
          <table:table-cell table:formula="of:=(TRIM([.B912]))">
            <text:p/>
          </table:table-cell>
          <table:table-cell/>
          <table:table-cell table:formula="of:=(TRIM([.D912]))">
            <text:p/>
          </table:table-cell>
        </table:table-row>
        <table:table-row table:style-name="ro1">
          <table:table-cell/>
          <table:table-cell table:formula="of:=(TRIM([.A913]))">
            <text:p/>
          </table:table-cell>
          <table:table-cell table:formula="of:=(TRIM([.B913]))">
            <text:p/>
          </table:table-cell>
          <table:table-cell/>
          <table:table-cell table:formula="of:=(TRIM([.D913]))">
            <text:p/>
          </table:table-cell>
        </table:table-row>
        <table:table-row table:style-name="ro1">
          <table:table-cell/>
          <table:table-cell table:formula="of:=(TRIM([.A914]))">
            <text:p/>
          </table:table-cell>
          <table:table-cell table:formula="of:=(TRIM([.B914]))">
            <text:p/>
          </table:table-cell>
          <table:table-cell/>
          <table:table-cell table:formula="of:=(TRIM([.D914]))">
            <text:p/>
          </table:table-cell>
        </table:table-row>
        <table:table-row table:style-name="ro1">
          <table:table-cell/>
          <table:table-cell table:formula="of:=(TRIM([.A915]))">
            <text:p/>
          </table:table-cell>
          <table:table-cell table:formula="of:=(TRIM([.B915]))">
            <text:p/>
          </table:table-cell>
          <table:table-cell/>
          <table:table-cell table:formula="of:=(TRIM([.D915]))">
            <text:p/>
          </table:table-cell>
        </table:table-row>
        <table:table-row table:style-name="ro1">
          <table:table-cell/>
          <table:table-cell table:formula="of:=(TRIM([.A916]))">
            <text:p/>
          </table:table-cell>
          <table:table-cell table:formula="of:=(TRIM([.B916]))">
            <text:p/>
          </table:table-cell>
          <table:table-cell/>
          <table:table-cell table:formula="of:=(TRIM([.D916]))">
            <text:p/>
          </table:table-cell>
        </table:table-row>
        <table:table-row table:style-name="ro1">
          <table:table-cell/>
          <table:table-cell table:formula="of:=(TRIM([.A917]))">
            <text:p/>
          </table:table-cell>
          <table:table-cell table:formula="of:=(TRIM([.B917]))">
            <text:p/>
          </table:table-cell>
          <table:table-cell/>
          <table:table-cell table:formula="of:=(TRIM([.D917]))">
            <text:p/>
          </table:table-cell>
        </table:table-row>
        <table:table-row table:style-name="ro1">
          <table:table-cell/>
          <table:table-cell table:formula="of:=(TRIM([.A918]))">
            <text:p/>
          </table:table-cell>
          <table:table-cell table:formula="of:=(TRIM([.B918]))">
            <text:p/>
          </table:table-cell>
          <table:table-cell/>
          <table:table-cell table:formula="of:=(TRIM([.D918]))">
            <text:p/>
          </table:table-cell>
        </table:table-row>
        <table:table-row table:style-name="ro1">
          <table:table-cell/>
          <table:table-cell table:formula="of:=(TRIM([.A919]))">
            <text:p/>
          </table:table-cell>
          <table:table-cell table:formula="of:=(TRIM([.B919]))">
            <text:p/>
          </table:table-cell>
          <table:table-cell/>
          <table:table-cell table:formula="of:=(TRIM([.D919]))">
            <text:p/>
          </table:table-cell>
        </table:table-row>
        <table:table-row table:style-name="ro1">
          <table:table-cell/>
          <table:table-cell table:formula="of:=(TRIM([.A920]))">
            <text:p/>
          </table:table-cell>
          <table:table-cell table:formula="of:=(TRIM([.B920]))">
            <text:p/>
          </table:table-cell>
          <table:table-cell/>
          <table:table-cell table:formula="of:=(TRIM([.D920]))">
            <text:p/>
          </table:table-cell>
        </table:table-row>
        <table:table-row table:style-name="ro1">
          <table:table-cell/>
          <table:table-cell table:formula="of:=(TRIM([.A921]))">
            <text:p/>
          </table:table-cell>
          <table:table-cell table:formula="of:=(TRIM([.B921]))">
            <text:p/>
          </table:table-cell>
          <table:table-cell/>
          <table:table-cell table:formula="of:=(TRIM([.D921]))">
            <text:p/>
          </table:table-cell>
        </table:table-row>
        <table:table-row table:style-name="ro1">
          <table:table-cell/>
          <table:table-cell table:formula="of:=(TRIM([.A922]))">
            <text:p/>
          </table:table-cell>
          <table:table-cell table:formula="of:=(TRIM([.B922]))">
            <text:p/>
          </table:table-cell>
          <table:table-cell/>
          <table:table-cell table:formula="of:=(TRIM([.D922]))">
            <text:p/>
          </table:table-cell>
        </table:table-row>
        <table:table-row table:style-name="ro1">
          <table:table-cell/>
          <table:table-cell table:formula="of:=(TRIM([.A923]))">
            <text:p/>
          </table:table-cell>
          <table:table-cell table:formula="of:=(TRIM([.B923]))">
            <text:p/>
          </table:table-cell>
          <table:table-cell/>
          <table:table-cell table:formula="of:=(TRIM([.D923]))">
            <text:p/>
          </table:table-cell>
        </table:table-row>
        <table:table-row table:style-name="ro1">
          <table:table-cell/>
          <table:table-cell table:formula="of:=(TRIM([.A924]))">
            <text:p/>
          </table:table-cell>
          <table:table-cell table:formula="of:=(TRIM([.B924]))">
            <text:p/>
          </table:table-cell>
          <table:table-cell/>
          <table:table-cell table:formula="of:=(TRIM([.D924]))">
            <text:p/>
          </table:table-cell>
        </table:table-row>
        <table:table-row table:style-name="ro1">
          <table:table-cell/>
          <table:table-cell table:formula="of:=(TRIM([.A925]))">
            <text:p/>
          </table:table-cell>
          <table:table-cell table:formula="of:=(TRIM([.B925]))">
            <text:p/>
          </table:table-cell>
          <table:table-cell/>
          <table:table-cell table:formula="of:=(TRIM([.D925]))">
            <text:p/>
          </table:table-cell>
        </table:table-row>
        <table:table-row table:style-name="ro1">
          <table:table-cell/>
          <table:table-cell table:formula="of:=(TRIM([.A926]))">
            <text:p/>
          </table:table-cell>
          <table:table-cell table:formula="of:=(TRIM([.B926]))">
            <text:p/>
          </table:table-cell>
          <table:table-cell/>
          <table:table-cell table:formula="of:=(TRIM([.D926]))">
            <text:p/>
          </table:table-cell>
        </table:table-row>
        <table:table-row table:style-name="ro1">
          <table:table-cell/>
          <table:table-cell table:formula="of:=(TRIM([.A927]))">
            <text:p/>
          </table:table-cell>
          <table:table-cell table:formula="of:=(TRIM([.B927]))">
            <text:p/>
          </table:table-cell>
          <table:table-cell/>
          <table:table-cell table:formula="of:=(TRIM([.D927]))">
            <text:p/>
          </table:table-cell>
        </table:table-row>
        <table:table-row table:style-name="ro1">
          <table:table-cell/>
          <table:table-cell table:formula="of:=(TRIM([.A928]))">
            <text:p/>
          </table:table-cell>
          <table:table-cell table:formula="of:=(TRIM([.B928]))">
            <text:p/>
          </table:table-cell>
          <table:table-cell/>
          <table:table-cell table:formula="of:=(TRIM([.D928]))">
            <text:p/>
          </table:table-cell>
        </table:table-row>
        <table:table-row table:style-name="ro1">
          <table:table-cell/>
          <table:table-cell table:formula="of:=(TRIM([.A929]))">
            <text:p/>
          </table:table-cell>
          <table:table-cell table:formula="of:=(TRIM([.B929]))">
            <text:p/>
          </table:table-cell>
          <table:table-cell/>
          <table:table-cell table:formula="of:=(TRIM([.D929]))">
            <text:p/>
          </table:table-cell>
        </table:table-row>
        <table:table-row table:style-name="ro1">
          <table:table-cell/>
          <table:table-cell table:formula="of:=(TRIM([.A930]))">
            <text:p/>
          </table:table-cell>
          <table:table-cell table:formula="of:=(TRIM([.B930]))">
            <text:p/>
          </table:table-cell>
          <table:table-cell/>
          <table:table-cell table:formula="of:=(TRIM([.D930]))">
            <text:p/>
          </table:table-cell>
        </table:table-row>
        <table:table-row table:style-name="ro1">
          <table:table-cell/>
          <table:table-cell table:formula="of:=(TRIM([.A931]))">
            <text:p/>
          </table:table-cell>
          <table:table-cell table:formula="of:=(TRIM([.B931]))">
            <text:p/>
          </table:table-cell>
          <table:table-cell/>
          <table:table-cell table:formula="of:=(TRIM([.D931]))">
            <text:p/>
          </table:table-cell>
        </table:table-row>
        <table:table-row table:style-name="ro1">
          <table:table-cell/>
          <table:table-cell table:formula="of:=(TRIM([.A932]))">
            <text:p/>
          </table:table-cell>
          <table:table-cell table:formula="of:=(TRIM([.B932]))">
            <text:p/>
          </table:table-cell>
          <table:table-cell/>
          <table:table-cell table:formula="of:=(TRIM([.D932]))">
            <text:p/>
          </table:table-cell>
        </table:table-row>
        <table:table-row table:style-name="ro1">
          <table:table-cell/>
          <table:table-cell table:formula="of:=(TRIM([.A933]))">
            <text:p/>
          </table:table-cell>
          <table:table-cell table:formula="of:=(TRIM([.B933]))">
            <text:p/>
          </table:table-cell>
          <table:table-cell/>
          <table:table-cell table:formula="of:=(TRIM([.D933]))">
            <text:p/>
          </table:table-cell>
        </table:table-row>
        <table:table-row table:style-name="ro1">
          <table:table-cell/>
          <table:table-cell table:formula="of:=(TRIM([.A934]))">
            <text:p/>
          </table:table-cell>
          <table:table-cell table:formula="of:=(TRIM([.B934]))">
            <text:p/>
          </table:table-cell>
          <table:table-cell/>
          <table:table-cell table:formula="of:=(TRIM([.D934]))">
            <text:p/>
          </table:table-cell>
        </table:table-row>
        <table:table-row table:style-name="ro1">
          <table:table-cell/>
          <table:table-cell table:formula="of:=(TRIM([.A935]))">
            <text:p/>
          </table:table-cell>
          <table:table-cell table:formula="of:=(TRIM([.B935]))">
            <text:p/>
          </table:table-cell>
          <table:table-cell/>
          <table:table-cell table:formula="of:=(TRIM([.D935]))">
            <text:p/>
          </table:table-cell>
        </table:table-row>
        <table:table-row table:style-name="ro1">
          <table:table-cell/>
          <table:table-cell table:formula="of:=(TRIM([.A936]))">
            <text:p/>
          </table:table-cell>
          <table:table-cell table:formula="of:=(TRIM([.B936]))">
            <text:p/>
          </table:table-cell>
          <table:table-cell/>
          <table:table-cell table:formula="of:=(TRIM([.D936]))">
            <text:p/>
          </table:table-cell>
        </table:table-row>
        <table:table-row table:style-name="ro1">
          <table:table-cell/>
          <table:table-cell table:formula="of:=(TRIM([.A937]))">
            <text:p/>
          </table:table-cell>
          <table:table-cell table:formula="of:=(TRIM([.B937]))">
            <text:p/>
          </table:table-cell>
          <table:table-cell/>
          <table:table-cell table:formula="of:=(TRIM([.D937]))">
            <text:p/>
          </table:table-cell>
        </table:table-row>
        <table:table-row table:style-name="ro1">
          <table:table-cell/>
          <table:table-cell table:formula="of:=(TRIM([.A938]))">
            <text:p/>
          </table:table-cell>
          <table:table-cell table:formula="of:=(TRIM([.B938]))">
            <text:p/>
          </table:table-cell>
          <table:table-cell/>
          <table:table-cell table:formula="of:=(TRIM([.D938]))">
            <text:p/>
          </table:table-cell>
        </table:table-row>
        <table:table-row table:style-name="ro1">
          <table:table-cell/>
          <table:table-cell table:formula="of:=(TRIM([.A939]))">
            <text:p/>
          </table:table-cell>
          <table:table-cell table:formula="of:=(TRIM([.B939]))">
            <text:p/>
          </table:table-cell>
          <table:table-cell/>
          <table:table-cell table:formula="of:=(TRIM([.D939]))">
            <text:p/>
          </table:table-cell>
        </table:table-row>
        <table:table-row table:style-name="ro1">
          <table:table-cell/>
          <table:table-cell table:formula="of:=(TRIM([.A940]))">
            <text:p/>
          </table:table-cell>
          <table:table-cell table:formula="of:=(TRIM([.B940]))">
            <text:p/>
          </table:table-cell>
          <table:table-cell/>
          <table:table-cell table:formula="of:=(TRIM([.D940]))">
            <text:p/>
          </table:table-cell>
        </table:table-row>
        <table:table-row table:style-name="ro1">
          <table:table-cell/>
          <table:table-cell table:formula="of:=(TRIM([.A941]))">
            <text:p/>
          </table:table-cell>
          <table:table-cell table:formula="of:=(TRIM([.B941]))">
            <text:p/>
          </table:table-cell>
          <table:table-cell/>
          <table:table-cell table:formula="of:=(TRIM([.D941]))">
            <text:p/>
          </table:table-cell>
        </table:table-row>
        <table:table-row table:style-name="ro1">
          <table:table-cell/>
          <table:table-cell table:formula="of:=(TRIM([.A942]))">
            <text:p/>
          </table:table-cell>
          <table:table-cell table:formula="of:=(TRIM([.B942]))">
            <text:p/>
          </table:table-cell>
          <table:table-cell/>
          <table:table-cell table:formula="of:=(TRIM([.D942]))">
            <text:p/>
          </table:table-cell>
        </table:table-row>
        <table:table-row table:style-name="ro1">
          <table:table-cell/>
          <table:table-cell table:formula="of:=(TRIM([.A943]))">
            <text:p/>
          </table:table-cell>
          <table:table-cell table:formula="of:=(TRIM([.B943]))">
            <text:p/>
          </table:table-cell>
          <table:table-cell/>
          <table:table-cell table:formula="of:=(TRIM([.D943]))">
            <text:p/>
          </table:table-cell>
        </table:table-row>
        <table:table-row table:style-name="ro1">
          <table:table-cell/>
          <table:table-cell table:formula="of:=(TRIM([.A944]))">
            <text:p/>
          </table:table-cell>
          <table:table-cell table:formula="of:=(TRIM([.B944]))">
            <text:p/>
          </table:table-cell>
          <table:table-cell/>
          <table:table-cell table:formula="of:=(TRIM([.D944]))">
            <text:p/>
          </table:table-cell>
        </table:table-row>
        <table:table-row table:style-name="ro1">
          <table:table-cell/>
          <table:table-cell table:formula="of:=(TRIM([.A945]))">
            <text:p/>
          </table:table-cell>
          <table:table-cell table:formula="of:=(TRIM([.B945]))">
            <text:p/>
          </table:table-cell>
          <table:table-cell/>
          <table:table-cell table:formula="of:=(TRIM([.D945]))">
            <text:p/>
          </table:table-cell>
        </table:table-row>
        <table:table-row table:style-name="ro1">
          <table:table-cell/>
          <table:table-cell table:formula="of:=(TRIM([.A946]))">
            <text:p/>
          </table:table-cell>
          <table:table-cell table:formula="of:=(TRIM([.B946]))">
            <text:p/>
          </table:table-cell>
          <table:table-cell/>
          <table:table-cell table:formula="of:=(TRIM([.D946]))">
            <text:p/>
          </table:table-cell>
        </table:table-row>
        <table:table-row table:style-name="ro1">
          <table:table-cell/>
          <table:table-cell table:formula="of:=(TRIM([.A947]))">
            <text:p/>
          </table:table-cell>
          <table:table-cell table:formula="of:=(TRIM([.B947]))">
            <text:p/>
          </table:table-cell>
          <table:table-cell/>
          <table:table-cell table:formula="of:=(TRIM([.D947]))">
            <text:p/>
          </table:table-cell>
        </table:table-row>
        <table:table-row table:style-name="ro1">
          <table:table-cell/>
          <table:table-cell table:formula="of:=(TRIM([.A948]))">
            <text:p/>
          </table:table-cell>
          <table:table-cell table:formula="of:=(TRIM([.B948]))">
            <text:p/>
          </table:table-cell>
          <table:table-cell/>
          <table:table-cell table:formula="of:=(TRIM([.D948]))">
            <text:p/>
          </table:table-cell>
        </table:table-row>
        <table:table-row table:style-name="ro1">
          <table:table-cell/>
          <table:table-cell table:formula="of:=(TRIM([.A949]))">
            <text:p/>
          </table:table-cell>
          <table:table-cell table:formula="of:=(TRIM([.B949]))">
            <text:p/>
          </table:table-cell>
          <table:table-cell/>
          <table:table-cell table:formula="of:=(TRIM([.D949]))">
            <text:p/>
          </table:table-cell>
        </table:table-row>
        <table:table-row table:style-name="ro1">
          <table:table-cell/>
          <table:table-cell table:formula="of:=(TRIM([.A950]))">
            <text:p/>
          </table:table-cell>
          <table:table-cell table:formula="of:=(TRIM([.B950]))">
            <text:p/>
          </table:table-cell>
          <table:table-cell/>
          <table:table-cell table:formula="of:=(TRIM([.D950]))">
            <text:p/>
          </table:table-cell>
        </table:table-row>
        <table:table-row table:style-name="ro1">
          <table:table-cell/>
          <table:table-cell table:formula="of:=(TRIM([.A951]))">
            <text:p/>
          </table:table-cell>
          <table:table-cell table:formula="of:=(TRIM([.B951]))">
            <text:p/>
          </table:table-cell>
          <table:table-cell/>
          <table:table-cell table:formula="of:=(TRIM([.D951]))">
            <text:p/>
          </table:table-cell>
        </table:table-row>
        <table:table-row table:style-name="ro1">
          <table:table-cell/>
          <table:table-cell table:formula="of:=(TRIM([.A952]))">
            <text:p/>
          </table:table-cell>
          <table:table-cell table:formula="of:=(TRIM([.B952]))">
            <text:p/>
          </table:table-cell>
          <table:table-cell/>
          <table:table-cell table:formula="of:=(TRIM([.D952]))">
            <text:p/>
          </table:table-cell>
        </table:table-row>
        <table:table-row table:style-name="ro1">
          <table:table-cell/>
          <table:table-cell table:formula="of:=(TRIM([.A953]))">
            <text:p/>
          </table:table-cell>
          <table:table-cell table:formula="of:=(TRIM([.B953]))">
            <text:p/>
          </table:table-cell>
          <table:table-cell/>
          <table:table-cell table:formula="of:=(TRIM([.D953]))">
            <text:p/>
          </table:table-cell>
        </table:table-row>
        <table:table-row table:style-name="ro1">
          <table:table-cell/>
          <table:table-cell table:formula="of:=(TRIM([.A954]))">
            <text:p/>
          </table:table-cell>
          <table:table-cell table:formula="of:=(TRIM([.B954]))">
            <text:p/>
          </table:table-cell>
          <table:table-cell/>
          <table:table-cell table:formula="of:=(TRIM([.D954]))">
            <text:p/>
          </table:table-cell>
        </table:table-row>
        <table:table-row table:style-name="ro1">
          <table:table-cell/>
          <table:table-cell table:formula="of:=(TRIM([.A955]))">
            <text:p/>
          </table:table-cell>
          <table:table-cell table:formula="of:=(TRIM([.B955]))">
            <text:p/>
          </table:table-cell>
          <table:table-cell/>
          <table:table-cell table:formula="of:=(TRIM([.D955]))">
            <text:p/>
          </table:table-cell>
        </table:table-row>
        <table:table-row table:style-name="ro1">
          <table:table-cell/>
          <table:table-cell table:formula="of:=(TRIM([.A956]))">
            <text:p/>
          </table:table-cell>
          <table:table-cell table:formula="of:=(TRIM([.B956]))">
            <text:p/>
          </table:table-cell>
          <table:table-cell/>
          <table:table-cell table:formula="of:=(TRIM([.D956]))">
            <text:p/>
          </table:table-cell>
        </table:table-row>
        <table:table-row table:style-name="ro1">
          <table:table-cell/>
          <table:table-cell table:formula="of:=(TRIM([.A957]))">
            <text:p/>
          </table:table-cell>
          <table:table-cell table:formula="of:=(TRIM([.B957]))">
            <text:p/>
          </table:table-cell>
          <table:table-cell/>
          <table:table-cell table:formula="of:=(TRIM([.D957]))">
            <text:p/>
          </table:table-cell>
        </table:table-row>
        <table:table-row table:style-name="ro1">
          <table:table-cell/>
          <table:table-cell table:formula="of:=(TRIM([.A958]))">
            <text:p/>
          </table:table-cell>
          <table:table-cell table:formula="of:=(TRIM([.B958]))">
            <text:p/>
          </table:table-cell>
          <table:table-cell/>
          <table:table-cell table:formula="of:=(TRIM([.D958]))">
            <text:p/>
          </table:table-cell>
        </table:table-row>
        <table:table-row table:style-name="ro1">
          <table:table-cell/>
          <table:table-cell table:formula="of:=(TRIM([.A959]))">
            <text:p/>
          </table:table-cell>
          <table:table-cell table:formula="of:=(TRIM([.B959]))">
            <text:p/>
          </table:table-cell>
          <table:table-cell/>
          <table:table-cell table:formula="of:=(TRIM([.D959]))">
            <text:p/>
          </table:table-cell>
        </table:table-row>
        <table:table-row table:style-name="ro1">
          <table:table-cell/>
          <table:table-cell table:formula="of:=(TRIM([.A960]))">
            <text:p/>
          </table:table-cell>
          <table:table-cell table:formula="of:=(TRIM([.B960]))">
            <text:p/>
          </table:table-cell>
          <table:table-cell/>
          <table:table-cell table:formula="of:=(TRIM([.D960]))">
            <text:p/>
          </table:table-cell>
        </table:table-row>
        <table:table-row table:style-name="ro1">
          <table:table-cell/>
          <table:table-cell table:formula="of:=(TRIM([.A961]))">
            <text:p/>
          </table:table-cell>
          <table:table-cell table:formula="of:=(TRIM([.B961]))">
            <text:p/>
          </table:table-cell>
          <table:table-cell/>
          <table:table-cell table:formula="of:=(TRIM([.D961]))">
            <text:p/>
          </table:table-cell>
        </table:table-row>
        <table:table-row table:style-name="ro1">
          <table:table-cell/>
          <table:table-cell table:formula="of:=(TRIM([.A962]))">
            <text:p/>
          </table:table-cell>
          <table:table-cell table:formula="of:=(TRIM([.B962]))">
            <text:p/>
          </table:table-cell>
          <table:table-cell/>
          <table:table-cell table:formula="of:=(TRIM([.D962]))">
            <text:p/>
          </table:table-cell>
        </table:table-row>
        <table:table-row table:style-name="ro1">
          <table:table-cell/>
          <table:table-cell table:formula="of:=(TRIM([.A963]))">
            <text:p/>
          </table:table-cell>
          <table:table-cell table:formula="of:=(TRIM([.B963]))">
            <text:p/>
          </table:table-cell>
          <table:table-cell/>
          <table:table-cell table:formula="of:=(TRIM([.D963]))">
            <text:p/>
          </table:table-cell>
        </table:table-row>
        <table:table-row table:style-name="ro1">
          <table:table-cell/>
          <table:table-cell table:formula="of:=(TRIM([.A964]))">
            <text:p/>
          </table:table-cell>
          <table:table-cell table:formula="of:=(TRIM([.B964]))">
            <text:p/>
          </table:table-cell>
          <table:table-cell/>
          <table:table-cell table:formula="of:=(TRIM([.D964]))">
            <text:p/>
          </table:table-cell>
        </table:table-row>
        <table:table-row table:style-name="ro1">
          <table:table-cell/>
          <table:table-cell table:formula="of:=(TRIM([.A965]))">
            <text:p/>
          </table:table-cell>
          <table:table-cell table:formula="of:=(TRIM([.B965]))">
            <text:p/>
          </table:table-cell>
          <table:table-cell/>
          <table:table-cell table:formula="of:=(TRIM([.D965]))">
            <text:p/>
          </table:table-cell>
        </table:table-row>
        <table:table-row table:style-name="ro1">
          <table:table-cell/>
          <table:table-cell table:formula="of:=(TRIM([.A966]))">
            <text:p/>
          </table:table-cell>
          <table:table-cell table:formula="of:=(TRIM([.B966]))">
            <text:p/>
          </table:table-cell>
          <table:table-cell/>
          <table:table-cell table:formula="of:=(TRIM([.D966]))">
            <text:p/>
          </table:table-cell>
        </table:table-row>
        <table:table-row table:style-name="ro1">
          <table:table-cell/>
          <table:table-cell table:formula="of:=(TRIM([.A967]))">
            <text:p/>
          </table:table-cell>
          <table:table-cell table:formula="of:=(TRIM([.B967]))">
            <text:p/>
          </table:table-cell>
          <table:table-cell/>
          <table:table-cell table:formula="of:=(TRIM([.D967]))">
            <text:p/>
          </table:table-cell>
        </table:table-row>
        <table:table-row table:style-name="ro1">
          <table:table-cell/>
          <table:table-cell table:formula="of:=(TRIM([.A968]))">
            <text:p/>
          </table:table-cell>
          <table:table-cell table:formula="of:=(TRIM([.B968]))">
            <text:p/>
          </table:table-cell>
          <table:table-cell/>
          <table:table-cell table:formula="of:=(TRIM([.D968]))">
            <text:p/>
          </table:table-cell>
        </table:table-row>
        <table:table-row table:style-name="ro1">
          <table:table-cell/>
          <table:table-cell table:formula="of:=(TRIM([.A969]))">
            <text:p/>
          </table:table-cell>
          <table:table-cell table:formula="of:=(TRIM([.B969]))">
            <text:p/>
          </table:table-cell>
          <table:table-cell/>
          <table:table-cell table:formula="of:=(TRIM([.D969]))">
            <text:p/>
          </table:table-cell>
        </table:table-row>
        <table:table-row table:style-name="ro1">
          <table:table-cell/>
          <table:table-cell table:formula="of:=(TRIM([.A970]))">
            <text:p/>
          </table:table-cell>
          <table:table-cell table:formula="of:=(TRIM([.B970]))">
            <text:p/>
          </table:table-cell>
          <table:table-cell/>
          <table:table-cell table:formula="of:=(TRIM([.D970]))">
            <text:p/>
          </table:table-cell>
        </table:table-row>
        <table:table-row table:style-name="ro1">
          <table:table-cell/>
          <table:table-cell table:formula="of:=(TRIM([.A971]))">
            <text:p/>
          </table:table-cell>
          <table:table-cell table:formula="of:=(TRIM([.B971]))">
            <text:p/>
          </table:table-cell>
          <table:table-cell/>
          <table:table-cell table:formula="of:=(TRIM([.D971]))">
            <text:p/>
          </table:table-cell>
        </table:table-row>
        <table:table-row table:style-name="ro1">
          <table:table-cell/>
          <table:table-cell table:formula="of:=(TRIM([.A972]))">
            <text:p/>
          </table:table-cell>
          <table:table-cell table:formula="of:=(TRIM([.B972]))">
            <text:p/>
          </table:table-cell>
          <table:table-cell/>
          <table:table-cell table:formula="of:=(TRIM([.D972]))">
            <text:p/>
          </table:table-cell>
        </table:table-row>
        <table:table-row table:style-name="ro1">
          <table:table-cell/>
          <table:table-cell table:formula="of:=(TRIM([.A973]))">
            <text:p/>
          </table:table-cell>
          <table:table-cell table:formula="of:=(TRIM([.B973]))">
            <text:p/>
          </table:table-cell>
          <table:table-cell/>
          <table:table-cell table:formula="of:=(TRIM([.D973]))">
            <text:p/>
          </table:table-cell>
        </table:table-row>
        <table:table-row table:style-name="ro1">
          <table:table-cell/>
          <table:table-cell table:formula="of:=(TRIM([.A974]))">
            <text:p/>
          </table:table-cell>
          <table:table-cell table:formula="of:=(TRIM([.B974]))">
            <text:p/>
          </table:table-cell>
          <table:table-cell/>
          <table:table-cell table:formula="of:=(TRIM([.D974]))">
            <text:p/>
          </table:table-cell>
        </table:table-row>
        <table:table-row table:style-name="ro1">
          <table:table-cell/>
          <table:table-cell table:formula="of:=(TRIM([.A975]))">
            <text:p/>
          </table:table-cell>
          <table:table-cell table:formula="of:=(TRIM([.B975]))">
            <text:p/>
          </table:table-cell>
          <table:table-cell/>
          <table:table-cell table:formula="of:=(TRIM([.D975]))">
            <text:p/>
          </table:table-cell>
        </table:table-row>
        <table:table-row table:style-name="ro1">
          <table:table-cell/>
          <table:table-cell table:formula="of:=(TRIM([.A976]))">
            <text:p/>
          </table:table-cell>
          <table:table-cell table:formula="of:=(TRIM([.B976]))">
            <text:p/>
          </table:table-cell>
          <table:table-cell/>
          <table:table-cell table:formula="of:=(TRIM([.D976]))">
            <text:p/>
          </table:table-cell>
        </table:table-row>
        <table:table-row table:style-name="ro1">
          <table:table-cell/>
          <table:table-cell table:formula="of:=(TRIM([.A977]))">
            <text:p/>
          </table:table-cell>
          <table:table-cell table:formula="of:=(TRIM([.B977]))">
            <text:p/>
          </table:table-cell>
          <table:table-cell/>
          <table:table-cell table:formula="of:=(TRIM([.D977]))">
            <text:p/>
          </table:table-cell>
        </table:table-row>
        <table:table-row table:style-name="ro1">
          <table:table-cell/>
          <table:table-cell table:formula="of:=(TRIM([.A978]))">
            <text:p/>
          </table:table-cell>
          <table:table-cell table:formula="of:=(TRIM([.B978]))">
            <text:p/>
          </table:table-cell>
          <table:table-cell/>
          <table:table-cell table:formula="of:=(TRIM([.D978]))">
            <text:p/>
          </table:table-cell>
        </table:table-row>
        <table:table-row table:style-name="ro1">
          <table:table-cell/>
          <table:table-cell table:formula="of:=(TRIM([.A979]))">
            <text:p/>
          </table:table-cell>
          <table:table-cell table:formula="of:=(TRIM([.B979]))">
            <text:p/>
          </table:table-cell>
          <table:table-cell/>
          <table:table-cell table:formula="of:=(TRIM([.D979]))">
            <text:p/>
          </table:table-cell>
        </table:table-row>
        <table:table-row table:style-name="ro1">
          <table:table-cell/>
          <table:table-cell table:formula="of:=(TRIM([.A980]))">
            <text:p/>
          </table:table-cell>
          <table:table-cell table:formula="of:=(TRIM([.B980]))">
            <text:p/>
          </table:table-cell>
          <table:table-cell/>
          <table:table-cell table:formula="of:=(TRIM([.D980]))">
            <text:p/>
          </table:table-cell>
        </table:table-row>
        <table:table-row table:style-name="ro1">
          <table:table-cell/>
          <table:table-cell table:formula="of:=(TRIM([.A981]))">
            <text:p/>
          </table:table-cell>
          <table:table-cell table:formula="of:=(TRIM([.B981]))">
            <text:p/>
          </table:table-cell>
          <table:table-cell/>
          <table:table-cell table:formula="of:=(TRIM([.D981]))">
            <text:p/>
          </table:table-cell>
        </table:table-row>
        <table:table-row table:style-name="ro1">
          <table:table-cell/>
          <table:table-cell table:formula="of:=(TRIM([.A982]))">
            <text:p/>
          </table:table-cell>
          <table:table-cell table:formula="of:=(TRIM([.B982]))">
            <text:p/>
          </table:table-cell>
          <table:table-cell/>
          <table:table-cell table:formula="of:=(TRIM([.D982]))">
            <text:p/>
          </table:table-cell>
        </table:table-row>
        <table:table-row table:style-name="ro1">
          <table:table-cell/>
          <table:table-cell table:formula="of:=(TRIM([.A983]))">
            <text:p/>
          </table:table-cell>
          <table:table-cell table:formula="of:=(TRIM([.B983]))">
            <text:p/>
          </table:table-cell>
          <table:table-cell/>
          <table:table-cell table:formula="of:=(TRIM([.D983]))">
            <text:p/>
          </table:table-cell>
        </table:table-row>
        <table:table-row table:style-name="ro1">
          <table:table-cell/>
          <table:table-cell table:formula="of:=(TRIM([.A984]))">
            <text:p/>
          </table:table-cell>
          <table:table-cell table:formula="of:=(TRIM([.B984]))">
            <text:p/>
          </table:table-cell>
          <table:table-cell/>
          <table:table-cell table:formula="of:=(TRIM([.D984]))">
            <text:p/>
          </table:table-cell>
        </table:table-row>
        <table:table-row table:style-name="ro1">
          <table:table-cell/>
          <table:table-cell table:formula="of:=(TRIM([.A985]))">
            <text:p/>
          </table:table-cell>
          <table:table-cell table:formula="of:=(TRIM([.B985]))">
            <text:p/>
          </table:table-cell>
          <table:table-cell/>
          <table:table-cell table:formula="of:=(TRIM([.D985]))">
            <text:p/>
          </table:table-cell>
        </table:table-row>
        <table:table-row table:style-name="ro1">
          <table:table-cell/>
          <table:table-cell table:formula="of:=(TRIM([.A986]))">
            <text:p/>
          </table:table-cell>
          <table:table-cell table:formula="of:=(TRIM([.B986]))">
            <text:p/>
          </table:table-cell>
          <table:table-cell/>
          <table:table-cell table:formula="of:=(TRIM([.D986]))">
            <text:p/>
          </table:table-cell>
        </table:table-row>
        <table:table-row table:style-name="ro1">
          <table:table-cell/>
          <table:table-cell table:formula="of:=(TRIM([.A987]))">
            <text:p/>
          </table:table-cell>
          <table:table-cell table:formula="of:=(TRIM([.B987]))">
            <text:p/>
          </table:table-cell>
          <table:table-cell/>
          <table:table-cell table:formula="of:=(TRIM([.D987]))">
            <text:p/>
          </table:table-cell>
        </table:table-row>
        <table:table-row table:style-name="ro1">
          <table:table-cell/>
          <table:table-cell table:formula="of:=(TRIM([.A988]))">
            <text:p/>
          </table:table-cell>
          <table:table-cell table:formula="of:=(TRIM([.B988]))">
            <text:p/>
          </table:table-cell>
          <table:table-cell/>
          <table:table-cell table:formula="of:=(TRIM([.D988]))">
            <text:p/>
          </table:table-cell>
        </table:table-row>
        <table:table-row table:style-name="ro1">
          <table:table-cell/>
          <table:table-cell table:formula="of:=(TRIM([.A989]))">
            <text:p/>
          </table:table-cell>
          <table:table-cell table:formula="of:=(TRIM([.B989]))">
            <text:p/>
          </table:table-cell>
          <table:table-cell/>
          <table:table-cell table:formula="of:=(TRIM([.D989]))">
            <text:p/>
          </table:table-cell>
        </table:table-row>
        <table:table-row table:style-name="ro1">
          <table:table-cell/>
          <table:table-cell table:formula="of:=(TRIM([.A990]))">
            <text:p/>
          </table:table-cell>
          <table:table-cell table:formula="of:=(TRIM([.B990]))">
            <text:p/>
          </table:table-cell>
          <table:table-cell/>
          <table:table-cell table:formula="of:=(TRIM([.D990]))">
            <text:p/>
          </table:table-cell>
        </table:table-row>
        <table:table-row table:style-name="ro1">
          <table:table-cell/>
          <table:table-cell table:formula="of:=(TRIM([.A991]))">
            <text:p/>
          </table:table-cell>
          <table:table-cell table:formula="of:=(TRIM([.B991]))">
            <text:p/>
          </table:table-cell>
          <table:table-cell/>
          <table:table-cell table:formula="of:=(TRIM([.D991]))">
            <text:p/>
          </table:table-cell>
        </table:table-row>
        <table:table-row table:style-name="ro1">
          <table:table-cell/>
          <table:table-cell table:formula="of:=(TRIM([.A992]))">
            <text:p/>
          </table:table-cell>
          <table:table-cell table:formula="of:=(TRIM([.B992]))">
            <text:p/>
          </table:table-cell>
          <table:table-cell/>
          <table:table-cell table:formula="of:=(TRIM([.D992]))">
            <text:p/>
          </table:table-cell>
        </table:table-row>
        <table:table-row table:style-name="ro1">
          <table:table-cell/>
          <table:table-cell table:formula="of:=(TRIM([.A993]))">
            <text:p/>
          </table:table-cell>
          <table:table-cell table:formula="of:=(TRIM([.B993]))">
            <text:p/>
          </table:table-cell>
          <table:table-cell/>
          <table:table-cell table:formula="of:=(TRIM([.D993]))">
            <text:p/>
          </table:table-cell>
        </table:table-row>
        <table:table-row table:style-name="ro1">
          <table:table-cell/>
          <table:table-cell table:formula="of:=(TRIM([.A994]))">
            <text:p/>
          </table:table-cell>
          <table:table-cell table:formula="of:=(TRIM([.B994]))">
            <text:p/>
          </table:table-cell>
          <table:table-cell/>
          <table:table-cell table:formula="of:=(TRIM([.D994]))">
            <text:p/>
          </table:table-cell>
        </table:table-row>
        <table:table-row table:style-name="ro1">
          <table:table-cell/>
          <table:table-cell table:formula="of:=(TRIM([.A995]))">
            <text:p/>
          </table:table-cell>
          <table:table-cell table:formula="of:=(TRIM([.B995]))">
            <text:p/>
          </table:table-cell>
          <table:table-cell/>
          <table:table-cell table:formula="of:=(TRIM([.D995]))">
            <text:p/>
          </table:table-cell>
        </table:table-row>
        <table:table-row table:style-name="ro1">
          <table:table-cell/>
          <table:table-cell table:formula="of:=(TRIM([.A996]))">
            <text:p/>
          </table:table-cell>
          <table:table-cell table:formula="of:=(TRIM([.B996]))">
            <text:p/>
          </table:table-cell>
          <table:table-cell/>
          <table:table-cell table:formula="of:=(TRIM([.D996]))">
            <text:p/>
          </table:table-cell>
        </table:table-row>
        <table:table-row table:style-name="ro1">
          <table:table-cell/>
          <table:table-cell table:formula="of:=(TRIM([.A997]))">
            <text:p/>
          </table:table-cell>
          <table:table-cell table:formula="of:=(TRIM([.B997]))">
            <text:p/>
          </table:table-cell>
          <table:table-cell/>
          <table:table-cell table:formula="of:=(TRIM([.D997]))">
            <text:p/>
          </table:table-cell>
        </table:table-row>
        <table:table-row table:style-name="ro1">
          <table:table-cell/>
          <table:table-cell table:formula="of:=(TRIM([.A998]))">
            <text:p/>
          </table:table-cell>
          <table:table-cell table:formula="of:=(TRIM([.B998]))">
            <text:p/>
          </table:table-cell>
          <table:table-cell/>
          <table:table-cell table:formula="of:=(TRIM([.D998]))">
            <text:p/>
          </table:table-cell>
        </table:table-row>
        <table:table-row table:style-name="ro1">
          <table:table-cell/>
          <table:table-cell table:formula="of:=(TRIM([.A999]))">
            <text:p/>
          </table:table-cell>
          <table:table-cell table:formula="of:=(TRIM([.B999]))">
            <text:p/>
          </table:table-cell>
          <table:table-cell/>
          <table:table-cell table:formula="of:=(TRIM([.D999]))">
            <text:p/>
          </table:table-cell>
        </table:table-row>
        <table:table-row table:style-name="ro1">
          <table:table-cell/>
          <table:table-cell table:formula="of:=(TRIM([.A1000]))">
            <text:p/>
          </table:table-cell>
          <table:table-cell table:formula="of:=(TRIM([.B1000]))">
            <text:p/>
          </table:table-cell>
          <table:table-cell/>
          <table:table-cell table:formula="of:=(TRIM([.D1000]))">
            <text:p/>
          </table:table-cell>
        </table:table-row>
        <table:table-row table:style-name="ro1">
          <table:table-cell/>
          <table:table-cell table:formula="of:=(TRIM([.A1001]))">
            <text:p/>
          </table:table-cell>
          <table:table-cell table:formula="of:=(TRIM([.B1001]))">
            <text:p/>
          </table:table-cell>
          <table:table-cell/>
          <table:table-cell table:formula="of:=(TRIM([.D1001]))">
            <text:p/>
          </table:table-cell>
        </table:table-row>
        <table:table-row table:style-name="ro1">
          <table:table-cell/>
          <table:table-cell table:formula="of:=(TRIM([.A1002]))">
            <text:p/>
          </table:table-cell>
          <table:table-cell table:formula="of:=(TRIM([.B1002]))">
            <text:p/>
          </table:table-cell>
          <table:table-cell/>
          <table:table-cell table:formula="of:=(TRIM([.D1002]))">
            <text:p/>
          </table:table-cell>
        </table:table-row>
        <table:table-row table:style-name="ro1">
          <table:table-cell/>
          <table:table-cell table:formula="of:=(TRIM([.A1003]))">
            <text:p/>
          </table:table-cell>
          <table:table-cell table:formula="of:=(TRIM([.B1003]))">
            <text:p/>
          </table:table-cell>
          <table:table-cell/>
          <table:table-cell table:formula="of:=(TRIM([.D1003]))">
            <text:p/>
          </table:table-cell>
        </table:table-row>
        <table:table-row table:style-name="ro1">
          <table:table-cell/>
          <table:table-cell table:formula="of:=(TRIM([.A1004]))">
            <text:p/>
          </table:table-cell>
          <table:table-cell table:formula="of:=(TRIM([.B1004]))">
            <text:p/>
          </table:table-cell>
          <table:table-cell/>
          <table:table-cell table:formula="of:=(TRIM([.D1004]))">
            <text:p/>
          </table:table-cell>
        </table:table-row>
        <table:table-row table:style-name="ro1">
          <table:table-cell/>
          <table:table-cell table:formula="of:=(TRIM([.A1005]))">
            <text:p/>
          </table:table-cell>
          <table:table-cell table:formula="of:=(TRIM([.B1005]))">
            <text:p/>
          </table:table-cell>
          <table:table-cell/>
          <table:table-cell table:formula="of:=(TRIM([.D1005]))">
            <text:p/>
          </table:table-cell>
        </table:table-row>
        <table:table-row table:style-name="ro1">
          <table:table-cell/>
          <table:table-cell table:formula="of:=(TRIM([.A1006]))">
            <text:p/>
          </table:table-cell>
          <table:table-cell table:formula="of:=(TRIM([.B1006]))">
            <text:p/>
          </table:table-cell>
          <table:table-cell/>
          <table:table-cell table:formula="of:=(TRIM([.D1006]))">
            <text:p/>
          </table:table-cell>
        </table:table-row>
        <table:table-row table:style-name="ro1">
          <table:table-cell/>
          <table:table-cell table:formula="of:=(TRIM([.A1007]))">
            <text:p/>
          </table:table-cell>
          <table:table-cell table:formula="of:=(TRIM([.B1007]))">
            <text:p/>
          </table:table-cell>
          <table:table-cell/>
          <table:table-cell table:formula="of:=(TRIM([.D1007]))">
            <text:p/>
          </table:table-cell>
        </table:table-row>
        <table:table-row table:style-name="ro1">
          <table:table-cell/>
          <table:table-cell table:formula="of:=(TRIM([.A1008]))">
            <text:p/>
          </table:table-cell>
          <table:table-cell table:formula="of:=(TRIM([.B1008]))">
            <text:p/>
          </table:table-cell>
          <table:table-cell/>
          <table:table-cell table:formula="of:=(TRIM([.D1008]))">
            <text:p/>
          </table:table-cell>
        </table:table-row>
        <table:table-row table:style-name="ro1">
          <table:table-cell/>
          <table:table-cell table:formula="of:=(TRIM([.A1009]))">
            <text:p/>
          </table:table-cell>
          <table:table-cell table:formula="of:=(TRIM([.B1009]))">
            <text:p/>
          </table:table-cell>
          <table:table-cell/>
          <table:table-cell table:formula="of:=(TRIM([.D1009]))">
            <text:p/>
          </table:table-cell>
        </table:table-row>
        <table:table-row table:style-name="ro1">
          <table:table-cell/>
          <table:table-cell table:formula="of:=(TRIM([.A1010]))">
            <text:p/>
          </table:table-cell>
          <table:table-cell table:formula="of:=(TRIM([.B1010]))">
            <text:p/>
          </table:table-cell>
          <table:table-cell/>
          <table:table-cell table:formula="of:=(TRIM([.D1010]))">
            <text:p/>
          </table:table-cell>
        </table:table-row>
        <table:table-row table:style-name="ro1">
          <table:table-cell/>
          <table:table-cell table:formula="of:=(TRIM([.A1011]))">
            <text:p/>
          </table:table-cell>
          <table:table-cell table:formula="of:=(TRIM([.B1011]))">
            <text:p/>
          </table:table-cell>
          <table:table-cell/>
          <table:table-cell table:formula="of:=(TRIM([.D1011]))">
            <text:p/>
          </table:table-cell>
        </table:table-row>
        <table:table-row table:style-name="ro1">
          <table:table-cell/>
          <table:table-cell table:formula="of:=(TRIM([.A1012]))">
            <text:p/>
          </table:table-cell>
          <table:table-cell table:formula="of:=(TRIM([.B1012]))">
            <text:p/>
          </table:table-cell>
          <table:table-cell/>
          <table:table-cell table:formula="of:=(TRIM([.D1012]))">
            <text:p/>
          </table:table-cell>
        </table:table-row>
        <table:table-row table:style-name="ro1">
          <table:table-cell/>
          <table:table-cell table:formula="of:=(TRIM([.A1013]))">
            <text:p/>
          </table:table-cell>
          <table:table-cell table:formula="of:=(TRIM([.B1013]))">
            <text:p/>
          </table:table-cell>
          <table:table-cell/>
          <table:table-cell table:formula="of:=(TRIM([.D1013]))">
            <text:p/>
          </table:table-cell>
        </table:table-row>
        <table:table-row table:style-name="ro1">
          <table:table-cell/>
          <table:table-cell table:formula="of:=(TRIM([.A1014]))">
            <text:p/>
          </table:table-cell>
          <table:table-cell table:formula="of:=(TRIM([.B1014]))">
            <text:p/>
          </table:table-cell>
          <table:table-cell/>
          <table:table-cell table:formula="of:=(TRIM([.D1014]))">
            <text:p/>
          </table:table-cell>
        </table:table-row>
        <table:table-row table:style-name="ro1">
          <table:table-cell/>
          <table:table-cell table:formula="of:=(TRIM([.A1015]))">
            <text:p/>
          </table:table-cell>
          <table:table-cell table:formula="of:=(TRIM([.B1015]))">
            <text:p/>
          </table:table-cell>
          <table:table-cell/>
          <table:table-cell table:formula="of:=(TRIM([.D1015]))">
            <text:p/>
          </table:table-cell>
        </table:table-row>
        <table:table-row table:style-name="ro1">
          <table:table-cell/>
          <table:table-cell table:formula="of:=(TRIM([.A1016]))">
            <text:p/>
          </table:table-cell>
          <table:table-cell table:formula="of:=(TRIM([.B1016]))">
            <text:p/>
          </table:table-cell>
          <table:table-cell/>
          <table:table-cell table:formula="of:=(TRIM([.D1016]))">
            <text:p/>
          </table:table-cell>
        </table:table-row>
        <table:table-row table:style-name="ro1">
          <table:table-cell/>
          <table:table-cell table:formula="of:=(TRIM([.A1017]))">
            <text:p/>
          </table:table-cell>
          <table:table-cell table:formula="of:=(TRIM([.B1017]))">
            <text:p/>
          </table:table-cell>
          <table:table-cell/>
          <table:table-cell table:formula="of:=(TRIM([.D1017]))">
            <text:p/>
          </table:table-cell>
        </table:table-row>
        <table:table-row table:style-name="ro1">
          <table:table-cell/>
          <table:table-cell table:formula="of:=(TRIM([.A1018]))">
            <text:p/>
          </table:table-cell>
          <table:table-cell table:formula="of:=(TRIM([.B1018]))">
            <text:p/>
          </table:table-cell>
          <table:table-cell/>
          <table:table-cell table:formula="of:=(TRIM([.D1018]))">
            <text:p/>
          </table:table-cell>
        </table:table-row>
        <table:table-row table:style-name="ro1">
          <table:table-cell/>
          <table:table-cell table:formula="of:=(TRIM([.A1019]))">
            <text:p/>
          </table:table-cell>
          <table:table-cell table:formula="of:=(TRIM([.B1019]))">
            <text:p/>
          </table:table-cell>
          <table:table-cell/>
          <table:table-cell table:formula="of:=(TRIM([.D1019]))">
            <text:p/>
          </table:table-cell>
        </table:table-row>
        <table:table-row table:style-name="ro1">
          <table:table-cell/>
          <table:table-cell table:formula="of:=(TRIM([.A1020]))">
            <text:p/>
          </table:table-cell>
          <table:table-cell table:formula="of:=(TRIM([.B1020]))">
            <text:p/>
          </table:table-cell>
          <table:table-cell/>
          <table:table-cell table:formula="of:=(TRIM([.D1020]))">
            <text:p/>
          </table:table-cell>
        </table:table-row>
        <table:table-row table:style-name="ro1">
          <table:table-cell/>
          <table:table-cell table:formula="of:=(TRIM([.A1021]))">
            <text:p/>
          </table:table-cell>
          <table:table-cell table:formula="of:=(TRIM([.B1021]))">
            <text:p/>
          </table:table-cell>
          <table:table-cell/>
          <table:table-cell table:formula="of:=(TRIM([.D1021]))">
            <text:p/>
          </table:table-cell>
        </table:table-row>
        <table:table-row table:style-name="ro1">
          <table:table-cell/>
          <table:table-cell table:formula="of:=(TRIM([.A1022]))">
            <text:p/>
          </table:table-cell>
          <table:table-cell table:formula="of:=(TRIM([.B1022]))">
            <text:p/>
          </table:table-cell>
          <table:table-cell/>
          <table:table-cell table:formula="of:=(TRIM([.D1022]))">
            <text:p/>
          </table:table-cell>
        </table:table-row>
        <table:table-row table:style-name="ro1">
          <table:table-cell/>
          <table:table-cell table:formula="of:=(TRIM([.A1023]))">
            <text:p/>
          </table:table-cell>
          <table:table-cell table:formula="of:=(TRIM([.B1023]))">
            <text:p/>
          </table:table-cell>
          <table:table-cell/>
          <table:table-cell table:formula="of:=(TRIM([.D1023]))">
            <text:p/>
          </table:table-cell>
        </table:table-row>
        <table:table-row table:style-name="ro1">
          <table:table-cell/>
          <table:table-cell table:formula="of:=(TRIM([.A1024]))">
            <text:p/>
          </table:table-cell>
          <table:table-cell table:formula="of:=(TRIM([.B1024]))">
            <text:p/>
          </table:table-cell>
          <table:table-cell/>
          <table:table-cell table:formula="of:=(TRIM([.D1024]))">
            <text:p/>
          </table:table-cell>
        </table:table-row>
        <table:table-row table:style-name="ro1">
          <table:table-cell/>
          <table:table-cell table:formula="of:=(TRIM([.A1025]))">
            <text:p/>
          </table:table-cell>
          <table:table-cell table:formula="of:=(TRIM([.B1025]))">
            <text:p/>
          </table:table-cell>
          <table:table-cell/>
          <table:table-cell table:formula="of:=(TRIM([.D1025]))">
            <text:p/>
          </table:table-cell>
        </table:table-row>
        <table:table-row table:style-name="ro1">
          <table:table-cell/>
          <table:table-cell table:formula="of:=(TRIM([.A1026]))">
            <text:p/>
          </table:table-cell>
          <table:table-cell table:formula="of:=(TRIM([.B1026]))">
            <text:p/>
          </table:table-cell>
          <table:table-cell/>
          <table:table-cell table:formula="of:=(TRIM([.D1026]))">
            <text:p/>
          </table:table-cell>
        </table:table-row>
        <table:table-row table:style-name="ro1">
          <table:table-cell/>
          <table:table-cell table:formula="of:=(TRIM([.A1027]))">
            <text:p/>
          </table:table-cell>
          <table:table-cell table:formula="of:=(TRIM([.B1027]))">
            <text:p/>
          </table:table-cell>
          <table:table-cell/>
          <table:table-cell table:formula="of:=(TRIM([.D1027]))">
            <text:p/>
          </table:table-cell>
        </table:table-row>
        <table:table-row table:style-name="ro1">
          <table:table-cell/>
          <table:table-cell table:formula="of:=(TRIM([.A1028]))">
            <text:p/>
          </table:table-cell>
          <table:table-cell table:formula="of:=(TRIM([.B1028]))">
            <text:p/>
          </table:table-cell>
          <table:table-cell/>
          <table:table-cell table:formula="of:=(TRIM([.D1028]))">
            <text:p/>
          </table:table-cell>
        </table:table-row>
        <table:table-row table:style-name="ro1">
          <table:table-cell/>
          <table:table-cell table:formula="of:=(TRIM([.A1029]))">
            <text:p/>
          </table:table-cell>
          <table:table-cell table:formula="of:=(TRIM([.B1029]))">
            <text:p/>
          </table:table-cell>
          <table:table-cell/>
          <table:table-cell table:formula="of:=(TRIM([.D1029]))">
            <text:p/>
          </table:table-cell>
        </table:table-row>
        <table:table-row table:style-name="ro1">
          <table:table-cell/>
          <table:table-cell table:formula="of:=(TRIM([.A1030]))">
            <text:p/>
          </table:table-cell>
          <table:table-cell table:formula="of:=(TRIM([.B1030]))">
            <text:p/>
          </table:table-cell>
          <table:table-cell/>
          <table:table-cell table:formula="of:=(TRIM([.D1030]))">
            <text:p/>
          </table:table-cell>
        </table:table-row>
        <table:table-row table:style-name="ro1">
          <table:table-cell/>
          <table:table-cell table:formula="of:=(TRIM([.A1031]))">
            <text:p/>
          </table:table-cell>
          <table:table-cell table:formula="of:=(TRIM([.B1031]))">
            <text:p/>
          </table:table-cell>
          <table:table-cell/>
          <table:table-cell table:formula="of:=(TRIM([.D1031]))">
            <text:p/>
          </table:table-cell>
        </table:table-row>
        <table:table-row table:style-name="ro1">
          <table:table-cell/>
          <table:table-cell table:formula="of:=(TRIM([.A1032]))">
            <text:p/>
          </table:table-cell>
          <table:table-cell table:formula="of:=(TRIM([.B1032]))">
            <text:p/>
          </table:table-cell>
          <table:table-cell/>
          <table:table-cell table:formula="of:=(TRIM([.D1032]))">
            <text:p/>
          </table:table-cell>
        </table:table-row>
        <table:table-row table:style-name="ro1">
          <table:table-cell/>
          <table:table-cell table:formula="of:=(TRIM([.A1033]))">
            <text:p/>
          </table:table-cell>
          <table:table-cell table:formula="of:=(TRIM([.B1033]))">
            <text:p/>
          </table:table-cell>
          <table:table-cell/>
          <table:table-cell table:formula="of:=(TRIM([.D1033]))">
            <text:p/>
          </table:table-cell>
        </table:table-row>
        <table:table-row table:style-name="ro1">
          <table:table-cell/>
          <table:table-cell table:formula="of:=(TRIM([.A1034]))">
            <text:p/>
          </table:table-cell>
          <table:table-cell table:formula="of:=(TRIM([.B1034]))">
            <text:p/>
          </table:table-cell>
          <table:table-cell/>
          <table:table-cell table:formula="of:=(TRIM([.D1034]))">
            <text:p/>
          </table:table-cell>
        </table:table-row>
        <table:table-row table:style-name="ro1">
          <table:table-cell/>
          <table:table-cell table:formula="of:=(TRIM([.A1035]))">
            <text:p/>
          </table:table-cell>
          <table:table-cell table:formula="of:=(TRIM([.B1035]))">
            <text:p/>
          </table:table-cell>
          <table:table-cell/>
          <table:table-cell table:formula="of:=(TRIM([.D1035]))">
            <text:p/>
          </table:table-cell>
        </table:table-row>
        <table:table-row table:style-name="ro1">
          <table:table-cell/>
          <table:table-cell table:formula="of:=(TRIM([.A1036]))">
            <text:p/>
          </table:table-cell>
          <table:table-cell table:formula="of:=(TRIM([.B1036]))">
            <text:p/>
          </table:table-cell>
          <table:table-cell/>
          <table:table-cell table:formula="of:=(TRIM([.D1036]))">
            <text:p/>
          </table:table-cell>
        </table:table-row>
        <table:table-row table:style-name="ro1">
          <table:table-cell/>
          <table:table-cell table:formula="of:=(TRIM([.A1037]))">
            <text:p/>
          </table:table-cell>
          <table:table-cell table:formula="of:=(TRIM([.B1037]))">
            <text:p/>
          </table:table-cell>
          <table:table-cell/>
          <table:table-cell table:formula="of:=(TRIM([.D1037]))">
            <text:p/>
          </table:table-cell>
        </table:table-row>
        <table:table-row table:style-name="ro1">
          <table:table-cell/>
          <table:table-cell table:formula="of:=(TRIM([.A1038]))">
            <text:p/>
          </table:table-cell>
          <table:table-cell table:formula="of:=(TRIM([.B1038]))">
            <text:p/>
          </table:table-cell>
          <table:table-cell/>
          <table:table-cell table:formula="of:=(TRIM([.D1038]))">
            <text:p/>
          </table:table-cell>
        </table:table-row>
        <table:table-row table:style-name="ro1">
          <table:table-cell/>
          <table:table-cell table:formula="of:=(TRIM([.A1039]))">
            <text:p/>
          </table:table-cell>
          <table:table-cell table:formula="of:=(TRIM([.B1039]))">
            <text:p/>
          </table:table-cell>
          <table:table-cell/>
          <table:table-cell table:formula="of:=(TRIM([.D1039]))">
            <text:p/>
          </table:table-cell>
        </table:table-row>
        <table:table-row table:style-name="ro1">
          <table:table-cell/>
          <table:table-cell table:formula="of:=(TRIM([.A1040]))">
            <text:p/>
          </table:table-cell>
          <table:table-cell table:formula="of:=(TRIM([.B1040]))">
            <text:p/>
          </table:table-cell>
          <table:table-cell/>
          <table:table-cell table:formula="of:=(TRIM([.D1040]))">
            <text:p/>
          </table:table-cell>
        </table:table-row>
        <table:table-row table:style-name="ro1">
          <table:table-cell/>
          <table:table-cell table:formula="of:=(TRIM([.A1041]))">
            <text:p/>
          </table:table-cell>
          <table:table-cell table:formula="of:=(TRIM([.B1041]))">
            <text:p/>
          </table:table-cell>
          <table:table-cell/>
          <table:table-cell table:formula="of:=(TRIM([.D1041]))">
            <text:p/>
          </table:table-cell>
        </table:table-row>
        <table:table-row table:style-name="ro1">
          <table:table-cell/>
          <table:table-cell table:formula="of:=(TRIM([.A1042]))">
            <text:p/>
          </table:table-cell>
          <table:table-cell table:formula="of:=(TRIM([.B1042]))">
            <text:p/>
          </table:table-cell>
          <table:table-cell/>
          <table:table-cell table:formula="of:=(TRIM([.D1042]))">
            <text:p/>
          </table:table-cell>
        </table:table-row>
        <table:table-row table:style-name="ro1">
          <table:table-cell/>
          <table:table-cell table:formula="of:=(TRIM([.A1043]))">
            <text:p/>
          </table:table-cell>
          <table:table-cell table:formula="of:=(TRIM([.B1043]))">
            <text:p/>
          </table:table-cell>
          <table:table-cell/>
          <table:table-cell table:formula="of:=(TRIM([.D1043]))">
            <text:p/>
          </table:table-cell>
        </table:table-row>
        <table:table-row table:style-name="ro1">
          <table:table-cell/>
          <table:table-cell table:formula="of:=(TRIM([.A1044]))">
            <text:p/>
          </table:table-cell>
          <table:table-cell table:formula="of:=(TRIM([.B1044]))">
            <text:p/>
          </table:table-cell>
          <table:table-cell/>
          <table:table-cell table:formula="of:=(TRIM([.D1044]))">
            <text:p/>
          </table:table-cell>
        </table:table-row>
        <table:table-row table:style-name="ro1">
          <table:table-cell/>
          <table:table-cell table:formula="of:=(TRIM([.A1045]))">
            <text:p/>
          </table:table-cell>
          <table:table-cell table:formula="of:=(TRIM([.B1045]))">
            <text:p/>
          </table:table-cell>
          <table:table-cell/>
          <table:table-cell table:formula="of:=(TRIM([.D1045]))">
            <text:p/>
          </table:table-cell>
        </table:table-row>
        <table:table-row table:style-name="ro1">
          <table:table-cell/>
          <table:table-cell table:formula="of:=(TRIM([.A1046]))">
            <text:p/>
          </table:table-cell>
          <table:table-cell table:formula="of:=(TRIM([.B1046]))">
            <text:p/>
          </table:table-cell>
          <table:table-cell/>
          <table:table-cell table:formula="of:=(TRIM([.D1046]))">
            <text:p/>
          </table:table-cell>
        </table:table-row>
        <table:table-row table:style-name="ro1">
          <table:table-cell/>
          <table:table-cell table:formula="of:=(TRIM([.A1047]))">
            <text:p/>
          </table:table-cell>
          <table:table-cell table:formula="of:=(TRIM([.B1047]))">
            <text:p/>
          </table:table-cell>
          <table:table-cell/>
          <table:table-cell table:formula="of:=(TRIM([.D1047]))">
            <text:p/>
          </table:table-cell>
        </table:table-row>
        <table:table-row table:style-name="ro1">
          <table:table-cell/>
          <table:table-cell table:formula="of:=(TRIM([.A1048]))">
            <text:p/>
          </table:table-cell>
          <table:table-cell table:formula="of:=(TRIM([.B1048]))">
            <text:p/>
          </table:table-cell>
          <table:table-cell/>
          <table:table-cell table:formula="of:=(TRIM([.D1048]))">
            <text:p/>
          </table:table-cell>
        </table:table-row>
        <table:table-row table:style-name="ro1">
          <table:table-cell/>
          <table:table-cell table:formula="of:=(TRIM([.A1049]))">
            <text:p/>
          </table:table-cell>
          <table:table-cell table:formula="of:=(TRIM([.B1049]))">
            <text:p/>
          </table:table-cell>
          <table:table-cell/>
          <table:table-cell table:formula="of:=(TRIM([.D1049]))">
            <text:p/>
          </table:table-cell>
        </table:table-row>
        <table:table-row table:style-name="ro1">
          <table:table-cell/>
          <table:table-cell table:formula="of:=(TRIM([.A1050]))">
            <text:p/>
          </table:table-cell>
          <table:table-cell table:formula="of:=(TRIM([.B1050]))">
            <text:p/>
          </table:table-cell>
          <table:table-cell/>
          <table:table-cell table:formula="of:=(TRIM([.D1050]))">
            <text:p/>
          </table:table-cell>
        </table:table-row>
        <table:table-row table:style-name="ro1">
          <table:table-cell/>
          <table:table-cell table:formula="of:=(TRIM([.A1051]))">
            <text:p/>
          </table:table-cell>
          <table:table-cell table:formula="of:=(TRIM([.B1051]))">
            <text:p/>
          </table:table-cell>
          <table:table-cell/>
          <table:table-cell table:formula="of:=(TRIM([.D1051]))">
            <text:p/>
          </table:table-cell>
        </table:table-row>
        <table:table-row table:style-name="ro1">
          <table:table-cell/>
          <table:table-cell table:formula="of:=(TRIM([.A1052]))">
            <text:p/>
          </table:table-cell>
          <table:table-cell table:formula="of:=(TRIM([.B1052]))">
            <text:p/>
          </table:table-cell>
          <table:table-cell/>
          <table:table-cell table:formula="of:=(TRIM([.D1052]))">
            <text:p/>
          </table:table-cell>
        </table:table-row>
        <table:table-row table:style-name="ro1">
          <table:table-cell/>
          <table:table-cell table:formula="of:=(TRIM([.A1053]))">
            <text:p/>
          </table:table-cell>
          <table:table-cell table:formula="of:=(TRIM([.B1053]))">
            <text:p/>
          </table:table-cell>
          <table:table-cell/>
          <table:table-cell table:formula="of:=(TRIM([.D1053]))">
            <text:p/>
          </table:table-cell>
        </table:table-row>
        <table:table-row table:style-name="ro1">
          <table:table-cell/>
          <table:table-cell table:formula="of:=(TRIM([.A1054]))">
            <text:p/>
          </table:table-cell>
          <table:table-cell table:formula="of:=(TRIM([.B1054]))">
            <text:p/>
          </table:table-cell>
          <table:table-cell/>
          <table:table-cell table:formula="of:=(TRIM([.D1054]))">
            <text:p/>
          </table:table-cell>
        </table:table-row>
        <table:table-row table:style-name="ro1">
          <table:table-cell/>
          <table:table-cell table:formula="of:=(TRIM([.A1055]))">
            <text:p/>
          </table:table-cell>
          <table:table-cell table:formula="of:=(TRIM([.B1055]))">
            <text:p/>
          </table:table-cell>
          <table:table-cell/>
          <table:table-cell table:formula="of:=(TRIM([.D1055]))">
            <text:p/>
          </table:table-cell>
        </table:table-row>
        <table:table-row table:style-name="ro1">
          <table:table-cell/>
          <table:table-cell table:formula="of:=(TRIM([.A1056]))">
            <text:p/>
          </table:table-cell>
          <table:table-cell table:formula="of:=(TRIM([.B1056]))">
            <text:p/>
          </table:table-cell>
          <table:table-cell/>
          <table:table-cell table:formula="of:=(TRIM([.D1056]))">
            <text:p/>
          </table:table-cell>
        </table:table-row>
        <table:table-row table:style-name="ro1">
          <table:table-cell/>
          <table:table-cell table:formula="of:=(TRIM([.A1057]))">
            <text:p/>
          </table:table-cell>
          <table:table-cell table:formula="of:=(TRIM([.B1057]))">
            <text:p/>
          </table:table-cell>
          <table:table-cell/>
          <table:table-cell table:formula="of:=(TRIM([.D1057]))">
            <text:p/>
          </table:table-cell>
        </table:table-row>
        <table:table-row table:style-name="ro1">
          <table:table-cell/>
          <table:table-cell table:formula="of:=(TRIM([.A1058]))">
            <text:p/>
          </table:table-cell>
          <table:table-cell table:formula="of:=(TRIM([.B1058]))">
            <text:p/>
          </table:table-cell>
          <table:table-cell/>
          <table:table-cell table:formula="of:=(TRIM([.D1058]))">
            <text:p/>
          </table:table-cell>
        </table:table-row>
        <table:table-row table:style-name="ro1">
          <table:table-cell/>
          <table:table-cell table:formula="of:=(TRIM([.A1059]))">
            <text:p/>
          </table:table-cell>
          <table:table-cell table:formula="of:=(TRIM([.B1059]))">
            <text:p/>
          </table:table-cell>
          <table:table-cell/>
          <table:table-cell table:formula="of:=(TRIM([.D1059]))">
            <text:p/>
          </table:table-cell>
        </table:table-row>
        <table:table-row table:style-name="ro1">
          <table:table-cell/>
          <table:table-cell table:formula="of:=(TRIM([.A1060]))">
            <text:p/>
          </table:table-cell>
          <table:table-cell table:formula="of:=(TRIM([.B1060]))">
            <text:p/>
          </table:table-cell>
          <table:table-cell/>
          <table:table-cell table:formula="of:=(TRIM([.D1060]))">
            <text:p/>
          </table:table-cell>
        </table:table-row>
        <table:table-row table:style-name="ro1">
          <table:table-cell/>
          <table:table-cell table:formula="of:=(TRIM([.A1061]))">
            <text:p/>
          </table:table-cell>
          <table:table-cell table:formula="of:=(TRIM([.B1061]))">
            <text:p/>
          </table:table-cell>
          <table:table-cell/>
          <table:table-cell table:formula="of:=(TRIM([.D1061]))">
            <text:p/>
          </table:table-cell>
        </table:table-row>
        <table:table-row table:style-name="ro1">
          <table:table-cell/>
          <table:table-cell table:formula="of:=(TRIM([.A1062]))">
            <text:p/>
          </table:table-cell>
          <table:table-cell table:formula="of:=(TRIM([.B1062]))">
            <text:p/>
          </table:table-cell>
          <table:table-cell/>
          <table:table-cell table:formula="of:=(TRIM([.D1062]))">
            <text:p/>
          </table:table-cell>
        </table:table-row>
        <table:table-row table:style-name="ro1">
          <table:table-cell/>
          <table:table-cell table:formula="of:=(TRIM([.A1063]))">
            <text:p/>
          </table:table-cell>
          <table:table-cell table:formula="of:=(TRIM([.B1063]))">
            <text:p/>
          </table:table-cell>
          <table:table-cell/>
          <table:table-cell table:formula="of:=(TRIM([.D1063]))">
            <text:p/>
          </table:table-cell>
        </table:table-row>
        <table:table-row table:style-name="ro1">
          <table:table-cell/>
          <table:table-cell table:formula="of:=(TRIM([.A1064]))">
            <text:p/>
          </table:table-cell>
          <table:table-cell table:formula="of:=(TRIM([.B1064]))">
            <text:p/>
          </table:table-cell>
          <table:table-cell/>
          <table:table-cell table:formula="of:=(TRIM([.D1064]))">
            <text:p/>
          </table:table-cell>
        </table:table-row>
        <table:table-row table:style-name="ro1">
          <table:table-cell/>
          <table:table-cell table:formula="of:=(TRIM([.A1065]))">
            <text:p/>
          </table:table-cell>
          <table:table-cell table:formula="of:=(TRIM([.B1065]))">
            <text:p/>
          </table:table-cell>
          <table:table-cell/>
          <table:table-cell table:formula="of:=(TRIM([.D1065]))">
            <text:p/>
          </table:table-cell>
        </table:table-row>
        <table:table-row table:style-name="ro1">
          <table:table-cell/>
          <table:table-cell table:formula="of:=(TRIM([.A1066]))">
            <text:p/>
          </table:table-cell>
          <table:table-cell table:formula="of:=(TRIM([.B1066]))">
            <text:p/>
          </table:table-cell>
          <table:table-cell/>
          <table:table-cell table:formula="of:=(TRIM([.D1066]))">
            <text:p/>
          </table:table-cell>
        </table:table-row>
        <table:table-row table:style-name="ro1">
          <table:table-cell/>
          <table:table-cell table:formula="of:=(TRIM([.A1067]))">
            <text:p/>
          </table:table-cell>
          <table:table-cell table:formula="of:=(TRIM([.B1067]))">
            <text:p/>
          </table:table-cell>
          <table:table-cell/>
          <table:table-cell table:formula="of:=(TRIM([.D1067]))">
            <text:p/>
          </table:table-cell>
        </table:table-row>
        <table:table-row table:style-name="ro1">
          <table:table-cell/>
          <table:table-cell table:formula="of:=(TRIM([.A1068]))">
            <text:p/>
          </table:table-cell>
          <table:table-cell table:formula="of:=(TRIM([.B1068]))">
            <text:p/>
          </table:table-cell>
          <table:table-cell/>
          <table:table-cell table:formula="of:=(TRIM([.D1068]))">
            <text:p/>
          </table:table-cell>
        </table:table-row>
        <table:table-row table:style-name="ro1">
          <table:table-cell/>
          <table:table-cell table:formula="of:=(TRIM([.A1069]))">
            <text:p/>
          </table:table-cell>
          <table:table-cell table:formula="of:=(TRIM([.B1069]))">
            <text:p/>
          </table:table-cell>
          <table:table-cell/>
          <table:table-cell table:formula="of:=(TRIM([.D1069]))">
            <text:p/>
          </table:table-cell>
        </table:table-row>
        <table:table-row table:style-name="ro1">
          <table:table-cell/>
          <table:table-cell table:formula="of:=(TRIM([.A1070]))">
            <text:p/>
          </table:table-cell>
          <table:table-cell table:formula="of:=(TRIM([.B1070]))">
            <text:p/>
          </table:table-cell>
          <table:table-cell/>
          <table:table-cell table:formula="of:=(TRIM([.D1070]))">
            <text:p/>
          </table:table-cell>
        </table:table-row>
        <table:table-row table:style-name="ro1">
          <table:table-cell/>
          <table:table-cell table:formula="of:=(TRIM([.A1071]))">
            <text:p/>
          </table:table-cell>
          <table:table-cell table:formula="of:=(TRIM([.B1071]))">
            <text:p/>
          </table:table-cell>
          <table:table-cell/>
          <table:table-cell table:formula="of:=(TRIM([.D1071]))">
            <text:p/>
          </table:table-cell>
        </table:table-row>
        <table:table-row table:style-name="ro1">
          <table:table-cell/>
          <table:table-cell table:formula="of:=(TRIM([.A1072]))">
            <text:p/>
          </table:table-cell>
          <table:table-cell table:formula="of:=(TRIM([.B1072]))">
            <text:p/>
          </table:table-cell>
          <table:table-cell/>
          <table:table-cell table:formula="of:=(TRIM([.D1072]))">
            <text:p/>
          </table:table-cell>
        </table:table-row>
      </table:table>
      <table:table table:name="backup" table:style-name="ta1"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pressure</text:p>
          </table:table-cell>
          <table:table-cell office:value-type="string" calcext:value-type="string">
            <text:p>D1-4</text:p>
          </table:table-cell>
          <table:table-cell office:value-type="string" calcext:value-type="string">
            <text:p>D2-5</text:p>
          </table:table-cell>
          <table:table-cell office:value-type="string" calcext:value-type="string">
            <text:p>D1-5</text:p>
          </table:table-cell>
          <table:table-cell office:value-type="string" calcext:value-type="string">
            <text:p>D1-3</text:p>
          </table:table-cell>
          <table:table-cell office:value-type="string" calcext:value-type="string">
            <text:p>D2-3</text:p>
          </table:table-cell>
          <table:table-cell office:value-type="string" calcext:value-type="string">
            <text:p>D2-4</text:p>
          </table:table-cell>
          <table:table-cell office:value-type="string" calcext:value-type="string">
            <text:p>D4-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.95305" calcext:value-type="float">
            <text:p>2.95305</text:p>
          </table:table-cell>
          <table:table-cell office:value-type="float" office:value="2.84493" calcext:value-type="float">
            <text:p>2.84493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2.84493" calcext:value-type="float">
            <text:p>2.84493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2.87334" calcext:value-type="float">
            <text:p>2.87334</text:p>
          </table:table-cell>
          <table:table-cell office:value-type="float" office:value="2.77321" calcext:value-type="float">
            <text:p>2.77321</text:p>
          </table:table-cell>
          <table:table-cell table:number-columns-repeated="2" office:value-type="float" office:value="2.99843" calcext:value-type="float">
            <text:p>2.99843</text:p>
          </table:table-cell>
          <table:table-cell office:value-type="float" office:value="2.77321" calcext:value-type="float">
            <text:p>2.7732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2.81564" calcext:value-type="float">
            <text:p>2.81564</text:p>
          </table:table-cell>
          <table:table-cell office:value-type="float" office:value="2.72029" calcext:value-type="float">
            <text:p>2.72029</text:p>
          </table:table-cell>
          <table:table-cell table:number-columns-repeated="2" office:value-type="float" office:value="2.91806" calcext:value-type="float">
            <text:p>2.91806</text:p>
          </table:table-cell>
          <table:table-cell office:value-type="float" office:value="2.72029" calcext:value-type="float">
            <text:p>2.72029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office:value-type="float" office:value="2.76952" calcext:value-type="float">
            <text:p>2.76952</text:p>
          </table:table-cell>
          <table:table-cell office:value-type="float" office:value="2.67793" calcext:value-type="float">
            <text:p>2.67793</text:p>
          </table:table-cell>
          <table:table-cell table:number-columns-repeated="2" office:value-type="float" office:value="2.8563" calcext:value-type="float">
            <text:p>2.8563</text:p>
          </table:table-cell>
          <table:table-cell office:value-type="float" office:value="2.67793" calcext:value-type="float">
            <text:p>2.67793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office:value-type="float" office:value="2.73098" calcext:value-type="float">
            <text:p>2.73098</text:p>
          </table:table-cell>
          <table:table-cell office:value-type="float" office:value="2.64247" calcext:value-type="float">
            <text:p>2.64247</text:p>
          </table:table-cell>
          <table:table-cell table:number-columns-repeated="2" office:value-type="float" office:value="2.80607" calcext:value-type="float">
            <text:p>2.80607</text:p>
          </table:table-cell>
          <table:table-cell office:value-type="float" office:value="2.64247" calcext:value-type="float">
            <text:p>2.64247</text:p>
          </table:table-cell>
          <table:table-cell office:value-type="float" office:value="2.96405" calcext:value-type="float">
            <text:p>2.9640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2" office:value-type="float" office:value="2.69788" calcext:value-type="float">
            <text:p>2.69788</text:p>
          </table:table-cell>
          <table:table-cell office:value-type="float" office:value="2.61191" calcext:value-type="float">
            <text:p>2.61191</text:p>
          </table:table-cell>
          <table:table-cell table:number-columns-repeated="2" office:value-type="float" office:value="2.76366" calcext:value-type="float">
            <text:p>2.76366</text:p>
          </table:table-cell>
          <table:table-cell office:value-type="float" office:value="2.61191" calcext:value-type="float">
            <text:p>2.61191</text:p>
          </table:table-cell>
          <table:table-cell office:value-type="float" office:value="2.91936" calcext:value-type="float">
            <text:p>2.9193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 office:value-type="float" office:value="2.66882" calcext:value-type="float">
            <text:p>2.66882</text:p>
          </table:table-cell>
          <table:table-cell office:value-type="float" office:value="2.58499" calcext:value-type="float">
            <text:p>2.58499</text:p>
          </table:table-cell>
          <table:table-cell table:number-columns-repeated="2" office:value-type="float" office:value="2.727" calcext:value-type="float">
            <text:p>2.727</text:p>
          </table:table-cell>
          <table:table-cell office:value-type="float" office:value="2.58499" calcext:value-type="float">
            <text:p>2.58499</text:p>
          </table:table-cell>
          <table:table-cell office:value-type="float" office:value="2.88031" calcext:value-type="float">
            <text:p>2.8803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2" office:value-type="float" office:value="2.64297" calcext:value-type="float">
            <text:p>2.64297</text:p>
          </table:table-cell>
          <table:table-cell office:value-type="float" office:value="2.5609" calcext:value-type="float">
            <text:p>2.5609</text:p>
          </table:table-cell>
          <table:table-cell table:number-columns-repeated="2" office:value-type="float" office:value="2.6947" calcext:value-type="float">
            <text:p>2.6947</text:p>
          </table:table-cell>
          <table:table-cell office:value-type="float" office:value="2.5609" calcext:value-type="float">
            <text:p>2.5609</text:p>
          </table:table-cell>
          <table:table-cell office:value-type="float" office:value="2.8455" calcext:value-type="float">
            <text:p>2.845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 office:value-type="float" office:value="2.61971" calcext:value-type="float">
            <text:p>2.61971</text:p>
          </table:table-cell>
          <table:table-cell office:value-type="float" office:value="2.53908" calcext:value-type="float">
            <text:p>2.53908</text:p>
          </table:table-cell>
          <table:table-cell table:number-columns-repeated="2" office:value-type="float" office:value="2.66582" calcext:value-type="float">
            <text:p>2.66582</text:p>
          </table:table-cell>
          <table:table-cell office:value-type="float" office:value="2.53908" calcext:value-type="float">
            <text:p>2.53908</text:p>
          </table:table-cell>
          <table:table-cell office:value-type="float" office:value="2.81392" calcext:value-type="float">
            <text:p>2.81392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2" office:value-type="float" office:value="2.59864" calcext:value-type="float">
            <text:p>2.59864</text:p>
          </table:table-cell>
          <table:table-cell office:value-type="float" office:value="2.51918" calcext:value-type="float">
            <text:p>2.51918</text:p>
          </table:table-cell>
          <table:table-cell table:number-columns-repeated="2" office:value-type="float" office:value="2.63963" calcext:value-type="float">
            <text:p>2.63963</text:p>
          </table:table-cell>
          <table:table-cell office:value-type="float" office:value="2.51918" calcext:value-type="float">
            <text:p>2.51918</text:p>
          </table:table-cell>
          <table:table-cell office:value-type="float" office:value="2.78472" calcext:value-type="float">
            <text:p>2.7847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" office:value-type="float" office:value="2.5794" calcext:value-type="float">
            <text:p>2.5794</text:p>
          </table:table-cell>
          <table:table-cell office:value-type="float" office:value="2.50089" calcext:value-type="float">
            <text:p>2.50089</text:p>
          </table:table-cell>
          <table:table-cell table:number-columns-repeated="2" office:value-type="float" office:value="2.61562" calcext:value-type="float">
            <text:p>2.61562</text:p>
          </table:table-cell>
          <table:table-cell office:value-type="float" office:value="2.50089" calcext:value-type="float">
            <text:p>2.50089</text:p>
          </table:table-cell>
          <table:table-cell office:value-type="float" office:value="2.75755" calcext:value-type="float">
            <text:p>2.75755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2" office:value-type="float" office:value="2.56168" calcext:value-type="float">
            <text:p>2.56168</text:p>
          </table:table-cell>
          <table:table-cell office:value-type="float" office:value="2.484" calcext:value-type="float">
            <text:p>2.484</text:p>
          </table:table-cell>
          <table:table-cell table:number-columns-repeated="2" office:value-type="float" office:value="2.59343" calcext:value-type="float">
            <text:p>2.59343</text:p>
          </table:table-cell>
          <table:table-cell office:value-type="float" office:value="2.484" calcext:value-type="float">
            <text:p>2.484</text:p>
          </table:table-cell>
          <table:table-cell office:value-type="float" office:value="2.73205" calcext:value-type="float">
            <text:p>2.7320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2" office:value-type="float" office:value="2.54526" calcext:value-type="float">
            <text:p>2.54526</text:p>
          </table:table-cell>
          <table:table-cell office:value-type="float" office:value="2.46829" calcext:value-type="float">
            <text:p>2.46829</text:p>
          </table:table-cell>
          <table:table-cell table:number-columns-repeated="2" office:value-type="float" office:value="2.57282" calcext:value-type="float">
            <text:p>2.57282</text:p>
          </table:table-cell>
          <table:table-cell office:value-type="float" office:value="2.46829" calcext:value-type="float">
            <text:p>2.46829</text:p>
          </table:table-cell>
          <table:table-cell office:value-type="float" office:value="2.70814" calcext:value-type="float">
            <text:p>2.70814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2" office:value-type="float" office:value="2.52998" calcext:value-type="float">
            <text:p>2.52998</text:p>
          </table:table-cell>
          <table:table-cell office:value-type="float" office:value="2.45361" calcext:value-type="float">
            <text:p>2.45361</text:p>
          </table:table-cell>
          <table:table-cell table:number-columns-repeated="2" office:value-type="float" office:value="2.5536" calcext:value-type="float">
            <text:p>2.5536</text:p>
          </table:table-cell>
          <table:table-cell office:value-type="float" office:value="2.45361" calcext:value-type="float">
            <text:p>2.45361</text:p>
          </table:table-cell>
          <table:table-cell office:value-type="float" office:value="2.68568" calcext:value-type="float">
            <text:p>2.6856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2" office:value-type="float" office:value="2.51564" calcext:value-type="float">
            <text:p>2.51564</text:p>
          </table:table-cell>
          <table:table-cell office:value-type="float" office:value="2.43982" calcext:value-type="float">
            <text:p>2.43982</text:p>
          </table:table-cell>
          <table:table-cell table:number-columns-repeated="2" office:value-type="float" office:value="2.5356" calcext:value-type="float">
            <text:p>2.5356</text:p>
          </table:table-cell>
          <table:table-cell office:value-type="float" office:value="2.43982" calcext:value-type="float">
            <text:p>2.43982</text:p>
          </table:table-cell>
          <table:table-cell office:value-type="float" office:value="2.66457" calcext:value-type="float">
            <text:p>2.66457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2" office:value-type="float" office:value="2.50214" calcext:value-type="float">
            <text:p>2.50214</text:p>
          </table:table-cell>
          <table:table-cell office:value-type="float" office:value="2.4268" calcext:value-type="float">
            <text:p>2.4268</text:p>
          </table:table-cell>
          <table:table-cell table:number-columns-repeated="2" office:value-type="float" office:value="2.51869" calcext:value-type="float">
            <text:p>2.51869</text:p>
          </table:table-cell>
          <table:table-cell office:value-type="float" office:value="2.4268" calcext:value-type="float">
            <text:p>2.4268</text:p>
          </table:table-cell>
          <table:table-cell office:value-type="float" office:value="2.64466" calcext:value-type="float">
            <text:p>2.6446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2" office:value-type="float" office:value="2.48939" calcext:value-type="float">
            <text:p>2.48939</text:p>
          </table:table-cell>
          <table:table-cell office:value-type="float" office:value="2.41448" calcext:value-type="float">
            <text:p>2.41448</text:p>
          </table:table-cell>
          <table:table-cell table:number-columns-repeated="2" office:value-type="float" office:value="2.50276" calcext:value-type="float">
            <text:p>2.50276</text:p>
          </table:table-cell>
          <table:table-cell office:value-type="float" office:value="2.41448" calcext:value-type="float">
            <text:p>2.41448</text:p>
          </table:table-cell>
          <table:table-cell office:value-type="float" office:value="2.62592" calcext:value-type="float">
            <text:p>2.62592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2" office:value-type="float" office:value="2.47731" calcext:value-type="float">
            <text:p>2.47731</text:p>
          </table:table-cell>
          <table:table-cell office:value-type="float" office:value="2.40278" calcext:value-type="float">
            <text:p>2.40278</text:p>
          </table:table-cell>
          <table:table-cell table:number-columns-repeated="2" office:value-type="float" office:value="2.48772" calcext:value-type="float">
            <text:p>2.48772</text:p>
          </table:table-cell>
          <table:table-cell office:value-type="float" office:value="2.40278" calcext:value-type="float">
            <text:p>2.40278</text:p>
          </table:table-cell>
          <table:table-cell office:value-type="float" office:value="2.60821" calcext:value-type="float">
            <text:p>2.6082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2" office:value-type="float" office:value="2.46583" calcext:value-type="float">
            <text:p>2.46583</text:p>
          </table:table-cell>
          <table:table-cell office:value-type="float" office:value="2.39164" calcext:value-type="float">
            <text:p>2.39164</text:p>
          </table:table-cell>
          <table:table-cell table:number-columns-repeated="2" office:value-type="float" office:value="2.47344" calcext:value-type="float">
            <text:p>2.47344</text:p>
          </table:table-cell>
          <table:table-cell office:value-type="float" office:value="2.39164" calcext:value-type="float">
            <text:p>2.39164</text:p>
          </table:table-cell>
          <table:table-cell office:value-type="float" office:value="2.59134" calcext:value-type="float">
            <text:p>2.59134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table:number-columns-repeated="2" office:value-type="float" office:value="2.45492" calcext:value-type="float">
            <text:p>2.45492</text:p>
          </table:table-cell>
          <table:table-cell office:value-type="float" office:value="2.38102" calcext:value-type="float">
            <text:p>2.38102</text:p>
          </table:table-cell>
          <table:table-cell table:number-columns-repeated="2" office:value-type="float" office:value="2.45985" calcext:value-type="float">
            <text:p>2.45985</text:p>
          </table:table-cell>
          <table:table-cell office:value-type="float" office:value="2.38102" calcext:value-type="float">
            <text:p>2.38102</text:p>
          </table:table-cell>
          <table:table-cell office:value-type="float" office:value="2.5752" calcext:value-type="float">
            <text:p>2.575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2.44455" calcext:value-type="float">
            <text:p>2.44455</text:p>
          </table:table-cell>
          <table:table-cell office:value-type="float" office:value="2.37087" calcext:value-type="float">
            <text:p>2.37087</text:p>
          </table:table-cell>
          <table:table-cell table:number-columns-repeated="2" office:value-type="float" office:value="2.44686" calcext:value-type="float">
            <text:p>2.44686</text:p>
          </table:table-cell>
          <table:table-cell office:value-type="float" office:value="2.37087" calcext:value-type="float">
            <text:p>2.37087</text:p>
          </table:table-cell>
          <table:table-cell office:value-type="float" office:value="2.55966" calcext:value-type="float">
            <text:p>2.55966</text:p>
          </table:table-cell>
        </table:table-row>
      </table:table>
      <table:named-expressions/>
      <table:database-ranges>
        <table:database-range table:name="__Anonymous_Sheet_DB__0" table:target-range-address="Main.A1:Main.N1072" table:display-filter-buttons="true">
          <table:filter>
            <table:filter-and>
              <table:filter-condition table:field-number="13" table:value="pbe-vdw" table:operator="="/>
              <table:filter-condition table:field-number="2" table:value="2" table:operator="="/>
              <table:filter-condition table:field-number="7" table:value="" table:operator="="/>
              <table:filter-condition table:field-number="3" table:value="5" table:operator="="/>
            </table:filter-and>
          </table:filter>
        </table:database-range>
        <table:database-range table:name="__Anonymous_Sheet_DB__1" table:target-range-address="pbe.K1:pbe.L1048576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4">00/00/0000</text:date>, <text:time style:data-style-name="N2" text:time-value="01:31:33.5025937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nand </meta:initial-creator>
    <meta:creation-date>2018-01-12T16:43:06</meta:creation-date>
    <dc:date>2018-01-14T06:48:40.892754018</dc:date>
    <dc:creator>Anthem </dc:creator>
    <meta:editing-duration>PT2H23M27S</meta:editing-duration>
    <meta:editing-cycles>14</meta:editing-cycles>
    <meta:generator>LibreOffice/5.0.6.2$Linux_X86_64 LibreOffice_project/00$Build-2</meta:generator>
    <meta:document-statistic meta:table-count="7" meta:cell-count="15246" meta:object-count="0"/>
  </office:meta>
</office:document-meta>
</file>